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95.9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teofclimb70kno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vsi</text:p>
          </table:table-cell>
          <table:table-cell office:value-type="string" calcext:value-type="string">
            <text:p>pitchAngle</text:p>
          </table:table-cell>
          <table:table-cell office:value-type="string" calcext:value-type="string">
            <text:p>densityAltitud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6458099" calcext:value-type="float">
            <text:p>486458099</text:p>
          </table:table-cell>
          <table:table-cell office:value-type="float" office:value="30.3995680345572" calcext:value-type="float">
            <text:p>30.3995680345572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-717.52" calcext:value-type="float">
            <text:p>-717.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6458099" calcext:value-type="float">
            <text:p>486458099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float" office:value="0.0333333333333333" calcext:value-type="float">
            <text:p>0.033333333333333</text:p>
          </table:table-cell>
          <table:table-cell office:value-type="float" office:value="486458100" calcext:value-type="float">
            <text:p>486458100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0.0333333333333333" calcext:value-type="float">
            <text:p>0.033333333333333</text:p>
          </table:table-cell>
          <table:table-cell office:value-type="float" office:value="486458100" calcext:value-type="float">
            <text:p>486458100</text:p>
          </table:table-cell>
          <table:table-cell office:value-type="float" office:value="34.719222462203" calcext:value-type="float">
            <text:p>34.71922246220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-720" calcext:value-type="float">
            <text:p>-720</text:p>
          </table:table-cell>
        </table:table-row>
        <table:table-row table:style-name="ro1">
          <table:table-cell office:value-type="float" office:value="0.0333333333333333" calcext:value-type="float">
            <text:p>0.033333333333333</text:p>
          </table:table-cell>
          <table:table-cell office:value-type="float" office:value="486458100" calcext:value-type="float">
            <text:p>486458100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0.0333333333333333" calcext:value-type="float">
            <text:p>0.033333333333333</text:p>
          </table:table-cell>
          <table:table-cell office:value-type="float" office:value="486458100" calcext:value-type="float">
            <text:p>486458100</text:p>
          </table:table-cell>
          <table:table-cell office:value-type="float" office:value="42.548596112311" calcext:value-type="float">
            <text:p>42.54859611231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720" calcext:value-type="float">
            <text:p>-720</text:p>
          </table:table-cell>
        </table:table-row>
        <table:table-row table:style-name="ro1">
          <table:table-cell office:value-type="float" office:value="0.0666666666666667" calcext:value-type="float">
            <text:p>0.066666666666667</text:p>
          </table:table-cell>
          <table:table-cell office:value-type="float" office:value="486458102" calcext:value-type="float">
            <text:p>486458102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0.0666666666666667" calcext:value-type="float">
            <text:p>0.066666666666667</text:p>
          </table:table-cell>
          <table:table-cell office:value-type="float" office:value="486458102" calcext:value-type="float">
            <text:p>486458102</text:p>
          </table:table-cell>
          <table:table-cell office:value-type="float" office:value="46.9222462203024" calcext:value-type="float">
            <text:p>46.9222462203024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-603.72" calcext:value-type="float">
            <text:p>-603.72</text:p>
          </table:table-cell>
        </table:table-row>
        <table:table-row table:style-name="ro1">
          <table:table-cell office:value-type="float" office:value="0.0666666666666667" calcext:value-type="float">
            <text:p>0.066666666666667</text:p>
          </table:table-cell>
          <table:table-cell office:value-type="float" office:value="486458102" calcext:value-type="float">
            <text:p>48645810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86458105" calcext:value-type="float">
            <text:p>486458105</text:p>
          </table:table-cell>
          <table:table-cell office:value-type="float" office:value="52.9697624190065" calcext:value-type="float">
            <text:p>52.969762419006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-593.8" calcext:value-type="float">
            <text:p>-593.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86458105" calcext:value-type="float">
            <text:p>486458105</text:p>
          </table:table-cell>
          <table:table-cell table:number-columns-repeated="2"/>
          <table:table-cell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86458105" calcext:value-type="float">
            <text:p>486458105</text:p>
          </table:table-cell>
          <table:table-cell office:value-type="float" office:value="59.9352051835853" calcext:value-type="float">
            <text:p>59.935205183585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-713.8" calcext:value-type="float">
            <text:p>-713.8</text:p>
          </table:table-cell>
        </table:table-row>
        <table:table-row table:style-name="ro1">
          <table:table-cell office:value-type="float" office:value="0.133333333333333" calcext:value-type="float">
            <text:p>0.133333333333333</text:p>
          </table:table-cell>
          <table:table-cell office:value-type="float" office:value="486458106" calcext:value-type="float">
            <text:p>486458106</text:p>
          </table:table-cell>
          <table:table-cell table:number-columns-repeated="2"/>
          <table:table-cell office:value-type="float" office:value="-3.1" calcext:value-type="float">
            <text:p>-3.1</text:p>
          </table:table-cell>
          <table:table-cell/>
        </table:table-row>
        <table:table-row table:style-name="ro1">
          <table:table-cell office:value-type="float" office:value="0.133333333333333" calcext:value-type="float">
            <text:p>0.133333333333333</text:p>
          </table:table-cell>
          <table:table-cell office:value-type="float" office:value="486458106" calcext:value-type="float">
            <text:p>486458106</text:p>
          </table:table-cell>
          <table:table-cell office:value-type="float" office:value="66.036717062635" calcext:value-type="float">
            <text:p>66.036717062635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-590.08" calcext:value-type="float">
            <text:p>-590.08</text:p>
          </table:table-cell>
        </table:table-row>
        <table:table-row table:style-name="ro1">
          <table:table-cell office:value-type="float" office:value="0.133333333333333" calcext:value-type="float">
            <text:p>0.133333333333333</text:p>
          </table:table-cell>
          <table:table-cell office:value-type="float" office:value="486458106" calcext:value-type="float">
            <text:p>486458106</text:p>
          </table:table-cell>
          <table:table-cell table:number-columns-repeated="2"/>
          <table:table-cell office:value-type="float" office:value="-3.3" calcext:value-type="float">
            <text:p>-3.3</text:p>
          </table:table-cell>
          <table:table-cell/>
        </table:table-row>
        <table:table-row table:style-name="ro1">
          <table:table-cell office:value-type="float" office:value="0.133333333333333" calcext:value-type="float">
            <text:p>0.133333333333333</text:p>
          </table:table-cell>
          <table:table-cell office:value-type="float" office:value="486458106" calcext:value-type="float">
            <text:p>486458106</text:p>
          </table:table-cell>
          <table:table-cell office:value-type="float" office:value="70.3563714902808" calcext:value-type="float">
            <text:p>70.356371490280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-585.12" calcext:value-type="float">
            <text:p>-585.12</text:p>
          </table:table-cell>
        </table:table-row>
        <table:table-row table:style-name="ro1">
          <table:table-cell office:value-type="float" office:value="0.166666666666667" calcext:value-type="float">
            <text:p>0.166666666666667</text:p>
          </table:table-cell>
          <table:table-cell office:value-type="float" office:value="486458112" calcext:value-type="float">
            <text:p>486458112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0.166666666666667" calcext:value-type="float">
            <text:p>0.166666666666667</text:p>
          </table:table-cell>
          <table:table-cell office:value-type="float" office:value="486458112" calcext:value-type="float">
            <text:p>486458112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-587.6" calcext:value-type="float">
            <text:p>-587.6</text:p>
          </table:table-cell>
        </table:table-row>
        <table:table-row table:style-name="ro1">
          <table:table-cell office:value-type="float" office:value="0.166666666666667" calcext:value-type="float">
            <text:p>0.166666666666667</text:p>
          </table:table-cell>
          <table:table-cell office:value-type="float" office:value="486458112" calcext:value-type="float">
            <text:p>486458112</text:p>
          </table:table-cell>
          <table:table-cell table:number-columns-repeated="2"/>
          <table:table-cell office:value-type="float" office:value="-1.3" calcext:value-type="float">
            <text:p>-1.3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86458114" calcext:value-type="float">
            <text:p>486458114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-597.52" calcext:value-type="float">
            <text:p>-597.5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86458114" calcext:value-type="float">
            <text:p>486458114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86458114" calcext:value-type="float">
            <text:p>486458114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86458114" calcext:value-type="float">
            <text:p>486458114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162" calcext:value-type="float">
            <text:p>-162</text:p>
          </table:table-cell>
          <table:table-cell/>
          <table:table-cell office:value-type="float" office:value="-597.52" calcext:value-type="float">
            <text:p>-597.5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86458116" calcext:value-type="float">
            <text:p>486458116</text:p>
          </table:table-cell>
          <table:table-cell table:number-columns-repeated="2"/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86458116" calcext:value-type="float">
            <text:p>486458116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-567.76" calcext:value-type="float">
            <text:p>-567.7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86458116" calcext:value-type="float">
            <text:p>486458116</text:p>
          </table:table-cell>
          <table:table-cell table:number-columns-repeated="2"/>
          <table:table-cell office:value-type="float" office:value="5.4" calcext:value-type="float">
            <text:p>5.4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86458116" calcext:value-type="float">
            <text:p>486458116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float" office:value="-544.2" calcext:value-type="float">
            <text:p>-544.2</text:p>
          </table:table-cell>
        </table:table-row>
        <table:table-row table:style-name="ro1">
          <table:table-cell office:value-type="float" office:value="0.266666666666667" calcext:value-type="float">
            <text:p>0.266666666666667</text:p>
          </table:table-cell>
          <table:table-cell office:value-type="float" office:value="486458119" calcext:value-type="float">
            <text:p>486458119</text:p>
          </table:table-cell>
          <table:table-cell table:number-columns-repeated="2"/>
          <table:table-cell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float" office:value="0.266666666666667" calcext:value-type="float">
            <text:p>0.266666666666667</text:p>
          </table:table-cell>
          <table:table-cell office:value-type="float" office:value="486458119" calcext:value-type="float">
            <text:p>486458119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float" office:value="-508.24" calcext:value-type="float">
            <text:p>-508.24</text:p>
          </table:table-cell>
        </table:table-row>
        <table:table-row table:style-name="ro1">
          <table:table-cell office:value-type="float" office:value="0.266666666666667" calcext:value-type="float">
            <text:p>0.266666666666667</text:p>
          </table:table-cell>
          <table:table-cell office:value-type="float" office:value="486458119" calcext:value-type="float">
            <text:p>486458119</text:p>
          </table:table-cell>
          <table:table-cell table:number-columns-repeated="2"/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86458121" calcext:value-type="float">
            <text:p>486458121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1228" calcext:value-type="float">
            <text:p>1228</text:p>
          </table:table-cell>
          <table:table-cell/>
          <table:table-cell office:value-type="float" office:value="-482.2" calcext:value-type="float">
            <text:p>-482.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86458121" calcext:value-type="float">
            <text:p>486458121</text:p>
          </table:table-cell>
          <table:table-cell table:number-columns-repeated="2"/>
          <table:table-cell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86458121" calcext:value-type="float">
            <text:p>486458121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-448.72" calcext:value-type="float">
            <text:p>-448.72</text:p>
          </table:table-cell>
        </table:table-row>
        <table:table-row table:style-name="ro1">
          <table:table-cell office:value-type="float" office:value="0.316666666666667" calcext:value-type="float">
            <text:p>0.316666666666667</text:p>
          </table:table-cell>
          <table:table-cell office:value-type="float" office:value="486458122" calcext:value-type="float">
            <text:p>486458122</text:p>
          </table:table-cell>
          <table:table-cell table:number-columns-repeated="2"/>
          <table:table-cell office:value-type="float" office:value="7.1" calcext:value-type="float">
            <text:p>7.1</text:p>
          </table:table-cell>
          <table:table-cell/>
        </table:table-row>
        <table:table-row table:style-name="ro1">
          <table:table-cell office:value-type="float" office:value="0.316666666666667" calcext:value-type="float">
            <text:p>0.316666666666667</text:p>
          </table:table-cell>
          <table:table-cell office:value-type="float" office:value="486458122" calcext:value-type="float">
            <text:p>486458122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1476" calcext:value-type="float">
            <text:p>1476</text:p>
          </table:table-cell>
          <table:table-cell/>
          <table:table-cell office:value-type="float" office:value="-409.04" calcext:value-type="float">
            <text:p>-409.04</text:p>
          </table:table-cell>
        </table:table-row>
        <table:table-row table:style-name="ro1">
          <table:table-cell office:value-type="float" office:value="0.316666666666667" calcext:value-type="float">
            <text:p>0.316666666666667</text:p>
          </table:table-cell>
          <table:table-cell office:value-type="float" office:value="486458122" calcext:value-type="float">
            <text:p>486458122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float" office:value="0.366666666666667" calcext:value-type="float">
            <text:p>0.366666666666667</text:p>
          </table:table-cell>
          <table:table-cell office:value-type="float" office:value="486458125" calcext:value-type="float">
            <text:p>486458125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1378" calcext:value-type="float">
            <text:p>1378</text:p>
          </table:table-cell>
          <table:table-cell/>
          <table:table-cell office:value-type="float" office:value="-387.96" calcext:value-type="float">
            <text:p>-387.96</text:p>
          </table:table-cell>
        </table:table-row>
        <table:table-row table:style-name="ro1">
          <table:table-cell office:value-type="float" office:value="0.366666666666667" calcext:value-type="float">
            <text:p>0.366666666666667</text:p>
          </table:table-cell>
          <table:table-cell office:value-type="float" office:value="486458125" calcext:value-type="float">
            <text:p>486458125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/>
        </table:table-row>
        <table:table-row table:style-name="ro1">
          <table:table-cell office:value-type="float" office:value="0.366666666666667" calcext:value-type="float">
            <text:p>0.366666666666667</text:p>
          </table:table-cell>
          <table:table-cell office:value-type="float" office:value="486458125" calcext:value-type="float">
            <text:p>486458125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1388" calcext:value-type="float">
            <text:p>1388</text:p>
          </table:table-cell>
          <table:table-cell/>
          <table:table-cell office:value-type="float" office:value="-353.24" calcext:value-type="float">
            <text:p>-353.24</text:p>
          </table:table-cell>
        </table:table-row>
        <table:table-row table:style-name="ro1">
          <table:table-cell office:value-type="float" office:value="0.366666666666667" calcext:value-type="float">
            <text:p>0.366666666666667</text:p>
          </table:table-cell>
          <table:table-cell office:value-type="float" office:value="486458125" calcext:value-type="float">
            <text:p>486458125</text:p>
          </table:table-cell>
          <table:table-cell table:number-columns-repeated="2"/>
          <table:table-cell office:value-type="float" office:value="5.9" calcext:value-type="float">
            <text:p>5.9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86458127" calcext:value-type="float">
            <text:p>486458127</text:p>
          </table:table-cell>
          <table:table-cell table:number-columns-repeated="2"/>
          <table:table-cell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86458127" calcext:value-type="float">
            <text:p>486458127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1147" calcext:value-type="float">
            <text:p>1147</text:p>
          </table:table-cell>
          <table:table-cell/>
          <table:table-cell office:value-type="float" office:value="-334.64" calcext:value-type="float">
            <text:p>-334.6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86458127" calcext:value-type="float">
            <text:p>486458127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86458127" calcext:value-type="float">
            <text:p>486458127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-304.88" calcext:value-type="float">
            <text:p>-304.88</text:p>
          </table:table-cell>
        </table:table-row>
        <table:table-row table:style-name="ro1">
          <table:table-cell office:value-type="float" office:value="0.433333333333333" calcext:value-type="float">
            <text:p>0.433333333333333</text:p>
          </table:table-cell>
          <table:table-cell office:value-type="float" office:value="486458129" calcext:value-type="float">
            <text:p>486458129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float" office:value="0.433333333333333" calcext:value-type="float">
            <text:p>0.433333333333333</text:p>
          </table:table-cell>
          <table:table-cell office:value-type="float" office:value="486458129" calcext:value-type="float">
            <text:p>486458129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945" calcext:value-type="float">
            <text:p>945</text:p>
          </table:table-cell>
          <table:table-cell/>
          <table:table-cell office:value-type="float" office:value="-283.8" calcext:value-type="float">
            <text:p>-283.8</text:p>
          </table:table-cell>
        </table:table-row>
        <table:table-row table:style-name="ro1">
          <table:table-cell office:value-type="float" office:value="0.466666666666667" calcext:value-type="float">
            <text:p>0.466666666666667</text:p>
          </table:table-cell>
          <table:table-cell office:value-type="float" office:value="486458130" calcext:value-type="float">
            <text:p>486458130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0.466666666666667" calcext:value-type="float">
            <text:p>0.466666666666667</text:p>
          </table:table-cell>
          <table:table-cell office:value-type="float" office:value="486458130" calcext:value-type="float">
            <text:p>486458130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1292" calcext:value-type="float">
            <text:p>1292</text:p>
          </table:table-cell>
          <table:table-cell/>
          <table:table-cell office:value-type="float" office:value="-251.56" calcext:value-type="float">
            <text:p>-251.56</text:p>
          </table:table-cell>
        </table:table-row>
        <table:table-row table:style-name="ro1">
          <table:table-cell office:value-type="float" office:value="0.466666666666667" calcext:value-type="float">
            <text:p>0.466666666666667</text:p>
          </table:table-cell>
          <table:table-cell office:value-type="float" office:value="486458130" calcext:value-type="float">
            <text:p>486458130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float" office:value="0.466666666666667" calcext:value-type="float">
            <text:p>0.466666666666667</text:p>
          </table:table-cell>
          <table:table-cell office:value-type="float" office:value="486458130" calcext:value-type="float">
            <text:p>486458130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1420" calcext:value-type="float">
            <text:p>1420</text:p>
          </table:table-cell>
          <table:table-cell/>
          <table:table-cell office:value-type="float" office:value="-226.76" calcext:value-type="float">
            <text:p>-226.7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86458132" calcext:value-type="float">
            <text:p>486458132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86458132" calcext:value-type="float">
            <text:p>486458132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1177" calcext:value-type="float">
            <text:p>1177</text:p>
          </table:table-cell>
          <table:table-cell/>
          <table:table-cell office:value-type="float" office:value="-198.24" calcext:value-type="float">
            <text:p>-198.2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86458132" calcext:value-type="float">
            <text:p>486458132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86458132" calcext:value-type="float">
            <text:p>486458132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1282" calcext:value-type="float">
            <text:p>1282</text:p>
          </table:table-cell>
          <table:table-cell/>
          <table:table-cell office:value-type="float" office:value="-173.44" calcext:value-type="float">
            <text:p>-173.44</text:p>
          </table:table-cell>
        </table:table-row>
        <table:table-row table:style-name="ro1">
          <table:table-cell office:value-type="float" office:value="0.533333333333333" calcext:value-type="float">
            <text:p>0.533333333333333</text:p>
          </table:table-cell>
          <table:table-cell office:value-type="float" office:value="486458134" calcext:value-type="float">
            <text:p>48645813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float" office:value="0.533333333333333" calcext:value-type="float">
            <text:p>0.533333333333333</text:p>
          </table:table-cell>
          <table:table-cell office:value-type="float" office:value="486458134" calcext:value-type="float">
            <text:p>486458134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883" calcext:value-type="float">
            <text:p>883</text:p>
          </table:table-cell>
          <table:table-cell/>
          <table:table-cell office:value-type="float" office:value="-161.04" calcext:value-type="float">
            <text:p>-161.0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86458136" calcext:value-type="float">
            <text:p>48645813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86458136" calcext:value-type="float">
            <text:p>486458136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1290" calcext:value-type="float">
            <text:p>1290</text:p>
          </table:table-cell>
          <table:table-cell/>
          <table:table-cell office:value-type="float" office:value="-130.04" calcext:value-type="float">
            <text:p>-130.0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86458136" calcext:value-type="float">
            <text:p>486458136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float" office:value="0.583333333333333" calcext:value-type="float">
            <text:p>0.583333333333333</text:p>
          </table:table-cell>
          <table:table-cell office:value-type="float" office:value="486458138" calcext:value-type="float">
            <text:p>486458138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float" office:value="0.583333333333333" calcext:value-type="float">
            <text:p>0.583333333333333</text:p>
          </table:table-cell>
          <table:table-cell office:value-type="float" office:value="486458138" calcext:value-type="float">
            <text:p>486458138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1575" calcext:value-type="float">
            <text:p>1575</text:p>
          </table:table-cell>
          <table:table-cell/>
          <table:table-cell office:value-type="float" office:value="-81.68" calcext:value-type="float">
            <text:p>-81.68</text:p>
          </table:table-cell>
        </table:table-row>
        <table:table-row table:style-name="ro1">
          <table:table-cell office:value-type="float" office:value="0.583333333333333" calcext:value-type="float">
            <text:p>0.583333333333333</text:p>
          </table:table-cell>
          <table:table-cell office:value-type="float" office:value="486458138" calcext:value-type="float">
            <text:p>486458138</text:p>
          </table:table-cell>
          <table:table-cell table:number-columns-repeated="2"/>
          <table:table-cell office:value-type="float" office:value="5.4" calcext:value-type="float">
            <text:p>5.4</text:p>
          </table:table-cell>
          <table:table-cell/>
        </table:table-row>
        <table:table-row table:style-name="ro1">
          <table:table-cell office:value-type="float" office:value="0.583333333333333" calcext:value-type="float">
            <text:p>0.583333333333333</text:p>
          </table:table-cell>
          <table:table-cell office:value-type="float" office:value="486458138" calcext:value-type="float">
            <text:p>486458138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1843" calcext:value-type="float">
            <text:p>1843</text:p>
          </table:table-cell>
          <table:table-cell/>
          <table:table-cell office:value-type="float" office:value="-27.1200000000001" calcext:value-type="float">
            <text:p>-27.1200000000001</text:p>
          </table:table-cell>
        </table:table-row>
        <table:table-row table:style-name="ro1">
          <table:table-cell office:value-type="float" office:value="0.616666666666667" calcext:value-type="float">
            <text:p>0.616666666666667</text:p>
          </table:table-cell>
          <table:table-cell office:value-type="float" office:value="486458140" calcext:value-type="float">
            <text:p>486458140</text:p>
          </table:table-cell>
          <table:table-cell table:number-columns-repeated="2"/>
          <table:table-cell office:value-type="float" office:value="6.3" calcext:value-type="float">
            <text:p>6.3</text:p>
          </table:table-cell>
          <table:table-cell/>
        </table:table-row>
        <table:table-row table:style-name="ro1">
          <table:table-cell office:value-type="float" office:value="0.616666666666667" calcext:value-type="float">
            <text:p>0.616666666666667</text:p>
          </table:table-cell>
          <table:table-cell office:value-type="float" office:value="486458140" calcext:value-type="float">
            <text:p>486458140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0.616666666666667" calcext:value-type="float">
            <text:p>0.616666666666667</text:p>
          </table:table-cell>
          <table:table-cell office:value-type="float" office:value="486458140" calcext:value-type="float">
            <text:p>486458140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486458142" calcext:value-type="float">
            <text:p>486458142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1752" calcext:value-type="float">
            <text:p>1752</text:p>
          </table:table-cell>
          <table:table-cell/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486458142" calcext:value-type="float">
            <text:p>486458142</text:p>
          </table:table-cell>
          <table:table-cell table:number-columns-repeated="2"/>
          <table:table-cell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486458142" calcext:value-type="float">
            <text:p>486458142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84.4799999999999" calcext:value-type="float">
            <text:p>84.479999999999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486458142" calcext:value-type="float">
            <text:p>486458142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0.683333333333333" calcext:value-type="float">
            <text:p>0.683333333333333</text:p>
          </table:table-cell>
          <table:table-cell office:value-type="float" office:value="486458144" calcext:value-type="float">
            <text:p>486458144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2170" calcext:value-type="float">
            <text:p>2170</text:p>
          </table:table-cell>
          <table:table-cell/>
          <table:table-cell office:value-type="float" office:value="151.44" calcext:value-type="float">
            <text:p>151.44</text:p>
          </table:table-cell>
        </table:table-row>
        <table:table-row table:style-name="ro1">
          <table:table-cell office:value-type="float" office:value="0.683333333333333" calcext:value-type="float">
            <text:p>0.683333333333333</text:p>
          </table:table-cell>
          <table:table-cell office:value-type="float" office:value="486458144" calcext:value-type="float">
            <text:p>486458144</text:p>
          </table:table-cell>
          <table:table-cell table:number-columns-repeated="2"/>
          <table:table-cell office:value-type="float" office:value="8.6" calcext:value-type="float">
            <text:p>8.6</text:p>
          </table:table-cell>
          <table:table-cell/>
        </table:table-row>
        <table:table-row table:style-name="ro1">
          <table:table-cell office:value-type="float" office:value="0.683333333333333" calcext:value-type="float">
            <text:p>0.683333333333333</text:p>
          </table:table-cell>
          <table:table-cell office:value-type="float" office:value="486458144" calcext:value-type="float">
            <text:p>486458144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1956" calcext:value-type="float">
            <text:p>1956</text:p>
          </table:table-cell>
          <table:table-cell/>
          <table:table-cell office:value-type="float" office:value="187.4" calcext:value-type="float">
            <text:p>187.4</text:p>
          </table:table-cell>
        </table:table-row>
        <table:table-row table:style-name="ro1">
          <table:table-cell office:value-type="float" office:value="0.683333333333333" calcext:value-type="float">
            <text:p>0.683333333333333</text:p>
          </table:table-cell>
          <table:table-cell office:value-type="float" office:value="486458144" calcext:value-type="float">
            <text:p>486458144</text:p>
          </table:table-cell>
          <table:table-cell table:number-columns-repeated="2"/>
          <table:table-cell office:value-type="float" office:value="8.8" calcext:value-type="float">
            <text:p>8.8</text:p>
          </table:table-cell>
          <table:table-cell/>
        </table:table-row>
        <table:table-row table:style-name="ro1">
          <table:table-cell office:value-type="float" office:value="0.733333333333333" calcext:value-type="float">
            <text:p>0.733333333333333</text:p>
          </table:table-cell>
          <table:table-cell office:value-type="float" office:value="486458146" calcext:value-type="float">
            <text:p>486458146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224.6" calcext:value-type="float">
            <text:p>224.6</text:p>
          </table:table-cell>
        </table:table-row>
        <table:table-row table:style-name="ro1">
          <table:table-cell office:value-type="float" office:value="0.733333333333333" calcext:value-type="float">
            <text:p>0.733333333333333</text:p>
          </table:table-cell>
          <table:table-cell office:value-type="float" office:value="486458146" calcext:value-type="float">
            <text:p>486458146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/>
        </table:table-row>
        <table:table-row table:style-name="ro1">
          <table:table-cell office:value-type="float" office:value="0.733333333333333" calcext:value-type="float">
            <text:p>0.733333333333333</text:p>
          </table:table-cell>
          <table:table-cell office:value-type="float" office:value="486458146" calcext:value-type="float">
            <text:p>486458146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1644" calcext:value-type="float">
            <text:p>1644</text:p>
          </table:table-cell>
          <table:table-cell/>
          <table:table-cell office:value-type="float" office:value="254.36" calcext:value-type="float">
            <text:p>254.36</text:p>
          </table:table-cell>
        </table:table-row>
        <table:table-row table:style-name="ro1">
          <table:table-cell office:value-type="float" office:value="0.733333333333333" calcext:value-type="float">
            <text:p>0.733333333333333</text:p>
          </table:table-cell>
          <table:table-cell office:value-type="float" office:value="486458146" calcext:value-type="float">
            <text:p>486458146</text:p>
          </table:table-cell>
          <table:table-cell table:number-columns-repeated="2"/>
          <table:table-cell office:value-type="float" office:value="8.9" calcext:value-type="float">
            <text:p>8.9</text:p>
          </table:table-cell>
          <table:table-cell/>
        </table:table-row>
        <table:table-row table:style-name="ro1">
          <table:table-cell office:value-type="float" office:value="0.766666666666667" calcext:value-type="float">
            <text:p>0.766666666666667</text:p>
          </table:table-cell>
          <table:table-cell office:value-type="float" office:value="486458149" calcext:value-type="float">
            <text:p>486458149</text:p>
          </table:table-cell>
          <table:table-cell table:number-columns-repeated="2"/>
          <table:table-cell office:value-type="float" office:value="8.7" calcext:value-type="float">
            <text:p>8.7</text:p>
          </table:table-cell>
          <table:table-cell/>
        </table:table-row>
        <table:table-row table:style-name="ro1">
          <table:table-cell office:value-type="float" office:value="0.766666666666667" calcext:value-type="float">
            <text:p>0.766666666666667</text:p>
          </table:table-cell>
          <table:table-cell office:value-type="float" office:value="486458149" calcext:value-type="float">
            <text:p>486458149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1611" calcext:value-type="float">
            <text:p>1611</text:p>
          </table:table-cell>
          <table:table-cell/>
          <table:table-cell office:value-type="float" office:value="291.56" calcext:value-type="float">
            <text:p>291.56</text:p>
          </table:table-cell>
        </table:table-row>
        <table:table-row table:style-name="ro1">
          <table:table-cell office:value-type="float" office:value="0.766666666666667" calcext:value-type="float">
            <text:p>0.766666666666667</text:p>
          </table:table-cell>
          <table:table-cell office:value-type="float" office:value="486458149" calcext:value-type="float">
            <text:p>486458149</text:p>
          </table:table-cell>
          <table:table-cell table:number-columns-repeated="2"/>
          <table:table-cell office:value-type="float" office:value="9.1" calcext:value-type="float">
            <text:p>9.1</text:p>
          </table:table-cell>
          <table:table-cell/>
        </table:table-row>
        <table:table-row table:style-name="ro1">
          <table:table-cell office:value-type="float" office:value="0.766666666666667" calcext:value-type="float">
            <text:p>0.766666666666667</text:p>
          </table:table-cell>
          <table:table-cell office:value-type="float" office:value="486458149" calcext:value-type="float">
            <text:p>486458149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1486" calcext:value-type="float">
            <text:p>1486</text:p>
          </table:table-cell>
          <table:table-cell/>
          <table:table-cell office:value-type="float" office:value="320.08" calcext:value-type="float">
            <text:p>320.0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86458151" calcext:value-type="float">
            <text:p>486458151</text:p>
          </table:table-cell>
          <table:table-cell table:number-columns-repeated="2"/>
          <table:table-cell office:value-type="float" office:value="8.1" calcext:value-type="float">
            <text:p>8.1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86458151" calcext:value-type="float">
            <text:p>486458151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1311" calcext:value-type="float">
            <text:p>1311</text:p>
          </table:table-cell>
          <table:table-cell/>
          <table:table-cell office:value-type="float" office:value="349.84" calcext:value-type="float">
            <text:p>349.8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86458151" calcext:value-type="float">
            <text:p>486458151</text:p>
          </table:table-cell>
          <table:table-cell table:number-columns-repeated="2"/>
          <table:table-cell office:value-type="float" office:value="8.8" calcext:value-type="float">
            <text:p>8.8</text:p>
          </table:table-cell>
          <table:table-cell/>
        </table:table-row>
        <table:table-row table:style-name="ro1">
          <table:table-cell office:value-type="float" office:value="0.833333333333333" calcext:value-type="float">
            <text:p>0.833333333333333</text:p>
          </table:table-cell>
          <table:table-cell office:value-type="float" office:value="486458153" calcext:value-type="float">
            <text:p>486458153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1724" calcext:value-type="float">
            <text:p>1724</text:p>
          </table:table-cell>
          <table:table-cell/>
          <table:table-cell office:value-type="float" office:value="398.2" calcext:value-type="float">
            <text:p>398.2</text:p>
          </table:table-cell>
        </table:table-row>
        <table:table-row table:style-name="ro1">
          <table:table-cell office:value-type="float" office:value="0.833333333333333" calcext:value-type="float">
            <text:p>0.833333333333333</text:p>
          </table:table-cell>
          <table:table-cell office:value-type="float" office:value="486458153" calcext:value-type="float">
            <text:p>486458153</text:p>
          </table:table-cell>
          <table:table-cell table:number-columns-repeated="2"/>
          <table:table-cell office:value-type="float" office:value="9.3" calcext:value-type="float">
            <text:p>9.3</text:p>
          </table:table-cell>
          <table:table-cell/>
        </table:table-row>
        <table:table-row table:style-name="ro1">
          <table:table-cell office:value-type="float" office:value="0.833333333333333" calcext:value-type="float">
            <text:p>0.833333333333333</text:p>
          </table:table-cell>
          <table:table-cell office:value-type="float" office:value="486458153" calcext:value-type="float">
            <text:p>486458153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float" office:value="413.08" calcext:value-type="float">
            <text:p>413.08</text:p>
          </table:table-cell>
        </table:table-row>
        <table:table-row table:style-name="ro1">
          <table:table-cell office:value-type="float" office:value="0.833333333333333" calcext:value-type="float">
            <text:p>0.833333333333333</text:p>
          </table:table-cell>
          <table:table-cell office:value-type="float" office:value="486458153" calcext:value-type="float">
            <text:p>486458153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 office:value-type="float" office:value="0.866666666666667" calcext:value-type="float">
            <text:p>0.866666666666667</text:p>
          </table:table-cell>
          <table:table-cell office:value-type="float" office:value="486458155" calcext:value-type="float">
            <text:p>486458155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1563" calcext:value-type="float">
            <text:p>1563</text:p>
          </table:table-cell>
          <table:table-cell/>
          <table:table-cell office:value-type="float" office:value="455.24" calcext:value-type="float">
            <text:p>455.24</text:p>
          </table:table-cell>
        </table:table-row>
        <table:table-row table:style-name="ro1">
          <table:table-cell office:value-type="float" office:value="0.866666666666667" calcext:value-type="float">
            <text:p>0.866666666666667</text:p>
          </table:table-cell>
          <table:table-cell office:value-type="float" office:value="486458155" calcext:value-type="float">
            <text:p>486458155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/>
        </table:table-row>
        <table:table-row table:style-name="ro1">
          <table:table-cell office:value-type="float" office:value="0.866666666666667" calcext:value-type="float">
            <text:p>0.866666666666667</text:p>
          </table:table-cell>
          <table:table-cell office:value-type="float" office:value="486458155" calcext:value-type="float">
            <text:p>486458155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1817" calcext:value-type="float">
            <text:p>1817</text:p>
          </table:table-cell>
          <table:table-cell/>
          <table:table-cell office:value-type="float" office:value="387.32" calcext:value-type="float">
            <text:p>387.3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86458157" calcext:value-type="float">
            <text:p>486458157</text:p>
          </table:table-cell>
          <table:table-cell table:number-columns-repeated="2"/>
          <table:table-cell office:value-type="float" office:value="6.7" calcext:value-type="float">
            <text:p>6.7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86458157" calcext:value-type="float">
            <text:p>486458157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1029" calcext:value-type="float">
            <text:p>1029</text:p>
          </table:table-cell>
          <table:table-cell/>
          <table:table-cell office:value-type="float" office:value="386.08" calcext:value-type="float">
            <text:p>386.0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86458157" calcext:value-type="float">
            <text:p>486458157</text:p>
          </table:table-cell>
          <table:table-cell table:number-columns-repeated="2"/>
          <table:table-cell office:value-type="float" office:value="9.8" calcext:value-type="float">
            <text:p>9.8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86458157" calcext:value-type="float">
            <text:p>486458157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1391" calcext:value-type="float">
            <text:p>1391</text:p>
          </table:table-cell>
          <table:table-cell/>
          <table:table-cell office:value-type="float" office:value="424.52" calcext:value-type="float">
            <text:p>424.52</text:p>
          </table:table-cell>
        </table:table-row>
        <table:table-row table:style-name="ro1">
          <table:table-cell office:value-type="float" office:value="0.933333333333333" calcext:value-type="float">
            <text:p>0.933333333333333</text:p>
          </table:table-cell>
          <table:table-cell office:value-type="float" office:value="486458159" calcext:value-type="float">
            <text:p>486458159</text:p>
          </table:table-cell>
          <table:table-cell table:number-columns-repeated="2"/>
          <table:table-cell office:value-type="float" office:value="8.3" calcext:value-type="float">
            <text:p>8.3</text:p>
          </table:table-cell>
          <table:table-cell/>
        </table:table-row>
        <table:table-row table:style-name="ro1">
          <table:table-cell office:value-type="float" office:value="0.933333333333333" calcext:value-type="float">
            <text:p>0.933333333333333</text:p>
          </table:table-cell>
          <table:table-cell office:value-type="float" office:value="486458159" calcext:value-type="float">
            <text:p>486458159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1761" calcext:value-type="float">
            <text:p>1761</text:p>
          </table:table-cell>
          <table:table-cell/>
          <table:table-cell office:value-type="float" office:value="471.64" calcext:value-type="float">
            <text:p>471.64</text:p>
          </table:table-cell>
        </table:table-row>
        <table:table-row table:style-name="ro1">
          <table:table-cell office:value-type="float" office:value="0.933333333333333" calcext:value-type="float">
            <text:p>0.933333333333333</text:p>
          </table:table-cell>
          <table:table-cell office:value-type="float" office:value="486458159" calcext:value-type="float">
            <text:p>486458159</text:p>
          </table:table-cell>
          <table:table-cell table:number-columns-repeated="2"/>
          <table:table-cell office:value-type="float" office:value="8.1" calcext:value-type="float">
            <text:p>8.1</text:p>
          </table:table-cell>
          <table:table-cell/>
        </table:table-row>
        <table:table-row table:style-name="ro1">
          <table:table-cell office:value-type="float" office:value="0.966666666666667" calcext:value-type="float">
            <text:p>0.966666666666667</text:p>
          </table:table-cell>
          <table:table-cell office:value-type="float" office:value="486458161" calcext:value-type="float">
            <text:p>486458161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/>
        </table:table-row>
        <table:table-row table:style-name="ro1">
          <table:table-cell office:value-type="float" office:value="0.966666666666667" calcext:value-type="float">
            <text:p>0.966666666666667</text:p>
          </table:table-cell>
          <table:table-cell office:value-type="float" office:value="486458161" calcext:value-type="float">
            <text:p>486458161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1353" calcext:value-type="float">
            <text:p>1353</text:p>
          </table:table-cell>
          <table:table-cell/>
          <table:table-cell office:value-type="float" office:value="498.92" calcext:value-type="float">
            <text:p>498.92</text:p>
          </table:table-cell>
        </table:table-row>
        <table:table-row table:style-name="ro1">
          <table:table-cell office:value-type="float" office:value="0.966666666666667" calcext:value-type="float">
            <text:p>0.966666666666667</text:p>
          </table:table-cell>
          <table:table-cell office:value-type="float" office:value="486458161" calcext:value-type="float">
            <text:p>486458161</text:p>
          </table:table-cell>
          <table:table-cell table:number-columns-repeated="2"/>
          <table:table-cell office:value-type="float" office:value="8.6" calcext:value-type="float">
            <text:p>8.6</text:p>
          </table:table-cell>
          <table:table-cell/>
        </table:table-row>
        <table:table-row table:style-name="ro1">
          <table:table-cell office:value-type="float" office:value="0.966666666666667" calcext:value-type="float">
            <text:p>0.966666666666667</text:p>
          </table:table-cell>
          <table:table-cell office:value-type="float" office:value="486458161" calcext:value-type="float">
            <text:p>486458161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552.24" calcext:value-type="float">
            <text:p>552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6458163" calcext:value-type="float">
            <text:p>486458163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6458163" calcext:value-type="float">
            <text:p>486458163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1527" calcext:value-type="float">
            <text:p>1527</text:p>
          </table:table-cell>
          <table:table-cell/>
          <table:table-cell office:value-type="float" office:value="577.04" calcext:value-type="float">
            <text:p>577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6458163" calcext:value-type="float">
            <text:p>486458163</text:p>
          </table:table-cell>
          <table:table-cell table:number-columns-repeated="2"/>
          <table:table-cell office:value-type="float" office:value="8.6" calcext:value-type="float">
            <text:p>8.6</text:p>
          </table:table-cell>
          <table:table-cell/>
        </table:table-row>
        <table:table-row table:style-name="ro1">
          <table:table-cell office:value-type="float" office:value="1.03333333333333" calcext:value-type="float">
            <text:p>1.03333333333333</text:p>
          </table:table-cell>
          <table:table-cell office:value-type="float" office:value="486458164" calcext:value-type="float">
            <text:p>486458164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1418" calcext:value-type="float">
            <text:p>1418</text:p>
          </table:table-cell>
          <table:table-cell/>
          <table:table-cell office:value-type="float" office:value="608.04" calcext:value-type="float">
            <text:p>608.04</text:p>
          </table:table-cell>
        </table:table-row>
        <table:table-row table:style-name="ro1">
          <table:table-cell office:value-type="float" office:value="1.03333333333333" calcext:value-type="float">
            <text:p>1.03333333333333</text:p>
          </table:table-cell>
          <table:table-cell office:value-type="float" office:value="486458164" calcext:value-type="float">
            <text:p>486458164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 office:value-type="float" office:value="1.03333333333333" calcext:value-type="float">
            <text:p>1.03333333333333</text:p>
          </table:table-cell>
          <table:table-cell office:value-type="float" office:value="486458164" calcext:value-type="float">
            <text:p>486458164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float" office:value="650.2" calcext:value-type="float">
            <text:p>650.2</text:p>
          </table:table-cell>
        </table:table-row>
        <table:table-row table:style-name="ro1">
          <table:table-cell office:value-type="float" office:value="1.03333333333333" calcext:value-type="float">
            <text:p>1.03333333333333</text:p>
          </table:table-cell>
          <table:table-cell office:value-type="float" office:value="486458164" calcext:value-type="float">
            <text:p>486458164</text:p>
          </table:table-cell>
          <table:table-cell table:number-columns-repeated="2"/>
          <table:table-cell office:value-type="float" office:value="8.8" calcext:value-type="float">
            <text:p>8.8</text:p>
          </table:table-cell>
          <table:table-cell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486458167" calcext:value-type="float">
            <text:p>486458167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1377" calcext:value-type="float">
            <text:p>1377</text:p>
          </table:table-cell>
          <table:table-cell/>
          <table:table-cell office:value-type="float" office:value="677.48" calcext:value-type="float">
            <text:p>677.48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486458167" calcext:value-type="float">
            <text:p>486458167</text:p>
          </table:table-cell>
          <table:table-cell table:number-columns-repeated="2"/>
          <table:table-cell office:value-type="float" office:value="8.8" calcext:value-type="float">
            <text:p>8.8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86458169" calcext:value-type="float">
            <text:p>486458169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1191" calcext:value-type="float">
            <text:p>1191</text:p>
          </table:table-cell>
          <table:table-cell/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86458169" calcext:value-type="float">
            <text:p>486458169</text:p>
          </table:table-cell>
          <table:table-cell table:number-columns-repeated="2"/>
          <table:table-cell office:value-type="float" office:value="8.4" calcext:value-type="float">
            <text:p>8.4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86458169" calcext:value-type="float">
            <text:p>486458169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729.56" calcext:value-type="float">
            <text:p>729.5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86458169" calcext:value-type="float">
            <text:p>486458169</text:p>
          </table:table-cell>
          <table:table-cell table:number-columns-repeated="2"/>
          <table:table-cell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float" office:value="1.13333333333333" calcext:value-type="float">
            <text:p>1.13333333333333</text:p>
          </table:table-cell>
          <table:table-cell office:value-type="float" office:value="486458171" calcext:value-type="float">
            <text:p>486458171</text:p>
          </table:table-cell>
          <table:table-cell table:number-columns-repeated="2"/>
          <table:table-cell office:value-type="float" office:value="7.8" calcext:value-type="float">
            <text:p>7.8</text:p>
          </table:table-cell>
          <table:table-cell/>
        </table:table-row>
        <table:table-row table:style-name="ro1">
          <table:table-cell office:value-type="float" office:value="1.13333333333333" calcext:value-type="float">
            <text:p>1.13333333333333</text:p>
          </table:table-cell>
          <table:table-cell office:value-type="float" office:value="486458171" calcext:value-type="float">
            <text:p>486458171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1162" calcext:value-type="float">
            <text:p>1162</text:p>
          </table:table-cell>
          <table:table-cell/>
          <table:table-cell office:value-type="float" office:value="756.84" calcext:value-type="float">
            <text:p>756.84</text:p>
          </table:table-cell>
        </table:table-row>
        <table:table-row table:style-name="ro1">
          <table:table-cell office:value-type="float" office:value="1.13333333333333" calcext:value-type="float">
            <text:p>1.13333333333333</text:p>
          </table:table-cell>
          <table:table-cell office:value-type="float" office:value="486458171" calcext:value-type="float">
            <text:p>486458171</text:p>
          </table:table-cell>
          <table:table-cell table:number-columns-repeated="2"/>
          <table:table-cell office:value-type="float" office:value="7.1" calcext:value-type="float">
            <text:p>7.1</text:p>
          </table:table-cell>
          <table:table-cell/>
        </table:table-row>
        <table:table-row table:style-name="ro1">
          <table:table-cell office:value-type="float" office:value="1.13333333333333" calcext:value-type="float">
            <text:p>1.13333333333333</text:p>
          </table:table-cell>
          <table:table-cell office:value-type="float" office:value="486458171" calcext:value-type="float">
            <text:p>486458171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1214" calcext:value-type="float">
            <text:p>1214</text:p>
          </table:table-cell>
          <table:table-cell/>
          <table:table-cell office:value-type="float" office:value="784.12" calcext:value-type="float">
            <text:p>784.12</text:p>
          </table:table-cell>
        </table:table-row>
        <table:table-row table:style-name="ro1">
          <table:table-cell office:value-type="float" office:value="1.16666666666667" calcext:value-type="float">
            <text:p>1.16666666666667</text:p>
          </table:table-cell>
          <table:table-cell office:value-type="float" office:value="486458177" calcext:value-type="float">
            <text:p>486458177</text:p>
          </table:table-cell>
          <table:table-cell table:number-columns-repeated="2"/>
          <table:table-cell office:value-type="float" office:value="5.9" calcext:value-type="float">
            <text:p>5.9</text:p>
          </table:table-cell>
          <table:table-cell/>
        </table:table-row>
        <table:table-row table:style-name="ro1">
          <table:table-cell office:value-type="float" office:value="1.16666666666667" calcext:value-type="float">
            <text:p>1.16666666666667</text:p>
          </table:table-cell>
          <table:table-cell office:value-type="float" office:value="486458177" calcext:value-type="float">
            <text:p>486458177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812.64" calcext:value-type="float">
            <text:p>812.64</text:p>
          </table:table-cell>
        </table:table-row>
        <table:table-row table:style-name="ro1">
          <table:table-cell office:value-type="float" office:value="1.16666666666667" calcext:value-type="float">
            <text:p>1.16666666666667</text:p>
          </table:table-cell>
          <table:table-cell office:value-type="float" office:value="486458177" calcext:value-type="float">
            <text:p>486458177</text:p>
          </table:table-cell>
          <table:table-cell table:number-columns-repeated="2"/>
          <table:table-cell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86458179" calcext:value-type="float">
            <text:p>486458179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1078" calcext:value-type="float">
            <text:p>1078</text:p>
          </table:table-cell>
          <table:table-cell/>
          <table:table-cell office:value-type="float" office:value="832.48" calcext:value-type="float">
            <text:p>832.4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86458179" calcext:value-type="float">
            <text:p>486458179</text:p>
          </table:table-cell>
          <table:table-cell table:number-columns-repeated="2"/>
          <table:table-cell office:value-type="float" office:value="5.9" calcext:value-type="float">
            <text:p>5.9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86458179" calcext:value-type="float">
            <text:p>486458179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float" office:value="853.56" calcext:value-type="float">
            <text:p>853.5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86458179" calcext:value-type="float">
            <text:p>486458179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float" office:value="1.23333333333333" calcext:value-type="float">
            <text:p>1.23333333333333</text:p>
          </table:table-cell>
          <table:table-cell office:value-type="float" office:value="486458181" calcext:value-type="float">
            <text:p>486458181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1089" calcext:value-type="float">
            <text:p>1089</text:p>
          </table:table-cell>
          <table:table-cell/>
          <table:table-cell office:value-type="float" office:value="877.12" calcext:value-type="float">
            <text:p>877.12</text:p>
          </table:table-cell>
        </table:table-row>
        <table:table-row table:style-name="ro1">
          <table:table-cell office:value-type="float" office:value="1.23333333333333" calcext:value-type="float">
            <text:p>1.23333333333333</text:p>
          </table:table-cell>
          <table:table-cell office:value-type="float" office:value="486458181" calcext:value-type="float">
            <text:p>486458181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float" office:value="1.23333333333333" calcext:value-type="float">
            <text:p>1.23333333333333</text:p>
          </table:table-cell>
          <table:table-cell office:value-type="float" office:value="486458181" calcext:value-type="float">
            <text:p>486458181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float" office:value="904.4" calcext:value-type="float">
            <text:p>904.4</text:p>
          </table:table-cell>
        </table:table-row>
        <table:table-row table:style-name="ro1">
          <table:table-cell office:value-type="float" office:value="1.23333333333333" calcext:value-type="float">
            <text:p>1.23333333333333</text:p>
          </table:table-cell>
          <table:table-cell office:value-type="float" office:value="486458181" calcext:value-type="float">
            <text:p>486458181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float" office:value="1.26666666666667" calcext:value-type="float">
            <text:p>1.26666666666667</text:p>
          </table:table-cell>
          <table:table-cell office:value-type="float" office:value="486458183" calcext:value-type="float">
            <text:p>486458183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1052" calcext:value-type="float">
            <text:p>1052</text:p>
          </table:table-cell>
          <table:table-cell/>
          <table:table-cell office:value-type="float" office:value="801.76" calcext:value-type="float">
            <text:p>801.76</text:p>
          </table:table-cell>
        </table:table-row>
        <table:table-row table:style-name="ro1">
          <table:table-cell office:value-type="float" office:value="1.26666666666667" calcext:value-type="float">
            <text:p>1.26666666666667</text:p>
          </table:table-cell>
          <table:table-cell office:value-type="float" office:value="486458183" calcext:value-type="float">
            <text:p>486458183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float" office:value="1.26666666666667" calcext:value-type="float">
            <text:p>1.26666666666667</text:p>
          </table:table-cell>
          <table:table-cell office:value-type="float" office:value="486458183" calcext:value-type="float">
            <text:p>486458183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979" calcext:value-type="float">
            <text:p>979</text:p>
          </table:table-cell>
          <table:table-cell/>
          <table:table-cell office:value-type="float" office:value="825.32" calcext:value-type="float">
            <text:p>825.3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86458185" calcext:value-type="float">
            <text:p>486458185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86458185" calcext:value-type="float">
            <text:p>486458185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641" calcext:value-type="float">
            <text:p>641</text:p>
          </table:table-cell>
          <table:table-cell/>
          <table:table-cell office:value-type="float" office:value="829.04" calcext:value-type="float">
            <text:p>829.0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86458185" calcext:value-type="float">
            <text:p>486458185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86458185" calcext:value-type="float">
            <text:p>486458185</text:p>
          </table:table-cell>
          <table:table-cell table:number-columns-repeated="2"/>
          <table:table-cell office:value-type="float" office:value="5.8" calcext:value-type="float">
            <text:p>5.8</text:p>
          </table:table-cell>
          <table:table-cell/>
        </table:table-row>
        <table:table-row table:style-name="ro1">
          <table:table-cell office:value-type="float" office:value="1.33333333333333" calcext:value-type="float">
            <text:p>1.33333333333333</text:p>
          </table:table-cell>
          <table:table-cell office:value-type="float" office:value="486458187" calcext:value-type="float">
            <text:p>486458187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1021" calcext:value-type="float">
            <text:p>1021</text:p>
          </table:table-cell>
          <table:table-cell/>
          <table:table-cell office:value-type="float" office:value="868.72" calcext:value-type="float">
            <text:p>868.72</text:p>
          </table:table-cell>
        </table:table-row>
        <table:table-row table:style-name="ro1">
          <table:table-cell office:value-type="float" office:value="1.33333333333333" calcext:value-type="float">
            <text:p>1.33333333333333</text:p>
          </table:table-cell>
          <table:table-cell office:value-type="float" office:value="486458187" calcext:value-type="float">
            <text:p>486458187</text:p>
          </table:table-cell>
          <table:table-cell table:number-columns-repeated="2"/>
          <table:table-cell office:value-type="float" office:value="5.4" calcext:value-type="float">
            <text:p>5.4</text:p>
          </table:table-cell>
          <table:table-cell/>
        </table:table-row>
        <table:table-row table:style-name="ro1">
          <table:table-cell office:value-type="float" office:value="1.33333333333333" calcext:value-type="float">
            <text:p>1.33333333333333</text:p>
          </table:table-cell>
          <table:table-cell office:value-type="float" office:value="486458187" calcext:value-type="float">
            <text:p>486458187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1094" calcext:value-type="float">
            <text:p>1094</text:p>
          </table:table-cell>
          <table:table-cell/>
          <table:table-cell office:value-type="float" office:value="894.76" calcext:value-type="float">
            <text:p>894.76</text:p>
          </table:table-cell>
        </table:table-row>
        <table:table-row table:style-name="ro1">
          <table:table-cell office:value-type="float" office:value="1.38333333333333" calcext:value-type="float">
            <text:p>1.38333333333333</text:p>
          </table:table-cell>
          <table:table-cell office:value-type="float" office:value="486458189" calcext:value-type="float">
            <text:p>486458189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float" office:value="1.38333333333333" calcext:value-type="float">
            <text:p>1.38333333333333</text:p>
          </table:table-cell>
          <table:table-cell office:value-type="float" office:value="486458189" calcext:value-type="float">
            <text:p>486458189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1292" calcext:value-type="float">
            <text:p>1292</text:p>
          </table:table-cell>
          <table:table-cell/>
          <table:table-cell office:value-type="float" office:value="928.24" calcext:value-type="float">
            <text:p>928.24</text:p>
          </table:table-cell>
        </table:table-row>
        <table:table-row table:style-name="ro1">
          <table:table-cell office:value-type="float" office:value="1.38333333333333" calcext:value-type="float">
            <text:p>1.38333333333333</text:p>
          </table:table-cell>
          <table:table-cell office:value-type="float" office:value="486458189" calcext:value-type="float">
            <text:p>486458189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float" office:value="1.38333333333333" calcext:value-type="float">
            <text:p>1.38333333333333</text:p>
          </table:table-cell>
          <table:table-cell office:value-type="float" office:value="486458189" calcext:value-type="float">
            <text:p>486458189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939.4" calcext:value-type="float">
            <text:p>939.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86458191" calcext:value-type="float">
            <text:p>486458191</text:p>
          </table:table-cell>
          <table:table-cell table:number-columns-repeated="2"/>
          <table:table-cell office:value-type="float" office:value="5.9" calcext:value-type="float">
            <text:p>5.9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86458191" calcext:value-type="float">
            <text:p>486458191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1196" calcext:value-type="float">
            <text:p>1196</text:p>
          </table:table-cell>
          <table:table-cell/>
          <table:table-cell office:value-type="float" office:value="971.64" calcext:value-type="float">
            <text:p>971.6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86458191" calcext:value-type="float">
            <text:p>486458191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486458193" calcext:value-type="float">
            <text:p>486458193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1003.88" calcext:value-type="float">
            <text:p>1003.88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486458193" calcext:value-type="float">
            <text:p>486458193</text:p>
          </table:table-cell>
          <table:table-cell table:number-columns-repeated="2"/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486458193" calcext:value-type="float">
            <text:p>486458193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023.72" calcext:value-type="float">
            <text:p>1023.72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486458193" calcext:value-type="float">
            <text:p>486458193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float" office:value="1.48333333333333" calcext:value-type="float">
            <text:p>1.48333333333333</text:p>
          </table:table-cell>
          <table:table-cell office:value-type="float" office:value="486458195" calcext:value-type="float">
            <text:p>486458195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1411" calcext:value-type="float">
            <text:p>1411</text:p>
          </table:table-cell>
          <table:table-cell/>
          <table:table-cell office:value-type="float" office:value="1064.64" calcext:value-type="float">
            <text:p>1064.64</text:p>
          </table:table-cell>
        </table:table-row>
        <table:table-row table:style-name="ro1">
          <table:table-cell office:value-type="float" office:value="1.48333333333333" calcext:value-type="float">
            <text:p>1.48333333333333</text:p>
          </table:table-cell>
          <table:table-cell office:value-type="float" office:value="486458195" calcext:value-type="float">
            <text:p>486458195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float" office:value="1.48333333333333" calcext:value-type="float">
            <text:p>1.48333333333333</text:p>
          </table:table-cell>
          <table:table-cell office:value-type="float" office:value="486458195" calcext:value-type="float">
            <text:p>486458195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1068.36" calcext:value-type="float">
            <text:p>1068.36</text:p>
          </table:table-cell>
        </table:table-row>
        <table:table-row table:style-name="ro1">
          <table:table-cell office:value-type="float" office:value="1.48333333333333" calcext:value-type="float">
            <text:p>1.48333333333333</text:p>
          </table:table-cell>
          <table:table-cell office:value-type="float" office:value="486458195" calcext:value-type="float">
            <text:p>486458195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float" office:value="1.51666666666667" calcext:value-type="float">
            <text:p>1.51666666666667</text:p>
          </table:table-cell>
          <table:table-cell office:value-type="float" office:value="486458197" calcext:value-type="float">
            <text:p>486458197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065.88" calcext:value-type="float">
            <text:p>1065.88</text:p>
          </table:table-cell>
        </table:table-row>
        <table:table-row table:style-name="ro1">
          <table:table-cell office:value-type="float" office:value="1.51666666666667" calcext:value-type="float">
            <text:p>1.51666666666667</text:p>
          </table:table-cell>
          <table:table-cell office:value-type="float" office:value="486458197" calcext:value-type="float">
            <text:p>486458197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float" office:value="1.51666666666667" calcext:value-type="float">
            <text:p>1.51666666666667</text:p>
          </table:table-cell>
          <table:table-cell office:value-type="float" office:value="486458197" calcext:value-type="float">
            <text:p>486458197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713" calcext:value-type="float">
            <text:p>713</text:p>
          </table:table-cell>
          <table:table-cell/>
          <table:table-cell office:value-type="float" office:value="1088.2" calcext:value-type="float">
            <text:p>1088.2</text:p>
          </table:table-cell>
        </table:table-row>
        <table:table-row table:style-name="ro1">
          <table:table-cell office:value-type="float" office:value="1.51666666666667" calcext:value-type="float">
            <text:p>1.51666666666667</text:p>
          </table:table-cell>
          <table:table-cell office:value-type="float" office:value="486458197" calcext:value-type="float">
            <text:p>4864581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.56666666666667" calcext:value-type="float">
            <text:p>1.56666666666667</text:p>
          </table:table-cell>
          <table:table-cell office:value-type="float" office:value="486458200" calcext:value-type="float">
            <text:p>486458200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float" office:value="1.56666666666667" calcext:value-type="float">
            <text:p>1.56666666666667</text:p>
          </table:table-cell>
          <table:table-cell office:value-type="float" office:value="486458200" calcext:value-type="float">
            <text:p>486458200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1112" calcext:value-type="float">
            <text:p>1112</text:p>
          </table:table-cell>
          <table:table-cell/>
          <table:table-cell office:value-type="float" office:value="1130.36" calcext:value-type="float">
            <text:p>1130.36</text:p>
          </table:table-cell>
        </table:table-row>
        <table:table-row table:style-name="ro1">
          <table:table-cell office:value-type="float" office:value="1.56666666666667" calcext:value-type="float">
            <text:p>1.56666666666667</text:p>
          </table:table-cell>
          <table:table-cell office:value-type="float" office:value="486458200" calcext:value-type="float">
            <text:p>486458200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float" office:value="1.56666666666667" calcext:value-type="float">
            <text:p>1.56666666666667</text:p>
          </table:table-cell>
          <table:table-cell office:value-type="float" office:value="486458200" calcext:value-type="float">
            <text:p>486458200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860" calcext:value-type="float">
            <text:p>860</text:p>
          </table:table-cell>
          <table:table-cell/>
          <table:table-cell office:value-type="float" office:value="1141.52" calcext:value-type="float">
            <text:p>1141.52</text:p>
          </table:table-cell>
        </table:table-row>
        <table:table-row table:style-name="ro1">
          <table:table-cell office:value-type="float" office:value="1.58333333333333" calcext:value-type="float">
            <text:p>1.58333333333333</text:p>
          </table:table-cell>
          <table:table-cell office:value-type="float" office:value="486458202" calcext:value-type="float">
            <text:p>486458202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1.58333333333333" calcext:value-type="float">
            <text:p>1.58333333333333</text:p>
          </table:table-cell>
          <table:table-cell office:value-type="float" office:value="486458202" calcext:value-type="float">
            <text:p>486458202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1177" calcext:value-type="float">
            <text:p>1177</text:p>
          </table:table-cell>
          <table:table-cell/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1.58333333333333" calcext:value-type="float">
            <text:p>1.58333333333333</text:p>
          </table:table-cell>
          <table:table-cell office:value-type="float" office:value="486458202" calcext:value-type="float">
            <text:p>486458202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/>
        </table:table-row>
        <table:table-row table:style-name="ro1">
          <table:table-cell office:value-type="float" office:value="1.61666666666667" calcext:value-type="float">
            <text:p>1.61666666666667</text:p>
          </table:table-cell>
          <table:table-cell office:value-type="float" office:value="486458204" calcext:value-type="float">
            <text:p>486458204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1154" calcext:value-type="float">
            <text:p>1154</text:p>
          </table:table-cell>
          <table:table-cell/>
          <table:table-cell office:value-type="float" office:value="1198.56" calcext:value-type="float">
            <text:p>1198.56</text:p>
          </table:table-cell>
        </table:table-row>
        <table:table-row table:style-name="ro1">
          <table:table-cell office:value-type="float" office:value="1.61666666666667" calcext:value-type="float">
            <text:p>1.61666666666667</text:p>
          </table:table-cell>
          <table:table-cell office:value-type="float" office:value="486458204" calcext:value-type="float">
            <text:p>486458204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float" office:value="1.61666666666667" calcext:value-type="float">
            <text:p>1.61666666666667</text:p>
          </table:table-cell>
          <table:table-cell office:value-type="float" office:value="486458204" calcext:value-type="float">
            <text:p>486458204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.66666666666667" calcext:value-type="float">
            <text:p>1.66666666666667</text:p>
          </table:table-cell>
          <table:table-cell office:value-type="float" office:value="486458206" calcext:value-type="float">
            <text:p>486458206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float" office:value="1.66666666666667" calcext:value-type="float">
            <text:p>1.66666666666667</text:p>
          </table:table-cell>
          <table:table-cell office:value-type="float" office:value="486458206" calcext:value-type="float">
            <text:p>486458206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float" office:value="1218.4" calcext:value-type="float">
            <text:p>1218.4</text:p>
          </table:table-cell>
        </table:table-row>
        <table:table-row table:style-name="ro1">
          <table:table-cell office:value-type="float" office:value="1.66666666666667" calcext:value-type="float">
            <text:p>1.66666666666667</text:p>
          </table:table-cell>
          <table:table-cell office:value-type="float" office:value="486458206" calcext:value-type="float">
            <text:p>486458206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float" office:value="1.66666666666667" calcext:value-type="float">
            <text:p>1.66666666666667</text:p>
          </table:table-cell>
          <table:table-cell office:value-type="float" office:value="486458206" calcext:value-type="float">
            <text:p>486458206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1093.44" calcext:value-type="float">
            <text:p>1093.44</text:p>
          </table:table-cell>
        </table:table-row>
        <table:table-row table:style-name="ro1">
          <table:table-cell office:value-type="float" office:value="1.68333333333333" calcext:value-type="float">
            <text:p>1.68333333333333</text:p>
          </table:table-cell>
          <table:table-cell office:value-type="float" office:value="486458208" calcext:value-type="float">
            <text:p>4864582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.68333333333333" calcext:value-type="float">
            <text:p>1.68333333333333</text:p>
          </table:table-cell>
          <table:table-cell office:value-type="float" office:value="486458208" calcext:value-type="float">
            <text:p>486458208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1124.44" calcext:value-type="float">
            <text:p>1124.44</text:p>
          </table:table-cell>
        </table:table-row>
        <table:table-row table:style-name="ro1">
          <table:table-cell office:value-type="float" office:value="1.68333333333333" calcext:value-type="float">
            <text:p>1.68333333333333</text:p>
          </table:table-cell>
          <table:table-cell office:value-type="float" office:value="486458208" calcext:value-type="float">
            <text:p>486458208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/>
        </table:table-row>
        <table:table-row table:style-name="ro1">
          <table:table-cell office:value-type="float" office:value="1.68333333333333" calcext:value-type="float">
            <text:p>1.68333333333333</text:p>
          </table:table-cell>
          <table:table-cell office:value-type="float" office:value="486458208" calcext:value-type="float">
            <text:p>486458208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float" office:value="1.73333333333333" calcext:value-type="float">
            <text:p>1.73333333333333</text:p>
          </table:table-cell>
          <table:table-cell office:value-type="float" office:value="486458210" calcext:value-type="float">
            <text:p>486458210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float" office:value="1129.4" calcext:value-type="float">
            <text:p>1129.4</text:p>
          </table:table-cell>
        </table:table-row>
        <table:table-row table:style-name="ro1">
          <table:table-cell office:value-type="float" office:value="1.73333333333333" calcext:value-type="float">
            <text:p>1.73333333333333</text:p>
          </table:table-cell>
          <table:table-cell office:value-type="float" office:value="486458210" calcext:value-type="float">
            <text:p>486458210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float" office:value="1.73333333333333" calcext:value-type="float">
            <text:p>1.73333333333333</text:p>
          </table:table-cell>
          <table:table-cell office:value-type="float" office:value="486458210" calcext:value-type="float">
            <text:p>486458210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float" office:value="1133.12" calcext:value-type="float">
            <text:p>1133.12</text:p>
          </table:table-cell>
        </table:table-row>
        <table:table-row table:style-name="ro1">
          <table:table-cell office:value-type="float" office:value="1.76666666666667" calcext:value-type="float">
            <text:p>1.76666666666667</text:p>
          </table:table-cell>
          <table:table-cell office:value-type="float" office:value="486458212" calcext:value-type="float">
            <text:p>486458212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1.76666666666667" calcext:value-type="float">
            <text:p>1.76666666666667</text:p>
          </table:table-cell>
          <table:table-cell office:value-type="float" office:value="486458212" calcext:value-type="float">
            <text:p>486458212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float" office:value="1160.4" calcext:value-type="float">
            <text:p>1160.4</text:p>
          </table:table-cell>
        </table:table-row>
        <table:table-row table:style-name="ro1">
          <table:table-cell office:value-type="float" office:value="1.76666666666667" calcext:value-type="float">
            <text:p>1.76666666666667</text:p>
          </table:table-cell>
          <table:table-cell office:value-type="float" office:value="486458212" calcext:value-type="float">
            <text:p>486458212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1.76666666666667" calcext:value-type="float">
            <text:p>1.76666666666667</text:p>
          </table:table-cell>
          <table:table-cell office:value-type="float" office:value="486458212" calcext:value-type="float">
            <text:p>486458212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1172.8" calcext:value-type="float">
            <text:p>1172.8</text:p>
          </table:table-cell>
        </table:table-row>
        <table:table-row table:style-name="ro1">
          <table:table-cell office:value-type="float" office:value="1.78333333333333" calcext:value-type="float">
            <text:p>1.78333333333333</text:p>
          </table:table-cell>
          <table:table-cell office:value-type="float" office:value="486458214" calcext:value-type="float">
            <text:p>486458214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.78333333333333" calcext:value-type="float">
            <text:p>1.78333333333333</text:p>
          </table:table-cell>
          <table:table-cell office:value-type="float" office:value="486458214" calcext:value-type="float">
            <text:p>486458214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1134" calcext:value-type="float">
            <text:p>1134</text:p>
          </table:table-cell>
          <table:table-cell/>
          <table:table-cell office:value-type="float" office:value="1206.28" calcext:value-type="float">
            <text:p>1206.28</text:p>
          </table:table-cell>
        </table:table-row>
        <table:table-row table:style-name="ro1">
          <table:table-cell office:value-type="float" office:value="1.78333333333333" calcext:value-type="float">
            <text:p>1.78333333333333</text:p>
          </table:table-cell>
          <table:table-cell office:value-type="float" office:value="486458214" calcext:value-type="float">
            <text:p>486458214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float" office:value="1.83333333333333" calcext:value-type="float">
            <text:p>1.83333333333333</text:p>
          </table:table-cell>
          <table:table-cell office:value-type="float" office:value="486458217" calcext:value-type="float">
            <text:p>486458217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197.6" calcext:value-type="float">
            <text:p>1197.6</text:p>
          </table:table-cell>
        </table:table-row>
        <table:table-row table:style-name="ro1">
          <table:table-cell office:value-type="float" office:value="1.83333333333333" calcext:value-type="float">
            <text:p>1.83333333333333</text:p>
          </table:table-cell>
          <table:table-cell office:value-type="float" office:value="486458217" calcext:value-type="float">
            <text:p>486458217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1.83333333333333" calcext:value-type="float">
            <text:p>1.83333333333333</text:p>
          </table:table-cell>
          <table:table-cell office:value-type="float" office:value="486458217" calcext:value-type="float">
            <text:p>486458217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float" office:value="1228.6" calcext:value-type="float">
            <text:p>1228.6</text:p>
          </table:table-cell>
        </table:table-row>
        <table:table-row table:style-name="ro1">
          <table:table-cell office:value-type="float" office:value="1.83333333333333" calcext:value-type="float">
            <text:p>1.83333333333333</text:p>
          </table:table-cell>
          <table:table-cell office:value-type="float" office:value="486458217" calcext:value-type="float">
            <text:p>486458217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1.86666666666667" calcext:value-type="float">
            <text:p>1.86666666666667</text:p>
          </table:table-cell>
          <table:table-cell office:value-type="float" office:value="486458218" calcext:value-type="float">
            <text:p>486458218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/>
        </table:table-row>
        <table:table-row table:style-name="ro1">
          <table:table-cell office:value-type="float" office:value="1.86666666666667" calcext:value-type="float">
            <text:p>1.86666666666667</text:p>
          </table:table-cell>
          <table:table-cell office:value-type="float" office:value="486458218" calcext:value-type="float">
            <text:p>486458218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float" office:value="1262.08" calcext:value-type="float">
            <text:p>1262.08</text:p>
          </table:table-cell>
        </table:table-row>
        <table:table-row table:style-name="ro1">
          <table:table-cell office:value-type="float" office:value="1.86666666666667" calcext:value-type="float">
            <text:p>1.86666666666667</text:p>
          </table:table-cell>
          <table:table-cell office:value-type="float" office:value="486458218" calcext:value-type="float">
            <text:p>486458218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1.86666666666667" calcext:value-type="float">
            <text:p>1.86666666666667</text:p>
          </table:table-cell>
          <table:table-cell office:value-type="float" office:value="486458218" calcext:value-type="float">
            <text:p>486458218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1148" calcext:value-type="float">
            <text:p>1148</text:p>
          </table:table-cell>
          <table:table-cell/>
          <table:table-cell office:value-type="float" office:value="1278.2" calcext:value-type="float">
            <text:p>1278.2</text:p>
          </table:table-cell>
        </table:table-row>
        <table:table-row table:style-name="ro1">
          <table:table-cell office:value-type="float" office:value="1.88333333333333" calcext:value-type="float">
            <text:p>1.88333333333333</text:p>
          </table:table-cell>
          <table:table-cell office:value-type="float" office:value="486458221" calcext:value-type="float">
            <text:p>486458221</text:p>
          </table:table-cell>
          <table:table-cell table:number-columns-repeated="2"/>
          <table:table-cell office:value-type="float" office:value="-4.2" calcext:value-type="float">
            <text:p>-4.2</text:p>
          </table:table-cell>
          <table:table-cell/>
        </table:table-row>
        <table:table-row table:style-name="ro1">
          <table:table-cell office:value-type="float" office:value="1.88333333333333" calcext:value-type="float">
            <text:p>1.88333333333333</text:p>
          </table:table-cell>
          <table:table-cell office:value-type="float" office:value="486458221" calcext:value-type="float">
            <text:p>486458221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275.72" calcext:value-type="float">
            <text:p>1275.72</text:p>
          </table:table-cell>
        </table:table-row>
        <table:table-row table:style-name="ro1">
          <table:table-cell office:value-type="float" office:value="1.88333333333333" calcext:value-type="float">
            <text:p>1.88333333333333</text:p>
          </table:table-cell>
          <table:table-cell office:value-type="float" office:value="486458221" calcext:value-type="float">
            <text:p>486458221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1.93333333333333" calcext:value-type="float">
            <text:p>1.93333333333333</text:p>
          </table:table-cell>
          <table:table-cell office:value-type="float" office:value="486458222" calcext:value-type="float">
            <text:p>486458222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float" office:value="1298.04" calcext:value-type="float">
            <text:p>1298.04</text:p>
          </table:table-cell>
        </table:table-row>
        <table:table-row table:style-name="ro1">
          <table:table-cell office:value-type="float" office:value="1.93333333333333" calcext:value-type="float">
            <text:p>1.93333333333333</text:p>
          </table:table-cell>
          <table:table-cell office:value-type="float" office:value="486458222" calcext:value-type="float">
            <text:p>486458222</text:p>
          </table:table-cell>
          <table:table-cell table:number-columns-repeated="2"/>
          <table:table-cell office:value-type="float" office:value="-7.4" calcext:value-type="float">
            <text:p>-7.4</text:p>
          </table:table-cell>
          <table:table-cell/>
        </table:table-row>
        <table:table-row table:style-name="ro1">
          <table:table-cell office:value-type="float" office:value="1.93333333333333" calcext:value-type="float">
            <text:p>1.93333333333333</text:p>
          </table:table-cell>
          <table:table-cell office:value-type="float" office:value="486458222" calcext:value-type="float">
            <text:p>486458222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284.4" calcext:value-type="float">
            <text:p>1284.4</text:p>
          </table:table-cell>
        </table:table-row>
        <table:table-row table:style-name="ro1">
          <table:table-cell office:value-type="float" office:value="1.96666666666667" calcext:value-type="float">
            <text:p>1.96666666666667</text:p>
          </table:table-cell>
          <table:table-cell office:value-type="float" office:value="486458224" calcext:value-type="float">
            <text:p>486458224</text:p>
          </table:table-cell>
          <table:table-cell table:number-columns-repeated="2"/>
          <table:table-cell office:value-type="float" office:value="-8.1" calcext:value-type="float">
            <text:p>-8.1</text:p>
          </table:table-cell>
          <table:table-cell/>
        </table:table-row>
        <table:table-row table:style-name="ro1">
          <table:table-cell office:value-type="float" office:value="1.96666666666667" calcext:value-type="float">
            <text:p>1.96666666666667</text:p>
          </table:table-cell>
          <table:table-cell office:value-type="float" office:value="486458224" calcext:value-type="float">
            <text:p>486458224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381" calcext:value-type="float">
            <text:p>-381</text:p>
          </table:table-cell>
          <table:table-cell/>
          <table:table-cell office:value-type="float" office:value="1259.6" calcext:value-type="float">
            <text:p>1259.6</text:p>
          </table:table-cell>
        </table:table-row>
        <table:table-row table:style-name="ro1">
          <table:table-cell office:value-type="float" office:value="1.96666666666667" calcext:value-type="float">
            <text:p>1.96666666666667</text:p>
          </table:table-cell>
          <table:table-cell office:value-type="float" office:value="486458224" calcext:value-type="float">
            <text:p>486458224</text:p>
          </table:table-cell>
          <table:table-cell table:number-columns-repeated="2"/>
          <table:table-cell office:value-type="float" office:value="-7.4" calcext:value-type="float">
            <text:p>-7.4</text:p>
          </table:table-cell>
          <table:table-cell/>
        </table:table-row>
        <table:table-row table:style-name="ro1">
          <table:table-cell office:value-type="float" office:value="1.96666666666667" calcext:value-type="float">
            <text:p>1.96666666666667</text:p>
          </table:table-cell>
          <table:table-cell office:value-type="float" office:value="486458224" calcext:value-type="float">
            <text:p>486458224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510" calcext:value-type="float">
            <text:p>-510</text:p>
          </table:table-cell>
          <table:table-cell/>
          <table:table-cell office:value-type="float" office:value="1242.24" calcext:value-type="float">
            <text:p>1242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6458227" calcext:value-type="float">
            <text:p>486458227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6458227" calcext:value-type="float">
            <text:p>486458227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564" calcext:value-type="float">
            <text:p>-564</text:p>
          </table:table-cell>
          <table:table-cell/>
          <table:table-cell office:value-type="float" office:value="1223.64" calcext:value-type="float">
            <text:p>1223.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6458227" calcext:value-type="float">
            <text:p>486458227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6458227" calcext:value-type="float">
            <text:p>486458227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596" calcext:value-type="float">
            <text:p>-596</text:p>
          </table:table-cell>
          <table:table-cell/>
          <table:table-cell office:value-type="float" office:value="1223.64" calcext:value-type="float">
            <text:p>1223.64</text:p>
          </table:table-cell>
        </table:table-row>
        <table:table-row table:style-name="ro1">
          <table:table-cell office:value-type="float" office:value="2.03333333333333" calcext:value-type="float">
            <text:p>2.03333333333333</text:p>
          </table:table-cell>
          <table:table-cell office:value-type="float" office:value="486458229" calcext:value-type="float">
            <text:p>486458229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2.03333333333333" calcext:value-type="float">
            <text:p>2.03333333333333</text:p>
          </table:table-cell>
          <table:table-cell office:value-type="float" office:value="486458229" calcext:value-type="float">
            <text:p>486458229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619" calcext:value-type="float">
            <text:p>-619</text:p>
          </table:table-cell>
          <table:table-cell/>
          <table:table-cell office:value-type="float" office:value="1202.56" calcext:value-type="float">
            <text:p>1202.56</text:p>
          </table:table-cell>
        </table:table-row>
        <table:table-row table:style-name="ro1">
          <table:table-cell office:value-type="float" office:value="2.03333333333333" calcext:value-type="float">
            <text:p>2.03333333333333</text:p>
          </table:table-cell>
          <table:table-cell office:value-type="float" office:value="486458229" calcext:value-type="float">
            <text:p>486458229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2.06666666666667" calcext:value-type="float">
            <text:p>2.06666666666667</text:p>
          </table:table-cell>
          <table:table-cell office:value-type="float" office:value="486458231" calcext:value-type="float">
            <text:p>486458231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372" calcext:value-type="float">
            <text:p>-372</text:p>
          </table:table-cell>
          <table:table-cell/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2.06666666666667" calcext:value-type="float">
            <text:p>2.06666666666667</text:p>
          </table:table-cell>
          <table:table-cell office:value-type="float" office:value="486458231" calcext:value-type="float">
            <text:p>486458231</text:p>
          </table:table-cell>
          <table:table-cell table:number-columns-repeated="2"/>
          <table:table-cell office:value-type="float" office:value="-3.1" calcext:value-type="float">
            <text:p>-3.1</text:p>
          </table:table-cell>
          <table:table-cell/>
        </table:table-row>
        <table:table-row table:style-name="ro1">
          <table:table-cell office:value-type="float" office:value="2.06666666666667" calcext:value-type="float">
            <text:p>2.06666666666667</text:p>
          </table:table-cell>
          <table:table-cell office:value-type="float" office:value="486458231" calcext:value-type="float">
            <text:p>486458231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728" calcext:value-type="float">
            <text:p>-728</text:p>
          </table:table-cell>
          <table:table-cell/>
          <table:table-cell office:value-type="float" office:value="1182.72" calcext:value-type="float">
            <text:p>1182.72</text:p>
          </table:table-cell>
        </table:table-row>
        <table:table-row table:style-name="ro1">
          <table:table-cell office:value-type="float" office:value="2.06666666666667" calcext:value-type="float">
            <text:p>2.06666666666667</text:p>
          </table:table-cell>
          <table:table-cell office:value-type="float" office:value="486458231" calcext:value-type="float">
            <text:p>486458231</text:p>
          </table:table-cell>
          <table:table-cell table:number-columns-repeated="2"/>
          <table:table-cell office:value-type="float" office:value="-4.2" calcext:value-type="float">
            <text:p>-4.2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86458232" calcext:value-type="float">
            <text:p>486458232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201" calcext:value-type="float">
            <text:p>-201</text:p>
          </table:table-cell>
          <table:table-cell/>
          <table:table-cell office:value-type="float" office:value="1197.6" calcext:value-type="float">
            <text:p>1197.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86458232" calcext:value-type="float">
            <text:p>486458232</text:p>
          </table:table-cell>
          <table:table-cell table:number-columns-repeated="2"/>
          <table:table-cell office:value-type="float" office:value="-4.9" calcext:value-type="float">
            <text:p>-4.9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86458232" calcext:value-type="float">
            <text:p>486458232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79" calcext:value-type="float">
            <text:p>-79</text:p>
          </table:table-cell>
          <table:table-cell/>
          <table:table-cell office:value-type="float" office:value="1191.4" calcext:value-type="float">
            <text:p>1191.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86458232" calcext:value-type="float">
            <text:p>486458232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2.13333333333333" calcext:value-type="float">
            <text:p>2.13333333333333</text:p>
          </table:table-cell>
          <table:table-cell office:value-type="float" office:value="486458235" calcext:value-type="float">
            <text:p>486458235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379" calcext:value-type="float">
            <text:p>-379</text:p>
          </table:table-cell>
          <table:table-cell/>
          <table:table-cell office:value-type="float" office:value="1182.72" calcext:value-type="float">
            <text:p>1182.72</text:p>
          </table:table-cell>
        </table:table-row>
        <table:table-row table:style-name="ro1">
          <table:table-cell office:value-type="float" office:value="2.13333333333333" calcext:value-type="float">
            <text:p>2.13333333333333</text:p>
          </table:table-cell>
          <table:table-cell office:value-type="float" office:value="486458235" calcext:value-type="float">
            <text:p>486458235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2.13333333333333" calcext:value-type="float">
            <text:p>2.13333333333333</text:p>
          </table:table-cell>
          <table:table-cell office:value-type="float" office:value="486458235" calcext:value-type="float">
            <text:p>486458235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589" calcext:value-type="float">
            <text:p>-589</text:p>
          </table:table-cell>
          <table:table-cell/>
          <table:table-cell office:value-type="float" office:value="1157.92" calcext:value-type="float">
            <text:p>1157.92</text:p>
          </table:table-cell>
        </table:table-row>
        <table:table-row table:style-name="ro1">
          <table:table-cell office:value-type="float" office:value="2.16666666666667" calcext:value-type="float">
            <text:p>2.16666666666667</text:p>
          </table:table-cell>
          <table:table-cell office:value-type="float" office:value="486458240" calcext:value-type="float">
            <text:p>486458240</text:p>
          </table:table-cell>
          <table:table-cell table:number-columns-repeated="2"/>
          <table:table-cell office:value-type="float" office:value="-4.5" calcext:value-type="float">
            <text:p>-4.5</text:p>
          </table:table-cell>
          <table:table-cell/>
        </table:table-row>
        <table:table-row table:style-name="ro1">
          <table:table-cell office:value-type="float" office:value="2.16666666666667" calcext:value-type="float">
            <text:p>2.16666666666667</text:p>
          </table:table-cell>
          <table:table-cell office:value-type="float" office:value="486458240" calcext:value-type="float">
            <text:p>486458240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454" calcext:value-type="float">
            <text:p>-454</text:p>
          </table:table-cell>
          <table:table-cell/>
          <table:table-cell office:value-type="float" office:value="1157.92" calcext:value-type="float">
            <text:p>1157.92</text:p>
          </table:table-cell>
        </table:table-row>
        <table:table-row table:style-name="ro1">
          <table:table-cell office:value-type="float" office:value="2.16666666666667" calcext:value-type="float">
            <text:p>2.16666666666667</text:p>
          </table:table-cell>
          <table:table-cell office:value-type="float" office:value="486458240" calcext:value-type="float">
            <text:p>486458240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2.16666666666667" calcext:value-type="float">
            <text:p>2.16666666666667</text:p>
          </table:table-cell>
          <table:table-cell office:value-type="float" office:value="486458240" calcext:value-type="float">
            <text:p>486458240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612" calcext:value-type="float">
            <text:p>-612</text:p>
          </table:table-cell>
          <table:table-cell/>
          <table:table-cell office:value-type="float" office:value="1134.36" calcext:value-type="float">
            <text:p>1134.36</text:p>
          </table:table-cell>
        </table:table-row>
        <table:table-row table:style-name="ro1">
          <table:table-cell office:value-type="float" office:value="2.18333333333333" calcext:value-type="float">
            <text:p>2.18333333333333</text:p>
          </table:table-cell>
          <table:table-cell office:value-type="float" office:value="486458243" calcext:value-type="float">
            <text:p>486458243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2.18333333333333" calcext:value-type="float">
            <text:p>2.18333333333333</text:p>
          </table:table-cell>
          <table:table-cell office:value-type="float" office:value="486458243" calcext:value-type="float">
            <text:p>486458243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-648" calcext:value-type="float">
            <text:p>-648</text:p>
          </table:table-cell>
          <table:table-cell/>
          <table:table-cell office:value-type="float" office:value="1114.52" calcext:value-type="float">
            <text:p>1114.52</text:p>
          </table:table-cell>
        </table:table-row>
        <table:table-row table:style-name="ro1">
          <table:table-cell office:value-type="float" office:value="2.18333333333333" calcext:value-type="float">
            <text:p>2.18333333333333</text:p>
          </table:table-cell>
          <table:table-cell office:value-type="float" office:value="486458243" calcext:value-type="float">
            <text:p>486458243</text:p>
          </table:table-cell>
          <table:table-cell table:number-columns-repeated="2"/>
          <table:table-cell office:value-type="float" office:value="-3.9" calcext:value-type="float">
            <text:p>-3.9</text:p>
          </table:table-cell>
          <table:table-cell/>
        </table:table-row>
        <table:table-row table:style-name="ro1">
          <table:table-cell office:value-type="float" office:value="2.23333333333333" calcext:value-type="float">
            <text:p>2.23333333333333</text:p>
          </table:table-cell>
          <table:table-cell office:value-type="float" office:value="486458245" calcext:value-type="float">
            <text:p>486458245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-543" calcext:value-type="float">
            <text:p>-543</text:p>
          </table:table-cell>
          <table:table-cell/>
          <table:table-cell office:value-type="float" office:value="1109.56" calcext:value-type="float">
            <text:p>1109.56</text:p>
          </table:table-cell>
        </table:table-row>
        <table:table-row table:style-name="ro1">
          <table:table-cell office:value-type="float" office:value="2.23333333333333" calcext:value-type="float">
            <text:p>2.23333333333333</text:p>
          </table:table-cell>
          <table:table-cell office:value-type="float" office:value="486458245" calcext:value-type="float">
            <text:p>486458245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2.23333333333333" calcext:value-type="float">
            <text:p>2.23333333333333</text:p>
          </table:table-cell>
          <table:table-cell office:value-type="float" office:value="486458245" calcext:value-type="float">
            <text:p>486458245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460" calcext:value-type="float">
            <text:p>-460</text:p>
          </table:table-cell>
          <table:table-cell/>
          <table:table-cell office:value-type="float" office:value="1102.12" calcext:value-type="float">
            <text:p>1102.12</text:p>
          </table:table-cell>
        </table:table-row>
        <table:table-row table:style-name="ro1">
          <table:table-cell office:value-type="float" office:value="2.23333333333333" calcext:value-type="float">
            <text:p>2.23333333333333</text:p>
          </table:table-cell>
          <table:table-cell office:value-type="float" office:value="486458245" calcext:value-type="float">
            <text:p>486458245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486458246" calcext:value-type="float">
            <text:p>486458246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554" calcext:value-type="float">
            <text:p>-554</text:p>
          </table:table-cell>
          <table:table-cell/>
          <table:table-cell office:value-type="float" office:value="1087.24" calcext:value-type="float">
            <text:p>1087.24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486458246" calcext:value-type="float">
            <text:p>486458246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486458246" calcext:value-type="float">
            <text:p>486458246</text:p>
          </table:table-cell>
          <table:table-cell table:number-columns-repeated="2"/>
          <table:table-cell office:value-type="float" office:value="-4.1" calcext:value-type="float">
            <text:p>-4.1</text:p>
          </table:table-cell>
          <table:table-cell/>
        </table:table-row>
        <table:table-row table:style-name="ro1">
          <table:table-cell office:value-type="float" office:value="2.31666666666667" calcext:value-type="float">
            <text:p>2.31666666666667</text:p>
          </table:table-cell>
          <table:table-cell office:value-type="float" office:value="486458248" calcext:value-type="float">
            <text:p>486458248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-759" calcext:value-type="float">
            <text:p>-759</text:p>
          </table:table-cell>
          <table:table-cell/>
          <table:table-cell office:value-type="float" office:value="1067.4" calcext:value-type="float">
            <text:p>1067.4</text:p>
          </table:table-cell>
        </table:table-row>
        <table:table-row table:style-name="ro1">
          <table:table-cell office:value-type="float" office:value="2.31666666666667" calcext:value-type="float">
            <text:p>2.31666666666667</text:p>
          </table:table-cell>
          <table:table-cell office:value-type="float" office:value="486458248" calcext:value-type="float">
            <text:p>486458248</text:p>
          </table:table-cell>
          <table:table-cell table:number-columns-repeated="2"/>
          <table:table-cell office:value-type="float" office:value="-4.4" calcext:value-type="float">
            <text:p>-4.4</text:p>
          </table:table-cell>
          <table:table-cell/>
        </table:table-row>
        <table:table-row table:style-name="ro1">
          <table:table-cell office:value-type="float" office:value="2.31666666666667" calcext:value-type="float">
            <text:p>2.31666666666667</text:p>
          </table:table-cell>
          <table:table-cell office:value-type="float" office:value="486458248" calcext:value-type="float">
            <text:p>486458248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462" calcext:value-type="float">
            <text:p>-462</text:p>
          </table:table-cell>
          <table:table-cell/>
          <table:table-cell office:value-type="float" office:value="1062.44" calcext:value-type="float">
            <text:p>1062.44</text:p>
          </table:table-cell>
        </table:table-row>
        <table:table-row table:style-name="ro1">
          <table:table-cell office:value-type="float" office:value="2.31666666666667" calcext:value-type="float">
            <text:p>2.31666666666667</text:p>
          </table:table-cell>
          <table:table-cell office:value-type="float" office:value="486458248" calcext:value-type="float">
            <text:p>486458248</text:p>
          </table:table-cell>
          <table:table-cell table:number-columns-repeated="2"/>
          <table:table-cell office:value-type="float" office:value="-4.2" calcext:value-type="float">
            <text:p>-4.2</text:p>
          </table:table-cell>
          <table:table-cell/>
        </table:table-row>
        <table:table-row table:style-name="ro1">
          <table:table-cell office:value-type="float" office:value="2.31666666666667" calcext:value-type="float">
            <text:p>2.31666666666667</text:p>
          </table:table-cell>
          <table:table-cell office:value-type="float" office:value="486458248" calcext:value-type="float">
            <text:p>486458248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806" calcext:value-type="float">
            <text:p>-806</text:p>
          </table:table-cell>
          <table:table-cell/>
          <table:table-cell office:value-type="float" office:value="1033.92" calcext:value-type="float">
            <text:p>1033.92</text:p>
          </table:table-cell>
        </table:table-row>
        <table:table-row table:style-name="ro1">
          <table:table-cell office:value-type="float" office:value="2.33333333333333" calcext:value-type="float">
            <text:p>2.33333333333333</text:p>
          </table:table-cell>
          <table:table-cell office:value-type="float" office:value="486458251" calcext:value-type="float">
            <text:p>486458251</text:p>
          </table:table-cell>
          <table:table-cell table:number-columns-repeated="2"/>
          <table:table-cell office:value-type="float" office:value="-4.8" calcext:value-type="float">
            <text:p>-4.8</text:p>
          </table:table-cell>
          <table:table-cell/>
        </table:table-row>
        <table:table-row table:style-name="ro1">
          <table:table-cell office:value-type="float" office:value="2.33333333333333" calcext:value-type="float">
            <text:p>2.33333333333333</text:p>
          </table:table-cell>
          <table:table-cell office:value-type="float" office:value="486458251" calcext:value-type="float">
            <text:p>486458251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-525" calcext:value-type="float">
            <text:p>-525</text:p>
          </table:table-cell>
          <table:table-cell/>
          <table:table-cell office:value-type="float" office:value="1030.2" calcext:value-type="float">
            <text:p>1030.2</text:p>
          </table:table-cell>
        </table:table-row>
        <table:table-row table:style-name="ro1">
          <table:table-cell office:value-type="float" office:value="2.36666666666667" calcext:value-type="float">
            <text:p>2.36666666666667</text:p>
          </table:table-cell>
          <table:table-cell office:value-type="float" office:value="486458253" calcext:value-type="float">
            <text:p>486458253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2.36666666666667" calcext:value-type="float">
            <text:p>2.36666666666667</text:p>
          </table:table-cell>
          <table:table-cell office:value-type="float" office:value="486458253" calcext:value-type="float">
            <text:p>486458253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662" calcext:value-type="float">
            <text:p>-662</text:p>
          </table:table-cell>
          <table:table-cell/>
          <table:table-cell office:value-type="float" office:value="1015.32" calcext:value-type="float">
            <text:p>1015.32</text:p>
          </table:table-cell>
        </table:table-row>
        <table:table-row table:style-name="ro1">
          <table:table-cell office:value-type="float" office:value="2.36666666666667" calcext:value-type="float">
            <text:p>2.36666666666667</text:p>
          </table:table-cell>
          <table:table-cell office:value-type="float" office:value="486458253" calcext:value-type="float">
            <text:p>486458253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2.36666666666667" calcext:value-type="float">
            <text:p>2.36666666666667</text:p>
          </table:table-cell>
          <table:table-cell office:value-type="float" office:value="486458253" calcext:value-type="float">
            <text:p>486458253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-799" calcext:value-type="float">
            <text:p>-799</text:p>
          </table:table-cell>
          <table:table-cell/>
          <table:table-cell office:value-type="float" office:value="1000.44" calcext:value-type="float">
            <text:p>1000.44</text:p>
          </table:table-cell>
        </table:table-row>
        <table:table-row table:style-name="ro1">
          <table:table-cell office:value-type="float" office:value="2.38333333333333" calcext:value-type="float">
            <text:p>2.38333333333333</text:p>
          </table:table-cell>
          <table:table-cell office:value-type="float" office:value="486458254" calcext:value-type="float">
            <text:p>486458254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2.38333333333333" calcext:value-type="float">
            <text:p>2.38333333333333</text:p>
          </table:table-cell>
          <table:table-cell office:value-type="float" office:value="486458254" calcext:value-type="float">
            <text:p>486458254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137" calcext:value-type="float">
            <text:p>-137</text:p>
          </table:table-cell>
          <table:table-cell/>
          <table:table-cell office:value-type="float" office:value="1017.8" calcext:value-type="float">
            <text:p>1017.8</text:p>
          </table:table-cell>
        </table:table-row>
        <table:table-row table:style-name="ro1">
          <table:table-cell office:value-type="float" office:value="2.38333333333333" calcext:value-type="float">
            <text:p>2.38333333333333</text:p>
          </table:table-cell>
          <table:table-cell office:value-type="float" office:value="486458254" calcext:value-type="float">
            <text:p>486458254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2.43333333333333" calcext:value-type="float">
            <text:p>2.43333333333333</text:p>
          </table:table-cell>
          <table:table-cell office:value-type="float" office:value="486458257" calcext:value-type="float">
            <text:p>486458257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105" calcext:value-type="float">
            <text:p>-105</text:p>
          </table:table-cell>
          <table:table-cell/>
          <table:table-cell office:value-type="float" office:value="1000.44" calcext:value-type="float">
            <text:p>1000.44</text:p>
          </table:table-cell>
        </table:table-row>
        <table:table-row table:style-name="ro1">
          <table:table-cell office:value-type="float" office:value="2.43333333333333" calcext:value-type="float">
            <text:p>2.43333333333333</text:p>
          </table:table-cell>
          <table:table-cell office:value-type="float" office:value="486458257" calcext:value-type="float">
            <text:p>486458257</text:p>
          </table:table-cell>
          <table:table-cell table:number-columns-repeated="2"/>
          <table:table-cell office:value-type="float" office:value="-4.2" calcext:value-type="float">
            <text:p>-4.2</text:p>
          </table:table-cell>
          <table:table-cell/>
        </table:table-row>
        <table:table-row table:style-name="ro1">
          <table:table-cell office:value-type="float" office:value="2.43333333333333" calcext:value-type="float">
            <text:p>2.43333333333333</text:p>
          </table:table-cell>
          <table:table-cell office:value-type="float" office:value="486458257" calcext:value-type="float">
            <text:p>486458257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128" calcext:value-type="float">
            <text:p>-128</text:p>
          </table:table-cell>
          <table:table-cell/>
          <table:table-cell office:value-type="float" office:value="1005.4" calcext:value-type="float">
            <text:p>1005.4</text:p>
          </table:table-cell>
        </table:table-row>
        <table:table-row table:style-name="ro1">
          <table:table-cell office:value-type="float" office:value="2.43333333333333" calcext:value-type="float">
            <text:p>2.43333333333333</text:p>
          </table:table-cell>
          <table:table-cell office:value-type="float" office:value="486458257" calcext:value-type="float">
            <text:p>486458257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2.46666666666667" calcext:value-type="float">
            <text:p>2.46666666666667</text:p>
          </table:table-cell>
          <table:table-cell office:value-type="float" office:value="486458258" calcext:value-type="float">
            <text:p>486458258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336" calcext:value-type="float">
            <text:p>-336</text:p>
          </table:table-cell>
          <table:table-cell/>
          <table:table-cell office:value-type="float" office:value="984.32" calcext:value-type="float">
            <text:p>984.32</text:p>
          </table:table-cell>
        </table:table-row>
        <table:table-row table:style-name="ro1">
          <table:table-cell office:value-type="float" office:value="2.46666666666667" calcext:value-type="float">
            <text:p>2.46666666666667</text:p>
          </table:table-cell>
          <table:table-cell office:value-type="float" office:value="486458258" calcext:value-type="float">
            <text:p>486458258</text:p>
          </table:table-cell>
          <table:table-cell table:number-columns-repeated="2"/>
          <table:table-cell office:value-type="float" office:value="-4.7" calcext:value-type="float">
            <text:p>-4.7</text:p>
          </table:table-cell>
          <table:table-cell/>
        </table:table-row>
        <table:table-row table:style-name="ro1">
          <table:table-cell office:value-type="float" office:value="2.46666666666667" calcext:value-type="float">
            <text:p>2.46666666666667</text:p>
          </table:table-cell>
          <table:table-cell office:value-type="float" office:value="486458258" calcext:value-type="float">
            <text:p>486458258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114" calcext:value-type="float">
            <text:p>-114</text:p>
          </table:table-cell>
          <table:table-cell/>
          <table:table-cell office:value-type="float" office:value="983.08" calcext:value-type="float">
            <text:p>983.08</text:p>
          </table:table-cell>
        </table:table-row>
        <table:table-row table:style-name="ro1">
          <table:table-cell office:value-type="float" office:value="2.46666666666667" calcext:value-type="float">
            <text:p>2.46666666666667</text:p>
          </table:table-cell>
          <table:table-cell office:value-type="float" office:value="486458258" calcext:value-type="float">
            <text:p>486458258</text:p>
          </table:table-cell>
          <table:table-cell table:number-columns-repeated="2"/>
          <table:table-cell office:value-type="float" office:value="-3.3" calcext:value-type="float">
            <text:p>-3.3</text:p>
          </table:table-cell>
          <table:table-cell/>
        </table:table-row>
        <table:table-row table:style-name="ro1">
          <table:table-cell office:value-type="float" office:value="2.48333333333333" calcext:value-type="float">
            <text:p>2.48333333333333</text:p>
          </table:table-cell>
          <table:table-cell office:value-type="float" office:value="486458261" calcext:value-type="float">
            <text:p>486458261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002.92" calcext:value-type="float">
            <text:p>1002.92</text:p>
          </table:table-cell>
        </table:table-row>
        <table:table-row table:style-name="ro1">
          <table:table-cell office:value-type="float" office:value="2.48333333333333" calcext:value-type="float">
            <text:p>2.48333333333333</text:p>
          </table:table-cell>
          <table:table-cell office:value-type="float" office:value="486458261" calcext:value-type="float">
            <text:p>486458261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2.53333333333333" calcext:value-type="float">
            <text:p>2.53333333333333</text:p>
          </table:table-cell>
          <table:table-cell office:value-type="float" office:value="486458262" calcext:value-type="float">
            <text:p>486458262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39" calcext:value-type="float">
            <text:p>-39</text:p>
          </table:table-cell>
          <table:table-cell/>
          <table:table-cell office:value-type="float" office:value="990.52" calcext:value-type="float">
            <text:p>990.52</text:p>
          </table:table-cell>
        </table:table-row>
        <table:table-row table:style-name="ro1">
          <table:table-cell office:value-type="float" office:value="2.53333333333333" calcext:value-type="float">
            <text:p>2.53333333333333</text:p>
          </table:table-cell>
          <table:table-cell office:value-type="float" office:value="486458262" calcext:value-type="float">
            <text:p>486458262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2.53333333333333" calcext:value-type="float">
            <text:p>2.53333333333333</text:p>
          </table:table-cell>
          <table:table-cell office:value-type="float" office:value="486458262" calcext:value-type="float">
            <text:p>486458262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984.32" calcext:value-type="float">
            <text:p>984.32</text:p>
          </table:table-cell>
        </table:table-row>
        <table:table-row table:style-name="ro1">
          <table:table-cell office:value-type="float" office:value="2.53333333333333" calcext:value-type="float">
            <text:p>2.53333333333333</text:p>
          </table:table-cell>
          <table:table-cell office:value-type="float" office:value="486458262" calcext:value-type="float">
            <text:p>486458262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486458265" calcext:value-type="float">
            <text:p>486458265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486458265" calcext:value-type="float">
            <text:p>486458265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-424" calcext:value-type="float">
            <text:p>-424</text:p>
          </table:table-cell>
          <table:table-cell/>
          <table:table-cell office:value-type="float" office:value="966.96" calcext:value-type="float">
            <text:p>966.96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486458265" calcext:value-type="float">
            <text:p>486458265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2.58333333333333" calcext:value-type="float">
            <text:p>2.58333333333333</text:p>
          </table:table-cell>
          <table:table-cell office:value-type="float" office:value="486458266" calcext:value-type="float">
            <text:p>486458266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479" calcext:value-type="float">
            <text:p>-479</text:p>
          </table:table-cell>
          <table:table-cell/>
          <table:table-cell office:value-type="float" office:value="954.56" calcext:value-type="float">
            <text:p>954.56</text:p>
          </table:table-cell>
        </table:table-row>
        <table:table-row table:style-name="ro1">
          <table:table-cell office:value-type="float" office:value="2.58333333333333" calcext:value-type="float">
            <text:p>2.58333333333333</text:p>
          </table:table-cell>
          <table:table-cell office:value-type="float" office:value="486458266" calcext:value-type="float">
            <text:p>486458266</text:p>
          </table:table-cell>
          <table:table-cell table:number-columns-repeated="2"/>
          <table:table-cell office:value-type="float" office:value="-2.5" calcext:value-type="float">
            <text:p>-2.5</text:p>
          </table:table-cell>
          <table:table-cell/>
        </table:table-row>
        <table:table-row table:style-name="ro1">
          <table:table-cell office:value-type="float" office:value="2.58333333333333" calcext:value-type="float">
            <text:p>2.58333333333333</text:p>
          </table:table-cell>
          <table:table-cell office:value-type="float" office:value="486458266" calcext:value-type="float">
            <text:p>486458266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671" calcext:value-type="float">
            <text:p>-671</text:p>
          </table:table-cell>
          <table:table-cell/>
          <table:table-cell office:value-type="float" office:value="937.2" calcext:value-type="float">
            <text:p>937.2</text:p>
          </table:table-cell>
        </table:table-row>
        <table:table-row table:style-name="ro1">
          <table:table-cell office:value-type="float" office:value="2.58333333333333" calcext:value-type="float">
            <text:p>2.58333333333333</text:p>
          </table:table-cell>
          <table:table-cell office:value-type="float" office:value="486458266" calcext:value-type="float">
            <text:p>486458266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2.63333333333333" calcext:value-type="float">
            <text:p>2.63333333333333</text:p>
          </table:table-cell>
          <table:table-cell office:value-type="float" office:value="486458268" calcext:value-type="float">
            <text:p>486458268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-498" calcext:value-type="float">
            <text:p>-498</text:p>
          </table:table-cell>
          <table:table-cell/>
          <table:table-cell office:value-type="float" office:value="928.52" calcext:value-type="float">
            <text:p>928.52</text:p>
          </table:table-cell>
        </table:table-row>
        <table:table-row table:style-name="ro1">
          <table:table-cell office:value-type="float" office:value="2.63333333333333" calcext:value-type="float">
            <text:p>2.63333333333333</text:p>
          </table:table-cell>
          <table:table-cell office:value-type="float" office:value="486458268" calcext:value-type="float">
            <text:p>486458268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2.63333333333333" calcext:value-type="float">
            <text:p>2.63333333333333</text:p>
          </table:table-cell>
          <table:table-cell office:value-type="float" office:value="486458268" calcext:value-type="float">
            <text:p>486458268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383" calcext:value-type="float">
            <text:p>-383</text:p>
          </table:table-cell>
          <table:table-cell/>
          <table:table-cell office:value-type="float" office:value="919.84" calcext:value-type="float">
            <text:p>919.84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486458270" calcext:value-type="float">
            <text:p>486458270</text:p>
          </table:table-cell>
          <table:table-cell table:number-columns-repeated="2"/>
          <table:table-cell office:value-type="float" office:value="-4.7" calcext:value-type="float">
            <text:p>-4.7</text:p>
          </table:table-cell>
          <table:table-cell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486458270" calcext:value-type="float">
            <text:p>486458270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-704" calcext:value-type="float">
            <text:p>-704</text:p>
          </table:table-cell>
          <table:table-cell/>
          <table:table-cell office:value-type="float" office:value="901.24" calcext:value-type="float">
            <text:p>901.24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486458270" calcext:value-type="float">
            <text:p>486458270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2.68333333333333" calcext:value-type="float">
            <text:p>2.68333333333333</text:p>
          </table:table-cell>
          <table:table-cell office:value-type="float" office:value="486458272" calcext:value-type="float">
            <text:p>486458272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-454" calcext:value-type="float">
            <text:p>-454</text:p>
          </table:table-cell>
          <table:table-cell/>
          <table:table-cell office:value-type="float" office:value="901.24" calcext:value-type="float">
            <text:p>901.24</text:p>
          </table:table-cell>
        </table:table-row>
        <table:table-row table:style-name="ro1">
          <table:table-cell office:value-type="float" office:value="2.68333333333333" calcext:value-type="float">
            <text:p>2.68333333333333</text:p>
          </table:table-cell>
          <table:table-cell office:value-type="float" office:value="486458272" calcext:value-type="float">
            <text:p>486458272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2.68333333333333" calcext:value-type="float">
            <text:p>2.68333333333333</text:p>
          </table:table-cell>
          <table:table-cell office:value-type="float" office:value="486458272" calcext:value-type="float">
            <text:p>486458272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-107" calcext:value-type="float">
            <text:p>-107</text:p>
          </table:table-cell>
          <table:table-cell/>
          <table:table-cell office:value-type="float" office:value="891.32" calcext:value-type="float">
            <text:p>891.32</text:p>
          </table:table-cell>
        </table:table-row>
        <table:table-row table:style-name="ro1">
          <table:table-cell office:value-type="float" office:value="2.68333333333333" calcext:value-type="float">
            <text:p>2.68333333333333</text:p>
          </table:table-cell>
          <table:table-cell office:value-type="float" office:value="486458272" calcext:value-type="float">
            <text:p>486458272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2.71666666666667" calcext:value-type="float">
            <text:p>2.71666666666667</text:p>
          </table:table-cell>
          <table:table-cell office:value-type="float" office:value="486458274" calcext:value-type="float">
            <text:p>486458274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486" calcext:value-type="float">
            <text:p>-486</text:p>
          </table:table-cell>
          <table:table-cell/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2.71666666666667" calcext:value-type="float">
            <text:p>2.71666666666667</text:p>
          </table:table-cell>
          <table:table-cell office:value-type="float" office:value="486458274" calcext:value-type="float">
            <text:p>486458274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486458276" calcext:value-type="float">
            <text:p>486458276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486458276" calcext:value-type="float">
            <text:p>486458276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-448" calcext:value-type="float">
            <text:p>-448</text:p>
          </table:table-cell>
          <table:table-cell/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486458276" calcext:value-type="float">
            <text:p>486458276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486458276" calcext:value-type="float">
            <text:p>486458276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180" calcext:value-type="float">
            <text:p>-180</text:p>
          </table:table-cell>
          <table:table-cell/>
          <table:table-cell office:value-type="float" office:value="864.04" calcext:value-type="float">
            <text:p>864.04</text:p>
          </table:table-cell>
        </table:table-row>
        <table:table-row table:style-name="ro1">
          <table:table-cell office:value-type="float" office:value="2.78333333333333" calcext:value-type="float">
            <text:p>2.78333333333333</text:p>
          </table:table-cell>
          <table:table-cell office:value-type="float" office:value="486458278" calcext:value-type="float">
            <text:p>486458278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2.78333333333333" calcext:value-type="float">
            <text:p>2.78333333333333</text:p>
          </table:table-cell>
          <table:table-cell office:value-type="float" office:value="486458278" calcext:value-type="float">
            <text:p>486458278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468" calcext:value-type="float">
            <text:p>-468</text:p>
          </table:table-cell>
          <table:table-cell/>
          <table:table-cell office:value-type="float" office:value="857.84" calcext:value-type="float">
            <text:p>857.84</text:p>
          </table:table-cell>
        </table:table-row>
        <table:table-row table:style-name="ro1">
          <table:table-cell office:value-type="float" office:value="2.78333333333333" calcext:value-type="float">
            <text:p>2.78333333333333</text:p>
          </table:table-cell>
          <table:table-cell office:value-type="float" office:value="486458278" calcext:value-type="float">
            <text:p>486458278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2.78333333333333" calcext:value-type="float">
            <text:p>2.78333333333333</text:p>
          </table:table-cell>
          <table:table-cell office:value-type="float" office:value="486458278" calcext:value-type="float">
            <text:p>486458278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-371" calcext:value-type="float">
            <text:p>-371</text:p>
          </table:table-cell>
          <table:table-cell/>
          <table:table-cell office:value-type="float" office:value="840.48" calcext:value-type="float">
            <text:p>840.48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86458280" calcext:value-type="float">
            <text:p>486458280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86458280" calcext:value-type="float">
            <text:p>486458280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412" calcext:value-type="float">
            <text:p>-412</text:p>
          </table:table-cell>
          <table:table-cell/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86458280" calcext:value-type="float">
            <text:p>486458280</text:p>
          </table:table-cell>
          <table:table-cell table:number-columns-repeated="2"/>
          <table:table-cell office:value-type="float" office:value="-4.7" calcext:value-type="float">
            <text:p>-4.7</text:p>
          </table:table-cell>
          <table:table-cell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486458282" calcext:value-type="float">
            <text:p>486458282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411" calcext:value-type="float">
            <text:p>-411</text:p>
          </table:table-cell>
          <table:table-cell/>
          <table:table-cell office:value-type="float" office:value="830.56" calcext:value-type="float">
            <text:p>830.56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486458282" calcext:value-type="float">
            <text:p>486458282</text:p>
          </table:table-cell>
          <table:table-cell table:number-columns-repeated="2"/>
          <table:table-cell office:value-type="float" office:value="-4.4" calcext:value-type="float">
            <text:p>-4.4</text:p>
          </table:table-cell>
          <table:table-cell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486458282" calcext:value-type="float">
            <text:p>486458282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416" calcext:value-type="float">
            <text:p>-416</text:p>
          </table:table-cell>
          <table:table-cell/>
          <table:table-cell office:value-type="float" office:value="826.84" calcext:value-type="float">
            <text:p>826.84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486458282" calcext:value-type="float">
            <text:p>486458282</text:p>
          </table:table-cell>
          <table:table-cell table:number-columns-repeated="2"/>
          <table:table-cell office:value-type="float" office:value="-4.2" calcext:value-type="float">
            <text:p>-4.2</text:p>
          </table:table-cell>
          <table:table-cell/>
        </table:table-row>
        <table:table-row table:style-name="ro1">
          <table:table-cell office:value-type="float" office:value="2.88333333333333" calcext:value-type="float">
            <text:p>2.88333333333333</text:p>
          </table:table-cell>
          <table:table-cell office:value-type="float" office:value="486458284" calcext:value-type="float">
            <text:p>486458284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-267" calcext:value-type="float">
            <text:p>-267</text:p>
          </table:table-cell>
          <table:table-cell/>
          <table:table-cell office:value-type="float" office:value="820.64" calcext:value-type="float">
            <text:p>820.64</text:p>
          </table:table-cell>
        </table:table-row>
        <table:table-row table:style-name="ro1">
          <table:table-cell office:value-type="float" office:value="2.88333333333333" calcext:value-type="float">
            <text:p>2.88333333333333</text:p>
          </table:table-cell>
          <table:table-cell office:value-type="float" office:value="486458284" calcext:value-type="float">
            <text:p>486458284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2.88333333333333" calcext:value-type="float">
            <text:p>2.88333333333333</text:p>
          </table:table-cell>
          <table:table-cell office:value-type="float" office:value="486458284" calcext:value-type="float">
            <text:p>486458284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419" calcext:value-type="float">
            <text:p>-419</text:p>
          </table:table-cell>
          <table:table-cell/>
          <table:table-cell office:value-type="float" office:value="803.28" calcext:value-type="float">
            <text:p>803.28</text:p>
          </table:table-cell>
        </table:table-row>
        <table:table-row table:style-name="ro1">
          <table:table-cell office:value-type="float" office:value="2.91666666666667" calcext:value-type="float">
            <text:p>2.91666666666667</text:p>
          </table:table-cell>
          <table:table-cell office:value-type="float" office:value="486458286" calcext:value-type="float">
            <text:p>486458286</text:p>
          </table:table-cell>
          <table:table-cell table:number-columns-repeated="2"/>
          <table:table-cell office:value-type="float" office:value="-5.2" calcext:value-type="float">
            <text:p>-5.2</text:p>
          </table:table-cell>
          <table:table-cell/>
        </table:table-row>
        <table:table-row table:style-name="ro1">
          <table:table-cell office:value-type="float" office:value="2.91666666666667" calcext:value-type="float">
            <text:p>2.91666666666667</text:p>
          </table:table-cell>
          <table:table-cell office:value-type="float" office:value="486458286" calcext:value-type="float">
            <text:p>486458286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265" calcext:value-type="float">
            <text:p>-265</text:p>
          </table:table-cell>
          <table:table-cell/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2.91666666666667" calcext:value-type="float">
            <text:p>2.91666666666667</text:p>
          </table:table-cell>
          <table:table-cell office:value-type="float" office:value="486458286" calcext:value-type="float">
            <text:p>486458286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2.91666666666667" calcext:value-type="float">
            <text:p>2.91666666666667</text:p>
          </table:table-cell>
          <table:table-cell office:value-type="float" office:value="486458286" calcext:value-type="float">
            <text:p>486458286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460" calcext:value-type="float">
            <text:p>-460</text:p>
          </table:table-cell>
          <table:table-cell/>
          <table:table-cell office:value-type="float" office:value="790.88" calcext:value-type="float">
            <text:p>790.88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486458288" calcext:value-type="float">
            <text:p>486458288</text:p>
          </table:table-cell>
          <table:table-cell table:number-columns-repeated="2"/>
          <table:table-cell office:value-type="float" office:value="-4.6" calcext:value-type="float">
            <text:p>-4.6</text:p>
          </table:table-cell>
          <table:table-cell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486458288" calcext:value-type="float">
            <text:p>486458288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421" calcext:value-type="float">
            <text:p>-421</text:p>
          </table:table-cell>
          <table:table-cell/>
          <table:table-cell office:value-type="float" office:value="790.88" calcext:value-type="float">
            <text:p>790.88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486458288" calcext:value-type="float">
            <text:p>486458288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2.98333333333333" calcext:value-type="float">
            <text:p>2.98333333333333</text:p>
          </table:table-cell>
          <table:table-cell office:value-type="float" office:value="486458290" calcext:value-type="float">
            <text:p>486458290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495" calcext:value-type="float">
            <text:p>-495</text:p>
          </table:table-cell>
          <table:table-cell/>
          <table:table-cell office:value-type="float" office:value="648.56" calcext:value-type="float">
            <text:p>648.56</text:p>
          </table:table-cell>
        </table:table-row>
        <table:table-row table:style-name="ro1">
          <table:table-cell office:value-type="float" office:value="2.98333333333333" calcext:value-type="float">
            <text:p>2.98333333333333</text:p>
          </table:table-cell>
          <table:table-cell office:value-type="float" office:value="486458290" calcext:value-type="float">
            <text:p>486458290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2.98333333333333" calcext:value-type="float">
            <text:p>2.98333333333333</text:p>
          </table:table-cell>
          <table:table-cell office:value-type="float" office:value="486458290" calcext:value-type="float">
            <text:p>486458290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-412" calcext:value-type="float">
            <text:p>-412</text:p>
          </table:table-cell>
          <table:table-cell/>
          <table:table-cell office:value-type="float" office:value="752.44" calcext:value-type="float">
            <text:p>752.44</text:p>
          </table:table-cell>
        </table:table-row>
        <table:table-row table:style-name="ro1">
          <table:table-cell office:value-type="float" office:value="2.98333333333333" calcext:value-type="float">
            <text:p>2.98333333333333</text:p>
          </table:table-cell>
          <table:table-cell office:value-type="float" office:value="486458290" calcext:value-type="float">
            <text:p>486458290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6458292" calcext:value-type="float">
            <text:p>486458292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6458292" calcext:value-type="float">
            <text:p>486458292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185" calcext:value-type="float">
            <text:p>-185</text:p>
          </table:table-cell>
          <table:table-cell/>
          <table:table-cell office:value-type="float" office:value="759.88" calcext:value-type="float">
            <text:p>759.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6458292" calcext:value-type="float">
            <text:p>486458292</text:p>
          </table:table-cell>
          <table:table-cell table:number-columns-repeated="2"/>
          <table:table-cell office:value-type="float" office:value="-3.1" calcext:value-type="float">
            <text:p>-3.1</text:p>
          </table:table-cell>
          <table:table-cell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486458294" calcext:value-type="float">
            <text:p>486458294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195" calcext:value-type="float">
            <text:p>-195</text:p>
          </table:table-cell>
          <table:table-cell/>
          <table:table-cell office:value-type="float" office:value="754.92" calcext:value-type="float">
            <text:p>754.92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486458294" calcext:value-type="float">
            <text:p>486458294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486458294" calcext:value-type="float">
            <text:p>486458294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279" calcext:value-type="float">
            <text:p>-279</text:p>
          </table:table-cell>
          <table:table-cell/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3.06666666666667" calcext:value-type="float">
            <text:p>3.06666666666667</text:p>
          </table:table-cell>
          <table:table-cell office:value-type="float" office:value="486458295" calcext:value-type="float">
            <text:p>486458295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3.06666666666667" calcext:value-type="float">
            <text:p>3.06666666666667</text:p>
          </table:table-cell>
          <table:table-cell office:value-type="float" office:value="486458295" calcext:value-type="float">
            <text:p>486458295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-573" calcext:value-type="float">
            <text:p>-573</text:p>
          </table:table-cell>
          <table:table-cell/>
          <table:table-cell office:value-type="float" office:value="727.64" calcext:value-type="float">
            <text:p>727.64</text:p>
          </table:table-cell>
        </table:table-row>
        <table:table-row table:style-name="ro1">
          <table:table-cell office:value-type="float" office:value="3.06666666666667" calcext:value-type="float">
            <text:p>3.06666666666667</text:p>
          </table:table-cell>
          <table:table-cell office:value-type="float" office:value="486458295" calcext:value-type="float">
            <text:p>48645829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486458297" calcext:value-type="float">
            <text:p>486458297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-670" calcext:value-type="float">
            <text:p>-670</text:p>
          </table:table-cell>
          <table:table-cell/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486458297" calcext:value-type="float">
            <text:p>486458297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486458297" calcext:value-type="float">
            <text:p>486458297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741.28" calcext:value-type="float">
            <text:p>741.28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486458297" calcext:value-type="float">
            <text:p>486458297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486458299" calcext:value-type="float">
            <text:p>486458299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758.64" calcext:value-type="float">
            <text:p>758.64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486458299" calcext:value-type="float">
            <text:p>486458299</text:p>
          </table:table-cell>
          <table:table-cell table:number-columns-repeated="2"/>
          <table:table-cell office:value-type="float" office:value="9.1" calcext:value-type="float">
            <text:p>9.1</text:p>
          </table:table-cell>
          <table:table-cell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486458299" calcext:value-type="float">
            <text:p>486458299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819.4" calcext:value-type="float">
            <text:p>819.4</text:p>
          </table:table-cell>
        </table:table-row>
        <table:table-row table:style-name="ro1">
          <table:table-cell office:value-type="float" office:value="3.16666666666667" calcext:value-type="float">
            <text:p>3.16666666666667</text:p>
          </table:table-cell>
          <table:table-cell office:value-type="float" office:value="486458305" calcext:value-type="float">
            <text:p>486458305</text:p>
          </table:table-cell>
          <table:table-cell table:number-columns-repeated="2"/>
          <table:table-cell office:value-type="float" office:value="9.2" calcext:value-type="float">
            <text:p>9.2</text:p>
          </table:table-cell>
          <table:table-cell/>
        </table:table-row>
        <table:table-row table:style-name="ro1">
          <table:table-cell office:value-type="float" office:value="3.16666666666667" calcext:value-type="float">
            <text:p>3.16666666666667</text:p>
          </table:table-cell>
          <table:table-cell office:value-type="float" office:value="486458305" calcext:value-type="float">
            <text:p>486458305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1411" calcext:value-type="float">
            <text:p>1411</text:p>
          </table:table-cell>
          <table:table-cell/>
          <table:table-cell office:value-type="float" office:value="847.92" calcext:value-type="float">
            <text:p>847.92</text:p>
          </table:table-cell>
        </table:table-row>
        <table:table-row table:style-name="ro1">
          <table:table-cell office:value-type="float" office:value="3.16666666666667" calcext:value-type="float">
            <text:p>3.16666666666667</text:p>
          </table:table-cell>
          <table:table-cell office:value-type="float" office:value="486458305" calcext:value-type="float">
            <text:p>486458305</text:p>
          </table:table-cell>
          <table:table-cell table:number-columns-repeated="2"/>
          <table:table-cell office:value-type="float" office:value="8.3" calcext:value-type="float">
            <text:p>8.3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86458307" calcext:value-type="float">
            <text:p>486458307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1638" calcext:value-type="float">
            <text:p>1638</text:p>
          </table:table-cell>
          <table:table-cell/>
          <table:table-cell office:value-type="float" office:value="893.8" calcext:value-type="float">
            <text:p>893.8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86458307" calcext:value-type="float">
            <text:p>486458307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86458307" calcext:value-type="float">
            <text:p>486458307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1857" calcext:value-type="float">
            <text:p>1857</text:p>
          </table:table-cell>
          <table:table-cell/>
          <table:table-cell office:value-type="float" office:value="939.68" calcext:value-type="float">
            <text:p>939.68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86458307" calcext:value-type="float">
            <text:p>486458307</text:p>
          </table:table-cell>
          <table:table-cell table:number-columns-repeated="2"/>
          <table:table-cell office:value-type="float" office:value="9.7" calcext:value-type="float">
            <text:p>9.7</text:p>
          </table:table-cell>
          <table:table-cell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486458309" calcext:value-type="float">
            <text:p>486458309</text:p>
          </table:table-cell>
          <table:table-cell table:number-columns-repeated="2"/>
          <table:table-cell office:value-type="float" office:value="9.9" calcext:value-type="float">
            <text:p>9.9</text:p>
          </table:table-cell>
          <table:table-cell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486458309" calcext:value-type="float">
            <text:p>486458309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1528" calcext:value-type="float">
            <text:p>1528</text:p>
          </table:table-cell>
          <table:table-cell/>
          <table:table-cell office:value-type="float" office:value="965.72" calcext:value-type="float">
            <text:p>965.72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486458309" calcext:value-type="float">
            <text:p>48645830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486458309" calcext:value-type="float">
            <text:p>486458309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1179" calcext:value-type="float">
            <text:p>1179</text:p>
          </table:table-cell>
          <table:table-cell/>
          <table:table-cell office:value-type="float" office:value="980.6" calcext:value-type="float">
            <text:p>980.6</text:p>
          </table:table-cell>
        </table:table-row>
        <table:table-row table:style-name="ro1">
          <table:table-cell office:value-type="float" office:value="3.26666666666667" calcext:value-type="float">
            <text:p>3.26666666666667</text:p>
          </table:table-cell>
          <table:table-cell office:value-type="float" office:value="486458311" calcext:value-type="float">
            <text:p>486458311</text:p>
          </table:table-cell>
          <table:table-cell table:number-columns-repeated="2"/>
          <table:table-cell office:value-type="float" office:value="9.3" calcext:value-type="float">
            <text:p>9.3</text:p>
          </table:table-cell>
          <table:table-cell/>
        </table:table-row>
        <table:table-row table:style-name="ro1">
          <table:table-cell office:value-type="float" office:value="3.26666666666667" calcext:value-type="float">
            <text:p>3.26666666666667</text:p>
          </table:table-cell>
          <table:table-cell office:value-type="float" office:value="486458311" calcext:value-type="float">
            <text:p>486458311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1005.4" calcext:value-type="float">
            <text:p>1005.4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86458313" calcext:value-type="float">
            <text:p>486458313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86458313" calcext:value-type="float">
            <text:p>486458313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1028.96" calcext:value-type="float">
            <text:p>1028.9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86458313" calcext:value-type="float">
            <text:p>486458313</text:p>
          </table:table-cell>
          <table:table-cell table:number-columns-repeated="2"/>
          <table:table-cell office:value-type="float" office:value="8.9" calcext:value-type="float">
            <text:p>8.9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86458313" calcext:value-type="float">
            <text:p>486458313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1090" calcext:value-type="float">
            <text:p>1090</text:p>
          </table:table-cell>
          <table:table-cell/>
          <table:table-cell office:value-type="float" office:value="936.24" calcext:value-type="float">
            <text:p>936.24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86458313" calcext:value-type="float">
            <text:p>486458313</text:p>
          </table:table-cell>
          <table:table-cell table:number-columns-repeated="2"/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 office:value-type="float" office:value="3.33333333333333" calcext:value-type="float">
            <text:p>3.33333333333333</text:p>
          </table:table-cell>
          <table:table-cell office:value-type="float" office:value="486458315" calcext:value-type="float">
            <text:p>486458315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1147" calcext:value-type="float">
            <text:p>1147</text:p>
          </table:table-cell>
          <table:table-cell/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3.33333333333333" calcext:value-type="float">
            <text:p>3.33333333333333</text:p>
          </table:table-cell>
          <table:table-cell office:value-type="float" office:value="486458315" calcext:value-type="float">
            <text:p>486458315</text:p>
          </table:table-cell>
          <table:table-cell table:number-columns-repeated="2"/>
          <table:table-cell office:value-type="float" office:value="8.8" calcext:value-type="float">
            <text:p>8.8</text:p>
          </table:table-cell>
          <table:table-cell/>
        </table:table-row>
        <table:table-row table:style-name="ro1">
          <table:table-cell office:value-type="float" office:value="3.36666666666667" calcext:value-type="float">
            <text:p>3.36666666666667</text:p>
          </table:table-cell>
          <table:table-cell office:value-type="float" office:value="486458317" calcext:value-type="float">
            <text:p>486458317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1176" calcext:value-type="float">
            <text:p>1176</text:p>
          </table:table-cell>
          <table:table-cell/>
          <table:table-cell office:value-type="float" office:value="983.36" calcext:value-type="float">
            <text:p>983.36</text:p>
          </table:table-cell>
        </table:table-row>
        <table:table-row table:style-name="ro1">
          <table:table-cell office:value-type="float" office:value="3.36666666666667" calcext:value-type="float">
            <text:p>3.36666666666667</text:p>
          </table:table-cell>
          <table:table-cell office:value-type="float" office:value="486458317" calcext:value-type="float">
            <text:p>486458317</text:p>
          </table:table-cell>
          <table:table-cell table:number-columns-repeated="2"/>
          <table:table-cell office:value-type="float" office:value="10.1" calcext:value-type="float">
            <text:p>10.1</text:p>
          </table:table-cell>
          <table:table-cell/>
        </table:table-row>
        <table:table-row table:style-name="ro1">
          <table:table-cell office:value-type="float" office:value="3.36666666666667" calcext:value-type="float">
            <text:p>3.36666666666667</text:p>
          </table:table-cell>
          <table:table-cell office:value-type="float" office:value="486458317" calcext:value-type="float">
            <text:p>486458317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1001.96" calcext:value-type="float">
            <text:p>1001.96</text:p>
          </table:table-cell>
        </table:table-row>
        <table:table-row table:style-name="ro1">
          <table:table-cell office:value-type="float" office:value="3.36666666666667" calcext:value-type="float">
            <text:p>3.36666666666667</text:p>
          </table:table-cell>
          <table:table-cell office:value-type="float" office:value="486458317" calcext:value-type="float">
            <text:p>486458317</text:p>
          </table:table-cell>
          <table:table-cell table:number-columns-repeated="2"/>
          <table:table-cell office:value-type="float" office:value="11.2" calcext:value-type="float">
            <text:p>11.2</text:p>
          </table:table-cell>
          <table:table-cell/>
        </table:table-row>
        <table:table-row table:style-name="ro1">
          <table:table-cell office:value-type="float" office:value="3.41666666666667" calcext:value-type="float">
            <text:p>3.41666666666667</text:p>
          </table:table-cell>
          <table:table-cell office:value-type="float" office:value="486458319" calcext:value-type="float">
            <text:p>486458319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float" office:value="3.41666666666667" calcext:value-type="float">
            <text:p>3.41666666666667</text:p>
          </table:table-cell>
          <table:table-cell office:value-type="float" office:value="486458319" calcext:value-type="float">
            <text:p>486458319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3.41666666666667" calcext:value-type="float">
            <text:p>3.41666666666667</text:p>
          </table:table-cell>
          <table:table-cell office:value-type="float" office:value="486458319" calcext:value-type="float">
            <text:p>486458319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/>
        </table:table-row>
        <table:table-row table:style-name="ro1">
          <table:table-cell office:value-type="float" office:value="3.41666666666667" calcext:value-type="float">
            <text:p>3.41666666666667</text:p>
          </table:table-cell>
          <table:table-cell office:value-type="float" office:value="486458319" calcext:value-type="float">
            <text:p>486458319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066.44" calcext:value-type="float">
            <text:p>1066.44</text:p>
          </table:table-cell>
        </table:table-row>
        <table:table-row table:style-name="ro1">
          <table:table-cell office:value-type="float" office:value="3.43333333333333" calcext:value-type="float">
            <text:p>3.43333333333333</text:p>
          </table:table-cell>
          <table:table-cell office:value-type="float" office:value="486458321" calcext:value-type="float">
            <text:p>486458321</text:p>
          </table:table-cell>
          <table:table-cell table:number-columns-repeated="2"/>
          <table:table-cell office:value-type="float" office:value="12.2" calcext:value-type="float">
            <text:p>12.2</text:p>
          </table:table-cell>
          <table:table-cell/>
        </table:table-row>
        <table:table-row table:style-name="ro1">
          <table:table-cell office:value-type="float" office:value="3.43333333333333" calcext:value-type="float">
            <text:p>3.43333333333333</text:p>
          </table:table-cell>
          <table:table-cell office:value-type="float" office:value="486458321" calcext:value-type="float">
            <text:p>486458321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1504" calcext:value-type="float">
            <text:p>1504</text:p>
          </table:table-cell>
          <table:table-cell/>
          <table:table-cell office:value-type="float" office:value="1107.36" calcext:value-type="float">
            <text:p>1107.36</text:p>
          </table:table-cell>
        </table:table-row>
        <table:table-row table:style-name="ro1">
          <table:table-cell office:value-type="float" office:value="3.43333333333333" calcext:value-type="float">
            <text:p>3.43333333333333</text:p>
          </table:table-cell>
          <table:table-cell office:value-type="float" office:value="486458321" calcext:value-type="float">
            <text:p>486458321</text:p>
          </table:table-cell>
          <table:table-cell table:number-columns-repeated="2"/>
          <table:table-cell office:value-type="float" office:value="11.8" calcext:value-type="float">
            <text:p>11.8</text:p>
          </table:table-cell>
          <table:table-cell/>
        </table:table-row>
        <table:table-row table:style-name="ro1">
          <table:table-cell office:value-type="float" office:value="3.46666666666667" calcext:value-type="float">
            <text:p>3.46666666666667</text:p>
          </table:table-cell>
          <table:table-cell office:value-type="float" office:value="486458323" calcext:value-type="float">
            <text:p>486458323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1608" calcext:value-type="float">
            <text:p>1608</text:p>
          </table:table-cell>
          <table:table-cell/>
          <table:table-cell office:value-type="float" office:value="1142.08" calcext:value-type="float">
            <text:p>1142.08</text:p>
          </table:table-cell>
        </table:table-row>
        <table:table-row table:style-name="ro1">
          <table:table-cell office:value-type="float" office:value="3.46666666666667" calcext:value-type="float">
            <text:p>3.46666666666667</text:p>
          </table:table-cell>
          <table:table-cell office:value-type="float" office:value="486458323" calcext:value-type="float">
            <text:p>486458323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/>
        </table:table-row>
        <table:table-row table:style-name="ro1">
          <table:table-cell office:value-type="float" office:value="3.46666666666667" calcext:value-type="float">
            <text:p>3.46666666666667</text:p>
          </table:table-cell>
          <table:table-cell office:value-type="float" office:value="486458323" calcext:value-type="float">
            <text:p>486458323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1534" calcext:value-type="float">
            <text:p>1534</text:p>
          </table:table-cell>
          <table:table-cell/>
          <table:table-cell office:value-type="float" office:value="1179.28" calcext:value-type="float">
            <text:p>1179.28</text:p>
          </table:table-cell>
        </table:table-row>
        <table:table-row table:style-name="ro1">
          <table:table-cell office:value-type="float" office:value="3.46666666666667" calcext:value-type="float">
            <text:p>3.46666666666667</text:p>
          </table:table-cell>
          <table:table-cell office:value-type="float" office:value="486458323" calcext:value-type="float">
            <text:p>486458323</text:p>
          </table:table-cell>
          <table:table-cell table:number-columns-repeated="2"/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float" office:value="3.51666666666667" calcext:value-type="float">
            <text:p>3.51666666666667</text:p>
          </table:table-cell>
          <table:table-cell office:value-type="float" office:value="486458326" calcext:value-type="float">
            <text:p>486458326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1509" calcext:value-type="float">
            <text:p>1509</text:p>
          </table:table-cell>
          <table:table-cell/>
          <table:table-cell office:value-type="float" office:value="1209.04" calcext:value-type="float">
            <text:p>1209.04</text:p>
          </table:table-cell>
        </table:table-row>
        <table:table-row table:style-name="ro1">
          <table:table-cell office:value-type="float" office:value="3.51666666666667" calcext:value-type="float">
            <text:p>3.51666666666667</text:p>
          </table:table-cell>
          <table:table-cell office:value-type="float" office:value="486458326" calcext:value-type="float">
            <text:p>486458326</text:p>
          </table:table-cell>
          <table:table-cell table:number-columns-repeated="2"/>
          <table:table-cell office:value-type="float" office:value="11.8" calcext:value-type="float">
            <text:p>11.8</text:p>
          </table:table-cell>
          <table:table-cell/>
        </table:table-row>
        <table:table-row table:style-name="ro1">
          <table:table-cell office:value-type="float" office:value="3.51666666666667" calcext:value-type="float">
            <text:p>3.51666666666667</text:p>
          </table:table-cell>
          <table:table-cell office:value-type="float" office:value="486458326" calcext:value-type="float">
            <text:p>486458326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1242.52" calcext:value-type="float">
            <text:p>1242.52</text:p>
          </table:table-cell>
        </table:table-row>
        <table:table-row table:style-name="ro1">
          <table:table-cell office:value-type="float" office:value="3.51666666666667" calcext:value-type="float">
            <text:p>3.51666666666667</text:p>
          </table:table-cell>
          <table:table-cell office:value-type="float" office:value="486458326" calcext:value-type="float">
            <text:p>486458326</text:p>
          </table:table-cell>
          <table:table-cell table:number-columns-repeated="2"/>
          <table:table-cell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486458327" calcext:value-type="float">
            <text:p>486458327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1385" calcext:value-type="float">
            <text:p>1385</text:p>
          </table:table-cell>
          <table:table-cell/>
          <table:table-cell office:value-type="float" office:value="1263.6" calcext:value-type="float">
            <text:p>1263.6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486458327" calcext:value-type="float">
            <text:p>48645832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486458327" calcext:value-type="float">
            <text:p>486458327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1546" calcext:value-type="float">
            <text:p>1546</text:p>
          </table:table-cell>
          <table:table-cell/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486458327" calcext:value-type="float">
            <text:p>486458327</text:p>
          </table:table-cell>
          <table:table-cell table:number-columns-repeated="2"/>
          <table:table-cell office:value-type="float" office:value="14.2" calcext:value-type="float">
            <text:p>14.2</text:p>
          </table:table-cell>
          <table:table-cell/>
        </table:table-row>
        <table:table-row table:style-name="ro1">
          <table:table-cell office:value-type="float" office:value="3.56666666666667" calcext:value-type="float">
            <text:p>3.56666666666667</text:p>
          </table:table-cell>
          <table:table-cell office:value-type="float" office:value="486458330" calcext:value-type="float">
            <text:p>486458330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1445" calcext:value-type="float">
            <text:p>1445</text:p>
          </table:table-cell>
          <table:table-cell/>
          <table:table-cell office:value-type="float" office:value="1336.76" calcext:value-type="float">
            <text:p>1336.76</text:p>
          </table:table-cell>
        </table:table-row>
        <table:table-row table:style-name="ro1">
          <table:table-cell office:value-type="float" office:value="3.56666666666667" calcext:value-type="float">
            <text:p>3.56666666666667</text:p>
          </table:table-cell>
          <table:table-cell office:value-type="float" office:value="486458330" calcext:value-type="float">
            <text:p>486458330</text:p>
          </table:table-cell>
          <table:table-cell table:number-columns-repeated="2"/>
          <table:table-cell office:value-type="float" office:value="14.7" calcext:value-type="float">
            <text:p>14.7</text:p>
          </table:table-cell>
          <table:table-cell/>
        </table:table-row>
        <table:table-row table:style-name="ro1">
          <table:table-cell office:value-type="float" office:value="3.61666666666667" calcext:value-type="float">
            <text:p>3.61666666666667</text:p>
          </table:table-cell>
          <table:table-cell office:value-type="float" office:value="486458332" calcext:value-type="float">
            <text:p>486458332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357.84" calcext:value-type="float">
            <text:p>1357.84</text:p>
          </table:table-cell>
        </table:table-row>
        <table:table-row table:style-name="ro1">
          <table:table-cell office:value-type="float" office:value="3.61666666666667" calcext:value-type="float">
            <text:p>3.61666666666667</text:p>
          </table:table-cell>
          <table:table-cell office:value-type="float" office:value="486458332" calcext:value-type="float">
            <text:p>486458332</text:p>
          </table:table-cell>
          <table:table-cell table:number-columns-repeated="2"/>
          <table:table-cell office:value-type="float" office:value="14.9" calcext:value-type="float">
            <text:p>14.9</text:p>
          </table:table-cell>
          <table:table-cell/>
        </table:table-row>
        <table:table-row table:style-name="ro1">
          <table:table-cell office:value-type="float" office:value="3.61666666666667" calcext:value-type="float">
            <text:p>3.61666666666667</text:p>
          </table:table-cell>
          <table:table-cell office:value-type="float" office:value="486458332" calcext:value-type="float">
            <text:p>486458332</text:p>
          </table:table-cell>
          <table:table-cell table:number-columns-repeated="2"/>
          <table:table-cell office:value-type="float" office:value="14.8" calcext:value-type="float">
            <text:p>14.8</text:p>
          </table:table-cell>
          <table:table-cell/>
        </table:table-row>
        <table:table-row table:style-name="ro1">
          <table:table-cell office:value-type="float" office:value="3.61666666666667" calcext:value-type="float">
            <text:p>3.61666666666667</text:p>
          </table:table-cell>
          <table:table-cell office:value-type="float" office:value="486458332" calcext:value-type="float">
            <text:p>486458332</text:p>
          </table:table-cell>
          <table:table-cell office:value-type="float" office:value="72.0842332613391" calcext:value-type="float">
            <text:p>72.0842332613391</text:p>
          </table:table-cell>
          <table:table-cell office:value-type="float" office:value="1141" calcext:value-type="float">
            <text:p>1141</text:p>
          </table:table-cell>
          <table:table-cell/>
          <table:table-cell office:value-type="float" office:value="1380.16" calcext:value-type="float">
            <text:p>1380.16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486458334" calcext:value-type="float">
            <text:p>486458334</text:p>
          </table:table-cell>
          <table:table-cell table:number-columns-repeated="2"/>
          <table:table-cell office:value-type="float" office:value="15.9" calcext:value-type="float">
            <text:p>15.9</text:p>
          </table:table-cell>
          <table:table-cell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486458334" calcext:value-type="float">
            <text:p>486458334</text:p>
          </table:table-cell>
          <table:table-cell office:value-type="float" office:value="68.6285097192225" calcext:value-type="float">
            <text:p>68.6285097192225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401.24" calcext:value-type="float">
            <text:p>1401.24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486458334" calcext:value-type="float">
            <text:p>486458334</text:p>
          </table:table-cell>
          <table:table-cell table:number-columns-repeated="2"/>
          <table:table-cell office:value-type="float" office:value="13.7" calcext:value-type="float">
            <text:p>13.7</text:p>
          </table:table-cell>
          <table:table-cell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486458334" calcext:value-type="float">
            <text:p>486458334</text:p>
          </table:table-cell>
          <table:table-cell office:value-type="float" office:value="68.6285097192225" calcext:value-type="float">
            <text:p>68.6285097192225</text:p>
          </table:table-cell>
          <table:table-cell office:value-type="float" office:value="932" calcext:value-type="float">
            <text:p>932</text:p>
          </table:table-cell>
          <table:table-cell/>
          <table:table-cell office:value-type="float" office:value="1414.88" calcext:value-type="float">
            <text:p>1414.88</text:p>
          </table:table-cell>
        </table:table-row>
        <table:table-row table:style-name="ro1">
          <table:table-cell office:value-type="float" office:value="3.66666666666667" calcext:value-type="float">
            <text:p>3.66666666666667</text:p>
          </table:table-cell>
          <table:table-cell office:value-type="float" office:value="486458336" calcext:value-type="float">
            <text:p>486458336</text:p>
          </table:table-cell>
          <table:table-cell table:number-columns-repeated="2"/>
          <table:table-cell office:value-type="float" office:value="10.9" calcext:value-type="float">
            <text:p>10.9</text:p>
          </table:table-cell>
          <table:table-cell/>
        </table:table-row>
        <table:table-row table:style-name="ro1">
          <table:table-cell office:value-type="float" office:value="3.66666666666667" calcext:value-type="float">
            <text:p>3.66666666666667</text:p>
          </table:table-cell>
          <table:table-cell office:value-type="float" office:value="486458336" calcext:value-type="float">
            <text:p>486458336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766" calcext:value-type="float">
            <text:p>766</text:p>
          </table:table-cell>
          <table:table-cell/>
          <table:table-cell office:value-type="float" office:value="1435.96" calcext:value-type="float">
            <text:p>1435.96</text:p>
          </table:table-cell>
        </table:table-row>
        <table:table-row table:style-name="ro1">
          <table:table-cell office:value-type="float" office:value="3.66666666666667" calcext:value-type="float">
            <text:p>3.66666666666667</text:p>
          </table:table-cell>
          <table:table-cell office:value-type="float" office:value="486458336" calcext:value-type="float">
            <text:p>486458336</text:p>
          </table:table-cell>
          <table:table-cell table:number-columns-repeated="2"/>
          <table:table-cell office:value-type="float" office:value="9.2" calcext:value-type="float">
            <text:p>9.2</text:p>
          </table:table-cell>
          <table:table-cell/>
        </table:table-row>
        <table:table-row table:style-name="ro1">
          <table:table-cell office:value-type="float" office:value="3.71666666666667" calcext:value-type="float">
            <text:p>3.71666666666667</text:p>
          </table:table-cell>
          <table:table-cell office:value-type="float" office:value="486458338" calcext:value-type="float">
            <text:p>486458338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442.16" calcext:value-type="float">
            <text:p>1442.16</text:p>
          </table:table-cell>
        </table:table-row>
        <table:table-row table:style-name="ro1">
          <table:table-cell office:value-type="float" office:value="3.71666666666667" calcext:value-type="float">
            <text:p>3.71666666666667</text:p>
          </table:table-cell>
          <table:table-cell office:value-type="float" office:value="486458338" calcext:value-type="float">
            <text:p>486458338</text:p>
          </table:table-cell>
          <table:table-cell table:number-columns-repeated="2"/>
          <table:table-cell office:value-type="float" office:value="9.9" calcext:value-type="float">
            <text:p>9.9</text:p>
          </table:table-cell>
          <table:table-cell/>
        </table:table-row>
        <table:table-row table:style-name="ro1">
          <table:table-cell office:value-type="float" office:value="3.71666666666667" calcext:value-type="float">
            <text:p>3.71666666666667</text:p>
          </table:table-cell>
          <table:table-cell office:value-type="float" office:value="486458338" calcext:value-type="float">
            <text:p>486458338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1450.84" calcext:value-type="float">
            <text:p>1450.84</text:p>
          </table:table-cell>
        </table:table-row>
        <table:table-row table:style-name="ro1">
          <table:table-cell office:value-type="float" office:value="3.71666666666667" calcext:value-type="float">
            <text:p>3.71666666666667</text:p>
          </table:table-cell>
          <table:table-cell office:value-type="float" office:value="486458338" calcext:value-type="float">
            <text:p>486458338</text:p>
          </table:table-cell>
          <table:table-cell table:number-columns-repeated="2"/>
          <table:table-cell office:value-type="float" office:value="9.3" calcext:value-type="float">
            <text:p>9.3</text:p>
          </table:table-cell>
          <table:table-cell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486458340" calcext:value-type="float">
            <text:p>486458340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float" office:value="1469.44" calcext:value-type="float">
            <text:p>1469.44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486458340" calcext:value-type="float">
            <text:p>486458340</text:p>
          </table:table-cell>
          <table:table-cell table:number-columns-repeated="2"/>
          <table:table-cell office:value-type="float" office:value="9.9" calcext:value-type="float">
            <text:p>9.9</text:p>
          </table:table-cell>
          <table:table-cell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486458340" calcext:value-type="float">
            <text:p>486458340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1500.44" calcext:value-type="float">
            <text:p>1500.44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486458342" calcext:value-type="float">
            <text:p>486458342</text:p>
          </table:table-cell>
          <table:table-cell table:number-columns-repeated="2"/>
          <table:table-cell office:value-type="float" office:value="9.2" calcext:value-type="float">
            <text:p>9.2</text:p>
          </table:table-cell>
          <table:table-cell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486458342" calcext:value-type="float">
            <text:p>486458342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1184" calcext:value-type="float">
            <text:p>1184</text:p>
          </table:table-cell>
          <table:table-cell/>
          <table:table-cell office:value-type="float" office:value="1531.44" calcext:value-type="float">
            <text:p>1531.44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486458342" calcext:value-type="float">
            <text:p>486458342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486458342" calcext:value-type="float">
            <text:p>486458342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1355" calcext:value-type="float">
            <text:p>1355</text:p>
          </table:table-cell>
          <table:table-cell/>
          <table:table-cell office:value-type="float" office:value="1572.36" calcext:value-type="float">
            <text:p>1572.36</text:p>
          </table:table-cell>
        </table:table-row>
        <table:table-row table:style-name="ro1">
          <table:table-cell office:value-type="float" office:value="3.81666666666667" calcext:value-type="float">
            <text:p>3.81666666666667</text:p>
          </table:table-cell>
          <table:table-cell office:value-type="float" office:value="486458344" calcext:value-type="float">
            <text:p>486458344</text:p>
          </table:table-cell>
          <table:table-cell table:number-columns-repeated="2"/>
          <table:table-cell office:value-type="float" office:value="12.9" calcext:value-type="float">
            <text:p>12.9</text:p>
          </table:table-cell>
          <table:table-cell/>
        </table:table-row>
        <table:table-row table:style-name="ro1">
          <table:table-cell office:value-type="float" office:value="3.81666666666667" calcext:value-type="float">
            <text:p>3.81666666666667</text:p>
          </table:table-cell>
          <table:table-cell office:value-type="float" office:value="486458344" calcext:value-type="float">
            <text:p>486458344</text:p>
          </table:table-cell>
          <table:table-cell table:number-columns-repeated="2"/>
          <table:table-cell office:value-type="float" office:value="15.1" calcext:value-type="float">
            <text:p>15.1</text:p>
          </table:table-cell>
          <table:table-cell/>
        </table:table-row>
        <table:table-row table:style-name="ro1">
          <table:table-cell office:value-type="float" office:value="3.81666666666667" calcext:value-type="float">
            <text:p>3.81666666666667</text:p>
          </table:table-cell>
          <table:table-cell office:value-type="float" office:value="486458344" calcext:value-type="float">
            <text:p>486458344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1434" calcext:value-type="float">
            <text:p>1434</text:p>
          </table:table-cell>
          <table:table-cell/>
          <table:table-cell office:value-type="float" office:value="1605.84" calcext:value-type="float">
            <text:p>1605.84</text:p>
          </table:table-cell>
        </table:table-row>
        <table:table-row table:style-name="ro1">
          <table:table-cell office:value-type="float" office:value="3.86666666666667" calcext:value-type="float">
            <text:p>3.86666666666667</text:p>
          </table:table-cell>
          <table:table-cell office:value-type="float" office:value="486458346" calcext:value-type="float">
            <text:p>486458346</text:p>
          </table:table-cell>
          <table:table-cell table:number-columns-repeated="2"/>
          <table:table-cell office:value-type="float" office:value="14.9" calcext:value-type="float">
            <text:p>14.9</text:p>
          </table:table-cell>
          <table:table-cell/>
        </table:table-row>
        <table:table-row table:style-name="ro1">
          <table:table-cell office:value-type="float" office:value="3.86666666666667" calcext:value-type="float">
            <text:p>3.86666666666667</text:p>
          </table:table-cell>
          <table:table-cell office:value-type="float" office:value="486458346" calcext:value-type="float">
            <text:p>486458346</text:p>
          </table:table-cell>
          <table:table-cell office:value-type="float" office:value="70.3563714902808" calcext:value-type="float">
            <text:p>70.3563714902808</text:p>
          </table:table-cell>
          <table:table-cell office:value-type="float" office:value="1375" calcext:value-type="float">
            <text:p>1375</text:p>
          </table:table-cell>
          <table:table-cell/>
          <table:table-cell office:value-type="float" office:value="1519.32" calcext:value-type="float">
            <text:p>1519.32</text:p>
          </table:table-cell>
        </table:table-row>
        <table:table-row table:style-name="ro1">
          <table:table-cell office:value-type="float" office:value="3.86666666666667" calcext:value-type="float">
            <text:p>3.86666666666667</text:p>
          </table:table-cell>
          <table:table-cell office:value-type="float" office:value="486458346" calcext:value-type="float">
            <text:p>486458346</text:p>
          </table:table-cell>
          <table:table-cell table:number-columns-repeated="2"/>
          <table:table-cell office:value-type="float" office:value="14.6" calcext:value-type="float">
            <text:p>14.6</text:p>
          </table:table-cell>
          <table:table-cell/>
        </table:table-row>
        <table:table-row table:style-name="ro1">
          <table:table-cell office:value-type="float" office:value="3.86666666666667" calcext:value-type="float">
            <text:p>3.86666666666667</text:p>
          </table:table-cell>
          <table:table-cell office:value-type="float" office:value="486458346" calcext:value-type="float">
            <text:p>486458346</text:p>
          </table:table-cell>
          <table:table-cell office:value-type="float" office:value="71.2203023758099" calcext:value-type="float">
            <text:p>71.2203023758099</text:p>
          </table:table-cell>
          <table:table-cell office:value-type="float" office:value="1546" calcext:value-type="float">
            <text:p>1546</text:p>
          </table:table-cell>
          <table:table-cell/>
          <table:table-cell office:value-type="float" office:value="1561.48" calcext:value-type="float">
            <text:p>1561.48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486458348" calcext:value-type="float">
            <text:p>486458348</text:p>
          </table:table-cell>
          <table:table-cell table:number-columns-repeated="2"/>
          <table:table-cell office:value-type="float" office:value="14.2" calcext:value-type="float">
            <text:p>14.2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486458348" calcext:value-type="float">
            <text:p>486458348</text:p>
          </table:table-cell>
          <table:table-cell office:value-type="float" office:value="70.3563714902808" calcext:value-type="float">
            <text:p>70.3563714902808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1593.72" calcext:value-type="float">
            <text:p>1593.72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486458348" calcext:value-type="float">
            <text:p>48645834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486458348" calcext:value-type="float">
            <text:p>486458348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1334" calcext:value-type="float">
            <text:p>1334</text:p>
          </table:table-cell>
          <table:table-cell/>
          <table:table-cell office:value-type="float" office:value="1622.24" calcext:value-type="float">
            <text:p>1622.24</text:p>
          </table:table-cell>
        </table:table-row>
        <table:table-row table:style-name="ro1">
          <table:table-cell office:value-type="float" office:value="3.91666666666667" calcext:value-type="float">
            <text:p>3.91666666666667</text:p>
          </table:table-cell>
          <table:table-cell office:value-type="float" office:value="486458350" calcext:value-type="float">
            <text:p>486458350</text:p>
          </table:table-cell>
          <table:table-cell table:number-columns-repeated="2"/>
          <table:table-cell office:value-type="float" office:value="14.3" calcext:value-type="float">
            <text:p>14.3</text:p>
          </table:table-cell>
          <table:table-cell/>
        </table:table-row>
        <table:table-row table:style-name="ro1">
          <table:table-cell office:value-type="float" office:value="3.91666666666667" calcext:value-type="float">
            <text:p>3.91666666666667</text:p>
          </table:table-cell>
          <table:table-cell office:value-type="float" office:value="486458350" calcext:value-type="float">
            <text:p>486458350</text:p>
          </table:table-cell>
          <table:table-cell office:value-type="float" office:value="70.3563714902808" calcext:value-type="float">
            <text:p>70.3563714902808</text:p>
          </table:table-cell>
          <table:table-cell office:value-type="float" office:value="1337" calcext:value-type="float">
            <text:p>1337</text:p>
          </table:table-cell>
          <table:table-cell/>
          <table:table-cell office:value-type="float" office:value="1779.44" calcext:value-type="float">
            <text:p>1779.44</text:p>
          </table:table-cell>
        </table:table-row>
        <table:table-row table:style-name="ro1">
          <table:table-cell office:value-type="float" office:value="3.91666666666667" calcext:value-type="float">
            <text:p>3.91666666666667</text:p>
          </table:table-cell>
          <table:table-cell office:value-type="float" office:value="486458350" calcext:value-type="float">
            <text:p>486458350</text:p>
          </table:table-cell>
          <table:table-cell table:number-columns-repeated="2"/>
          <table:table-cell office:value-type="float" office:value="13.8" calcext:value-type="float">
            <text:p>13.8</text:p>
          </table:table-cell>
          <table:table-cell/>
        </table:table-row>
        <table:table-row table:style-name="ro1">
          <table:table-cell office:value-type="float" office:value="3.96666666666667" calcext:value-type="float">
            <text:p>3.96666666666667</text:p>
          </table:table-cell>
          <table:table-cell office:value-type="float" office:value="486458352" calcext:value-type="float">
            <text:p>486458352</text:p>
          </table:table-cell>
          <table:table-cell office:value-type="float" office:value="67.7645788336933" calcext:value-type="float">
            <text:p>67.7645788336933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1685.48" calcext:value-type="float">
            <text:p>1685.48</text:p>
          </table:table-cell>
        </table:table-row>
        <table:table-row table:style-name="ro1">
          <table:table-cell office:value-type="float" office:value="3.96666666666667" calcext:value-type="float">
            <text:p>3.96666666666667</text:p>
          </table:table-cell>
          <table:table-cell office:value-type="float" office:value="486458352" calcext:value-type="float">
            <text:p>48645835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.96666666666667" calcext:value-type="float">
            <text:p>3.96666666666667</text:p>
          </table:table-cell>
          <table:table-cell office:value-type="float" office:value="486458352" calcext:value-type="float">
            <text:p>486458352</text:p>
          </table:table-cell>
          <table:table-cell office:value-type="float" office:value="66.9006479481642" calcext:value-type="float">
            <text:p>66.9006479481642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float" office:value="1709.04" calcext:value-type="float">
            <text:p>1709.04</text:p>
          </table:table-cell>
        </table:table-row>
        <table:table-row table:style-name="ro1">
          <table:table-cell office:value-type="float" office:value="3.96666666666667" calcext:value-type="float">
            <text:p>3.96666666666667</text:p>
          </table:table-cell>
          <table:table-cell office:value-type="float" office:value="486458352" calcext:value-type="float">
            <text:p>486458352</text:p>
          </table:table-cell>
          <table:table-cell table:number-columns-repeated="2"/>
          <table:table-cell office:value-type="float" office:value="14.5" calcext:value-type="float">
            <text:p>14.5</text:p>
          </table:table-cell>
          <table:table-cell/>
        </table:table-row>
        <table:table-row table:style-name="ro1">
          <table:table-cell office:value-type="float" office:value="3.98333333333333" calcext:value-type="float">
            <text:p>3.98333333333333</text:p>
          </table:table-cell>
          <table:table-cell office:value-type="float" office:value="486458354" calcext:value-type="float">
            <text:p>486458354</text:p>
          </table:table-cell>
          <table:table-cell table:number-columns-repeated="2"/>
          <table:table-cell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float" office:value="3.98333333333333" calcext:value-type="float">
            <text:p>3.98333333333333</text:p>
          </table:table-cell>
          <table:table-cell office:value-type="float" office:value="486458354" calcext:value-type="float">
            <text:p>486458354</text:p>
          </table:table-cell>
          <table:table-cell office:value-type="float" office:value="69.4924406047516" calcext:value-type="float">
            <text:p>69.4924406047516</text:p>
          </table:table-cell>
          <table:table-cell office:value-type="float" office:value="1123" calcext:value-type="float">
            <text:p>1123</text:p>
          </table:table-cell>
          <table:table-cell/>
          <table:table-cell office:value-type="float" office:value="1736.32" calcext:value-type="float">
            <text:p>1736.32</text:p>
          </table:table-cell>
        </table:table-row>
        <table:table-row table:style-name="ro1">
          <table:table-cell office:value-type="float" office:value="3.98333333333333" calcext:value-type="float">
            <text:p>3.98333333333333</text:p>
          </table:table-cell>
          <table:table-cell office:value-type="float" office:value="486458354" calcext:value-type="float">
            <text:p>486458354</text:p>
          </table:table-cell>
          <table:table-cell table:number-columns-repeated="2"/>
          <table:table-cell office:value-type="float" office:value="12.2" calcext:value-type="float">
            <text:p>12.2</text:p>
          </table:table-cell>
          <table:table-cell/>
        </table:table-row>
        <table:table-row table:style-name="ro1">
          <table:table-cell office:value-type="float" office:value="4.01666666666667" calcext:value-type="float">
            <text:p>4.01666666666667</text:p>
          </table:table-cell>
          <table:table-cell office:value-type="float" office:value="486458356" calcext:value-type="float">
            <text:p>486458356</text:p>
          </table:table-cell>
          <table:table-cell office:value-type="float" office:value="68.6285097192225" calcext:value-type="float">
            <text:p>68.6285097192225</text:p>
          </table:table-cell>
          <table:table-cell office:value-type="float" office:value="927" calcext:value-type="float">
            <text:p>927</text:p>
          </table:table-cell>
          <table:table-cell/>
          <table:table-cell office:value-type="float" office:value="1753.68" calcext:value-type="float">
            <text:p>1753.68</text:p>
          </table:table-cell>
        </table:table-row>
        <table:table-row table:style-name="ro1">
          <table:table-cell office:value-type="float" office:value="4.01666666666667" calcext:value-type="float">
            <text:p>4.01666666666667</text:p>
          </table:table-cell>
          <table:table-cell office:value-type="float" office:value="486458356" calcext:value-type="float">
            <text:p>486458356</text:p>
          </table:table-cell>
          <table:table-cell table:number-columns-repeated="2"/>
          <table:table-cell office:value-type="float" office:value="11.6" calcext:value-type="float">
            <text:p>11.6</text:p>
          </table:table-cell>
          <table:table-cell/>
        </table:table-row>
        <table:table-row table:style-name="ro1">
          <table:table-cell office:value-type="float" office:value="4.01666666666667" calcext:value-type="float">
            <text:p>4.01666666666667</text:p>
          </table:table-cell>
          <table:table-cell office:value-type="float" office:value="486458356" calcext:value-type="float">
            <text:p>486458356</text:p>
          </table:table-cell>
          <table:table-cell office:value-type="float" office:value="71.2203023758099" calcext:value-type="float">
            <text:p>71.2203023758099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783.44" calcext:value-type="float">
            <text:p>1783.44</text:p>
          </table:table-cell>
        </table:table-row>
        <table:table-row table:style-name="ro1">
          <table:table-cell office:value-type="float" office:value="4.06666666666667" calcext:value-type="float">
            <text:p>4.06666666666667</text:p>
          </table:table-cell>
          <table:table-cell office:value-type="float" office:value="486458358" calcext:value-type="float">
            <text:p>486458358</text:p>
          </table:table-cell>
          <table:table-cell table:number-columns-repeated="2"/>
          <table:table-cell office:value-type="float" office:value="11.8" calcext:value-type="float">
            <text:p>11.8</text:p>
          </table:table-cell>
          <table:table-cell/>
        </table:table-row>
        <table:table-row table:style-name="ro1">
          <table:table-cell office:value-type="float" office:value="4.06666666666667" calcext:value-type="float">
            <text:p>4.06666666666667</text:p>
          </table:table-cell>
          <table:table-cell office:value-type="float" office:value="486458358" calcext:value-type="float">
            <text:p>486458358</text:p>
          </table:table-cell>
          <table:table-cell office:value-type="float" office:value="71.2203023758099" calcext:value-type="float">
            <text:p>71.2203023758099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float" office:value="1803.28" calcext:value-type="float">
            <text:p>1803.28</text:p>
          </table:table-cell>
        </table:table-row>
        <table:table-row table:style-name="ro1">
          <table:table-cell office:value-type="float" office:value="4.06666666666667" calcext:value-type="float">
            <text:p>4.06666666666667</text:p>
          </table:table-cell>
          <table:table-cell office:value-type="float" office:value="486458358" calcext:value-type="float">
            <text:p>486458358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/>
        </table:table-row>
        <table:table-row table:style-name="ro1">
          <table:table-cell office:value-type="float" office:value="4.06666666666667" calcext:value-type="float">
            <text:p>4.06666666666667</text:p>
          </table:table-cell>
          <table:table-cell office:value-type="float" office:value="486458358" calcext:value-type="float">
            <text:p>486458358</text:p>
          </table:table-cell>
          <table:table-cell office:value-type="float" office:value="71.2203023758099" calcext:value-type="float">
            <text:p>71.2203023758099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float" office:value="1839.24" calcext:value-type="float">
            <text:p>1839.24</text:p>
          </table:table-cell>
        </table:table-row>
        <table:table-row table:style-name="ro1">
          <table:table-cell office:value-type="float" office:value="4.08333333333333" calcext:value-type="float">
            <text:p>4.08333333333333</text:p>
          </table:table-cell>
          <table:table-cell office:value-type="float" office:value="486458360" calcext:value-type="float">
            <text:p>486458360</text:p>
          </table:table-cell>
          <table:table-cell table:number-columns-repeated="2"/>
          <table:table-cell office:value-type="float" office:value="12.2" calcext:value-type="float">
            <text:p>12.2</text:p>
          </table:table-cell>
          <table:table-cell/>
        </table:table-row>
        <table:table-row table:style-name="ro1">
          <table:table-cell office:value-type="float" office:value="4.08333333333333" calcext:value-type="float">
            <text:p>4.08333333333333</text:p>
          </table:table-cell>
          <table:table-cell office:value-type="float" office:value="486458360" calcext:value-type="float">
            <text:p>486458360</text:p>
          </table:table-cell>
          <table:table-cell office:value-type="float" office:value="71.2203023758099" calcext:value-type="float">
            <text:p>71.2203023758099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1873.96" calcext:value-type="float">
            <text:p>1873.96</text:p>
          </table:table-cell>
        </table:table-row>
        <table:table-row table:style-name="ro1">
          <table:table-cell office:value-type="float" office:value="4.08333333333333" calcext:value-type="float">
            <text:p>4.08333333333333</text:p>
          </table:table-cell>
          <table:table-cell office:value-type="float" office:value="486458360" calcext:value-type="float">
            <text:p>486458360</text:p>
          </table:table-cell>
          <table:table-cell table:number-columns-repeated="2"/>
          <table:table-cell office:value-type="float" office:value="12.1" calcext:value-type="float">
            <text:p>12.1</text:p>
          </table:table-cell>
          <table:table-cell/>
        </table:table-row>
        <table:table-row table:style-name="ro1">
          <table:table-cell office:value-type="float" office:value="4.13333333333333" calcext:value-type="float">
            <text:p>4.13333333333333</text:p>
          </table:table-cell>
          <table:table-cell office:value-type="float" office:value="486458362" calcext:value-type="float">
            <text:p>486458362</text:p>
          </table:table-cell>
          <table:table-cell office:value-type="float" office:value="72.0842332613391" calcext:value-type="float">
            <text:p>72.0842332613391</text:p>
          </table:table-cell>
          <table:table-cell office:value-type="float" office:value="1449" calcext:value-type="float">
            <text:p>1449</text:p>
          </table:table-cell>
          <table:table-cell/>
          <table:table-cell office:value-type="float" office:value="1908.68" calcext:value-type="float">
            <text:p>1908.68</text:p>
          </table:table-cell>
        </table:table-row>
        <table:table-row table:style-name="ro1">
          <table:table-cell office:value-type="float" office:value="4.13333333333333" calcext:value-type="float">
            <text:p>4.13333333333333</text:p>
          </table:table-cell>
          <table:table-cell office:value-type="float" office:value="486458362" calcext:value-type="float">
            <text:p>486458362</text:p>
          </table:table-cell>
          <table:table-cell table:number-columns-repeated="2"/>
          <table:table-cell office:value-type="float" office:value="12.3" calcext:value-type="float">
            <text:p>12.3</text:p>
          </table:table-cell>
          <table:table-cell/>
        </table:table-row>
        <table:table-row table:style-name="ro1">
          <table:table-cell office:value-type="float" office:value="4.13333333333333" calcext:value-type="float">
            <text:p>4.13333333333333</text:p>
          </table:table-cell>
          <table:table-cell office:value-type="float" office:value="486458362" calcext:value-type="float">
            <text:p>486458362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1554" calcext:value-type="float">
            <text:p>1554</text:p>
          </table:table-cell>
          <table:table-cell/>
          <table:table-cell office:value-type="float" office:value="1953.32" calcext:value-type="float">
            <text:p>1953.32</text:p>
          </table:table-cell>
        </table:table-row>
        <table:table-row table:style-name="ro1">
          <table:table-cell office:value-type="float" office:value="4.13333333333333" calcext:value-type="float">
            <text:p>4.13333333333333</text:p>
          </table:table-cell>
          <table:table-cell office:value-type="float" office:value="486458362" calcext:value-type="float">
            <text:p>486458362</text:p>
          </table:table-cell>
          <table:table-cell table:number-columns-repeated="2"/>
          <table:table-cell office:value-type="float" office:value="13.2" calcext:value-type="float">
            <text:p>13.2</text:p>
          </table:table-cell>
          <table:table-cell/>
        </table:table-row>
        <table:table-row table:style-name="ro1">
          <table:table-cell office:value-type="float" office:value="4.16666666666667" calcext:value-type="float">
            <text:p>4.16666666666667</text:p>
          </table:table-cell>
          <table:table-cell office:value-type="float" office:value="486458368" calcext:value-type="float">
            <text:p>486458368</text:p>
          </table:table-cell>
          <table:table-cell table:number-columns-repeated="2"/>
          <table:table-cell office:value-type="float" office:value="13.4" calcext:value-type="float">
            <text:p>13.4</text:p>
          </table:table-cell>
          <table:table-cell/>
        </table:table-row>
        <table:table-row table:style-name="ro1">
          <table:table-cell office:value-type="float" office:value="4.16666666666667" calcext:value-type="float">
            <text:p>4.16666666666667</text:p>
          </table:table-cell>
          <table:table-cell office:value-type="float" office:value="486458368" calcext:value-type="float">
            <text:p>486458368</text:p>
          </table:table-cell>
          <table:table-cell office:value-type="float" office:value="72.0842332613391" calcext:value-type="float">
            <text:p>72.0842332613391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1988.04" calcext:value-type="float">
            <text:p>1988.04</text:p>
          </table:table-cell>
        </table:table-row>
        <table:table-row table:style-name="ro1">
          <table:table-cell office:value-type="float" office:value="4.16666666666667" calcext:value-type="float">
            <text:p>4.16666666666667</text:p>
          </table:table-cell>
          <table:table-cell office:value-type="float" office:value="486458368" calcext:value-type="float">
            <text:p>486458368</text:p>
          </table:table-cell>
          <table:table-cell table:number-columns-repeated="2"/>
          <table:table-cell office:value-type="float" office:value="15.1" calcext:value-type="float">
            <text:p>15.1</text:p>
          </table:table-cell>
          <table:table-cell/>
        </table:table-row>
        <table:table-row table:style-name="ro1">
          <table:table-cell office:value-type="float" office:value="4.16666666666667" calcext:value-type="float">
            <text:p>4.16666666666667</text:p>
          </table:table-cell>
          <table:table-cell office:value-type="float" office:value="486458368" calcext:value-type="float">
            <text:p>486458368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1519" calcext:value-type="float">
            <text:p>1519</text:p>
          </table:table-cell>
          <table:table-cell/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86458371" calcext:value-type="float">
            <text:p>486458371</text:p>
          </table:table-cell>
          <table:table-cell table:number-columns-repeated="2"/>
          <table:table-cell office:value-type="float" office:value="14.5" calcext:value-type="float">
            <text:p>14.5</text:p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86458371" calcext:value-type="float">
            <text:p>486458371</text:p>
          </table:table-cell>
          <table:table-cell office:value-type="float" office:value="72.0842332613391" calcext:value-type="float">
            <text:p>72.0842332613391</text:p>
          </table:table-cell>
          <table:table-cell office:value-type="float" office:value="1550" calcext:value-type="float">
            <text:p>1550</text:p>
          </table:table-cell>
          <table:table-cell/>
          <table:table-cell office:value-type="float" office:value="2063.68" calcext:value-type="float">
            <text:p>2063.6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86458371" calcext:value-type="float">
            <text:p>486458371</text:p>
          </table:table-cell>
          <table:table-cell table:number-columns-repeated="2"/>
          <table:table-cell office:value-type="float" office:value="15.2" calcext:value-type="float">
            <text:p>15.2</text:p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86458371" calcext:value-type="float">
            <text:p>486458371</text:p>
          </table:table-cell>
          <table:table-cell office:value-type="float" office:value="71.2203023758099" calcext:value-type="float">
            <text:p>71.2203023758099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2098.4" calcext:value-type="float">
            <text:p>2098.4</text:p>
          </table:table-cell>
        </table:table-row>
        <table:table-row table:style-name="ro1">
          <table:table-cell office:value-type="float" office:value="4.23333333333333" calcext:value-type="float">
            <text:p>4.23333333333333</text:p>
          </table:table-cell>
          <table:table-cell office:value-type="float" office:value="486458373" calcext:value-type="float">
            <text:p>48645837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.23333333333333" calcext:value-type="float">
            <text:p>4.23333333333333</text:p>
          </table:table-cell>
          <table:table-cell office:value-type="float" office:value="486458373" calcext:value-type="float">
            <text:p>486458373</text:p>
          </table:table-cell>
          <table:table-cell office:value-type="float" office:value="71.2203023758099" calcext:value-type="float">
            <text:p>71.2203023758099</text:p>
          </table:table-cell>
          <table:table-cell office:value-type="float" office:value="1523" calcext:value-type="float">
            <text:p>1523</text:p>
          </table:table-cell>
          <table:table-cell/>
          <table:table-cell office:value-type="float" office:value="2130.64" calcext:value-type="float">
            <text:p>2130.64</text:p>
          </table:table-cell>
        </table:table-row>
        <table:table-row table:style-name="ro1">
          <table:table-cell office:value-type="float" office:value="4.23333333333333" calcext:value-type="float">
            <text:p>4.23333333333333</text:p>
          </table:table-cell>
          <table:table-cell office:value-type="float" office:value="486458373" calcext:value-type="float">
            <text:p>486458373</text:p>
          </table:table-cell>
          <table:table-cell table:number-columns-repeated="2"/>
          <table:table-cell office:value-type="float" office:value="15.8" calcext:value-type="float">
            <text:p>15.8</text:p>
          </table:table-cell>
          <table:table-cell/>
        </table:table-row>
        <table:table-row table:style-name="ro1">
          <table:table-cell office:value-type="float" office:value="4.26666666666667" calcext:value-type="float">
            <text:p>4.26666666666667</text:p>
          </table:table-cell>
          <table:table-cell office:value-type="float" office:value="486458375" calcext:value-type="float">
            <text:p>486458375</text:p>
          </table:table-cell>
          <table:table-cell office:value-type="float" office:value="68.6285097192225" calcext:value-type="float">
            <text:p>68.6285097192225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2160.4" calcext:value-type="float">
            <text:p>2160.4</text:p>
          </table:table-cell>
        </table:table-row>
        <table:table-row table:style-name="ro1">
          <table:table-cell office:value-type="float" office:value="4.26666666666667" calcext:value-type="float">
            <text:p>4.26666666666667</text:p>
          </table:table-cell>
          <table:table-cell office:value-type="float" office:value="486458375" calcext:value-type="float">
            <text:p>48645837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.26666666666667" calcext:value-type="float">
            <text:p>4.26666666666667</text:p>
          </table:table-cell>
          <table:table-cell office:value-type="float" office:value="486458375" calcext:value-type="float">
            <text:p>486458375</text:p>
          </table:table-cell>
          <table:table-cell office:value-type="float" office:value="67.7645788336933" calcext:value-type="float">
            <text:p>67.7645788336933</text:p>
          </table:table-cell>
          <table:table-cell office:value-type="float" office:value="1304" calcext:value-type="float">
            <text:p>1304</text:p>
          </table:table-cell>
          <table:table-cell/>
          <table:table-cell office:value-type="float" office:value="2190.16" calcext:value-type="float">
            <text:p>2190.16</text:p>
          </table:table-cell>
        </table:table-row>
        <table:table-row table:style-name="ro1">
          <table:table-cell office:value-type="float" office:value="4.31666666666667" calcext:value-type="float">
            <text:p>4.31666666666667</text:p>
          </table:table-cell>
          <table:table-cell office:value-type="float" office:value="486458377" calcext:value-type="float">
            <text:p>486458377</text:p>
          </table:table-cell>
          <table:table-cell table:number-columns-repeated="2"/>
          <table:table-cell office:value-type="float" office:value="14.1" calcext:value-type="float">
            <text:p>14.1</text:p>
          </table:table-cell>
          <table:table-cell/>
        </table:table-row>
        <table:table-row table:style-name="ro1">
          <table:table-cell office:value-type="float" office:value="4.31666666666667" calcext:value-type="float">
            <text:p>4.31666666666667</text:p>
          </table:table-cell>
          <table:table-cell office:value-type="float" office:value="486458377" calcext:value-type="float">
            <text:p>486458377</text:p>
          </table:table-cell>
          <table:table-cell office:value-type="float" office:value="67.7645788336933" calcext:value-type="float">
            <text:p>67.764578833693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091.24" calcext:value-type="float">
            <text:p>2091.24</text:p>
          </table:table-cell>
        </table:table-row>
        <table:table-row table:style-name="ro1">
          <table:table-cell office:value-type="float" office:value="4.31666666666667" calcext:value-type="float">
            <text:p>4.31666666666667</text:p>
          </table:table-cell>
          <table:table-cell office:value-type="float" office:value="486458377" calcext:value-type="float">
            <text:p>486458377</text:p>
          </table:table-cell>
          <table:table-cell table:number-columns-repeated="2"/>
          <table:table-cell office:value-type="float" office:value="14.4" calcext:value-type="float">
            <text:p>14.4</text:p>
          </table:table-cell>
          <table:table-cell/>
        </table:table-row>
        <table:table-row table:style-name="ro1">
          <table:table-cell office:value-type="float" office:value="4.31666666666667" calcext:value-type="float">
            <text:p>4.31666666666667</text:p>
          </table:table-cell>
          <table:table-cell office:value-type="float" office:value="486458377" calcext:value-type="float">
            <text:p>486458377</text:p>
          </table:table-cell>
          <table:table-cell office:value-type="float" office:value="69.4924406047516" calcext:value-type="float">
            <text:p>69.4924406047516</text:p>
          </table:table-cell>
          <table:table-cell office:value-type="float" office:value="972" calcext:value-type="float">
            <text:p>972</text:p>
          </table:table-cell>
          <table:table-cell/>
          <table:table-cell office:value-type="float" office:value="2111.08" calcext:value-type="float">
            <text:p>2111.08</text:p>
          </table:table-cell>
        </table:table-row>
        <table:table-row table:style-name="ro1">
          <table:table-cell office:value-type="float" office:value="4.31666666666667" calcext:value-type="float">
            <text:p>4.31666666666667</text:p>
          </table:table-cell>
          <table:table-cell office:value-type="float" office:value="486458377" calcext:value-type="float">
            <text:p>48645837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4.33333333333333" calcext:value-type="float">
            <text:p>4.33333333333333</text:p>
          </table:table-cell>
          <table:table-cell office:value-type="float" office:value="486458379" calcext:value-type="float">
            <text:p>48645837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.33333333333333" calcext:value-type="float">
            <text:p>4.33333333333333</text:p>
          </table:table-cell>
          <table:table-cell office:value-type="float" office:value="486458379" calcext:value-type="float">
            <text:p>486458379</text:p>
          </table:table-cell>
          <table:table-cell office:value-type="float" office:value="70.3563714902808" calcext:value-type="float">
            <text:p>70.3563714902808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float" office:value="2133.4" calcext:value-type="float">
            <text:p>2133.4</text:p>
          </table:table-cell>
        </table:table-row>
        <table:table-row table:style-name="ro1">
          <table:table-cell office:value-type="float" office:value="4.33333333333333" calcext:value-type="float">
            <text:p>4.33333333333333</text:p>
          </table:table-cell>
          <table:table-cell office:value-type="float" office:value="486458379" calcext:value-type="float">
            <text:p>486458379</text:p>
          </table:table-cell>
          <table:table-cell table:number-columns-repeated="2"/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float" office:value="4.36666666666667" calcext:value-type="float">
            <text:p>4.36666666666667</text:p>
          </table:table-cell>
          <table:table-cell office:value-type="float" office:value="486458381" calcext:value-type="float">
            <text:p>486458381</text:p>
          </table:table-cell>
          <table:table-cell office:value-type="float" office:value="70.3563714902808" calcext:value-type="float">
            <text:p>70.3563714902808</text:p>
          </table:table-cell>
          <table:table-cell office:value-type="float" office:value="984" calcext:value-type="float">
            <text:p>984</text:p>
          </table:table-cell>
          <table:table-cell/>
          <table:table-cell office:value-type="float" office:value="2158.2" calcext:value-type="float">
            <text:p>2158.2</text:p>
          </table:table-cell>
        </table:table-row>
        <table:table-row table:style-name="ro1">
          <table:table-cell office:value-type="float" office:value="4.36666666666667" calcext:value-type="float">
            <text:p>4.36666666666667</text:p>
          </table:table-cell>
          <table:table-cell office:value-type="float" office:value="486458381" calcext:value-type="float">
            <text:p>486458381</text:p>
          </table:table-cell>
          <table:table-cell table:number-columns-repeated="2"/>
          <table:table-cell office:value-type="float" office:value="13.2" calcext:value-type="float">
            <text:p>13.2</text:p>
          </table:table-cell>
          <table:table-cell/>
        </table:table-row>
        <table:table-row table:style-name="ro1">
          <table:table-cell office:value-type="float" office:value="4.36666666666667" calcext:value-type="float">
            <text:p>4.36666666666667</text:p>
          </table:table-cell>
          <table:table-cell office:value-type="float" office:value="486458381" calcext:value-type="float">
            <text:p>486458381</text:p>
          </table:table-cell>
          <table:table-cell office:value-type="float" office:value="70.3563714902808" calcext:value-type="float">
            <text:p>70.3563714902808</text:p>
          </table:table-cell>
          <table:table-cell office:value-type="float" office:value="971" calcext:value-type="float">
            <text:p>971</text:p>
          </table:table-cell>
          <table:table-cell/>
          <table:table-cell office:value-type="float" office:value="2180.52" calcext:value-type="float">
            <text:p>2180.52</text:p>
          </table:table-cell>
        </table:table-row>
        <table:table-row table:style-name="ro1">
          <table:table-cell office:value-type="float" office:value="4.41666666666667" calcext:value-type="float">
            <text:p>4.41666666666667</text:p>
          </table:table-cell>
          <table:table-cell office:value-type="float" office:value="486458383" calcext:value-type="float">
            <text:p>486458383</text:p>
          </table:table-cell>
          <table:table-cell table:number-columns-repeated="2"/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float" office:value="4.41666666666667" calcext:value-type="float">
            <text:p>4.41666666666667</text:p>
          </table:table-cell>
          <table:table-cell office:value-type="float" office:value="486458383" calcext:value-type="float">
            <text:p>486458383</text:p>
          </table:table-cell>
          <table:table-cell office:value-type="float" office:value="69.4924406047516" calcext:value-type="float">
            <text:p>69.4924406047516</text:p>
          </table:table-cell>
          <table:table-cell office:value-type="float" office:value="1058" calcext:value-type="float">
            <text:p>1058</text:p>
          </table:table-cell>
          <table:table-cell/>
          <table:table-cell office:value-type="float" office:value="2201.6" calcext:value-type="float">
            <text:p>2201.6</text:p>
          </table:table-cell>
        </table:table-row>
        <table:table-row table:style-name="ro1">
          <table:table-cell office:value-type="float" office:value="4.41666666666667" calcext:value-type="float">
            <text:p>4.41666666666667</text:p>
          </table:table-cell>
          <table:table-cell office:value-type="float" office:value="486458383" calcext:value-type="float">
            <text:p>48645838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.41666666666667" calcext:value-type="float">
            <text:p>4.41666666666667</text:p>
          </table:table-cell>
          <table:table-cell office:value-type="float" office:value="486458383" calcext:value-type="float">
            <text:p>486458383</text:p>
          </table:table-cell>
          <table:table-cell office:value-type="float" office:value="69.4924406047516" calcext:value-type="float">
            <text:p>69.4924406047516</text:p>
          </table:table-cell>
          <table:table-cell office:value-type="float" office:value="1112" calcext:value-type="float">
            <text:p>1112</text:p>
          </table:table-cell>
          <table:table-cell/>
          <table:table-cell office:value-type="float" office:value="2232.6" calcext:value-type="float">
            <text:p>2232.6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486458385" calcext:value-type="float">
            <text:p>486458385</text:p>
          </table:table-cell>
          <table:table-cell table:number-columns-repeated="2"/>
          <table:table-cell office:value-type="float" office:value="13.3" calcext:value-type="float">
            <text:p>13.3</text:p>
          </table:table-cell>
          <table:table-cell/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486458385" calcext:value-type="float">
            <text:p>486458385</text:p>
          </table:table-cell>
          <table:table-cell office:value-type="float" office:value="67.7645788336933" calcext:value-type="float">
            <text:p>67.7645788336933</text:p>
          </table:table-cell>
          <table:table-cell office:value-type="float" office:value="1154" calcext:value-type="float">
            <text:p>1154</text:p>
          </table:table-cell>
          <table:table-cell/>
          <table:table-cell office:value-type="float" office:value="2256.16" calcext:value-type="float">
            <text:p>2256.16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486458385" calcext:value-type="float">
            <text:p>486458385</text:p>
          </table:table-cell>
          <table:table-cell table:number-columns-repeated="2"/>
          <table:table-cell office:value-type="float" office:value="13.8" calcext:value-type="float">
            <text:p>13.8</text:p>
          </table:table-cell>
          <table:table-cell/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486458385" calcext:value-type="float">
            <text:p>486458385</text:p>
          </table:table-cell>
          <table:table-cell office:value-type="float" office:value="66.036717062635" calcext:value-type="float">
            <text:p>66.036717062635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2280.96" calcext:value-type="float">
            <text:p>2280.96</text:p>
          </table:table-cell>
        </table:table-row>
        <table:table-row table:style-name="ro1">
          <table:table-cell office:value-type="float" office:value="4.48333333333333" calcext:value-type="float">
            <text:p>4.48333333333333</text:p>
          </table:table-cell>
          <table:table-cell office:value-type="float" office:value="486458387" calcext:value-type="float">
            <text:p>486458387</text:p>
          </table:table-cell>
          <table:table-cell table:number-columns-repeated="2"/>
          <table:table-cell office:value-type="float" office:value="12.6" calcext:value-type="float">
            <text:p>12.6</text:p>
          </table:table-cell>
          <table:table-cell/>
        </table:table-row>
        <table:table-row table:style-name="ro1">
          <table:table-cell office:value-type="float" office:value="4.48333333333333" calcext:value-type="float">
            <text:p>4.48333333333333</text:p>
          </table:table-cell>
          <table:table-cell office:value-type="float" office:value="486458387" calcext:value-type="float">
            <text:p>486458387</text:p>
          </table:table-cell>
          <table:table-cell office:value-type="float" office:value="66.9006479481642" calcext:value-type="float">
            <text:p>66.9006479481642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float" office:value="2302.04" calcext:value-type="float">
            <text:p>2302.04</text:p>
          </table:table-cell>
        </table:table-row>
        <table:table-row table:style-name="ro1">
          <table:table-cell office:value-type="float" office:value="4.48333333333333" calcext:value-type="float">
            <text:p>4.48333333333333</text:p>
          </table:table-cell>
          <table:table-cell office:value-type="float" office:value="486458387" calcext:value-type="float">
            <text:p>48645838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.48333333333333" calcext:value-type="float">
            <text:p>4.48333333333333</text:p>
          </table:table-cell>
          <table:table-cell office:value-type="float" office:value="486458387" calcext:value-type="float">
            <text:p>486458387</text:p>
          </table:table-cell>
          <table:table-cell office:value-type="float" office:value="66.036717062635" calcext:value-type="float">
            <text:p>66.036717062635</text:p>
          </table:table-cell>
          <table:table-cell office:value-type="float" office:value="1025" calcext:value-type="float">
            <text:p>1025</text:p>
          </table:table-cell>
          <table:table-cell/>
          <table:table-cell office:value-type="float" office:value="2319.4" calcext:value-type="float">
            <text:p>2319.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86458389" calcext:value-type="float">
            <text:p>48645838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86458389" calcext:value-type="float">
            <text:p>486458389</text:p>
          </table:table-cell>
          <table:table-cell office:value-type="float" office:value="68.6285097192225" calcext:value-type="float">
            <text:p>68.6285097192225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2334.28" calcext:value-type="float">
            <text:p>2334.2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86458389" calcext:value-type="float">
            <text:p>486458389</text:p>
          </table:table-cell>
          <table:table-cell table:number-columns-repeated="2"/>
          <table:table-cell office:value-type="float" office:value="11.8" calcext:value-type="float">
            <text:p>11.8</text:p>
          </table:table-cell>
          <table:table-cell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86458391" calcext:value-type="float">
            <text:p>486458391</text:p>
          </table:table-cell>
          <table:table-cell office:value-type="float" office:value="68.6285097192225" calcext:value-type="float">
            <text:p>68.6285097192225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2357.84" calcext:value-type="float">
            <text:p>2357.84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86458391" calcext:value-type="float">
            <text:p>486458391</text:p>
          </table:table-cell>
          <table:table-cell table:number-columns-repeated="2"/>
          <table:table-cell office:value-type="float" office:value="11.3" calcext:value-type="float">
            <text:p>11.3</text:p>
          </table:table-cell>
          <table:table-cell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86458391" calcext:value-type="float">
            <text:p>486458391</text:p>
          </table:table-cell>
          <table:table-cell office:value-type="float" office:value="70.3563714902808" calcext:value-type="float">
            <text:p>70.3563714902808</text:p>
          </table:table-cell>
          <table:table-cell office:value-type="float" office:value="785" calcext:value-type="float">
            <text:p>785</text:p>
          </table:table-cell>
          <table:table-cell/>
          <table:table-cell office:value-type="float" office:value="2373.96" calcext:value-type="float">
            <text:p>2373.96</text:p>
          </table:table-cell>
        </table:table-row>
        <table:table-row table:style-name="ro1">
          <table:table-cell office:value-type="float" office:value="4.58333333333333" calcext:value-type="float">
            <text:p>4.58333333333333</text:p>
          </table:table-cell>
          <table:table-cell office:value-type="float" office:value="486458393" calcext:value-type="float">
            <text:p>486458393</text:p>
          </table:table-cell>
          <table:table-cell table:number-columns-repeated="2"/>
          <table:table-cell office:value-type="float" office:value="7.8" calcext:value-type="float">
            <text:p>7.8</text:p>
          </table:table-cell>
          <table:table-cell/>
        </table:table-row>
        <table:table-row table:style-name="ro1">
          <table:table-cell office:value-type="float" office:value="4.58333333333333" calcext:value-type="float">
            <text:p>4.58333333333333</text:p>
          </table:table-cell>
          <table:table-cell office:value-type="float" office:value="486458393" calcext:value-type="float">
            <text:p>486458393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float" office:value="2388.84" calcext:value-type="float">
            <text:p>2388.84</text:p>
          </table:table-cell>
        </table:table-row>
        <table:table-row table:style-name="ro1">
          <table:table-cell office:value-type="float" office:value="4.58333333333333" calcext:value-type="float">
            <text:p>4.58333333333333</text:p>
          </table:table-cell>
          <table:table-cell office:value-type="float" office:value="486458393" calcext:value-type="float">
            <text:p>486458393</text:p>
          </table:table-cell>
          <table:table-cell table:number-columns-repeated="2"/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float" office:value="4.58333333333333" calcext:value-type="float">
            <text:p>4.58333333333333</text:p>
          </table:table-cell>
          <table:table-cell office:value-type="float" office:value="486458393" calcext:value-type="float">
            <text:p>486458393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395.04" calcext:value-type="float">
            <text:p>2395.04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86458395" calcext:value-type="float">
            <text:p>486458395</text:p>
          </table:table-cell>
          <table:table-cell table:number-columns-repeated="2"/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86458395" calcext:value-type="float">
            <text:p>486458395</text:p>
          </table:table-cell>
          <table:table-cell table:number-columns-repeated="2"/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86458395" calcext:value-type="float">
            <text:p>486458395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2377.68" calcext:value-type="float">
            <text:p>2377.68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86458395" calcext:value-type="float">
            <text:p>486458395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86458398" calcext:value-type="float">
            <text:p>486458398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216" calcext:value-type="float">
            <text:p>-216</text:p>
          </table:table-cell>
          <table:table-cell/>
          <table:table-cell office:value-type="float" office:value="2367.76" calcext:value-type="float">
            <text:p>2367.76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86458398" calcext:value-type="float">
            <text:p>486458398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86458398" calcext:value-type="float">
            <text:p>486458398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102" calcext:value-type="float">
            <text:p>-102</text:p>
          </table:table-cell>
          <table:table-cell/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4.68333333333333" calcext:value-type="float">
            <text:p>4.68333333333333</text:p>
          </table:table-cell>
          <table:table-cell office:value-type="float" office:value="486458399" calcext:value-type="float">
            <text:p>486458399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4.68333333333333" calcext:value-type="float">
            <text:p>4.68333333333333</text:p>
          </table:table-cell>
          <table:table-cell office:value-type="float" office:value="486458399" calcext:value-type="float">
            <text:p>486458399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377.68" calcext:value-type="float">
            <text:p>2377.68</text:p>
          </table:table-cell>
        </table:table-row>
        <table:table-row table:style-name="ro1">
          <table:table-cell office:value-type="float" office:value="4.68333333333333" calcext:value-type="float">
            <text:p>4.68333333333333</text:p>
          </table:table-cell>
          <table:table-cell office:value-type="float" office:value="486458399" calcext:value-type="float">
            <text:p>486458399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4.68333333333333" calcext:value-type="float">
            <text:p>4.68333333333333</text:p>
          </table:table-cell>
          <table:table-cell office:value-type="float" office:value="486458399" calcext:value-type="float">
            <text:p>486458399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2383.88" calcext:value-type="float">
            <text:p>2383.88</text:p>
          </table:table-cell>
        </table:table-row>
        <table:table-row table:style-name="ro1">
          <table:table-cell office:value-type="float" office:value="4.71666666666667" calcext:value-type="float">
            <text:p>4.71666666666667</text:p>
          </table:table-cell>
          <table:table-cell office:value-type="float" office:value="486458402" calcext:value-type="float">
            <text:p>486458402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/>
        </table:table-row>
        <table:table-row table:style-name="ro1">
          <table:table-cell office:value-type="float" office:value="4.71666666666667" calcext:value-type="float">
            <text:p>4.71666666666667</text:p>
          </table:table-cell>
          <table:table-cell office:value-type="float" office:value="486458402" calcext:value-type="float">
            <text:p>486458402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2392.56" calcext:value-type="float">
            <text:p>2392.56</text:p>
          </table:table-cell>
        </table:table-row>
        <table:table-row table:style-name="ro1">
          <table:table-cell office:value-type="float" office:value="4.71666666666667" calcext:value-type="float">
            <text:p>4.71666666666667</text:p>
          </table:table-cell>
          <table:table-cell office:value-type="float" office:value="486458402" calcext:value-type="float">
            <text:p>486458402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/>
        </table:table-row>
        <table:table-row table:style-name="ro1">
          <table:table-cell office:value-type="float" office:value="4.71666666666667" calcext:value-type="float">
            <text:p>4.71666666666667</text:p>
          </table:table-cell>
          <table:table-cell office:value-type="float" office:value="486458402" calcext:value-type="float">
            <text:p>486458402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404.96" calcext:value-type="float">
            <text:p>2404.96</text:p>
          </table:table-cell>
        </table:table-row>
        <table:table-row table:style-name="ro1">
          <table:table-cell office:value-type="float" office:value="4.73333333333333" calcext:value-type="float">
            <text:p>4.73333333333333</text:p>
          </table:table-cell>
          <table:table-cell office:value-type="float" office:value="486458404" calcext:value-type="float">
            <text:p>486458404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4.73333333333333" calcext:value-type="float">
            <text:p>4.73333333333333</text:p>
          </table:table-cell>
          <table:table-cell office:value-type="float" office:value="486458404" calcext:value-type="float">
            <text:p>486458404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404.96" calcext:value-type="float">
            <text:p>2404.96</text:p>
          </table:table-cell>
        </table:table-row>
        <table:table-row table:style-name="ro1">
          <table:table-cell office:value-type="float" office:value="4.73333333333333" calcext:value-type="float">
            <text:p>4.73333333333333</text:p>
          </table:table-cell>
          <table:table-cell office:value-type="float" office:value="486458404" calcext:value-type="float">
            <text:p>486458404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4.78333333333333" calcext:value-type="float">
            <text:p>4.78333333333333</text:p>
          </table:table-cell>
          <table:table-cell office:value-type="float" office:value="486458405" calcext:value-type="float">
            <text:p>486458405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2409.92" calcext:value-type="float">
            <text:p>2409.92</text:p>
          </table:table-cell>
        </table:table-row>
        <table:table-row table:style-name="ro1">
          <table:table-cell office:value-type="float" office:value="4.78333333333333" calcext:value-type="float">
            <text:p>4.78333333333333</text:p>
          </table:table-cell>
          <table:table-cell office:value-type="float" office:value="486458405" calcext:value-type="float">
            <text:p>486458405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4.78333333333333" calcext:value-type="float">
            <text:p>4.78333333333333</text:p>
          </table:table-cell>
          <table:table-cell office:value-type="float" office:value="486458405" calcext:value-type="float">
            <text:p>486458405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2288.68" calcext:value-type="float">
            <text:p>2288.68</text:p>
          </table:table-cell>
        </table:table-row>
        <table:table-row table:style-name="ro1">
          <table:table-cell office:value-type="float" office:value="4.81666666666667" calcext:value-type="float">
            <text:p>4.81666666666667</text:p>
          </table:table-cell>
          <table:table-cell office:value-type="float" office:value="486458407" calcext:value-type="float">
            <text:p>486458407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4.81666666666667" calcext:value-type="float">
            <text:p>4.81666666666667</text:p>
          </table:table-cell>
          <table:table-cell office:value-type="float" office:value="486458407" calcext:value-type="float">
            <text:p>486458407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2406.2" calcext:value-type="float">
            <text:p>2406.2</text:p>
          </table:table-cell>
        </table:table-row>
        <table:table-row table:style-name="ro1">
          <table:table-cell office:value-type="float" office:value="4.81666666666667" calcext:value-type="float">
            <text:p>4.81666666666667</text:p>
          </table:table-cell>
          <table:table-cell office:value-type="float" office:value="486458407" calcext:value-type="float">
            <text:p>486458407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4.81666666666667" calcext:value-type="float">
            <text:p>4.81666666666667</text:p>
          </table:table-cell>
          <table:table-cell office:value-type="float" office:value="486458407" calcext:value-type="float">
            <text:p>486458407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402.48" calcext:value-type="float">
            <text:p>2402.48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486458410" calcext:value-type="float">
            <text:p>486458410</text:p>
          </table:table-cell>
          <table:table-cell table:number-columns-repeated="2"/>
          <table:table-cell office:value-type="float" office:value="-1.6" calcext:value-type="float">
            <text:p>-1.6</text:p>
          </table:table-cell>
          <table:table-cell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486458410" calcext:value-type="float">
            <text:p>486458410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91" calcext:value-type="float">
            <text:p>-91</text:p>
          </table:table-cell>
          <table:table-cell/>
          <table:table-cell office:value-type="float" office:value="2278.76" calcext:value-type="float">
            <text:p>2278.76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486458410" calcext:value-type="float">
            <text:p>486458410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4.88333333333333" calcext:value-type="float">
            <text:p>4.88333333333333</text:p>
          </table:table-cell>
          <table:table-cell office:value-type="float" office:value="486458411" calcext:value-type="float">
            <text:p>486458411</text:p>
          </table:table-cell>
          <table:table-cell table:number-columns-repeated="2"/>
          <table:table-cell office:value-type="float" office:value="-3.1" calcext:value-type="float">
            <text:p>-3.1</text:p>
          </table:table-cell>
          <table:table-cell/>
        </table:table-row>
        <table:table-row table:style-name="ro1">
          <table:table-cell office:value-type="float" office:value="4.88333333333333" calcext:value-type="float">
            <text:p>4.88333333333333</text:p>
          </table:table-cell>
          <table:table-cell office:value-type="float" office:value="486458411" calcext:value-type="float">
            <text:p>486458411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74" calcext:value-type="float">
            <text:p>-74</text:p>
          </table:table-cell>
          <table:table-cell/>
          <table:table-cell office:value-type="float" office:value="2276.28" calcext:value-type="float">
            <text:p>2276.28</text:p>
          </table:table-cell>
        </table:table-row>
        <table:table-row table:style-name="ro1">
          <table:table-cell office:value-type="float" office:value="4.88333333333333" calcext:value-type="float">
            <text:p>4.88333333333333</text:p>
          </table:table-cell>
          <table:table-cell office:value-type="float" office:value="486458411" calcext:value-type="float">
            <text:p>486458411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4.88333333333333" calcext:value-type="float">
            <text:p>4.88333333333333</text:p>
          </table:table-cell>
          <table:table-cell office:value-type="float" office:value="486458411" calcext:value-type="float">
            <text:p>486458411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94" calcext:value-type="float">
            <text:p>-94</text:p>
          </table:table-cell>
          <table:table-cell/>
          <table:table-cell office:value-type="float" office:value="2275.04" calcext:value-type="float">
            <text:p>2275.04</text:p>
          </table:table-cell>
        </table:table-row>
        <table:table-row table:style-name="ro1">
          <table:table-cell office:value-type="float" office:value="4.91666666666667" calcext:value-type="float">
            <text:p>4.91666666666667</text:p>
          </table:table-cell>
          <table:table-cell office:value-type="float" office:value="486458414" calcext:value-type="float">
            <text:p>486458414</text:p>
          </table:table-cell>
          <table:table-cell table:number-columns-repeated="2"/>
          <table:table-cell office:value-type="float" office:value="-3.1" calcext:value-type="float">
            <text:p>-3.1</text:p>
          </table:table-cell>
          <table:table-cell/>
        </table:table-row>
        <table:table-row table:style-name="ro1">
          <table:table-cell office:value-type="float" office:value="4.91666666666667" calcext:value-type="float">
            <text:p>4.91666666666667</text:p>
          </table:table-cell>
          <table:table-cell office:value-type="float" office:value="486458414" calcext:value-type="float">
            <text:p>486458414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179" calcext:value-type="float">
            <text:p>-179</text:p>
          </table:table-cell>
          <table:table-cell/>
          <table:table-cell office:value-type="float" office:value="2267.6" calcext:value-type="float">
            <text:p>2267.6</text:p>
          </table:table-cell>
        </table:table-row>
        <table:table-row table:style-name="ro1">
          <table:table-cell office:value-type="float" office:value="4.91666666666667" calcext:value-type="float">
            <text:p>4.91666666666667</text:p>
          </table:table-cell>
          <table:table-cell office:value-type="float" office:value="486458414" calcext:value-type="float">
            <text:p>486458414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4.91666666666667" calcext:value-type="float">
            <text:p>4.91666666666667</text:p>
          </table:table-cell>
          <table:table-cell office:value-type="float" office:value="486458414" calcext:value-type="float">
            <text:p>486458414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274" calcext:value-type="float">
            <text:p>-274</text:p>
          </table:table-cell>
          <table:table-cell/>
          <table:table-cell office:value-type="float" office:value="2258.92" calcext:value-type="float">
            <text:p>2258.92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86458416" calcext:value-type="float">
            <text:p>486458416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86458416" calcext:value-type="float">
            <text:p>486458416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-321" calcext:value-type="float">
            <text:p>-321</text:p>
          </table:table-cell>
          <table:table-cell/>
          <table:table-cell office:value-type="float" office:value="2261.4" calcext:value-type="float">
            <text:p>2261.4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86458416" calcext:value-type="float">
            <text:p>486458416</text:p>
          </table:table-cell>
          <table:table-cell table:number-columns-repeated="2"/>
          <table:table-cell office:value-type="float" office:value="-4.3" calcext:value-type="float">
            <text:p>-4.3</text:p>
          </table:table-cell>
          <table:table-cell/>
        </table:table-row>
        <table:table-row table:style-name="ro1">
          <table:table-cell office:value-type="float" office:value="4.98333333333333" calcext:value-type="float">
            <text:p>4.98333333333333</text:p>
          </table:table-cell>
          <table:table-cell office:value-type="float" office:value="486458418" calcext:value-type="float">
            <text:p>486458418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-407" calcext:value-type="float">
            <text:p>-407</text:p>
          </table:table-cell>
          <table:table-cell/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4.98333333333333" calcext:value-type="float">
            <text:p>4.98333333333333</text:p>
          </table:table-cell>
          <table:table-cell office:value-type="float" office:value="486458418" calcext:value-type="float">
            <text:p>486458418</text:p>
          </table:table-cell>
          <table:table-cell table:number-columns-repeated="2"/>
          <table:table-cell office:value-type="float" office:value="-4.9" calcext:value-type="float">
            <text:p>-4.9</text:p>
          </table:table-cell>
          <table:table-cell/>
        </table:table-row>
        <table:table-row table:style-name="ro1">
          <table:table-cell office:value-type="float" office:value="4.98333333333333" calcext:value-type="float">
            <text:p>4.98333333333333</text:p>
          </table:table-cell>
          <table:table-cell office:value-type="float" office:value="486458418" calcext:value-type="float">
            <text:p>486458418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-167" calcext:value-type="float">
            <text:p>-167</text:p>
          </table:table-cell>
          <table:table-cell/>
          <table:table-cell office:value-type="float" office:value="2251.48" calcext:value-type="float">
            <text:p>2251.48</text:p>
          </table:table-cell>
        </table:table-row>
        <table:table-row table:style-name="ro1">
          <table:table-cell office:value-type="float" office:value="4.98333333333333" calcext:value-type="float">
            <text:p>4.98333333333333</text:p>
          </table:table-cell>
          <table:table-cell office:value-type="float" office:value="486458418" calcext:value-type="float">
            <text:p>486458418</text:p>
          </table:table-cell>
          <table:table-cell table:number-columns-repeated="2"/>
          <table:table-cell office:value-type="float" office:value="-4.1" calcext:value-type="float">
            <text:p>-4.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6458420" calcext:value-type="float">
            <text:p>486458420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-263" calcext:value-type="float">
            <text:p>-263</text:p>
          </table:table-cell>
          <table:table-cell/>
          <table:table-cell office:value-type="float" office:value="2236.6" calcext:value-type="float">
            <text:p>2236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6458420" calcext:value-type="float">
            <text:p>486458420</text:p>
          </table:table-cell>
          <table:table-cell table:number-columns-repeated="2"/>
          <table:table-cell office:value-type="float" office:value="-3.1" calcext:value-type="float">
            <text:p>-3.1</text:p>
          </table:table-cell>
          <table:table-cell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486458422" calcext:value-type="float">
            <text:p>486458422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2244.04" calcext:value-type="float">
            <text:p>2244.04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486458422" calcext:value-type="float">
            <text:p>486458422</text:p>
          </table:table-cell>
          <table:table-cell table:number-columns-repeated="2"/>
          <table:table-cell office:value-type="float" office:value="-2.7" calcext:value-type="float">
            <text:p>-2.7</text:p>
          </table:table-cell>
          <table:table-cell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486458422" calcext:value-type="float">
            <text:p>486458422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246.52" calcext:value-type="float">
            <text:p>2246.52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486458422" calcext:value-type="float">
            <text:p>486458422</text:p>
          </table:table-cell>
          <table:table-cell table:number-columns-repeated="2"/>
          <table:table-cell office:value-type="float" office:value="-3.1" calcext:value-type="float">
            <text:p>-3.1</text:p>
          </table:table-cell>
          <table:table-cell/>
        </table:table-row>
        <table:table-row table:style-name="ro1">
          <table:table-cell office:value-type="float" office:value="5.08333333333333" calcext:value-type="float">
            <text:p>5.08333333333333</text:p>
          </table:table-cell>
          <table:table-cell office:value-type="float" office:value="486458424" calcext:value-type="float">
            <text:p>486458424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-157" calcext:value-type="float">
            <text:p>-157</text:p>
          </table:table-cell>
          <table:table-cell/>
          <table:table-cell office:value-type="float" office:value="2237.84" calcext:value-type="float">
            <text:p>2237.84</text:p>
          </table:table-cell>
        </table:table-row>
        <table:table-row table:style-name="ro1">
          <table:table-cell office:value-type="float" office:value="5.08333333333333" calcext:value-type="float">
            <text:p>5.08333333333333</text:p>
          </table:table-cell>
          <table:table-cell office:value-type="float" office:value="486458424" calcext:value-type="float">
            <text:p>486458424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5.08333333333333" calcext:value-type="float">
            <text:p>5.08333333333333</text:p>
          </table:table-cell>
          <table:table-cell office:value-type="float" office:value="486458424" calcext:value-type="float">
            <text:p>486458424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-366" calcext:value-type="float">
            <text:p>-366</text:p>
          </table:table-cell>
          <table:table-cell/>
          <table:table-cell office:value-type="float" office:value="2226.68" calcext:value-type="float">
            <text:p>2226.68</text:p>
          </table:table-cell>
        </table:table-row>
        <table:table-row table:style-name="ro1">
          <table:table-cell office:value-type="float" office:value="5.11666666666667" calcext:value-type="float">
            <text:p>5.11666666666667</text:p>
          </table:table-cell>
          <table:table-cell office:value-type="float" office:value="486458425" calcext:value-type="float">
            <text:p>486458425</text:p>
          </table:table-cell>
          <table:table-cell table:number-columns-repeated="2"/>
          <table:table-cell office:value-type="float" office:value="-3.1" calcext:value-type="float">
            <text:p>-3.1</text:p>
          </table:table-cell>
          <table:table-cell/>
        </table:table-row>
        <table:table-row table:style-name="ro1">
          <table:table-cell office:value-type="float" office:value="5.11666666666667" calcext:value-type="float">
            <text:p>5.11666666666667</text:p>
          </table:table-cell>
          <table:table-cell office:value-type="float" office:value="486458425" calcext:value-type="float">
            <text:p>486458425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143" calcext:value-type="float">
            <text:p>-143</text:p>
          </table:table-cell>
          <table:table-cell/>
          <table:table-cell office:value-type="float" office:value="2232.88" calcext:value-type="float">
            <text:p>2232.88</text:p>
          </table:table-cell>
        </table:table-row>
        <table:table-row table:style-name="ro1">
          <table:table-cell office:value-type="float" office:value="5.11666666666667" calcext:value-type="float">
            <text:p>5.11666666666667</text:p>
          </table:table-cell>
          <table:table-cell office:value-type="float" office:value="486458425" calcext:value-type="float">
            <text:p>486458425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5.11666666666667" calcext:value-type="float">
            <text:p>5.11666666666667</text:p>
          </table:table-cell>
          <table:table-cell office:value-type="float" office:value="486458425" calcext:value-type="float">
            <text:p>486458425</text:p>
          </table:table-cell>
          <table:table-cell table:number-columns-repeated="2"/>
          <table:table-cell office:value-type="float" office:value="-1.3" calcext:value-type="float">
            <text:p>-1.3</text:p>
          </table:table-cell>
          <table:table-cell/>
        </table:table-row>
        <table:table-row table:style-name="ro1">
          <table:table-cell office:value-type="float" office:value="5.11666666666667" calcext:value-type="float">
            <text:p>5.11666666666667</text:p>
          </table:table-cell>
          <table:table-cell office:value-type="float" office:value="486458425" calcext:value-type="float">
            <text:p>486458425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175" calcext:value-type="float">
            <text:p>-175</text:p>
          </table:table-cell>
          <table:table-cell/>
          <table:table-cell office:value-type="float" office:value="2220.48" calcext:value-type="float">
            <text:p>2220.48</text:p>
          </table:table-cell>
        </table:table-row>
        <table:table-row table:style-name="ro1">
          <table:table-cell office:value-type="float" office:value="5.13333333333333" calcext:value-type="float">
            <text:p>5.13333333333333</text:p>
          </table:table-cell>
          <table:table-cell office:value-type="float" office:value="486458432" calcext:value-type="float">
            <text:p>486458432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235.36" calcext:value-type="float">
            <text:p>2235.36</text:p>
          </table:table-cell>
        </table:table-row>
        <table:table-row table:style-name="ro1">
          <table:table-cell office:value-type="float" office:value="5.13333333333333" calcext:value-type="float">
            <text:p>5.13333333333333</text:p>
          </table:table-cell>
          <table:table-cell office:value-type="float" office:value="486458432" calcext:value-type="float">
            <text:p>486458432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5.18333333333333" calcext:value-type="float">
            <text:p>5.18333333333333</text:p>
          </table:table-cell>
          <table:table-cell office:value-type="float" office:value="486458433" calcext:value-type="float">
            <text:p>486458433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/>
        </table:table-row>
        <table:table-row table:style-name="ro1">
          <table:table-cell office:value-type="float" office:value="5.18333333333333" calcext:value-type="float">
            <text:p>5.18333333333333</text:p>
          </table:table-cell>
          <table:table-cell office:value-type="float" office:value="486458433" calcext:value-type="float">
            <text:p>486458433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-483" calcext:value-type="float">
            <text:p>-483</text:p>
          </table:table-cell>
          <table:table-cell/>
          <table:table-cell office:value-type="float" office:value="2221.72" calcext:value-type="float">
            <text:p>2221.72</text:p>
          </table:table-cell>
        </table:table-row>
        <table:table-row table:style-name="ro1">
          <table:table-cell office:value-type="float" office:value="5.18333333333333" calcext:value-type="float">
            <text:p>5.18333333333333</text:p>
          </table:table-cell>
          <table:table-cell office:value-type="float" office:value="486458433" calcext:value-type="float">
            <text:p>486458433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5.18333333333333" calcext:value-type="float">
            <text:p>5.18333333333333</text:p>
          </table:table-cell>
          <table:table-cell office:value-type="float" office:value="486458433" calcext:value-type="float">
            <text:p>486458433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78" calcext:value-type="float">
            <text:p>-78</text:p>
          </table:table-cell>
          <table:table-cell/>
          <table:table-cell office:value-type="float" office:value="2224.2" calcext:value-type="float">
            <text:p>2224.2</text:p>
          </table:table-cell>
        </table:table-row>
        <table:table-row table:style-name="ro1">
          <table:table-cell office:value-type="float" office:value="5.21666666666667" calcext:value-type="float">
            <text:p>5.21666666666667</text:p>
          </table:table-cell>
          <table:table-cell office:value-type="float" office:value="486458436" calcext:value-type="float">
            <text:p>486458436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5.21666666666667" calcext:value-type="float">
            <text:p>5.21666666666667</text:p>
          </table:table-cell>
          <table:table-cell office:value-type="float" office:value="486458436" calcext:value-type="float">
            <text:p>486458436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234.12" calcext:value-type="float">
            <text:p>2234.12</text:p>
          </table:table-cell>
        </table:table-row>
        <table:table-row table:style-name="ro1">
          <table:table-cell office:value-type="float" office:value="5.21666666666667" calcext:value-type="float">
            <text:p>5.21666666666667</text:p>
          </table:table-cell>
          <table:table-cell office:value-type="float" office:value="486458436" calcext:value-type="float">
            <text:p>486458436</text:p>
          </table:table-cell>
          <table:table-cell table:number-columns-repeated="2"/>
          <table:table-cell office:value-type="float" office:value="-1.6" calcext:value-type="float">
            <text:p>-1.6</text:p>
          </table:table-cell>
          <table:table-cell/>
        </table:table-row>
        <table:table-row table:style-name="ro1">
          <table:table-cell office:value-type="float" office:value="5.21666666666667" calcext:value-type="float">
            <text:p>5.21666666666667</text:p>
          </table:table-cell>
          <table:table-cell office:value-type="float" office:value="486458436" calcext:value-type="float">
            <text:p>486458436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2241.56" calcext:value-type="float">
            <text:p>2241.56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486458438" calcext:value-type="float">
            <text:p>486458438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486458438" calcext:value-type="float">
            <text:p>486458438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242.8" calcext:value-type="float">
            <text:p>2242.8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486458438" calcext:value-type="float">
            <text:p>486458438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5.28333333333333" calcext:value-type="float">
            <text:p>5.28333333333333</text:p>
          </table:table-cell>
          <table:table-cell office:value-type="float" office:value="486458440" calcext:value-type="float">
            <text:p>486458440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242.8" calcext:value-type="float">
            <text:p>2242.8</text:p>
          </table:table-cell>
        </table:table-row>
        <table:table-row table:style-name="ro1">
          <table:table-cell office:value-type="float" office:value="5.28333333333333" calcext:value-type="float">
            <text:p>5.28333333333333</text:p>
          </table:table-cell>
          <table:table-cell office:value-type="float" office:value="486458440" calcext:value-type="float">
            <text:p>486458440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5.28333333333333" calcext:value-type="float">
            <text:p>5.28333333333333</text:p>
          </table:table-cell>
          <table:table-cell office:value-type="float" office:value="486458440" calcext:value-type="float">
            <text:p>486458440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78" calcext:value-type="float">
            <text:p>-78</text:p>
          </table:table-cell>
          <table:table-cell/>
          <table:table-cell office:value-type="float" office:value="2235.36" calcext:value-type="float">
            <text:p>2235.36</text:p>
          </table:table-cell>
        </table:table-row>
        <table:table-row table:style-name="ro1">
          <table:table-cell office:value-type="float" office:value="5.28333333333333" calcext:value-type="float">
            <text:p>5.28333333333333</text:p>
          </table:table-cell>
          <table:table-cell office:value-type="float" office:value="486458440" calcext:value-type="float">
            <text:p>486458440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5.31666666666667" calcext:value-type="float">
            <text:p>5.31666666666667</text:p>
          </table:table-cell>
          <table:table-cell office:value-type="float" office:value="486458442" calcext:value-type="float">
            <text:p>486458442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5.31666666666667" calcext:value-type="float">
            <text:p>5.31666666666667</text:p>
          </table:table-cell>
          <table:table-cell office:value-type="float" office:value="486458442" calcext:value-type="float">
            <text:p>486458442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283" calcext:value-type="float">
            <text:p>-283</text:p>
          </table:table-cell>
          <table:table-cell/>
          <table:table-cell office:value-type="float" office:value="2224.2" calcext:value-type="float">
            <text:p>2224.2</text:p>
          </table:table-cell>
        </table:table-row>
        <table:table-row table:style-name="ro1">
          <table:table-cell office:value-type="float" office:value="5.31666666666667" calcext:value-type="float">
            <text:p>5.31666666666667</text:p>
          </table:table-cell>
          <table:table-cell office:value-type="float" office:value="486458442" calcext:value-type="float">
            <text:p>486458442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109" calcext:value-type="float">
            <text:p>-109</text:p>
          </table:table-cell>
          <table:table-cell/>
          <table:table-cell office:value-type="float" office:value="2226.68" calcext:value-type="float">
            <text:p>2226.68</text:p>
          </table:table-cell>
        </table:table-row>
        <table:table-row table:style-name="ro1">
          <table:table-cell office:value-type="float" office:value="5.31666666666667" calcext:value-type="float">
            <text:p>5.31666666666667</text:p>
          </table:table-cell>
          <table:table-cell office:value-type="float" office:value="486458442" calcext:value-type="float">
            <text:p>486458442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486458444" calcext:value-type="float">
            <text:p>486458444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486458444" calcext:value-type="float">
            <text:p>486458444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274" calcext:value-type="float">
            <text:p>-274</text:p>
          </table:table-cell>
          <table:table-cell/>
          <table:table-cell office:value-type="float" office:value="2216.76" calcext:value-type="float">
            <text:p>2216.76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486458444" calcext:value-type="float">
            <text:p>486458444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5.38333333333333" calcext:value-type="float">
            <text:p>5.38333333333333</text:p>
          </table:table-cell>
          <table:table-cell office:value-type="float" office:value="486458446" calcext:value-type="float">
            <text:p>486458446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276" calcext:value-type="float">
            <text:p>-276</text:p>
          </table:table-cell>
          <table:table-cell/>
          <table:table-cell office:value-type="float" office:value="2208.08" calcext:value-type="float">
            <text:p>2208.08</text:p>
          </table:table-cell>
        </table:table-row>
        <table:table-row table:style-name="ro1">
          <table:table-cell office:value-type="float" office:value="5.38333333333333" calcext:value-type="float">
            <text:p>5.38333333333333</text:p>
          </table:table-cell>
          <table:table-cell office:value-type="float" office:value="486458446" calcext:value-type="float">
            <text:p>486458446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5.38333333333333" calcext:value-type="float">
            <text:p>5.38333333333333</text:p>
          </table:table-cell>
          <table:table-cell office:value-type="float" office:value="486458446" calcext:value-type="float">
            <text:p>486458446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462" calcext:value-type="float">
            <text:p>-462</text:p>
          </table:table-cell>
          <table:table-cell/>
          <table:table-cell office:value-type="float" office:value="2191.96" calcext:value-type="float">
            <text:p>2191.96</text:p>
          </table:table-cell>
        </table:table-row>
        <table:table-row table:style-name="ro1">
          <table:table-cell office:value-type="float" office:value="5.43333333333333" calcext:value-type="float">
            <text:p>5.43333333333333</text:p>
          </table:table-cell>
          <table:table-cell office:value-type="float" office:value="486458448" calcext:value-type="float">
            <text:p>486458448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5.43333333333333" calcext:value-type="float">
            <text:p>5.43333333333333</text:p>
          </table:table-cell>
          <table:table-cell office:value-type="float" office:value="486458448" calcext:value-type="float">
            <text:p>486458448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-740" calcext:value-type="float">
            <text:p>-740</text:p>
          </table:table-cell>
          <table:table-cell/>
          <table:table-cell office:value-type="float" office:value="2162.2" calcext:value-type="float">
            <text:p>2162.2</text:p>
          </table:table-cell>
        </table:table-row>
        <table:table-row table:style-name="ro1">
          <table:table-cell office:value-type="float" office:value="5.43333333333333" calcext:value-type="float">
            <text:p>5.43333333333333</text:p>
          </table:table-cell>
          <table:table-cell office:value-type="float" office:value="486458448" calcext:value-type="float">
            <text:p>486458448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5.43333333333333" calcext:value-type="float">
            <text:p>5.43333333333333</text:p>
          </table:table-cell>
          <table:table-cell office:value-type="float" office:value="486458448" calcext:value-type="float">
            <text:p>486458448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-732" calcext:value-type="float">
            <text:p>-732</text:p>
          </table:table-cell>
          <table:table-cell/>
          <table:table-cell office:value-type="float" office:value="2151.04" calcext:value-type="float">
            <text:p>2151.04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486458450" calcext:value-type="float">
            <text:p>486458450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486458450" calcext:value-type="float">
            <text:p>486458450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517" calcext:value-type="float">
            <text:p>-517</text:p>
          </table:table-cell>
          <table:table-cell/>
          <table:table-cell office:value-type="float" office:value="2143.6" calcext:value-type="float">
            <text:p>2143.6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486458450" calcext:value-type="float">
            <text:p>486458450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5.48333333333333" calcext:value-type="float">
            <text:p>5.48333333333333</text:p>
          </table:table-cell>
          <table:table-cell office:value-type="float" office:value="486458451" calcext:value-type="float">
            <text:p>486458451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669" calcext:value-type="float">
            <text:p>-669</text:p>
          </table:table-cell>
          <table:table-cell/>
          <table:table-cell office:value-type="float" office:value="2127.48" calcext:value-type="float">
            <text:p>2127.48</text:p>
          </table:table-cell>
        </table:table-row>
        <table:table-row table:style-name="ro1">
          <table:table-cell office:value-type="float" office:value="5.48333333333333" calcext:value-type="float">
            <text:p>5.48333333333333</text:p>
          </table:table-cell>
          <table:table-cell office:value-type="float" office:value="486458451" calcext:value-type="float">
            <text:p>486458451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5.48333333333333" calcext:value-type="float">
            <text:p>5.48333333333333</text:p>
          </table:table-cell>
          <table:table-cell office:value-type="float" office:value="486458451" calcext:value-type="float">
            <text:p>486458451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5.48333333333333" calcext:value-type="float">
            <text:p>5.48333333333333</text:p>
          </table:table-cell>
          <table:table-cell office:value-type="float" office:value="486458451" calcext:value-type="float">
            <text:p>486458451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650" calcext:value-type="float">
            <text:p>-650</text:p>
          </table:table-cell>
          <table:table-cell/>
          <table:table-cell office:value-type="float" office:value="2106.4" calcext:value-type="float">
            <text:p>2106.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86458454" calcext:value-type="float">
            <text:p>486458454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629" calcext:value-type="float">
            <text:p>-629</text:p>
          </table:table-cell>
          <table:table-cell/>
          <table:table-cell office:value-type="float" office:value="2089.04" calcext:value-type="float">
            <text:p>2089.0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86458454" calcext:value-type="float">
            <text:p>486458454</text:p>
          </table:table-cell>
          <table:table-cell table:number-columns-repeated="2"/>
          <table:table-cell office:value-type="float" office:value="-4.5" calcext:value-type="float">
            <text:p>-4.5</text:p>
          </table:table-cell>
          <table:table-cell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486458456" calcext:value-type="float">
            <text:p>486458456</text:p>
          </table:table-cell>
          <table:table-cell table:number-columns-repeated="2"/>
          <table:table-cell office:value-type="float" office:value="-5.1" calcext:value-type="float">
            <text:p>-5.1</text:p>
          </table:table-cell>
          <table:table-cell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486458456" calcext:value-type="float">
            <text:p>486458456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251" calcext:value-type="float">
            <text:p>-251</text:p>
          </table:table-cell>
          <table:table-cell/>
          <table:table-cell office:value-type="float" office:value="2098.96" calcext:value-type="float">
            <text:p>2098.96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486458456" calcext:value-type="float">
            <text:p>486458456</text:p>
          </table:table-cell>
          <table:table-cell table:number-columns-repeated="2"/>
          <table:table-cell office:value-type="float" office:value="-4.5" calcext:value-type="float">
            <text:p>-4.5</text:p>
          </table:table-cell>
          <table:table-cell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486458456" calcext:value-type="float">
            <text:p>486458456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-173" calcext:value-type="float">
            <text:p>-173</text:p>
          </table:table-cell>
          <table:table-cell/>
          <table:table-cell office:value-type="float" office:value="2079.12" calcext:value-type="float">
            <text:p>2079.12</text:p>
          </table:table-cell>
        </table:table-row>
        <table:table-row table:style-name="ro1">
          <table:table-cell office:value-type="float" office:value="5.58333333333333" calcext:value-type="float">
            <text:p>5.58333333333333</text:p>
          </table:table-cell>
          <table:table-cell office:value-type="float" office:value="486458458" calcext:value-type="float">
            <text:p>486458458</text:p>
          </table:table-cell>
          <table:table-cell table:number-columns-repeated="2"/>
          <table:table-cell office:value-type="float" office:value="-3.3" calcext:value-type="float">
            <text:p>-3.3</text:p>
          </table:table-cell>
          <table:table-cell/>
        </table:table-row>
        <table:table-row table:style-name="ro1">
          <table:table-cell office:value-type="float" office:value="5.58333333333333" calcext:value-type="float">
            <text:p>5.58333333333333</text:p>
          </table:table-cell>
          <table:table-cell office:value-type="float" office:value="486458458" calcext:value-type="float">
            <text:p>486458458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534" calcext:value-type="float">
            <text:p>-534</text:p>
          </table:table-cell>
          <table:table-cell/>
          <table:table-cell office:value-type="float" office:value="2080.36" calcext:value-type="float">
            <text:p>2080.36</text:p>
          </table:table-cell>
        </table:table-row>
        <table:table-row table:style-name="ro1">
          <table:table-cell office:value-type="float" office:value="5.58333333333333" calcext:value-type="float">
            <text:p>5.58333333333333</text:p>
          </table:table-cell>
          <table:table-cell office:value-type="float" office:value="486458458" calcext:value-type="float">
            <text:p>486458458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5.58333333333333" calcext:value-type="float">
            <text:p>5.58333333333333</text:p>
          </table:table-cell>
          <table:table-cell office:value-type="float" office:value="486458458" calcext:value-type="float">
            <text:p>486458458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float" office:value="2069.2" calcext:value-type="float">
            <text:p>2069.2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486458459" calcext:value-type="float">
            <text:p>486458459</text:p>
          </table:table-cell>
          <table:table-cell table:number-columns-repeated="2"/>
          <table:table-cell office:value-type="float" office:value="-4.7" calcext:value-type="float">
            <text:p>-4.7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486458459" calcext:value-type="float">
            <text:p>486458459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-163" calcext:value-type="float">
            <text:p>-163</text:p>
          </table:table-cell>
          <table:table-cell/>
          <table:table-cell office:value-type="float" office:value="2075.4" calcext:value-type="float">
            <text:p>2075.4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486458459" calcext:value-type="float">
            <text:p>486458459</text:p>
          </table:table-cell>
          <table:table-cell table:number-columns-repeated="2"/>
          <table:table-cell office:value-type="float" office:value="-4.8" calcext:value-type="float">
            <text:p>-4.8</text:p>
          </table:table-cell>
          <table:table-cell/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486458461" calcext:value-type="float">
            <text:p>486458461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-319" calcext:value-type="float">
            <text:p>-319</text:p>
          </table:table-cell>
          <table:table-cell/>
          <table:table-cell office:value-type="float" office:value="2061.76" calcext:value-type="float">
            <text:p>2061.76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486458461" calcext:value-type="float">
            <text:p>486458461</text:p>
          </table:table-cell>
          <table:table-cell table:number-columns-repeated="2"/>
          <table:table-cell office:value-type="float" office:value="-4.2" calcext:value-type="float">
            <text:p>-4.2</text:p>
          </table:table-cell>
          <table:table-cell/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486458461" calcext:value-type="float">
            <text:p>486458461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-492" calcext:value-type="float">
            <text:p>-492</text:p>
          </table:table-cell>
          <table:table-cell/>
          <table:table-cell office:value-type="float" office:value="2048.12" calcext:value-type="float">
            <text:p>2048.12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486458461" calcext:value-type="float">
            <text:p>486458461</text:p>
          </table:table-cell>
          <table:table-cell table:number-columns-repeated="2"/>
          <table:table-cell office:value-type="float" office:value="-3.9" calcext:value-type="float">
            <text:p>-3.9</text:p>
          </table:table-cell>
          <table:table-cell/>
        </table:table-row>
        <table:table-row table:style-name="ro1">
          <table:table-cell office:value-type="float" office:value="5.68333333333333" calcext:value-type="float">
            <text:p>5.68333333333333</text:p>
          </table:table-cell>
          <table:table-cell office:value-type="float" office:value="486458464" calcext:value-type="float">
            <text:p>486458464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-398" calcext:value-type="float">
            <text:p>-398</text:p>
          </table:table-cell>
          <table:table-cell/>
          <table:table-cell office:value-type="float" office:value="2039.44" calcext:value-type="float">
            <text:p>2039.44</text:p>
          </table:table-cell>
        </table:table-row>
        <table:table-row table:style-name="ro1">
          <table:table-cell office:value-type="float" office:value="5.68333333333333" calcext:value-type="float">
            <text:p>5.68333333333333</text:p>
          </table:table-cell>
          <table:table-cell office:value-type="float" office:value="486458464" calcext:value-type="float">
            <text:p>486458464</text:p>
          </table:table-cell>
          <table:table-cell table:number-columns-repeated="2"/>
          <table:table-cell office:value-type="float" office:value="-3.1" calcext:value-type="float">
            <text:p>-3.1</text:p>
          </table:table-cell>
          <table:table-cell/>
        </table:table-row>
        <table:table-row table:style-name="ro1">
          <table:table-cell office:value-type="float" office:value="5.68333333333333" calcext:value-type="float">
            <text:p>5.68333333333333</text:p>
          </table:table-cell>
          <table:table-cell office:value-type="float" office:value="486458464" calcext:value-type="float">
            <text:p>486458464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-551" calcext:value-type="float">
            <text:p>-551</text:p>
          </table:table-cell>
          <table:table-cell/>
          <table:table-cell office:value-type="float" office:value="2023.32" calcext:value-type="float">
            <text:p>2023.32</text:p>
          </table:table-cell>
        </table:table-row>
        <table:table-row table:style-name="ro1">
          <table:table-cell office:value-type="float" office:value="5.71666666666667" calcext:value-type="float">
            <text:p>5.71666666666667</text:p>
          </table:table-cell>
          <table:table-cell office:value-type="float" office:value="486458465" calcext:value-type="float">
            <text:p>486458465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5.71666666666667" calcext:value-type="float">
            <text:p>5.71666666666667</text:p>
          </table:table-cell>
          <table:table-cell office:value-type="float" office:value="486458465" calcext:value-type="float">
            <text:p>486458465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-702" calcext:value-type="float">
            <text:p>-702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5.71666666666667" calcext:value-type="float">
            <text:p>5.71666666666667</text:p>
          </table:table-cell>
          <table:table-cell office:value-type="float" office:value="486458465" calcext:value-type="float">
            <text:p>486458465</text:p>
          </table:table-cell>
          <table:table-cell table:number-columns-repeated="2"/>
          <table:table-cell office:value-type="float" office:value="-3.1" calcext:value-type="float">
            <text:p>-3.1</text:p>
          </table:table-cell>
          <table:table-cell/>
        </table:table-row>
        <table:table-row table:style-name="ro1">
          <table:table-cell office:value-type="float" office:value="5.71666666666667" calcext:value-type="float">
            <text:p>5.71666666666667</text:p>
          </table:table-cell>
          <table:table-cell office:value-type="float" office:value="486458465" calcext:value-type="float">
            <text:p>486458465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605" calcext:value-type="float">
            <text:p>-605</text:p>
          </table:table-cell>
          <table:table-cell/>
          <table:table-cell office:value-type="float" office:value="1994.8" calcext:value-type="float">
            <text:p>1994.8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486458468" calcext:value-type="float">
            <text:p>486458468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486458468" calcext:value-type="float">
            <text:p>486458468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587" calcext:value-type="float">
            <text:p>-587</text:p>
          </table:table-cell>
          <table:table-cell/>
          <table:table-cell office:value-type="float" office:value="1974.96" calcext:value-type="float">
            <text:p>1974.96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486458468" calcext:value-type="float">
            <text:p>486458468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5.78333333333333" calcext:value-type="float">
            <text:p>5.78333333333333</text:p>
          </table:table-cell>
          <table:table-cell office:value-type="float" office:value="486458469" calcext:value-type="float">
            <text:p>486458469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5.78333333333333" calcext:value-type="float">
            <text:p>5.78333333333333</text:p>
          </table:table-cell>
          <table:table-cell office:value-type="float" office:value="486458469" calcext:value-type="float">
            <text:p>486458469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-618" calcext:value-type="float">
            <text:p>-618</text:p>
          </table:table-cell>
          <table:table-cell/>
          <table:table-cell office:value-type="float" office:value="1961.32" calcext:value-type="float">
            <text:p>1961.32</text:p>
          </table:table-cell>
        </table:table-row>
        <table:table-row table:style-name="ro1">
          <table:table-cell office:value-type="float" office:value="5.78333333333333" calcext:value-type="float">
            <text:p>5.78333333333333</text:p>
          </table:table-cell>
          <table:table-cell office:value-type="float" office:value="486458469" calcext:value-type="float">
            <text:p>486458469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-903" calcext:value-type="float">
            <text:p>-903</text:p>
          </table:table-cell>
          <table:table-cell/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5.78333333333333" calcext:value-type="float">
            <text:p>5.78333333333333</text:p>
          </table:table-cell>
          <table:table-cell office:value-type="float" office:value="486458469" calcext:value-type="float">
            <text:p>486458469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86458471" calcext:value-type="float">
            <text:p>486458471</text:p>
          </table:table-cell>
          <table:table-cell table:number-columns-repeated="2"/>
          <table:table-cell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86458471" calcext:value-type="float">
            <text:p>486458471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-745" calcext:value-type="float">
            <text:p>-745</text:p>
          </table:table-cell>
          <table:table-cell/>
          <table:table-cell office:value-type="float" office:value="1920.4" calcext:value-type="float">
            <text:p>1920.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86458471" calcext:value-type="float">
            <text:p>486458471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5.83333333333333" calcext:value-type="float">
            <text:p>5.83333333333333</text:p>
          </table:table-cell>
          <table:table-cell office:value-type="float" office:value="486458473" calcext:value-type="float">
            <text:p>486458473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-797" calcext:value-type="float">
            <text:p>-797</text:p>
          </table:table-cell>
          <table:table-cell/>
          <table:table-cell office:value-type="float" office:value="1896.84" calcext:value-type="float">
            <text:p>1896.84</text:p>
          </table:table-cell>
        </table:table-row>
        <table:table-row table:style-name="ro1">
          <table:table-cell office:value-type="float" office:value="5.83333333333333" calcext:value-type="float">
            <text:p>5.83333333333333</text:p>
          </table:table-cell>
          <table:table-cell office:value-type="float" office:value="486458473" calcext:value-type="float">
            <text:p>486458473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5.83333333333333" calcext:value-type="float">
            <text:p>5.83333333333333</text:p>
          </table:table-cell>
          <table:table-cell office:value-type="float" office:value="486458473" calcext:value-type="float">
            <text:p>486458473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-754" calcext:value-type="float">
            <text:p>-754</text:p>
          </table:table-cell>
          <table:table-cell/>
          <table:table-cell office:value-type="float" office:value="1886.92" calcext:value-type="float">
            <text:p>1886.92</text:p>
          </table:table-cell>
        </table:table-row>
        <table:table-row table:style-name="ro1">
          <table:table-cell office:value-type="float" office:value="5.88333333333333" calcext:value-type="float">
            <text:p>5.88333333333333</text:p>
          </table:table-cell>
          <table:table-cell office:value-type="float" office:value="486458475" calcext:value-type="float">
            <text:p>486458475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5.88333333333333" calcext:value-type="float">
            <text:p>5.88333333333333</text:p>
          </table:table-cell>
          <table:table-cell office:value-type="float" office:value="486458475" calcext:value-type="float">
            <text:p>486458475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-509" calcext:value-type="float">
            <text:p>-509</text:p>
          </table:table-cell>
          <table:table-cell/>
          <table:table-cell office:value-type="float" office:value="1883.2" calcext:value-type="float">
            <text:p>1883.2</text:p>
          </table:table-cell>
        </table:table-row>
        <table:table-row table:style-name="ro1">
          <table:table-cell office:value-type="float" office:value="5.88333333333333" calcext:value-type="float">
            <text:p>5.88333333333333</text:p>
          </table:table-cell>
          <table:table-cell office:value-type="float" office:value="486458475" calcext:value-type="float">
            <text:p>486458475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5.88333333333333" calcext:value-type="float">
            <text:p>5.88333333333333</text:p>
          </table:table-cell>
          <table:table-cell office:value-type="float" office:value="486458475" calcext:value-type="float">
            <text:p>486458475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-471" calcext:value-type="float">
            <text:p>-471</text:p>
          </table:table-cell>
          <table:table-cell/>
          <table:table-cell office:value-type="float" office:value="1875.76" calcext:value-type="float">
            <text:p>1875.76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486458477" calcext:value-type="float">
            <text:p>486458477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486458477" calcext:value-type="float">
            <text:p>486458477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-904" calcext:value-type="float">
            <text:p>-904</text:p>
          </table:table-cell>
          <table:table-cell/>
          <table:table-cell office:value-type="float" office:value="1843.52" calcext:value-type="float">
            <text:p>1843.52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486458477" calcext:value-type="float">
            <text:p>486458477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486458479" calcext:value-type="float">
            <text:p>486458479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790" calcext:value-type="float">
            <text:p>-790</text:p>
          </table:table-cell>
          <table:table-cell/>
          <table:table-cell office:value-type="float" office:value="1828.64" calcext:value-type="float">
            <text:p>1828.64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486458479" calcext:value-type="float">
            <text:p>486458479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486458479" calcext:value-type="float">
            <text:p>486458479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469" calcext:value-type="float">
            <text:p>-469</text:p>
          </table:table-cell>
          <table:table-cell/>
          <table:table-cell office:value-type="float" office:value="1826.16" calcext:value-type="float">
            <text:p>1826.16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486458479" calcext:value-type="float">
            <text:p>486458479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5.98333333333333" calcext:value-type="float">
            <text:p>5.98333333333333</text:p>
          </table:table-cell>
          <table:table-cell office:value-type="float" office:value="486458481" calcext:value-type="float">
            <text:p>486458481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448" calcext:value-type="float">
            <text:p>-448</text:p>
          </table:table-cell>
          <table:table-cell/>
          <table:table-cell office:value-type="float" office:value="1817.48" calcext:value-type="float">
            <text:p>1817.48</text:p>
          </table:table-cell>
        </table:table-row>
        <table:table-row table:style-name="ro1">
          <table:table-cell office:value-type="float" office:value="5.98333333333333" calcext:value-type="float">
            <text:p>5.98333333333333</text:p>
          </table:table-cell>
          <table:table-cell office:value-type="float" office:value="486458481" calcext:value-type="float">
            <text:p>486458481</text:p>
          </table:table-cell>
          <table:table-cell table:number-columns-repeated="2"/>
          <table:table-cell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float" office:value="5.98333333333333" calcext:value-type="float">
            <text:p>5.98333333333333</text:p>
          </table:table-cell>
          <table:table-cell office:value-type="float" office:value="486458481" calcext:value-type="float">
            <text:p>486458481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345" calcext:value-type="float">
            <text:p>-345</text:p>
          </table:table-cell>
          <table:table-cell/>
          <table:table-cell office:value-type="float" office:value="1811.28" calcext:value-type="float">
            <text:p>1811.28</text:p>
          </table:table-cell>
        </table:table-row>
        <table:table-row table:style-name="ro1">
          <table:table-cell office:value-type="float" office:value="5.98333333333333" calcext:value-type="float">
            <text:p>5.98333333333333</text:p>
          </table:table-cell>
          <table:table-cell office:value-type="float" office:value="486458481" calcext:value-type="float">
            <text:p>486458481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6.01666666666667" calcext:value-type="float">
            <text:p>6.01666666666667</text:p>
          </table:table-cell>
          <table:table-cell office:value-type="float" office:value="486458483" calcext:value-type="float">
            <text:p>486458483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292" calcext:value-type="float">
            <text:p>-292</text:p>
          </table:table-cell>
          <table:table-cell/>
          <table:table-cell office:value-type="float" office:value="1810.04" calcext:value-type="float">
            <text:p>1810.04</text:p>
          </table:table-cell>
        </table:table-row>
        <table:table-row table:style-name="ro1">
          <table:table-cell office:value-type="float" office:value="6.01666666666667" calcext:value-type="float">
            <text:p>6.01666666666667</text:p>
          </table:table-cell>
          <table:table-cell office:value-type="float" office:value="486458483" calcext:value-type="float">
            <text:p>486458483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/>
        </table:table-row>
        <table:table-row table:style-name="ro1">
          <table:table-cell office:value-type="float" office:value="6.01666666666667" calcext:value-type="float">
            <text:p>6.01666666666667</text:p>
          </table:table-cell>
          <table:table-cell office:value-type="float" office:value="486458483" calcext:value-type="float">
            <text:p>486458483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-555" calcext:value-type="float">
            <text:p>-555</text:p>
          </table:table-cell>
          <table:table-cell/>
          <table:table-cell office:value-type="float" office:value="1786.48" calcext:value-type="float">
            <text:p>1786.48</text:p>
          </table:table-cell>
        </table:table-row>
        <table:table-row table:style-name="ro1">
          <table:table-cell office:value-type="float" office:value="6.01666666666667" calcext:value-type="float">
            <text:p>6.01666666666667</text:p>
          </table:table-cell>
          <table:table-cell office:value-type="float" office:value="486458483" calcext:value-type="float">
            <text:p>486458483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6.03333333333333" calcext:value-type="float">
            <text:p>6.03333333333333</text:p>
          </table:table-cell>
          <table:table-cell office:value-type="float" office:value="486458485" calcext:value-type="float">
            <text:p>48645848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6.03333333333333" calcext:value-type="float">
            <text:p>6.03333333333333</text:p>
          </table:table-cell>
          <table:table-cell office:value-type="float" office:value="486458485" calcext:value-type="float">
            <text:p>486458485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802.6" calcext:value-type="float">
            <text:p>1802.6</text:p>
          </table:table-cell>
        </table:table-row>
        <table:table-row table:style-name="ro1">
          <table:table-cell office:value-type="float" office:value="6.08333333333333" calcext:value-type="float">
            <text:p>6.08333333333333</text:p>
          </table:table-cell>
          <table:table-cell office:value-type="float" office:value="486458487" calcext:value-type="float">
            <text:p>486458487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-430" calcext:value-type="float">
            <text:p>-430</text:p>
          </table:table-cell>
          <table:table-cell/>
          <table:table-cell office:value-type="float" office:value="1785.24" calcext:value-type="float">
            <text:p>1785.24</text:p>
          </table:table-cell>
        </table:table-row>
        <table:table-row table:style-name="ro1">
          <table:table-cell office:value-type="float" office:value="6.08333333333333" calcext:value-type="float">
            <text:p>6.08333333333333</text:p>
          </table:table-cell>
          <table:table-cell office:value-type="float" office:value="486458487" calcext:value-type="float">
            <text:p>48645848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6.08333333333333" calcext:value-type="float">
            <text:p>6.08333333333333</text:p>
          </table:table-cell>
          <table:table-cell office:value-type="float" office:value="486458487" calcext:value-type="float">
            <text:p>486458487</text:p>
          </table:table-cell>
          <table:table-cell table:number-columns-repeated="2"/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6.08333333333333" calcext:value-type="float">
            <text:p>6.08333333333333</text:p>
          </table:table-cell>
          <table:table-cell office:value-type="float" office:value="486458487" calcext:value-type="float">
            <text:p>486458487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-109" calcext:value-type="float">
            <text:p>-109</text:p>
          </table:table-cell>
          <table:table-cell/>
          <table:table-cell office:value-type="float" office:value="1786.48" calcext:value-type="float">
            <text:p>1786.48</text:p>
          </table:table-cell>
        </table:table-row>
        <table:table-row table:style-name="ro1">
          <table:table-cell office:value-type="float" office:value="6.08333333333333" calcext:value-type="float">
            <text:p>6.08333333333333</text:p>
          </table:table-cell>
          <table:table-cell office:value-type="float" office:value="486458489" calcext:value-type="float">
            <text:p>486458489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6.08333333333333" calcext:value-type="float">
            <text:p>6.08333333333333</text:p>
          </table:table-cell>
          <table:table-cell office:value-type="float" office:value="486458489" calcext:value-type="float">
            <text:p>486458489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-406" calcext:value-type="float">
            <text:p>-406</text:p>
          </table:table-cell>
          <table:table-cell/>
          <table:table-cell office:value-type="float" office:value="1775.32" calcext:value-type="float">
            <text:p>1775.32</text:p>
          </table:table-cell>
        </table:table-row>
        <table:table-row table:style-name="ro1">
          <table:table-cell office:value-type="float" office:value="6.08333333333333" calcext:value-type="float">
            <text:p>6.08333333333333</text:p>
          </table:table-cell>
          <table:table-cell office:value-type="float" office:value="486458489" calcext:value-type="float">
            <text:p>48645848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6.08333333333333" calcext:value-type="float">
            <text:p>6.08333333333333</text:p>
          </table:table-cell>
          <table:table-cell office:value-type="float" office:value="486458489" calcext:value-type="float">
            <text:p>486458489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-128" calcext:value-type="float">
            <text:p>-128</text:p>
          </table:table-cell>
          <table:table-cell/>
          <table:table-cell office:value-type="float" office:value="1776.56" calcext:value-type="float">
            <text:p>1776.56</text:p>
          </table:table-cell>
        </table:table-row>
        <table:table-row table:style-name="ro1">
          <table:table-cell office:value-type="float" office:value="6.13333333333333" calcext:value-type="float">
            <text:p>6.13333333333333</text:p>
          </table:table-cell>
          <table:table-cell office:value-type="float" office:value="486458491" calcext:value-type="float">
            <text:p>486458491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6.13333333333333" calcext:value-type="float">
            <text:p>6.13333333333333</text:p>
          </table:table-cell>
          <table:table-cell office:value-type="float" office:value="486458491" calcext:value-type="float">
            <text:p>486458491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-70" calcext:value-type="float">
            <text:p>-70</text:p>
          </table:table-cell>
          <table:table-cell/>
          <table:table-cell office:value-type="float" office:value="1779.04" calcext:value-type="float">
            <text:p>1779.04</text:p>
          </table:table-cell>
        </table:table-row>
        <table:table-row table:style-name="ro1">
          <table:table-cell office:value-type="float" office:value="6.13333333333333" calcext:value-type="float">
            <text:p>6.13333333333333</text:p>
          </table:table-cell>
          <table:table-cell office:value-type="float" office:value="486458491" calcext:value-type="float">
            <text:p>486458491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6.18333333333333" calcext:value-type="float">
            <text:p>6.18333333333333</text:p>
          </table:table-cell>
          <table:table-cell office:value-type="float" office:value="486458497" calcext:value-type="float">
            <text:p>486458497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786.48" calcext:value-type="float">
            <text:p>1786.48</text:p>
          </table:table-cell>
        </table:table-row>
        <table:table-row table:style-name="ro1">
          <table:table-cell office:value-type="float" office:value="6.18333333333333" calcext:value-type="float">
            <text:p>6.18333333333333</text:p>
          </table:table-cell>
          <table:table-cell office:value-type="float" office:value="486458497" calcext:value-type="float">
            <text:p>486458497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6.18333333333333" calcext:value-type="float">
            <text:p>6.18333333333333</text:p>
          </table:table-cell>
          <table:table-cell office:value-type="float" office:value="486458497" calcext:value-type="float">
            <text:p>486458497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786.48" calcext:value-type="float">
            <text:p>1786.48</text:p>
          </table:table-cell>
        </table:table-row>
        <table:table-row table:style-name="ro1">
          <table:table-cell office:value-type="float" office:value="6.21666666666667" calcext:value-type="float">
            <text:p>6.21666666666667</text:p>
          </table:table-cell>
          <table:table-cell office:value-type="float" office:value="486458499" calcext:value-type="float">
            <text:p>4864584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21666666666667" calcext:value-type="float">
            <text:p>6.21666666666667</text:p>
          </table:table-cell>
          <table:table-cell office:value-type="float" office:value="486458499" calcext:value-type="float">
            <text:p>486458499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790.2" calcext:value-type="float">
            <text:p>1790.2</text:p>
          </table:table-cell>
        </table:table-row>
        <table:table-row table:style-name="ro1">
          <table:table-cell office:value-type="float" office:value="6.21666666666667" calcext:value-type="float">
            <text:p>6.21666666666667</text:p>
          </table:table-cell>
          <table:table-cell office:value-type="float" office:value="486458499" calcext:value-type="float">
            <text:p>486458499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/>
        </table:table-row>
        <table:table-row table:style-name="ro1">
          <table:table-cell office:value-type="float" office:value="6.21666666666667" calcext:value-type="float">
            <text:p>6.21666666666667</text:p>
          </table:table-cell>
          <table:table-cell office:value-type="float" office:value="486458499" calcext:value-type="float">
            <text:p>486458499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791.44" calcext:value-type="float">
            <text:p>1791.44</text:p>
          </table:table-cell>
        </table:table-row>
        <table:table-row table:style-name="ro1">
          <table:table-cell office:value-type="float" office:value="6.23333333333333" calcext:value-type="float">
            <text:p>6.23333333333333</text:p>
          </table:table-cell>
          <table:table-cell office:value-type="float" office:value="486458501" calcext:value-type="float">
            <text:p>486458501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6.23333333333333" calcext:value-type="float">
            <text:p>6.23333333333333</text:p>
          </table:table-cell>
          <table:table-cell office:value-type="float" office:value="486458501" calcext:value-type="float">
            <text:p>486458501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1795.16" calcext:value-type="float">
            <text:p>1795.16</text:p>
          </table:table-cell>
        </table:table-row>
        <table:table-row table:style-name="ro1">
          <table:table-cell office:value-type="float" office:value="6.23333333333333" calcext:value-type="float">
            <text:p>6.23333333333333</text:p>
          </table:table-cell>
          <table:table-cell office:value-type="float" office:value="486458501" calcext:value-type="float">
            <text:p>486458501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6.26666666666667" calcext:value-type="float">
            <text:p>6.26666666666667</text:p>
          </table:table-cell>
          <table:table-cell office:value-type="float" office:value="486458503" calcext:value-type="float">
            <text:p>486458503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278" calcext:value-type="float">
            <text:p>-278</text:p>
          </table:table-cell>
          <table:table-cell/>
          <table:table-cell office:value-type="float" office:value="1780.28" calcext:value-type="float">
            <text:p>1780.28</text:p>
          </table:table-cell>
        </table:table-row>
        <table:table-row table:style-name="ro1">
          <table:table-cell office:value-type="float" office:value="6.26666666666667" calcext:value-type="float">
            <text:p>6.26666666666667</text:p>
          </table:table-cell>
          <table:table-cell office:value-type="float" office:value="486458503" calcext:value-type="float">
            <text:p>486458503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6.26666666666667" calcext:value-type="float">
            <text:p>6.26666666666667</text:p>
          </table:table-cell>
          <table:table-cell office:value-type="float" office:value="486458503" calcext:value-type="float">
            <text:p>486458503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-51" calcext:value-type="float">
            <text:p>-51</text:p>
          </table:table-cell>
          <table:table-cell/>
          <table:table-cell office:value-type="float" office:value="1766.64" calcext:value-type="float">
            <text:p>1766.64</text:p>
          </table:table-cell>
        </table:table-row>
        <table:table-row table:style-name="ro1">
          <table:table-cell office:value-type="float" office:value="6.26666666666667" calcext:value-type="float">
            <text:p>6.26666666666667</text:p>
          </table:table-cell>
          <table:table-cell office:value-type="float" office:value="486458503" calcext:value-type="float">
            <text:p>486458503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6.31666666666667" calcext:value-type="float">
            <text:p>6.31666666666667</text:p>
          </table:table-cell>
          <table:table-cell office:value-type="float" office:value="486458505" calcext:value-type="float">
            <text:p>486458505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-159" calcext:value-type="float">
            <text:p>-159</text:p>
          </table:table-cell>
          <table:table-cell/>
          <table:table-cell office:value-type="float" office:value="1776.56" calcext:value-type="float">
            <text:p>1776.56</text:p>
          </table:table-cell>
        </table:table-row>
        <table:table-row table:style-name="ro1">
          <table:table-cell office:value-type="float" office:value="6.31666666666667" calcext:value-type="float">
            <text:p>6.31666666666667</text:p>
          </table:table-cell>
          <table:table-cell office:value-type="float" office:value="486458505" calcext:value-type="float">
            <text:p>486458505</text:p>
          </table:table-cell>
          <table:table-cell table:number-columns-repeated="2"/>
          <table:table-cell office:value-type="float" office:value="-1.3" calcext:value-type="float">
            <text:p>-1.3</text:p>
          </table:table-cell>
          <table:table-cell/>
        </table:table-row>
        <table:table-row table:style-name="ro1">
          <table:table-cell office:value-type="float" office:value="6.31666666666667" calcext:value-type="float">
            <text:p>6.31666666666667</text:p>
          </table:table-cell>
          <table:table-cell office:value-type="float" office:value="486458505" calcext:value-type="float">
            <text:p>486458505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6.31666666666667" calcext:value-type="float">
            <text:p>6.31666666666667</text:p>
          </table:table-cell>
          <table:table-cell office:value-type="float" office:value="486458505" calcext:value-type="float">
            <text:p>486458505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781.52" calcext:value-type="float">
            <text:p>1781.52</text:p>
          </table:table-cell>
        </table:table-row>
        <table:table-row table:style-name="ro1">
          <table:table-cell office:value-type="float" office:value="6.33333333333333" calcext:value-type="float">
            <text:p>6.33333333333333</text:p>
          </table:table-cell>
          <table:table-cell office:value-type="float" office:value="486458507" calcext:value-type="float">
            <text:p>486458507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786.48" calcext:value-type="float">
            <text:p>1786.48</text:p>
          </table:table-cell>
        </table:table-row>
        <table:table-row table:style-name="ro1">
          <table:table-cell office:value-type="float" office:value="6.33333333333333" calcext:value-type="float">
            <text:p>6.33333333333333</text:p>
          </table:table-cell>
          <table:table-cell office:value-type="float" office:value="486458507" calcext:value-type="float">
            <text:p>486458507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/>
        </table:table-row>
        <table:table-row table:style-name="ro1">
          <table:table-cell office:value-type="float" office:value="6.36666666666667" calcext:value-type="float">
            <text:p>6.36666666666667</text:p>
          </table:table-cell>
          <table:table-cell office:value-type="float" office:value="486458509" calcext:value-type="float">
            <text:p>486458509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/>
        </table:table-row>
        <table:table-row table:style-name="ro1">
          <table:table-cell office:value-type="float" office:value="6.36666666666667" calcext:value-type="float">
            <text:p>6.36666666666667</text:p>
          </table:table-cell>
          <table:table-cell office:value-type="float" office:value="486458509" calcext:value-type="float">
            <text:p>486458509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806.32" calcext:value-type="float">
            <text:p>1806.32</text:p>
          </table:table-cell>
        </table:table-row>
        <table:table-row table:style-name="ro1">
          <table:table-cell office:value-type="float" office:value="6.36666666666667" calcext:value-type="float">
            <text:p>6.36666666666667</text:p>
          </table:table-cell>
          <table:table-cell office:value-type="float" office:value="486458509" calcext:value-type="float">
            <text:p>486458509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6.36666666666667" calcext:value-type="float">
            <text:p>6.36666666666667</text:p>
          </table:table-cell>
          <table:table-cell office:value-type="float" office:value="486458509" calcext:value-type="float">
            <text:p>486458509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1810.04" calcext:value-type="float">
            <text:p>1810.04</text:p>
          </table:table-cell>
        </table:table-row>
        <table:table-row table:style-name="ro1">
          <table:table-cell office:value-type="float" office:value="6.41666666666667" calcext:value-type="float">
            <text:p>6.41666666666667</text:p>
          </table:table-cell>
          <table:table-cell office:value-type="float" office:value="486458511" calcext:value-type="float">
            <text:p>486458511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6.41666666666667" calcext:value-type="float">
            <text:p>6.41666666666667</text:p>
          </table:table-cell>
          <table:table-cell office:value-type="float" office:value="486458511" calcext:value-type="float">
            <text:p>486458511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1808.8" calcext:value-type="float">
            <text:p>1808.8</text:p>
          </table:table-cell>
        </table:table-row>
        <table:table-row table:style-name="ro1">
          <table:table-cell office:value-type="float" office:value="6.41666666666667" calcext:value-type="float">
            <text:p>6.41666666666667</text:p>
          </table:table-cell>
          <table:table-cell office:value-type="float" office:value="486458511" calcext:value-type="float">
            <text:p>486458511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6.41666666666667" calcext:value-type="float">
            <text:p>6.41666666666667</text:p>
          </table:table-cell>
          <table:table-cell office:value-type="float" office:value="486458511" calcext:value-type="float">
            <text:p>486458511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829.88" calcext:value-type="float">
            <text:p>1829.88</text:p>
          </table:table-cell>
        </table:table-row>
        <table:table-row table:style-name="ro1">
          <table:table-cell office:value-type="float" office:value="6.43333333333333" calcext:value-type="float">
            <text:p>6.43333333333333</text:p>
          </table:table-cell>
          <table:table-cell office:value-type="float" office:value="486458513" calcext:value-type="float">
            <text:p>486458513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6.43333333333333" calcext:value-type="float">
            <text:p>6.43333333333333</text:p>
          </table:table-cell>
          <table:table-cell office:value-type="float" office:value="486458513" calcext:value-type="float">
            <text:p>486458513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1836.08" calcext:value-type="float">
            <text:p>1836.08</text:p>
          </table:table-cell>
        </table:table-row>
        <table:table-row table:style-name="ro1">
          <table:table-cell office:value-type="float" office:value="6.43333333333333" calcext:value-type="float">
            <text:p>6.43333333333333</text:p>
          </table:table-cell>
          <table:table-cell office:value-type="float" office:value="486458513" calcext:value-type="float">
            <text:p>486458513</text:p>
          </table:table-cell>
          <table:table-cell table:number-columns-repeated="2"/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6.46666666666667" calcext:value-type="float">
            <text:p>6.46666666666667</text:p>
          </table:table-cell>
          <table:table-cell office:value-type="float" office:value="486458515" calcext:value-type="float">
            <text:p>486458515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842.28" calcext:value-type="float">
            <text:p>1842.28</text:p>
          </table:table-cell>
        </table:table-row>
        <table:table-row table:style-name="ro1">
          <table:table-cell office:value-type="float" office:value="6.46666666666667" calcext:value-type="float">
            <text:p>6.46666666666667</text:p>
          </table:table-cell>
          <table:table-cell office:value-type="float" office:value="486458515" calcext:value-type="float">
            <text:p>486458515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6.46666666666667" calcext:value-type="float">
            <text:p>6.46666666666667</text:p>
          </table:table-cell>
          <table:table-cell office:value-type="float" office:value="486458515" calcext:value-type="float">
            <text:p>486458515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1831.12" calcext:value-type="float">
            <text:p>1831.12</text:p>
          </table:table-cell>
        </table:table-row>
        <table:table-row table:style-name="ro1">
          <table:table-cell office:value-type="float" office:value="6.46666666666667" calcext:value-type="float">
            <text:p>6.46666666666667</text:p>
          </table:table-cell>
          <table:table-cell office:value-type="float" office:value="486458515" calcext:value-type="float">
            <text:p>486458515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86458517" calcext:value-type="float">
            <text:p>486458517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95" calcext:value-type="float">
            <text:p>-95</text:p>
          </table:table-cell>
          <table:table-cell/>
          <table:table-cell office:value-type="float" office:value="1822.44" calcext:value-type="float">
            <text:p>1822.4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86458517" calcext:value-type="float">
            <text:p>486458517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486458519" calcext:value-type="float">
            <text:p>486458519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-297" calcext:value-type="float">
            <text:p>-297</text:p>
          </table:table-cell>
          <table:table-cell/>
          <table:table-cell office:value-type="float" office:value="1816.24" calcext:value-type="float">
            <text:p>1816.24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486458519" calcext:value-type="float">
            <text:p>486458519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486458519" calcext:value-type="float">
            <text:p>486458519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821.2" calcext:value-type="float">
            <text:p>1821.2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486458519" calcext:value-type="float">
            <text:p>486458519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486458519" calcext:value-type="float">
            <text:p>486458519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824.92" calcext:value-type="float">
            <text:p>1824.92</text:p>
          </table:table-cell>
        </table:table-row>
        <table:table-row table:style-name="ro1">
          <table:table-cell office:value-type="float" office:value="6.56666666666667" calcext:value-type="float">
            <text:p>6.56666666666667</text:p>
          </table:table-cell>
          <table:table-cell office:value-type="float" office:value="486458521" calcext:value-type="float">
            <text:p>486458521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/>
        </table:table-row>
        <table:table-row table:style-name="ro1">
          <table:table-cell office:value-type="float" office:value="6.56666666666667" calcext:value-type="float">
            <text:p>6.56666666666667</text:p>
          </table:table-cell>
          <table:table-cell office:value-type="float" office:value="486458521" calcext:value-type="float">
            <text:p>486458521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816.24" calcext:value-type="float">
            <text:p>1816.24</text:p>
          </table:table-cell>
        </table:table-row>
        <table:table-row table:style-name="ro1">
          <table:table-cell office:value-type="float" office:value="6.56666666666667" calcext:value-type="float">
            <text:p>6.56666666666667</text:p>
          </table:table-cell>
          <table:table-cell office:value-type="float" office:value="486458521" calcext:value-type="float">
            <text:p>486458521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86458523" calcext:value-type="float">
            <text:p>486458523</text:p>
          </table:table-cell>
          <table:table-cell table:number-columns-repeated="2"/>
          <table:table-cell office:value-type="float" office:value="-1.3" calcext:value-type="float">
            <text:p>-1.3</text:p>
          </table:table-cell>
          <table:table-cell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86458523" calcext:value-type="float">
            <text:p>486458523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-34" calcext:value-type="float">
            <text:p>-34</text:p>
          </table:table-cell>
          <table:table-cell/>
          <table:table-cell office:value-type="float" office:value="1818.72" calcext:value-type="float">
            <text:p>1818.72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86458523" calcext:value-type="float">
            <text:p>486458523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-33" calcext:value-type="float">
            <text:p>-33</text:p>
          </table:table-cell>
          <table:table-cell/>
          <table:table-cell office:value-type="float" office:value="1819.96" calcext:value-type="float">
            <text:p>1819.96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86458523" calcext:value-type="float">
            <text:p>486458523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6.63333333333333" calcext:value-type="float">
            <text:p>6.63333333333333</text:p>
          </table:table-cell>
          <table:table-cell office:value-type="float" office:value="486458525" calcext:value-type="float">
            <text:p>486458525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/>
        </table:table-row>
        <table:table-row table:style-name="ro1">
          <table:table-cell office:value-type="float" office:value="6.63333333333333" calcext:value-type="float">
            <text:p>6.63333333333333</text:p>
          </table:table-cell>
          <table:table-cell office:value-type="float" office:value="486458525" calcext:value-type="float">
            <text:p>486458525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-194" calcext:value-type="float">
            <text:p>-194</text:p>
          </table:table-cell>
          <table:table-cell/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float" office:value="6.63333333333333" calcext:value-type="float">
            <text:p>6.63333333333333</text:p>
          </table:table-cell>
          <table:table-cell office:value-type="float" office:value="486458525" calcext:value-type="float">
            <text:p>486458525</text:p>
          </table:table-cell>
          <table:table-cell table:number-columns-repeated="2"/>
          <table:table-cell office:value-type="float" office:value="-0.6" calcext:value-type="float">
            <text:p>-0.6</text:p>
          </table:table-cell>
          <table:table-cell/>
        </table:table-row>
        <table:table-row table:style-name="ro1">
          <table:table-cell office:value-type="float" office:value="6.66666666666667" calcext:value-type="float">
            <text:p>6.66666666666667</text:p>
          </table:table-cell>
          <table:table-cell office:value-type="float" office:value="486458527" calcext:value-type="float">
            <text:p>486458527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826.16" calcext:value-type="float">
            <text:p>1826.16</text:p>
          </table:table-cell>
        </table:table-row>
        <table:table-row table:style-name="ro1">
          <table:table-cell office:value-type="float" office:value="6.66666666666667" calcext:value-type="float">
            <text:p>6.66666666666667</text:p>
          </table:table-cell>
          <table:table-cell office:value-type="float" office:value="486458527" calcext:value-type="float">
            <text:p>486458527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6.66666666666667" calcext:value-type="float">
            <text:p>6.66666666666667</text:p>
          </table:table-cell>
          <table:table-cell office:value-type="float" office:value="486458527" calcext:value-type="float">
            <text:p>486458527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842.28" calcext:value-type="float">
            <text:p>1842.28</text:p>
          </table:table-cell>
        </table:table-row>
        <table:table-row table:style-name="ro1">
          <table:table-cell office:value-type="float" office:value="6.71666666666667" calcext:value-type="float">
            <text:p>6.71666666666667</text:p>
          </table:table-cell>
          <table:table-cell office:value-type="float" office:value="486458529" calcext:value-type="float">
            <text:p>486458529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6.71666666666667" calcext:value-type="float">
            <text:p>6.71666666666667</text:p>
          </table:table-cell>
          <table:table-cell office:value-type="float" office:value="486458529" calcext:value-type="float">
            <text:p>486458529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1862.12" calcext:value-type="float">
            <text:p>1862.12</text:p>
          </table:table-cell>
        </table:table-row>
        <table:table-row table:style-name="ro1">
          <table:table-cell office:value-type="float" office:value="6.71666666666667" calcext:value-type="float">
            <text:p>6.71666666666667</text:p>
          </table:table-cell>
          <table:table-cell office:value-type="float" office:value="486458529" calcext:value-type="float">
            <text:p>486458529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6.71666666666667" calcext:value-type="float">
            <text:p>6.71666666666667</text:p>
          </table:table-cell>
          <table:table-cell office:value-type="float" office:value="486458529" calcext:value-type="float">
            <text:p>486458529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848.48" calcext:value-type="float">
            <text:p>1848.48</text:p>
          </table:table-cell>
        </table:table-row>
        <table:table-row table:style-name="ro1">
          <table:table-cell office:value-type="float" office:value="6.73333333333333" calcext:value-type="float">
            <text:p>6.73333333333333</text:p>
          </table:table-cell>
          <table:table-cell office:value-type="float" office:value="486458531" calcext:value-type="float">
            <text:p>48645853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6.73333333333333" calcext:value-type="float">
            <text:p>6.73333333333333</text:p>
          </table:table-cell>
          <table:table-cell office:value-type="float" office:value="486458531" calcext:value-type="float">
            <text:p>486458531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float" office:value="1865.84" calcext:value-type="float">
            <text:p>1865.84</text:p>
          </table:table-cell>
        </table:table-row>
        <table:table-row table:style-name="ro1">
          <table:table-cell office:value-type="float" office:value="6.73333333333333" calcext:value-type="float">
            <text:p>6.73333333333333</text:p>
          </table:table-cell>
          <table:table-cell office:value-type="float" office:value="486458531" calcext:value-type="float">
            <text:p>486458531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6.76666666666667" calcext:value-type="float">
            <text:p>6.76666666666667</text:p>
          </table:table-cell>
          <table:table-cell office:value-type="float" office:value="486458533" calcext:value-type="float">
            <text:p>486458533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874.52" calcext:value-type="float">
            <text:p>1874.52</text:p>
          </table:table-cell>
        </table:table-row>
        <table:table-row table:style-name="ro1">
          <table:table-cell office:value-type="float" office:value="6.76666666666667" calcext:value-type="float">
            <text:p>6.76666666666667</text:p>
          </table:table-cell>
          <table:table-cell office:value-type="float" office:value="486458533" calcext:value-type="float">
            <text:p>486458533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6.76666666666667" calcext:value-type="float">
            <text:p>6.76666666666667</text:p>
          </table:table-cell>
          <table:table-cell office:value-type="float" office:value="486458533" calcext:value-type="float">
            <text:p>486458533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/>
        </table:table-row>
        <table:table-row table:style-name="ro1">
          <table:table-cell office:value-type="float" office:value="6.76666666666667" calcext:value-type="float">
            <text:p>6.76666666666667</text:p>
          </table:table-cell>
          <table:table-cell office:value-type="float" office:value="486458533" calcext:value-type="float">
            <text:p>486458533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894.36" calcext:value-type="float">
            <text:p>1894.36</text:p>
          </table:table-cell>
        </table:table-row>
        <table:table-row table:style-name="ro1">
          <table:table-cell office:value-type="float" office:value="6.81666666666667" calcext:value-type="float">
            <text:p>6.81666666666667</text:p>
          </table:table-cell>
          <table:table-cell office:value-type="float" office:value="486458535" calcext:value-type="float">
            <text:p>486458535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895.6" calcext:value-type="float">
            <text:p>1895.6</text:p>
          </table:table-cell>
        </table:table-row>
        <table:table-row table:style-name="ro1">
          <table:table-cell office:value-type="float" office:value="6.81666666666667" calcext:value-type="float">
            <text:p>6.81666666666667</text:p>
          </table:table-cell>
          <table:table-cell office:value-type="float" office:value="486458535" calcext:value-type="float">
            <text:p>486458535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6.81666666666667" calcext:value-type="float">
            <text:p>6.81666666666667</text:p>
          </table:table-cell>
          <table:table-cell office:value-type="float" office:value="486458535" calcext:value-type="float">
            <text:p>486458535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/>
        </table:table-row>
        <table:table-row table:style-name="ro1">
          <table:table-cell office:value-type="float" office:value="6.81666666666667" calcext:value-type="float">
            <text:p>6.81666666666667</text:p>
          </table:table-cell>
          <table:table-cell office:value-type="float" office:value="486458535" calcext:value-type="float">
            <text:p>486458535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891.88" calcext:value-type="float">
            <text:p>1891.88</text:p>
          </table:table-cell>
        </table:table-row>
        <table:table-row table:style-name="ro1">
          <table:table-cell office:value-type="float" office:value="6.83333333333333" calcext:value-type="float">
            <text:p>6.83333333333333</text:p>
          </table:table-cell>
          <table:table-cell office:value-type="float" office:value="486458537" calcext:value-type="float">
            <text:p>486458537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6.83333333333333" calcext:value-type="float">
            <text:p>6.83333333333333</text:p>
          </table:table-cell>
          <table:table-cell office:value-type="float" office:value="486458537" calcext:value-type="float">
            <text:p>486458537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896.84" calcext:value-type="float">
            <text:p>1896.84</text:p>
          </table:table-cell>
        </table:table-row>
        <table:table-row table:style-name="ro1">
          <table:table-cell office:value-type="float" office:value="6.86666666666667" calcext:value-type="float">
            <text:p>6.86666666666667</text:p>
          </table:table-cell>
          <table:table-cell office:value-type="float" office:value="486458539" calcext:value-type="float">
            <text:p>486458539</text:p>
          </table:table-cell>
          <table:table-cell table:number-columns-repeated="2"/>
          <table:table-cell office:value-type="float" office:value="-2.5" calcext:value-type="float">
            <text:p>-2.5</text:p>
          </table:table-cell>
          <table:table-cell/>
        </table:table-row>
        <table:table-row table:style-name="ro1">
          <table:table-cell office:value-type="float" office:value="6.86666666666667" calcext:value-type="float">
            <text:p>6.86666666666667</text:p>
          </table:table-cell>
          <table:table-cell office:value-type="float" office:value="486458539" calcext:value-type="float">
            <text:p>486458539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1919.16" calcext:value-type="float">
            <text:p>1919.16</text:p>
          </table:table-cell>
        </table:table-row>
        <table:table-row table:style-name="ro1">
          <table:table-cell office:value-type="float" office:value="6.86666666666667" calcext:value-type="float">
            <text:p>6.86666666666667</text:p>
          </table:table-cell>
          <table:table-cell office:value-type="float" office:value="486458539" calcext:value-type="float">
            <text:p>486458539</text:p>
          </table:table-cell>
          <table:table-cell table:number-columns-repeated="2"/>
          <table:table-cell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float" office:value="6.86666666666667" calcext:value-type="float">
            <text:p>6.86666666666667</text:p>
          </table:table-cell>
          <table:table-cell office:value-type="float" office:value="486458539" calcext:value-type="float">
            <text:p>486458539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844" calcext:value-type="float">
            <text:p>844</text:p>
          </table:table-cell>
          <table:table-cell/>
          <table:table-cell office:value-type="float" office:value="1931.56" calcext:value-type="float">
            <text:p>1931.56</text:p>
          </table:table-cell>
        </table:table-row>
        <table:table-row table:style-name="ro1">
          <table:table-cell office:value-type="float" office:value="6.88333333333333" calcext:value-type="float">
            <text:p>6.88333333333333</text:p>
          </table:table-cell>
          <table:table-cell office:value-type="float" office:value="486458541" calcext:value-type="float">
            <text:p>486458541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/>
        </table:table-row>
        <table:table-row table:style-name="ro1">
          <table:table-cell office:value-type="float" office:value="6.88333333333333" calcext:value-type="float">
            <text:p>6.88333333333333</text:p>
          </table:table-cell>
          <table:table-cell office:value-type="float" office:value="486458541" calcext:value-type="float">
            <text:p>486458541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1940.24" calcext:value-type="float">
            <text:p>1940.24</text:p>
          </table:table-cell>
        </table:table-row>
        <table:table-row table:style-name="ro1">
          <table:table-cell office:value-type="float" office:value="6.88333333333333" calcext:value-type="float">
            <text:p>6.88333333333333</text:p>
          </table:table-cell>
          <table:table-cell office:value-type="float" office:value="486458541" calcext:value-type="float">
            <text:p>486458541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6.93333333333333" calcext:value-type="float">
            <text:p>6.93333333333333</text:p>
          </table:table-cell>
          <table:table-cell office:value-type="float" office:value="486458543" calcext:value-type="float">
            <text:p>486458543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1952.64" calcext:value-type="float">
            <text:p>1952.64</text:p>
          </table:table-cell>
        </table:table-row>
        <table:table-row table:style-name="ro1">
          <table:table-cell office:value-type="float" office:value="6.93333333333333" calcext:value-type="float">
            <text:p>6.93333333333333</text:p>
          </table:table-cell>
          <table:table-cell office:value-type="float" office:value="486458543" calcext:value-type="float">
            <text:p>486458543</text:p>
          </table:table-cell>
          <table:table-cell table:number-columns-repeated="2"/>
          <table:table-cell office:value-type="float" office:value="-1.3" calcext:value-type="float">
            <text:p>-1.3</text:p>
          </table:table-cell>
          <table:table-cell/>
        </table:table-row>
        <table:table-row table:style-name="ro1">
          <table:table-cell office:value-type="float" office:value="6.93333333333333" calcext:value-type="float">
            <text:p>6.93333333333333</text:p>
          </table:table-cell>
          <table:table-cell office:value-type="float" office:value="486458543" calcext:value-type="float">
            <text:p>486458543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1979.92" calcext:value-type="float">
            <text:p>1979.92</text:p>
          </table:table-cell>
        </table:table-row>
        <table:table-row table:style-name="ro1">
          <table:table-cell office:value-type="float" office:value="6.93333333333333" calcext:value-type="float">
            <text:p>6.93333333333333</text:p>
          </table:table-cell>
          <table:table-cell office:value-type="float" office:value="486458543" calcext:value-type="float">
            <text:p>486458543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6.96666666666667" calcext:value-type="float">
            <text:p>6.96666666666667</text:p>
          </table:table-cell>
          <table:table-cell office:value-type="float" office:value="486458545" calcext:value-type="float">
            <text:p>486458545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972" calcext:value-type="float">
            <text:p>972</text:p>
          </table:table-cell>
          <table:table-cell/>
          <table:table-cell office:value-type="float" office:value="2017.12" calcext:value-type="float">
            <text:p>2017.12</text:p>
          </table:table-cell>
        </table:table-row>
        <table:table-row table:style-name="ro1">
          <table:table-cell office:value-type="float" office:value="6.96666666666667" calcext:value-type="float">
            <text:p>6.96666666666667</text:p>
          </table:table-cell>
          <table:table-cell office:value-type="float" office:value="486458545" calcext:value-type="float">
            <text:p>486458545</text:p>
          </table:table-cell>
          <table:table-cell table:number-columns-repeated="2"/>
          <table:table-cell office:value-type="float" office:value="-1.6" calcext:value-type="float">
            <text:p>-1.6</text:p>
          </table:table-cell>
          <table:table-cell/>
        </table:table-row>
        <table:table-row table:style-name="ro1">
          <table:table-cell office:value-type="float" office:value="6.96666666666667" calcext:value-type="float">
            <text:p>6.96666666666667</text:p>
          </table:table-cell>
          <table:table-cell office:value-type="float" office:value="486458545" calcext:value-type="float">
            <text:p>486458545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2005.96" calcext:value-type="float">
            <text:p>2005.96</text:p>
          </table:table-cell>
        </table:table-row>
        <table:table-row table:style-name="ro1">
          <table:table-cell office:value-type="float" office:value="6.96666666666667" calcext:value-type="float">
            <text:p>6.96666666666667</text:p>
          </table:table-cell>
          <table:table-cell office:value-type="float" office:value="486458545" calcext:value-type="float">
            <text:p>486458545</text:p>
          </table:table-cell>
          <table:table-cell table:number-columns-repeated="2"/>
          <table:table-cell office:value-type="float" office:value="-3.3" calcext:value-type="float">
            <text:p>-3.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6458547" calcext:value-type="float">
            <text:p>486458547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1041" calcext:value-type="float">
            <text:p>1041</text:p>
          </table:table-cell>
          <table:table-cell/>
          <table:table-cell office:value-type="float" office:value="2039.44" calcext:value-type="float">
            <text:p>2039.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6458547" calcext:value-type="float">
            <text:p>486458547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6458547" calcext:value-type="float">
            <text:p>486458547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1107" calcext:value-type="float">
            <text:p>1107</text:p>
          </table:table-cell>
          <table:table-cell/>
          <table:table-cell office:value-type="float" office:value="2065.48" calcext:value-type="float">
            <text:p>2065.48</text:p>
          </table:table-cell>
        </table:table-row>
        <table:table-row table:style-name="ro1">
          <table:table-cell office:value-type="float" office:value="7.06666666666667" calcext:value-type="float">
            <text:p>7.06666666666667</text:p>
          </table:table-cell>
          <table:table-cell office:value-type="float" office:value="486458549" calcext:value-type="float">
            <text:p>486458549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7.06666666666667" calcext:value-type="float">
            <text:p>7.06666666666667</text:p>
          </table:table-cell>
          <table:table-cell office:value-type="float" office:value="486458549" calcext:value-type="float">
            <text:p>486458549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774" calcext:value-type="float">
            <text:p>774</text:p>
          </table:table-cell>
          <table:table-cell/>
          <table:table-cell office:value-type="float" office:value="2079.12" calcext:value-type="float">
            <text:p>2079.12</text:p>
          </table:table-cell>
        </table:table-row>
        <table:table-row table:style-name="ro1">
          <table:table-cell office:value-type="float" office:value="7.06666666666667" calcext:value-type="float">
            <text:p>7.06666666666667</text:p>
          </table:table-cell>
          <table:table-cell office:value-type="float" office:value="486458549" calcext:value-type="float">
            <text:p>486458549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7.06666666666667" calcext:value-type="float">
            <text:p>7.06666666666667</text:p>
          </table:table-cell>
          <table:table-cell office:value-type="float" office:value="486458549" calcext:value-type="float">
            <text:p>486458549</text:p>
          </table:table-cell>
          <table:table-cell table:number-columns-repeated="2"/>
          <table:table-cell office:value-type="float" office:value="-3.9" calcext:value-type="float">
            <text:p>-3.9</text:p>
          </table:table-cell>
          <table:table-cell/>
        </table:table-row>
        <table:table-row table:style-name="ro1">
          <table:table-cell office:value-type="float" office:value="7.06666666666667" calcext:value-type="float">
            <text:p>7.06666666666667</text:p>
          </table:table-cell>
          <table:table-cell office:value-type="float" office:value="486458549" calcext:value-type="float">
            <text:p>486458549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825" calcext:value-type="float">
            <text:p>825</text:p>
          </table:table-cell>
          <table:table-cell/>
          <table:table-cell office:value-type="float" office:value="2100.2" calcext:value-type="float">
            <text:p>2100.2</text:p>
          </table:table-cell>
        </table:table-row>
        <table:table-row table:style-name="ro1">
          <table:table-cell office:value-type="float" office:value="7.06666666666667" calcext:value-type="float">
            <text:p>7.06666666666667</text:p>
          </table:table-cell>
          <table:table-cell office:value-type="float" office:value="486458549" calcext:value-type="float">
            <text:p>486458549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103.92" calcext:value-type="float">
            <text:p>2103.92</text:p>
          </table:table-cell>
        </table:table-row>
        <table:table-row table:style-name="ro1">
          <table:table-cell office:value-type="float" office:value="7.06666666666667" calcext:value-type="float">
            <text:p>7.06666666666667</text:p>
          </table:table-cell>
          <table:table-cell office:value-type="float" office:value="486458549" calcext:value-type="float">
            <text:p>486458549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7.08333333333333" calcext:value-type="float">
            <text:p>7.08333333333333</text:p>
          </table:table-cell>
          <table:table-cell office:value-type="float" office:value="486458551" calcext:value-type="float">
            <text:p>486458551</text:p>
          </table:table-cell>
          <table:table-cell table:number-columns-repeated="2"/>
          <table:table-cell office:value-type="float" office:value="-4.3" calcext:value-type="float">
            <text:p>-4.3</text:p>
          </table:table-cell>
          <table:table-cell/>
        </table:table-row>
        <table:table-row table:style-name="ro1">
          <table:table-cell office:value-type="float" office:value="7.08333333333333" calcext:value-type="float">
            <text:p>7.08333333333333</text:p>
          </table:table-cell>
          <table:table-cell office:value-type="float" office:value="486458551" calcext:value-type="float">
            <text:p>486458551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06.4" calcext:value-type="float">
            <text:p>2106.4</text:p>
          </table:table-cell>
        </table:table-row>
        <table:table-row table:style-name="ro1">
          <table:table-cell office:value-type="float" office:value="7.08333333333333" calcext:value-type="float">
            <text:p>7.08333333333333</text:p>
          </table:table-cell>
          <table:table-cell office:value-type="float" office:value="486458551" calcext:value-type="float">
            <text:p>486458551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7.11666666666667" calcext:value-type="float">
            <text:p>7.11666666666667</text:p>
          </table:table-cell>
          <table:table-cell office:value-type="float" office:value="486458554" calcext:value-type="float">
            <text:p>486458554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2121.28" calcext:value-type="float">
            <text:p>2121.28</text:p>
          </table:table-cell>
        </table:table-row>
        <table:table-row table:style-name="ro1">
          <table:table-cell office:value-type="float" office:value="7.11666666666667" calcext:value-type="float">
            <text:p>7.11666666666667</text:p>
          </table:table-cell>
          <table:table-cell office:value-type="float" office:value="486458554" calcext:value-type="float">
            <text:p>486458554</text:p>
          </table:table-cell>
          <table:table-cell table:number-columns-repeated="2"/>
          <table:table-cell office:value-type="float" office:value="-3.3" calcext:value-type="float">
            <text:p>-3.3</text:p>
          </table:table-cell>
          <table:table-cell/>
        </table:table-row>
        <table:table-row table:style-name="ro1">
          <table:table-cell office:value-type="float" office:value="7.11666666666667" calcext:value-type="float">
            <text:p>7.11666666666667</text:p>
          </table:table-cell>
          <table:table-cell office:value-type="float" office:value="486458554" calcext:value-type="float">
            <text:p>486458554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2126.24" calcext:value-type="float">
            <text:p>2126.24</text:p>
          </table:table-cell>
        </table:table-row>
        <table:table-row table:style-name="ro1">
          <table:table-cell office:value-type="float" office:value="7.11666666666667" calcext:value-type="float">
            <text:p>7.11666666666667</text:p>
          </table:table-cell>
          <table:table-cell office:value-type="float" office:value="486458554" calcext:value-type="float">
            <text:p>486458554</text:p>
          </table:table-cell>
          <table:table-cell table:number-columns-repeated="2"/>
          <table:table-cell office:value-type="float" office:value="-3.9" calcext:value-type="float">
            <text:p>-3.9</text:p>
          </table:table-cell>
          <table:table-cell/>
        </table:table-row>
        <table:table-row table:style-name="ro1">
          <table:table-cell office:value-type="float" office:value="7.16666666666667" calcext:value-type="float">
            <text:p>7.16666666666667</text:p>
          </table:table-cell>
          <table:table-cell office:value-type="float" office:value="486458560" calcext:value-type="float">
            <text:p>486458560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2131.2" calcext:value-type="float">
            <text:p>2131.2</text:p>
          </table:table-cell>
        </table:table-row>
        <table:table-row table:style-name="ro1">
          <table:table-cell office:value-type="float" office:value="7.16666666666667" calcext:value-type="float">
            <text:p>7.16666666666667</text:p>
          </table:table-cell>
          <table:table-cell office:value-type="float" office:value="486458560" calcext:value-type="float">
            <text:p>486458560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7.16666666666667" calcext:value-type="float">
            <text:p>7.16666666666667</text:p>
          </table:table-cell>
          <table:table-cell office:value-type="float" office:value="486458560" calcext:value-type="float">
            <text:p>486458560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148.56" calcext:value-type="float">
            <text:p>2148.56</text:p>
          </table:table-cell>
        </table:table-row>
        <table:table-row table:style-name="ro1">
          <table:table-cell office:value-type="float" office:value="7.18333333333333" calcext:value-type="float">
            <text:p>7.18333333333333</text:p>
          </table:table-cell>
          <table:table-cell office:value-type="float" office:value="486458562" calcext:value-type="float">
            <text:p>486458562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7.18333333333333" calcext:value-type="float">
            <text:p>7.18333333333333</text:p>
          </table:table-cell>
          <table:table-cell office:value-type="float" office:value="486458562" calcext:value-type="float">
            <text:p>486458562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2151.04" calcext:value-type="float">
            <text:p>2151.04</text:p>
          </table:table-cell>
        </table:table-row>
        <table:table-row table:style-name="ro1">
          <table:table-cell office:value-type="float" office:value="7.18333333333333" calcext:value-type="float">
            <text:p>7.18333333333333</text:p>
          </table:table-cell>
          <table:table-cell office:value-type="float" office:value="486458562" calcext:value-type="float">
            <text:p>486458562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7.23333333333333" calcext:value-type="float">
            <text:p>7.23333333333333</text:p>
          </table:table-cell>
          <table:table-cell office:value-type="float" office:value="486458564" calcext:value-type="float">
            <text:p>486458564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134.92" calcext:value-type="float">
            <text:p>2134.92</text:p>
          </table:table-cell>
        </table:table-row>
        <table:table-row table:style-name="ro1">
          <table:table-cell office:value-type="float" office:value="7.23333333333333" calcext:value-type="float">
            <text:p>7.23333333333333</text:p>
          </table:table-cell>
          <table:table-cell office:value-type="float" office:value="486458564" calcext:value-type="float">
            <text:p>486458564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7.23333333333333" calcext:value-type="float">
            <text:p>7.23333333333333</text:p>
          </table:table-cell>
          <table:table-cell office:value-type="float" office:value="486458564" calcext:value-type="float">
            <text:p>486458564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2141.12" calcext:value-type="float">
            <text:p>2141.12</text:p>
          </table:table-cell>
        </table:table-row>
        <table:table-row table:style-name="ro1">
          <table:table-cell office:value-type="float" office:value="7.23333333333333" calcext:value-type="float">
            <text:p>7.23333333333333</text:p>
          </table:table-cell>
          <table:table-cell office:value-type="float" office:value="486458564" calcext:value-type="float">
            <text:p>486458564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7.26666666666667" calcext:value-type="float">
            <text:p>7.26666666666667</text:p>
          </table:table-cell>
          <table:table-cell office:value-type="float" office:value="486458566" calcext:value-type="float">
            <text:p>486458566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39.88" calcext:value-type="float">
            <text:p>2139.88</text:p>
          </table:table-cell>
        </table:table-row>
        <table:table-row table:style-name="ro1">
          <table:table-cell office:value-type="float" office:value="7.26666666666667" calcext:value-type="float">
            <text:p>7.26666666666667</text:p>
          </table:table-cell>
          <table:table-cell office:value-type="float" office:value="486458566" calcext:value-type="float">
            <text:p>486458566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7.26666666666667" calcext:value-type="float">
            <text:p>7.26666666666667</text:p>
          </table:table-cell>
          <table:table-cell office:value-type="float" office:value="486458566" calcext:value-type="float">
            <text:p>486458566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2139.88" calcext:value-type="float">
            <text:p>2139.88</text:p>
          </table:table-cell>
        </table:table-row>
        <table:table-row table:style-name="ro1">
          <table:table-cell office:value-type="float" office:value="7.26666666666667" calcext:value-type="float">
            <text:p>7.26666666666667</text:p>
          </table:table-cell>
          <table:table-cell office:value-type="float" office:value="486458566" calcext:value-type="float">
            <text:p>486458566</text:p>
          </table:table-cell>
          <table:table-cell table:number-columns-repeated="2"/>
          <table:table-cell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486458568" calcext:value-type="float">
            <text:p>486458568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279" calcext:value-type="float">
            <text:p>-279</text:p>
          </table:table-cell>
          <table:table-cell/>
          <table:table-cell office:value-type="float" office:value="2108.88" calcext:value-type="float">
            <text:p>2108.88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486458568" calcext:value-type="float">
            <text:p>486458568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486458568" calcext:value-type="float">
            <text:p>486458568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177" calcext:value-type="float">
            <text:p>-177</text:p>
          </table:table-cell>
          <table:table-cell/>
          <table:table-cell office:value-type="float" office:value="2127.48" calcext:value-type="float">
            <text:p>2127.48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486458568" calcext:value-type="float">
            <text:p>486458568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7.31666666666667" calcext:value-type="float">
            <text:p>7.31666666666667</text:p>
          </table:table-cell>
          <table:table-cell office:value-type="float" office:value="486458570" calcext:value-type="float">
            <text:p>486458570</text:p>
          </table:table-cell>
          <table:table-cell table:number-columns-repeated="2"/>
          <table:table-cell office:value-type="float" office:value="-3.3" calcext:value-type="float">
            <text:p>-3.3</text:p>
          </table:table-cell>
          <table:table-cell/>
        </table:table-row>
        <table:table-row table:style-name="ro1">
          <table:table-cell office:value-type="float" office:value="7.31666666666667" calcext:value-type="float">
            <text:p>7.31666666666667</text:p>
          </table:table-cell>
          <table:table-cell office:value-type="float" office:value="486458570" calcext:value-type="float">
            <text:p>486458570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2129.96" calcext:value-type="float">
            <text:p>2129.96</text:p>
          </table:table-cell>
        </table:table-row>
        <table:table-row table:style-name="ro1">
          <table:table-cell office:value-type="float" office:value="7.36666666666667" calcext:value-type="float">
            <text:p>7.36666666666667</text:p>
          </table:table-cell>
          <table:table-cell office:value-type="float" office:value="486458572" calcext:value-type="float">
            <text:p>486458572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2131.2" calcext:value-type="float">
            <text:p>2131.2</text:p>
          </table:table-cell>
        </table:table-row>
        <table:table-row table:style-name="ro1">
          <table:table-cell office:value-type="float" office:value="7.36666666666667" calcext:value-type="float">
            <text:p>7.36666666666667</text:p>
          </table:table-cell>
          <table:table-cell office:value-type="float" office:value="486458572" calcext:value-type="float">
            <text:p>486458572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7.36666666666667" calcext:value-type="float">
            <text:p>7.36666666666667</text:p>
          </table:table-cell>
          <table:table-cell office:value-type="float" office:value="486458572" calcext:value-type="float">
            <text:p>486458572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7.36666666666667" calcext:value-type="float">
            <text:p>7.36666666666667</text:p>
          </table:table-cell>
          <table:table-cell office:value-type="float" office:value="486458572" calcext:value-type="float">
            <text:p>486458572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34.92" calcext:value-type="float">
            <text:p>2134.92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486458574" calcext:value-type="float">
            <text:p>486458574</text:p>
          </table:table-cell>
          <table:table-cell table:number-columns-repeated="2"/>
          <table:table-cell office:value-type="float" office:value="-4.1" calcext:value-type="float">
            <text:p>-4.1</text:p>
          </table:table-cell>
          <table:table-cell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486458574" calcext:value-type="float">
            <text:p>486458574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2151.04" calcext:value-type="float">
            <text:p>2151.04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486458574" calcext:value-type="float">
            <text:p>486458574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486458574" calcext:value-type="float">
            <text:p>486458574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41" calcext:value-type="float">
            <text:p>-41</text:p>
          </table:table-cell>
          <table:table-cell/>
          <table:table-cell office:value-type="float" office:value="2136.16" calcext:value-type="float">
            <text:p>2136.16</text:p>
          </table:table-cell>
        </table:table-row>
        <table:table-row table:style-name="ro1">
          <table:table-cell office:value-type="float" office:value="7.41666666666667" calcext:value-type="float">
            <text:p>7.41666666666667</text:p>
          </table:table-cell>
          <table:table-cell office:value-type="float" office:value="486458576" calcext:value-type="float">
            <text:p>486458576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7.41666666666667" calcext:value-type="float">
            <text:p>7.41666666666667</text:p>
          </table:table-cell>
          <table:table-cell office:value-type="float" office:value="486458576" calcext:value-type="float">
            <text:p>486458576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142.36" calcext:value-type="float">
            <text:p>2142.36</text:p>
          </table:table-cell>
        </table:table-row>
        <table:table-row table:style-name="ro1">
          <table:table-cell office:value-type="float" office:value="7.46666666666667" calcext:value-type="float">
            <text:p>7.46666666666667</text:p>
          </table:table-cell>
          <table:table-cell office:value-type="float" office:value="486458578" calcext:value-type="float">
            <text:p>486458578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7.46666666666667" calcext:value-type="float">
            <text:p>7.46666666666667</text:p>
          </table:table-cell>
          <table:table-cell office:value-type="float" office:value="486458578" calcext:value-type="float">
            <text:p>486458578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136.16" calcext:value-type="float">
            <text:p>2136.16</text:p>
          </table:table-cell>
        </table:table-row>
        <table:table-row table:style-name="ro1">
          <table:table-cell office:value-type="float" office:value="7.46666666666667" calcext:value-type="float">
            <text:p>7.46666666666667</text:p>
          </table:table-cell>
          <table:table-cell office:value-type="float" office:value="486458578" calcext:value-type="float">
            <text:p>486458578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7.46666666666667" calcext:value-type="float">
            <text:p>7.46666666666667</text:p>
          </table:table-cell>
          <table:table-cell office:value-type="float" office:value="486458578" calcext:value-type="float">
            <text:p>486458578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500" calcext:value-type="float">
            <text:p>-500</text:p>
          </table:table-cell>
          <table:table-cell/>
          <table:table-cell office:value-type="float" office:value="2106.4" calcext:value-type="float">
            <text:p>2106.4</text:p>
          </table:table-cell>
        </table:table-row>
        <table:table-row table:style-name="ro1">
          <table:table-cell office:value-type="float" office:value="7.48333333333333" calcext:value-type="float">
            <text:p>7.48333333333333</text:p>
          </table:table-cell>
          <table:table-cell office:value-type="float" office:value="486458580" calcext:value-type="float">
            <text:p>486458580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7.48333333333333" calcext:value-type="float">
            <text:p>7.48333333333333</text:p>
          </table:table-cell>
          <table:table-cell office:value-type="float" office:value="486458580" calcext:value-type="float">
            <text:p>486458580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168" calcext:value-type="float">
            <text:p>-168</text:p>
          </table:table-cell>
          <table:table-cell/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7.48333333333333" calcext:value-type="float">
            <text:p>7.48333333333333</text:p>
          </table:table-cell>
          <table:table-cell office:value-type="float" office:value="486458580" calcext:value-type="float">
            <text:p>486458580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7.51666666666667" calcext:value-type="float">
            <text:p>7.51666666666667</text:p>
          </table:table-cell>
          <table:table-cell office:value-type="float" office:value="486458582" calcext:value-type="float">
            <text:p>486458582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166" calcext:value-type="float">
            <text:p>-166</text:p>
          </table:table-cell>
          <table:table-cell/>
          <table:table-cell office:value-type="float" office:value="2117.56" calcext:value-type="float">
            <text:p>2117.56</text:p>
          </table:table-cell>
        </table:table-row>
        <table:table-row table:style-name="ro1">
          <table:table-cell office:value-type="float" office:value="7.51666666666667" calcext:value-type="float">
            <text:p>7.51666666666667</text:p>
          </table:table-cell>
          <table:table-cell office:value-type="float" office:value="486458582" calcext:value-type="float">
            <text:p>486458582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7.51666666666667" calcext:value-type="float">
            <text:p>7.51666666666667</text:p>
          </table:table-cell>
          <table:table-cell office:value-type="float" office:value="486458582" calcext:value-type="float">
            <text:p>486458582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23.76" calcext:value-type="float">
            <text:p>2123.76</text:p>
          </table:table-cell>
        </table:table-row>
        <table:table-row table:style-name="ro1">
          <table:table-cell office:value-type="float" office:value="7.51666666666667" calcext:value-type="float">
            <text:p>7.51666666666667</text:p>
          </table:table-cell>
          <table:table-cell office:value-type="float" office:value="486458582" calcext:value-type="float">
            <text:p>486458582</text:p>
          </table:table-cell>
          <table:table-cell table:number-columns-repeated="2"/>
          <table:table-cell office:value-type="float" office:value="-4.3" calcext:value-type="float">
            <text:p>-4.3</text:p>
          </table:table-cell>
          <table:table-cell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486458584" calcext:value-type="float">
            <text:p>486458584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231" calcext:value-type="float">
            <text:p>-231</text:p>
          </table:table-cell>
          <table:table-cell/>
          <table:table-cell office:value-type="float" office:value="2107.64" calcext:value-type="float">
            <text:p>2107.64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486458584" calcext:value-type="float">
            <text:p>486458584</text:p>
          </table:table-cell>
          <table:table-cell table:number-columns-repeated="2"/>
          <table:table-cell office:value-type="float" office:value="-5.3" calcext:value-type="float">
            <text:p>-5.3</text:p>
          </table:table-cell>
          <table:table-cell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486458584" calcext:value-type="float">
            <text:p>486458584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267" calcext:value-type="float">
            <text:p>-267</text:p>
          </table:table-cell>
          <table:table-cell/>
          <table:table-cell office:value-type="float" office:value="2106.4" calcext:value-type="float">
            <text:p>2106.4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486458584" calcext:value-type="float">
            <text:p>486458584</text:p>
          </table:table-cell>
          <table:table-cell table:number-columns-repeated="2"/>
          <table:table-cell office:value-type="float" office:value="-4.9" calcext:value-type="float">
            <text:p>-4.9</text:p>
          </table:table-cell>
          <table:table-cell/>
        </table:table-row>
        <table:table-row table:style-name="ro1">
          <table:table-cell office:value-type="float" office:value="7.58333333333333" calcext:value-type="float">
            <text:p>7.58333333333333</text:p>
          </table:table-cell>
          <table:table-cell office:value-type="float" office:value="486458586" calcext:value-type="float">
            <text:p>486458586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425" calcext:value-type="float">
            <text:p>-425</text:p>
          </table:table-cell>
          <table:table-cell/>
          <table:table-cell office:value-type="float" office:value="2086.56" calcext:value-type="float">
            <text:p>2086.56</text:p>
          </table:table-cell>
        </table:table-row>
        <table:table-row table:style-name="ro1">
          <table:table-cell office:value-type="float" office:value="7.58333333333333" calcext:value-type="float">
            <text:p>7.58333333333333</text:p>
          </table:table-cell>
          <table:table-cell office:value-type="float" office:value="486458586" calcext:value-type="float">
            <text:p>486458586</text:p>
          </table:table-cell>
          <table:table-cell table:number-columns-repeated="2"/>
          <table:table-cell office:value-type="float" office:value="-4.8" calcext:value-type="float">
            <text:p>-4.8</text:p>
          </table:table-cell>
          <table:table-cell/>
        </table:table-row>
        <table:table-row table:style-name="ro1">
          <table:table-cell office:value-type="float" office:value="7.58333333333333" calcext:value-type="float">
            <text:p>7.58333333333333</text:p>
          </table:table-cell>
          <table:table-cell office:value-type="float" office:value="486458586" calcext:value-type="float">
            <text:p>486458586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7.61666666666667" calcext:value-type="float">
            <text:p>7.61666666666667</text:p>
          </table:table-cell>
          <table:table-cell office:value-type="float" office:value="486458588" calcext:value-type="float">
            <text:p>486458588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504" calcext:value-type="float">
            <text:p>-504</text:p>
          </table:table-cell>
          <table:table-cell/>
          <table:table-cell office:value-type="float" office:value="2074.16" calcext:value-type="float">
            <text:p>2074.16</text:p>
          </table:table-cell>
        </table:table-row>
        <table:table-row table:style-name="ro1">
          <table:table-cell office:value-type="float" office:value="7.61666666666667" calcext:value-type="float">
            <text:p>7.61666666666667</text:p>
          </table:table-cell>
          <table:table-cell office:value-type="float" office:value="486458588" calcext:value-type="float">
            <text:p>486458588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2071.68" calcext:value-type="float">
            <text:p>2071.68</text:p>
          </table:table-cell>
        </table:table-row>
        <table:table-row table:style-name="ro1">
          <table:table-cell office:value-type="float" office:value="7.61666666666667" calcext:value-type="float">
            <text:p>7.61666666666667</text:p>
          </table:table-cell>
          <table:table-cell office:value-type="float" office:value="486458588" calcext:value-type="float">
            <text:p>486458588</text:p>
          </table:table-cell>
          <table:table-cell table:number-columns-repeated="2"/>
          <table:table-cell office:value-type="float" office:value="-4.7" calcext:value-type="float">
            <text:p>-4.7</text:p>
          </table:table-cell>
          <table:table-cell/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486458590" calcext:value-type="float">
            <text:p>486458590</text:p>
          </table:table-cell>
          <table:table-cell table:number-columns-repeated="2"/>
          <table:table-cell office:value-type="float" office:value="-4.3" calcext:value-type="float">
            <text:p>-4.3</text:p>
          </table:table-cell>
          <table:table-cell/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486458590" calcext:value-type="float">
            <text:p>486458590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226" calcext:value-type="float">
            <text:p>-226</text:p>
          </table:table-cell>
          <table:table-cell/>
          <table:table-cell office:value-type="float" office:value="2075.4" calcext:value-type="float">
            <text:p>2075.4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486458590" calcext:value-type="float">
            <text:p>486458590</text:p>
          </table:table-cell>
          <table:table-cell table:number-columns-repeated="2"/>
          <table:table-cell office:value-type="float" office:value="-4.8" calcext:value-type="float">
            <text:p>-4.8</text:p>
          </table:table-cell>
          <table:table-cell/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486458590" calcext:value-type="float">
            <text:p>486458590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2072.92" calcext:value-type="float">
            <text:p>2072.92</text:p>
          </table:table-cell>
        </table:table-row>
        <table:table-row table:style-name="ro1">
          <table:table-cell office:value-type="float" office:value="7.66666666666667" calcext:value-type="float">
            <text:p>7.66666666666667</text:p>
          </table:table-cell>
          <table:table-cell office:value-type="float" office:value="486458592" calcext:value-type="float">
            <text:p>486458592</text:p>
          </table:table-cell>
          <table:table-cell table:number-columns-repeated="2"/>
          <table:table-cell office:value-type="float" office:value="-4.2" calcext:value-type="float">
            <text:p>-4.2</text:p>
          </table:table-cell>
          <table:table-cell/>
        </table:table-row>
        <table:table-row table:style-name="ro1">
          <table:table-cell office:value-type="float" office:value="7.66666666666667" calcext:value-type="float">
            <text:p>7.66666666666667</text:p>
          </table:table-cell>
          <table:table-cell office:value-type="float" office:value="486458592" calcext:value-type="float">
            <text:p>486458592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339" calcext:value-type="float">
            <text:p>-339</text:p>
          </table:table-cell>
          <table:table-cell/>
          <table:table-cell office:value-type="float" office:value="2060.52" calcext:value-type="float">
            <text:p>2060.52</text:p>
          </table:table-cell>
        </table:table-row>
        <table:table-row table:style-name="ro1">
          <table:table-cell office:value-type="float" office:value="7.66666666666667" calcext:value-type="float">
            <text:p>7.66666666666667</text:p>
          </table:table-cell>
          <table:table-cell office:value-type="float" office:value="486458592" calcext:value-type="float">
            <text:p>486458592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7.71666666666667" calcext:value-type="float">
            <text:p>7.71666666666667</text:p>
          </table:table-cell>
          <table:table-cell office:value-type="float" office:value="486458594" calcext:value-type="float">
            <text:p>486458594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233" calcext:value-type="float">
            <text:p>-233</text:p>
          </table:table-cell>
          <table:table-cell/>
          <table:table-cell office:value-type="float" office:value="2061.76" calcext:value-type="float">
            <text:p>2061.76</text:p>
          </table:table-cell>
        </table:table-row>
        <table:table-row table:style-name="ro1">
          <table:table-cell office:value-type="float" office:value="7.71666666666667" calcext:value-type="float">
            <text:p>7.71666666666667</text:p>
          </table:table-cell>
          <table:table-cell office:value-type="float" office:value="486458594" calcext:value-type="float">
            <text:p>486458594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7.71666666666667" calcext:value-type="float">
            <text:p>7.71666666666667</text:p>
          </table:table-cell>
          <table:table-cell office:value-type="float" office:value="486458594" calcext:value-type="float">
            <text:p>486458594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222" calcext:value-type="float">
            <text:p>-222</text:p>
          </table:table-cell>
          <table:table-cell/>
          <table:table-cell office:value-type="float" office:value="2061.76" calcext:value-type="float">
            <text:p>2061.76</text:p>
          </table:table-cell>
        </table:table-row>
        <table:table-row table:style-name="ro1">
          <table:table-cell office:value-type="float" office:value="7.71666666666667" calcext:value-type="float">
            <text:p>7.71666666666667</text:p>
          </table:table-cell>
          <table:table-cell office:value-type="float" office:value="486458594" calcext:value-type="float">
            <text:p>486458594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486458596" calcext:value-type="float">
            <text:p>486458596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419" calcext:value-type="float">
            <text:p>-419</text:p>
          </table:table-cell>
          <table:table-cell/>
          <table:table-cell office:value-type="float" office:value="2043.16" calcext:value-type="float">
            <text:p>2043.16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486458596" calcext:value-type="float">
            <text:p>486458596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486458596" calcext:value-type="float">
            <text:p>486458596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459" calcext:value-type="float">
            <text:p>-459</text:p>
          </table:table-cell>
          <table:table-cell/>
          <table:table-cell office:value-type="float" office:value="2033.24" calcext:value-type="float">
            <text:p>2033.2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86458598" calcext:value-type="float">
            <text:p>486458598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86458598" calcext:value-type="float">
            <text:p>486458598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559" calcext:value-type="float">
            <text:p>-559</text:p>
          </table:table-cell>
          <table:table-cell/>
          <table:table-cell office:value-type="float" office:value="2012.16" calcext:value-type="float">
            <text:p>2012.16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86458598" calcext:value-type="float">
            <text:p>486458598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86458598" calcext:value-type="float">
            <text:p>486458598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89" calcext:value-type="float">
            <text:p>-89</text:p>
          </table:table-cell>
          <table:table-cell/>
          <table:table-cell office:value-type="float" office:value="2029.52" calcext:value-type="float">
            <text:p>2029.52</text:p>
          </table:table-cell>
        </table:table-row>
        <table:table-row table:style-name="ro1">
          <table:table-cell office:value-type="float" office:value="7.81666666666667" calcext:value-type="float">
            <text:p>7.81666666666667</text:p>
          </table:table-cell>
          <table:table-cell office:value-type="float" office:value="486458600" calcext:value-type="float">
            <text:p>486458600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7.81666666666667" calcext:value-type="float">
            <text:p>7.81666666666667</text:p>
          </table:table-cell>
          <table:table-cell office:value-type="float" office:value="486458600" calcext:value-type="float">
            <text:p>486458600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322" calcext:value-type="float">
            <text:p>-322</text:p>
          </table:table-cell>
          <table:table-cell/>
          <table:table-cell office:value-type="float" office:value="2003.48" calcext:value-type="float">
            <text:p>2003.48</text:p>
          </table:table-cell>
        </table:table-row>
        <table:table-row table:style-name="ro1">
          <table:table-cell office:value-type="float" office:value="7.81666666666667" calcext:value-type="float">
            <text:p>7.81666666666667</text:p>
          </table:table-cell>
          <table:table-cell office:value-type="float" office:value="486458600" calcext:value-type="float">
            <text:p>486458600</text:p>
          </table:table-cell>
          <table:table-cell table:number-columns-repeated="2"/>
          <table:table-cell office:value-type="float" office:value="-3.9" calcext:value-type="float">
            <text:p>-3.9</text:p>
          </table:table-cell>
          <table:table-cell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486458601" calcext:value-type="float">
            <text:p>486458601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596" calcext:value-type="float">
            <text:p>-596</text:p>
          </table:table-cell>
          <table:table-cell/>
          <table:table-cell office:value-type="float" office:value="1993.56" calcext:value-type="float">
            <text:p>1993.56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486458601" calcext:value-type="float">
            <text:p>486458601</text:p>
          </table:table-cell>
          <table:table-cell table:number-columns-repeated="2"/>
          <table:table-cell office:value-type="float" office:value="-4.8" calcext:value-type="float">
            <text:p>-4.8</text:p>
          </table:table-cell>
          <table:table-cell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486458601" calcext:value-type="float">
            <text:p>486458601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666" calcext:value-type="float">
            <text:p>-666</text:p>
          </table:table-cell>
          <table:table-cell/>
          <table:table-cell office:value-type="float" office:value="2004.72" calcext:value-type="float">
            <text:p>2004.72</text:p>
          </table:table-cell>
        </table:table-row>
        <table:table-row table:style-name="ro1">
          <table:table-cell office:value-type="float" office:value="7.88333333333333" calcext:value-type="float">
            <text:p>7.88333333333333</text:p>
          </table:table-cell>
          <table:table-cell office:value-type="float" office:value="486458603" calcext:value-type="float">
            <text:p>486458603</text:p>
          </table:table-cell>
          <table:table-cell table:number-columns-repeated="2"/>
          <table:table-cell office:value-type="float" office:value="-4.8" calcext:value-type="float">
            <text:p>-4.8</text:p>
          </table:table-cell>
          <table:table-cell/>
        </table:table-row>
        <table:table-row table:style-name="ro1">
          <table:table-cell office:value-type="float" office:value="7.88333333333333" calcext:value-type="float">
            <text:p>7.88333333333333</text:p>
          </table:table-cell>
          <table:table-cell office:value-type="float" office:value="486458603" calcext:value-type="float">
            <text:p>486458603</text:p>
          </table:table-cell>
          <table:table-cell table:number-columns-repeated="2"/>
          <table:table-cell office:value-type="float" office:value="-4.3" calcext:value-type="float">
            <text:p>-4.3</text:p>
          </table:table-cell>
          <table:table-cell/>
        </table:table-row>
        <table:table-row table:style-name="ro1">
          <table:table-cell office:value-type="float" office:value="7.88333333333333" calcext:value-type="float">
            <text:p>7.88333333333333</text:p>
          </table:table-cell>
          <table:table-cell office:value-type="float" office:value="486458603" calcext:value-type="float">
            <text:p>486458603</text:p>
          </table:table-cell>
          <table:table-cell office:value-type="float" office:value="134.665226781857" calcext:value-type="float">
            <text:p>134.665226781857</text:p>
          </table:table-cell>
          <table:table-cell office:value-type="float" office:value="-193" calcext:value-type="float">
            <text:p>-193</text:p>
          </table:table-cell>
          <table:table-cell/>
          <table:table-cell office:value-type="float" office:value="1988.6" calcext:value-type="float">
            <text:p>1988.6</text:p>
          </table:table-cell>
        </table:table-row>
        <table:table-row table:style-name="ro1">
          <table:table-cell office:value-type="float" office:value="7.88333333333333" calcext:value-type="float">
            <text:p>7.88333333333333</text:p>
          </table:table-cell>
          <table:table-cell office:value-type="float" office:value="486458603" calcext:value-type="float">
            <text:p>486458603</text:p>
          </table:table-cell>
          <table:table-cell office:value-type="float" office:value="135.529157667387" calcext:value-type="float">
            <text:p>135.529157667387</text:p>
          </table:table-cell>
          <table:table-cell office:value-type="float" office:value="-269" calcext:value-type="float">
            <text:p>-269</text:p>
          </table:table-cell>
          <table:table-cell/>
          <table:table-cell office:value-type="float" office:value="1984.88" calcext:value-type="float">
            <text:p>1984.88</text:p>
          </table:table-cell>
        </table:table-row>
        <table:table-row table:style-name="ro1">
          <table:table-cell office:value-type="float" office:value="7.91666666666667" calcext:value-type="float">
            <text:p>7.91666666666667</text:p>
          </table:table-cell>
          <table:table-cell office:value-type="float" office:value="486458606" calcext:value-type="float">
            <text:p>486458606</text:p>
          </table:table-cell>
          <table:table-cell table:number-columns-repeated="2"/>
          <table:table-cell office:value-type="float" office:value="-4.5" calcext:value-type="float">
            <text:p>-4.5</text:p>
          </table:table-cell>
          <table:table-cell/>
        </table:table-row>
        <table:table-row table:style-name="ro1">
          <table:table-cell office:value-type="float" office:value="7.91666666666667" calcext:value-type="float">
            <text:p>7.91666666666667</text:p>
          </table:table-cell>
          <table:table-cell office:value-type="float" office:value="486458606" calcext:value-type="float">
            <text:p>486458606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7.91666666666667" calcext:value-type="float">
            <text:p>7.91666666666667</text:p>
          </table:table-cell>
          <table:table-cell office:value-type="float" office:value="486458606" calcext:value-type="float">
            <text:p>486458606</text:p>
          </table:table-cell>
          <table:table-cell office:value-type="float" office:value="136.393088552916" calcext:value-type="float">
            <text:p>136.393088552916</text:p>
          </table:table-cell>
          <table:table-cell office:value-type="float" office:value="-330" calcext:value-type="float">
            <text:p>-330</text:p>
          </table:table-cell>
          <table:table-cell/>
          <table:table-cell office:value-type="float" office:value="1977.44" calcext:value-type="float">
            <text:p>1977.44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486458607" calcext:value-type="float">
            <text:p>486458607</text:p>
          </table:table-cell>
          <table:table-cell table:number-columns-repeated="2"/>
          <table:table-cell office:value-type="float" office:value="-4.3" calcext:value-type="float">
            <text:p>-4.3</text:p>
          </table:table-cell>
          <table:table-cell/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486458607" calcext:value-type="float">
            <text:p>486458607</text:p>
          </table:table-cell>
          <table:table-cell office:value-type="float" office:value="134.665226781857" calcext:value-type="float">
            <text:p>134.665226781857</text:p>
          </table:table-cell>
          <table:table-cell office:value-type="float" office:value="-154" calcext:value-type="float">
            <text:p>-154</text:p>
          </table:table-cell>
          <table:table-cell/>
          <table:table-cell office:value-type="float" office:value="1981.16" calcext:value-type="float">
            <text:p>1981.16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486458607" calcext:value-type="float">
            <text:p>486458607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486458607" calcext:value-type="float">
            <text:p>486458607</text:p>
          </table:table-cell>
          <table:table-cell office:value-type="float" office:value="135.529157667387" calcext:value-type="float">
            <text:p>135.529157667387</text:p>
          </table:table-cell>
          <table:table-cell office:value-type="float" office:value="-107" calcext:value-type="float">
            <text:p>-107</text:p>
          </table:table-cell>
          <table:table-cell/>
          <table:table-cell office:value-type="float" office:value="1979.92" calcext:value-type="float">
            <text:p>1979.92</text:p>
          </table:table-cell>
        </table:table-row>
        <table:table-row table:style-name="ro1">
          <table:table-cell office:value-type="float" office:value="7.96666666666667" calcext:value-type="float">
            <text:p>7.96666666666667</text:p>
          </table:table-cell>
          <table:table-cell office:value-type="float" office:value="486458609" calcext:value-type="float">
            <text:p>486458609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7.96666666666667" calcext:value-type="float">
            <text:p>7.96666666666667</text:p>
          </table:table-cell>
          <table:table-cell office:value-type="float" office:value="486458609" calcext:value-type="float">
            <text:p>486458609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993.56" calcext:value-type="float">
            <text:p>1993.56</text:p>
          </table:table-cell>
        </table:table-row>
        <table:table-row table:style-name="ro1">
          <table:table-cell office:value-type="float" office:value="7.96666666666667" calcext:value-type="float">
            <text:p>7.96666666666667</text:p>
          </table:table-cell>
          <table:table-cell office:value-type="float" office:value="486458609" calcext:value-type="float">
            <text:p>486458609</text:p>
          </table:table-cell>
          <table:table-cell table:number-columns-repeated="2"/>
          <table:table-cell office:value-type="float" office:value="-4.5" calcext:value-type="float">
            <text:p>-4.5</text:p>
          </table:table-cell>
          <table:table-cell/>
        </table:table-row>
        <table:table-row table:style-name="ro1">
          <table:table-cell office:value-type="float" office:value="8.01666666666667" calcext:value-type="float">
            <text:p>8.01666666666667</text:p>
          </table:table-cell>
          <table:table-cell office:value-type="float" office:value="486458611" calcext:value-type="float">
            <text:p>486458611</text:p>
          </table:table-cell>
          <table:table-cell office:value-type="float" office:value="134.665226781857" calcext:value-type="float">
            <text:p>134.665226781857</text:p>
          </table:table-cell>
          <table:table-cell office:value-type="float" office:value="-240" calcext:value-type="float">
            <text:p>-240</text:p>
          </table:table-cell>
          <table:table-cell/>
          <table:table-cell office:value-type="float" office:value="1973.72" calcext:value-type="float">
            <text:p>1973.72</text:p>
          </table:table-cell>
        </table:table-row>
        <table:table-row table:style-name="ro1">
          <table:table-cell office:value-type="float" office:value="8.01666666666667" calcext:value-type="float">
            <text:p>8.01666666666667</text:p>
          </table:table-cell>
          <table:table-cell office:value-type="float" office:value="486458611" calcext:value-type="float">
            <text:p>486458611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8.01666666666667" calcext:value-type="float">
            <text:p>8.01666666666667</text:p>
          </table:table-cell>
          <table:table-cell office:value-type="float" office:value="486458611" calcext:value-type="float">
            <text:p>486458611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991.08" calcext:value-type="float">
            <text:p>1991.08</text:p>
          </table:table-cell>
        </table:table-row>
        <table:table-row table:style-name="ro1">
          <table:table-cell office:value-type="float" office:value="8.01666666666667" calcext:value-type="float">
            <text:p>8.01666666666667</text:p>
          </table:table-cell>
          <table:table-cell office:value-type="float" office:value="486458611" calcext:value-type="float">
            <text:p>486458611</text:p>
          </table:table-cell>
          <table:table-cell table:number-columns-repeated="2"/>
          <table:table-cell office:value-type="float" office:value="-4.2" calcext:value-type="float">
            <text:p>-4.2</text:p>
          </table:table-cell>
          <table:table-cell/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486458613" calcext:value-type="float">
            <text:p>486458613</text:p>
          </table:table-cell>
          <table:table-cell office:value-type="float" office:value="136.393088552916" calcext:value-type="float">
            <text:p>136.393088552916</text:p>
          </table:table-cell>
          <table:table-cell office:value-type="float" office:value="-73" calcext:value-type="float">
            <text:p>-73</text:p>
          </table:table-cell>
          <table:table-cell/>
          <table:table-cell office:value-type="float" office:value="1989.84" calcext:value-type="float">
            <text:p>1989.84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486458613" calcext:value-type="float">
            <text:p>486458613</text:p>
          </table:table-cell>
          <table:table-cell table:number-columns-repeated="2"/>
          <table:table-cell office:value-type="float" office:value="-2.7" calcext:value-type="float">
            <text:p>-2.7</text:p>
          </table:table-cell>
          <table:table-cell/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486458613" calcext:value-type="float">
            <text:p>486458613</text:p>
          </table:table-cell>
          <table:table-cell office:value-type="float" office:value="135.529157667387" calcext:value-type="float">
            <text:p>135.529157667387</text:p>
          </table:table-cell>
          <table:table-cell office:value-type="float" office:value="-62" calcext:value-type="float">
            <text:p>-62</text:p>
          </table:table-cell>
          <table:table-cell/>
          <table:table-cell office:value-type="float" office:value="1987.36" calcext:value-type="float">
            <text:p>1987.36</text:p>
          </table:table-cell>
        </table:table-row>
        <table:table-row table:style-name="ro1">
          <table:table-cell office:value-type="float" office:value="8.06666666666667" calcext:value-type="float">
            <text:p>8.06666666666667</text:p>
          </table:table-cell>
          <table:table-cell office:value-type="float" office:value="486458615" calcext:value-type="float">
            <text:p>486458615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8.06666666666667" calcext:value-type="float">
            <text:p>8.06666666666667</text:p>
          </table:table-cell>
          <table:table-cell office:value-type="float" office:value="486458615" calcext:value-type="float">
            <text:p>486458615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391" calcext:value-type="float">
            <text:p>-391</text:p>
          </table:table-cell>
          <table:table-cell/>
          <table:table-cell office:value-type="float" office:value="1967.52" calcext:value-type="float">
            <text:p>1967.52</text:p>
          </table:table-cell>
        </table:table-row>
        <table:table-row table:style-name="ro1">
          <table:table-cell office:value-type="float" office:value="8.06666666666667" calcext:value-type="float">
            <text:p>8.06666666666667</text:p>
          </table:table-cell>
          <table:table-cell office:value-type="float" office:value="486458615" calcext:value-type="float">
            <text:p>486458615</text:p>
          </table:table-cell>
          <table:table-cell table:number-columns-repeated="2"/>
          <table:table-cell office:value-type="float" office:value="-4.6" calcext:value-type="float">
            <text:p>-4.6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486458617" calcext:value-type="float">
            <text:p>486458617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365" calcext:value-type="float">
            <text:p>-365</text:p>
          </table:table-cell>
          <table:table-cell/>
          <table:table-cell office:value-type="float" office:value="1961.32" calcext:value-type="float">
            <text:p>1961.32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486458617" calcext:value-type="float">
            <text:p>486458617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486458617" calcext:value-type="float">
            <text:p>486458617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float" office:value="1963.8" calcext:value-type="float">
            <text:p>1963.8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486458617" calcext:value-type="float">
            <text:p>486458617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8.13333333333333" calcext:value-type="float">
            <text:p>8.13333333333333</text:p>
          </table:table-cell>
          <table:table-cell office:value-type="float" office:value="486458619" calcext:value-type="float">
            <text:p>486458619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208" calcext:value-type="float">
            <text:p>-208</text:p>
          </table:table-cell>
          <table:table-cell/>
          <table:table-cell office:value-type="float" office:value="1966.28" calcext:value-type="float">
            <text:p>1966.28</text:p>
          </table:table-cell>
        </table:table-row>
        <table:table-row table:style-name="ro1">
          <table:table-cell office:value-type="float" office:value="8.13333333333333" calcext:value-type="float">
            <text:p>8.13333333333333</text:p>
          </table:table-cell>
          <table:table-cell office:value-type="float" office:value="486458619" calcext:value-type="float">
            <text:p>486458619</text:p>
          </table:table-cell>
          <table:table-cell table:number-columns-repeated="2"/>
          <table:table-cell office:value-type="float" office:value="-3.9" calcext:value-type="float">
            <text:p>-3.9</text:p>
          </table:table-cell>
          <table:table-cell/>
        </table:table-row>
        <table:table-row table:style-name="ro1">
          <table:table-cell office:value-type="float" office:value="8.13333333333333" calcext:value-type="float">
            <text:p>8.13333333333333</text:p>
          </table:table-cell>
          <table:table-cell office:value-type="float" office:value="486458619" calcext:value-type="float">
            <text:p>486458619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8.16666666666667" calcext:value-type="float">
            <text:p>8.16666666666667</text:p>
          </table:table-cell>
          <table:table-cell office:value-type="float" office:value="486458625" calcext:value-type="float">
            <text:p>486458625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111" calcext:value-type="float">
            <text:p>-111</text:p>
          </table:table-cell>
          <table:table-cell/>
          <table:table-cell office:value-type="float" office:value="1976.2" calcext:value-type="float">
            <text:p>1976.2</text:p>
          </table:table-cell>
        </table:table-row>
        <table:table-row table:style-name="ro1">
          <table:table-cell office:value-type="float" office:value="8.16666666666667" calcext:value-type="float">
            <text:p>8.16666666666667</text:p>
          </table:table-cell>
          <table:table-cell office:value-type="float" office:value="486458625" calcext:value-type="float">
            <text:p>486458625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385" calcext:value-type="float">
            <text:p>-385</text:p>
          </table:table-cell>
          <table:table-cell/>
          <table:table-cell office:value-type="float" office:value="1951.4" calcext:value-type="float">
            <text:p>1951.4</text:p>
          </table:table-cell>
        </table:table-row>
        <table:table-row table:style-name="ro1">
          <table:table-cell office:value-type="float" office:value="8.16666666666667" calcext:value-type="float">
            <text:p>8.16666666666667</text:p>
          </table:table-cell>
          <table:table-cell office:value-type="float" office:value="486458625" calcext:value-type="float">
            <text:p>486458625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86458627" calcext:value-type="float">
            <text:p>486458627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86458627" calcext:value-type="float">
            <text:p>486458627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201" calcext:value-type="float">
            <text:p>-201</text:p>
          </table:table-cell>
          <table:table-cell/>
          <table:table-cell office:value-type="float" office:value="1963.8" calcext:value-type="float">
            <text:p>1963.8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86458627" calcext:value-type="float">
            <text:p>486458627</text:p>
          </table:table-cell>
          <table:table-cell table:number-columns-repeated="2"/>
          <table:table-cell office:value-type="float" office:value="-4.1" calcext:value-type="float">
            <text:p>-4.1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86458627" calcext:value-type="float">
            <text:p>486458627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976.2" calcext:value-type="float">
            <text:p>1976.2</text:p>
          </table:table-cell>
        </table:table-row>
        <table:table-row table:style-name="ro1">
          <table:table-cell office:value-type="float" office:value="8.21666666666667" calcext:value-type="float">
            <text:p>8.21666666666667</text:p>
          </table:table-cell>
          <table:table-cell office:value-type="float" office:value="486458629" calcext:value-type="float">
            <text:p>486458629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8.21666666666667" calcext:value-type="float">
            <text:p>8.21666666666667</text:p>
          </table:table-cell>
          <table:table-cell office:value-type="float" office:value="486458629" calcext:value-type="float">
            <text:p>486458629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965.04" calcext:value-type="float">
            <text:p>1965.04</text:p>
          </table:table-cell>
        </table:table-row>
        <table:table-row table:style-name="ro1">
          <table:table-cell office:value-type="float" office:value="8.21666666666667" calcext:value-type="float">
            <text:p>8.21666666666667</text:p>
          </table:table-cell>
          <table:table-cell office:value-type="float" office:value="486458629" calcext:value-type="float">
            <text:p>486458629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8.26666666666667" calcext:value-type="float">
            <text:p>8.26666666666667</text:p>
          </table:table-cell>
          <table:table-cell office:value-type="float" office:value="486458630" calcext:value-type="float">
            <text:p>486458630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267" calcext:value-type="float">
            <text:p>-267</text:p>
          </table:table-cell>
          <table:table-cell/>
          <table:table-cell office:value-type="float" office:value="1950.16" calcext:value-type="float">
            <text:p>1950.16</text:p>
          </table:table-cell>
        </table:table-row>
        <table:table-row table:style-name="ro1">
          <table:table-cell office:value-type="float" office:value="8.26666666666667" calcext:value-type="float">
            <text:p>8.26666666666667</text:p>
          </table:table-cell>
          <table:table-cell office:value-type="float" office:value="486458630" calcext:value-type="float">
            <text:p>486458630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8.26666666666667" calcext:value-type="float">
            <text:p>8.26666666666667</text:p>
          </table:table-cell>
          <table:table-cell office:value-type="float" office:value="486458630" calcext:value-type="float">
            <text:p>486458630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1089" calcext:value-type="float">
            <text:p>-1089</text:p>
          </table:table-cell>
          <table:table-cell/>
          <table:table-cell office:value-type="float" office:value="1943.96" calcext:value-type="float">
            <text:p>1943.96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486458632" calcext:value-type="float">
            <text:p>486458632</text:p>
          </table:table-cell>
          <table:table-cell table:number-columns-repeated="2"/>
          <table:table-cell office:value-type="float" office:value="-2.7" calcext:value-type="float">
            <text:p>-2.7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486458632" calcext:value-type="float">
            <text:p>486458632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243" calcext:value-type="float">
            <text:p>-243</text:p>
          </table:table-cell>
          <table:table-cell/>
          <table:table-cell office:value-type="float" office:value="1936.52" calcext:value-type="float">
            <text:p>1936.52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486458632" calcext:value-type="float">
            <text:p>486458632</text:p>
          </table:table-cell>
          <table:table-cell table:number-columns-repeated="2"/>
          <table:table-cell office:value-type="float" office:value="-4.3" calcext:value-type="float">
            <text:p>-4.3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486458632" calcext:value-type="float">
            <text:p>486458632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513" calcext:value-type="float">
            <text:p>-513</text:p>
          </table:table-cell>
          <table:table-cell/>
          <table:table-cell office:value-type="float" office:value="1924.12" calcext:value-type="float">
            <text:p>1924.12</text:p>
          </table:table-cell>
        </table:table-row>
        <table:table-row table:style-name="ro1">
          <table:table-cell office:value-type="float" office:value="8.33333333333333" calcext:value-type="float">
            <text:p>8.33333333333333</text:p>
          </table:table-cell>
          <table:table-cell office:value-type="float" office:value="486458635" calcext:value-type="float">
            <text:p>486458635</text:p>
          </table:table-cell>
          <table:table-cell table:number-columns-repeated="2"/>
          <table:table-cell office:value-type="float" office:value="-4.4" calcext:value-type="float">
            <text:p>-4.4</text:p>
          </table:table-cell>
          <table:table-cell/>
        </table:table-row>
        <table:table-row table:style-name="ro1">
          <table:table-cell office:value-type="float" office:value="8.33333333333333" calcext:value-type="float">
            <text:p>8.33333333333333</text:p>
          </table:table-cell>
          <table:table-cell office:value-type="float" office:value="486458635" calcext:value-type="float">
            <text:p>486458635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502" calcext:value-type="float">
            <text:p>-502</text:p>
          </table:table-cell>
          <table:table-cell/>
          <table:table-cell office:value-type="float" office:value="1911.72" calcext:value-type="float">
            <text:p>1911.72</text:p>
          </table:table-cell>
        </table:table-row>
        <table:table-row table:style-name="ro1">
          <table:table-cell office:value-type="float" office:value="8.33333333333333" calcext:value-type="float">
            <text:p>8.33333333333333</text:p>
          </table:table-cell>
          <table:table-cell office:value-type="float" office:value="486458635" calcext:value-type="float">
            <text:p>486458635</text:p>
          </table:table-cell>
          <table:table-cell table:number-columns-repeated="2"/>
          <table:table-cell office:value-type="float" office:value="-4.3" calcext:value-type="float">
            <text:p>-4.3</text:p>
          </table:table-cell>
          <table:table-cell/>
        </table:table-row>
        <table:table-row table:style-name="ro1">
          <table:table-cell office:value-type="float" office:value="8.36666666666667" calcext:value-type="float">
            <text:p>8.36666666666667</text:p>
          </table:table-cell>
          <table:table-cell office:value-type="float" office:value="486458636" calcext:value-type="float">
            <text:p>486458636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195" calcext:value-type="float">
            <text:p>-195</text:p>
          </table:table-cell>
          <table:table-cell/>
          <table:table-cell office:value-type="float" office:value="1905.52" calcext:value-type="float">
            <text:p>1905.52</text:p>
          </table:table-cell>
        </table:table-row>
        <table:table-row table:style-name="ro1">
          <table:table-cell office:value-type="float" office:value="8.36666666666667" calcext:value-type="float">
            <text:p>8.36666666666667</text:p>
          </table:table-cell>
          <table:table-cell office:value-type="float" office:value="486458636" calcext:value-type="float">
            <text:p>486458636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8.36666666666667" calcext:value-type="float">
            <text:p>8.36666666666667</text:p>
          </table:table-cell>
          <table:table-cell office:value-type="float" office:value="486458636" calcext:value-type="float">
            <text:p>486458636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312" calcext:value-type="float">
            <text:p>-312</text:p>
          </table:table-cell>
          <table:table-cell/>
          <table:table-cell office:value-type="float" office:value="1894.36" calcext:value-type="float">
            <text:p>1894.36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486458638" calcext:value-type="float">
            <text:p>486458638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486458638" calcext:value-type="float">
            <text:p>486458638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84" calcext:value-type="float">
            <text:p>-84</text:p>
          </table:table-cell>
          <table:table-cell/>
          <table:table-cell office:value-type="float" office:value="1901.8" calcext:value-type="float">
            <text:p>1901.8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486458638" calcext:value-type="float">
            <text:p>486458638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486458638" calcext:value-type="float">
            <text:p>486458638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142" calcext:value-type="float">
            <text:p>-142</text:p>
          </table:table-cell>
          <table:table-cell/>
          <table:table-cell office:value-type="float" office:value="1894.36" calcext:value-type="float">
            <text:p>1894.36</text:p>
          </table:table-cell>
        </table:table-row>
        <table:table-row table:style-name="ro1">
          <table:table-cell office:value-type="float" office:value="8.41666666666667" calcext:value-type="float">
            <text:p>8.41666666666667</text:p>
          </table:table-cell>
          <table:table-cell office:value-type="float" office:value="486458640" calcext:value-type="float">
            <text:p>486458640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8.41666666666667" calcext:value-type="float">
            <text:p>8.41666666666667</text:p>
          </table:table-cell>
          <table:table-cell office:value-type="float" office:value="486458640" calcext:value-type="float">
            <text:p>486458640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/>
        </table:table-row>
        <table:table-row table:style-name="ro1">
          <table:table-cell office:value-type="float" office:value="8.41666666666667" calcext:value-type="float">
            <text:p>8.41666666666667</text:p>
          </table:table-cell>
          <table:table-cell office:value-type="float" office:value="486458640" calcext:value-type="float">
            <text:p>486458640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96" calcext:value-type="float">
            <text:p>-96</text:p>
          </table:table-cell>
          <table:table-cell/>
          <table:table-cell office:value-type="float" office:value="1894.36" calcext:value-type="float">
            <text:p>1894.36</text:p>
          </table:table-cell>
        </table:table-row>
        <table:table-row table:style-name="ro1">
          <table:table-cell office:value-type="float" office:value="8.46666666666667" calcext:value-type="float">
            <text:p>8.46666666666667</text:p>
          </table:table-cell>
          <table:table-cell office:value-type="float" office:value="486458642" calcext:value-type="float">
            <text:p>486458642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1912.96" calcext:value-type="float">
            <text:p>1912.96</text:p>
          </table:table-cell>
        </table:table-row>
        <table:table-row table:style-name="ro1">
          <table:table-cell office:value-type="float" office:value="8.46666666666667" calcext:value-type="float">
            <text:p>8.46666666666667</text:p>
          </table:table-cell>
          <table:table-cell office:value-type="float" office:value="486458642" calcext:value-type="float">
            <text:p>486458642</text:p>
          </table:table-cell>
          <table:table-cell table:number-columns-repeated="2"/>
          <table:table-cell office:value-type="float" office:value="-0.6" calcext:value-type="float">
            <text:p>-0.6</text:p>
          </table:table-cell>
          <table:table-cell/>
        </table:table-row>
        <table:table-row table:style-name="ro1">
          <table:table-cell office:value-type="float" office:value="8.46666666666667" calcext:value-type="float">
            <text:p>8.46666666666667</text:p>
          </table:table-cell>
          <table:table-cell office:value-type="float" office:value="486458642" calcext:value-type="float">
            <text:p>486458642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8.46666666666667" calcext:value-type="float">
            <text:p>8.46666666666667</text:p>
          </table:table-cell>
          <table:table-cell office:value-type="float" office:value="486458642" calcext:value-type="float">
            <text:p>486458642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254" calcext:value-type="float">
            <text:p>-254</text:p>
          </table:table-cell>
          <table:table-cell/>
          <table:table-cell office:value-type="float" office:value="1900.56" calcext:value-type="float">
            <text:p>1900.56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486458645" calcext:value-type="float">
            <text:p>486458645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486458645" calcext:value-type="float">
            <text:p>486458645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165" calcext:value-type="float">
            <text:p>-165</text:p>
          </table:table-cell>
          <table:table-cell/>
          <table:table-cell office:value-type="float" office:value="1898.08" calcext:value-type="float">
            <text:p>1898.08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486458645" calcext:value-type="float">
            <text:p>486458645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486458645" calcext:value-type="float">
            <text:p>486458645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1893.12" calcext:value-type="float">
            <text:p>1893.12</text:p>
          </table:table-cell>
        </table:table-row>
        <table:table-row table:style-name="ro1">
          <table:table-cell office:value-type="float" office:value="8.51666666666667" calcext:value-type="float">
            <text:p>8.51666666666667</text:p>
          </table:table-cell>
          <table:table-cell office:value-type="float" office:value="486458646" calcext:value-type="float">
            <text:p>486458646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8.51666666666667" calcext:value-type="float">
            <text:p>8.51666666666667</text:p>
          </table:table-cell>
          <table:table-cell office:value-type="float" office:value="486458646" calcext:value-type="float">
            <text:p>486458646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899.32" calcext:value-type="float">
            <text:p>1899.32</text:p>
          </table:table-cell>
        </table:table-row>
        <table:table-row table:style-name="ro1">
          <table:table-cell office:value-type="float" office:value="8.51666666666667" calcext:value-type="float">
            <text:p>8.51666666666667</text:p>
          </table:table-cell>
          <table:table-cell office:value-type="float" office:value="486458646" calcext:value-type="float">
            <text:p>486458646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float" office:value="8.56666666666667" calcext:value-type="float">
            <text:p>8.56666666666667</text:p>
          </table:table-cell>
          <table:table-cell office:value-type="float" office:value="486458648" calcext:value-type="float">
            <text:p>486458648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1894.36" calcext:value-type="float">
            <text:p>1894.36</text:p>
          </table:table-cell>
        </table:table-row>
        <table:table-row table:style-name="ro1">
          <table:table-cell office:value-type="float" office:value="8.56666666666667" calcext:value-type="float">
            <text:p>8.56666666666667</text:p>
          </table:table-cell>
          <table:table-cell office:value-type="float" office:value="486458648" calcext:value-type="float">
            <text:p>4864586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.56666666666667" calcext:value-type="float">
            <text:p>8.56666666666667</text:p>
          </table:table-cell>
          <table:table-cell office:value-type="float" office:value="486458648" calcext:value-type="float">
            <text:p>486458648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1033" calcext:value-type="float">
            <text:p>1033</text:p>
          </table:table-cell>
          <table:table-cell/>
          <table:table-cell office:value-type="float" office:value="1956.36" calcext:value-type="float">
            <text:p>1956.36</text:p>
          </table:table-cell>
        </table:table-row>
        <table:table-row table:style-name="ro1">
          <table:table-cell office:value-type="float" office:value="8.56666666666667" calcext:value-type="float">
            <text:p>8.56666666666667</text:p>
          </table:table-cell>
          <table:table-cell office:value-type="float" office:value="486458648" calcext:value-type="float">
            <text:p>486458648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float" office:value="8.58333333333333" calcext:value-type="float">
            <text:p>8.58333333333333</text:p>
          </table:table-cell>
          <table:table-cell office:value-type="float" office:value="486458650" calcext:value-type="float">
            <text:p>486458650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1107" calcext:value-type="float">
            <text:p>1107</text:p>
          </table:table-cell>
          <table:table-cell/>
          <table:table-cell office:value-type="float" office:value="1978.68" calcext:value-type="float">
            <text:p>1978.68</text:p>
          </table:table-cell>
        </table:table-row>
        <table:table-row table:style-name="ro1">
          <table:table-cell office:value-type="float" office:value="8.58333333333333" calcext:value-type="float">
            <text:p>8.58333333333333</text:p>
          </table:table-cell>
          <table:table-cell office:value-type="float" office:value="486458650" calcext:value-type="float">
            <text:p>48645865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.61666666666667" calcext:value-type="float">
            <text:p>8.61666666666667</text:p>
          </table:table-cell>
          <table:table-cell office:value-type="float" office:value="486458652" calcext:value-type="float">
            <text:p>486458652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float" office:value="2012.16" calcext:value-type="float">
            <text:p>2012.16</text:p>
          </table:table-cell>
        </table:table-row>
        <table:table-row table:style-name="ro1">
          <table:table-cell office:value-type="float" office:value="8.61666666666667" calcext:value-type="float">
            <text:p>8.61666666666667</text:p>
          </table:table-cell>
          <table:table-cell office:value-type="float" office:value="486458652" calcext:value-type="float">
            <text:p>48645865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.61666666666667" calcext:value-type="float">
            <text:p>8.61666666666667</text:p>
          </table:table-cell>
          <table:table-cell office:value-type="float" office:value="486458652" calcext:value-type="float">
            <text:p>486458652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1385" calcext:value-type="float">
            <text:p>1385</text:p>
          </table:table-cell>
          <table:table-cell/>
          <table:table-cell office:value-type="float" office:value="2051.84" calcext:value-type="float">
            <text:p>2051.84</text:p>
          </table:table-cell>
        </table:table-row>
        <table:table-row table:style-name="ro1">
          <table:table-cell office:value-type="float" office:value="8.61666666666667" calcext:value-type="float">
            <text:p>8.61666666666667</text:p>
          </table:table-cell>
          <table:table-cell office:value-type="float" office:value="486458652" calcext:value-type="float">
            <text:p>486458652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486458654" calcext:value-type="float">
            <text:p>486458654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486458654" calcext:value-type="float">
            <text:p>486458654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1554" calcext:value-type="float">
            <text:p>1554</text:p>
          </table:table-cell>
          <table:table-cell/>
          <table:table-cell office:value-type="float" office:value="2081.6" calcext:value-type="float">
            <text:p>2081.6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486458654" calcext:value-type="float">
            <text:p>486458654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8.68333333333333" calcext:value-type="float">
            <text:p>8.68333333333333</text:p>
          </table:table-cell>
          <table:table-cell office:value-type="float" office:value="486458656" calcext:value-type="float">
            <text:p>486458656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1584" calcext:value-type="float">
            <text:p>1584</text:p>
          </table:table-cell>
          <table:table-cell/>
          <table:table-cell office:value-type="float" office:value="2126.24" calcext:value-type="float">
            <text:p>2126.24</text:p>
          </table:table-cell>
        </table:table-row>
        <table:table-row table:style-name="ro1">
          <table:table-cell office:value-type="float" office:value="8.68333333333333" calcext:value-type="float">
            <text:p>8.68333333333333</text:p>
          </table:table-cell>
          <table:table-cell office:value-type="float" office:value="486458656" calcext:value-type="float">
            <text:p>486458656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float" office:value="8.68333333333333" calcext:value-type="float">
            <text:p>8.68333333333333</text:p>
          </table:table-cell>
          <table:table-cell office:value-type="float" office:value="486458656" calcext:value-type="float">
            <text:p>486458656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1384" calcext:value-type="float">
            <text:p>1384</text:p>
          </table:table-cell>
          <table:table-cell/>
          <table:table-cell office:value-type="float" office:value="2149.8" calcext:value-type="float">
            <text:p>2149.8</text:p>
          </table:table-cell>
        </table:table-row>
        <table:table-row table:style-name="ro1">
          <table:table-cell office:value-type="float" office:value="8.68333333333333" calcext:value-type="float">
            <text:p>8.68333333333333</text:p>
          </table:table-cell>
          <table:table-cell office:value-type="float" office:value="486458656" calcext:value-type="float">
            <text:p>486458656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8.71666666666667" calcext:value-type="float">
            <text:p>8.71666666666667</text:p>
          </table:table-cell>
          <table:table-cell office:value-type="float" office:value="486458658" calcext:value-type="float">
            <text:p>486458658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2152.28" calcext:value-type="float">
            <text:p>2152.28</text:p>
          </table:table-cell>
        </table:table-row>
        <table:table-row table:style-name="ro1">
          <table:table-cell office:value-type="float" office:value="8.71666666666667" calcext:value-type="float">
            <text:p>8.71666666666667</text:p>
          </table:table-cell>
          <table:table-cell office:value-type="float" office:value="486458658" calcext:value-type="float">
            <text:p>486458658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/>
        </table:table-row>
        <table:table-row table:style-name="ro1">
          <table:table-cell office:value-type="float" office:value="8.71666666666667" calcext:value-type="float">
            <text:p>8.71666666666667</text:p>
          </table:table-cell>
          <table:table-cell office:value-type="float" office:value="486458658" calcext:value-type="float">
            <text:p>486458658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8.71666666666667" calcext:value-type="float">
            <text:p>8.71666666666667</text:p>
          </table:table-cell>
          <table:table-cell office:value-type="float" office:value="486458658" calcext:value-type="float">
            <text:p>486458658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486458660" calcext:value-type="float">
            <text:p>486458660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float" office:value="2196.92" calcext:value-type="float">
            <text:p>2196.92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486458660" calcext:value-type="float">
            <text:p>48645866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8.78333333333333" calcext:value-type="float">
            <text:p>8.78333333333333</text:p>
          </table:table-cell>
          <table:table-cell office:value-type="float" office:value="486458662" calcext:value-type="float">
            <text:p>486458662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float" office:value="8.78333333333333" calcext:value-type="float">
            <text:p>8.78333333333333</text:p>
          </table:table-cell>
          <table:table-cell office:value-type="float" office:value="486458662" calcext:value-type="float">
            <text:p>486458662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8.78333333333333" calcext:value-type="float">
            <text:p>8.78333333333333</text:p>
          </table:table-cell>
          <table:table-cell office:value-type="float" office:value="486458662" calcext:value-type="float">
            <text:p>486458662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198.16" calcext:value-type="float">
            <text:p>2198.16</text:p>
          </table:table-cell>
        </table:table-row>
        <table:table-row table:style-name="ro1">
          <table:table-cell office:value-type="float" office:value="8.78333333333333" calcext:value-type="float">
            <text:p>8.78333333333333</text:p>
          </table:table-cell>
          <table:table-cell office:value-type="float" office:value="486458662" calcext:value-type="float">
            <text:p>486458662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8.83333333333333" calcext:value-type="float">
            <text:p>8.83333333333333</text:p>
          </table:table-cell>
          <table:table-cell office:value-type="float" office:value="486458664" calcext:value-type="float">
            <text:p>486458664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-34" calcext:value-type="float">
            <text:p>-34</text:p>
          </table:table-cell>
          <table:table-cell/>
          <table:table-cell office:value-type="float" office:value="2188.24" calcext:value-type="float">
            <text:p>2188.24</text:p>
          </table:table-cell>
        </table:table-row>
        <table:table-row table:style-name="ro1">
          <table:table-cell office:value-type="float" office:value="8.83333333333333" calcext:value-type="float">
            <text:p>8.83333333333333</text:p>
          </table:table-cell>
          <table:table-cell office:value-type="float" office:value="486458664" calcext:value-type="float">
            <text:p>486458664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/>
        </table:table-row>
        <table:table-row table:style-name="ro1">
          <table:table-cell office:value-type="float" office:value="8.83333333333333" calcext:value-type="float">
            <text:p>8.83333333333333</text:p>
          </table:table-cell>
          <table:table-cell office:value-type="float" office:value="486458664" calcext:value-type="float">
            <text:p>486458664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float" office:value="8.83333333333333" calcext:value-type="float">
            <text:p>8.83333333333333</text:p>
          </table:table-cell>
          <table:table-cell office:value-type="float" office:value="486458664" calcext:value-type="float">
            <text:p>486458664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2206.84" calcext:value-type="float">
            <text:p>2206.84</text:p>
          </table:table-cell>
        </table:table-row>
        <table:table-row table:style-name="ro1">
          <table:table-cell office:value-type="float" office:value="8.86666666666667" calcext:value-type="float">
            <text:p>8.86666666666667</text:p>
          </table:table-cell>
          <table:table-cell office:value-type="float" office:value="486458666" calcext:value-type="float">
            <text:p>486458666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float" office:value="8.86666666666667" calcext:value-type="float">
            <text:p>8.86666666666667</text:p>
          </table:table-cell>
          <table:table-cell office:value-type="float" office:value="486458666" calcext:value-type="float">
            <text:p>486458666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2220.48" calcext:value-type="float">
            <text:p>2220.48</text:p>
          </table:table-cell>
        </table:table-row>
        <table:table-row table:style-name="ro1">
          <table:table-cell office:value-type="float" office:value="8.86666666666667" calcext:value-type="float">
            <text:p>8.86666666666667</text:p>
          </table:table-cell>
          <table:table-cell office:value-type="float" office:value="486458666" calcext:value-type="float">
            <text:p>486458666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float" office:value="8.86666666666667" calcext:value-type="float">
            <text:p>8.86666666666667</text:p>
          </table:table-cell>
          <table:table-cell office:value-type="float" office:value="486458666" calcext:value-type="float">
            <text:p>486458666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float" office:value="2236.6" calcext:value-type="float">
            <text:p>2236.6</text:p>
          </table:table-cell>
        </table:table-row>
        <table:table-row table:style-name="ro1">
          <table:table-cell office:value-type="float" office:value="8.88333333333333" calcext:value-type="float">
            <text:p>8.88333333333333</text:p>
          </table:table-cell>
          <table:table-cell office:value-type="float" office:value="486458668" calcext:value-type="float">
            <text:p>486458668</text:p>
          </table:table-cell>
          <table:table-cell table:number-columns-repeated="2"/>
          <table:table-cell office:value-type="float" office:value="5.4" calcext:value-type="float">
            <text:p>5.4</text:p>
          </table:table-cell>
          <table:table-cell/>
        </table:table-row>
        <table:table-row table:style-name="ro1">
          <table:table-cell office:value-type="float" office:value="8.88333333333333" calcext:value-type="float">
            <text:p>8.88333333333333</text:p>
          </table:table-cell>
          <table:table-cell office:value-type="float" office:value="486458668" calcext:value-type="float">
            <text:p>486458668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float" office:value="2265.12" calcext:value-type="float">
            <text:p>2265.12</text:p>
          </table:table-cell>
        </table:table-row>
        <table:table-row table:style-name="ro1">
          <table:table-cell office:value-type="float" office:value="8.88333333333333" calcext:value-type="float">
            <text:p>8.88333333333333</text:p>
          </table:table-cell>
          <table:table-cell office:value-type="float" office:value="486458668" calcext:value-type="float">
            <text:p>486458668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float" office:value="8.91666666666667" calcext:value-type="float">
            <text:p>8.91666666666667</text:p>
          </table:table-cell>
          <table:table-cell office:value-type="float" office:value="486458670" calcext:value-type="float">
            <text:p>486458670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float" office:value="2292.4" calcext:value-type="float">
            <text:p>2292.4</text:p>
          </table:table-cell>
        </table:table-row>
        <table:table-row table:style-name="ro1">
          <table:table-cell office:value-type="float" office:value="8.91666666666667" calcext:value-type="float">
            <text:p>8.91666666666667</text:p>
          </table:table-cell>
          <table:table-cell office:value-type="float" office:value="486458670" calcext:value-type="float">
            <text:p>486458670</text:p>
          </table:table-cell>
          <table:table-cell table:number-columns-repeated="2"/>
          <table:table-cell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float" office:value="8.91666666666667" calcext:value-type="float">
            <text:p>8.91666666666667</text:p>
          </table:table-cell>
          <table:table-cell office:value-type="float" office:value="486458670" calcext:value-type="float">
            <text:p>486458670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911" calcext:value-type="float">
            <text:p>911</text:p>
          </table:table-cell>
          <table:table-cell/>
          <table:table-cell office:value-type="float" office:value="2313.48" calcext:value-type="float">
            <text:p>2313.48</text:p>
          </table:table-cell>
        </table:table-row>
        <table:table-row table:style-name="ro1">
          <table:table-cell office:value-type="float" office:value="8.96666666666667" calcext:value-type="float">
            <text:p>8.96666666666667</text:p>
          </table:table-cell>
          <table:table-cell office:value-type="float" office:value="486458672" calcext:value-type="float">
            <text:p>486458672</text:p>
          </table:table-cell>
          <table:table-cell table:number-columns-repeated="2"/>
          <table:table-cell office:value-type="float" office:value="7.3" calcext:value-type="float">
            <text:p>7.3</text:p>
          </table:table-cell>
          <table:table-cell/>
        </table:table-row>
        <table:table-row table:style-name="ro1">
          <table:table-cell office:value-type="float" office:value="8.96666666666667" calcext:value-type="float">
            <text:p>8.96666666666667</text:p>
          </table:table-cell>
          <table:table-cell office:value-type="float" office:value="486458672" calcext:value-type="float">
            <text:p>486458672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2224.48" calcext:value-type="float">
            <text:p>2224.48</text:p>
          </table:table-cell>
        </table:table-row>
        <table:table-row table:style-name="ro1">
          <table:table-cell office:value-type="float" office:value="8.96666666666667" calcext:value-type="float">
            <text:p>8.96666666666667</text:p>
          </table:table-cell>
          <table:table-cell office:value-type="float" office:value="486458672" calcext:value-type="float">
            <text:p>486458672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float" office:value="8.96666666666667" calcext:value-type="float">
            <text:p>8.96666666666667</text:p>
          </table:table-cell>
          <table:table-cell office:value-type="float" office:value="486458672" calcext:value-type="float">
            <text:p>486458672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1091" calcext:value-type="float">
            <text:p>1091</text:p>
          </table:table-cell>
          <table:table-cell/>
          <table:table-cell office:value-type="float" office:value="2250.52" calcext:value-type="float">
            <text:p>2250.52</text:p>
          </table:table-cell>
        </table:table-row>
        <table:table-row table:style-name="ro1">
          <table:table-cell office:value-type="float" office:value="8.98333333333333" calcext:value-type="float">
            <text:p>8.98333333333333</text:p>
          </table:table-cell>
          <table:table-cell office:value-type="float" office:value="486458674" calcext:value-type="float">
            <text:p>486458674</text:p>
          </table:table-cell>
          <table:table-cell table:number-columns-repeated="2"/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float" office:value="8.98333333333333" calcext:value-type="float">
            <text:p>8.98333333333333</text:p>
          </table:table-cell>
          <table:table-cell office:value-type="float" office:value="486458674" calcext:value-type="float">
            <text:p>486458674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float" office:value="2262.92" calcext:value-type="float">
            <text:p>2262.92</text:p>
          </table:table-cell>
        </table:table-row>
        <table:table-row table:style-name="ro1">
          <table:table-cell office:value-type="float" office:value="8.98333333333333" calcext:value-type="float">
            <text:p>8.98333333333333</text:p>
          </table:table-cell>
          <table:table-cell office:value-type="float" office:value="486458674" calcext:value-type="float">
            <text:p>486458674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float" office:value="9.03333333333333" calcext:value-type="float">
            <text:p>9.03333333333333</text:p>
          </table:table-cell>
          <table:table-cell office:value-type="float" office:value="486458676" calcext:value-type="float">
            <text:p>486458676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float" office:value="9.03333333333333" calcext:value-type="float">
            <text:p>9.03333333333333</text:p>
          </table:table-cell>
          <table:table-cell office:value-type="float" office:value="486458676" calcext:value-type="float">
            <text:p>486458676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641" calcext:value-type="float">
            <text:p>641</text:p>
          </table:table-cell>
          <table:table-cell/>
          <table:table-cell office:value-type="float" office:value="2277.8" calcext:value-type="float">
            <text:p>2277.8</text:p>
          </table:table-cell>
        </table:table-row>
        <table:table-row table:style-name="ro1">
          <table:table-cell office:value-type="float" office:value="9.03333333333333" calcext:value-type="float">
            <text:p>9.03333333333333</text:p>
          </table:table-cell>
          <table:table-cell office:value-type="float" office:value="486458676" calcext:value-type="float">
            <text:p>486458676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/>
        </table:table-row>
        <table:table-row table:style-name="ro1">
          <table:table-cell office:value-type="float" office:value="9.03333333333333" calcext:value-type="float">
            <text:p>9.03333333333333</text:p>
          </table:table-cell>
          <table:table-cell office:value-type="float" office:value="486458676" calcext:value-type="float">
            <text:p>486458676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2293.92" calcext:value-type="float">
            <text:p>2293.92</text:p>
          </table:table-cell>
        </table:table-row>
        <table:table-row table:style-name="ro1">
          <table:table-cell office:value-type="float" office:value="9.06666666666667" calcext:value-type="float">
            <text:p>9.06666666666667</text:p>
          </table:table-cell>
          <table:table-cell office:value-type="float" office:value="486458679" calcext:value-type="float">
            <text:p>486458679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float" office:value="9.06666666666667" calcext:value-type="float">
            <text:p>9.06666666666667</text:p>
          </table:table-cell>
          <table:table-cell office:value-type="float" office:value="486458679" calcext:value-type="float">
            <text:p>486458679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306.32" calcext:value-type="float">
            <text:p>2306.32</text:p>
          </table:table-cell>
        </table:table-row>
        <table:table-row table:style-name="ro1">
          <table:table-cell office:value-type="float" office:value="9.06666666666667" calcext:value-type="float">
            <text:p>9.06666666666667</text:p>
          </table:table-cell>
          <table:table-cell office:value-type="float" office:value="486458679" calcext:value-type="float">
            <text:p>486458679</text:p>
          </table:table-cell>
          <table:table-cell table:number-columns-repeated="2"/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float" office:value="9.06666666666667" calcext:value-type="float">
            <text:p>9.06666666666667</text:p>
          </table:table-cell>
          <table:table-cell office:value-type="float" office:value="486458679" calcext:value-type="float">
            <text:p>486458679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312.52" calcext:value-type="float">
            <text:p>2312.52</text:p>
          </table:table-cell>
        </table:table-row>
        <table:table-row table:style-name="ro1">
          <table:table-cell office:value-type="float" office:value="9.08333333333333" calcext:value-type="float">
            <text:p>9.08333333333333</text:p>
          </table:table-cell>
          <table:table-cell office:value-type="float" office:value="486458680" calcext:value-type="float">
            <text:p>486458680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float" office:value="9.08333333333333" calcext:value-type="float">
            <text:p>9.08333333333333</text:p>
          </table:table-cell>
          <table:table-cell office:value-type="float" office:value="486458680" calcext:value-type="float">
            <text:p>486458680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2327.4" calcext:value-type="float">
            <text:p>2327.4</text:p>
          </table:table-cell>
        </table:table-row>
        <table:table-row table:style-name="ro1">
          <table:table-cell office:value-type="float" office:value="9.08333333333333" calcext:value-type="float">
            <text:p>9.08333333333333</text:p>
          </table:table-cell>
          <table:table-cell office:value-type="float" office:value="486458680" calcext:value-type="float">
            <text:p>48645868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.11666666666667" calcext:value-type="float">
            <text:p>9.11666666666667</text:p>
          </table:table-cell>
          <table:table-cell office:value-type="float" office:value="486458682" calcext:value-type="float">
            <text:p>486458682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2339.8" calcext:value-type="float">
            <text:p>2339.8</text:p>
          </table:table-cell>
        </table:table-row>
        <table:table-row table:style-name="ro1">
          <table:table-cell office:value-type="float" office:value="9.11666666666667" calcext:value-type="float">
            <text:p>9.11666666666667</text:p>
          </table:table-cell>
          <table:table-cell office:value-type="float" office:value="486458682" calcext:value-type="float">
            <text:p>486458682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float" office:value="9.11666666666667" calcext:value-type="float">
            <text:p>9.11666666666667</text:p>
          </table:table-cell>
          <table:table-cell office:value-type="float" office:value="486458682" calcext:value-type="float">
            <text:p>486458682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2338.56" calcext:value-type="float">
            <text:p>2338.56</text:p>
          </table:table-cell>
        </table:table-row>
        <table:table-row table:style-name="ro1">
          <table:table-cell office:value-type="float" office:value="9.11666666666667" calcext:value-type="float">
            <text:p>9.11666666666667</text:p>
          </table:table-cell>
          <table:table-cell office:value-type="float" office:value="486458682" calcext:value-type="float">
            <text:p>486458682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float" office:value="9.16666666666667" calcext:value-type="float">
            <text:p>9.16666666666667</text:p>
          </table:table-cell>
          <table:table-cell office:value-type="float" office:value="486458688" calcext:value-type="float">
            <text:p>486458688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2344.76" calcext:value-type="float">
            <text:p>2344.76</text:p>
          </table:table-cell>
        </table:table-row>
        <table:table-row table:style-name="ro1">
          <table:table-cell office:value-type="float" office:value="9.16666666666667" calcext:value-type="float">
            <text:p>9.16666666666667</text:p>
          </table:table-cell>
          <table:table-cell office:value-type="float" office:value="486458688" calcext:value-type="float">
            <text:p>486458688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float" office:value="9.16666666666667" calcext:value-type="float">
            <text:p>9.16666666666667</text:p>
          </table:table-cell>
          <table:table-cell office:value-type="float" office:value="486458688" calcext:value-type="float">
            <text:p>486458688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2357.16" calcext:value-type="float">
            <text:p>2357.16</text:p>
          </table:table-cell>
        </table:table-row>
        <table:table-row table:style-name="ro1">
          <table:table-cell office:value-type="float" office:value="9.18333333333333" calcext:value-type="float">
            <text:p>9.18333333333333</text:p>
          </table:table-cell>
          <table:table-cell office:value-type="float" office:value="486458690" calcext:value-type="float">
            <text:p>486458690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float" office:value="9.18333333333333" calcext:value-type="float">
            <text:p>9.18333333333333</text:p>
          </table:table-cell>
          <table:table-cell office:value-type="float" office:value="486458690" calcext:value-type="float">
            <text:p>486458690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2369.56" calcext:value-type="float">
            <text:p>2369.56</text:p>
          </table:table-cell>
        </table:table-row>
        <table:table-row table:style-name="ro1">
          <table:table-cell office:value-type="float" office:value="9.18333333333333" calcext:value-type="float">
            <text:p>9.18333333333333</text:p>
          </table:table-cell>
          <table:table-cell office:value-type="float" office:value="486458690" calcext:value-type="float">
            <text:p>4864586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.23333333333333" calcext:value-type="float">
            <text:p>9.23333333333333</text:p>
          </table:table-cell>
          <table:table-cell office:value-type="float" office:value="486458692" calcext:value-type="float">
            <text:p>486458692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2378.24" calcext:value-type="float">
            <text:p>2378.24</text:p>
          </table:table-cell>
        </table:table-row>
        <table:table-row table:style-name="ro1">
          <table:table-cell office:value-type="float" office:value="9.23333333333333" calcext:value-type="float">
            <text:p>9.23333333333333</text:p>
          </table:table-cell>
          <table:table-cell office:value-type="float" office:value="486458692" calcext:value-type="float">
            <text:p>486458692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float" office:value="9.23333333333333" calcext:value-type="float">
            <text:p>9.23333333333333</text:p>
          </table:table-cell>
          <table:table-cell office:value-type="float" office:value="486458692" calcext:value-type="float">
            <text:p>486458692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90.64" calcext:value-type="float">
            <text:p>2390.64</text:p>
          </table:table-cell>
        </table:table-row>
        <table:table-row table:style-name="ro1">
          <table:table-cell office:value-type="float" office:value="9.23333333333333" calcext:value-type="float">
            <text:p>9.23333333333333</text:p>
          </table:table-cell>
          <table:table-cell office:value-type="float" office:value="486458692" calcext:value-type="float">
            <text:p>486458692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float" office:value="9.26666666666667" calcext:value-type="float">
            <text:p>9.26666666666667</text:p>
          </table:table-cell>
          <table:table-cell office:value-type="float" office:value="486458694" calcext:value-type="float">
            <text:p>486458694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2411.72" calcext:value-type="float">
            <text:p>2411.72</text:p>
          </table:table-cell>
        </table:table-row>
        <table:table-row table:style-name="ro1">
          <table:table-cell office:value-type="float" office:value="9.26666666666667" calcext:value-type="float">
            <text:p>9.26666666666667</text:p>
          </table:table-cell>
          <table:table-cell office:value-type="float" office:value="486458694" calcext:value-type="float">
            <text:p>486458694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float" office:value="9.26666666666667" calcext:value-type="float">
            <text:p>9.26666666666667</text:p>
          </table:table-cell>
          <table:table-cell office:value-type="float" office:value="486458694" calcext:value-type="float">
            <text:p>486458694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float" office:value="9.26666666666667" calcext:value-type="float">
            <text:p>9.26666666666667</text:p>
          </table:table-cell>
          <table:table-cell office:value-type="float" office:value="486458694" calcext:value-type="float">
            <text:p>486458694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2435.28" calcext:value-type="float">
            <text:p>2435.28</text:p>
          </table:table-cell>
        </table:table-row>
        <table:table-row table:style-name="ro1">
          <table:table-cell office:value-type="float" office:value="9.28333333333333" calcext:value-type="float">
            <text:p>9.28333333333333</text:p>
          </table:table-cell>
          <table:table-cell office:value-type="float" office:value="486458696" calcext:value-type="float">
            <text:p>486458696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float" office:value="2443.96" calcext:value-type="float">
            <text:p>2443.96</text:p>
          </table:table-cell>
        </table:table-row>
        <table:table-row table:style-name="ro1">
          <table:table-cell office:value-type="float" office:value="9.28333333333333" calcext:value-type="float">
            <text:p>9.28333333333333</text:p>
          </table:table-cell>
          <table:table-cell office:value-type="float" office:value="486458696" calcext:value-type="float">
            <text:p>486458696</text:p>
          </table:table-cell>
          <table:table-cell table:number-columns-repeated="2"/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float" office:value="9.31666666666667" calcext:value-type="float">
            <text:p>9.31666666666667</text:p>
          </table:table-cell>
          <table:table-cell office:value-type="float" office:value="486458698" calcext:value-type="float">
            <text:p>486458698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float" office:value="9.31666666666667" calcext:value-type="float">
            <text:p>9.31666666666667</text:p>
          </table:table-cell>
          <table:table-cell office:value-type="float" office:value="486458698" calcext:value-type="float">
            <text:p>486458698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902" calcext:value-type="float">
            <text:p>902</text:p>
          </table:table-cell>
          <table:table-cell/>
          <table:table-cell office:value-type="float" office:value="2472.48" calcext:value-type="float">
            <text:p>2472.48</text:p>
          </table:table-cell>
        </table:table-row>
        <table:table-row table:style-name="ro1">
          <table:table-cell office:value-type="float" office:value="9.31666666666667" calcext:value-type="float">
            <text:p>9.31666666666667</text:p>
          </table:table-cell>
          <table:table-cell office:value-type="float" office:value="486458698" calcext:value-type="float">
            <text:p>486458698</text:p>
          </table:table-cell>
          <table:table-cell table:number-columns-repeated="2"/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float" office:value="9.31666666666667" calcext:value-type="float">
            <text:p>9.31666666666667</text:p>
          </table:table-cell>
          <table:table-cell office:value-type="float" office:value="486458698" calcext:value-type="float">
            <text:p>486458698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float" office:value="2493.56" calcext:value-type="float">
            <text:p>2493.56</text:p>
          </table:table-cell>
        </table:table-row>
        <table:table-row table:style-name="ro1">
          <table:table-cell office:value-type="float" office:value="9.36666666666667" calcext:value-type="float">
            <text:p>9.36666666666667</text:p>
          </table:table-cell>
          <table:table-cell office:value-type="float" office:value="486458700" calcext:value-type="float">
            <text:p>486458700</text:p>
          </table:table-cell>
          <table:table-cell table:number-columns-repeated="2"/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float" office:value="9.36666666666667" calcext:value-type="float">
            <text:p>9.36666666666667</text:p>
          </table:table-cell>
          <table:table-cell office:value-type="float" office:value="486458700" calcext:value-type="float">
            <text:p>486458700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2519.6" calcext:value-type="float">
            <text:p>2519.6</text:p>
          </table:table-cell>
        </table:table-row>
        <table:table-row table:style-name="ro1">
          <table:table-cell office:value-type="float" office:value="9.36666666666667" calcext:value-type="float">
            <text:p>9.36666666666667</text:p>
          </table:table-cell>
          <table:table-cell office:value-type="float" office:value="486458700" calcext:value-type="float">
            <text:p>486458700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float" office:value="9.36666666666667" calcext:value-type="float">
            <text:p>9.36666666666667</text:p>
          </table:table-cell>
          <table:table-cell office:value-type="float" office:value="486458700" calcext:value-type="float">
            <text:p>486458700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795" calcext:value-type="float">
            <text:p>795</text:p>
          </table:table-cell>
          <table:table-cell/>
          <table:table-cell office:value-type="float" office:value="2530.76" calcext:value-type="float">
            <text:p>2530.76</text:p>
          </table:table-cell>
        </table:table-row>
        <table:table-row table:style-name="ro1">
          <table:table-cell office:value-type="float" office:value="9.38333333333333" calcext:value-type="float">
            <text:p>9.38333333333333</text:p>
          </table:table-cell>
          <table:table-cell office:value-type="float" office:value="486458702" calcext:value-type="float">
            <text:p>486458702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float" office:value="9.38333333333333" calcext:value-type="float">
            <text:p>9.38333333333333</text:p>
          </table:table-cell>
          <table:table-cell office:value-type="float" office:value="486458702" calcext:value-type="float">
            <text:p>486458702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float" office:value="2555.56" calcext:value-type="float">
            <text:p>2555.56</text:p>
          </table:table-cell>
        </table:table-row>
        <table:table-row table:style-name="ro1">
          <table:table-cell office:value-type="float" office:value="9.38333333333333" calcext:value-type="float">
            <text:p>9.38333333333333</text:p>
          </table:table-cell>
          <table:table-cell office:value-type="float" office:value="486458702" calcext:value-type="float">
            <text:p>486458702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float" office:value="9.41666666666667" calcext:value-type="float">
            <text:p>9.41666666666667</text:p>
          </table:table-cell>
          <table:table-cell office:value-type="float" office:value="486458704" calcext:value-type="float">
            <text:p>486458704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float" office:value="2574.16" calcext:value-type="float">
            <text:p>2574.16</text:p>
          </table:table-cell>
        </table:table-row>
        <table:table-row table:style-name="ro1">
          <table:table-cell office:value-type="float" office:value="9.41666666666667" calcext:value-type="float">
            <text:p>9.41666666666667</text:p>
          </table:table-cell>
          <table:table-cell office:value-type="float" office:value="486458704" calcext:value-type="float">
            <text:p>486458704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float" office:value="9.41666666666667" calcext:value-type="float">
            <text:p>9.41666666666667</text:p>
          </table:table-cell>
          <table:table-cell office:value-type="float" office:value="486458704" calcext:value-type="float">
            <text:p>486458704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2580.36" calcext:value-type="float">
            <text:p>2580.36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486458706" calcext:value-type="float">
            <text:p>486458706</text:p>
          </table:table-cell>
          <table:table-cell table:number-columns-repeated="2"/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486458706" calcext:value-type="float">
            <text:p>486458706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2608.88" calcext:value-type="float">
            <text:p>2608.88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486458706" calcext:value-type="float">
            <text:p>486458706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float" office:value="9.48333333333333" calcext:value-type="float">
            <text:p>9.48333333333333</text:p>
          </table:table-cell>
          <table:table-cell office:value-type="float" office:value="486458707" calcext:value-type="float">
            <text:p>486458707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2617.56" calcext:value-type="float">
            <text:p>2617.56</text:p>
          </table:table-cell>
        </table:table-row>
        <table:table-row table:style-name="ro1">
          <table:table-cell office:value-type="float" office:value="9.48333333333333" calcext:value-type="float">
            <text:p>9.48333333333333</text:p>
          </table:table-cell>
          <table:table-cell office:value-type="float" office:value="486458707" calcext:value-type="float">
            <text:p>486458707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float" office:value="9.48333333333333" calcext:value-type="float">
            <text:p>9.48333333333333</text:p>
          </table:table-cell>
          <table:table-cell office:value-type="float" office:value="486458707" calcext:value-type="float">
            <text:p>486458707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9.48333333333333" calcext:value-type="float">
            <text:p>9.48333333333333</text:p>
          </table:table-cell>
          <table:table-cell office:value-type="float" office:value="486458707" calcext:value-type="float">
            <text:p>486458707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2633.68" calcext:value-type="float">
            <text:p>2633.68</text:p>
          </table:table-cell>
        </table:table-row>
        <table:table-row table:style-name="ro1">
          <table:table-cell office:value-type="float" office:value="9.53333333333333" calcext:value-type="float">
            <text:p>9.53333333333333</text:p>
          </table:table-cell>
          <table:table-cell office:value-type="float" office:value="486458710" calcext:value-type="float">
            <text:p>486458710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float" office:value="9.53333333333333" calcext:value-type="float">
            <text:p>9.53333333333333</text:p>
          </table:table-cell>
          <table:table-cell office:value-type="float" office:value="486458710" calcext:value-type="float">
            <text:p>486458710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2648.56" calcext:value-type="float">
            <text:p>2648.56</text:p>
          </table:table-cell>
        </table:table-row>
        <table:table-row table:style-name="ro1">
          <table:table-cell office:value-type="float" office:value="9.53333333333333" calcext:value-type="float">
            <text:p>9.53333333333333</text:p>
          </table:table-cell>
          <table:table-cell office:value-type="float" office:value="486458710" calcext:value-type="float">
            <text:p>486458710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float" office:value="9.53333333333333" calcext:value-type="float">
            <text:p>9.53333333333333</text:p>
          </table:table-cell>
          <table:table-cell office:value-type="float" office:value="486458710" calcext:value-type="float">
            <text:p>486458710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486458712" calcext:value-type="float">
            <text:p>486458712</text:p>
          </table:table-cell>
          <table:table-cell table:number-columns-repeated="2"/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486458712" calcext:value-type="float">
            <text:p>486458712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658.48" calcext:value-type="float">
            <text:p>2658.48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486458712" calcext:value-type="float">
            <text:p>486458712</text:p>
          </table:table-cell>
          <table:table-cell table:number-columns-repeated="2"/>
          <table:table-cell office:value-type="float" office:value="5.4" calcext:value-type="float">
            <text:p>5.4</text:p>
          </table:table-cell>
          <table:table-cell/>
        </table:table-row>
        <table:table-row table:style-name="ro1">
          <table:table-cell office:value-type="float" office:value="9.58333333333333" calcext:value-type="float">
            <text:p>9.58333333333333</text:p>
          </table:table-cell>
          <table:table-cell office:value-type="float" office:value="486458714" calcext:value-type="float">
            <text:p>486458714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2675.84" calcext:value-type="float">
            <text:p>2675.84</text:p>
          </table:table-cell>
        </table:table-row>
        <table:table-row table:style-name="ro1">
          <table:table-cell office:value-type="float" office:value="9.58333333333333" calcext:value-type="float">
            <text:p>9.58333333333333</text:p>
          </table:table-cell>
          <table:table-cell office:value-type="float" office:value="486458714" calcext:value-type="float">
            <text:p>486458714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9.58333333333333" calcext:value-type="float">
            <text:p>9.58333333333333</text:p>
          </table:table-cell>
          <table:table-cell office:value-type="float" office:value="486458714" calcext:value-type="float">
            <text:p>486458714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2695.68" calcext:value-type="float">
            <text:p>2695.68</text:p>
          </table:table-cell>
        </table:table-row>
        <table:table-row table:style-name="ro1">
          <table:table-cell office:value-type="float" office:value="9.58333333333333" calcext:value-type="float">
            <text:p>9.58333333333333</text:p>
          </table:table-cell>
          <table:table-cell office:value-type="float" office:value="486458714" calcext:value-type="float">
            <text:p>48645871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float" office:value="9.63333333333333" calcext:value-type="float">
            <text:p>9.63333333333333</text:p>
          </table:table-cell>
          <table:table-cell office:value-type="float" office:value="486458716" calcext:value-type="float">
            <text:p>486458716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709.32" calcext:value-type="float">
            <text:p>2709.32</text:p>
          </table:table-cell>
        </table:table-row>
        <table:table-row table:style-name="ro1">
          <table:table-cell office:value-type="float" office:value="9.63333333333333" calcext:value-type="float">
            <text:p>9.63333333333333</text:p>
          </table:table-cell>
          <table:table-cell office:value-type="float" office:value="486458716" calcext:value-type="float">
            <text:p>486458716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float" office:value="9.63333333333333" calcext:value-type="float">
            <text:p>9.63333333333333</text:p>
          </table:table-cell>
          <table:table-cell office:value-type="float" office:value="486458716" calcext:value-type="float">
            <text:p>486458716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2732.88" calcext:value-type="float">
            <text:p>2732.88</text:p>
          </table:table-cell>
        </table:table-row>
        <table:table-row table:style-name="ro1">
          <table:table-cell office:value-type="float" office:value="9.63333333333333" calcext:value-type="float">
            <text:p>9.63333333333333</text:p>
          </table:table-cell>
          <table:table-cell office:value-type="float" office:value="486458716" calcext:value-type="float">
            <text:p>486458716</text:p>
          </table:table-cell>
          <table:table-cell table:number-columns-repeated="2"/>
          <table:table-cell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486458718" calcext:value-type="float">
            <text:p>486458718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486458718" calcext:value-type="float">
            <text:p>486458718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951" calcext:value-type="float">
            <text:p>951</text:p>
          </table:table-cell>
          <table:table-cell/>
          <table:table-cell office:value-type="float" office:value="2765.12" calcext:value-type="float">
            <text:p>2765.12</text:p>
          </table:table-cell>
        </table:table-row>
        <table:table-row table:style-name="ro1">
          <table:table-cell office:value-type="float" office:value="9.66666666666667" calcext:value-type="float">
            <text:p>9.66666666666667</text:p>
          </table:table-cell>
          <table:table-cell office:value-type="float" office:value="486458720" calcext:value-type="float">
            <text:p>4864587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.66666666666667" calcext:value-type="float">
            <text:p>9.66666666666667</text:p>
          </table:table-cell>
          <table:table-cell office:value-type="float" office:value="486458720" calcext:value-type="float">
            <text:p>486458720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float" office:value="2648.84" calcext:value-type="float">
            <text:p>2648.84</text:p>
          </table:table-cell>
        </table:table-row>
        <table:table-row table:style-name="ro1">
          <table:table-cell office:value-type="float" office:value="9.66666666666667" calcext:value-type="float">
            <text:p>9.66666666666667</text:p>
          </table:table-cell>
          <table:table-cell office:value-type="float" office:value="486458720" calcext:value-type="float">
            <text:p>486458720</text:p>
          </table:table-cell>
          <table:table-cell table:number-columns-repeated="2"/>
          <table:table-cell office:value-type="float" office:value="6.9" calcext:value-type="float">
            <text:p>6.9</text:p>
          </table:table-cell>
          <table:table-cell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486458722" calcext:value-type="float">
            <text:p>486458722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809" calcext:value-type="float">
            <text:p>809</text:p>
          </table:table-cell>
          <table:table-cell/>
          <table:table-cell office:value-type="float" office:value="2679.84" calcext:value-type="float">
            <text:p>2679.84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486458722" calcext:value-type="float">
            <text:p>486458722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486458722" calcext:value-type="float">
            <text:p>486458722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1078" calcext:value-type="float">
            <text:p>1078</text:p>
          </table:table-cell>
          <table:table-cell/>
          <table:table-cell office:value-type="float" office:value="2829.6" calcext:value-type="float">
            <text:p>2829.6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486458722" calcext:value-type="float">
            <text:p>486458722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/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486458724" calcext:value-type="float">
            <text:p>486458724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918" calcext:value-type="float">
            <text:p>918</text:p>
          </table:table-cell>
          <table:table-cell/>
          <table:table-cell office:value-type="float" office:value="2724.48" calcext:value-type="float">
            <text:p>2724.48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486458724" calcext:value-type="float">
            <text:p>486458724</text:p>
          </table:table-cell>
          <table:table-cell table:number-columns-repeated="2"/>
          <table:table-cell office:value-type="float" office:value="7.3" calcext:value-type="float">
            <text:p>7.3</text:p>
          </table:table-cell>
          <table:table-cell/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486458724" calcext:value-type="float">
            <text:p>486458724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2743.08" calcext:value-type="float">
            <text:p>2743.08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486458724" calcext:value-type="float">
            <text:p>48645872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.78333333333333" calcext:value-type="float">
            <text:p>9.78333333333333</text:p>
          </table:table-cell>
          <table:table-cell office:value-type="float" office:value="486458726" calcext:value-type="float">
            <text:p>486458726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2761.68" calcext:value-type="float">
            <text:p>2761.68</text:p>
          </table:table-cell>
        </table:table-row>
        <table:table-row table:style-name="ro1">
          <table:table-cell office:value-type="float" office:value="9.78333333333333" calcext:value-type="float">
            <text:p>9.78333333333333</text:p>
          </table:table-cell>
          <table:table-cell office:value-type="float" office:value="486458726" calcext:value-type="float">
            <text:p>486458726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/>
        </table:table-row>
        <table:table-row table:style-name="ro1">
          <table:table-cell office:value-type="float" office:value="9.78333333333333" calcext:value-type="float">
            <text:p>9.78333333333333</text:p>
          </table:table-cell>
          <table:table-cell office:value-type="float" office:value="486458726" calcext:value-type="float">
            <text:p>486458726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2770.36" calcext:value-type="float">
            <text:p>2770.36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486458728" calcext:value-type="float">
            <text:p>486458728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486458728" calcext:value-type="float">
            <text:p>486458728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2800.12" calcext:value-type="float">
            <text:p>2800.12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486458728" calcext:value-type="float">
            <text:p>486458728</text:p>
          </table:table-cell>
          <table:table-cell table:number-columns-repeated="2"/>
          <table:table-cell office:value-type="float" office:value="7.1" calcext:value-type="float">
            <text:p>7.1</text:p>
          </table:table-cell>
          <table:table-cell/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486458730" calcext:value-type="float">
            <text:p>486458730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2806.32" calcext:value-type="float">
            <text:p>2806.32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486458730" calcext:value-type="float">
            <text:p>486458730</text:p>
          </table:table-cell>
          <table:table-cell table:number-columns-repeated="2"/>
          <table:table-cell office:value-type="float" office:value="6.7" calcext:value-type="float">
            <text:p>6.7</text:p>
          </table:table-cell>
          <table:table-cell/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486458730" calcext:value-type="float">
            <text:p>486458730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2824.92" calcext:value-type="float">
            <text:p>2824.92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486458730" calcext:value-type="float">
            <text:p>486458730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/>
        </table:table-row>
        <table:table-row table:style-name="ro1">
          <table:table-cell office:value-type="float" office:value="9.88333333333333" calcext:value-type="float">
            <text:p>9.88333333333333</text:p>
          </table:table-cell>
          <table:table-cell office:value-type="float" office:value="486458731" calcext:value-type="float">
            <text:p>486458731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float" office:value="2826.16" calcext:value-type="float">
            <text:p>2826.16</text:p>
          </table:table-cell>
        </table:table-row>
        <table:table-row table:style-name="ro1">
          <table:table-cell office:value-type="float" office:value="9.88333333333333" calcext:value-type="float">
            <text:p>9.88333333333333</text:p>
          </table:table-cell>
          <table:table-cell office:value-type="float" office:value="486458731" calcext:value-type="float">
            <text:p>486458731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9.88333333333333" calcext:value-type="float">
            <text:p>9.88333333333333</text:p>
          </table:table-cell>
          <table:table-cell office:value-type="float" office:value="486458731" calcext:value-type="float">
            <text:p>4864587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.88333333333333" calcext:value-type="float">
            <text:p>9.88333333333333</text:p>
          </table:table-cell>
          <table:table-cell office:value-type="float" office:value="486458731" calcext:value-type="float">
            <text:p>486458731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2844.76" calcext:value-type="float">
            <text:p>2844.76</text:p>
          </table:table-cell>
        </table:table-row>
        <table:table-row table:style-name="ro1">
          <table:table-cell office:value-type="float" office:value="9.93333333333333" calcext:value-type="float">
            <text:p>9.93333333333333</text:p>
          </table:table-cell>
          <table:table-cell office:value-type="float" office:value="486458733" calcext:value-type="float">
            <text:p>486458733</text:p>
          </table:table-cell>
          <table:table-cell table:number-columns-repeated="2"/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float" office:value="9.93333333333333" calcext:value-type="float">
            <text:p>9.93333333333333</text:p>
          </table:table-cell>
          <table:table-cell office:value-type="float" office:value="486458733" calcext:value-type="float">
            <text:p>486458733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2849.72" calcext:value-type="float">
            <text:p>2849.72</text:p>
          </table:table-cell>
        </table:table-row>
        <table:table-row table:style-name="ro1">
          <table:table-cell office:value-type="float" office:value="9.93333333333333" calcext:value-type="float">
            <text:p>9.93333333333333</text:p>
          </table:table-cell>
          <table:table-cell office:value-type="float" office:value="486458733" calcext:value-type="float">
            <text:p>486458733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float" office:value="9.93333333333333" calcext:value-type="float">
            <text:p>9.93333333333333</text:p>
          </table:table-cell>
          <table:table-cell office:value-type="float" office:value="486458733" calcext:value-type="float">
            <text:p>486458733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float" office:value="2873.28" calcext:value-type="float">
            <text:p>2873.28</text:p>
          </table:table-cell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486458736" calcext:value-type="float">
            <text:p>486458736</text:p>
          </table:table-cell>
          <table:table-cell table:number-columns-repeated="2"/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486458736" calcext:value-type="float">
            <text:p>486458736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2880.72" calcext:value-type="float">
            <text:p>2880.72</text:p>
          </table:table-cell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486458736" calcext:value-type="float">
            <text:p>486458736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float" office:value="9.98333333333333" calcext:value-type="float">
            <text:p>9.98333333333333</text:p>
          </table:table-cell>
          <table:table-cell office:value-type="float" office:value="486458738" calcext:value-type="float">
            <text:p>486458738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2894.36" calcext:value-type="float">
            <text:p>2894.36</text:p>
          </table:table-cell>
        </table:table-row>
        <table:table-row table:style-name="ro1">
          <table:table-cell office:value-type="float" office:value="9.98333333333333" calcext:value-type="float">
            <text:p>9.98333333333333</text:p>
          </table:table-cell>
          <table:table-cell office:value-type="float" office:value="486458738" calcext:value-type="float">
            <text:p>486458738</text:p>
          </table:table-cell>
          <table:table-cell table:number-columns-repeated="2"/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float" office:value="9.98333333333333" calcext:value-type="float">
            <text:p>9.98333333333333</text:p>
          </table:table-cell>
          <table:table-cell office:value-type="float" office:value="486458738" calcext:value-type="float">
            <text:p>486458738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float" office:value="2920.4" calcext:value-type="float">
            <text:p>2920.4</text:p>
          </table:table-cell>
        </table:table-row>
        <table:table-row table:style-name="ro1">
          <table:table-cell office:value-type="float" office:value="10.0166666666667" calcext:value-type="float">
            <text:p>10.0166666666667</text:p>
          </table:table-cell>
          <table:table-cell office:value-type="float" office:value="486458740" calcext:value-type="float">
            <text:p>486458740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float" office:value="10.0166666666667" calcext:value-type="float">
            <text:p>10.0166666666667</text:p>
          </table:table-cell>
          <table:table-cell office:value-type="float" office:value="486458740" calcext:value-type="float">
            <text:p>486458740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2921.64" calcext:value-type="float">
            <text:p>2921.64</text:p>
          </table:table-cell>
        </table:table-row>
        <table:table-row table:style-name="ro1">
          <table:table-cell office:value-type="float" office:value="10.0166666666667" calcext:value-type="float">
            <text:p>10.0166666666667</text:p>
          </table:table-cell>
          <table:table-cell office:value-type="float" office:value="486458740" calcext:value-type="float">
            <text:p>48645874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486458742" calcext:value-type="float">
            <text:p>486458742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946" calcext:value-type="float">
            <text:p>946</text:p>
          </table:table-cell>
          <table:table-cell/>
          <table:table-cell office:value-type="float" office:value="2963.8" calcext:value-type="float">
            <text:p>2963.8</text:p>
          </table:table-cell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486458742" calcext:value-type="float">
            <text:p>486458742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486458742" calcext:value-type="float">
            <text:p>486458742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486458742" calcext:value-type="float">
            <text:p>486458742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1090" calcext:value-type="float">
            <text:p>1090</text:p>
          </table:table-cell>
          <table:table-cell/>
          <table:table-cell office:value-type="float" office:value="2994.8" calcext:value-type="float">
            <text:p>2994.8</text:p>
          </table:table-cell>
        </table:table-row>
        <table:table-row table:style-name="ro1">
          <table:table-cell office:value-type="float" office:value="10.0833333333333" calcext:value-type="float">
            <text:p>10.0833333333333</text:p>
          </table:table-cell>
          <table:table-cell office:value-type="float" office:value="486458744" calcext:value-type="float">
            <text:p>486458744</text:p>
          </table:table-cell>
          <table:table-cell table:number-columns-repeated="2"/>
          <table:table-cell office:value-type="float" office:value="5.9" calcext:value-type="float">
            <text:p>5.9</text:p>
          </table:table-cell>
          <table:table-cell/>
        </table:table-row>
        <table:table-row table:style-name="ro1">
          <table:table-cell office:value-type="float" office:value="10.0833333333333" calcext:value-type="float">
            <text:p>10.0833333333333</text:p>
          </table:table-cell>
          <table:table-cell office:value-type="float" office:value="486458744" calcext:value-type="float">
            <text:p>486458744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3014.64" calcext:value-type="float">
            <text:p>3014.64</text:p>
          </table:table-cell>
        </table:table-row>
        <table:table-row table:style-name="ro1">
          <table:table-cell office:value-type="float" office:value="10.0833333333333" calcext:value-type="float">
            <text:p>10.0833333333333</text:p>
          </table:table-cell>
          <table:table-cell office:value-type="float" office:value="486458744" calcext:value-type="float">
            <text:p>486458744</text:p>
          </table:table-cell>
          <table:table-cell table:number-columns-repeated="2"/>
          <table:table-cell office:value-type="float" office:value="6.7" calcext:value-type="float">
            <text:p>6.7</text:p>
          </table:table-cell>
          <table:table-cell/>
        </table:table-row>
        <table:table-row table:style-name="ro1">
          <table:table-cell office:value-type="float" office:value="10.0833333333333" calcext:value-type="float">
            <text:p>10.0833333333333</text:p>
          </table:table-cell>
          <table:table-cell office:value-type="float" office:value="486458744" calcext:value-type="float">
            <text:p>486458744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925" calcext:value-type="float">
            <text:p>925</text:p>
          </table:table-cell>
          <table:table-cell/>
          <table:table-cell office:value-type="float" office:value="3034.48" calcext:value-type="float">
            <text:p>3034.48</text:p>
          </table:table-cell>
        </table:table-row>
        <table:table-row table:style-name="ro1">
          <table:table-cell office:value-type="float" office:value="10.1333333333333" calcext:value-type="float">
            <text:p>10.1333333333333</text:p>
          </table:table-cell>
          <table:table-cell office:value-type="float" office:value="486458746" calcext:value-type="float">
            <text:p>486458746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/>
        </table:table-row>
        <table:table-row table:style-name="ro1">
          <table:table-cell office:value-type="float" office:value="10.1333333333333" calcext:value-type="float">
            <text:p>10.1333333333333</text:p>
          </table:table-cell>
          <table:table-cell office:value-type="float" office:value="486458746" calcext:value-type="float">
            <text:p>486458746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float" office:value="3060.52" calcext:value-type="float">
            <text:p>3060.52</text:p>
          </table:table-cell>
        </table:table-row>
        <table:table-row table:style-name="ro1">
          <table:table-cell office:value-type="float" office:value="10.1333333333333" calcext:value-type="float">
            <text:p>10.1333333333333</text:p>
          </table:table-cell>
          <table:table-cell office:value-type="float" office:value="486458746" calcext:value-type="float">
            <text:p>486458746</text:p>
          </table:table-cell>
          <table:table-cell table:number-columns-repeated="2"/>
          <table:table-cell office:value-type="float" office:value="6.9" calcext:value-type="float">
            <text:p>6.9</text:p>
          </table:table-cell>
          <table:table-cell/>
        </table:table-row>
        <table:table-row table:style-name="ro1">
          <table:table-cell office:value-type="float" office:value="10.1333333333333" calcext:value-type="float">
            <text:p>10.1333333333333</text:p>
          </table:table-cell>
          <table:table-cell office:value-type="float" office:value="486458746" calcext:value-type="float">
            <text:p>486458746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1226" calcext:value-type="float">
            <text:p>1226</text:p>
          </table:table-cell>
          <table:table-cell/>
          <table:table-cell office:value-type="float" office:value="3100.2" calcext:value-type="float">
            <text:p>3100.2</text:p>
          </table:table-cell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486458752" calcext:value-type="float">
            <text:p>486458752</text:p>
          </table:table-cell>
          <table:table-cell table:number-columns-repeated="2"/>
          <table:table-cell office:value-type="float" office:value="7.3" calcext:value-type="float">
            <text:p>7.3</text:p>
          </table:table-cell>
          <table:table-cell/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486458752" calcext:value-type="float">
            <text:p>486458752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1004" calcext:value-type="float">
            <text:p>1004</text:p>
          </table:table-cell>
          <table:table-cell/>
          <table:table-cell office:value-type="float" office:value="3112.6" calcext:value-type="float">
            <text:p>3112.6</text:p>
          </table:table-cell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486458752" calcext:value-type="float">
            <text:p>486458752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 office:value-type="float" office:value="10.1833333333333" calcext:value-type="float">
            <text:p>10.1833333333333</text:p>
          </table:table-cell>
          <table:table-cell office:value-type="float" office:value="486458754" calcext:value-type="float">
            <text:p>486458754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953" calcext:value-type="float">
            <text:p>953</text:p>
          </table:table-cell>
          <table:table-cell/>
          <table:table-cell office:value-type="float" office:value="3133.68" calcext:value-type="float">
            <text:p>3133.68</text:p>
          </table:table-cell>
        </table:table-row>
        <table:table-row table:style-name="ro1">
          <table:table-cell office:value-type="float" office:value="10.1833333333333" calcext:value-type="float">
            <text:p>10.1833333333333</text:p>
          </table:table-cell>
          <table:table-cell office:value-type="float" office:value="486458754" calcext:value-type="float">
            <text:p>4864587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.1833333333333" calcext:value-type="float">
            <text:p>10.1833333333333</text:p>
          </table:table-cell>
          <table:table-cell office:value-type="float" office:value="486458754" calcext:value-type="float">
            <text:p>486458754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3154.76" calcext:value-type="float">
            <text:p>3154.76</text:p>
          </table:table-cell>
        </table:table-row>
        <table:table-row table:style-name="ro1">
          <table:table-cell office:value-type="float" office:value="10.2333333333333" calcext:value-type="float">
            <text:p>10.2333333333333</text:p>
          </table:table-cell>
          <table:table-cell office:value-type="float" office:value="486458756" calcext:value-type="float">
            <text:p>486458756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/>
        </table:table-row>
        <table:table-row table:style-name="ro1">
          <table:table-cell office:value-type="float" office:value="10.2333333333333" calcext:value-type="float">
            <text:p>10.2333333333333</text:p>
          </table:table-cell>
          <table:table-cell office:value-type="float" office:value="486458756" calcext:value-type="float">
            <text:p>486458756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float" office:value="3182.04" calcext:value-type="float">
            <text:p>3182.04</text:p>
          </table:table-cell>
        </table:table-row>
        <table:table-row table:style-name="ro1">
          <table:table-cell office:value-type="float" office:value="10.2333333333333" calcext:value-type="float">
            <text:p>10.2333333333333</text:p>
          </table:table-cell>
          <table:table-cell office:value-type="float" office:value="486458756" calcext:value-type="float">
            <text:p>486458756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float" office:value="10.2333333333333" calcext:value-type="float">
            <text:p>10.2333333333333</text:p>
          </table:table-cell>
          <table:table-cell office:value-type="float" office:value="486458756" calcext:value-type="float">
            <text:p>486458756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1041" calcext:value-type="float">
            <text:p>1041</text:p>
          </table:table-cell>
          <table:table-cell/>
          <table:table-cell office:value-type="float" office:value="3204.36" calcext:value-type="float">
            <text:p>3204.36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486458758" calcext:value-type="float">
            <text:p>486458758</text:p>
          </table:table-cell>
          <table:table-cell table:number-columns-repeated="2"/>
          <table:table-cell office:value-type="float" office:value="6.9" calcext:value-type="float">
            <text:p>6.9</text:p>
          </table:table-cell>
          <table:table-cell/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486458758" calcext:value-type="float">
            <text:p>486458758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3221.72" calcext:value-type="float">
            <text:p>3221.72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486458758" calcext:value-type="float">
            <text:p>486458758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/>
        </table:table-row>
        <table:table-row table:style-name="ro1">
          <table:table-cell office:value-type="float" office:value="10.2833333333333" calcext:value-type="float">
            <text:p>10.2833333333333</text:p>
          </table:table-cell>
          <table:table-cell office:value-type="float" office:value="486458760" calcext:value-type="float">
            <text:p>486458760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782" calcext:value-type="float">
            <text:p>782</text:p>
          </table:table-cell>
          <table:table-cell/>
          <table:table-cell office:value-type="float" office:value="3239.08" calcext:value-type="float">
            <text:p>3239.08</text:p>
          </table:table-cell>
        </table:table-row>
        <table:table-row table:style-name="ro1">
          <table:table-cell office:value-type="float" office:value="10.2833333333333" calcext:value-type="float">
            <text:p>10.2833333333333</text:p>
          </table:table-cell>
          <table:table-cell office:value-type="float" office:value="486458760" calcext:value-type="float">
            <text:p>486458760</text:p>
          </table:table-cell>
          <table:table-cell table:number-columns-repeated="2"/>
          <table:table-cell office:value-type="float" office:value="5.9" calcext:value-type="float">
            <text:p>5.9</text:p>
          </table:table-cell>
          <table:table-cell/>
        </table:table-row>
        <table:table-row table:style-name="ro1">
          <table:table-cell office:value-type="float" office:value="10.2833333333333" calcext:value-type="float">
            <text:p>10.2833333333333</text:p>
          </table:table-cell>
          <table:table-cell office:value-type="float" office:value="486458760" calcext:value-type="float">
            <text:p>486458760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3251.48" calcext:value-type="float">
            <text:p>3251.48</text:p>
          </table:table-cell>
        </table:table-row>
        <table:table-row table:style-name="ro1">
          <table:table-cell office:value-type="float" office:value="10.2833333333333" calcext:value-type="float">
            <text:p>10.2833333333333</text:p>
          </table:table-cell>
          <table:table-cell office:value-type="float" office:value="486458760" calcext:value-type="float">
            <text:p>486458760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10.3333333333333" calcext:value-type="float">
            <text:p>10.3333333333333</text:p>
          </table:table-cell>
          <table:table-cell office:value-type="float" office:value="486458762" calcext:value-type="float">
            <text:p>486458762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float" office:value="10.3333333333333" calcext:value-type="float">
            <text:p>10.3333333333333</text:p>
          </table:table-cell>
          <table:table-cell office:value-type="float" office:value="486458762" calcext:value-type="float">
            <text:p>486458762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float" office:value="3263.88" calcext:value-type="float">
            <text:p>3263.88</text:p>
          </table:table-cell>
        </table:table-row>
        <table:table-row table:style-name="ro1">
          <table:table-cell office:value-type="float" office:value="10.3333333333333" calcext:value-type="float">
            <text:p>10.3333333333333</text:p>
          </table:table-cell>
          <table:table-cell office:value-type="float" office:value="486458762" calcext:value-type="float">
            <text:p>486458762</text:p>
          </table:table-cell>
          <table:table-cell table:number-columns-repeated="2"/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float" office:value="10.3333333333333" calcext:value-type="float">
            <text:p>10.3333333333333</text:p>
          </table:table-cell>
          <table:table-cell office:value-type="float" office:value="486458762" calcext:value-type="float">
            <text:p>486458762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3288.68" calcext:value-type="float">
            <text:p>3288.68</text:p>
          </table:table-cell>
        </table:table-row>
        <table:table-row table:style-name="ro1">
          <table:table-cell office:value-type="float" office:value="10.3666666666667" calcext:value-type="float">
            <text:p>10.3666666666667</text:p>
          </table:table-cell>
          <table:table-cell office:value-type="float" office:value="486458764" calcext:value-type="float">
            <text:p>486458764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float" office:value="10.3666666666667" calcext:value-type="float">
            <text:p>10.3666666666667</text:p>
          </table:table-cell>
          <table:table-cell office:value-type="float" office:value="486458764" calcext:value-type="float">
            <text:p>486458764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744" calcext:value-type="float">
            <text:p>744</text:p>
          </table:table-cell>
          <table:table-cell/>
          <table:table-cell office:value-type="float" office:value="3306.04" calcext:value-type="float">
            <text:p>3306.04</text:p>
          </table:table-cell>
        </table:table-row>
        <table:table-row table:style-name="ro1">
          <table:table-cell office:value-type="float" office:value="10.3666666666667" calcext:value-type="float">
            <text:p>10.3666666666667</text:p>
          </table:table-cell>
          <table:table-cell office:value-type="float" office:value="486458764" calcext:value-type="float">
            <text:p>486458764</text:p>
          </table:table-cell>
          <table:table-cell table:number-columns-repeated="2"/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float" office:value="10.3666666666667" calcext:value-type="float">
            <text:p>10.3666666666667</text:p>
          </table:table-cell>
          <table:table-cell office:value-type="float" office:value="486458764" calcext:value-type="float">
            <text:p>486458764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3309.76" calcext:value-type="float">
            <text:p>3309.76</text:p>
          </table:table-cell>
        </table:table-row>
        <table:table-row table:style-name="ro1">
          <table:table-cell office:value-type="float" office:value="10.3833333333333" calcext:value-type="float">
            <text:p>10.3833333333333</text:p>
          </table:table-cell>
          <table:table-cell office:value-type="float" office:value="486458766" calcext:value-type="float">
            <text:p>486458766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float" office:value="10.3833333333333" calcext:value-type="float">
            <text:p>10.3833333333333</text:p>
          </table:table-cell>
          <table:table-cell office:value-type="float" office:value="486458766" calcext:value-type="float">
            <text:p>486458766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3214.56" calcext:value-type="float">
            <text:p>3214.56</text:p>
          </table:table-cell>
        </table:table-row>
        <table:table-row table:style-name="ro1">
          <table:table-cell office:value-type="float" office:value="10.3833333333333" calcext:value-type="float">
            <text:p>10.3833333333333</text:p>
          </table:table-cell>
          <table:table-cell office:value-type="float" office:value="486458766" calcext:value-type="float">
            <text:p>48645876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.4166666666667" calcext:value-type="float">
            <text:p>10.4166666666667</text:p>
          </table:table-cell>
          <table:table-cell office:value-type="float" office:value="486458768" calcext:value-type="float">
            <text:p>486458768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float" office:value="3230.68" calcext:value-type="float">
            <text:p>3230.68</text:p>
          </table:table-cell>
        </table:table-row>
        <table:table-row table:style-name="ro1">
          <table:table-cell office:value-type="float" office:value="10.4166666666667" calcext:value-type="float">
            <text:p>10.4166666666667</text:p>
          </table:table-cell>
          <table:table-cell office:value-type="float" office:value="486458768" calcext:value-type="float">
            <text:p>486458768</text:p>
          </table:table-cell>
          <table:table-cell table:number-columns-repeated="2"/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float" office:value="10.4166666666667" calcext:value-type="float">
            <text:p>10.4166666666667</text:p>
          </table:table-cell>
          <table:table-cell office:value-type="float" office:value="486458768" calcext:value-type="float">
            <text:p>486458768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1082" calcext:value-type="float">
            <text:p>1082</text:p>
          </table:table-cell>
          <table:table-cell/>
          <table:table-cell office:value-type="float" office:value="3271.6" calcext:value-type="float">
            <text:p>3271.6</text:p>
          </table:table-cell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486458770" calcext:value-type="float">
            <text:p>486458770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486458770" calcext:value-type="float">
            <text:p>486458770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float" office:value="3291.44" calcext:value-type="float">
            <text:p>3291.44</text:p>
          </table:table-cell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486458770" calcext:value-type="float">
            <text:p>486458770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/>
        </table:table-row>
        <table:table-row table:style-name="ro1">
          <table:table-cell office:value-type="float" office:value="10.4833333333333" calcext:value-type="float">
            <text:p>10.4833333333333</text:p>
          </table:table-cell>
          <table:table-cell office:value-type="float" office:value="486458772" calcext:value-type="float">
            <text:p>486458772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703" calcext:value-type="float">
            <text:p>703</text:p>
          </table:table-cell>
          <table:table-cell/>
          <table:table-cell office:value-type="float" office:value="3292.68" calcext:value-type="float">
            <text:p>3292.68</text:p>
          </table:table-cell>
        </table:table-row>
        <table:table-row table:style-name="ro1">
          <table:table-cell office:value-type="float" office:value="10.4833333333333" calcext:value-type="float">
            <text:p>10.4833333333333</text:p>
          </table:table-cell>
          <table:table-cell office:value-type="float" office:value="486458772" calcext:value-type="float">
            <text:p>4864587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.4833333333333" calcext:value-type="float">
            <text:p>10.4833333333333</text:p>
          </table:table-cell>
          <table:table-cell office:value-type="float" office:value="486458772" calcext:value-type="float">
            <text:p>486458772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3291.44" calcext:value-type="float">
            <text:p>3291.44</text:p>
          </table:table-cell>
        </table:table-row>
        <table:table-row table:style-name="ro1">
          <table:table-cell office:value-type="float" office:value="10.4833333333333" calcext:value-type="float">
            <text:p>10.4833333333333</text:p>
          </table:table-cell>
          <table:table-cell office:value-type="float" office:value="486458772" calcext:value-type="float">
            <text:p>486458772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10.5166666666667" calcext:value-type="float">
            <text:p>10.5166666666667</text:p>
          </table:table-cell>
          <table:table-cell office:value-type="float" office:value="486458774" calcext:value-type="float">
            <text:p>486458774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3306.32" calcext:value-type="float">
            <text:p>3306.32</text:p>
          </table:table-cell>
        </table:table-row>
        <table:table-row table:style-name="ro1">
          <table:table-cell office:value-type="float" office:value="10.5166666666667" calcext:value-type="float">
            <text:p>10.5166666666667</text:p>
          </table:table-cell>
          <table:table-cell office:value-type="float" office:value="486458774" calcext:value-type="float">
            <text:p>486458774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0.5166666666667" calcext:value-type="float">
            <text:p>10.5166666666667</text:p>
          </table:table-cell>
          <table:table-cell office:value-type="float" office:value="486458774" calcext:value-type="float">
            <text:p>486458774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3305.08" calcext:value-type="float">
            <text:p>3305.08</text:p>
          </table:table-cell>
        </table:table-row>
        <table:table-row table:style-name="ro1">
          <table:table-cell office:value-type="float" office:value="10.55" calcext:value-type="float">
            <text:p>10.55</text:p>
          </table:table-cell>
          <table:table-cell office:value-type="float" office:value="486458776" calcext:value-type="float">
            <text:p>486458776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10.55" calcext:value-type="float">
            <text:p>10.55</text:p>
          </table:table-cell>
          <table:table-cell office:value-type="float" office:value="486458776" calcext:value-type="float">
            <text:p>486458776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3311.28" calcext:value-type="float">
            <text:p>3311.28</text:p>
          </table:table-cell>
        </table:table-row>
        <table:table-row table:style-name="ro1">
          <table:table-cell office:value-type="float" office:value="10.55" calcext:value-type="float">
            <text:p>10.55</text:p>
          </table:table-cell>
          <table:table-cell office:value-type="float" office:value="486458776" calcext:value-type="float">
            <text:p>486458776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float" office:value="10.55" calcext:value-type="float">
            <text:p>10.55</text:p>
          </table:table-cell>
          <table:table-cell office:value-type="float" office:value="486458776" calcext:value-type="float">
            <text:p>486458776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315" calcext:value-type="float">
            <text:p>3315</text:p>
          </table:table-cell>
        </table:table-row>
        <table:table-row table:style-name="ro1">
          <table:table-cell office:value-type="float" office:value="10.5666666666667" calcext:value-type="float">
            <text:p>10.5666666666667</text:p>
          </table:table-cell>
          <table:table-cell office:value-type="float" office:value="486458778" calcext:value-type="float">
            <text:p>486458778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float" office:value="10.5666666666667" calcext:value-type="float">
            <text:p>10.5666666666667</text:p>
          </table:table-cell>
          <table:table-cell office:value-type="float" office:value="486458778" calcext:value-type="float">
            <text:p>486458778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302.6" calcext:value-type="float">
            <text:p>3302.6</text:p>
          </table:table-cell>
        </table:table-row>
        <table:table-row table:style-name="ro1">
          <table:table-cell office:value-type="float" office:value="10.5666666666667" calcext:value-type="float">
            <text:p>10.5666666666667</text:p>
          </table:table-cell>
          <table:table-cell office:value-type="float" office:value="486458778" calcext:value-type="float">
            <text:p>486458778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/>
        </table:table-row>
        <table:table-row table:style-name="ro1">
          <table:table-cell office:value-type="float" office:value="10.6166666666667" calcext:value-type="float">
            <text:p>10.6166666666667</text:p>
          </table:table-cell>
          <table:table-cell office:value-type="float" office:value="486458779" calcext:value-type="float">
            <text:p>486458779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308.8" calcext:value-type="float">
            <text:p>3308.8</text:p>
          </table:table-cell>
        </table:table-row>
        <table:table-row table:style-name="ro1">
          <table:table-cell office:value-type="float" office:value="10.6166666666667" calcext:value-type="float">
            <text:p>10.6166666666667</text:p>
          </table:table-cell>
          <table:table-cell office:value-type="float" office:value="486458779" calcext:value-type="float">
            <text:p>486458779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float" office:value="10.6166666666667" calcext:value-type="float">
            <text:p>10.6166666666667</text:p>
          </table:table-cell>
          <table:table-cell office:value-type="float" office:value="486458779" calcext:value-type="float">
            <text:p>486458779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3313.76" calcext:value-type="float">
            <text:p>3313.76</text:p>
          </table:table-cell>
        </table:table-row>
        <table:table-row table:style-name="ro1">
          <table:table-cell office:value-type="float" office:value="10.6166666666667" calcext:value-type="float">
            <text:p>10.6166666666667</text:p>
          </table:table-cell>
          <table:table-cell office:value-type="float" office:value="486458779" calcext:value-type="float">
            <text:p>486458779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486458782" calcext:value-type="float">
            <text:p>486458782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3321.2" calcext:value-type="float">
            <text:p>3321.2</text:p>
          </table:table-cell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486458782" calcext:value-type="float">
            <text:p>486458782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486458782" calcext:value-type="float">
            <text:p>486458782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3319.96" calcext:value-type="float">
            <text:p>3319.96</text:p>
          </table:table-cell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486458782" calcext:value-type="float">
            <text:p>486458782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486458784" calcext:value-type="float">
            <text:p>486458784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486458784" calcext:value-type="float">
            <text:p>486458784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3333.6" calcext:value-type="float">
            <text:p>3333.6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486458784" calcext:value-type="float">
            <text:p>4864587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486458784" calcext:value-type="float">
            <text:p>486458784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3334.84" calcext:value-type="float">
            <text:p>3334.84</text:p>
          </table:table-cell>
        </table:table-row>
        <table:table-row table:style-name="ro1">
          <table:table-cell office:value-type="float" office:value="10.7333333333333" calcext:value-type="float">
            <text:p>10.7333333333333</text:p>
          </table:table-cell>
          <table:table-cell office:value-type="float" office:value="486458786" calcext:value-type="float">
            <text:p>486458786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10.7333333333333" calcext:value-type="float">
            <text:p>10.7333333333333</text:p>
          </table:table-cell>
          <table:table-cell office:value-type="float" office:value="486458786" calcext:value-type="float">
            <text:p>486458786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333.6" calcext:value-type="float">
            <text:p>3333.6</text:p>
          </table:table-cell>
        </table:table-row>
        <table:table-row table:style-name="ro1">
          <table:table-cell office:value-type="float" office:value="10.7333333333333" calcext:value-type="float">
            <text:p>10.7333333333333</text:p>
          </table:table-cell>
          <table:table-cell office:value-type="float" office:value="486458786" calcext:value-type="float">
            <text:p>4864587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.7333333333333" calcext:value-type="float">
            <text:p>10.7333333333333</text:p>
          </table:table-cell>
          <table:table-cell office:value-type="float" office:value="486458786" calcext:value-type="float">
            <text:p>486458786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94" calcext:value-type="float">
            <text:p>-94</text:p>
          </table:table-cell>
          <table:table-cell/>
          <table:table-cell office:value-type="float" office:value="3317.48" calcext:value-type="float">
            <text:p>3317.48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486458788" calcext:value-type="float">
            <text:p>486458788</text:p>
          </table:table-cell>
          <table:table-cell table:number-columns-repeated="2"/>
          <table:table-cell office:value-type="float" office:value="-1.6" calcext:value-type="float">
            <text:p>-1.6</text:p>
          </table:table-cell>
          <table:table-cell/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486458788" calcext:value-type="float">
            <text:p>486458788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302" calcext:value-type="float">
            <text:p>-302</text:p>
          </table:table-cell>
          <table:table-cell/>
          <table:table-cell office:value-type="float" office:value="3310.04" calcext:value-type="float">
            <text:p>3310.04</text:p>
          </table:table-cell>
        </table:table-row>
        <table:table-row table:style-name="ro1">
          <table:table-cell office:value-type="float" office:value="10.7833333333333" calcext:value-type="float">
            <text:p>10.7833333333333</text:p>
          </table:table-cell>
          <table:table-cell office:value-type="float" office:value="486458789" calcext:value-type="float">
            <text:p>486458789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10.7833333333333" calcext:value-type="float">
            <text:p>10.7833333333333</text:p>
          </table:table-cell>
          <table:table-cell office:value-type="float" office:value="486458789" calcext:value-type="float">
            <text:p>486458789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382" calcext:value-type="float">
            <text:p>-382</text:p>
          </table:table-cell>
          <table:table-cell/>
          <table:table-cell office:value-type="float" office:value="3293.92" calcext:value-type="float">
            <text:p>3293.92</text:p>
          </table:table-cell>
        </table:table-row>
        <table:table-row table:style-name="ro1">
          <table:table-cell office:value-type="float" office:value="10.7833333333333" calcext:value-type="float">
            <text:p>10.7833333333333</text:p>
          </table:table-cell>
          <table:table-cell office:value-type="float" office:value="486458789" calcext:value-type="float">
            <text:p>486458789</text:p>
          </table:table-cell>
          <table:table-cell table:number-columns-repeated="2"/>
          <table:table-cell office:value-type="float" office:value="-6.7" calcext:value-type="float">
            <text:p>-6.7</text:p>
          </table:table-cell>
          <table:table-cell/>
        </table:table-row>
        <table:table-row table:style-name="ro1">
          <table:table-cell office:value-type="float" office:value="10.7833333333333" calcext:value-type="float">
            <text:p>10.7833333333333</text:p>
          </table:table-cell>
          <table:table-cell office:value-type="float" office:value="486458789" calcext:value-type="float">
            <text:p>486458789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510" calcext:value-type="float">
            <text:p>-510</text:p>
          </table:table-cell>
          <table:table-cell/>
          <table:table-cell office:value-type="float" office:value="3274.08" calcext:value-type="float">
            <text:p>3274.08</text:p>
          </table:table-cell>
        </table:table-row>
        <table:table-row table:style-name="ro1">
          <table:table-cell office:value-type="float" office:value="10.8166666666667" calcext:value-type="float">
            <text:p>10.8166666666667</text:p>
          </table:table-cell>
          <table:table-cell office:value-type="float" office:value="486458792" calcext:value-type="float">
            <text:p>486458792</text:p>
          </table:table-cell>
          <table:table-cell table:number-columns-repeated="2"/>
          <table:table-cell office:value-type="float" office:value="-7.8" calcext:value-type="float">
            <text:p>-7.8</text:p>
          </table:table-cell>
          <table:table-cell/>
        </table:table-row>
        <table:table-row table:style-name="ro1">
          <table:table-cell office:value-type="float" office:value="10.8166666666667" calcext:value-type="float">
            <text:p>10.8166666666667</text:p>
          </table:table-cell>
          <table:table-cell office:value-type="float" office:value="486458792" calcext:value-type="float">
            <text:p>486458792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923" calcext:value-type="float">
            <text:p>-923</text:p>
          </table:table-cell>
          <table:table-cell/>
          <table:table-cell office:value-type="float" office:value="3236.88" calcext:value-type="float">
            <text:p>3236.88</text:p>
          </table:table-cell>
        </table:table-row>
        <table:table-row table:style-name="ro1">
          <table:table-cell office:value-type="float" office:value="10.8166666666667" calcext:value-type="float">
            <text:p>10.8166666666667</text:p>
          </table:table-cell>
          <table:table-cell office:value-type="float" office:value="486458792" calcext:value-type="float">
            <text:p>486458792</text:p>
          </table:table-cell>
          <table:table-cell table:number-columns-repeated="2"/>
          <table:table-cell office:value-type="float" office:value="-8.5" calcext:value-type="float">
            <text:p>-8.5</text:p>
          </table:table-cell>
          <table:table-cell/>
        </table:table-row>
        <table:table-row table:style-name="ro1">
          <table:table-cell office:value-type="float" office:value="10.85" calcext:value-type="float">
            <text:p>10.85</text:p>
          </table:table-cell>
          <table:table-cell office:value-type="float" office:value="486458794" calcext:value-type="float">
            <text:p>486458794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1204" calcext:value-type="float">
            <text:p>-1204</text:p>
          </table:table-cell>
          <table:table-cell/>
          <table:table-cell office:value-type="float" office:value="3205.88" calcext:value-type="float">
            <text:p>3205.88</text:p>
          </table:table-cell>
        </table:table-row>
        <table:table-row table:style-name="ro1">
          <table:table-cell office:value-type="float" office:value="10.85" calcext:value-type="float">
            <text:p>10.85</text:p>
          </table:table-cell>
          <table:table-cell office:value-type="float" office:value="486458794" calcext:value-type="float">
            <text:p>486458794</text:p>
          </table:table-cell>
          <table:table-cell table:number-columns-repeated="2"/>
          <table:table-cell office:value-type="float" office:value="-8.3" calcext:value-type="float">
            <text:p>-8.3</text:p>
          </table:table-cell>
          <table:table-cell/>
        </table:table-row>
        <table:table-row table:style-name="ro1">
          <table:table-cell office:value-type="float" office:value="10.85" calcext:value-type="float">
            <text:p>10.85</text:p>
          </table:table-cell>
          <table:table-cell office:value-type="float" office:value="486458794" calcext:value-type="float">
            <text:p>486458794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1335" calcext:value-type="float">
            <text:p>-1335</text:p>
          </table:table-cell>
          <table:table-cell/>
          <table:table-cell office:value-type="float" office:value="3168.68" calcext:value-type="float">
            <text:p>3168.68</text:p>
          </table:table-cell>
        </table:table-row>
        <table:table-row table:style-name="ro1">
          <table:table-cell office:value-type="float" office:value="10.85" calcext:value-type="float">
            <text:p>10.85</text:p>
          </table:table-cell>
          <table:table-cell office:value-type="float" office:value="486458794" calcext:value-type="float">
            <text:p>486458794</text:p>
          </table:table-cell>
          <table:table-cell table:number-columns-repeated="2"/>
          <table:table-cell office:value-type="float" office:value="-9.6" calcext:value-type="float">
            <text:p>-9.6</text:p>
          </table:table-cell>
          <table:table-cell/>
        </table:table-row>
        <table:table-row table:style-name="ro1">
          <table:table-cell office:value-type="float" office:value="10.8833333333333" calcext:value-type="float">
            <text:p>10.8833333333333</text:p>
          </table:table-cell>
          <table:table-cell office:value-type="float" office:value="486458796" calcext:value-type="float">
            <text:p>486458796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1485" calcext:value-type="float">
            <text:p>-1485</text:p>
          </table:table-cell>
          <table:table-cell/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10.8833333333333" calcext:value-type="float">
            <text:p>10.8833333333333</text:p>
          </table:table-cell>
          <table:table-cell office:value-type="float" office:value="486458796" calcext:value-type="float">
            <text:p>486458796</text:p>
          </table:table-cell>
          <table:table-cell table:number-columns-repeated="2"/>
          <table:table-cell office:value-type="float" office:value="-10.3" calcext:value-type="float">
            <text:p>-10.3</text:p>
          </table:table-cell>
          <table:table-cell/>
        </table:table-row>
        <table:table-row table:style-name="ro1">
          <table:table-cell office:value-type="float" office:value="10.8833333333333" calcext:value-type="float">
            <text:p>10.8833333333333</text:p>
          </table:table-cell>
          <table:table-cell office:value-type="float" office:value="486458796" calcext:value-type="float">
            <text:p>486458796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1772" calcext:value-type="float">
            <text:p>-1772</text:p>
          </table:table-cell>
          <table:table-cell/>
          <table:table-cell office:value-type="float" office:value="3079.4" calcext:value-type="float">
            <text:p>3079.4</text:p>
          </table:table-cell>
        </table:table-row>
        <table:table-row table:style-name="ro1">
          <table:table-cell office:value-type="float" office:value="10.8833333333333" calcext:value-type="float">
            <text:p>10.8833333333333</text:p>
          </table:table-cell>
          <table:table-cell office:value-type="float" office:value="486458796" calcext:value-type="float">
            <text:p>486458796</text:p>
          </table:table-cell>
          <table:table-cell table:number-columns-repeated="2"/>
          <table:table-cell office:value-type="float" office:value="-9.6" calcext:value-type="float">
            <text:p>-9.6</text:p>
          </table:table-cell>
          <table:table-cell/>
        </table:table-row>
        <table:table-row table:style-name="ro1">
          <table:table-cell office:value-type="float" office:value="10.9166666666667" calcext:value-type="float">
            <text:p>10.9166666666667</text:p>
          </table:table-cell>
          <table:table-cell office:value-type="float" office:value="486458798" calcext:value-type="float">
            <text:p>486458798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1975" calcext:value-type="float">
            <text:p>-1975</text:p>
          </table:table-cell>
          <table:table-cell/>
          <table:table-cell office:value-type="float" office:value="3036" calcext:value-type="float">
            <text:p>3036</text:p>
          </table:table-cell>
        </table:table-row>
        <table:table-row table:style-name="ro1">
          <table:table-cell office:value-type="float" office:value="10.9166666666667" calcext:value-type="float">
            <text:p>10.9166666666667</text:p>
          </table:table-cell>
          <table:table-cell office:value-type="float" office:value="486458798" calcext:value-type="float">
            <text:p>486458798</text:p>
          </table:table-cell>
          <table:table-cell table:number-columns-repeated="2"/>
          <table:table-cell office:value-type="float" office:value="-10.6" calcext:value-type="float">
            <text:p>-10.6</text:p>
          </table:table-cell>
          <table:table-cell/>
        </table:table-row>
        <table:table-row table:style-name="ro1">
          <table:table-cell office:value-type="float" office:value="10.9166666666667" calcext:value-type="float">
            <text:p>10.9166666666667</text:p>
          </table:table-cell>
          <table:table-cell office:value-type="float" office:value="486458798" calcext:value-type="float">
            <text:p>486458798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1734" calcext:value-type="float">
            <text:p>-1734</text:p>
          </table:table-cell>
          <table:table-cell/>
          <table:table-cell office:value-type="float" office:value="3003.76" calcext:value-type="float">
            <text:p>3003.76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486458800" calcext:value-type="float">
            <text:p>486458800</text:p>
          </table:table-cell>
          <table:table-cell table:number-columns-repeated="2"/>
          <table:table-cell office:value-type="float" office:value="-9.4" calcext:value-type="float">
            <text:p>-9.4</text:p>
          </table:table-cell>
          <table:table-cell/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486458800" calcext:value-type="float">
            <text:p>486458800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1934" calcext:value-type="float">
            <text:p>-1934</text:p>
          </table:table-cell>
          <table:table-cell/>
          <table:table-cell office:value-type="float" office:value="2947.96" calcext:value-type="float">
            <text:p>2947.96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486458800" calcext:value-type="float">
            <text:p>486458800</text:p>
          </table:table-cell>
          <table:table-cell table:number-columns-repeated="2"/>
          <table:table-cell office:value-type="float" office:value="-9.2" calcext:value-type="float">
            <text:p>-9.2</text:p>
          </table:table-cell>
          <table:table-cell/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486458800" calcext:value-type="float">
            <text:p>486458800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-1675" calcext:value-type="float">
            <text:p>-1675</text:p>
          </table:table-cell>
          <table:table-cell/>
          <table:table-cell office:value-type="float" office:value="2920.68" calcext:value-type="float">
            <text:p>2920.68</text:p>
          </table:table-cell>
        </table:table-row>
        <table:table-row table:style-name="ro1">
          <table:table-cell office:value-type="float" office:value="10.9833333333333" calcext:value-type="float">
            <text:p>10.9833333333333</text:p>
          </table:table-cell>
          <table:table-cell office:value-type="float" office:value="486458802" calcext:value-type="float">
            <text:p>486458802</text:p>
          </table:table-cell>
          <table:table-cell table:number-columns-repeated="2"/>
          <table:table-cell office:value-type="float" office:value="-6.7" calcext:value-type="float">
            <text:p>-6.7</text:p>
          </table:table-cell>
          <table:table-cell/>
        </table:table-row>
        <table:table-row table:style-name="ro1">
          <table:table-cell office:value-type="float" office:value="10.9833333333333" calcext:value-type="float">
            <text:p>10.9833333333333</text:p>
          </table:table-cell>
          <table:table-cell office:value-type="float" office:value="486458802" calcext:value-type="float">
            <text:p>486458802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-1076" calcext:value-type="float">
            <text:p>-1076</text:p>
          </table:table-cell>
          <table:table-cell/>
          <table:table-cell office:value-type="float" office:value="2915.72" calcext:value-type="float">
            <text:p>2915.72</text:p>
          </table:table-cell>
        </table:table-row>
        <table:table-row table:style-name="ro1">
          <table:table-cell office:value-type="float" office:value="10.9833333333333" calcext:value-type="float">
            <text:p>10.9833333333333</text:p>
          </table:table-cell>
          <table:table-cell office:value-type="float" office:value="486458802" calcext:value-type="float">
            <text:p>486458802</text:p>
          </table:table-cell>
          <table:table-cell table:number-columns-repeated="2"/>
          <table:table-cell office:value-type="float" office:value="-6.3" calcext:value-type="float">
            <text:p>-6.3</text:p>
          </table:table-cell>
          <table:table-cell/>
        </table:table-row>
        <table:table-row table:style-name="ro1">
          <table:table-cell office:value-type="float" office:value="11.0166666666667" calcext:value-type="float">
            <text:p>11.0166666666667</text:p>
          </table:table-cell>
          <table:table-cell office:value-type="float" office:value="486458804" calcext:value-type="float">
            <text:p>486458804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-596" calcext:value-type="float">
            <text:p>-596</text:p>
          </table:table-cell>
          <table:table-cell/>
          <table:table-cell office:value-type="float" office:value="2908.28" calcext:value-type="float">
            <text:p>2908.28</text:p>
          </table:table-cell>
        </table:table-row>
        <table:table-row table:style-name="ro1">
          <table:table-cell office:value-type="float" office:value="11.0166666666667" calcext:value-type="float">
            <text:p>11.0166666666667</text:p>
          </table:table-cell>
          <table:table-cell office:value-type="float" office:value="486458804" calcext:value-type="float">
            <text:p>486458804</text:p>
          </table:table-cell>
          <table:table-cell table:number-columns-repeated="2"/>
          <table:table-cell office:value-type="float" office:value="-6.2" calcext:value-type="float">
            <text:p>-6.2</text:p>
          </table:table-cell>
          <table:table-cell/>
        </table:table-row>
        <table:table-row table:style-name="ro1">
          <table:table-cell office:value-type="float" office:value="11.0166666666667" calcext:value-type="float">
            <text:p>11.0166666666667</text:p>
          </table:table-cell>
          <table:table-cell office:value-type="float" office:value="486458804" calcext:value-type="float">
            <text:p>486458804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491" calcext:value-type="float">
            <text:p>-491</text:p>
          </table:table-cell>
          <table:table-cell/>
          <table:table-cell office:value-type="float" office:value="2779.6" calcext:value-type="float">
            <text:p>2779.6</text:p>
          </table:table-cell>
        </table:table-row>
        <table:table-row table:style-name="ro1">
          <table:table-cell office:value-type="float" office:value="11.0166666666667" calcext:value-type="float">
            <text:p>11.0166666666667</text:p>
          </table:table-cell>
          <table:table-cell office:value-type="float" office:value="486458804" calcext:value-type="float">
            <text:p>486458804</text:p>
          </table:table-cell>
          <table:table-cell table:number-columns-repeated="2"/>
          <table:table-cell office:value-type="float" office:value="-4.8" calcext:value-type="float">
            <text:p>-4.8</text:p>
          </table:table-cell>
          <table:table-cell/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486458806" calcext:value-type="float">
            <text:p>486458806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486458806" calcext:value-type="float">
            <text:p>486458806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348" calcext:value-type="float">
            <text:p>-348</text:p>
          </table:table-cell>
          <table:table-cell/>
          <table:table-cell office:value-type="float" office:value="2772.16" calcext:value-type="float">
            <text:p>2772.16</text:p>
          </table:table-cell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486458806" calcext:value-type="float">
            <text:p>486458806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11.0833333333333" calcext:value-type="float">
            <text:p>11.0833333333333</text:p>
          </table:table-cell>
          <table:table-cell office:value-type="float" office:value="486458808" calcext:value-type="float">
            <text:p>486458808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590" calcext:value-type="float">
            <text:p>-590</text:p>
          </table:table-cell>
          <table:table-cell/>
          <table:table-cell office:value-type="float" office:value="2754.8" calcext:value-type="float">
            <text:p>2754.8</text:p>
          </table:table-cell>
        </table:table-row>
        <table:table-row table:style-name="ro1">
          <table:table-cell office:value-type="float" office:value="11.0833333333333" calcext:value-type="float">
            <text:p>11.0833333333333</text:p>
          </table:table-cell>
          <table:table-cell office:value-type="float" office:value="486458808" calcext:value-type="float">
            <text:p>486458808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11.0833333333333" calcext:value-type="float">
            <text:p>11.0833333333333</text:p>
          </table:table-cell>
          <table:table-cell office:value-type="float" office:value="486458808" calcext:value-type="float">
            <text:p>486458808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599" calcext:value-type="float">
            <text:p>-599</text:p>
          </table:table-cell>
          <table:table-cell/>
          <table:table-cell office:value-type="float" office:value="2737.44" calcext:value-type="float">
            <text:p>2737.44</text:p>
          </table:table-cell>
        </table:table-row>
        <table:table-row table:style-name="ro1">
          <table:table-cell office:value-type="float" office:value="11.0833333333333" calcext:value-type="float">
            <text:p>11.0833333333333</text:p>
          </table:table-cell>
          <table:table-cell office:value-type="float" office:value="486458810" calcext:value-type="float">
            <text:p>486458810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11.0833333333333" calcext:value-type="float">
            <text:p>11.0833333333333</text:p>
          </table:table-cell>
          <table:table-cell office:value-type="float" office:value="486458810" calcext:value-type="float">
            <text:p>486458810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625" calcext:value-type="float">
            <text:p>-625</text:p>
          </table:table-cell>
          <table:table-cell/>
          <table:table-cell office:value-type="float" office:value="2725.04" calcext:value-type="float">
            <text:p>2725.04</text:p>
          </table:table-cell>
        </table:table-row>
        <table:table-row table:style-name="ro1">
          <table:table-cell office:value-type="float" office:value="11.0833333333333" calcext:value-type="float">
            <text:p>11.0833333333333</text:p>
          </table:table-cell>
          <table:table-cell office:value-type="float" office:value="486458810" calcext:value-type="float">
            <text:p>486458810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11.0833333333333" calcext:value-type="float">
            <text:p>11.0833333333333</text:p>
          </table:table-cell>
          <table:table-cell office:value-type="float" office:value="486458810" calcext:value-type="float">
            <text:p>486458810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772" calcext:value-type="float">
            <text:p>-772</text:p>
          </table:table-cell>
          <table:table-cell/>
          <table:table-cell office:value-type="float" office:value="2702.72" calcext:value-type="float">
            <text:p>2702.72</text:p>
          </table:table-cell>
        </table:table-row>
        <table:table-row table:style-name="ro1">
          <table:table-cell office:value-type="float" office:value="11.15" calcext:value-type="float">
            <text:p>11.15</text:p>
          </table:table-cell>
          <table:table-cell office:value-type="float" office:value="486458816" calcext:value-type="float">
            <text:p>486458816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11.15" calcext:value-type="float">
            <text:p>11.15</text:p>
          </table:table-cell>
          <table:table-cell office:value-type="float" office:value="486458816" calcext:value-type="float">
            <text:p>486458816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829" calcext:value-type="float">
            <text:p>-829</text:p>
          </table:table-cell>
          <table:table-cell/>
          <table:table-cell office:value-type="float" office:value="2680.4" calcext:value-type="float">
            <text:p>2680.4</text:p>
          </table:table-cell>
        </table:table-row>
        <table:table-row table:style-name="ro1">
          <table:table-cell office:value-type="float" office:value="11.15" calcext:value-type="float">
            <text:p>11.15</text:p>
          </table:table-cell>
          <table:table-cell office:value-type="float" office:value="486458816" calcext:value-type="float">
            <text:p>486458816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11.15" calcext:value-type="float">
            <text:p>11.15</text:p>
          </table:table-cell>
          <table:table-cell office:value-type="float" office:value="486458816" calcext:value-type="float">
            <text:p>486458816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805" calcext:value-type="float">
            <text:p>-805</text:p>
          </table:table-cell>
          <table:table-cell/>
          <table:table-cell office:value-type="float" office:value="2661.8" calcext:value-type="float">
            <text:p>2661.8</text:p>
          </table:table-cell>
        </table:table-row>
        <table:table-row table:style-name="ro1">
          <table:table-cell office:value-type="float" office:value="11.1833333333333" calcext:value-type="float">
            <text:p>11.1833333333333</text:p>
          </table:table-cell>
          <table:table-cell office:value-type="float" office:value="486458818" calcext:value-type="float">
            <text:p>486458818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11.1833333333333" calcext:value-type="float">
            <text:p>11.1833333333333</text:p>
          </table:table-cell>
          <table:table-cell office:value-type="float" office:value="486458818" calcext:value-type="float">
            <text:p>486458818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912" calcext:value-type="float">
            <text:p>-912</text:p>
          </table:table-cell>
          <table:table-cell/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float" office:value="11.1833333333333" calcext:value-type="float">
            <text:p>11.1833333333333</text:p>
          </table:table-cell>
          <table:table-cell office:value-type="float" office:value="486458818" calcext:value-type="float">
            <text:p>486458818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11.2166666666667" calcext:value-type="float">
            <text:p>11.2166666666667</text:p>
          </table:table-cell>
          <table:table-cell office:value-type="float" office:value="486458819" calcext:value-type="float">
            <text:p>486458819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1047" calcext:value-type="float">
            <text:p>-1047</text:p>
          </table:table-cell>
          <table:table-cell/>
          <table:table-cell office:value-type="float" office:value="2610.96" calcext:value-type="float">
            <text:p>2610.96</text:p>
          </table:table-cell>
        </table:table-row>
        <table:table-row table:style-name="ro1">
          <table:table-cell office:value-type="float" office:value="11.2166666666667" calcext:value-type="float">
            <text:p>11.2166666666667</text:p>
          </table:table-cell>
          <table:table-cell office:value-type="float" office:value="486458819" calcext:value-type="float">
            <text:p>486458819</text:p>
          </table:table-cell>
          <table:table-cell table:number-columns-repeated="2"/>
          <table:table-cell office:value-type="float" office:value="-3.9" calcext:value-type="float">
            <text:p>-3.9</text:p>
          </table:table-cell>
          <table:table-cell/>
        </table:table-row>
        <table:table-row table:style-name="ro1">
          <table:table-cell office:value-type="float" office:value="11.2166666666667" calcext:value-type="float">
            <text:p>11.2166666666667</text:p>
          </table:table-cell>
          <table:table-cell office:value-type="float" office:value="486458819" calcext:value-type="float">
            <text:p>486458819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1058" calcext:value-type="float">
            <text:p>-1058</text:p>
          </table:table-cell>
          <table:table-cell/>
          <table:table-cell office:value-type="float" office:value="2587.4" calcext:value-type="float">
            <text:p>2587.4</text:p>
          </table:table-cell>
        </table:table-row>
        <table:table-row table:style-name="ro1">
          <table:table-cell office:value-type="float" office:value="11.2166666666667" calcext:value-type="float">
            <text:p>11.2166666666667</text:p>
          </table:table-cell>
          <table:table-cell office:value-type="float" office:value="486458819" calcext:value-type="float">
            <text:p>486458819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486458822" calcext:value-type="float">
            <text:p>486458822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1087" calcext:value-type="float">
            <text:p>-1087</text:p>
          </table:table-cell>
          <table:table-cell/>
          <table:table-cell office:value-type="float" office:value="2558.88" calcext:value-type="float">
            <text:p>2558.88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486458822" calcext:value-type="float">
            <text:p>486458822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486458822" calcext:value-type="float">
            <text:p>486458822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982" calcext:value-type="float">
            <text:p>-982</text:p>
          </table:table-cell>
          <table:table-cell/>
          <table:table-cell office:value-type="float" office:value="2542.76" calcext:value-type="float">
            <text:p>2542.76</text:p>
          </table:table-cell>
        </table:table-row>
        <table:table-row table:style-name="ro1">
          <table:table-cell office:value-type="float" office:value="11.2833333333333" calcext:value-type="float">
            <text:p>11.2833333333333</text:p>
          </table:table-cell>
          <table:table-cell office:value-type="float" office:value="486458824" calcext:value-type="float">
            <text:p>486458824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11.2833333333333" calcext:value-type="float">
            <text:p>11.2833333333333</text:p>
          </table:table-cell>
          <table:table-cell office:value-type="float" office:value="486458824" calcext:value-type="float">
            <text:p>486458824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1145" calcext:value-type="float">
            <text:p>-1145</text:p>
          </table:table-cell>
          <table:table-cell/>
          <table:table-cell office:value-type="float" office:value="2509.28" calcext:value-type="float">
            <text:p>2509.28</text:p>
          </table:table-cell>
        </table:table-row>
        <table:table-row table:style-name="ro1">
          <table:table-cell office:value-type="float" office:value="11.2833333333333" calcext:value-type="float">
            <text:p>11.2833333333333</text:p>
          </table:table-cell>
          <table:table-cell office:value-type="float" office:value="486458824" calcext:value-type="float">
            <text:p>486458824</text:p>
          </table:table-cell>
          <table:table-cell table:number-columns-repeated="2"/>
          <table:table-cell office:value-type="float" office:value="-3.9" calcext:value-type="float">
            <text:p>-3.9</text:p>
          </table:table-cell>
          <table:table-cell/>
        </table:table-row>
        <table:table-row table:style-name="ro1">
          <table:table-cell office:value-type="float" office:value="11.2833333333333" calcext:value-type="float">
            <text:p>11.2833333333333</text:p>
          </table:table-cell>
          <table:table-cell office:value-type="float" office:value="486458824" calcext:value-type="float">
            <text:p>486458824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1161" calcext:value-type="float">
            <text:p>-1161</text:p>
          </table:table-cell>
          <table:table-cell/>
          <table:table-cell office:value-type="float" office:value="2484.48" calcext:value-type="float">
            <text:p>2484.48</text:p>
          </table:table-cell>
        </table:table-row>
        <table:table-row table:style-name="ro1">
          <table:table-cell office:value-type="float" office:value="11.3166666666667" calcext:value-type="float">
            <text:p>11.3166666666667</text:p>
          </table:table-cell>
          <table:table-cell office:value-type="float" office:value="486458826" calcext:value-type="float">
            <text:p>486458826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11.3166666666667" calcext:value-type="float">
            <text:p>11.3166666666667</text:p>
          </table:table-cell>
          <table:table-cell office:value-type="float" office:value="486458826" calcext:value-type="float">
            <text:p>486458826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1277" calcext:value-type="float">
            <text:p>-1277</text:p>
          </table:table-cell>
          <table:table-cell/>
          <table:table-cell office:value-type="float" office:value="2453.48" calcext:value-type="float">
            <text:p>2453.48</text:p>
          </table:table-cell>
        </table:table-row>
        <table:table-row table:style-name="ro1">
          <table:table-cell office:value-type="float" office:value="11.3166666666667" calcext:value-type="float">
            <text:p>11.3166666666667</text:p>
          </table:table-cell>
          <table:table-cell office:value-type="float" office:value="486458826" calcext:value-type="float">
            <text:p>486458826</text:p>
          </table:table-cell>
          <table:table-cell table:number-columns-repeated="2"/>
          <table:table-cell office:value-type="float" office:value="-3.9" calcext:value-type="float">
            <text:p>-3.9</text:p>
          </table:table-cell>
          <table:table-cell/>
        </table:table-row>
        <table:table-row table:style-name="ro1">
          <table:table-cell office:value-type="float" office:value="11.3166666666667" calcext:value-type="float">
            <text:p>11.3166666666667</text:p>
          </table:table-cell>
          <table:table-cell office:value-type="float" office:value="486458826" calcext:value-type="float">
            <text:p>486458826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961" calcext:value-type="float">
            <text:p>-961</text:p>
          </table:table-cell>
          <table:table-cell/>
          <table:table-cell office:value-type="float" office:value="2441.08" calcext:value-type="float">
            <text:p>2441.08</text:p>
          </table:table-cell>
        </table:table-row>
        <table:table-row table:style-name="ro1">
          <table:table-cell office:value-type="float" office:value="11.3333333333333" calcext:value-type="float">
            <text:p>11.3333333333333</text:p>
          </table:table-cell>
          <table:table-cell office:value-type="float" office:value="486458828" calcext:value-type="float">
            <text:p>486458828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11.3333333333333" calcext:value-type="float">
            <text:p>11.3333333333333</text:p>
          </table:table-cell>
          <table:table-cell office:value-type="float" office:value="486458828" calcext:value-type="float">
            <text:p>486458828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1055" calcext:value-type="float">
            <text:p>-1055</text:p>
          </table:table-cell>
          <table:table-cell/>
          <table:table-cell office:value-type="float" office:value="2416.28" calcext:value-type="float">
            <text:p>2416.28</text:p>
          </table:table-cell>
        </table:table-row>
        <table:table-row table:style-name="ro1">
          <table:table-cell office:value-type="float" office:value="11.3333333333333" calcext:value-type="float">
            <text:p>11.3333333333333</text:p>
          </table:table-cell>
          <table:table-cell office:value-type="float" office:value="486458828" calcext:value-type="float">
            <text:p>486458828</text:p>
          </table:table-cell>
          <table:table-cell table:number-columns-repeated="2"/>
          <table:table-cell office:value-type="float" office:value="-4.4" calcext:value-type="float">
            <text:p>-4.4</text:p>
          </table:table-cell>
          <table:table-cell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486458830" calcext:value-type="float">
            <text:p>486458830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1053" calcext:value-type="float">
            <text:p>-1053</text:p>
          </table:table-cell>
          <table:table-cell/>
          <table:table-cell office:value-type="float" office:value="2389" calcext:value-type="float">
            <text:p>2389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486458830" calcext:value-type="float">
            <text:p>486458830</text:p>
          </table:table-cell>
          <table:table-cell table:number-columns-repeated="2"/>
          <table:table-cell office:value-type="float" office:value="-4.2" calcext:value-type="float">
            <text:p>-4.2</text:p>
          </table:table-cell>
          <table:table-cell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486458830" calcext:value-type="float">
            <text:p>486458830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942" calcext:value-type="float">
            <text:p>-942</text:p>
          </table:table-cell>
          <table:table-cell/>
          <table:table-cell office:value-type="float" office:value="2376.6" calcext:value-type="float">
            <text:p>2376.6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486458830" calcext:value-type="float">
            <text:p>486458830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486458830" calcext:value-type="float">
            <text:p>486458830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1006" calcext:value-type="float">
            <text:p>-1006</text:p>
          </table:table-cell>
          <table:table-cell/>
          <table:table-cell office:value-type="float" office:value="2355.52" calcext:value-type="float">
            <text:p>2355.52</text:p>
          </table:table-cell>
        </table:table-row>
        <table:table-row table:style-name="ro1">
          <table:table-cell office:value-type="float" office:value="11.4166666666667" calcext:value-type="float">
            <text:p>11.4166666666667</text:p>
          </table:table-cell>
          <table:table-cell office:value-type="float" office:value="486458832" calcext:value-type="float">
            <text:p>486458832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11.4166666666667" calcext:value-type="float">
            <text:p>11.4166666666667</text:p>
          </table:table-cell>
          <table:table-cell office:value-type="float" office:value="486458832" calcext:value-type="float">
            <text:p>486458832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1006" calcext:value-type="float">
            <text:p>-1006</text:p>
          </table:table-cell>
          <table:table-cell/>
          <table:table-cell office:value-type="float" office:value="2330.72" calcext:value-type="float">
            <text:p>2330.72</text:p>
          </table:table-cell>
        </table:table-row>
        <table:table-row table:style-name="ro1">
          <table:table-cell office:value-type="float" office:value="11.4166666666667" calcext:value-type="float">
            <text:p>11.4166666666667</text:p>
          </table:table-cell>
          <table:table-cell office:value-type="float" office:value="486458832" calcext:value-type="float">
            <text:p>486458832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486458834" calcext:value-type="float">
            <text:p>486458834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1003" calcext:value-type="float">
            <text:p>-1003</text:p>
          </table:table-cell>
          <table:table-cell/>
          <table:table-cell office:value-type="float" office:value="2308.4" calcext:value-type="float">
            <text:p>2308.4</text:p>
          </table:table-cell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486458834" calcext:value-type="float">
            <text:p>486458834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486458834" calcext:value-type="float">
            <text:p>486458834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926" calcext:value-type="float">
            <text:p>-926</text:p>
          </table:table-cell>
          <table:table-cell/>
          <table:table-cell office:value-type="float" office:value="2287.32" calcext:value-type="float">
            <text:p>2287.32</text:p>
          </table:table-cell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486458834" calcext:value-type="float">
            <text:p>486458834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486458836" calcext:value-type="float">
            <text:p>486458836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973" calcext:value-type="float">
            <text:p>-973</text:p>
          </table:table-cell>
          <table:table-cell/>
          <table:table-cell office:value-type="float" office:value="2258.8" calcext:value-type="float">
            <text:p>2258.8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486458836" calcext:value-type="float">
            <text:p>486458836</text:p>
          </table:table-cell>
          <table:table-cell table:number-columns-repeated="2"/>
          <table:table-cell office:value-type="float" office:value="-4.7" calcext:value-type="float">
            <text:p>-4.7</text:p>
          </table:table-cell>
          <table:table-cell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486458836" calcext:value-type="float">
            <text:p>486458836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939" calcext:value-type="float">
            <text:p>-939</text:p>
          </table:table-cell>
          <table:table-cell/>
          <table:table-cell office:value-type="float" office:value="2238.96" calcext:value-type="float">
            <text:p>2238.96</text:p>
          </table:table-cell>
        </table:table-row>
        <table:table-row table:style-name="ro1">
          <table:table-cell office:value-type="float" office:value="11.5166666666667" calcext:value-type="float">
            <text:p>11.5166666666667</text:p>
          </table:table-cell>
          <table:table-cell office:value-type="float" office:value="486458838" calcext:value-type="float">
            <text:p>486458838</text:p>
          </table:table-cell>
          <table:table-cell table:number-columns-repeated="2"/>
          <table:table-cell office:value-type="float" office:value="-4.3" calcext:value-type="float">
            <text:p>-4.3</text:p>
          </table:table-cell>
          <table:table-cell/>
        </table:table-row>
        <table:table-row table:style-name="ro1">
          <table:table-cell office:value-type="float" office:value="11.5166666666667" calcext:value-type="float">
            <text:p>11.5166666666667</text:p>
          </table:table-cell>
          <table:table-cell office:value-type="float" office:value="486458838" calcext:value-type="float">
            <text:p>486458838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959" calcext:value-type="float">
            <text:p>-959</text:p>
          </table:table-cell>
          <table:table-cell/>
          <table:table-cell office:value-type="float" office:value="2214.16" calcext:value-type="float">
            <text:p>2214.16</text:p>
          </table:table-cell>
        </table:table-row>
        <table:table-row table:style-name="ro1">
          <table:table-cell office:value-type="float" office:value="11.5166666666667" calcext:value-type="float">
            <text:p>11.5166666666667</text:p>
          </table:table-cell>
          <table:table-cell office:value-type="float" office:value="486458838" calcext:value-type="float">
            <text:p>486458838</text:p>
          </table:table-cell>
          <table:table-cell table:number-columns-repeated="2"/>
          <table:table-cell office:value-type="float" office:value="-3.9" calcext:value-type="float">
            <text:p>-3.9</text:p>
          </table:table-cell>
          <table:table-cell/>
        </table:table-row>
        <table:table-row table:style-name="ro1">
          <table:table-cell office:value-type="float" office:value="11.55" calcext:value-type="float">
            <text:p>11.55</text:p>
          </table:table-cell>
          <table:table-cell office:value-type="float" office:value="486458840" calcext:value-type="float">
            <text:p>486458840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991" calcext:value-type="float">
            <text:p>-991</text:p>
          </table:table-cell>
          <table:table-cell/>
          <table:table-cell office:value-type="float" office:value="2186.88" calcext:value-type="float">
            <text:p>2186.88</text:p>
          </table:table-cell>
        </table:table-row>
        <table:table-row table:style-name="ro1">
          <table:table-cell office:value-type="float" office:value="11.55" calcext:value-type="float">
            <text:p>11.55</text:p>
          </table:table-cell>
          <table:table-cell office:value-type="float" office:value="486458840" calcext:value-type="float">
            <text:p>486458840</text:p>
          </table:table-cell>
          <table:table-cell table:number-columns-repeated="2"/>
          <table:table-cell office:value-type="float" office:value="-5.4" calcext:value-type="float">
            <text:p>-5.4</text:p>
          </table:table-cell>
          <table:table-cell/>
        </table:table-row>
        <table:table-row table:style-name="ro1">
          <table:table-cell office:value-type="float" office:value="11.55" calcext:value-type="float">
            <text:p>11.55</text:p>
          </table:table-cell>
          <table:table-cell office:value-type="float" office:value="486458840" calcext:value-type="float">
            <text:p>486458840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896" calcext:value-type="float">
            <text:p>-896</text:p>
          </table:table-cell>
          <table:table-cell/>
          <table:table-cell office:value-type="float" office:value="2170.76" calcext:value-type="float">
            <text:p>2170.76</text:p>
          </table:table-cell>
        </table:table-row>
        <table:table-row table:style-name="ro1">
          <table:table-cell office:value-type="float" office:value="11.55" calcext:value-type="float">
            <text:p>11.55</text:p>
          </table:table-cell>
          <table:table-cell office:value-type="float" office:value="486458840" calcext:value-type="float">
            <text:p>486458840</text:p>
          </table:table-cell>
          <table:table-cell table:number-columns-repeated="2"/>
          <table:table-cell office:value-type="float" office:value="-4.9" calcext:value-type="float">
            <text:p>-4.9</text:p>
          </table:table-cell>
          <table:table-cell/>
        </table:table-row>
        <table:table-row table:style-name="ro1">
          <table:table-cell office:value-type="float" office:value="11.5833333333333" calcext:value-type="float">
            <text:p>11.5833333333333</text:p>
          </table:table-cell>
          <table:table-cell office:value-type="float" office:value="486458842" calcext:value-type="float">
            <text:p>486458842</text:p>
          </table:table-cell>
          <table:table-cell table:number-columns-repeated="2"/>
          <table:table-cell office:value-type="float" office:value="-4.9" calcext:value-type="float">
            <text:p>-4.9</text:p>
          </table:table-cell>
          <table:table-cell/>
        </table:table-row>
        <table:table-row table:style-name="ro1">
          <table:table-cell office:value-type="float" office:value="11.5833333333333" calcext:value-type="float">
            <text:p>11.5833333333333</text:p>
          </table:table-cell>
          <table:table-cell office:value-type="float" office:value="486458842" calcext:value-type="float">
            <text:p>486458842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765" calcext:value-type="float">
            <text:p>-765</text:p>
          </table:table-cell>
          <table:table-cell/>
          <table:table-cell office:value-type="float" office:value="2153.4" calcext:value-type="float">
            <text:p>2153.4</text:p>
          </table:table-cell>
        </table:table-row>
        <table:table-row table:style-name="ro1">
          <table:table-cell office:value-type="float" office:value="11.5833333333333" calcext:value-type="float">
            <text:p>11.5833333333333</text:p>
          </table:table-cell>
          <table:table-cell office:value-type="float" office:value="486458842" calcext:value-type="float">
            <text:p>486458842</text:p>
          </table:table-cell>
          <table:table-cell table:number-columns-repeated="2"/>
          <table:table-cell office:value-type="float" office:value="-5.7" calcext:value-type="float">
            <text:p>-5.7</text:p>
          </table:table-cell>
          <table:table-cell/>
        </table:table-row>
        <table:table-row table:style-name="ro1">
          <table:table-cell office:value-type="float" office:value="11.6333333333333" calcext:value-type="float">
            <text:p>11.6333333333333</text:p>
          </table:table-cell>
          <table:table-cell office:value-type="float" office:value="486458844" calcext:value-type="float">
            <text:p>486458844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661" calcext:value-type="float">
            <text:p>-661</text:p>
          </table:table-cell>
          <table:table-cell/>
          <table:table-cell office:value-type="float" office:value="2137.28" calcext:value-type="float">
            <text:p>2137.28</text:p>
          </table:table-cell>
        </table:table-row>
        <table:table-row table:style-name="ro1">
          <table:table-cell office:value-type="float" office:value="11.6333333333333" calcext:value-type="float">
            <text:p>11.6333333333333</text:p>
          </table:table-cell>
          <table:table-cell office:value-type="float" office:value="486458844" calcext:value-type="float">
            <text:p>486458844</text:p>
          </table:table-cell>
          <table:table-cell table:number-columns-repeated="2"/>
          <table:table-cell office:value-type="float" office:value="-6.2" calcext:value-type="float">
            <text:p>-6.2</text:p>
          </table:table-cell>
          <table:table-cell/>
        </table:table-row>
        <table:table-row table:style-name="ro1">
          <table:table-cell office:value-type="float" office:value="11.6333333333333" calcext:value-type="float">
            <text:p>11.6333333333333</text:p>
          </table:table-cell>
          <table:table-cell office:value-type="float" office:value="486458844" calcext:value-type="float">
            <text:p>486458844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830" calcext:value-type="float">
            <text:p>-830</text:p>
          </table:table-cell>
          <table:table-cell/>
          <table:table-cell office:value-type="float" office:value="2121.16" calcext:value-type="float">
            <text:p>2121.16</text:p>
          </table:table-cell>
        </table:table-row>
        <table:table-row table:style-name="ro1">
          <table:table-cell office:value-type="float" office:value="11.6333333333333" calcext:value-type="float">
            <text:p>11.6333333333333</text:p>
          </table:table-cell>
          <table:table-cell office:value-type="float" office:value="486458844" calcext:value-type="float">
            <text:p>486458844</text:p>
          </table:table-cell>
          <table:table-cell table:number-columns-repeated="2"/>
          <table:table-cell office:value-type="float" office:value="-4.4" calcext:value-type="float">
            <text:p>-4.4</text:p>
          </table:table-cell>
          <table:table-cell/>
        </table:table-row>
        <table:table-row table:style-name="ro1">
          <table:table-cell office:value-type="float" office:value="11.6333333333333" calcext:value-type="float">
            <text:p>11.6333333333333</text:p>
          </table:table-cell>
          <table:table-cell office:value-type="float" office:value="486458844" calcext:value-type="float">
            <text:p>486458844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902" calcext:value-type="float">
            <text:p>-902</text:p>
          </table:table-cell>
          <table:table-cell/>
          <table:table-cell office:value-type="float" office:value="2102.56" calcext:value-type="float">
            <text:p>2102.56</text:p>
          </table:table-cell>
        </table:table-row>
        <table:table-row table:style-name="ro1">
          <table:table-cell office:value-type="float" office:value="11.6666666666667" calcext:value-type="float">
            <text:p>11.6666666666667</text:p>
          </table:table-cell>
          <table:table-cell office:value-type="float" office:value="486458846" calcext:value-type="float">
            <text:p>486458846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1.6666666666667" calcext:value-type="float">
            <text:p>11.6666666666667</text:p>
          </table:table-cell>
          <table:table-cell office:value-type="float" office:value="486458846" calcext:value-type="float">
            <text:p>486458846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902" calcext:value-type="float">
            <text:p>-902</text:p>
          </table:table-cell>
          <table:table-cell/>
          <table:table-cell office:value-type="float" office:value="2080.24" calcext:value-type="float">
            <text:p>2080.24</text:p>
          </table:table-cell>
        </table:table-row>
        <table:table-row table:style-name="ro1">
          <table:table-cell office:value-type="float" office:value="11.6666666666667" calcext:value-type="float">
            <text:p>11.6666666666667</text:p>
          </table:table-cell>
          <table:table-cell office:value-type="float" office:value="486458846" calcext:value-type="float">
            <text:p>486458846</text:p>
          </table:table-cell>
          <table:table-cell table:number-columns-repeated="2"/>
          <table:table-cell office:value-type="float" office:value="-5.8" calcext:value-type="float">
            <text:p>-5.8</text:p>
          </table:table-cell>
          <table:table-cell/>
        </table:table-row>
        <table:table-row table:style-name="ro1">
          <table:table-cell office:value-type="float" office:value="11.6666666666667" calcext:value-type="float">
            <text:p>11.6666666666667</text:p>
          </table:table-cell>
          <table:table-cell office:value-type="float" office:value="486458846" calcext:value-type="float">
            <text:p>486458846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337" calcext:value-type="float">
            <text:p>-337</text:p>
          </table:table-cell>
          <table:table-cell/>
          <table:table-cell office:value-type="float" office:value="2085.2" calcext:value-type="float">
            <text:p>2085.2</text:p>
          </table:table-cell>
        </table:table-row>
        <table:table-row table:style-name="ro1">
          <table:table-cell office:value-type="float" office:value="11.6833333333333" calcext:value-type="float">
            <text:p>11.6833333333333</text:p>
          </table:table-cell>
          <table:table-cell office:value-type="float" office:value="486458848" calcext:value-type="float">
            <text:p>486458848</text:p>
          </table:table-cell>
          <table:table-cell table:number-columns-repeated="2"/>
          <table:table-cell office:value-type="float" office:value="-6.8" calcext:value-type="float">
            <text:p>-6.8</text:p>
          </table:table-cell>
          <table:table-cell/>
        </table:table-row>
        <table:table-row table:style-name="ro1">
          <table:table-cell office:value-type="float" office:value="11.6833333333333" calcext:value-type="float">
            <text:p>11.6833333333333</text:p>
          </table:table-cell>
          <table:table-cell office:value-type="float" office:value="486458848" calcext:value-type="float">
            <text:p>486458848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728" calcext:value-type="float">
            <text:p>-728</text:p>
          </table:table-cell>
          <table:table-cell/>
          <table:table-cell office:value-type="float" office:value="2057.92" calcext:value-type="float">
            <text:p>2057.92</text:p>
          </table:table-cell>
        </table:table-row>
        <table:table-row table:style-name="ro1">
          <table:table-cell office:value-type="float" office:value="11.6833333333333" calcext:value-type="float">
            <text:p>11.6833333333333</text:p>
          </table:table-cell>
          <table:table-cell office:value-type="float" office:value="486458848" calcext:value-type="float">
            <text:p>486458848</text:p>
          </table:table-cell>
          <table:table-cell table:number-columns-repeated="2"/>
          <table:table-cell office:value-type="float" office:value="-6.3" calcext:value-type="float">
            <text:p>-6.3</text:p>
          </table:table-cell>
          <table:table-cell/>
        </table:table-row>
        <table:table-row table:style-name="ro1">
          <table:table-cell office:value-type="float" office:value="11.7333333333333" calcext:value-type="float">
            <text:p>11.7333333333333</text:p>
          </table:table-cell>
          <table:table-cell office:value-type="float" office:value="486458850" calcext:value-type="float">
            <text:p>486458850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814" calcext:value-type="float">
            <text:p>-814</text:p>
          </table:table-cell>
          <table:table-cell/>
          <table:table-cell office:value-type="float" office:value="2039.32" calcext:value-type="float">
            <text:p>2039.32</text:p>
          </table:table-cell>
        </table:table-row>
        <table:table-row table:style-name="ro1">
          <table:table-cell office:value-type="float" office:value="11.7333333333333" calcext:value-type="float">
            <text:p>11.7333333333333</text:p>
          </table:table-cell>
          <table:table-cell office:value-type="float" office:value="486458850" calcext:value-type="float">
            <text:p>486458850</text:p>
          </table:table-cell>
          <table:table-cell table:number-columns-repeated="2"/>
          <table:table-cell office:value-type="float" office:value="-5.3" calcext:value-type="float">
            <text:p>-5.3</text:p>
          </table:table-cell>
          <table:table-cell/>
        </table:table-row>
        <table:table-row table:style-name="ro1">
          <table:table-cell office:value-type="float" office:value="11.7333333333333" calcext:value-type="float">
            <text:p>11.7333333333333</text:p>
          </table:table-cell>
          <table:table-cell office:value-type="float" office:value="486458850" calcext:value-type="float">
            <text:p>486458850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529" calcext:value-type="float">
            <text:p>-529</text:p>
          </table:table-cell>
          <table:table-cell/>
          <table:table-cell office:value-type="float" office:value="2039.32" calcext:value-type="float">
            <text:p>2039.32</text:p>
          </table:table-cell>
        </table:table-row>
        <table:table-row table:style-name="ro1">
          <table:table-cell office:value-type="float" office:value="11.7666666666667" calcext:value-type="float">
            <text:p>11.7666666666667</text:p>
          </table:table-cell>
          <table:table-cell office:value-type="float" office:value="486458852" calcext:value-type="float">
            <text:p>486458852</text:p>
          </table:table-cell>
          <table:table-cell table:number-columns-repeated="2"/>
          <table:table-cell office:value-type="float" office:value="-5.8" calcext:value-type="float">
            <text:p>-5.8</text:p>
          </table:table-cell>
          <table:table-cell/>
        </table:table-row>
        <table:table-row table:style-name="ro1">
          <table:table-cell office:value-type="float" office:value="11.7666666666667" calcext:value-type="float">
            <text:p>11.7666666666667</text:p>
          </table:table-cell>
          <table:table-cell office:value-type="float" office:value="486458852" calcext:value-type="float">
            <text:p>486458852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458" calcext:value-type="float">
            <text:p>-458</text:p>
          </table:table-cell>
          <table:table-cell/>
          <table:table-cell office:value-type="float" office:value="2026.92" calcext:value-type="float">
            <text:p>2026.92</text:p>
          </table:table-cell>
        </table:table-row>
        <table:table-row table:style-name="ro1">
          <table:table-cell office:value-type="float" office:value="11.7666666666667" calcext:value-type="float">
            <text:p>11.7666666666667</text:p>
          </table:table-cell>
          <table:table-cell office:value-type="float" office:value="486458852" calcext:value-type="float">
            <text:p>486458852</text:p>
          </table:table-cell>
          <table:table-cell table:number-columns-repeated="2"/>
          <table:table-cell office:value-type="float" office:value="-5.6" calcext:value-type="float">
            <text:p>-5.6</text:p>
          </table:table-cell>
          <table:table-cell/>
        </table:table-row>
        <table:table-row table:style-name="ro1">
          <table:table-cell office:value-type="float" office:value="11.7666666666667" calcext:value-type="float">
            <text:p>11.7666666666667</text:p>
          </table:table-cell>
          <table:table-cell office:value-type="float" office:value="486458852" calcext:value-type="float">
            <text:p>486458852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427" calcext:value-type="float">
            <text:p>-427</text:p>
          </table:table-cell>
          <table:table-cell/>
          <table:table-cell office:value-type="float" office:value="2020.72" calcext:value-type="float">
            <text:p>2020.72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486458855" calcext:value-type="float">
            <text:p>486458855</text:p>
          </table:table-cell>
          <table:table-cell table:number-columns-repeated="2"/>
          <table:table-cell office:value-type="float" office:value="-4.8" calcext:value-type="float">
            <text:p>-4.8</text:p>
          </table:table-cell>
          <table:table-cell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486458855" calcext:value-type="float">
            <text:p>486458855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398" calcext:value-type="float">
            <text:p>-398</text:p>
          </table:table-cell>
          <table:table-cell/>
          <table:table-cell office:value-type="float" office:value="2003.36" calcext:value-type="float">
            <text:p>2003.36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486458855" calcext:value-type="float">
            <text:p>486458855</text:p>
          </table:table-cell>
          <table:table-cell table:number-columns-repeated="2"/>
          <table:table-cell office:value-type="float" office:value="-4.4" calcext:value-type="float">
            <text:p>-4.4</text:p>
          </table:table-cell>
          <table:table-cell/>
        </table:table-row>
        <table:table-row table:style-name="ro1">
          <table:table-cell office:value-type="float" office:value="11.8333333333333" calcext:value-type="float">
            <text:p>11.8333333333333</text:p>
          </table:table-cell>
          <table:table-cell office:value-type="float" office:value="486458857" calcext:value-type="float">
            <text:p>486458857</text:p>
          </table:table-cell>
          <table:table-cell table:number-columns-repeated="2"/>
          <table:table-cell office:value-type="float" office:value="-4.4" calcext:value-type="float">
            <text:p>-4.4</text:p>
          </table:table-cell>
          <table:table-cell/>
        </table:table-row>
        <table:table-row table:style-name="ro1">
          <table:table-cell office:value-type="float" office:value="11.8333333333333" calcext:value-type="float">
            <text:p>11.8333333333333</text:p>
          </table:table-cell>
          <table:table-cell office:value-type="float" office:value="486458857" calcext:value-type="float">
            <text:p>486458857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695" calcext:value-type="float">
            <text:p>-695</text:p>
          </table:table-cell>
          <table:table-cell/>
          <table:table-cell office:value-type="float" office:value="2098.56" calcext:value-type="float">
            <text:p>2098.56</text:p>
          </table:table-cell>
        </table:table-row>
        <table:table-row table:style-name="ro1">
          <table:table-cell office:value-type="float" office:value="11.8333333333333" calcext:value-type="float">
            <text:p>11.8333333333333</text:p>
          </table:table-cell>
          <table:table-cell office:value-type="float" office:value="486458857" calcext:value-type="float">
            <text:p>486458857</text:p>
          </table:table-cell>
          <table:table-cell table:number-columns-repeated="2"/>
          <table:table-cell office:value-type="float" office:value="-4.2" calcext:value-type="float">
            <text:p>-4.2</text:p>
          </table:table-cell>
          <table:table-cell/>
        </table:table-row>
        <table:table-row table:style-name="ro1">
          <table:table-cell office:value-type="float" office:value="11.8333333333333" calcext:value-type="float">
            <text:p>11.8333333333333</text:p>
          </table:table-cell>
          <table:table-cell office:value-type="float" office:value="486458857" calcext:value-type="float">
            <text:p>486458857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813" calcext:value-type="float">
            <text:p>-813</text:p>
          </table:table-cell>
          <table:table-cell/>
          <table:table-cell office:value-type="float" office:value="1952.52" calcext:value-type="float">
            <text:p>1952.52</text:p>
          </table:table-cell>
        </table:table-row>
        <table:table-row table:style-name="ro1">
          <table:table-cell office:value-type="float" office:value="11.8666666666667" calcext:value-type="float">
            <text:p>11.8666666666667</text:p>
          </table:table-cell>
          <table:table-cell office:value-type="float" office:value="486458858" calcext:value-type="float">
            <text:p>486458858</text:p>
          </table:table-cell>
          <table:table-cell table:number-columns-repeated="2"/>
          <table:table-cell office:value-type="float" office:value="-4.7" calcext:value-type="float">
            <text:p>-4.7</text:p>
          </table:table-cell>
          <table:table-cell/>
        </table:table-row>
        <table:table-row table:style-name="ro1">
          <table:table-cell office:value-type="float" office:value="11.8666666666667" calcext:value-type="float">
            <text:p>11.8666666666667</text:p>
          </table:table-cell>
          <table:table-cell office:value-type="float" office:value="486458858" calcext:value-type="float">
            <text:p>486458858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-1011" calcext:value-type="float">
            <text:p>-1011</text:p>
          </table:table-cell>
          <table:table-cell/>
          <table:table-cell office:value-type="float" office:value="2051.44" calcext:value-type="float">
            <text:p>2051.44</text:p>
          </table:table-cell>
        </table:table-row>
        <table:table-row table:style-name="ro1">
          <table:table-cell office:value-type="float" office:value="11.8666666666667" calcext:value-type="float">
            <text:p>11.8666666666667</text:p>
          </table:table-cell>
          <table:table-cell office:value-type="float" office:value="486458858" calcext:value-type="float">
            <text:p>486458858</text:p>
          </table:table-cell>
          <table:table-cell table:number-columns-repeated="2"/>
          <table:table-cell office:value-type="float" office:value="-4.7" calcext:value-type="float">
            <text:p>-4.7</text:p>
          </table:table-cell>
          <table:table-cell/>
        </table:table-row>
        <table:table-row table:style-name="ro1">
          <table:table-cell office:value-type="float" office:value="11.8666666666667" calcext:value-type="float">
            <text:p>11.8666666666667</text:p>
          </table:table-cell>
          <table:table-cell office:value-type="float" office:value="486458858" calcext:value-type="float">
            <text:p>486458858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-874" calcext:value-type="float">
            <text:p>-874</text:p>
          </table:table-cell>
          <table:table-cell/>
          <table:table-cell office:value-type="float" office:value="2022.92" calcext:value-type="float">
            <text:p>2022.92</text:p>
          </table:table-cell>
        </table:table-row>
        <table:table-row table:style-name="ro1">
          <table:table-cell office:value-type="float" office:value="11.9166666666667" calcext:value-type="float">
            <text:p>11.9166666666667</text:p>
          </table:table-cell>
          <table:table-cell office:value-type="float" office:value="486458861" calcext:value-type="float">
            <text:p>486458861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11.9166666666667" calcext:value-type="float">
            <text:p>11.9166666666667</text:p>
          </table:table-cell>
          <table:table-cell office:value-type="float" office:value="486458861" calcext:value-type="float">
            <text:p>486458861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979" calcext:value-type="float">
            <text:p>-979</text:p>
          </table:table-cell>
          <table:table-cell/>
          <table:table-cell office:value-type="float" office:value="2005.56" calcext:value-type="float">
            <text:p>2005.56</text:p>
          </table:table-cell>
        </table:table-row>
        <table:table-row table:style-name="ro1">
          <table:table-cell office:value-type="float" office:value="11.9166666666667" calcext:value-type="float">
            <text:p>11.9166666666667</text:p>
          </table:table-cell>
          <table:table-cell office:value-type="float" office:value="486458861" calcext:value-type="float">
            <text:p>486458861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1.9166666666667" calcext:value-type="float">
            <text:p>11.9166666666667</text:p>
          </table:table-cell>
          <table:table-cell office:value-type="float" office:value="486458861" calcext:value-type="float">
            <text:p>486458861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1088" calcext:value-type="float">
            <text:p>-1088</text:p>
          </table:table-cell>
          <table:table-cell/>
          <table:table-cell office:value-type="float" office:value="1980.76" calcext:value-type="float">
            <text:p>1980.76</text:p>
          </table:table-cell>
        </table:table-row>
        <table:table-row table:style-name="ro1">
          <table:table-cell office:value-type="float" office:value="11.9333333333333" calcext:value-type="float">
            <text:p>11.9333333333333</text:p>
          </table:table-cell>
          <table:table-cell office:value-type="float" office:value="486458863" calcext:value-type="float">
            <text:p>486458863</text:p>
          </table:table-cell>
          <table:table-cell table:number-columns-repeated="2"/>
          <table:table-cell office:value-type="float" office:value="-3.1" calcext:value-type="float">
            <text:p>-3.1</text:p>
          </table:table-cell>
          <table:table-cell/>
        </table:table-row>
        <table:table-row table:style-name="ro1">
          <table:table-cell office:value-type="float" office:value="11.9333333333333" calcext:value-type="float">
            <text:p>11.9333333333333</text:p>
          </table:table-cell>
          <table:table-cell office:value-type="float" office:value="486458863" calcext:value-type="float">
            <text:p>486458863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760" calcext:value-type="float">
            <text:p>-760</text:p>
          </table:table-cell>
          <table:table-cell/>
          <table:table-cell office:value-type="float" office:value="1974.56" calcext:value-type="float">
            <text:p>1974.56</text:p>
          </table:table-cell>
        </table:table-row>
        <table:table-row table:style-name="ro1">
          <table:table-cell office:value-type="float" office:value="11.9833333333333" calcext:value-type="float">
            <text:p>11.9833333333333</text:p>
          </table:table-cell>
          <table:table-cell office:value-type="float" office:value="486458865" calcext:value-type="float">
            <text:p>486458865</text:p>
          </table:table-cell>
          <table:table-cell table:number-columns-repeated="2"/>
          <table:table-cell office:value-type="float" office:value="-2.5" calcext:value-type="float">
            <text:p>-2.5</text:p>
          </table:table-cell>
          <table:table-cell/>
        </table:table-row>
        <table:table-row table:style-name="ro1">
          <table:table-cell office:value-type="float" office:value="11.9833333333333" calcext:value-type="float">
            <text:p>11.9833333333333</text:p>
          </table:table-cell>
          <table:table-cell office:value-type="float" office:value="486458865" calcext:value-type="float">
            <text:p>486458865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484" calcext:value-type="float">
            <text:p>-484</text:p>
          </table:table-cell>
          <table:table-cell/>
          <table:table-cell office:value-type="float" office:value="1850.84" calcext:value-type="float">
            <text:p>1850.84</text:p>
          </table:table-cell>
        </table:table-row>
        <table:table-row table:style-name="ro1">
          <table:table-cell office:value-type="float" office:value="11.9833333333333" calcext:value-type="float">
            <text:p>11.9833333333333</text:p>
          </table:table-cell>
          <table:table-cell office:value-type="float" office:value="486458865" calcext:value-type="float">
            <text:p>486458865</text:p>
          </table:table-cell>
          <table:table-cell table:number-columns-repeated="2"/>
          <table:table-cell office:value-type="float" office:value="-3.3" calcext:value-type="float">
            <text:p>-3.3</text:p>
          </table:table-cell>
          <table:table-cell/>
        </table:table-row>
        <table:table-row table:style-name="ro1">
          <table:table-cell office:value-type="float" office:value="11.9833333333333" calcext:value-type="float">
            <text:p>11.9833333333333</text:p>
          </table:table-cell>
          <table:table-cell office:value-type="float" office:value="486458865" calcext:value-type="float">
            <text:p>486458865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804" calcext:value-type="float">
            <text:p>-804</text:p>
          </table:table-cell>
          <table:table-cell/>
          <table:table-cell office:value-type="float" office:value="1829.76" calcext:value-type="float">
            <text:p>1829.76</text:p>
          </table:table-cell>
        </table:table-row>
        <table:table-row table:style-name="ro1">
          <table:table-cell office:value-type="float" office:value="11.9833333333333" calcext:value-type="float">
            <text:p>11.9833333333333</text:p>
          </table:table-cell>
          <table:table-cell office:value-type="float" office:value="486458865" calcext:value-type="float">
            <text:p>486458865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11.9833333333333" calcext:value-type="float">
            <text:p>11.9833333333333</text:p>
          </table:table-cell>
          <table:table-cell office:value-type="float" office:value="486458865" calcext:value-type="float">
            <text:p>486458865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559" calcext:value-type="float">
            <text:p>-559</text:p>
          </table:table-cell>
          <table:table-cell/>
          <table:table-cell office:value-type="float" office:value="1938.6" calcext:value-type="float">
            <text:p>1938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6458867" calcext:value-type="float">
            <text:p>486458867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6458867" calcext:value-type="float">
            <text:p>486458867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541" calcext:value-type="float">
            <text:p>-541</text:p>
          </table:table-cell>
          <table:table-cell/>
          <table:table-cell office:value-type="float" office:value="1932.4" calcext:value-type="float">
            <text:p>1932.4</text:p>
          </table:table-cell>
        </table:table-row>
        <table:table-row table:style-name="ro1">
          <table:table-cell office:value-type="float" office:value="12.0333333333333" calcext:value-type="float">
            <text:p>12.0333333333333</text:p>
          </table:table-cell>
          <table:table-cell office:value-type="float" office:value="486458869" calcext:value-type="float">
            <text:p>486458869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12.0333333333333" calcext:value-type="float">
            <text:p>12.0333333333333</text:p>
          </table:table-cell>
          <table:table-cell office:value-type="float" office:value="486458869" calcext:value-type="float">
            <text:p>486458869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444" calcext:value-type="float">
            <text:p>-444</text:p>
          </table:table-cell>
          <table:table-cell/>
          <table:table-cell office:value-type="float" office:value="1924.96" calcext:value-type="float">
            <text:p>1924.96</text:p>
          </table:table-cell>
        </table:table-row>
        <table:table-row table:style-name="ro1">
          <table:table-cell office:value-type="float" office:value="12.0333333333333" calcext:value-type="float">
            <text:p>12.0333333333333</text:p>
          </table:table-cell>
          <table:table-cell office:value-type="float" office:value="486458869" calcext:value-type="float">
            <text:p>486458869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12.0333333333333" calcext:value-type="float">
            <text:p>12.0333333333333</text:p>
          </table:table-cell>
          <table:table-cell office:value-type="float" office:value="486458869" calcext:value-type="float">
            <text:p>486458869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228" calcext:value-type="float">
            <text:p>-228</text:p>
          </table:table-cell>
          <table:table-cell/>
          <table:table-cell office:value-type="float" office:value="1924.96" calcext:value-type="float">
            <text:p>1924.96</text:p>
          </table:table-cell>
        </table:table-row>
        <table:table-row table:style-name="ro1">
          <table:table-cell office:value-type="float" office:value="12.0666666666667" calcext:value-type="float">
            <text:p>12.0666666666667</text:p>
          </table:table-cell>
          <table:table-cell office:value-type="float" office:value="486458871" calcext:value-type="float">
            <text:p>486458871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12.0666666666667" calcext:value-type="float">
            <text:p>12.0666666666667</text:p>
          </table:table-cell>
          <table:table-cell office:value-type="float" office:value="486458871" calcext:value-type="float">
            <text:p>486458871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570" calcext:value-type="float">
            <text:p>-570</text:p>
          </table:table-cell>
          <table:table-cell/>
          <table:table-cell office:value-type="float" office:value="1900.16" calcext:value-type="float">
            <text:p>1900.16</text:p>
          </table:table-cell>
        </table:table-row>
        <table:table-row table:style-name="ro1">
          <table:table-cell office:value-type="float" office:value="12.0666666666667" calcext:value-type="float">
            <text:p>12.0666666666667</text:p>
          </table:table-cell>
          <table:table-cell office:value-type="float" office:value="486458871" calcext:value-type="float">
            <text:p>486458871</text:p>
          </table:table-cell>
          <table:table-cell table:number-columns-repeated="2"/>
          <table:table-cell office:value-type="float" office:value="-3.9" calcext:value-type="float">
            <text:p>-3.9</text:p>
          </table:table-cell>
          <table:table-cell/>
        </table:table-row>
        <table:table-row table:style-name="ro1">
          <table:table-cell office:value-type="float" office:value="12.0666666666667" calcext:value-type="float">
            <text:p>12.0666666666667</text:p>
          </table:table-cell>
          <table:table-cell office:value-type="float" office:value="486458871" calcext:value-type="float">
            <text:p>486458871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556" calcext:value-type="float">
            <text:p>-556</text:p>
          </table:table-cell>
          <table:table-cell/>
          <table:table-cell office:value-type="float" office:value="1890.24" calcext:value-type="float">
            <text:p>1890.24</text:p>
          </table:table-cell>
        </table:table-row>
        <table:table-row table:style-name="ro1">
          <table:table-cell office:value-type="float" office:value="12.0666666666667" calcext:value-type="float">
            <text:p>12.0666666666667</text:p>
          </table:table-cell>
          <table:table-cell office:value-type="float" office:value="486458873" calcext:value-type="float">
            <text:p>486458873</text:p>
          </table:table-cell>
          <table:table-cell table:number-columns-repeated="2"/>
          <table:table-cell office:value-type="float" office:value="-3.1" calcext:value-type="float">
            <text:p>-3.1</text:p>
          </table:table-cell>
          <table:table-cell/>
        </table:table-row>
        <table:table-row table:style-name="ro1">
          <table:table-cell office:value-type="float" office:value="12.0666666666667" calcext:value-type="float">
            <text:p>12.0666666666667</text:p>
          </table:table-cell>
          <table:table-cell office:value-type="float" office:value="486458873" calcext:value-type="float">
            <text:p>486458873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786" calcext:value-type="float">
            <text:p>-786</text:p>
          </table:table-cell>
          <table:table-cell/>
          <table:table-cell office:value-type="float" office:value="1861.72" calcext:value-type="float">
            <text:p>1861.72</text:p>
          </table:table-cell>
        </table:table-row>
        <table:table-row table:style-name="ro1">
          <table:table-cell office:value-type="float" office:value="12.0666666666667" calcext:value-type="float">
            <text:p>12.0666666666667</text:p>
          </table:table-cell>
          <table:table-cell office:value-type="float" office:value="486458873" calcext:value-type="float">
            <text:p>486458873</text:p>
          </table:table-cell>
          <table:table-cell table:number-columns-repeated="2"/>
          <table:table-cell office:value-type="float" office:value="-4.7" calcext:value-type="float">
            <text:p>-4.7</text:p>
          </table:table-cell>
          <table:table-cell/>
        </table:table-row>
        <table:table-row table:style-name="ro1">
          <table:table-cell office:value-type="float" office:value="12.0666666666667" calcext:value-type="float">
            <text:p>12.0666666666667</text:p>
          </table:table-cell>
          <table:table-cell office:value-type="float" office:value="486458873" calcext:value-type="float">
            <text:p>486458873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-895" calcext:value-type="float">
            <text:p>-895</text:p>
          </table:table-cell>
          <table:table-cell/>
          <table:table-cell office:value-type="float" office:value="1844.36" calcext:value-type="float">
            <text:p>1844.36</text:p>
          </table:table-cell>
        </table:table-row>
        <table:table-row table:style-name="ro1">
          <table:table-cell office:value-type="float" office:value="12.1333333333333" calcext:value-type="float">
            <text:p>12.1333333333333</text:p>
          </table:table-cell>
          <table:table-cell office:value-type="float" office:value="486458875" calcext:value-type="float">
            <text:p>486458875</text:p>
          </table:table-cell>
          <table:table-cell table:number-columns-repeated="2"/>
          <table:table-cell office:value-type="float" office:value="-5.4" calcext:value-type="float">
            <text:p>-5.4</text:p>
          </table:table-cell>
          <table:table-cell/>
        </table:table-row>
        <table:table-row table:style-name="ro1">
          <table:table-cell office:value-type="float" office:value="12.1333333333333" calcext:value-type="float">
            <text:p>12.1333333333333</text:p>
          </table:table-cell>
          <table:table-cell office:value-type="float" office:value="486458875" calcext:value-type="float">
            <text:p>486458875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904" calcext:value-type="float">
            <text:p>-904</text:p>
          </table:table-cell>
          <table:table-cell/>
          <table:table-cell office:value-type="float" office:value="1822.04" calcext:value-type="float">
            <text:p>1822.04</text:p>
          </table:table-cell>
        </table:table-row>
        <table:table-row table:style-name="ro1">
          <table:table-cell office:value-type="float" office:value="12.1333333333333" calcext:value-type="float">
            <text:p>12.1333333333333</text:p>
          </table:table-cell>
          <table:table-cell office:value-type="float" office:value="486458875" calcext:value-type="float">
            <text:p>486458875</text:p>
          </table:table-cell>
          <table:table-cell table:number-columns-repeated="2"/>
          <table:table-cell office:value-type="float" office:value="-5.4" calcext:value-type="float">
            <text:p>-5.4</text:p>
          </table:table-cell>
          <table:table-cell/>
        </table:table-row>
        <table:table-row table:style-name="ro1">
          <table:table-cell office:value-type="float" office:value="12.1666666666667" calcext:value-type="float">
            <text:p>12.1666666666667</text:p>
          </table:table-cell>
          <table:table-cell office:value-type="float" office:value="486458881" calcext:value-type="float">
            <text:p>486458881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461" calcext:value-type="float">
            <text:p>-461</text:p>
          </table:table-cell>
          <table:table-cell/>
          <table:table-cell office:value-type="float" office:value="1819.56" calcext:value-type="float">
            <text:p>1819.56</text:p>
          </table:table-cell>
        </table:table-row>
        <table:table-row table:style-name="ro1">
          <table:table-cell office:value-type="float" office:value="12.1666666666667" calcext:value-type="float">
            <text:p>12.1666666666667</text:p>
          </table:table-cell>
          <table:table-cell office:value-type="float" office:value="486458881" calcext:value-type="float">
            <text:p>486458881</text:p>
          </table:table-cell>
          <table:table-cell table:number-columns-repeated="2"/>
          <table:table-cell office:value-type="float" office:value="-4.7" calcext:value-type="float">
            <text:p>-4.7</text:p>
          </table:table-cell>
          <table:table-cell/>
        </table:table-row>
        <table:table-row table:style-name="ro1">
          <table:table-cell office:value-type="float" office:value="12.1666666666667" calcext:value-type="float">
            <text:p>12.1666666666667</text:p>
          </table:table-cell>
          <table:table-cell office:value-type="float" office:value="486458881" calcext:value-type="float">
            <text:p>486458881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287" calcext:value-type="float">
            <text:p>-287</text:p>
          </table:table-cell>
          <table:table-cell/>
          <table:table-cell office:value-type="float" office:value="1828.24" calcext:value-type="float">
            <text:p>1828.24</text:p>
          </table:table-cell>
        </table:table-row>
        <table:table-row table:style-name="ro1">
          <table:table-cell office:value-type="float" office:value="12.1666666666667" calcext:value-type="float">
            <text:p>12.1666666666667</text:p>
          </table:table-cell>
          <table:table-cell office:value-type="float" office:value="486458881" calcext:value-type="float">
            <text:p>486458881</text:p>
          </table:table-cell>
          <table:table-cell table:number-columns-repeated="2"/>
          <table:table-cell office:value-type="float" office:value="-3.1" calcext:value-type="float">
            <text:p>-3.1</text:p>
          </table:table-cell>
          <table:table-cell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486458883" calcext:value-type="float">
            <text:p>486458883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334" calcext:value-type="float">
            <text:p>-334</text:p>
          </table:table-cell>
          <table:table-cell/>
          <table:table-cell office:value-type="float" office:value="1810.88" calcext:value-type="float">
            <text:p>1810.88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486458883" calcext:value-type="float">
            <text:p>486458883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486458883" calcext:value-type="float">
            <text:p>486458883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216" calcext:value-type="float">
            <text:p>-216</text:p>
          </table:table-cell>
          <table:table-cell/>
          <table:table-cell office:value-type="float" office:value="1812.12" calcext:value-type="float">
            <text:p>1812.12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486458883" calcext:value-type="float">
            <text:p>486458883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486458885" calcext:value-type="float">
            <text:p>486458885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368" calcext:value-type="float">
            <text:p>-368</text:p>
          </table:table-cell>
          <table:table-cell/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486458885" calcext:value-type="float">
            <text:p>486458885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486458885" calcext:value-type="float">
            <text:p>486458885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457" calcext:value-type="float">
            <text:p>-457</text:p>
          </table:table-cell>
          <table:table-cell/>
          <table:table-cell office:value-type="float" office:value="1782.36" calcext:value-type="float">
            <text:p>1782.36</text:p>
          </table:table-cell>
        </table:table-row>
        <table:table-row table:style-name="ro1">
          <table:table-cell office:value-type="float" office:value="12.2666666666667" calcext:value-type="float">
            <text:p>12.2666666666667</text:p>
          </table:table-cell>
          <table:table-cell office:value-type="float" office:value="486458887" calcext:value-type="float">
            <text:p>486458887</text:p>
          </table:table-cell>
          <table:table-cell table:number-columns-repeated="2"/>
          <table:table-cell office:value-type="float" office:value="-1.6" calcext:value-type="float">
            <text:p>-1.6</text:p>
          </table:table-cell>
          <table:table-cell/>
        </table:table-row>
        <table:table-row table:style-name="ro1">
          <table:table-cell office:value-type="float" office:value="12.2666666666667" calcext:value-type="float">
            <text:p>12.2666666666667</text:p>
          </table:table-cell>
          <table:table-cell office:value-type="float" office:value="486458887" calcext:value-type="float">
            <text:p>486458887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454" calcext:value-type="float">
            <text:p>-454</text:p>
          </table:table-cell>
          <table:table-cell/>
          <table:table-cell office:value-type="float" office:value="1769.96" calcext:value-type="float">
            <text:p>1769.96</text:p>
          </table:table-cell>
        </table:table-row>
        <table:table-row table:style-name="ro1">
          <table:table-cell office:value-type="float" office:value="12.2666666666667" calcext:value-type="float">
            <text:p>12.2666666666667</text:p>
          </table:table-cell>
          <table:table-cell office:value-type="float" office:value="486458887" calcext:value-type="float">
            <text:p>486458887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12.3166666666667" calcext:value-type="float">
            <text:p>12.3166666666667</text:p>
          </table:table-cell>
          <table:table-cell office:value-type="float" office:value="486458889" calcext:value-type="float">
            <text:p>486458889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603" calcext:value-type="float">
            <text:p>-603</text:p>
          </table:table-cell>
          <table:table-cell/>
          <table:table-cell office:value-type="float" office:value="1753.84" calcext:value-type="float">
            <text:p>1753.84</text:p>
          </table:table-cell>
        </table:table-row>
        <table:table-row table:style-name="ro1">
          <table:table-cell office:value-type="float" office:value="12.3166666666667" calcext:value-type="float">
            <text:p>12.3166666666667</text:p>
          </table:table-cell>
          <table:table-cell office:value-type="float" office:value="486458889" calcext:value-type="float">
            <text:p>486458889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12.3166666666667" calcext:value-type="float">
            <text:p>12.3166666666667</text:p>
          </table:table-cell>
          <table:table-cell office:value-type="float" office:value="486458889" calcext:value-type="float">
            <text:p>486458889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12.3166666666667" calcext:value-type="float">
            <text:p>12.3166666666667</text:p>
          </table:table-cell>
          <table:table-cell office:value-type="float" office:value="486458889" calcext:value-type="float">
            <text:p>486458889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369" calcext:value-type="float">
            <text:p>-369</text:p>
          </table:table-cell>
          <table:table-cell/>
          <table:table-cell office:value-type="float" office:value="1747.64" calcext:value-type="float">
            <text:p>1747.64</text:p>
          </table:table-cell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486458891" calcext:value-type="float">
            <text:p>486458891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486458891" calcext:value-type="float">
            <text:p>486458891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-399" calcext:value-type="float">
            <text:p>-399</text:p>
          </table:table-cell>
          <table:table-cell/>
          <table:table-cell office:value-type="float" office:value="1741.44" calcext:value-type="float">
            <text:p>1741.44</text:p>
          </table:table-cell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486458891" calcext:value-type="float">
            <text:p>486458891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486458891" calcext:value-type="float">
            <text:p>486458891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-127" calcext:value-type="float">
            <text:p>-127</text:p>
          </table:table-cell>
          <table:table-cell/>
          <table:table-cell office:value-type="float" office:value="1751.36" calcext:value-type="float">
            <text:p>1751.36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486458893" calcext:value-type="float">
            <text:p>486458893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486458893" calcext:value-type="float">
            <text:p>486458893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1768.72" calcext:value-type="float">
            <text:p>1768.72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486458893" calcext:value-type="float">
            <text:p>486458893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486458893" calcext:value-type="float">
            <text:p>486458893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796" calcext:value-type="float">
            <text:p>796</text:p>
          </table:table-cell>
          <table:table-cell/>
          <table:table-cell office:value-type="float" office:value="1797.24" calcext:value-type="float">
            <text:p>1797.24</text:p>
          </table:table-cell>
        </table:table-row>
        <table:table-row table:style-name="ro1">
          <table:table-cell office:value-type="float" office:value="12.4166666666667" calcext:value-type="float">
            <text:p>12.4166666666667</text:p>
          </table:table-cell>
          <table:table-cell office:value-type="float" office:value="486458896" calcext:value-type="float">
            <text:p>486458896</text:p>
          </table:table-cell>
          <table:table-cell table:number-columns-repeated="2"/>
          <table:table-cell office:value-type="float" office:value="5.9" calcext:value-type="float">
            <text:p>5.9</text:p>
          </table:table-cell>
          <table:table-cell/>
        </table:table-row>
        <table:table-row table:style-name="ro1">
          <table:table-cell office:value-type="float" office:value="12.4166666666667" calcext:value-type="float">
            <text:p>12.4166666666667</text:p>
          </table:table-cell>
          <table:table-cell office:value-type="float" office:value="486458896" calcext:value-type="float">
            <text:p>486458896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17.08" calcext:value-type="float">
            <text:p>1817.08</text:p>
          </table:table-cell>
        </table:table-row>
        <table:table-row table:style-name="ro1">
          <table:table-cell office:value-type="float" office:value="12.4166666666667" calcext:value-type="float">
            <text:p>12.4166666666667</text:p>
          </table:table-cell>
          <table:table-cell office:value-type="float" office:value="486458896" calcext:value-type="float">
            <text:p>486458896</text:p>
          </table:table-cell>
          <table:table-cell table:number-columns-repeated="2"/>
          <table:table-cell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486458898" calcext:value-type="float">
            <text:p>486458898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1078" calcext:value-type="float">
            <text:p>1078</text:p>
          </table:table-cell>
          <table:table-cell/>
          <table:table-cell office:value-type="float" office:value="1844.36" calcext:value-type="float">
            <text:p>1844.36</text:p>
          </table:table-cell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486458898" calcext:value-type="float">
            <text:p>486458898</text:p>
          </table:table-cell>
          <table:table-cell table:number-columns-repeated="2"/>
          <table:table-cell office:value-type="float" office:value="7.8" calcext:value-type="float">
            <text:p>7.8</text:p>
          </table:table-cell>
          <table:table-cell/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486458898" calcext:value-type="float">
            <text:p>486458898</text:p>
          </table:table-cell>
          <table:table-cell table:number-columns-repeated="2"/>
          <table:table-cell office:value-type="float" office:value="8.1" calcext:value-type="float">
            <text:p>8.1</text:p>
          </table:table-cell>
          <table:table-cell/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486458898" calcext:value-type="float">
            <text:p>486458898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1861.72" calcext:value-type="float">
            <text:p>1861.72</text:p>
          </table:table-cell>
        </table:table-row>
        <table:table-row table:style-name="ro1">
          <table:table-cell office:value-type="float" office:value="12.4833333333333" calcext:value-type="float">
            <text:p>12.4833333333333</text:p>
          </table:table-cell>
          <table:table-cell office:value-type="float" office:value="486458900" calcext:value-type="float">
            <text:p>486458900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/>
        </table:table-row>
        <table:table-row table:style-name="ro1">
          <table:table-cell office:value-type="float" office:value="12.4833333333333" calcext:value-type="float">
            <text:p>12.4833333333333</text:p>
          </table:table-cell>
          <table:table-cell office:value-type="float" office:value="486458900" calcext:value-type="float">
            <text:p>486458900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813" calcext:value-type="float">
            <text:p>813</text:p>
          </table:table-cell>
          <table:table-cell/>
          <table:table-cell office:value-type="float" office:value="1879.08" calcext:value-type="float">
            <text:p>1879.08</text:p>
          </table:table-cell>
        </table:table-row>
        <table:table-row table:style-name="ro1">
          <table:table-cell office:value-type="float" office:value="12.4833333333333" calcext:value-type="float">
            <text:p>12.4833333333333</text:p>
          </table:table-cell>
          <table:table-cell office:value-type="float" office:value="486458900" calcext:value-type="float">
            <text:p>486458900</text:p>
          </table:table-cell>
          <table:table-cell table:number-columns-repeated="2"/>
          <table:table-cell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float" office:value="12.5166666666667" calcext:value-type="float">
            <text:p>12.5166666666667</text:p>
          </table:table-cell>
          <table:table-cell office:value-type="float" office:value="486458902" calcext:value-type="float">
            <text:p>486458902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float" office:value="1879.08" calcext:value-type="float">
            <text:p>1879.08</text:p>
          </table:table-cell>
        </table:table-row>
        <table:table-row table:style-name="ro1">
          <table:table-cell office:value-type="float" office:value="12.5166666666667" calcext:value-type="float">
            <text:p>12.5166666666667</text:p>
          </table:table-cell>
          <table:table-cell office:value-type="float" office:value="486458902" calcext:value-type="float">
            <text:p>486458902</text:p>
          </table:table-cell>
          <table:table-cell table:number-columns-repeated="2"/>
          <table:table-cell office:value-type="float" office:value="6.3" calcext:value-type="float">
            <text:p>6.3</text:p>
          </table:table-cell>
          <table:table-cell/>
        </table:table-row>
        <table:table-row table:style-name="ro1">
          <table:table-cell office:value-type="float" office:value="12.5166666666667" calcext:value-type="float">
            <text:p>12.5166666666667</text:p>
          </table:table-cell>
          <table:table-cell office:value-type="float" office:value="486458902" calcext:value-type="float">
            <text:p>486458902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891.48" calcext:value-type="float">
            <text:p>1891.48</text:p>
          </table:table-cell>
        </table:table-row>
        <table:table-row table:style-name="ro1">
          <table:table-cell office:value-type="float" office:value="12.5166666666667" calcext:value-type="float">
            <text:p>12.5166666666667</text:p>
          </table:table-cell>
          <table:table-cell office:value-type="float" office:value="486458902" calcext:value-type="float">
            <text:p>486458902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/>
        </table:table-row>
        <table:table-row table:style-name="ro1">
          <table:table-cell office:value-type="float" office:value="12.5666666666667" calcext:value-type="float">
            <text:p>12.5666666666667</text:p>
          </table:table-cell>
          <table:table-cell office:value-type="float" office:value="486458904" calcext:value-type="float">
            <text:p>486458904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12.5666666666667" calcext:value-type="float">
            <text:p>12.5666666666667</text:p>
          </table:table-cell>
          <table:table-cell office:value-type="float" office:value="486458904" calcext:value-type="float">
            <text:p>486458904</text:p>
          </table:table-cell>
          <table:table-cell table:number-columns-repeated="2"/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float" office:value="12.5666666666667" calcext:value-type="float">
            <text:p>12.5666666666667</text:p>
          </table:table-cell>
          <table:table-cell office:value-type="float" office:value="486458904" calcext:value-type="float">
            <text:p>486458904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1892.72" calcext:value-type="float">
            <text:p>1892.72</text:p>
          </table:table-cell>
        </table:table-row>
        <table:table-row table:style-name="ro1">
          <table:table-cell office:value-type="float" office:value="12.5666666666667" calcext:value-type="float">
            <text:p>12.5666666666667</text:p>
          </table:table-cell>
          <table:table-cell office:value-type="float" office:value="486458904" calcext:value-type="float">
            <text:p>486458904</text:p>
          </table:table-cell>
          <table:table-cell table:number-columns-repeated="2"/>
          <table:table-cell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float" office:value="12.5666666666667" calcext:value-type="float">
            <text:p>12.5666666666667</text:p>
          </table:table-cell>
          <table:table-cell office:value-type="float" office:value="486458904" calcext:value-type="float">
            <text:p>486458904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893.96" calcext:value-type="float">
            <text:p>1893.96</text:p>
          </table:table-cell>
        </table:table-row>
        <table:table-row table:style-name="ro1">
          <table:table-cell office:value-type="float" office:value="12.5833333333333" calcext:value-type="float">
            <text:p>12.5833333333333</text:p>
          </table:table-cell>
          <table:table-cell office:value-type="float" office:value="486458906" calcext:value-type="float">
            <text:p>486458906</text:p>
          </table:table-cell>
          <table:table-cell table:number-columns-repeated="2"/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float" office:value="12.5833333333333" calcext:value-type="float">
            <text:p>12.5833333333333</text:p>
          </table:table-cell>
          <table:table-cell office:value-type="float" office:value="486458906" calcext:value-type="float">
            <text:p>486458906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897.68" calcext:value-type="float">
            <text:p>1897.68</text:p>
          </table:table-cell>
        </table:table-row>
        <table:table-row table:style-name="ro1">
          <table:table-cell office:value-type="float" office:value="12.6166666666667" calcext:value-type="float">
            <text:p>12.6166666666667</text:p>
          </table:table-cell>
          <table:table-cell office:value-type="float" office:value="486458908" calcext:value-type="float">
            <text:p>486458908</text:p>
          </table:table-cell>
          <table:table-cell table:number-columns-repeated="2"/>
          <table:table-cell office:value-type="float" office:value="5.9" calcext:value-type="float">
            <text:p>5.9</text:p>
          </table:table-cell>
          <table:table-cell/>
        </table:table-row>
        <table:table-row table:style-name="ro1">
          <table:table-cell office:value-type="float" office:value="12.6166666666667" calcext:value-type="float">
            <text:p>12.6166666666667</text:p>
          </table:table-cell>
          <table:table-cell office:value-type="float" office:value="486458908" calcext:value-type="float">
            <text:p>486458908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1902.64" calcext:value-type="float">
            <text:p>1902.64</text:p>
          </table:table-cell>
        </table:table-row>
        <table:table-row table:style-name="ro1">
          <table:table-cell office:value-type="float" office:value="12.6166666666667" calcext:value-type="float">
            <text:p>12.6166666666667</text:p>
          </table:table-cell>
          <table:table-cell office:value-type="float" office:value="486458908" calcext:value-type="float">
            <text:p>486458908</text:p>
          </table:table-cell>
          <table:table-cell table:number-columns-repeated="2"/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float" office:value="12.6166666666667" calcext:value-type="float">
            <text:p>12.6166666666667</text:p>
          </table:table-cell>
          <table:table-cell office:value-type="float" office:value="486458908" calcext:value-type="float">
            <text:p>486458908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906.36" calcext:value-type="float">
            <text:p>1906.36</text:p>
          </table:table-cell>
        </table:table-row>
        <table:table-row table:style-name="ro1">
          <table:table-cell office:value-type="float" office:value="12.6666666666667" calcext:value-type="float">
            <text:p>12.6666666666667</text:p>
          </table:table-cell>
          <table:table-cell office:value-type="float" office:value="486458910" calcext:value-type="float">
            <text:p>486458910</text:p>
          </table:table-cell>
          <table:table-cell table:number-columns-repeated="2"/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float" office:value="12.6666666666667" calcext:value-type="float">
            <text:p>12.6666666666667</text:p>
          </table:table-cell>
          <table:table-cell office:value-type="float" office:value="486458910" calcext:value-type="float">
            <text:p>486458910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1911.32" calcext:value-type="float">
            <text:p>1911.32</text:p>
          </table:table-cell>
        </table:table-row>
        <table:table-row table:style-name="ro1">
          <table:table-cell office:value-type="float" office:value="12.6666666666667" calcext:value-type="float">
            <text:p>12.6666666666667</text:p>
          </table:table-cell>
          <table:table-cell office:value-type="float" office:value="486458910" calcext:value-type="float">
            <text:p>486458910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12.6666666666667" calcext:value-type="float">
            <text:p>12.6666666666667</text:p>
          </table:table-cell>
          <table:table-cell office:value-type="float" office:value="486458910" calcext:value-type="float">
            <text:p>486458910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1924.96" calcext:value-type="float">
            <text:p>1924.96</text:p>
          </table:table-cell>
        </table:table-row>
        <table:table-row table:style-name="ro1">
          <table:table-cell office:value-type="float" office:value="12.6833333333333" calcext:value-type="float">
            <text:p>12.6833333333333</text:p>
          </table:table-cell>
          <table:table-cell office:value-type="float" office:value="486458912" calcext:value-type="float">
            <text:p>486458912</text:p>
          </table:table-cell>
          <table:table-cell table:number-columns-repeated="2"/>
          <table:table-cell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float" office:value="12.6833333333333" calcext:value-type="float">
            <text:p>12.6833333333333</text:p>
          </table:table-cell>
          <table:table-cell office:value-type="float" office:value="486458912" calcext:value-type="float">
            <text:p>486458912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1934.88" calcext:value-type="float">
            <text:p>1934.88</text:p>
          </table:table-cell>
        </table:table-row>
        <table:table-row table:style-name="ro1">
          <table:table-cell office:value-type="float" office:value="12.6833333333333" calcext:value-type="float">
            <text:p>12.6833333333333</text:p>
          </table:table-cell>
          <table:table-cell office:value-type="float" office:value="486458912" calcext:value-type="float">
            <text:p>486458912</text:p>
          </table:table-cell>
          <table:table-cell table:number-columns-repeated="2"/>
          <table:table-cell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float" office:value="12.7333333333333" calcext:value-type="float">
            <text:p>12.7333333333333</text:p>
          </table:table-cell>
          <table:table-cell office:value-type="float" office:value="486458914" calcext:value-type="float">
            <text:p>486458914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952.24" calcext:value-type="float">
            <text:p>1952.24</text:p>
          </table:table-cell>
        </table:table-row>
        <table:table-row table:style-name="ro1">
          <table:table-cell office:value-type="float" office:value="12.7333333333333" calcext:value-type="float">
            <text:p>12.7333333333333</text:p>
          </table:table-cell>
          <table:table-cell office:value-type="float" office:value="486458914" calcext:value-type="float">
            <text:p>4864589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2.7333333333333" calcext:value-type="float">
            <text:p>12.7333333333333</text:p>
          </table:table-cell>
          <table:table-cell office:value-type="float" office:value="486458914" calcext:value-type="float">
            <text:p>486458914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float" office:value="1968.36" calcext:value-type="float">
            <text:p>1968.36</text:p>
          </table:table-cell>
        </table:table-row>
        <table:table-row table:style-name="ro1">
          <table:table-cell office:value-type="float" office:value="12.7333333333333" calcext:value-type="float">
            <text:p>12.7333333333333</text:p>
          </table:table-cell>
          <table:table-cell office:value-type="float" office:value="486458914" calcext:value-type="float">
            <text:p>486458914</text:p>
          </table:table-cell>
          <table:table-cell table:number-columns-repeated="2"/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float" office:value="12.7666666666667" calcext:value-type="float">
            <text:p>12.7666666666667</text:p>
          </table:table-cell>
          <table:table-cell office:value-type="float" office:value="486458916" calcext:value-type="float">
            <text:p>486458916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878" calcext:value-type="float">
            <text:p>878</text:p>
          </table:table-cell>
          <table:table-cell/>
          <table:table-cell office:value-type="float" office:value="2121.84" calcext:value-type="float">
            <text:p>2121.84</text:p>
          </table:table-cell>
        </table:table-row>
        <table:table-row table:style-name="ro1">
          <table:table-cell office:value-type="float" office:value="12.7666666666667" calcext:value-type="float">
            <text:p>12.7666666666667</text:p>
          </table:table-cell>
          <table:table-cell office:value-type="float" office:value="486458916" calcext:value-type="float">
            <text:p>486458916</text:p>
          </table:table-cell>
          <table:table-cell table:number-columns-repeated="2"/>
          <table:table-cell office:value-type="float" office:value="6.7" calcext:value-type="float">
            <text:p>6.7</text:p>
          </table:table-cell>
          <table:table-cell/>
        </table:table-row>
        <table:table-row table:style-name="ro1">
          <table:table-cell office:value-type="float" office:value="12.7666666666667" calcext:value-type="float">
            <text:p>12.7666666666667</text:p>
          </table:table-cell>
          <table:table-cell office:value-type="float" office:value="486458916" calcext:value-type="float">
            <text:p>486458916</text:p>
          </table:table-cell>
          <table:table-cell table:number-columns-repeated="2"/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float" office:value="12.7666666666667" calcext:value-type="float">
            <text:p>12.7666666666667</text:p>
          </table:table-cell>
          <table:table-cell office:value-type="float" office:value="486458916" calcext:value-type="float">
            <text:p>486458916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904" calcext:value-type="float">
            <text:p>904</text:p>
          </table:table-cell>
          <table:table-cell/>
          <table:table-cell office:value-type="float" office:value="2020.44" calcext:value-type="float">
            <text:p>2020.44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486458919" calcext:value-type="float">
            <text:p>486458919</text:p>
          </table:table-cell>
          <table:table-cell table:number-columns-repeated="2"/>
          <table:table-cell office:value-type="float" office:value="8.3" calcext:value-type="float">
            <text:p>8.3</text:p>
          </table:table-cell>
          <table:table-cell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486458919" calcext:value-type="float">
            <text:p>486458919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1183" calcext:value-type="float">
            <text:p>1183</text:p>
          </table:table-cell>
          <table:table-cell/>
          <table:table-cell office:value-type="float" office:value="2178.88" calcext:value-type="float">
            <text:p>2178.88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486458919" calcext:value-type="float">
            <text:p>486458919</text:p>
          </table:table-cell>
          <table:table-cell table:number-columns-repeated="2"/>
          <table:table-cell office:value-type="float" office:value="8.1" calcext:value-type="float">
            <text:p>8.1</text:p>
          </table:table-cell>
          <table:table-cell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486458919" calcext:value-type="float">
            <text:p>486458919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1204" calcext:value-type="float">
            <text:p>1204</text:p>
          </table:table-cell>
          <table:table-cell/>
          <table:table-cell office:value-type="float" office:value="2206.16" calcext:value-type="float">
            <text:p>2206.16</text:p>
          </table:table-cell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486458921" calcext:value-type="float">
            <text:p>48645892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486458921" calcext:value-type="float">
            <text:p>486458921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1139" calcext:value-type="float">
            <text:p>1139</text:p>
          </table:table-cell>
          <table:table-cell/>
          <table:table-cell office:value-type="float" office:value="2228.48" calcext:value-type="float">
            <text:p>2228.48</text:p>
          </table:table-cell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486458921" calcext:value-type="float">
            <text:p>48645892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486458921" calcext:value-type="float">
            <text:p>486458921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1121" calcext:value-type="float">
            <text:p>1121</text:p>
          </table:table-cell>
          <table:table-cell/>
          <table:table-cell office:value-type="float" office:value="2249.56" calcext:value-type="float">
            <text:p>2249.56</text:p>
          </table:table-cell>
        </table:table-row>
        <table:table-row table:style-name="ro1">
          <table:table-cell office:value-type="float" office:value="12.8666666666667" calcext:value-type="float">
            <text:p>12.8666666666667</text:p>
          </table:table-cell>
          <table:table-cell office:value-type="float" office:value="486458923" calcext:value-type="float">
            <text:p>4864589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2.8666666666667" calcext:value-type="float">
            <text:p>12.8666666666667</text:p>
          </table:table-cell>
          <table:table-cell office:value-type="float" office:value="486458923" calcext:value-type="float">
            <text:p>486458923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1018" calcext:value-type="float">
            <text:p>1018</text:p>
          </table:table-cell>
          <table:table-cell/>
          <table:table-cell office:value-type="float" office:value="2265.68" calcext:value-type="float">
            <text:p>2265.68</text:p>
          </table:table-cell>
        </table:table-row>
        <table:table-row table:style-name="ro1">
          <table:table-cell office:value-type="float" office:value="12.8666666666667" calcext:value-type="float">
            <text:p>12.8666666666667</text:p>
          </table:table-cell>
          <table:table-cell office:value-type="float" office:value="486458923" calcext:value-type="float">
            <text:p>486458923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486458925" calcext:value-type="float">
            <text:p>486458925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float" office:value="2304.12" calcext:value-type="float">
            <text:p>2304.12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486458925" calcext:value-type="float">
            <text:p>486458925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486458925" calcext:value-type="float">
            <text:p>486458925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1201" calcext:value-type="float">
            <text:p>1201</text:p>
          </table:table-cell>
          <table:table-cell/>
          <table:table-cell office:value-type="float" office:value="2331.4" calcext:value-type="float">
            <text:p>2331.4</text:p>
          </table:table-cell>
        </table:table-row>
        <table:table-row table:style-name="ro1">
          <table:table-cell office:value-type="float" office:value="12.9333333333333" calcext:value-type="float">
            <text:p>12.9333333333333</text:p>
          </table:table-cell>
          <table:table-cell office:value-type="float" office:value="486458927" calcext:value-type="float">
            <text:p>486458927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/>
        </table:table-row>
        <table:table-row table:style-name="ro1">
          <table:table-cell office:value-type="float" office:value="12.9333333333333" calcext:value-type="float">
            <text:p>12.9333333333333</text:p>
          </table:table-cell>
          <table:table-cell office:value-type="float" office:value="486458927" calcext:value-type="float">
            <text:p>486458927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1061" calcext:value-type="float">
            <text:p>1061</text:p>
          </table:table-cell>
          <table:table-cell/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12.9333333333333" calcext:value-type="float">
            <text:p>12.9333333333333</text:p>
          </table:table-cell>
          <table:table-cell office:value-type="float" office:value="486458927" calcext:value-type="float">
            <text:p>486458927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float" office:value="12.9333333333333" calcext:value-type="float">
            <text:p>12.9333333333333</text:p>
          </table:table-cell>
          <table:table-cell office:value-type="float" office:value="486458927" calcext:value-type="float">
            <text:p>486458927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751" calcext:value-type="float">
            <text:p>751</text:p>
          </table:table-cell>
          <table:table-cell/>
          <table:table-cell office:value-type="float" office:value="2354.96" calcext:value-type="float">
            <text:p>2354.96</text:p>
          </table:table-cell>
        </table:table-row>
        <table:table-row table:style-name="ro1">
          <table:table-cell office:value-type="float" office:value="12.9333333333333" calcext:value-type="float">
            <text:p>12.9333333333333</text:p>
          </table:table-cell>
          <table:table-cell office:value-type="float" office:value="486458927" calcext:value-type="float">
            <text:p>486458927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float" office:value="12.9666666666667" calcext:value-type="float">
            <text:p>12.9666666666667</text:p>
          </table:table-cell>
          <table:table-cell office:value-type="float" office:value="486458929" calcext:value-type="float">
            <text:p>486458929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2363.64" calcext:value-type="float">
            <text:p>2363.64</text:p>
          </table:table-cell>
        </table:table-row>
        <table:table-row table:style-name="ro1">
          <table:table-cell office:value-type="float" office:value="12.9666666666667" calcext:value-type="float">
            <text:p>12.9666666666667</text:p>
          </table:table-cell>
          <table:table-cell office:value-type="float" office:value="486458929" calcext:value-type="float">
            <text:p>48645892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.9666666666667" calcext:value-type="float">
            <text:p>12.9666666666667</text:p>
          </table:table-cell>
          <table:table-cell office:value-type="float" office:value="486458929" calcext:value-type="float">
            <text:p>486458929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2373.56" calcext:value-type="float">
            <text:p>2373.56</text:p>
          </table:table-cell>
        </table:table-row>
        <table:table-row table:style-name="ro1">
          <table:table-cell office:value-type="float" office:value="13.0166666666667" calcext:value-type="float">
            <text:p>13.0166666666667</text:p>
          </table:table-cell>
          <table:table-cell office:value-type="float" office:value="486458931" calcext:value-type="float">
            <text:p>48645893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.0166666666667" calcext:value-type="float">
            <text:p>13.0166666666667</text:p>
          </table:table-cell>
          <table:table-cell office:value-type="float" office:value="486458931" calcext:value-type="float">
            <text:p>486458931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373.56" calcext:value-type="float">
            <text:p>2373.56</text:p>
          </table:table-cell>
        </table:table-row>
        <table:table-row table:style-name="ro1">
          <table:table-cell office:value-type="float" office:value="13.0166666666667" calcext:value-type="float">
            <text:p>13.0166666666667</text:p>
          </table:table-cell>
          <table:table-cell office:value-type="float" office:value="486458931" calcext:value-type="float">
            <text:p>486458931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float" office:value="13.0166666666667" calcext:value-type="float">
            <text:p>13.0166666666667</text:p>
          </table:table-cell>
          <table:table-cell office:value-type="float" office:value="486458931" calcext:value-type="float">
            <text:p>486458931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383.48" calcext:value-type="float">
            <text:p>2383.48</text:p>
          </table:table-cell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486458933" calcext:value-type="float">
            <text:p>48645893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/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486458933" calcext:value-type="float">
            <text:p>486458933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387.2" calcext:value-type="float">
            <text:p>2387.2</text:p>
          </table:table-cell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486458933" calcext:value-type="float">
            <text:p>486458933</text:p>
          </table:table-cell>
          <table:table-cell table:number-columns-repeated="2"/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486458933" calcext:value-type="float">
            <text:p>486458933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2398.36" calcext:value-type="float">
            <text:p>2398.36</text:p>
          </table:table-cell>
        </table:table-row>
        <table:table-row table:style-name="ro1">
          <table:table-cell office:value-type="float" office:value="13.0666666666667" calcext:value-type="float">
            <text:p>13.0666666666667</text:p>
          </table:table-cell>
          <table:table-cell office:value-type="float" office:value="486458935" calcext:value-type="float">
            <text:p>486458935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float" office:value="13.0666666666667" calcext:value-type="float">
            <text:p>13.0666666666667</text:p>
          </table:table-cell>
          <table:table-cell office:value-type="float" office:value="486458935" calcext:value-type="float">
            <text:p>486458935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2412" calcext:value-type="float">
            <text:p>2412</text:p>
          </table:table-cell>
        </table:table-row>
        <table:table-row table:style-name="ro1">
          <table:table-cell office:value-type="float" office:value="13.0666666666667" calcext:value-type="float">
            <text:p>13.0666666666667</text:p>
          </table:table-cell>
          <table:table-cell office:value-type="float" office:value="486458935" calcext:value-type="float">
            <text:p>486458935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float" office:value="13.0666666666667" calcext:value-type="float">
            <text:p>13.0666666666667</text:p>
          </table:table-cell>
          <table:table-cell office:value-type="float" office:value="486458937" calcext:value-type="float">
            <text:p>486458937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2420.68" calcext:value-type="float">
            <text:p>2420.68</text:p>
          </table:table-cell>
        </table:table-row>
        <table:table-row table:style-name="ro1">
          <table:table-cell office:value-type="float" office:value="13.0666666666667" calcext:value-type="float">
            <text:p>13.0666666666667</text:p>
          </table:table-cell>
          <table:table-cell office:value-type="float" office:value="486458937" calcext:value-type="float">
            <text:p>486458937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float" office:value="13.0666666666667" calcext:value-type="float">
            <text:p>13.0666666666667</text:p>
          </table:table-cell>
          <table:table-cell office:value-type="float" office:value="486458937" calcext:value-type="float">
            <text:p>486458937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2438.04" calcext:value-type="float">
            <text:p>2438.04</text:p>
          </table:table-cell>
        </table:table-row>
        <table:table-row table:style-name="ro1">
          <table:table-cell office:value-type="float" office:value="13.0666666666667" calcext:value-type="float">
            <text:p>13.0666666666667</text:p>
          </table:table-cell>
          <table:table-cell office:value-type="float" office:value="486458937" calcext:value-type="float">
            <text:p>486458937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float" office:value="13.15" calcext:value-type="float">
            <text:p>13.15</text:p>
          </table:table-cell>
          <table:table-cell office:value-type="float" office:value="486458944" calcext:value-type="float">
            <text:p>486458944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2449.2" calcext:value-type="float">
            <text:p>2449.2</text:p>
          </table:table-cell>
        </table:table-row>
        <table:table-row table:style-name="ro1">
          <table:table-cell office:value-type="float" office:value="13.15" calcext:value-type="float">
            <text:p>13.15</text:p>
          </table:table-cell>
          <table:table-cell office:value-type="float" office:value="486458944" calcext:value-type="float">
            <text:p>486458944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float" office:value="13.15" calcext:value-type="float">
            <text:p>13.15</text:p>
          </table:table-cell>
          <table:table-cell office:value-type="float" office:value="486458944" calcext:value-type="float">
            <text:p>486458944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2460.36" calcext:value-type="float">
            <text:p>2460.36</text:p>
          </table:table-cell>
        </table:table-row>
        <table:table-row table:style-name="ro1">
          <table:table-cell office:value-type="float" office:value="13.15" calcext:value-type="float">
            <text:p>13.15</text:p>
          </table:table-cell>
          <table:table-cell office:value-type="float" office:value="486458944" calcext:value-type="float">
            <text:p>486458944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float" office:value="13.1666666666667" calcext:value-type="float">
            <text:p>13.1666666666667</text:p>
          </table:table-cell>
          <table:table-cell office:value-type="float" office:value="486458946" calcext:value-type="float">
            <text:p>486458946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float" office:value="13.1666666666667" calcext:value-type="float">
            <text:p>13.1666666666667</text:p>
          </table:table-cell>
          <table:table-cell office:value-type="float" office:value="486458946" calcext:value-type="float">
            <text:p>486458946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614" calcext:value-type="float">
            <text:p>614</text:p>
          </table:table-cell>
          <table:table-cell/>
          <table:table-cell office:value-type="float" office:value="2483.92" calcext:value-type="float">
            <text:p>2483.92</text:p>
          </table:table-cell>
        </table:table-row>
        <table:table-row table:style-name="ro1">
          <table:table-cell office:value-type="float" office:value="13.1666666666667" calcext:value-type="float">
            <text:p>13.1666666666667</text:p>
          </table:table-cell>
          <table:table-cell office:value-type="float" office:value="486458946" calcext:value-type="float">
            <text:p>486458946</text:p>
          </table:table-cell>
          <table:table-cell table:number-columns-repeated="2"/>
          <table:table-cell office:value-type="float" office:value="5.4" calcext:value-type="float">
            <text:p>5.4</text:p>
          </table:table-cell>
          <table:table-cell/>
        </table:table-row>
        <table:table-row table:style-name="ro1">
          <table:table-cell office:value-type="float" office:value="13.2166666666667" calcext:value-type="float">
            <text:p>13.2166666666667</text:p>
          </table:table-cell>
          <table:table-cell office:value-type="float" office:value="486458948" calcext:value-type="float">
            <text:p>486458948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2501.28" calcext:value-type="float">
            <text:p>2501.28</text:p>
          </table:table-cell>
        </table:table-row>
        <table:table-row table:style-name="ro1">
          <table:table-cell office:value-type="float" office:value="13.2166666666667" calcext:value-type="float">
            <text:p>13.2166666666667</text:p>
          </table:table-cell>
          <table:table-cell office:value-type="float" office:value="486458948" calcext:value-type="float">
            <text:p>486458948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13.2166666666667" calcext:value-type="float">
            <text:p>13.2166666666667</text:p>
          </table:table-cell>
          <table:table-cell office:value-type="float" office:value="486458948" calcext:value-type="float">
            <text:p>486458948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881" calcext:value-type="float">
            <text:p>881</text:p>
          </table:table-cell>
          <table:table-cell/>
          <table:table-cell office:value-type="float" office:value="2523.6" calcext:value-type="float">
            <text:p>2523.6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486458950" calcext:value-type="float">
            <text:p>486458950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486458950" calcext:value-type="float">
            <text:p>486458950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883" calcext:value-type="float">
            <text:p>883</text:p>
          </table:table-cell>
          <table:table-cell/>
          <table:table-cell office:value-type="float" office:value="2548.4" calcext:value-type="float">
            <text:p>2548.4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486458950" calcext:value-type="float">
            <text:p>486458950</text:p>
          </table:table-cell>
          <table:table-cell table:number-columns-repeated="2"/>
          <table:table-cell office:value-type="float" office:value="5.8" calcext:value-type="float">
            <text:p>5.8</text:p>
          </table:table-cell>
          <table:table-cell/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486458950" calcext:value-type="float">
            <text:p>486458950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float" office:value="2579.4" calcext:value-type="float">
            <text:p>2579.4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486458950" calcext:value-type="float">
            <text:p>486458950</text:p>
          </table:table-cell>
          <table:table-cell table:number-columns-repeated="2"/>
          <table:table-cell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486458952" calcext:value-type="float">
            <text:p>486458952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486458952" calcext:value-type="float">
            <text:p>48645895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486458952" calcext:value-type="float">
            <text:p>486458952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1063" calcext:value-type="float">
            <text:p>1063</text:p>
          </table:table-cell>
          <table:table-cell/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float" office:value="13.3166666666667" calcext:value-type="float">
            <text:p>13.3166666666667</text:p>
          </table:table-cell>
          <table:table-cell office:value-type="float" office:value="486458954" calcext:value-type="float">
            <text:p>486458954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float" office:value="13.3166666666667" calcext:value-type="float">
            <text:p>13.3166666666667</text:p>
          </table:table-cell>
          <table:table-cell office:value-type="float" office:value="486458954" calcext:value-type="float">
            <text:p>486458954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883" calcext:value-type="float">
            <text:p>883</text:p>
          </table:table-cell>
          <table:table-cell/>
          <table:table-cell office:value-type="float" office:value="2652.56" calcext:value-type="float">
            <text:p>2652.56</text:p>
          </table:table-cell>
        </table:table-row>
        <table:table-row table:style-name="ro1">
          <table:table-cell office:value-type="float" office:value="13.3166666666667" calcext:value-type="float">
            <text:p>13.3166666666667</text:p>
          </table:table-cell>
          <table:table-cell office:value-type="float" office:value="486458954" calcext:value-type="float">
            <text:p>486458954</text:p>
          </table:table-cell>
          <table:table-cell table:number-columns-repeated="2"/>
          <table:table-cell office:value-type="float" office:value="5.8" calcext:value-type="float">
            <text:p>5.8</text:p>
          </table:table-cell>
          <table:table-cell/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486458956" calcext:value-type="float">
            <text:p>486458956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1276" calcext:value-type="float">
            <text:p>1276</text:p>
          </table:table-cell>
          <table:table-cell/>
          <table:table-cell office:value-type="float" office:value="2684.8" calcext:value-type="float">
            <text:p>2684.8</text:p>
          </table:table-cell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486458956" calcext:value-type="float">
            <text:p>486458956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486458956" calcext:value-type="float">
            <text:p>48645895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486458956" calcext:value-type="float">
            <text:p>486458956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2739.36" calcext:value-type="float">
            <text:p>2739.36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486458958" calcext:value-type="float">
            <text:p>486458958</text:p>
          </table:table-cell>
          <table:table-cell table:number-columns-repeated="2"/>
          <table:table-cell office:value-type="float" office:value="5.4" calcext:value-type="float">
            <text:p>5.4</text:p>
          </table:table-cell>
          <table:table-cell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486458958" calcext:value-type="float">
            <text:p>486458958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1575" calcext:value-type="float">
            <text:p>1575</text:p>
          </table:table-cell>
          <table:table-cell/>
          <table:table-cell office:value-type="float" office:value="2770.36" calcext:value-type="float">
            <text:p>2770.36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486458958" calcext:value-type="float">
            <text:p>486458958</text:p>
          </table:table-cell>
          <table:table-cell table:number-columns-repeated="2"/>
          <table:table-cell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486458958" calcext:value-type="float">
            <text:p>486458958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float" office:value="2782.76" calcext:value-type="float">
            <text:p>2782.76</text:p>
          </table:table-cell>
        </table:table-row>
        <table:table-row table:style-name="ro1">
          <table:table-cell office:value-type="float" office:value="13.4166666666667" calcext:value-type="float">
            <text:p>13.4166666666667</text:p>
          </table:table-cell>
          <table:table-cell office:value-type="float" office:value="486458960" calcext:value-type="float">
            <text:p>486458960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13.4166666666667" calcext:value-type="float">
            <text:p>13.4166666666667</text:p>
          </table:table-cell>
          <table:table-cell office:value-type="float" office:value="486458960" calcext:value-type="float">
            <text:p>486458960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2823.68" calcext:value-type="float">
            <text:p>2823.68</text:p>
          </table:table-cell>
        </table:table-row>
        <table:table-row table:style-name="ro1">
          <table:table-cell office:value-type="float" office:value="13.4166666666667" calcext:value-type="float">
            <text:p>13.4166666666667</text:p>
          </table:table-cell>
          <table:table-cell office:value-type="float" office:value="486458960" calcext:value-type="float">
            <text:p>486458960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float" office:value="13.4666666666667" calcext:value-type="float">
            <text:p>13.4666666666667</text:p>
          </table:table-cell>
          <table:table-cell office:value-type="float" office:value="486458962" calcext:value-type="float">
            <text:p>486458962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1375" calcext:value-type="float">
            <text:p>1375</text:p>
          </table:table-cell>
          <table:table-cell/>
          <table:table-cell office:value-type="float" office:value="2870.8" calcext:value-type="float">
            <text:p>2870.8</text:p>
          </table:table-cell>
        </table:table-row>
        <table:table-row table:style-name="ro1">
          <table:table-cell office:value-type="float" office:value="13.4666666666667" calcext:value-type="float">
            <text:p>13.4666666666667</text:p>
          </table:table-cell>
          <table:table-cell office:value-type="float" office:value="486458962" calcext:value-type="float">
            <text:p>486458962</text:p>
          </table:table-cell>
          <table:table-cell table:number-columns-repeated="2"/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float" office:value="13.4666666666667" calcext:value-type="float">
            <text:p>13.4666666666667</text:p>
          </table:table-cell>
          <table:table-cell office:value-type="float" office:value="486458962" calcext:value-type="float">
            <text:p>486458962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1203" calcext:value-type="float">
            <text:p>1203</text:p>
          </table:table-cell>
          <table:table-cell/>
          <table:table-cell office:value-type="float" office:value="2883.2" calcext:value-type="float">
            <text:p>2883.2</text:p>
          </table:table-cell>
        </table:table-row>
        <table:table-row table:style-name="ro1">
          <table:table-cell office:value-type="float" office:value="13.4666666666667" calcext:value-type="float">
            <text:p>13.4666666666667</text:p>
          </table:table-cell>
          <table:table-cell office:value-type="float" office:value="486458962" calcext:value-type="float">
            <text:p>486458962</text:p>
          </table:table-cell>
          <table:table-cell table:number-columns-repeated="2"/>
          <table:table-cell office:value-type="float" office:value="5.4" calcext:value-type="float">
            <text:p>5.4</text:p>
          </table:table-cell>
          <table:table-cell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486458964" calcext:value-type="float">
            <text:p>486458964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1144" calcext:value-type="float">
            <text:p>1144</text:p>
          </table:table-cell>
          <table:table-cell/>
          <table:table-cell office:value-type="float" office:value="2915.44" calcext:value-type="float">
            <text:p>2915.44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486458964" calcext:value-type="float">
            <text:p>4864589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486458964" calcext:value-type="float">
            <text:p>486458964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2931.56" calcext:value-type="float">
            <text:p>2931.56</text:p>
          </table:table-cell>
        </table:table-row>
        <table:table-row table:style-name="ro1">
          <table:table-cell office:value-type="float" office:value="13.5166666666667" calcext:value-type="float">
            <text:p>13.5166666666667</text:p>
          </table:table-cell>
          <table:table-cell office:value-type="float" office:value="486458966" calcext:value-type="float">
            <text:p>486458966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float" office:value="13.5166666666667" calcext:value-type="float">
            <text:p>13.5166666666667</text:p>
          </table:table-cell>
          <table:table-cell office:value-type="float" office:value="486458966" calcext:value-type="float">
            <text:p>486458966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float" office:value="13.5166666666667" calcext:value-type="float">
            <text:p>13.5166666666667</text:p>
          </table:table-cell>
          <table:table-cell office:value-type="float" office:value="486458966" calcext:value-type="float">
            <text:p>486458966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1269" calcext:value-type="float">
            <text:p>1269</text:p>
          </table:table-cell>
          <table:table-cell/>
          <table:table-cell office:value-type="float" office:value="2973.72" calcext:value-type="float">
            <text:p>2973.72</text:p>
          </table:table-cell>
        </table:table-row>
        <table:table-row table:style-name="ro1">
          <table:table-cell office:value-type="float" office:value="13.5166666666667" calcext:value-type="float">
            <text:p>13.5166666666667</text:p>
          </table:table-cell>
          <table:table-cell office:value-type="float" office:value="486458966" calcext:value-type="float">
            <text:p>486458966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float" office:value="13.5666666666667" calcext:value-type="float">
            <text:p>13.5666666666667</text:p>
          </table:table-cell>
          <table:table-cell office:value-type="float" office:value="486458968" calcext:value-type="float">
            <text:p>486458968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1180" calcext:value-type="float">
            <text:p>1180</text:p>
          </table:table-cell>
          <table:table-cell/>
          <table:table-cell office:value-type="float" office:value="2997.28" calcext:value-type="float">
            <text:p>2997.28</text:p>
          </table:table-cell>
        </table:table-row>
        <table:table-row table:style-name="ro1">
          <table:table-cell office:value-type="float" office:value="13.5666666666667" calcext:value-type="float">
            <text:p>13.5666666666667</text:p>
          </table:table-cell>
          <table:table-cell office:value-type="float" office:value="486458968" calcext:value-type="float">
            <text:p>486458968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float" office:value="13.5666666666667" calcext:value-type="float">
            <text:p>13.5666666666667</text:p>
          </table:table-cell>
          <table:table-cell office:value-type="float" office:value="486458968" calcext:value-type="float">
            <text:p>486458968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3029.52" calcext:value-type="float">
            <text:p>3029.52</text:p>
          </table:table-cell>
        </table:table-row>
        <table:table-row table:style-name="ro1">
          <table:table-cell office:value-type="float" office:value="13.5666666666667" calcext:value-type="float">
            <text:p>13.5666666666667</text:p>
          </table:table-cell>
          <table:table-cell office:value-type="float" office:value="486458968" calcext:value-type="float">
            <text:p>486458968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486458971" calcext:value-type="float">
            <text:p>486458971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1307" calcext:value-type="float">
            <text:p>1307</text:p>
          </table:table-cell>
          <table:table-cell/>
          <table:table-cell office:value-type="float" office:value="3059.28" calcext:value-type="float">
            <text:p>3059.28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486458971" calcext:value-type="float">
            <text:p>486458971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486458971" calcext:value-type="float">
            <text:p>486458971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1213" calcext:value-type="float">
            <text:p>1213</text:p>
          </table:table-cell>
          <table:table-cell/>
          <table:table-cell office:value-type="float" office:value="3080.36" calcext:value-type="float">
            <text:p>3080.36</text:p>
          </table:table-cell>
        </table:table-row>
        <table:table-row table:style-name="ro1">
          <table:table-cell office:value-type="float" office:value="13.6333333333333" calcext:value-type="float">
            <text:p>13.6333333333333</text:p>
          </table:table-cell>
          <table:table-cell office:value-type="float" office:value="486458973" calcext:value-type="float">
            <text:p>48645897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.6333333333333" calcext:value-type="float">
            <text:p>13.6333333333333</text:p>
          </table:table-cell>
          <table:table-cell office:value-type="float" office:value="486458973" calcext:value-type="float">
            <text:p>486458973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float" office:value="3091.52" calcext:value-type="float">
            <text:p>3091.52</text:p>
          </table:table-cell>
        </table:table-row>
        <table:table-row table:style-name="ro1">
          <table:table-cell office:value-type="float" office:value="13.6333333333333" calcext:value-type="float">
            <text:p>13.6333333333333</text:p>
          </table:table-cell>
          <table:table-cell office:value-type="float" office:value="486458973" calcext:value-type="float">
            <text:p>486458973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float" office:value="13.6333333333333" calcext:value-type="float">
            <text:p>13.6333333333333</text:p>
          </table:table-cell>
          <table:table-cell office:value-type="float" office:value="486458973" calcext:value-type="float">
            <text:p>486458973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885" calcext:value-type="float">
            <text:p>885</text:p>
          </table:table-cell>
          <table:table-cell/>
          <table:table-cell office:value-type="float" office:value="3111.36" calcext:value-type="float">
            <text:p>3111.36</text:p>
          </table:table-cell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486458975" calcext:value-type="float">
            <text:p>486458975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486458975" calcext:value-type="float">
            <text:p>486458975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3123.76" calcext:value-type="float">
            <text:p>3123.76</text:p>
          </table:table-cell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486458975" calcext:value-type="float">
            <text:p>486458975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86458977" calcext:value-type="float">
            <text:p>486458977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3134.92" calcext:value-type="float">
            <text:p>3134.92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86458977" calcext:value-type="float">
            <text:p>486458977</text:p>
          </table:table-cell>
          <table:table-cell table:number-columns-repeated="2"/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86458977" calcext:value-type="float">
            <text:p>486458977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86458977" calcext:value-type="float">
            <text:p>486458977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float" office:value="13.7333333333333" calcext:value-type="float">
            <text:p>13.7333333333333</text:p>
          </table:table-cell>
          <table:table-cell office:value-type="float" office:value="486458978" calcext:value-type="float">
            <text:p>486458978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float" office:value="3053.36" calcext:value-type="float">
            <text:p>3053.36</text:p>
          </table:table-cell>
        </table:table-row>
        <table:table-row table:style-name="ro1">
          <table:table-cell office:value-type="float" office:value="13.7333333333333" calcext:value-type="float">
            <text:p>13.7333333333333</text:p>
          </table:table-cell>
          <table:table-cell office:value-type="float" office:value="486458978" calcext:value-type="float">
            <text:p>486458978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float" office:value="13.7333333333333" calcext:value-type="float">
            <text:p>13.7333333333333</text:p>
          </table:table-cell>
          <table:table-cell office:value-type="float" office:value="486458978" calcext:value-type="float">
            <text:p>486458978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3191.96" calcext:value-type="float">
            <text:p>3191.96</text:p>
          </table:table-cell>
        </table:table-row>
        <table:table-row table:style-name="ro1">
          <table:table-cell office:value-type="float" office:value="13.7333333333333" calcext:value-type="float">
            <text:p>13.7333333333333</text:p>
          </table:table-cell>
          <table:table-cell office:value-type="float" office:value="486458978" calcext:value-type="float">
            <text:p>486458978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float" office:value="13.7666666666667" calcext:value-type="float">
            <text:p>13.7666666666667</text:p>
          </table:table-cell>
          <table:table-cell office:value-type="float" office:value="486458981" calcext:value-type="float">
            <text:p>486458981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float" office:value="13.7666666666667" calcext:value-type="float">
            <text:p>13.7666666666667</text:p>
          </table:table-cell>
          <table:table-cell office:value-type="float" office:value="486458981" calcext:value-type="float">
            <text:p>486458981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float" office:value="3221.72" calcext:value-type="float">
            <text:p>3221.72</text:p>
          </table:table-cell>
        </table:table-row>
        <table:table-row table:style-name="ro1">
          <table:table-cell office:value-type="float" office:value="13.7666666666667" calcext:value-type="float">
            <text:p>13.7666666666667</text:p>
          </table:table-cell>
          <table:table-cell office:value-type="float" office:value="486458981" calcext:value-type="float">
            <text:p>486458981</text:p>
          </table:table-cell>
          <table:table-cell table:number-columns-repeated="2"/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86458983" calcext:value-type="float">
            <text:p>486458983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1084" calcext:value-type="float">
            <text:p>1084</text:p>
          </table:table-cell>
          <table:table-cell/>
          <table:table-cell office:value-type="float" office:value="3131.48" calcext:value-type="float">
            <text:p>3131.48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86458983" calcext:value-type="float">
            <text:p>486458983</text:p>
          </table:table-cell>
          <table:table-cell table:number-columns-repeated="2"/>
          <table:table-cell office:value-type="float" office:value="5.4" calcext:value-type="float">
            <text:p>5.4</text:p>
          </table:table-cell>
          <table:table-cell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86458983" calcext:value-type="float">
            <text:p>486458983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1051" calcext:value-type="float">
            <text:p>1051</text:p>
          </table:table-cell>
          <table:table-cell/>
          <table:table-cell office:value-type="float" office:value="3157.52" calcext:value-type="float">
            <text:p>3157.52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86458983" calcext:value-type="float">
            <text:p>48645898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486458985" calcext:value-type="float">
            <text:p>486458985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893" calcext:value-type="float">
            <text:p>893</text:p>
          </table:table-cell>
          <table:table-cell/>
          <table:table-cell office:value-type="float" office:value="3176.12" calcext:value-type="float">
            <text:p>3176.12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486458985" calcext:value-type="float">
            <text:p>486458985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/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486458985" calcext:value-type="float">
            <text:p>486458985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1121" calcext:value-type="float">
            <text:p>1121</text:p>
          </table:table-cell>
          <table:table-cell/>
          <table:table-cell office:value-type="float" office:value="3213.32" calcext:value-type="float">
            <text:p>3213.32</text:p>
          </table:table-cell>
        </table:table-row>
        <table:table-row table:style-name="ro1">
          <table:table-cell office:value-type="float" office:value="13.8833333333333" calcext:value-type="float">
            <text:p>13.8833333333333</text:p>
          </table:table-cell>
          <table:table-cell office:value-type="float" office:value="486458987" calcext:value-type="float">
            <text:p>486458987</text:p>
          </table:table-cell>
          <table:table-cell table:number-columns-repeated="2"/>
          <table:table-cell office:value-type="float" office:value="5.8" calcext:value-type="float">
            <text:p>5.8</text:p>
          </table:table-cell>
          <table:table-cell/>
        </table:table-row>
        <table:table-row table:style-name="ro1">
          <table:table-cell office:value-type="float" office:value="13.8833333333333" calcext:value-type="float">
            <text:p>13.8833333333333</text:p>
          </table:table-cell>
          <table:table-cell office:value-type="float" office:value="486458987" calcext:value-type="float">
            <text:p>486458987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1121" calcext:value-type="float">
            <text:p>1121</text:p>
          </table:table-cell>
          <table:table-cell/>
          <table:table-cell office:value-type="float" office:value="3238.12" calcext:value-type="float">
            <text:p>3238.12</text:p>
          </table:table-cell>
        </table:table-row>
        <table:table-row table:style-name="ro1">
          <table:table-cell office:value-type="float" office:value="13.8833333333333" calcext:value-type="float">
            <text:p>13.8833333333333</text:p>
          </table:table-cell>
          <table:table-cell office:value-type="float" office:value="486458987" calcext:value-type="float">
            <text:p>486458987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13.8833333333333" calcext:value-type="float">
            <text:p>13.8833333333333</text:p>
          </table:table-cell>
          <table:table-cell office:value-type="float" office:value="486458987" calcext:value-type="float">
            <text:p>486458987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1084" calcext:value-type="float">
            <text:p>1084</text:p>
          </table:table-cell>
          <table:table-cell/>
          <table:table-cell office:value-type="float" office:value="3267.88" calcext:value-type="float">
            <text:p>3267.88</text:p>
          </table:table-cell>
        </table:table-row>
        <table:table-row table:style-name="ro1">
          <table:table-cell office:value-type="float" office:value="13.8833333333333" calcext:value-type="float">
            <text:p>13.8833333333333</text:p>
          </table:table-cell>
          <table:table-cell office:value-type="float" office:value="486458987" calcext:value-type="float">
            <text:p>486458987</text:p>
          </table:table-cell>
          <table:table-cell table:number-columns-repeated="2"/>
          <table:table-cell office:value-type="float" office:value="5.4" calcext:value-type="float">
            <text:p>5.4</text:p>
          </table:table-cell>
          <table:table-cell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486458989" calcext:value-type="float">
            <text:p>486458989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486458989" calcext:value-type="float">
            <text:p>486458989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3290.2" calcext:value-type="float">
            <text:p>3290.2</text:p>
          </table:table-cell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486458991" calcext:value-type="float">
            <text:p>486458991</text:p>
          </table:table-cell>
          <table:table-cell table:number-columns-repeated="2"/>
          <table:table-cell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486458991" calcext:value-type="float">
            <text:p>486458991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813" calcext:value-type="float">
            <text:p>813</text:p>
          </table:table-cell>
          <table:table-cell/>
          <table:table-cell office:value-type="float" office:value="3306.32" calcext:value-type="float">
            <text:p>3306.32</text:p>
          </table:table-cell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486458991" calcext:value-type="float">
            <text:p>48645899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486458991" calcext:value-type="float">
            <text:p>486458991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726" calcext:value-type="float">
            <text:p>726</text:p>
          </table:table-cell>
          <table:table-cell/>
          <table:table-cell office:value-type="float" office:value="3316.24" calcext:value-type="float">
            <text:p>3316.24</text:p>
          </table:table-cell>
        </table:table-row>
        <table:table-row table:style-name="ro1">
          <table:table-cell office:value-type="float" office:value="13.9833333333333" calcext:value-type="float">
            <text:p>13.9833333333333</text:p>
          </table:table-cell>
          <table:table-cell office:value-type="float" office:value="486458993" calcext:value-type="float">
            <text:p>486458993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float" office:value="13.9833333333333" calcext:value-type="float">
            <text:p>13.9833333333333</text:p>
          </table:table-cell>
          <table:table-cell office:value-type="float" office:value="486458993" calcext:value-type="float">
            <text:p>486458993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3318.72" calcext:value-type="float">
            <text:p>3318.72</text:p>
          </table:table-cell>
        </table:table-row>
        <table:table-row table:style-name="ro1">
          <table:table-cell office:value-type="float" office:value="13.9833333333333" calcext:value-type="float">
            <text:p>13.9833333333333</text:p>
          </table:table-cell>
          <table:table-cell office:value-type="float" office:value="486458993" calcext:value-type="float">
            <text:p>486458993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13.9833333333333" calcext:value-type="float">
            <text:p>13.9833333333333</text:p>
          </table:table-cell>
          <table:table-cell office:value-type="float" office:value="486458993" calcext:value-type="float">
            <text:p>486458993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3315" calcext:value-type="float">
            <text:p>3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6458995" calcext:value-type="float">
            <text:p>486458995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6458995" calcext:value-type="float">
            <text:p>486458995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57" calcext:value-type="float">
            <text:p>-57</text:p>
          </table:table-cell>
          <table:table-cell/>
          <table:table-cell office:value-type="float" office:value="3302.6" calcext:value-type="float">
            <text:p>3302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6458995" calcext:value-type="float">
            <text:p>486458995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486458997" calcext:value-type="float">
            <text:p>486458997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177" calcext:value-type="float">
            <text:p>-177</text:p>
          </table:table-cell>
          <table:table-cell/>
          <table:table-cell office:value-type="float" office:value="3297.64" calcext:value-type="float">
            <text:p>3297.64</text:p>
          </table:table-cell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486458997" calcext:value-type="float">
            <text:p>48645899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486458997" calcext:value-type="float">
            <text:p>486458997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192" calcext:value-type="float">
            <text:p>-192</text:p>
          </table:table-cell>
          <table:table-cell/>
          <table:table-cell office:value-type="float" office:value="3290.2" calcext:value-type="float">
            <text:p>3290.2</text:p>
          </table:table-cell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486458997" calcext:value-type="float">
            <text:p>486458997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14.0833333333333" calcext:value-type="float">
            <text:p>14.0833333333333</text:p>
          </table:table-cell>
          <table:table-cell office:value-type="float" office:value="486459000" calcext:value-type="float">
            <text:p>486459000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248" calcext:value-type="float">
            <text:p>-248</text:p>
          </table:table-cell>
          <table:table-cell/>
          <table:table-cell office:value-type="float" office:value="3279.04" calcext:value-type="float">
            <text:p>3279.04</text:p>
          </table:table-cell>
        </table:table-row>
        <table:table-row table:style-name="ro1">
          <table:table-cell office:value-type="float" office:value="14.0833333333333" calcext:value-type="float">
            <text:p>14.0833333333333</text:p>
          </table:table-cell>
          <table:table-cell office:value-type="float" office:value="486459000" calcext:value-type="float">
            <text:p>486459000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float" office:value="14.0833333333333" calcext:value-type="float">
            <text:p>14.0833333333333</text:p>
          </table:table-cell>
          <table:table-cell office:value-type="float" office:value="486459000" calcext:value-type="float">
            <text:p>486459000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358" calcext:value-type="float">
            <text:p>-358</text:p>
          </table:table-cell>
          <table:table-cell/>
          <table:table-cell office:value-type="float" office:value="3271.6" calcext:value-type="float">
            <text:p>3271.6</text:p>
          </table:table-cell>
        </table:table-row>
        <table:table-row table:style-name="ro1">
          <table:table-cell office:value-type="float" office:value="14.0833333333333" calcext:value-type="float">
            <text:p>14.0833333333333</text:p>
          </table:table-cell>
          <table:table-cell office:value-type="float" office:value="486459000" calcext:value-type="float">
            <text:p>486459000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486459001" calcext:value-type="float">
            <text:p>486459001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486459001" calcext:value-type="float">
            <text:p>486459001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313" calcext:value-type="float">
            <text:p>-313</text:p>
          </table:table-cell>
          <table:table-cell/>
          <table:table-cell office:value-type="float" office:value="3262.92" calcext:value-type="float">
            <text:p>3262.92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486459001" calcext:value-type="float">
            <text:p>486459001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486459008" calcext:value-type="float">
            <text:p>486459008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368" calcext:value-type="float">
            <text:p>-368</text:p>
          </table:table-cell>
          <table:table-cell/>
          <table:table-cell office:value-type="float" office:value="3255.48" calcext:value-type="float">
            <text:p>3255.48</text:p>
          </table:table-cell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486459008" calcext:value-type="float">
            <text:p>486459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486459008" calcext:value-type="float">
            <text:p>486459008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331" calcext:value-type="float">
            <text:p>-331</text:p>
          </table:table-cell>
          <table:table-cell/>
          <table:table-cell office:value-type="float" office:value="3245.56" calcext:value-type="float">
            <text:p>3245.56</text:p>
          </table:table-cell>
        </table:table-row>
        <table:table-row table:style-name="ro1">
          <table:table-cell office:value-type="float" office:value="14.1833333333333" calcext:value-type="float">
            <text:p>14.1833333333333</text:p>
          </table:table-cell>
          <table:table-cell office:value-type="float" office:value="486459010" calcext:value-type="float">
            <text:p>486459010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14.1833333333333" calcext:value-type="float">
            <text:p>14.1833333333333</text:p>
          </table:table-cell>
          <table:table-cell office:value-type="float" office:value="486459010" calcext:value-type="float">
            <text:p>486459010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270" calcext:value-type="float">
            <text:p>-270</text:p>
          </table:table-cell>
          <table:table-cell/>
          <table:table-cell office:value-type="float" office:value="3239.36" calcext:value-type="float">
            <text:p>3239.36</text:p>
          </table:table-cell>
        </table:table-row>
        <table:table-row table:style-name="ro1">
          <table:table-cell office:value-type="float" office:value="14.1833333333333" calcext:value-type="float">
            <text:p>14.1833333333333</text:p>
          </table:table-cell>
          <table:table-cell office:value-type="float" office:value="486459010" calcext:value-type="float">
            <text:p>486459010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4.1833333333333" calcext:value-type="float">
            <text:p>14.1833333333333</text:p>
          </table:table-cell>
          <table:table-cell office:value-type="float" office:value="486459010" calcext:value-type="float">
            <text:p>486459010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330" calcext:value-type="float">
            <text:p>-330</text:p>
          </table:table-cell>
          <table:table-cell/>
          <table:table-cell office:value-type="float" office:value="3228.2" calcext:value-type="float">
            <text:p>3228.2</text:p>
          </table:table-cell>
        </table:table-row>
        <table:table-row table:style-name="ro1">
          <table:table-cell office:value-type="float" office:value="14.2333333333333" calcext:value-type="float">
            <text:p>14.2333333333333</text:p>
          </table:table-cell>
          <table:table-cell office:value-type="float" office:value="486459012" calcext:value-type="float">
            <text:p>486459012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14.2333333333333" calcext:value-type="float">
            <text:p>14.2333333333333</text:p>
          </table:table-cell>
          <table:table-cell office:value-type="float" office:value="486459012" calcext:value-type="float">
            <text:p>486459012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354" calcext:value-type="float">
            <text:p>-354</text:p>
          </table:table-cell>
          <table:table-cell/>
          <table:table-cell office:value-type="float" office:value="3219.52" calcext:value-type="float">
            <text:p>3219.52</text:p>
          </table:table-cell>
        </table:table-row>
        <table:table-row table:style-name="ro1">
          <table:table-cell office:value-type="float" office:value="14.2333333333333" calcext:value-type="float">
            <text:p>14.2333333333333</text:p>
          </table:table-cell>
          <table:table-cell office:value-type="float" office:value="486459012" calcext:value-type="float">
            <text:p>486459012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14.2333333333333" calcext:value-type="float">
            <text:p>14.2333333333333</text:p>
          </table:table-cell>
          <table:table-cell office:value-type="float" office:value="486459012" calcext:value-type="float">
            <text:p>486459012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3215.8" calcext:value-type="float">
            <text:p>3215.8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486459014" calcext:value-type="float">
            <text:p>486459014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/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486459014" calcext:value-type="float">
            <text:p>486459014</text:p>
          </table:table-cell>
          <table:table-cell table:number-columns-repeated="2"/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486459014" calcext:value-type="float">
            <text:p>486459014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-217" calcext:value-type="float">
            <text:p>-217</text:p>
          </table:table-cell>
          <table:table-cell/>
          <table:table-cell office:value-type="float" office:value="3204.64" calcext:value-type="float">
            <text:p>3204.64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86459016" calcext:value-type="float">
            <text:p>486459016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86459016" calcext:value-type="float">
            <text:p>486459016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549" calcext:value-type="float">
            <text:p>-549</text:p>
          </table:table-cell>
          <table:table-cell/>
          <table:table-cell office:value-type="float" office:value="3187.28" calcext:value-type="float">
            <text:p>3187.28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86459016" calcext:value-type="float">
            <text:p>486459016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86459016" calcext:value-type="float">
            <text:p>486459016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509" calcext:value-type="float">
            <text:p>-509</text:p>
          </table:table-cell>
          <table:table-cell/>
          <table:table-cell office:value-type="float" office:value="3173.64" calcext:value-type="float">
            <text:p>3173.64</text:p>
          </table:table-cell>
        </table:table-row>
        <table:table-row table:style-name="ro1">
          <table:table-cell office:value-type="float" office:value="14.3166666666667" calcext:value-type="float">
            <text:p>14.3166666666667</text:p>
          </table:table-cell>
          <table:table-cell office:value-type="float" office:value="486459018" calcext:value-type="float">
            <text:p>486459018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14.3166666666667" calcext:value-type="float">
            <text:p>14.3166666666667</text:p>
          </table:table-cell>
          <table:table-cell office:value-type="float" office:value="486459018" calcext:value-type="float">
            <text:p>486459018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-354" calcext:value-type="float">
            <text:p>-354</text:p>
          </table:table-cell>
          <table:table-cell/>
          <table:table-cell office:value-type="float" office:value="3169.92" calcext:value-type="float">
            <text:p>3169.92</text:p>
          </table:table-cell>
        </table:table-row>
        <table:table-row table:style-name="ro1">
          <table:table-cell office:value-type="float" office:value="14.3166666666667" calcext:value-type="float">
            <text:p>14.3166666666667</text:p>
          </table:table-cell>
          <table:table-cell office:value-type="float" office:value="486459018" calcext:value-type="float">
            <text:p>486459018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486459020" calcext:value-type="float">
            <text:p>486459020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-653" calcext:value-type="float">
            <text:p>-653</text:p>
          </table:table-cell>
          <table:table-cell/>
          <table:table-cell office:value-type="float" office:value="3137.68" calcext:value-type="float">
            <text:p>3137.68</text:p>
          </table:table-cell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486459020" calcext:value-type="float">
            <text:p>486459020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486459020" calcext:value-type="float">
            <text:p>486459020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-915" calcext:value-type="float">
            <text:p>-915</text:p>
          </table:table-cell>
          <table:table-cell/>
          <table:table-cell office:value-type="float" office:value="2986.68" calcext:value-type="float">
            <text:p>2986.68</text:p>
          </table:table-cell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486459020" calcext:value-type="float">
            <text:p>486459020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486459022" calcext:value-type="float">
            <text:p>486459022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-1112" calcext:value-type="float">
            <text:p>-1112</text:p>
          </table:table-cell>
          <table:table-cell/>
          <table:table-cell office:value-type="float" office:value="2954.44" calcext:value-type="float">
            <text:p>2954.44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486459022" calcext:value-type="float">
            <text:p>486459022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486459022" calcext:value-type="float">
            <text:p>486459022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1313" calcext:value-type="float">
            <text:p>-1313</text:p>
          </table:table-cell>
          <table:table-cell/>
          <table:table-cell office:value-type="float" office:value="2914.76" calcext:value-type="float">
            <text:p>2914.76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486459022" calcext:value-type="float">
            <text:p>486459022</text:p>
          </table:table-cell>
          <table:table-cell table:number-columns-repeated="2"/>
          <table:table-cell office:value-type="float" office:value="-4.9" calcext:value-type="float">
            <text:p>-4.9</text:p>
          </table:table-cell>
          <table:table-cell/>
        </table:table-row>
        <table:table-row table:style-name="ro1">
          <table:table-cell office:value-type="float" office:value="14.4333333333333" calcext:value-type="float">
            <text:p>14.4333333333333</text:p>
          </table:table-cell>
          <table:table-cell office:value-type="float" office:value="486459025" calcext:value-type="float">
            <text:p>486459025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856" calcext:value-type="float">
            <text:p>-856</text:p>
          </table:table-cell>
          <table:table-cell/>
          <table:table-cell office:value-type="float" office:value="2908.56" calcext:value-type="float">
            <text:p>2908.56</text:p>
          </table:table-cell>
        </table:table-row>
        <table:table-row table:style-name="ro1">
          <table:table-cell office:value-type="float" office:value="14.4333333333333" calcext:value-type="float">
            <text:p>14.4333333333333</text:p>
          </table:table-cell>
          <table:table-cell office:value-type="float" office:value="486459025" calcext:value-type="float">
            <text:p>486459025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4.4333333333333" calcext:value-type="float">
            <text:p>14.4333333333333</text:p>
          </table:table-cell>
          <table:table-cell office:value-type="float" office:value="486459025" calcext:value-type="float">
            <text:p>486459025</text:p>
          </table:table-cell>
          <table:table-cell table:number-columns-repeated="2"/>
          <table:table-cell office:value-type="float" office:value="-5.5" calcext:value-type="float">
            <text:p>-5.5</text:p>
          </table:table-cell>
          <table:table-cell/>
        </table:table-row>
        <table:table-row table:style-name="ro1">
          <table:table-cell office:value-type="float" office:value="14.4333333333333" calcext:value-type="float">
            <text:p>14.4333333333333</text:p>
          </table:table-cell>
          <table:table-cell office:value-type="float" office:value="486459025" calcext:value-type="float">
            <text:p>486459025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890" calcext:value-type="float">
            <text:p>-890</text:p>
          </table:table-cell>
          <table:table-cell/>
          <table:table-cell office:value-type="float" office:value="2886.24" calcext:value-type="float">
            <text:p>2886.24</text:p>
          </table:table-cell>
        </table:table-row>
        <table:table-row table:style-name="ro1">
          <table:table-cell office:value-type="float" office:value="14.45" calcext:value-type="float">
            <text:p>14.45</text:p>
          </table:table-cell>
          <table:table-cell office:value-type="float" office:value="486459026" calcext:value-type="float">
            <text:p>486459026</text:p>
          </table:table-cell>
          <table:table-cell table:number-columns-repeated="2"/>
          <table:table-cell office:value-type="float" office:value="-4.4" calcext:value-type="float">
            <text:p>-4.4</text:p>
          </table:table-cell>
          <table:table-cell/>
        </table:table-row>
        <table:table-row table:style-name="ro1">
          <table:table-cell office:value-type="float" office:value="14.45" calcext:value-type="float">
            <text:p>14.45</text:p>
          </table:table-cell>
          <table:table-cell office:value-type="float" office:value="486459026" calcext:value-type="float">
            <text:p>486459026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373" calcext:value-type="float">
            <text:p>-373</text:p>
          </table:table-cell>
          <table:table-cell/>
          <table:table-cell office:value-type="float" office:value="2891.2" calcext:value-type="float">
            <text:p>2891.2</text:p>
          </table:table-cell>
        </table:table-row>
        <table:table-row table:style-name="ro1">
          <table:table-cell office:value-type="float" office:value="14.45" calcext:value-type="float">
            <text:p>14.45</text:p>
          </table:table-cell>
          <table:table-cell office:value-type="float" office:value="486459026" calcext:value-type="float">
            <text:p>486459026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486459029" calcext:value-type="float">
            <text:p>486459029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53" calcext:value-type="float">
            <text:p>-53</text:p>
          </table:table-cell>
          <table:table-cell/>
          <table:table-cell office:value-type="float" office:value="2899.88" calcext:value-type="float">
            <text:p>2899.88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486459029" calcext:value-type="float">
            <text:p>486459029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486459029" calcext:value-type="float">
            <text:p>486459029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2911.04" calcext:value-type="float">
            <text:p>2911.04</text:p>
          </table:table-cell>
        </table:table-row>
        <table:table-row table:style-name="ro1">
          <table:table-cell office:value-type="float" office:value="14.5333333333333" calcext:value-type="float">
            <text:p>14.5333333333333</text:p>
          </table:table-cell>
          <table:table-cell office:value-type="float" office:value="486459031" calcext:value-type="float">
            <text:p>486459031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/>
        </table:table-row>
        <table:table-row table:style-name="ro1">
          <table:table-cell office:value-type="float" office:value="14.5333333333333" calcext:value-type="float">
            <text:p>14.5333333333333</text:p>
          </table:table-cell>
          <table:table-cell office:value-type="float" office:value="486459031" calcext:value-type="float">
            <text:p>486459031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2933.36" calcext:value-type="float">
            <text:p>2933.36</text:p>
          </table:table-cell>
        </table:table-row>
        <table:table-row table:style-name="ro1">
          <table:table-cell office:value-type="float" office:value="14.5333333333333" calcext:value-type="float">
            <text:p>14.5333333333333</text:p>
          </table:table-cell>
          <table:table-cell office:value-type="float" office:value="486459031" calcext:value-type="float">
            <text:p>486459031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14.5333333333333" calcext:value-type="float">
            <text:p>14.5333333333333</text:p>
          </table:table-cell>
          <table:table-cell office:value-type="float" office:value="486459031" calcext:value-type="float">
            <text:p>486459031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923.44" calcext:value-type="float">
            <text:p>2923.44</text:p>
          </table:table-cell>
        </table:table-row>
        <table:table-row table:style-name="ro1">
          <table:table-cell office:value-type="float" office:value="14.5333333333333" calcext:value-type="float">
            <text:p>14.5333333333333</text:p>
          </table:table-cell>
          <table:table-cell office:value-type="float" office:value="486459031" calcext:value-type="float">
            <text:p>486459031</text:p>
          </table:table-cell>
          <table:table-cell table:number-columns-repeated="2"/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14.5666666666667" calcext:value-type="float">
            <text:p>14.5666666666667</text:p>
          </table:table-cell>
          <table:table-cell office:value-type="float" office:value="486459033" calcext:value-type="float">
            <text:p>486459033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60" calcext:value-type="float">
            <text:p>-60</text:p>
          </table:table-cell>
          <table:table-cell/>
          <table:table-cell office:value-type="float" office:value="2913.52" calcext:value-type="float">
            <text:p>2913.52</text:p>
          </table:table-cell>
        </table:table-row>
        <table:table-row table:style-name="ro1">
          <table:table-cell office:value-type="float" office:value="14.5666666666667" calcext:value-type="float">
            <text:p>14.5666666666667</text:p>
          </table:table-cell>
          <table:table-cell office:value-type="float" office:value="486459033" calcext:value-type="float">
            <text:p>486459033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/>
        </table:table-row>
        <table:table-row table:style-name="ro1">
          <table:table-cell office:value-type="float" office:value="14.5666666666667" calcext:value-type="float">
            <text:p>14.5666666666667</text:p>
          </table:table-cell>
          <table:table-cell office:value-type="float" office:value="486459033" calcext:value-type="float">
            <text:p>486459033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121" calcext:value-type="float">
            <text:p>-121</text:p>
          </table:table-cell>
          <table:table-cell/>
          <table:table-cell office:value-type="float" office:value="2908.56" calcext:value-type="float">
            <text:p>2908.56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86459034" calcext:value-type="float">
            <text:p>486459034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86459034" calcext:value-type="float">
            <text:p>486459034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425" calcext:value-type="float">
            <text:p>-425</text:p>
          </table:table-cell>
          <table:table-cell/>
          <table:table-cell office:value-type="float" office:value="2888.72" calcext:value-type="float">
            <text:p>2888.72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86459034" calcext:value-type="float">
            <text:p>486459034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86459034" calcext:value-type="float">
            <text:p>486459034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550" calcext:value-type="float">
            <text:p>-550</text:p>
          </table:table-cell>
          <table:table-cell/>
          <table:table-cell office:value-type="float" office:value="2875.08" calcext:value-type="float">
            <text:p>2875.08</text:p>
          </table:table-cell>
        </table:table-row>
        <table:table-row table:style-name="ro1">
          <table:table-cell office:value-type="float" office:value="14.6333333333333" calcext:value-type="float">
            <text:p>14.6333333333333</text:p>
          </table:table-cell>
          <table:table-cell office:value-type="float" office:value="486459037" calcext:value-type="float">
            <text:p>486459037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14.6333333333333" calcext:value-type="float">
            <text:p>14.6333333333333</text:p>
          </table:table-cell>
          <table:table-cell office:value-type="float" office:value="486459037" calcext:value-type="float">
            <text:p>486459037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634" calcext:value-type="float">
            <text:p>-634</text:p>
          </table:table-cell>
          <table:table-cell/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float" office:value="14.6333333333333" calcext:value-type="float">
            <text:p>14.6333333333333</text:p>
          </table:table-cell>
          <table:table-cell office:value-type="float" office:value="486459037" calcext:value-type="float">
            <text:p>486459037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14.6333333333333" calcext:value-type="float">
            <text:p>14.6333333333333</text:p>
          </table:table-cell>
          <table:table-cell office:value-type="float" office:value="486459037" calcext:value-type="float">
            <text:p>486459037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701" calcext:value-type="float">
            <text:p>-701</text:p>
          </table:table-cell>
          <table:table-cell/>
          <table:table-cell office:value-type="float" office:value="2837.88" calcext:value-type="float">
            <text:p>2837.88</text:p>
          </table:table-cell>
        </table:table-row>
        <table:table-row table:style-name="ro1">
          <table:table-cell office:value-type="float" office:value="14.6666666666667" calcext:value-type="float">
            <text:p>14.6666666666667</text:p>
          </table:table-cell>
          <table:table-cell office:value-type="float" office:value="486459039" calcext:value-type="float">
            <text:p>486459039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14.6666666666667" calcext:value-type="float">
            <text:p>14.6666666666667</text:p>
          </table:table-cell>
          <table:table-cell office:value-type="float" office:value="486459039" calcext:value-type="float">
            <text:p>486459039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783" calcext:value-type="float">
            <text:p>-783</text:p>
          </table:table-cell>
          <table:table-cell/>
          <table:table-cell office:value-type="float" office:value="2818.04" calcext:value-type="float">
            <text:p>2818.04</text:p>
          </table:table-cell>
        </table:table-row>
        <table:table-row table:style-name="ro1">
          <table:table-cell office:value-type="float" office:value="14.6666666666667" calcext:value-type="float">
            <text:p>14.6666666666667</text:p>
          </table:table-cell>
          <table:table-cell office:value-type="float" office:value="486459039" calcext:value-type="float">
            <text:p>486459039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486459041" calcext:value-type="float">
            <text:p>486459041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857" calcext:value-type="float">
            <text:p>-857</text:p>
          </table:table-cell>
          <table:table-cell/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486459041" calcext:value-type="float">
            <text:p>486459041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486459041" calcext:value-type="float">
            <text:p>486459041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883" calcext:value-type="float">
            <text:p>-883</text:p>
          </table:table-cell>
          <table:table-cell/>
          <table:table-cell office:value-type="float" office:value="2768.44" calcext:value-type="float">
            <text:p>2768.44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486459041" calcext:value-type="float">
            <text:p>486459041</text:p>
          </table:table-cell>
          <table:table-cell table:number-columns-repeated="2"/>
          <table:table-cell office:value-type="float" office:value="-4.7" calcext:value-type="float">
            <text:p>-4.7</text:p>
          </table:table-cell>
          <table:table-cell/>
        </table:table-row>
        <table:table-row table:style-name="ro1">
          <table:table-cell office:value-type="float" office:value="14.7166666666667" calcext:value-type="float">
            <text:p>14.7166666666667</text:p>
          </table:table-cell>
          <table:table-cell office:value-type="float" office:value="486459043" calcext:value-type="float">
            <text:p>486459043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874" calcext:value-type="float">
            <text:p>-874</text:p>
          </table:table-cell>
          <table:table-cell/>
          <table:table-cell office:value-type="float" office:value="2749.84" calcext:value-type="float">
            <text:p>2749.84</text:p>
          </table:table-cell>
        </table:table-row>
        <table:table-row table:style-name="ro1">
          <table:table-cell office:value-type="float" office:value="14.7166666666667" calcext:value-type="float">
            <text:p>14.7166666666667</text:p>
          </table:table-cell>
          <table:table-cell office:value-type="float" office:value="486459043" calcext:value-type="float">
            <text:p>486459043</text:p>
          </table:table-cell>
          <table:table-cell table:number-columns-repeated="2"/>
          <table:table-cell office:value-type="float" office:value="-4.4" calcext:value-type="float">
            <text:p>-4.4</text:p>
          </table:table-cell>
          <table:table-cell/>
        </table:table-row>
        <table:table-row table:style-name="ro1">
          <table:table-cell office:value-type="float" office:value="14.7666666666667" calcext:value-type="float">
            <text:p>14.7666666666667</text:p>
          </table:table-cell>
          <table:table-cell office:value-type="float" office:value="486459045" calcext:value-type="float">
            <text:p>486459045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942" calcext:value-type="float">
            <text:p>-942</text:p>
          </table:table-cell>
          <table:table-cell/>
          <table:table-cell office:value-type="float" office:value="2723.8" calcext:value-type="float">
            <text:p>2723.8</text:p>
          </table:table-cell>
        </table:table-row>
        <table:table-row table:style-name="ro1">
          <table:table-cell office:value-type="float" office:value="14.7666666666667" calcext:value-type="float">
            <text:p>14.7666666666667</text:p>
          </table:table-cell>
          <table:table-cell office:value-type="float" office:value="486459045" calcext:value-type="float">
            <text:p>486459045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14.7666666666667" calcext:value-type="float">
            <text:p>14.7666666666667</text:p>
          </table:table-cell>
          <table:table-cell office:value-type="float" office:value="486459045" calcext:value-type="float">
            <text:p>486459045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957" calcext:value-type="float">
            <text:p>-957</text:p>
          </table:table-cell>
          <table:table-cell/>
          <table:table-cell office:value-type="float" office:value="2697.76" calcext:value-type="float">
            <text:p>2697.76</text:p>
          </table:table-cell>
        </table:table-row>
        <table:table-row table:style-name="ro1">
          <table:table-cell office:value-type="float" office:value="14.7666666666667" calcext:value-type="float">
            <text:p>14.7666666666667</text:p>
          </table:table-cell>
          <table:table-cell office:value-type="float" office:value="486459045" calcext:value-type="float">
            <text:p>486459045</text:p>
          </table:table-cell>
          <table:table-cell table:number-columns-repeated="2"/>
          <table:table-cell office:value-type="float" office:value="-3.9" calcext:value-type="float">
            <text:p>-3.9</text:p>
          </table:table-cell>
          <table:table-cell/>
        </table:table-row>
        <table:table-row table:style-name="ro1">
          <table:table-cell office:value-type="float" office:value="14.7666666666667" calcext:value-type="float">
            <text:p>14.7666666666667</text:p>
          </table:table-cell>
          <table:table-cell office:value-type="float" office:value="486459045" calcext:value-type="float">
            <text:p>486459045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86459047" calcext:value-type="float">
            <text:p>486459047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1028" calcext:value-type="float">
            <text:p>-1028</text:p>
          </table:table-cell>
          <table:table-cell/>
          <table:table-cell office:value-type="float" office:value="2672.96" calcext:value-type="float">
            <text:p>2672.96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86459047" calcext:value-type="float">
            <text:p>486459047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86459047" calcext:value-type="float">
            <text:p>486459047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1081" calcext:value-type="float">
            <text:p>-1081</text:p>
          </table:table-cell>
          <table:table-cell/>
          <table:table-cell office:value-type="float" office:value="2645.68" calcext:value-type="float">
            <text:p>2645.68</text:p>
          </table:table-cell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486459049" calcext:value-type="float">
            <text:p>486459049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486459049" calcext:value-type="float">
            <text:p>486459049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997" calcext:value-type="float">
            <text:p>-997</text:p>
          </table:table-cell>
          <table:table-cell/>
          <table:table-cell office:value-type="float" office:value="2617.16" calcext:value-type="float">
            <text:p>2617.16</text:p>
          </table:table-cell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486459049" calcext:value-type="float">
            <text:p>486459049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486459049" calcext:value-type="float">
            <text:p>486459049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1014" calcext:value-type="float">
            <text:p>-1014</text:p>
          </table:table-cell>
          <table:table-cell/>
          <table:table-cell office:value-type="float" office:value="2593.6" calcext:value-type="float">
            <text:p>2593.6</text:p>
          </table:table-cell>
        </table:table-row>
        <table:table-row table:style-name="ro1">
          <table:table-cell office:value-type="float" office:value="14.8666666666667" calcext:value-type="float">
            <text:p>14.8666666666667</text:p>
          </table:table-cell>
          <table:table-cell office:value-type="float" office:value="486459051" calcext:value-type="float">
            <text:p>486459051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14.8666666666667" calcext:value-type="float">
            <text:p>14.8666666666667</text:p>
          </table:table-cell>
          <table:table-cell office:value-type="float" office:value="486459051" calcext:value-type="float">
            <text:p>486459051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1001" calcext:value-type="float">
            <text:p>-1001</text:p>
          </table:table-cell>
          <table:table-cell/>
          <table:table-cell office:value-type="float" office:value="2568.8" calcext:value-type="float">
            <text:p>2568.8</text:p>
          </table:table-cell>
        </table:table-row>
        <table:table-row table:style-name="ro1">
          <table:table-cell office:value-type="float" office:value="14.8666666666667" calcext:value-type="float">
            <text:p>14.8666666666667</text:p>
          </table:table-cell>
          <table:table-cell office:value-type="float" office:value="486459051" calcext:value-type="float">
            <text:p>486459051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486459054" calcext:value-type="float">
            <text:p>486459054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954" calcext:value-type="float">
            <text:p>-954</text:p>
          </table:table-cell>
          <table:table-cell/>
          <table:table-cell office:value-type="float" office:value="2542.76" calcext:value-type="float">
            <text:p>2542.7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486459054" calcext:value-type="float">
            <text:p>486459054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486459054" calcext:value-type="float">
            <text:p>486459054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14.9333333333333" calcext:value-type="float">
            <text:p>14.9333333333333</text:p>
          </table:table-cell>
          <table:table-cell office:value-type="float" office:value="486459055" calcext:value-type="float">
            <text:p>486459055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930" calcext:value-type="float">
            <text:p>-930</text:p>
          </table:table-cell>
          <table:table-cell/>
          <table:table-cell office:value-type="float" office:value="2520.44" calcext:value-type="float">
            <text:p>2520.44</text:p>
          </table:table-cell>
        </table:table-row>
        <table:table-row table:style-name="ro1">
          <table:table-cell office:value-type="float" office:value="14.9333333333333" calcext:value-type="float">
            <text:p>14.9333333333333</text:p>
          </table:table-cell>
          <table:table-cell office:value-type="float" office:value="486459055" calcext:value-type="float">
            <text:p>486459055</text:p>
          </table:table-cell>
          <table:table-cell table:number-columns-repeated="2"/>
          <table:table-cell office:value-type="float" office:value="-4.3" calcext:value-type="float">
            <text:p>-4.3</text:p>
          </table:table-cell>
          <table:table-cell/>
        </table:table-row>
        <table:table-row table:style-name="ro1">
          <table:table-cell office:value-type="float" office:value="14.9333333333333" calcext:value-type="float">
            <text:p>14.9333333333333</text:p>
          </table:table-cell>
          <table:table-cell office:value-type="float" office:value="486459055" calcext:value-type="float">
            <text:p>486459055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832" calcext:value-type="float">
            <text:p>-832</text:p>
          </table:table-cell>
          <table:table-cell/>
          <table:table-cell office:value-type="float" office:value="2500.6" calcext:value-type="float">
            <text:p>2500.6</text:p>
          </table:table-cell>
        </table:table-row>
        <table:table-row table:style-name="ro1">
          <table:table-cell office:value-type="float" office:value="14.9333333333333" calcext:value-type="float">
            <text:p>14.9333333333333</text:p>
          </table:table-cell>
          <table:table-cell office:value-type="float" office:value="486459055" calcext:value-type="float">
            <text:p>486459055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14.9833333333333" calcext:value-type="float">
            <text:p>14.9833333333333</text:p>
          </table:table-cell>
          <table:table-cell office:value-type="float" office:value="486459057" calcext:value-type="float">
            <text:p>486459057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1146" calcext:value-type="float">
            <text:p>-1146</text:p>
          </table:table-cell>
          <table:table-cell/>
          <table:table-cell office:value-type="float" office:value="2468.36" calcext:value-type="float">
            <text:p>2468.36</text:p>
          </table:table-cell>
        </table:table-row>
        <table:table-row table:style-name="ro1">
          <table:table-cell office:value-type="float" office:value="14.9833333333333" calcext:value-type="float">
            <text:p>14.9833333333333</text:p>
          </table:table-cell>
          <table:table-cell office:value-type="float" office:value="486459057" calcext:value-type="float">
            <text:p>486459057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14.9833333333333" calcext:value-type="float">
            <text:p>14.9833333333333</text:p>
          </table:table-cell>
          <table:table-cell office:value-type="float" office:value="486459057" calcext:value-type="float">
            <text:p>486459057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1040" calcext:value-type="float">
            <text:p>-1040</text:p>
          </table:table-cell>
          <table:table-cell/>
          <table:table-cell office:value-type="float" office:value="2447.28" calcext:value-type="float">
            <text:p>2447.28</text:p>
          </table:table-cell>
        </table:table-row>
        <table:table-row table:style-name="ro1">
          <table:table-cell office:value-type="float" office:value="14.9833333333333" calcext:value-type="float">
            <text:p>14.9833333333333</text:p>
          </table:table-cell>
          <table:table-cell office:value-type="float" office:value="486459057" calcext:value-type="float">
            <text:p>486459057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15.0166666666667" calcext:value-type="float">
            <text:p>15.0166666666667</text:p>
          </table:table-cell>
          <table:table-cell office:value-type="float" office:value="486459059" calcext:value-type="float">
            <text:p>486459059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1076" calcext:value-type="float">
            <text:p>-1076</text:p>
          </table:table-cell>
          <table:table-cell/>
          <table:table-cell office:value-type="float" office:value="2418.76" calcext:value-type="float">
            <text:p>2418.76</text:p>
          </table:table-cell>
        </table:table-row>
        <table:table-row table:style-name="ro1">
          <table:table-cell office:value-type="float" office:value="15.0166666666667" calcext:value-type="float">
            <text:p>15.0166666666667</text:p>
          </table:table-cell>
          <table:table-cell office:value-type="float" office:value="486459059" calcext:value-type="float">
            <text:p>486459059</text:p>
          </table:table-cell>
          <table:table-cell table:number-columns-repeated="2"/>
          <table:table-cell office:value-type="float" office:value="-3.9" calcext:value-type="float">
            <text:p>-3.9</text:p>
          </table:table-cell>
          <table:table-cell/>
        </table:table-row>
        <table:table-row table:style-name="ro1">
          <table:table-cell office:value-type="float" office:value="15.0166666666667" calcext:value-type="float">
            <text:p>15.0166666666667</text:p>
          </table:table-cell>
          <table:table-cell office:value-type="float" office:value="486459059" calcext:value-type="float">
            <text:p>486459059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954" calcext:value-type="float">
            <text:p>-954</text:p>
          </table:table-cell>
          <table:table-cell/>
          <table:table-cell office:value-type="float" office:value="2397.68" calcext:value-type="float">
            <text:p>2397.68</text:p>
          </table:table-cell>
        </table:table-row>
        <table:table-row table:style-name="ro1">
          <table:table-cell office:value-type="float" office:value="15.0166666666667" calcext:value-type="float">
            <text:p>15.0166666666667</text:p>
          </table:table-cell>
          <table:table-cell office:value-type="float" office:value="486459059" calcext:value-type="float">
            <text:p>486459059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15.0666666666667" calcext:value-type="float">
            <text:p>15.0666666666667</text:p>
          </table:table-cell>
          <table:table-cell office:value-type="float" office:value="486459062" calcext:value-type="float">
            <text:p>486459062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948" calcext:value-type="float">
            <text:p>-948</text:p>
          </table:table-cell>
          <table:table-cell/>
          <table:table-cell office:value-type="float" office:value="2376.6" calcext:value-type="float">
            <text:p>2376.6</text:p>
          </table:table-cell>
        </table:table-row>
        <table:table-row table:style-name="ro1">
          <table:table-cell office:value-type="float" office:value="15.0666666666667" calcext:value-type="float">
            <text:p>15.0666666666667</text:p>
          </table:table-cell>
          <table:table-cell office:value-type="float" office:value="486459062" calcext:value-type="float">
            <text:p>486459062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15.0666666666667" calcext:value-type="float">
            <text:p>15.0666666666667</text:p>
          </table:table-cell>
          <table:table-cell office:value-type="float" office:value="486459062" calcext:value-type="float">
            <text:p>486459062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926" calcext:value-type="float">
            <text:p>-926</text:p>
          </table:table-cell>
          <table:table-cell/>
          <table:table-cell office:value-type="float" office:value="2351.8" calcext:value-type="float">
            <text:p>2351.8</text:p>
          </table:table-cell>
        </table:table-row>
        <table:table-row table:style-name="ro1">
          <table:table-cell office:value-type="float" office:value="15.0666666666667" calcext:value-type="float">
            <text:p>15.0666666666667</text:p>
          </table:table-cell>
          <table:table-cell office:value-type="float" office:value="486459062" calcext:value-type="float">
            <text:p>486459062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/>
        </table:table-row>
        <table:table-row table:style-name="ro1">
          <table:table-cell office:value-type="float" office:value="15.0833333333333" calcext:value-type="float">
            <text:p>15.0833333333333</text:p>
          </table:table-cell>
          <table:table-cell office:value-type="float" office:value="486459064" calcext:value-type="float">
            <text:p>486459064</text:p>
          </table:table-cell>
          <table:table-cell table:number-columns-repeated="2"/>
          <table:table-cell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float" office:value="15.0833333333333" calcext:value-type="float">
            <text:p>15.0833333333333</text:p>
          </table:table-cell>
          <table:table-cell office:value-type="float" office:value="486459064" calcext:value-type="float">
            <text:p>486459064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942" calcext:value-type="float">
            <text:p>-942</text:p>
          </table:table-cell>
          <table:table-cell/>
          <table:table-cell office:value-type="float" office:value="2330.72" calcext:value-type="float">
            <text:p>2330.72</text:p>
          </table:table-cell>
        </table:table-row>
        <table:table-row table:style-name="ro1">
          <table:table-cell office:value-type="float" office:value="15.0833333333333" calcext:value-type="float">
            <text:p>15.0833333333333</text:p>
          </table:table-cell>
          <table:table-cell office:value-type="float" office:value="486459066" calcext:value-type="float">
            <text:p>486459066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15.0833333333333" calcext:value-type="float">
            <text:p>15.0833333333333</text:p>
          </table:table-cell>
          <table:table-cell office:value-type="float" office:value="486459066" calcext:value-type="float">
            <text:p>486459066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896" calcext:value-type="float">
            <text:p>-896</text:p>
          </table:table-cell>
          <table:table-cell/>
          <table:table-cell office:value-type="float" office:value="2313.36" calcext:value-type="float">
            <text:p>2313.36</text:p>
          </table:table-cell>
        </table:table-row>
        <table:table-row table:style-name="ro1">
          <table:table-cell office:value-type="float" office:value="15.0833333333333" calcext:value-type="float">
            <text:p>15.0833333333333</text:p>
          </table:table-cell>
          <table:table-cell office:value-type="float" office:value="486459066" calcext:value-type="float">
            <text:p>486459066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15.0833333333333" calcext:value-type="float">
            <text:p>15.0833333333333</text:p>
          </table:table-cell>
          <table:table-cell office:value-type="float" office:value="486459066" calcext:value-type="float">
            <text:p>486459066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878" calcext:value-type="float">
            <text:p>-878</text:p>
          </table:table-cell>
          <table:table-cell/>
          <table:table-cell office:value-type="float" office:value="2292.28" calcext:value-type="float">
            <text:p>2292.28</text:p>
          </table:table-cell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486459072" calcext:value-type="float">
            <text:p>486459072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486459072" calcext:value-type="float">
            <text:p>486459072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845" calcext:value-type="float">
            <text:p>-845</text:p>
          </table:table-cell>
          <table:table-cell/>
          <table:table-cell office:value-type="float" office:value="2276.16" calcext:value-type="float">
            <text:p>2276.16</text:p>
          </table:table-cell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486459072" calcext:value-type="float">
            <text:p>48645907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486459072" calcext:value-type="float">
            <text:p>486459072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796" calcext:value-type="float">
            <text:p>-796</text:p>
          </table:table-cell>
          <table:table-cell/>
          <table:table-cell office:value-type="float" office:value="2257.56" calcext:value-type="float">
            <text:p>2257.56</text:p>
          </table:table-cell>
        </table:table-row>
        <table:table-row table:style-name="ro1">
          <table:table-cell office:value-type="float" office:value="15.1833333333333" calcext:value-type="float">
            <text:p>15.1833333333333</text:p>
          </table:table-cell>
          <table:table-cell office:value-type="float" office:value="486459074" calcext:value-type="float">
            <text:p>486459074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15.1833333333333" calcext:value-type="float">
            <text:p>15.1833333333333</text:p>
          </table:table-cell>
          <table:table-cell office:value-type="float" office:value="486459074" calcext:value-type="float">
            <text:p>486459074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750" calcext:value-type="float">
            <text:p>-750</text:p>
          </table:table-cell>
          <table:table-cell/>
          <table:table-cell office:value-type="float" office:value="2241.44" calcext:value-type="float">
            <text:p>2241.44</text:p>
          </table:table-cell>
        </table:table-row>
        <table:table-row table:style-name="ro1">
          <table:table-cell office:value-type="float" office:value="15.1833333333333" calcext:value-type="float">
            <text:p>15.1833333333333</text:p>
          </table:table-cell>
          <table:table-cell office:value-type="float" office:value="486459074" calcext:value-type="float">
            <text:p>486459074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15.2166666666667" calcext:value-type="float">
            <text:p>15.2166666666667</text:p>
          </table:table-cell>
          <table:table-cell office:value-type="float" office:value="486459076" calcext:value-type="float">
            <text:p>486459076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669" calcext:value-type="float">
            <text:p>-669</text:p>
          </table:table-cell>
          <table:table-cell/>
          <table:table-cell office:value-type="float" office:value="2225.32" calcext:value-type="float">
            <text:p>2225.32</text:p>
          </table:table-cell>
        </table:table-row>
        <table:table-row table:style-name="ro1">
          <table:table-cell office:value-type="float" office:value="15.2166666666667" calcext:value-type="float">
            <text:p>15.2166666666667</text:p>
          </table:table-cell>
          <table:table-cell office:value-type="float" office:value="486459076" calcext:value-type="float">
            <text:p>486459076</text:p>
          </table:table-cell>
          <table:table-cell table:number-columns-repeated="2"/>
          <table:table-cell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float" office:value="15.2166666666667" calcext:value-type="float">
            <text:p>15.2166666666667</text:p>
          </table:table-cell>
          <table:table-cell office:value-type="float" office:value="486459076" calcext:value-type="float">
            <text:p>486459076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659" calcext:value-type="float">
            <text:p>-659</text:p>
          </table:table-cell>
          <table:table-cell/>
          <table:table-cell office:value-type="float" office:value="2211.68" calcext:value-type="float">
            <text:p>2211.68</text:p>
          </table:table-cell>
        </table:table-row>
        <table:table-row table:style-name="ro1">
          <table:table-cell office:value-type="float" office:value="15.2166666666667" calcext:value-type="float">
            <text:p>15.2166666666667</text:p>
          </table:table-cell>
          <table:table-cell office:value-type="float" office:value="486459076" calcext:value-type="float">
            <text:p>486459076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15.2666666666667" calcext:value-type="float">
            <text:p>15.2666666666667</text:p>
          </table:table-cell>
          <table:table-cell office:value-type="float" office:value="486459078" calcext:value-type="float">
            <text:p>486459078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610" calcext:value-type="float">
            <text:p>-610</text:p>
          </table:table-cell>
          <table:table-cell/>
          <table:table-cell office:value-type="float" office:value="2199.28" calcext:value-type="float">
            <text:p>2199.28</text:p>
          </table:table-cell>
        </table:table-row>
        <table:table-row table:style-name="ro1">
          <table:table-cell office:value-type="float" office:value="15.2666666666667" calcext:value-type="float">
            <text:p>15.2666666666667</text:p>
          </table:table-cell>
          <table:table-cell office:value-type="float" office:value="486459078" calcext:value-type="float">
            <text:p>486459078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15.2666666666667" calcext:value-type="float">
            <text:p>15.2666666666667</text:p>
          </table:table-cell>
          <table:table-cell office:value-type="float" office:value="486459078" calcext:value-type="float">
            <text:p>486459078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677" calcext:value-type="float">
            <text:p>-677</text:p>
          </table:table-cell>
          <table:table-cell/>
          <table:table-cell office:value-type="float" office:value="2178.2" calcext:value-type="float">
            <text:p>2178.2</text:p>
          </table:table-cell>
        </table:table-row>
        <table:table-row table:style-name="ro1">
          <table:table-cell office:value-type="float" office:value="15.2666666666667" calcext:value-type="float">
            <text:p>15.2666666666667</text:p>
          </table:table-cell>
          <table:table-cell office:value-type="float" office:value="486459078" calcext:value-type="float">
            <text:p>486459078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486459080" calcext:value-type="float">
            <text:p>486459080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486459080" calcext:value-type="float">
            <text:p>486459080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636" calcext:value-type="float">
            <text:p>-636</text:p>
          </table:table-cell>
          <table:table-cell/>
          <table:table-cell office:value-type="float" office:value="2160.84" calcext:value-type="float">
            <text:p>2160.84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486459080" calcext:value-type="float">
            <text:p>486459080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486459080" calcext:value-type="float">
            <text:p>486459080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701" calcext:value-type="float">
            <text:p>-701</text:p>
          </table:table-cell>
          <table:table-cell/>
          <table:table-cell office:value-type="float" office:value="2143.48" calcext:value-type="float">
            <text:p>2143.48</text:p>
          </table:table-cell>
        </table:table-row>
        <table:table-row table:style-name="ro1">
          <table:table-cell office:value-type="float" office:value="15.3166666666667" calcext:value-type="float">
            <text:p>15.3166666666667</text:p>
          </table:table-cell>
          <table:table-cell office:value-type="float" office:value="486459082" calcext:value-type="float">
            <text:p>486459082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15.3166666666667" calcext:value-type="float">
            <text:p>15.3166666666667</text:p>
          </table:table-cell>
          <table:table-cell office:value-type="float" office:value="486459082" calcext:value-type="float">
            <text:p>486459082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-792" calcext:value-type="float">
            <text:p>-792</text:p>
          </table:table-cell>
          <table:table-cell/>
          <table:table-cell office:value-type="float" office:value="2123.64" calcext:value-type="float">
            <text:p>2123.64</text:p>
          </table:table-cell>
        </table:table-row>
        <table:table-row table:style-name="ro1">
          <table:table-cell office:value-type="float" office:value="15.3166666666667" calcext:value-type="float">
            <text:p>15.3166666666667</text:p>
          </table:table-cell>
          <table:table-cell office:value-type="float" office:value="486459082" calcext:value-type="float">
            <text:p>486459082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15.3666666666667" calcext:value-type="float">
            <text:p>15.3666666666667</text:p>
          </table:table-cell>
          <table:table-cell office:value-type="float" office:value="486459084" calcext:value-type="float">
            <text:p>486459084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-812" calcext:value-type="float">
            <text:p>-812</text:p>
          </table:table-cell>
          <table:table-cell/>
          <table:table-cell office:value-type="float" office:value="2101.32" calcext:value-type="float">
            <text:p>2101.32</text:p>
          </table:table-cell>
        </table:table-row>
        <table:table-row table:style-name="ro1">
          <table:table-cell office:value-type="float" office:value="15.3666666666667" calcext:value-type="float">
            <text:p>15.3666666666667</text:p>
          </table:table-cell>
          <table:table-cell office:value-type="float" office:value="486459084" calcext:value-type="float">
            <text:p>486459084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15.3666666666667" calcext:value-type="float">
            <text:p>15.3666666666667</text:p>
          </table:table-cell>
          <table:table-cell office:value-type="float" office:value="486459084" calcext:value-type="float">
            <text:p>486459084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717" calcext:value-type="float">
            <text:p>-717</text:p>
          </table:table-cell>
          <table:table-cell/>
          <table:table-cell office:value-type="float" office:value="2083.96" calcext:value-type="float">
            <text:p>2083.96</text:p>
          </table:table-cell>
        </table:table-row>
        <table:table-row table:style-name="ro1">
          <table:table-cell office:value-type="float" office:value="15.3666666666667" calcext:value-type="float">
            <text:p>15.3666666666667</text:p>
          </table:table-cell>
          <table:table-cell office:value-type="float" office:value="486459084" calcext:value-type="float">
            <text:p>486459084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486459087" calcext:value-type="float">
            <text:p>486459087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-991" calcext:value-type="float">
            <text:p>-991</text:p>
          </table:table-cell>
          <table:table-cell/>
          <table:table-cell office:value-type="float" office:value="2054.2" calcext:value-type="float">
            <text:p>2054.2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486459087" calcext:value-type="float">
            <text:p>486459087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486459087" calcext:value-type="float">
            <text:p>486459087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1010" calcext:value-type="float">
            <text:p>-1010</text:p>
          </table:table-cell>
          <table:table-cell/>
          <table:table-cell office:value-type="float" office:value="2028.16" calcext:value-type="float">
            <text:p>2028.16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486459087" calcext:value-type="float">
            <text:p>486459087</text:p>
          </table:table-cell>
          <table:table-cell table:number-columns-repeated="2"/>
          <table:table-cell office:value-type="float" office:value="-3.3" calcext:value-type="float">
            <text:p>-3.3</text:p>
          </table:table-cell>
          <table:table-cell/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486459089" calcext:value-type="float">
            <text:p>486459089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1057" calcext:value-type="float">
            <text:p>-1057</text:p>
          </table:table-cell>
          <table:table-cell/>
          <table:table-cell office:value-type="float" office:value="1993.44" calcext:value-type="float">
            <text:p>1993.44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486459089" calcext:value-type="float">
            <text:p>486459089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486459089" calcext:value-type="float">
            <text:p>486459089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1000" calcext:value-type="float">
            <text:p>-1000</text:p>
          </table:table-cell>
          <table:table-cell/>
          <table:table-cell office:value-type="float" office:value="1977.32" calcext:value-type="float">
            <text:p>1977.32</text:p>
          </table:table-cell>
        </table:table-row>
        <table:table-row table:style-name="ro1">
          <table:table-cell office:value-type="float" office:value="15.4666666666667" calcext:value-type="float">
            <text:p>15.4666666666667</text:p>
          </table:table-cell>
          <table:table-cell office:value-type="float" office:value="486459091" calcext:value-type="float">
            <text:p>486459091</text:p>
          </table:table-cell>
          <table:table-cell table:number-columns-repeated="2"/>
          <table:table-cell office:value-type="float" office:value="-4.1" calcext:value-type="float">
            <text:p>-4.1</text:p>
          </table:table-cell>
          <table:table-cell/>
        </table:table-row>
        <table:table-row table:style-name="ro1">
          <table:table-cell office:value-type="float" office:value="15.4666666666667" calcext:value-type="float">
            <text:p>15.4666666666667</text:p>
          </table:table-cell>
          <table:table-cell office:value-type="float" office:value="486459091" calcext:value-type="float">
            <text:p>486459091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15.4666666666667" calcext:value-type="float">
            <text:p>15.4666666666667</text:p>
          </table:table-cell>
          <table:table-cell office:value-type="float" office:value="486459091" calcext:value-type="float">
            <text:p>486459091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1081" calcext:value-type="float">
            <text:p>-1081</text:p>
          </table:table-cell>
          <table:table-cell/>
          <table:table-cell office:value-type="float" office:value="1946.32" calcext:value-type="float">
            <text:p>1946.32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486459093" calcext:value-type="float">
            <text:p>486459093</text:p>
          </table:table-cell>
          <table:table-cell table:number-columns-repeated="2"/>
          <table:table-cell office:value-type="float" office:value="-3.3" calcext:value-type="float">
            <text:p>-3.3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486459093" calcext:value-type="float">
            <text:p>486459093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1163" calcext:value-type="float">
            <text:p>-1163</text:p>
          </table:table-cell>
          <table:table-cell/>
          <table:table-cell office:value-type="float" office:value="1915.32" calcext:value-type="float">
            <text:p>1915.32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486459093" calcext:value-type="float">
            <text:p>486459093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486459093" calcext:value-type="float">
            <text:p>486459093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1152" calcext:value-type="float">
            <text:p>-1152</text:p>
          </table:table-cell>
          <table:table-cell/>
          <table:table-cell office:value-type="float" office:value="1894.24" calcext:value-type="float">
            <text:p>1894.24</text:p>
          </table:table-cell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486459095" calcext:value-type="float">
            <text:p>486459095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486459095" calcext:value-type="float">
            <text:p>486459095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1223" calcext:value-type="float">
            <text:p>-1223</text:p>
          </table:table-cell>
          <table:table-cell/>
          <table:table-cell office:value-type="float" office:value="1860.76" calcext:value-type="float">
            <text:p>1860.76</text:p>
          </table:table-cell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486459095" calcext:value-type="float">
            <text:p>486459095</text:p>
          </table:table-cell>
          <table:table-cell table:number-columns-repeated="2"/>
          <table:table-cell office:value-type="float" office:value="-4.1" calcext:value-type="float">
            <text:p>-4.1</text:p>
          </table:table-cell>
          <table:table-cell/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486459095" calcext:value-type="float">
            <text:p>486459095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-1199" calcext:value-type="float">
            <text:p>-1199</text:p>
          </table:table-cell>
          <table:table-cell/>
          <table:table-cell office:value-type="float" office:value="1834.72" calcext:value-type="float">
            <text:p>1834.72</text:p>
          </table:table-cell>
        </table:table-row>
        <table:table-row table:style-name="ro1">
          <table:table-cell office:value-type="float" office:value="15.5666666666667" calcext:value-type="float">
            <text:p>15.5666666666667</text:p>
          </table:table-cell>
          <table:table-cell office:value-type="float" office:value="486459097" calcext:value-type="float">
            <text:p>486459097</text:p>
          </table:table-cell>
          <table:table-cell table:number-columns-repeated="2"/>
          <table:table-cell office:value-type="float" office:value="-4.4" calcext:value-type="float">
            <text:p>-4.4</text:p>
          </table:table-cell>
          <table:table-cell/>
        </table:table-row>
        <table:table-row table:style-name="ro1">
          <table:table-cell office:value-type="float" office:value="15.5666666666667" calcext:value-type="float">
            <text:p>15.5666666666667</text:p>
          </table:table-cell>
          <table:table-cell office:value-type="float" office:value="486459097" calcext:value-type="float">
            <text:p>486459097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1307" calcext:value-type="float">
            <text:p>-1307</text:p>
          </table:table-cell>
          <table:table-cell/>
          <table:table-cell office:value-type="float" office:value="1797.52" calcext:value-type="float">
            <text:p>1797.52</text:p>
          </table:table-cell>
        </table:table-row>
        <table:table-row table:style-name="ro1">
          <table:table-cell office:value-type="float" office:value="15.5666666666667" calcext:value-type="float">
            <text:p>15.5666666666667</text:p>
          </table:table-cell>
          <table:table-cell office:value-type="float" office:value="486459097" calcext:value-type="float">
            <text:p>486459097</text:p>
          </table:table-cell>
          <table:table-cell table:number-columns-repeated="2"/>
          <table:table-cell office:value-type="float" office:value="-4.4" calcext:value-type="float">
            <text:p>-4.4</text:p>
          </table:table-cell>
          <table:table-cell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86459099" calcext:value-type="float">
            <text:p>486459099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1292" calcext:value-type="float">
            <text:p>-1292</text:p>
          </table:table-cell>
          <table:table-cell/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86459099" calcext:value-type="float">
            <text:p>486459099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86459099" calcext:value-type="float">
            <text:p>486459099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1299" calcext:value-type="float">
            <text:p>-1299</text:p>
          </table:table-cell>
          <table:table-cell/>
          <table:table-cell office:value-type="float" office:value="1735.52" calcext:value-type="float">
            <text:p>1735.5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86459099" calcext:value-type="float">
            <text:p>486459099</text:p>
          </table:table-cell>
          <table:table-cell table:number-columns-repeated="2"/>
          <table:table-cell office:value-type="float" office:value="-4.7" calcext:value-type="float">
            <text:p>-4.7</text:p>
          </table:table-cell>
          <table:table-cell/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486459101" calcext:value-type="float">
            <text:p>486459101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1121" calcext:value-type="float">
            <text:p>-1121</text:p>
          </table:table-cell>
          <table:table-cell/>
          <table:table-cell office:value-type="float" office:value="1713.2" calcext:value-type="float">
            <text:p>1713.2</text:p>
          </table:table-cell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486459101" calcext:value-type="float">
            <text:p>486459101</text:p>
          </table:table-cell>
          <table:table-cell table:number-columns-repeated="2"/>
          <table:table-cell office:value-type="float" office:value="-4.6" calcext:value-type="float">
            <text:p>-4.6</text:p>
          </table:table-cell>
          <table:table-cell/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486459101" calcext:value-type="float">
            <text:p>486459101</text:p>
          </table:table-cell>
          <table:table-cell table:number-columns-repeated="2"/>
          <table:table-cell office:value-type="float" office:value="-4.2" calcext:value-type="float">
            <text:p>-4.2</text:p>
          </table:table-cell>
          <table:table-cell/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486459101" calcext:value-type="float">
            <text:p>486459101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1133" calcext:value-type="float">
            <text:p>-1133</text:p>
          </table:table-cell>
          <table:table-cell/>
          <table:table-cell office:value-type="float" office:value="1688.4" calcext:value-type="float">
            <text:p>1688.4</text:p>
          </table:table-cell>
        </table:table-row>
        <table:table-row table:style-name="ro1">
          <table:table-cell office:value-type="float" office:value="15.6666666666667" calcext:value-type="float">
            <text:p>15.6666666666667</text:p>
          </table:table-cell>
          <table:table-cell office:value-type="float" office:value="486459103" calcext:value-type="float">
            <text:p>486459103</text:p>
          </table:table-cell>
          <table:table-cell table:number-columns-repeated="2"/>
          <table:table-cell office:value-type="float" office:value="-4.3" calcext:value-type="float">
            <text:p>-4.3</text:p>
          </table:table-cell>
          <table:table-cell/>
        </table:table-row>
        <table:table-row table:style-name="ro1">
          <table:table-cell office:value-type="float" office:value="15.6666666666667" calcext:value-type="float">
            <text:p>15.6666666666667</text:p>
          </table:table-cell>
          <table:table-cell office:value-type="float" office:value="486459103" calcext:value-type="float">
            <text:p>486459103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1100" calcext:value-type="float">
            <text:p>-1100</text:p>
          </table:table-cell>
          <table:table-cell/>
          <table:table-cell office:value-type="float" office:value="1667.32" calcext:value-type="float">
            <text:p>1667.32</text:p>
          </table:table-cell>
        </table:table-row>
        <table:table-row table:style-name="ro1">
          <table:table-cell office:value-type="float" office:value="15.6666666666667" calcext:value-type="float">
            <text:p>15.6666666666667</text:p>
          </table:table-cell>
          <table:table-cell office:value-type="float" office:value="486459103" calcext:value-type="float">
            <text:p>486459103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486459105" calcext:value-type="float">
            <text:p>486459105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1055" calcext:value-type="float">
            <text:p>-1055</text:p>
          </table:table-cell>
          <table:table-cell/>
          <table:table-cell office:value-type="float" office:value="1643.76" calcext:value-type="float">
            <text:p>1643.76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486459105" calcext:value-type="float">
            <text:p>486459105</text:p>
          </table:table-cell>
          <table:table-cell table:number-columns-repeated="2"/>
          <table:table-cell office:value-type="float" office:value="-4.5" calcext:value-type="float">
            <text:p>-4.5</text:p>
          </table:table-cell>
          <table:table-cell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486459105" calcext:value-type="float">
            <text:p>486459105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970" calcext:value-type="float">
            <text:p>-970</text:p>
          </table:table-cell>
          <table:table-cell/>
          <table:table-cell office:value-type="float" office:value="1623.92" calcext:value-type="float">
            <text:p>1623.92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486459105" calcext:value-type="float">
            <text:p>486459105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486459107" calcext:value-type="float">
            <text:p>486459107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1019" calcext:value-type="float">
            <text:p>-1019</text:p>
          </table:table-cell>
          <table:table-cell/>
          <table:table-cell office:value-type="float" office:value="1596.64" calcext:value-type="float">
            <text:p>1596.64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486459107" calcext:value-type="float">
            <text:p>486459107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486459107" calcext:value-type="float">
            <text:p>486459107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999" calcext:value-type="float">
            <text:p>-999</text:p>
          </table:table-cell>
          <table:table-cell/>
          <table:table-cell office:value-type="float" office:value="1573.08" calcext:value-type="float">
            <text:p>1573.08</text:p>
          </table:table-cell>
        </table:table-row>
        <table:table-row table:style-name="ro1">
          <table:table-cell office:value-type="float" office:value="15.7833333333333" calcext:value-type="float">
            <text:p>15.7833333333333</text:p>
          </table:table-cell>
          <table:table-cell office:value-type="float" office:value="486459109" calcext:value-type="float">
            <text:p>486459109</text:p>
          </table:table-cell>
          <table:table-cell table:number-columns-repeated="2"/>
          <table:table-cell office:value-type="float" office:value="-3.3" calcext:value-type="float">
            <text:p>-3.3</text:p>
          </table:table-cell>
          <table:table-cell/>
        </table:table-row>
        <table:table-row table:style-name="ro1">
          <table:table-cell office:value-type="float" office:value="15.7833333333333" calcext:value-type="float">
            <text:p>15.7833333333333</text:p>
          </table:table-cell>
          <table:table-cell office:value-type="float" office:value="486459109" calcext:value-type="float">
            <text:p>486459109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975" calcext:value-type="float">
            <text:p>-975</text:p>
          </table:table-cell>
          <table:table-cell/>
          <table:table-cell office:value-type="float" office:value="1550.76" calcext:value-type="float">
            <text:p>1550.76</text:p>
          </table:table-cell>
        </table:table-row>
        <table:table-row table:style-name="ro1">
          <table:table-cell office:value-type="float" office:value="15.7833333333333" calcext:value-type="float">
            <text:p>15.7833333333333</text:p>
          </table:table-cell>
          <table:table-cell office:value-type="float" office:value="486459109" calcext:value-type="float">
            <text:p>486459109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15.7833333333333" calcext:value-type="float">
            <text:p>15.7833333333333</text:p>
          </table:table-cell>
          <table:table-cell office:value-type="float" office:value="486459109" calcext:value-type="float">
            <text:p>486459109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990" calcext:value-type="float">
            <text:p>-990</text:p>
          </table:table-cell>
          <table:table-cell/>
          <table:table-cell office:value-type="float" office:value="1528.44" calcext:value-type="float">
            <text:p>1528.44</text:p>
          </table:table-cell>
        </table:table-row>
        <table:table-row table:style-name="ro1">
          <table:table-cell office:value-type="float" office:value="15.7833333333333" calcext:value-type="float">
            <text:p>15.7833333333333</text:p>
          </table:table-cell>
          <table:table-cell office:value-type="float" office:value="486459109" calcext:value-type="float">
            <text:p>486459109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15.8166666666667" calcext:value-type="float">
            <text:p>15.8166666666667</text:p>
          </table:table-cell>
          <table:table-cell office:value-type="float" office:value="486459112" calcext:value-type="float">
            <text:p>486459112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-1135" calcext:value-type="float">
            <text:p>-1135</text:p>
          </table:table-cell>
          <table:table-cell/>
          <table:table-cell office:value-type="float" office:value="1493.72" calcext:value-type="float">
            <text:p>1493.72</text:p>
          </table:table-cell>
        </table:table-row>
        <table:table-row table:style-name="ro1">
          <table:table-cell office:value-type="float" office:value="15.8166666666667" calcext:value-type="float">
            <text:p>15.8166666666667</text:p>
          </table:table-cell>
          <table:table-cell office:value-type="float" office:value="486459112" calcext:value-type="float">
            <text:p>486459112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486459114" calcext:value-type="float">
            <text:p>486459114</text:p>
          </table:table-cell>
          <table:table-cell table:number-columns-repeated="2"/>
          <table:table-cell office:value-type="float" office:value="-2.5" calcext:value-type="float">
            <text:p>-2.5</text:p>
          </table:table-cell>
          <table:table-cell/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486459114" calcext:value-type="float">
            <text:p>486459114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976" calcext:value-type="float">
            <text:p>-976</text:p>
          </table:table-cell>
          <table:table-cell/>
          <table:table-cell office:value-type="float" office:value="1476.36" calcext:value-type="float">
            <text:p>1476.36</text:p>
          </table:table-cell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486459114" calcext:value-type="float">
            <text:p>486459114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486459114" calcext:value-type="float">
            <text:p>486459114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949" calcext:value-type="float">
            <text:p>-949</text:p>
          </table:table-cell>
          <table:table-cell/>
          <table:table-cell office:value-type="float" office:value="1447.84" calcext:value-type="float">
            <text:p>1447.84</text:p>
          </table:table-cell>
        </table:table-row>
        <table:table-row table:style-name="ro1">
          <table:table-cell office:value-type="float" office:value="15.8833333333333" calcext:value-type="float">
            <text:p>15.8833333333333</text:p>
          </table:table-cell>
          <table:table-cell office:value-type="float" office:value="486459116" calcext:value-type="float">
            <text:p>486459116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15.8833333333333" calcext:value-type="float">
            <text:p>15.8833333333333</text:p>
          </table:table-cell>
          <table:table-cell office:value-type="float" office:value="486459116" calcext:value-type="float">
            <text:p>486459116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983" calcext:value-type="float">
            <text:p>-983</text:p>
          </table:table-cell>
          <table:table-cell/>
          <table:table-cell office:value-type="float" office:value="1431.72" calcext:value-type="float">
            <text:p>1431.72</text:p>
          </table:table-cell>
        </table:table-row>
        <table:table-row table:style-name="ro1">
          <table:table-cell office:value-type="float" office:value="15.8833333333333" calcext:value-type="float">
            <text:p>15.8833333333333</text:p>
          </table:table-cell>
          <table:table-cell office:value-type="float" office:value="486459116" calcext:value-type="float">
            <text:p>4864591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.8833333333333" calcext:value-type="float">
            <text:p>15.8833333333333</text:p>
          </table:table-cell>
          <table:table-cell office:value-type="float" office:value="486459116" calcext:value-type="float">
            <text:p>486459116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829" calcext:value-type="float">
            <text:p>-829</text:p>
          </table:table-cell>
          <table:table-cell/>
          <table:table-cell office:value-type="float" office:value="1416.84" calcext:value-type="float">
            <text:p>1416.84</text:p>
          </table:table-cell>
        </table:table-row>
        <table:table-row table:style-name="ro1">
          <table:table-cell office:value-type="float" office:value="15.9166666666667" calcext:value-type="float">
            <text:p>15.9166666666667</text:p>
          </table:table-cell>
          <table:table-cell office:value-type="float" office:value="486459118" calcext:value-type="float">
            <text:p>486459118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15.9166666666667" calcext:value-type="float">
            <text:p>15.9166666666667</text:p>
          </table:table-cell>
          <table:table-cell office:value-type="float" office:value="486459118" calcext:value-type="float">
            <text:p>486459118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736" calcext:value-type="float">
            <text:p>-736</text:p>
          </table:table-cell>
          <table:table-cell/>
          <table:table-cell office:value-type="float" office:value="1403.2" calcext:value-type="float">
            <text:p>1403.2</text:p>
          </table:table-cell>
        </table:table-row>
        <table:table-row table:style-name="ro1">
          <table:table-cell office:value-type="float" office:value="15.9166666666667" calcext:value-type="float">
            <text:p>15.9166666666667</text:p>
          </table:table-cell>
          <table:table-cell office:value-type="float" office:value="486459118" calcext:value-type="float">
            <text:p>486459118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486459120" calcext:value-type="float">
            <text:p>486459120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615" calcext:value-type="float">
            <text:p>-615</text:p>
          </table:table-cell>
          <table:table-cell/>
          <table:table-cell office:value-type="float" office:value="1389.56" calcext:value-type="float">
            <text:p>1389.56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486459120" calcext:value-type="float">
            <text:p>486459120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486459120" calcext:value-type="float">
            <text:p>486459120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733" calcext:value-type="float">
            <text:p>-733</text:p>
          </table:table-cell>
          <table:table-cell/>
          <table:table-cell office:value-type="float" office:value="1369.72" calcext:value-type="float">
            <text:p>1369.72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486459120" calcext:value-type="float">
            <text:p>486459120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6459122" calcext:value-type="float">
            <text:p>486459122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599" calcext:value-type="float">
            <text:p>-599</text:p>
          </table:table-cell>
          <table:table-cell/>
          <table:table-cell office:value-type="float" office:value="1482.28" calcext:value-type="float">
            <text:p>1482.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6459122" calcext:value-type="float">
            <text:p>486459122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6459122" calcext:value-type="float">
            <text:p>486459122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390" calcext:value-type="float">
            <text:p>-390</text:p>
          </table:table-cell>
          <table:table-cell/>
          <table:table-cell office:value-type="float" office:value="1476.08" calcext:value-type="float">
            <text:p>1476.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6459122" calcext:value-type="float">
            <text:p>486459122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16.0166666666667" calcext:value-type="float">
            <text:p>16.0166666666667</text:p>
          </table:table-cell>
          <table:table-cell office:value-type="float" office:value="486459124" calcext:value-type="float">
            <text:p>486459124</text:p>
          </table:table-cell>
          <table:table-cell table:number-columns-repeated="2"/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float" office:value="16.0166666666667" calcext:value-type="float">
            <text:p>16.0166666666667</text:p>
          </table:table-cell>
          <table:table-cell office:value-type="float" office:value="486459124" calcext:value-type="float">
            <text:p>486459124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303" calcext:value-type="float">
            <text:p>-303</text:p>
          </table:table-cell>
          <table:table-cell/>
          <table:table-cell office:value-type="float" office:value="1474.84" calcext:value-type="float">
            <text:p>1474.84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486459126" calcext:value-type="float">
            <text:p>486459126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/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486459126" calcext:value-type="float">
            <text:p>486459126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-74" calcext:value-type="float">
            <text:p>-74</text:p>
          </table:table-cell>
          <table:table-cell/>
          <table:table-cell office:value-type="float" office:value="1474.84" calcext:value-type="float">
            <text:p>1474.84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486459126" calcext:value-type="float">
            <text:p>486459126</text:p>
          </table:table-cell>
          <table:table-cell table:number-columns-repeated="2"/>
          <table:table-cell office:value-type="float" office:value="8.6" calcext:value-type="float">
            <text:p>8.6</text:p>
          </table:table-cell>
          <table:table-cell/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486459126" calcext:value-type="float">
            <text:p>486459126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483.52" calcext:value-type="float">
            <text:p>1483.52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486459126" calcext:value-type="float">
            <text:p>486459126</text:p>
          </table:table-cell>
          <table:table-cell table:number-columns-repeated="2"/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486459128" calcext:value-type="float">
            <text:p>486459128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1502.12" calcext:value-type="float">
            <text:p>1502.12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486459128" calcext:value-type="float">
            <text:p>486459128</text:p>
          </table:table-cell>
          <table:table-cell table:number-columns-repeated="2"/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486459128" calcext:value-type="float">
            <text:p>486459128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1509.56" calcext:value-type="float">
            <text:p>1509.56</text:p>
          </table:table-cell>
        </table:table-row>
        <table:table-row table:style-name="ro1">
          <table:table-cell office:value-type="float" office:value="16.1333333333333" calcext:value-type="float">
            <text:p>16.1333333333333</text:p>
          </table:table-cell>
          <table:table-cell office:value-type="float" office:value="486459130" calcext:value-type="float">
            <text:p>486459130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float" office:value="16.1333333333333" calcext:value-type="float">
            <text:p>16.1333333333333</text:p>
          </table:table-cell>
          <table:table-cell office:value-type="float" office:value="486459130" calcext:value-type="float">
            <text:p>486459130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515.76" calcext:value-type="float">
            <text:p>1515.76</text:p>
          </table:table-cell>
        </table:table-row>
        <table:table-row table:style-name="ro1">
          <table:table-cell office:value-type="float" office:value="16.1333333333333" calcext:value-type="float">
            <text:p>16.1333333333333</text:p>
          </table:table-cell>
          <table:table-cell office:value-type="float" office:value="486459130" calcext:value-type="float">
            <text:p>486459130</text:p>
          </table:table-cell>
          <table:table-cell table:number-columns-repeated="2"/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float" office:value="16.1333333333333" calcext:value-type="float">
            <text:p>16.1333333333333</text:p>
          </table:table-cell>
          <table:table-cell office:value-type="float" office:value="486459130" calcext:value-type="float">
            <text:p>486459130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528.16" calcext:value-type="float">
            <text:p>1528.16</text:p>
          </table:table-cell>
        </table:table-row>
        <table:table-row table:style-name="ro1">
          <table:table-cell office:value-type="float" office:value="16.1333333333333" calcext:value-type="float">
            <text:p>16.1333333333333</text:p>
          </table:table-cell>
          <table:table-cell office:value-type="float" office:value="486459130" calcext:value-type="float">
            <text:p>486459130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float" office:value="16.1833333333333" calcext:value-type="float">
            <text:p>16.1833333333333</text:p>
          </table:table-cell>
          <table:table-cell office:value-type="float" office:value="486459137" calcext:value-type="float">
            <text:p>486459137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16.1833333333333" calcext:value-type="float">
            <text:p>16.1833333333333</text:p>
          </table:table-cell>
          <table:table-cell office:value-type="float" office:value="486459137" calcext:value-type="float">
            <text:p>486459137</text:p>
          </table:table-cell>
          <table:table-cell table:number-columns-repeated="2"/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float" office:value="16.1833333333333" calcext:value-type="float">
            <text:p>16.1833333333333</text:p>
          </table:table-cell>
          <table:table-cell office:value-type="float" office:value="486459137" calcext:value-type="float">
            <text:p>486459137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float" office:value="1555.44" calcext:value-type="float">
            <text:p>1555.44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486459139" calcext:value-type="float">
            <text:p>486459139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486459139" calcext:value-type="float">
            <text:p>486459139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486459139" calcext:value-type="float">
            <text:p>486459139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float" office:value="1570.32" calcext:value-type="float">
            <text:p>1570.32</text:p>
          </table:table-cell>
        </table:table-row>
        <table:table-row table:style-name="ro1">
          <table:table-cell office:value-type="float" office:value="16.2333333333333" calcext:value-type="float">
            <text:p>16.2333333333333</text:p>
          </table:table-cell>
          <table:table-cell office:value-type="float" office:value="486459141" calcext:value-type="float">
            <text:p>486459141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float" office:value="16.2333333333333" calcext:value-type="float">
            <text:p>16.2333333333333</text:p>
          </table:table-cell>
          <table:table-cell office:value-type="float" office:value="486459141" calcext:value-type="float">
            <text:p>486459141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1586.44" calcext:value-type="float">
            <text:p>1586.44</text:p>
          </table:table-cell>
        </table:table-row>
        <table:table-row table:style-name="ro1">
          <table:table-cell office:value-type="float" office:value="16.2333333333333" calcext:value-type="float">
            <text:p>16.2333333333333</text:p>
          </table:table-cell>
          <table:table-cell office:value-type="float" office:value="486459141" calcext:value-type="float">
            <text:p>486459141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float" office:value="16.2333333333333" calcext:value-type="float">
            <text:p>16.2333333333333</text:p>
          </table:table-cell>
          <table:table-cell office:value-type="float" office:value="486459141" calcext:value-type="float">
            <text:p>486459141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593.88" calcext:value-type="float">
            <text:p>1593.88</text:p>
          </table:table-cell>
        </table:table-row>
        <table:table-row table:style-name="ro1">
          <table:table-cell office:value-type="float" office:value="16.2833333333333" calcext:value-type="float">
            <text:p>16.2833333333333</text:p>
          </table:table-cell>
          <table:table-cell office:value-type="float" office:value="486459143" calcext:value-type="float">
            <text:p>486459143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float" office:value="16.2833333333333" calcext:value-type="float">
            <text:p>16.2833333333333</text:p>
          </table:table-cell>
          <table:table-cell office:value-type="float" office:value="486459143" calcext:value-type="float">
            <text:p>486459143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605.04" calcext:value-type="float">
            <text:p>1605.04</text:p>
          </table:table-cell>
        </table:table-row>
        <table:table-row table:style-name="ro1">
          <table:table-cell office:value-type="float" office:value="16.2833333333333" calcext:value-type="float">
            <text:p>16.2833333333333</text:p>
          </table:table-cell>
          <table:table-cell office:value-type="float" office:value="486459143" calcext:value-type="float">
            <text:p>486459143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float" office:value="16.2833333333333" calcext:value-type="float">
            <text:p>16.2833333333333</text:p>
          </table:table-cell>
          <table:table-cell office:value-type="float" office:value="486459143" calcext:value-type="float">
            <text:p>486459143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832" calcext:value-type="float">
            <text:p>832</text:p>
          </table:table-cell>
          <table:table-cell/>
          <table:table-cell office:value-type="float" office:value="1638.52" calcext:value-type="float">
            <text:p>1638.52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486459145" calcext:value-type="float">
            <text:p>486459145</text:p>
          </table:table-cell>
          <table:table-cell table:number-columns-repeated="2"/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486459145" calcext:value-type="float">
            <text:p>486459145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1648.44" calcext:value-type="float">
            <text:p>1648.44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486459145" calcext:value-type="float">
            <text:p>486459145</text:p>
          </table:table-cell>
          <table:table-cell table:number-columns-repeated="2"/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float" office:value="16.3333333333333" calcext:value-type="float">
            <text:p>16.3333333333333</text:p>
          </table:table-cell>
          <table:table-cell office:value-type="float" office:value="486459147" calcext:value-type="float">
            <text:p>486459147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float" office:value="1679.44" calcext:value-type="float">
            <text:p>1679.44</text:p>
          </table:table-cell>
        </table:table-row>
        <table:table-row table:style-name="ro1">
          <table:table-cell office:value-type="float" office:value="16.3333333333333" calcext:value-type="float">
            <text:p>16.3333333333333</text:p>
          </table:table-cell>
          <table:table-cell office:value-type="float" office:value="486459147" calcext:value-type="float">
            <text:p>486459147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float" office:value="16.3333333333333" calcext:value-type="float">
            <text:p>16.3333333333333</text:p>
          </table:table-cell>
          <table:table-cell office:value-type="float" office:value="486459147" calcext:value-type="float">
            <text:p>486459147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811" calcext:value-type="float">
            <text:p>811</text:p>
          </table:table-cell>
          <table:table-cell/>
          <table:table-cell office:value-type="float" office:value="1696.8" calcext:value-type="float">
            <text:p>1696.8</text:p>
          </table:table-cell>
        </table:table-row>
        <table:table-row table:style-name="ro1">
          <table:table-cell office:value-type="float" office:value="16.3333333333333" calcext:value-type="float">
            <text:p>16.3333333333333</text:p>
          </table:table-cell>
          <table:table-cell office:value-type="float" office:value="486459147" calcext:value-type="float">
            <text:p>486459147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float" office:value="16.3666666666667" calcext:value-type="float">
            <text:p>16.3666666666667</text:p>
          </table:table-cell>
          <table:table-cell office:value-type="float" office:value="486459149" calcext:value-type="float">
            <text:p>486459149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934" calcext:value-type="float">
            <text:p>934</text:p>
          </table:table-cell>
          <table:table-cell/>
          <table:table-cell office:value-type="float" office:value="1724.08" calcext:value-type="float">
            <text:p>1724.08</text:p>
          </table:table-cell>
        </table:table-row>
        <table:table-row table:style-name="ro1">
          <table:table-cell office:value-type="float" office:value="16.3666666666667" calcext:value-type="float">
            <text:p>16.3666666666667</text:p>
          </table:table-cell>
          <table:table-cell office:value-type="float" office:value="486459149" calcext:value-type="float">
            <text:p>486459149</text:p>
          </table:table-cell>
          <table:table-cell table:number-columns-repeated="2"/>
          <table:table-cell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float" office:value="16.3666666666667" calcext:value-type="float">
            <text:p>16.3666666666667</text:p>
          </table:table-cell>
          <table:table-cell office:value-type="float" office:value="486459149" calcext:value-type="float">
            <text:p>486459149</text:p>
          </table:table-cell>
          <table:table-cell table:number-columns-repeated="2"/>
          <table:table-cell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486459151" calcext:value-type="float">
            <text:p>486459151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1155" calcext:value-type="float">
            <text:p>1155</text:p>
          </table:table-cell>
          <table:table-cell/>
          <table:table-cell office:value-type="float" office:value="1758.8" calcext:value-type="float">
            <text:p>1758.8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486459151" calcext:value-type="float">
            <text:p>48645915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486459151" calcext:value-type="float">
            <text:p>486459151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1239" calcext:value-type="float">
            <text:p>1239</text:p>
          </table:table-cell>
          <table:table-cell/>
          <table:table-cell office:value-type="float" office:value="1787.32" calcext:value-type="float">
            <text:p>1787.32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486459151" calcext:value-type="float">
            <text:p>486459151</text:p>
          </table:table-cell>
          <table:table-cell table:number-columns-repeated="2"/>
          <table:table-cell office:value-type="float" office:value="6.9" calcext:value-type="float">
            <text:p>6.9</text:p>
          </table:table-cell>
          <table:table-cell/>
        </table:table-row>
        <table:table-row table:style-name="ro1">
          <table:table-cell office:value-type="float" office:value="16.4333333333333" calcext:value-type="float">
            <text:p>16.4333333333333</text:p>
          </table:table-cell>
          <table:table-cell office:value-type="float" office:value="486459153" calcext:value-type="float">
            <text:p>486459153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1083" calcext:value-type="float">
            <text:p>1083</text:p>
          </table:table-cell>
          <table:table-cell/>
          <table:table-cell office:value-type="float" office:value="1920.96" calcext:value-type="float">
            <text:p>1920.96</text:p>
          </table:table-cell>
        </table:table-row>
        <table:table-row table:style-name="ro1">
          <table:table-cell office:value-type="float" office:value="16.4333333333333" calcext:value-type="float">
            <text:p>16.4333333333333</text:p>
          </table:table-cell>
          <table:table-cell office:value-type="float" office:value="486459153" calcext:value-type="float">
            <text:p>486459153</text:p>
          </table:table-cell>
          <table:table-cell table:number-columns-repeated="2"/>
          <table:table-cell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float" office:value="16.4333333333333" calcext:value-type="float">
            <text:p>16.4333333333333</text:p>
          </table:table-cell>
          <table:table-cell office:value-type="float" office:value="486459153" calcext:value-type="float">
            <text:p>486459153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921" calcext:value-type="float">
            <text:p>921</text:p>
          </table:table-cell>
          <table:table-cell/>
          <table:table-cell office:value-type="float" office:value="1939.56" calcext:value-type="float">
            <text:p>1939.56</text:p>
          </table:table-cell>
        </table:table-row>
        <table:table-row table:style-name="ro1">
          <table:table-cell office:value-type="float" office:value="16.4833333333333" calcext:value-type="float">
            <text:p>16.4833333333333</text:p>
          </table:table-cell>
          <table:table-cell office:value-type="float" office:value="486459155" calcext:value-type="float">
            <text:p>486459155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16.4833333333333" calcext:value-type="float">
            <text:p>16.4833333333333</text:p>
          </table:table-cell>
          <table:table-cell office:value-type="float" office:value="486459155" calcext:value-type="float">
            <text:p>486459155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1026" calcext:value-type="float">
            <text:p>1026</text:p>
          </table:table-cell>
          <table:table-cell/>
          <table:table-cell office:value-type="float" office:value="1958.16" calcext:value-type="float">
            <text:p>1958.16</text:p>
          </table:table-cell>
        </table:table-row>
        <table:table-row table:style-name="ro1">
          <table:table-cell office:value-type="float" office:value="16.4833333333333" calcext:value-type="float">
            <text:p>16.4833333333333</text:p>
          </table:table-cell>
          <table:table-cell office:value-type="float" office:value="486459155" calcext:value-type="float">
            <text:p>486459155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float" office:value="16.4833333333333" calcext:value-type="float">
            <text:p>16.4833333333333</text:p>
          </table:table-cell>
          <table:table-cell office:value-type="float" office:value="486459155" calcext:value-type="float">
            <text:p>486459155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1971.8" calcext:value-type="float">
            <text:p>1971.8</text:p>
          </table:table-cell>
        </table:table-row>
        <table:table-row table:style-name="ro1">
          <table:table-cell office:value-type="float" office:value="16.4833333333333" calcext:value-type="float">
            <text:p>16.4833333333333</text:p>
          </table:table-cell>
          <table:table-cell office:value-type="float" office:value="486459155" calcext:value-type="float">
            <text:p>486459155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486459158" calcext:value-type="float">
            <text:p>486459158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721" calcext:value-type="float">
            <text:p>721</text:p>
          </table:table-cell>
          <table:table-cell/>
          <table:table-cell office:value-type="float" office:value="1990.4" calcext:value-type="float">
            <text:p>1990.4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486459158" calcext:value-type="float">
            <text:p>486459158</text:p>
          </table:table-cell>
          <table:table-cell table:number-columns-repeated="2"/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float" office:value="16.5333333333333" calcext:value-type="float">
            <text:p>16.5333333333333</text:p>
          </table:table-cell>
          <table:table-cell office:value-type="float" office:value="486459159" calcext:value-type="float">
            <text:p>486459159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722" calcext:value-type="float">
            <text:p>722</text:p>
          </table:table-cell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6.5333333333333" calcext:value-type="float">
            <text:p>16.5333333333333</text:p>
          </table:table-cell>
          <table:table-cell office:value-type="float" office:value="486459159" calcext:value-type="float">
            <text:p>486459159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float" office:value="16.5333333333333" calcext:value-type="float">
            <text:p>16.5333333333333</text:p>
          </table:table-cell>
          <table:table-cell office:value-type="float" office:value="486459159" calcext:value-type="float">
            <text:p>486459159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2033.8" calcext:value-type="float">
            <text:p>2033.8</text:p>
          </table:table-cell>
        </table:table-row>
        <table:table-row table:style-name="ro1">
          <table:table-cell office:value-type="float" office:value="16.5333333333333" calcext:value-type="float">
            <text:p>16.5333333333333</text:p>
          </table:table-cell>
          <table:table-cell office:value-type="float" office:value="486459159" calcext:value-type="float">
            <text:p>486459159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float" office:value="16.5833333333333" calcext:value-type="float">
            <text:p>16.5833333333333</text:p>
          </table:table-cell>
          <table:table-cell office:value-type="float" office:value="486459161" calcext:value-type="float">
            <text:p>486459161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057.36" calcext:value-type="float">
            <text:p>2057.36</text:p>
          </table:table-cell>
        </table:table-row>
        <table:table-row table:style-name="ro1">
          <table:table-cell office:value-type="float" office:value="16.5833333333333" calcext:value-type="float">
            <text:p>16.5833333333333</text:p>
          </table:table-cell>
          <table:table-cell office:value-type="float" office:value="486459161" calcext:value-type="float">
            <text:p>486459161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float" office:value="16.5833333333333" calcext:value-type="float">
            <text:p>16.5833333333333</text:p>
          </table:table-cell>
          <table:table-cell office:value-type="float" office:value="486459161" calcext:value-type="float">
            <text:p>486459161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954" calcext:value-type="float">
            <text:p>954</text:p>
          </table:table-cell>
          <table:table-cell/>
          <table:table-cell office:value-type="float" office:value="2082.16" calcext:value-type="float">
            <text:p>2082.16</text:p>
          </table:table-cell>
        </table:table-row>
        <table:table-row table:style-name="ro1">
          <table:table-cell office:value-type="float" office:value="16.5833333333333" calcext:value-type="float">
            <text:p>16.5833333333333</text:p>
          </table:table-cell>
          <table:table-cell office:value-type="float" office:value="486459161" calcext:value-type="float">
            <text:p>486459161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16.6166666666667" calcext:value-type="float">
            <text:p>16.6166666666667</text:p>
          </table:table-cell>
          <table:table-cell office:value-type="float" office:value="486459163" calcext:value-type="float">
            <text:p>486459163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1044" calcext:value-type="float">
            <text:p>1044</text:p>
          </table:table-cell>
          <table:table-cell/>
          <table:table-cell office:value-type="float" office:value="2109.44" calcext:value-type="float">
            <text:p>2109.44</text:p>
          </table:table-cell>
        </table:table-row>
        <table:table-row table:style-name="ro1">
          <table:table-cell office:value-type="float" office:value="16.6166666666667" calcext:value-type="float">
            <text:p>16.6166666666667</text:p>
          </table:table-cell>
          <table:table-cell office:value-type="float" office:value="486459163" calcext:value-type="float">
            <text:p>486459163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float" office:value="16.6166666666667" calcext:value-type="float">
            <text:p>16.6166666666667</text:p>
          </table:table-cell>
          <table:table-cell office:value-type="float" office:value="486459163" calcext:value-type="float">
            <text:p>486459163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16.6166666666667" calcext:value-type="float">
            <text:p>16.6166666666667</text:p>
          </table:table-cell>
          <table:table-cell office:value-type="float" office:value="486459163" calcext:value-type="float">
            <text:p>486459163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float" office:value="2135.48" calcext:value-type="float">
            <text:p>2135.48</text:p>
          </table:table-cell>
        </table:table-row>
        <table:table-row table:style-name="ro1">
          <table:table-cell office:value-type="float" office:value="16.6333333333333" calcext:value-type="float">
            <text:p>16.6333333333333</text:p>
          </table:table-cell>
          <table:table-cell office:value-type="float" office:value="486459165" calcext:value-type="float">
            <text:p>486459165</text:p>
          </table:table-cell>
          <table:table-cell table:number-columns-repeated="2"/>
          <table:table-cell office:value-type="float" office:value="5.4" calcext:value-type="float">
            <text:p>5.4</text:p>
          </table:table-cell>
          <table:table-cell/>
        </table:table-row>
        <table:table-row table:style-name="ro1">
          <table:table-cell office:value-type="float" office:value="16.6333333333333" calcext:value-type="float">
            <text:p>16.6333333333333</text:p>
          </table:table-cell>
          <table:table-cell office:value-type="float" office:value="486459165" calcext:value-type="float">
            <text:p>486459165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933" calcext:value-type="float">
            <text:p>933</text:p>
          </table:table-cell>
          <table:table-cell/>
          <table:table-cell office:value-type="float" office:value="2149.12" calcext:value-type="float">
            <text:p>2149.12</text:p>
          </table:table-cell>
        </table:table-row>
        <table:table-row table:style-name="ro1">
          <table:table-cell office:value-type="float" office:value="16.6333333333333" calcext:value-type="float">
            <text:p>16.6333333333333</text:p>
          </table:table-cell>
          <table:table-cell office:value-type="float" office:value="486459165" calcext:value-type="float">
            <text:p>486459165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float" office:value="16.6666666666667" calcext:value-type="float">
            <text:p>16.6666666666667</text:p>
          </table:table-cell>
          <table:table-cell office:value-type="float" office:value="486459168" calcext:value-type="float">
            <text:p>486459168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721" calcext:value-type="float">
            <text:p>721</text:p>
          </table:table-cell>
          <table:table-cell/>
          <table:table-cell office:value-type="float" office:value="2166.48" calcext:value-type="float">
            <text:p>2166.48</text:p>
          </table:table-cell>
        </table:table-row>
        <table:table-row table:style-name="ro1">
          <table:table-cell office:value-type="float" office:value="16.6666666666667" calcext:value-type="float">
            <text:p>16.6666666666667</text:p>
          </table:table-cell>
          <table:table-cell office:value-type="float" office:value="486459168" calcext:value-type="float">
            <text:p>486459168</text:p>
          </table:table-cell>
          <table:table-cell table:number-columns-repeated="2"/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float" office:value="16.6666666666667" calcext:value-type="float">
            <text:p>16.6666666666667</text:p>
          </table:table-cell>
          <table:table-cell office:value-type="float" office:value="486459168" calcext:value-type="float">
            <text:p>486459168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float" office:value="2185.08" calcext:value-type="float">
            <text:p>2185.08</text:p>
          </table:table-cell>
        </table:table-row>
        <table:table-row table:style-name="ro1">
          <table:table-cell office:value-type="float" office:value="16.7166666666667" calcext:value-type="float">
            <text:p>16.7166666666667</text:p>
          </table:table-cell>
          <table:table-cell office:value-type="float" office:value="486459169" calcext:value-type="float">
            <text:p>486459169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float" office:value="16.7166666666667" calcext:value-type="float">
            <text:p>16.7166666666667</text:p>
          </table:table-cell>
          <table:table-cell office:value-type="float" office:value="486459169" calcext:value-type="float">
            <text:p>486459169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2187.56" calcext:value-type="float">
            <text:p>2187.56</text:p>
          </table:table-cell>
        </table:table-row>
        <table:table-row table:style-name="ro1">
          <table:table-cell office:value-type="float" office:value="16.7166666666667" calcext:value-type="float">
            <text:p>16.7166666666667</text:p>
          </table:table-cell>
          <table:table-cell office:value-type="float" office:value="486459169" calcext:value-type="float">
            <text:p>486459169</text:p>
          </table:table-cell>
          <table:table-cell table:number-columns-repeated="2"/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float" office:value="16.7166666666667" calcext:value-type="float">
            <text:p>16.7166666666667</text:p>
          </table:table-cell>
          <table:table-cell office:value-type="float" office:value="486459169" calcext:value-type="float">
            <text:p>486459169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486459172" calcext:value-type="float">
            <text:p>486459172</text:p>
          </table:table-cell>
          <table:table-cell table:number-columns-repeated="2"/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486459172" calcext:value-type="float">
            <text:p>486459172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2207.4" calcext:value-type="float">
            <text:p>2207.4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486459172" calcext:value-type="float">
            <text:p>486459172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/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486459172" calcext:value-type="float">
            <text:p>486459172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209.88" calcext:value-type="float">
            <text:p>2209.88</text:p>
          </table:table-cell>
        </table:table-row>
        <table:table-row table:style-name="ro1">
          <table:table-cell office:value-type="float" office:value="16.7833333333333" calcext:value-type="float">
            <text:p>16.7833333333333</text:p>
          </table:table-cell>
          <table:table-cell office:value-type="float" office:value="486459174" calcext:value-type="float">
            <text:p>486459174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float" office:value="16.7833333333333" calcext:value-type="float">
            <text:p>16.7833333333333</text:p>
          </table:table-cell>
          <table:table-cell office:value-type="float" office:value="486459174" calcext:value-type="float">
            <text:p>486459174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223.52" calcext:value-type="float">
            <text:p>2223.52</text:p>
          </table:table-cell>
        </table:table-row>
        <table:table-row table:style-name="ro1">
          <table:table-cell office:value-type="float" office:value="16.7833333333333" calcext:value-type="float">
            <text:p>16.7833333333333</text:p>
          </table:table-cell>
          <table:table-cell office:value-type="float" office:value="486459174" calcext:value-type="float">
            <text:p>486459174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float" office:value="16.8166666666667" calcext:value-type="float">
            <text:p>16.8166666666667</text:p>
          </table:table-cell>
          <table:table-cell office:value-type="float" office:value="486459176" calcext:value-type="float">
            <text:p>486459176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2243.36" calcext:value-type="float">
            <text:p>2243.36</text:p>
          </table:table-cell>
        </table:table-row>
        <table:table-row table:style-name="ro1">
          <table:table-cell office:value-type="float" office:value="16.8166666666667" calcext:value-type="float">
            <text:p>16.8166666666667</text:p>
          </table:table-cell>
          <table:table-cell office:value-type="float" office:value="486459176" calcext:value-type="float">
            <text:p>486459176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float" office:value="16.8166666666667" calcext:value-type="float">
            <text:p>16.8166666666667</text:p>
          </table:table-cell>
          <table:table-cell office:value-type="float" office:value="486459176" calcext:value-type="float">
            <text:p>486459176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float" office:value="16.8166666666667" calcext:value-type="float">
            <text:p>16.8166666666667</text:p>
          </table:table-cell>
          <table:table-cell office:value-type="float" office:value="486459176" calcext:value-type="float">
            <text:p>486459176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2260.72" calcext:value-type="float">
            <text:p>2260.72</text:p>
          </table:table-cell>
        </table:table-row>
        <table:table-row table:style-name="ro1">
          <table:table-cell office:value-type="float" office:value="16.8333333333333" calcext:value-type="float">
            <text:p>16.8333333333333</text:p>
          </table:table-cell>
          <table:table-cell office:value-type="float" office:value="486459178" calcext:value-type="float">
            <text:p>486459178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float" office:value="16.8333333333333" calcext:value-type="float">
            <text:p>16.8333333333333</text:p>
          </table:table-cell>
          <table:table-cell office:value-type="float" office:value="486459178" calcext:value-type="float">
            <text:p>486459178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2273.12" calcext:value-type="float">
            <text:p>2273.12</text:p>
          </table:table-cell>
        </table:table-row>
        <table:table-row table:style-name="ro1">
          <table:table-cell office:value-type="float" office:value="16.8333333333333" calcext:value-type="float">
            <text:p>16.8333333333333</text:p>
          </table:table-cell>
          <table:table-cell office:value-type="float" office:value="486459178" calcext:value-type="float">
            <text:p>486459178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float" office:value="16.8833333333333" calcext:value-type="float">
            <text:p>16.8833333333333</text:p>
          </table:table-cell>
          <table:table-cell office:value-type="float" office:value="486459180" calcext:value-type="float">
            <text:p>486459180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2294.2" calcext:value-type="float">
            <text:p>2294.2</text:p>
          </table:table-cell>
        </table:table-row>
        <table:table-row table:style-name="ro1">
          <table:table-cell office:value-type="float" office:value="16.8833333333333" calcext:value-type="float">
            <text:p>16.8833333333333</text:p>
          </table:table-cell>
          <table:table-cell office:value-type="float" office:value="486459180" calcext:value-type="float">
            <text:p>486459180</text:p>
          </table:table-cell>
          <table:table-cell table:number-columns-repeated="2"/>
          <table:table-cell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float" office:value="16.8833333333333" calcext:value-type="float">
            <text:p>16.8833333333333</text:p>
          </table:table-cell>
          <table:table-cell office:value-type="float" office:value="486459180" calcext:value-type="float">
            <text:p>486459180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float" office:value="2301.64" calcext:value-type="float">
            <text:p>2301.64</text:p>
          </table:table-cell>
        </table:table-row>
        <table:table-row table:style-name="ro1">
          <table:table-cell office:value-type="float" office:value="16.8833333333333" calcext:value-type="float">
            <text:p>16.8833333333333</text:p>
          </table:table-cell>
          <table:table-cell office:value-type="float" office:value="486459180" calcext:value-type="float">
            <text:p>486459180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float" office:value="16.9166666666667" calcext:value-type="float">
            <text:p>16.9166666666667</text:p>
          </table:table-cell>
          <table:table-cell office:value-type="float" office:value="486459182" calcext:value-type="float">
            <text:p>486459182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2315.28" calcext:value-type="float">
            <text:p>2315.28</text:p>
          </table:table-cell>
        </table:table-row>
        <table:table-row table:style-name="ro1">
          <table:table-cell office:value-type="float" office:value="16.9166666666667" calcext:value-type="float">
            <text:p>16.9166666666667</text:p>
          </table:table-cell>
          <table:table-cell office:value-type="float" office:value="486459182" calcext:value-type="float">
            <text:p>486459182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/>
        </table:table-row>
        <table:table-row table:style-name="ro1">
          <table:table-cell office:value-type="float" office:value="16.9166666666667" calcext:value-type="float">
            <text:p>16.9166666666667</text:p>
          </table:table-cell>
          <table:table-cell office:value-type="float" office:value="486459182" calcext:value-type="float">
            <text:p>486459182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23.96" calcext:value-type="float">
            <text:p>2323.96</text:p>
          </table:table-cell>
        </table:table-row>
        <table:table-row table:style-name="ro1">
          <table:table-cell office:value-type="float" office:value="16.9666666666667" calcext:value-type="float">
            <text:p>16.9666666666667</text:p>
          </table:table-cell>
          <table:table-cell office:value-type="float" office:value="486459184" calcext:value-type="float">
            <text:p>486459184</text:p>
          </table:table-cell>
          <table:table-cell table:number-columns-repeated="2"/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float" office:value="16.9666666666667" calcext:value-type="float">
            <text:p>16.9666666666667</text:p>
          </table:table-cell>
          <table:table-cell office:value-type="float" office:value="486459184" calcext:value-type="float">
            <text:p>486459184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float" office:value="2342.56" calcext:value-type="float">
            <text:p>2342.56</text:p>
          </table:table-cell>
        </table:table-row>
        <table:table-row table:style-name="ro1">
          <table:table-cell office:value-type="float" office:value="16.9666666666667" calcext:value-type="float">
            <text:p>16.9666666666667</text:p>
          </table:table-cell>
          <table:table-cell office:value-type="float" office:value="486459184" calcext:value-type="float">
            <text:p>486459184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float" office:value="16.9666666666667" calcext:value-type="float">
            <text:p>16.9666666666667</text:p>
          </table:table-cell>
          <table:table-cell office:value-type="float" office:value="486459184" calcext:value-type="float">
            <text:p>486459184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2357.44" calcext:value-type="float">
            <text:p>2357.44</text:p>
          </table:table-cell>
        </table:table-row>
        <table:table-row table:style-name="ro1">
          <table:table-cell office:value-type="float" office:value="16.9666666666667" calcext:value-type="float">
            <text:p>16.9666666666667</text:p>
          </table:table-cell>
          <table:table-cell office:value-type="float" office:value="486459184" calcext:value-type="float">
            <text:p>486459184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float" office:value="16.9833333333333" calcext:value-type="float">
            <text:p>16.9833333333333</text:p>
          </table:table-cell>
          <table:table-cell office:value-type="float" office:value="486459186" calcext:value-type="float">
            <text:p>486459186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676" calcext:value-type="float">
            <text:p>676</text:p>
          </table:table-cell>
          <table:table-cell/>
          <table:table-cell office:value-type="float" office:value="2379.76" calcext:value-type="float">
            <text:p>2379.76</text:p>
          </table:table-cell>
        </table:table-row>
        <table:table-row table:style-name="ro1">
          <table:table-cell office:value-type="float" office:value="16.9833333333333" calcext:value-type="float">
            <text:p>16.9833333333333</text:p>
          </table:table-cell>
          <table:table-cell office:value-type="float" office:value="486459186" calcext:value-type="float">
            <text:p>486459186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/>
        </table:table-row>
        <table:table-row table:style-name="ro1">
          <table:table-cell office:value-type="float" office:value="17.0333333333333" calcext:value-type="float">
            <text:p>17.0333333333333</text:p>
          </table:table-cell>
          <table:table-cell office:value-type="float" office:value="486459188" calcext:value-type="float">
            <text:p>486459188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870" calcext:value-type="float">
            <text:p>870</text:p>
          </table:table-cell>
          <table:table-cell/>
          <table:table-cell office:value-type="float" office:value="2405.8" calcext:value-type="float">
            <text:p>2405.8</text:p>
          </table:table-cell>
        </table:table-row>
        <table:table-row table:style-name="ro1">
          <table:table-cell office:value-type="float" office:value="17.0333333333333" calcext:value-type="float">
            <text:p>17.0333333333333</text:p>
          </table:table-cell>
          <table:table-cell office:value-type="float" office:value="486459188" calcext:value-type="float">
            <text:p>486459188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float" office:value="17.0333333333333" calcext:value-type="float">
            <text:p>17.0333333333333</text:p>
          </table:table-cell>
          <table:table-cell office:value-type="float" office:value="486459188" calcext:value-type="float">
            <text:p>486459188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float" office:value="17.0333333333333" calcext:value-type="float">
            <text:p>17.0333333333333</text:p>
          </table:table-cell>
          <table:table-cell office:value-type="float" office:value="486459188" calcext:value-type="float">
            <text:p>486459188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424.4" calcext:value-type="float">
            <text:p>2424.4</text:p>
          </table:table-cell>
        </table:table-row>
        <table:table-row table:style-name="ro1">
          <table:table-cell office:value-type="float" office:value="17.0333333333333" calcext:value-type="float">
            <text:p>17.0333333333333</text:p>
          </table:table-cell>
          <table:table-cell office:value-type="float" office:value="486459188" calcext:value-type="float">
            <text:p>486459188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2436.8" calcext:value-type="float">
            <text:p>2436.8</text:p>
          </table:table-cell>
        </table:table-row>
        <table:table-row table:style-name="ro1">
          <table:table-cell office:value-type="float" office:value="17.0666666666667" calcext:value-type="float">
            <text:p>17.0666666666667</text:p>
          </table:table-cell>
          <table:table-cell office:value-type="float" office:value="486459191" calcext:value-type="float">
            <text:p>486459191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float" office:value="17.0666666666667" calcext:value-type="float">
            <text:p>17.0666666666667</text:p>
          </table:table-cell>
          <table:table-cell office:value-type="float" office:value="486459191" calcext:value-type="float">
            <text:p>48645919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7.0666666666667" calcext:value-type="float">
            <text:p>17.0666666666667</text:p>
          </table:table-cell>
          <table:table-cell office:value-type="float" office:value="486459191" calcext:value-type="float">
            <text:p>486459191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783" calcext:value-type="float">
            <text:p>783</text:p>
          </table:table-cell>
          <table:table-cell/>
          <table:table-cell office:value-type="float" office:value="2455.4" calcext:value-type="float">
            <text:p>2455.4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486459192" calcext:value-type="float">
            <text:p>486459192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2466.56" calcext:value-type="float">
            <text:p>2466.56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486459192" calcext:value-type="float">
            <text:p>486459192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486459192" calcext:value-type="float">
            <text:p>486459192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float" office:value="2474" calcext:value-type="float">
            <text:p>2474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486459192" calcext:value-type="float">
            <text:p>486459192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float" office:value="17.1333333333333" calcext:value-type="float">
            <text:p>17.1333333333333</text:p>
          </table:table-cell>
          <table:table-cell office:value-type="float" office:value="486459194" calcext:value-type="float">
            <text:p>486459194</text:p>
          </table:table-cell>
          <table:table-cell table:number-columns-repeated="2"/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float" office:value="17.1333333333333" calcext:value-type="float">
            <text:p>17.1333333333333</text:p>
          </table:table-cell>
          <table:table-cell office:value-type="float" office:value="486459194" calcext:value-type="float">
            <text:p>486459194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486.4" calcext:value-type="float">
            <text:p>2486.4</text:p>
          </table:table-cell>
        </table:table-row>
        <table:table-row table:style-name="ro1">
          <table:table-cell office:value-type="float" office:value="17.1333333333333" calcext:value-type="float">
            <text:p>17.1333333333333</text:p>
          </table:table-cell>
          <table:table-cell office:value-type="float" office:value="486459194" calcext:value-type="float">
            <text:p>486459194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float" office:value="17.1333333333333" calcext:value-type="float">
            <text:p>17.1333333333333</text:p>
          </table:table-cell>
          <table:table-cell office:value-type="float" office:value="486459194" calcext:value-type="float">
            <text:p>486459194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2487.64" calcext:value-type="float">
            <text:p>2487.64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486459200" calcext:value-type="float">
            <text:p>486459200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486459200" calcext:value-type="float">
            <text:p>486459200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486459200" calcext:value-type="float">
            <text:p>486459200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486459202" calcext:value-type="float">
            <text:p>486459202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2498.8" calcext:value-type="float">
            <text:p>2498.8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486459202" calcext:value-type="float">
            <text:p>486459202</text:p>
          </table:table-cell>
          <table:table-cell table:number-columns-repeated="2"/>
          <table:table-cell office:value-type="float" office:value="8.3" calcext:value-type="float">
            <text:p>8.3</text:p>
          </table:table-cell>
          <table:table-cell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486459202" calcext:value-type="float">
            <text:p>486459202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521.12" calcext:value-type="float">
            <text:p>2521.12</text:p>
          </table:table-cell>
        </table:table-row>
        <table:table-row table:style-name="ro1">
          <table:table-cell office:value-type="float" office:value="17.2333333333333" calcext:value-type="float">
            <text:p>17.2333333333333</text:p>
          </table:table-cell>
          <table:table-cell office:value-type="float" office:value="486459205" calcext:value-type="float">
            <text:p>486459205</text:p>
          </table:table-cell>
          <table:table-cell table:number-columns-repeated="2"/>
          <table:table-cell office:value-type="float" office:value="9.4" calcext:value-type="float">
            <text:p>9.4</text:p>
          </table:table-cell>
          <table:table-cell/>
        </table:table-row>
        <table:table-row table:style-name="ro1">
          <table:table-cell office:value-type="float" office:value="17.2333333333333" calcext:value-type="float">
            <text:p>17.2333333333333</text:p>
          </table:table-cell>
          <table:table-cell office:value-type="float" office:value="486459205" calcext:value-type="float">
            <text:p>486459205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float" office:value="2564.52" calcext:value-type="float">
            <text:p>2564.52</text:p>
          </table:table-cell>
        </table:table-row>
        <table:table-row table:style-name="ro1">
          <table:table-cell office:value-type="float" office:value="17.2333333333333" calcext:value-type="float">
            <text:p>17.2333333333333</text:p>
          </table:table-cell>
          <table:table-cell office:value-type="float" office:value="486459205" calcext:value-type="float">
            <text:p>486459205</text:p>
          </table:table-cell>
          <table:table-cell table:number-columns-repeated="2"/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 office:value-type="float" office:value="17.2333333333333" calcext:value-type="float">
            <text:p>17.2333333333333</text:p>
          </table:table-cell>
          <table:table-cell office:value-type="float" office:value="486459205" calcext:value-type="float">
            <text:p>486459205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1524" calcext:value-type="float">
            <text:p>1524</text:p>
          </table:table-cell>
          <table:table-cell/>
          <table:table-cell office:value-type="float" office:value="2616.6" calcext:value-type="float">
            <text:p>2616.6</text:p>
          </table:table-cell>
        </table:table-row>
        <table:table-row table:style-name="ro1">
          <table:table-cell office:value-type="float" office:value="17.2833333333333" calcext:value-type="float">
            <text:p>17.2833333333333</text:p>
          </table:table-cell>
          <table:table-cell office:value-type="float" office:value="486459207" calcext:value-type="float">
            <text:p>486459207</text:p>
          </table:table-cell>
          <table:table-cell table:number-columns-repeated="2"/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float" office:value="17.2833333333333" calcext:value-type="float">
            <text:p>17.2833333333333</text:p>
          </table:table-cell>
          <table:table-cell office:value-type="float" office:value="486459207" calcext:value-type="float">
            <text:p>486459207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2676.12" calcext:value-type="float">
            <text:p>2676.12</text:p>
          </table:table-cell>
        </table:table-row>
        <table:table-row table:style-name="ro1">
          <table:table-cell office:value-type="float" office:value="17.2833333333333" calcext:value-type="float">
            <text:p>17.2833333333333</text:p>
          </table:table-cell>
          <table:table-cell office:value-type="float" office:value="486459207" calcext:value-type="float">
            <text:p>486459207</text:p>
          </table:table-cell>
          <table:table-cell table:number-columns-repeated="2"/>
          <table:table-cell office:value-type="float" office:value="13.1" calcext:value-type="float">
            <text:p>13.1</text:p>
          </table:table-cell>
          <table:table-cell/>
        </table:table-row>
        <table:table-row table:style-name="ro1">
          <table:table-cell office:value-type="float" office:value="17.2833333333333" calcext:value-type="float">
            <text:p>17.2833333333333</text:p>
          </table:table-cell>
          <table:table-cell office:value-type="float" office:value="486459207" calcext:value-type="float">
            <text:p>486459207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1966" calcext:value-type="float">
            <text:p>1966</text:p>
          </table:table-cell>
          <table:table-cell/>
          <table:table-cell office:value-type="float" office:value="2714.56" calcext:value-type="float">
            <text:p>2714.56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486459209" calcext:value-type="float">
            <text:p>486459209</text:p>
          </table:table-cell>
          <table:table-cell table:number-columns-repeated="2"/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486459209" calcext:value-type="float">
            <text:p>486459209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486459209" calcext:value-type="float">
            <text:p>486459209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1590" calcext:value-type="float">
            <text:p>1590</text:p>
          </table:table-cell>
          <table:table-cell/>
          <table:table-cell office:value-type="float" office:value="2743.08" calcext:value-type="float">
            <text:p>2743.08</text:p>
          </table:table-cell>
        </table:table-row>
        <table:table-row table:style-name="ro1">
          <table:table-cell office:value-type="float" office:value="17.3333333333333" calcext:value-type="float">
            <text:p>17.3333333333333</text:p>
          </table:table-cell>
          <table:table-cell office:value-type="float" office:value="486459211" calcext:value-type="float">
            <text:p>486459211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float" office:value="2745.56" calcext:value-type="float">
            <text:p>2745.56</text:p>
          </table:table-cell>
        </table:table-row>
        <table:table-row table:style-name="ro1">
          <table:table-cell office:value-type="float" office:value="17.3333333333333" calcext:value-type="float">
            <text:p>17.3333333333333</text:p>
          </table:table-cell>
          <table:table-cell office:value-type="float" office:value="486459211" calcext:value-type="float">
            <text:p>486459211</text:p>
          </table:table-cell>
          <table:table-cell table:number-columns-repeated="2"/>
          <table:table-cell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float" office:value="17.3333333333333" calcext:value-type="float">
            <text:p>17.3333333333333</text:p>
          </table:table-cell>
          <table:table-cell office:value-type="float" office:value="486459211" calcext:value-type="float">
            <text:p>486459211</text:p>
          </table:table-cell>
          <table:table-cell table:number-columns-repeated="2"/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float" office:value="17.3333333333333" calcext:value-type="float">
            <text:p>17.3333333333333</text:p>
          </table:table-cell>
          <table:table-cell office:value-type="float" office:value="486459211" calcext:value-type="float">
            <text:p>486459211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2761.68" calcext:value-type="float">
            <text:p>2761.68</text:p>
          </table:table-cell>
        </table:table-row>
        <table:table-row table:style-name="ro1">
          <table:table-cell office:value-type="float" office:value="17.3666666666667" calcext:value-type="float">
            <text:p>17.3666666666667</text:p>
          </table:table-cell>
          <table:table-cell office:value-type="float" office:value="486459213" calcext:value-type="float">
            <text:p>486459213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807" calcext:value-type="float">
            <text:p>807</text:p>
          </table:table-cell>
          <table:table-cell/>
          <table:table-cell office:value-type="float" office:value="2775.32" calcext:value-type="float">
            <text:p>2775.32</text:p>
          </table:table-cell>
        </table:table-row>
        <table:table-row table:style-name="ro1">
          <table:table-cell office:value-type="float" office:value="17.3666666666667" calcext:value-type="float">
            <text:p>17.3666666666667</text:p>
          </table:table-cell>
          <table:table-cell office:value-type="float" office:value="486459213" calcext:value-type="float">
            <text:p>486459213</text:p>
          </table:table-cell>
          <table:table-cell table:number-columns-repeated="2"/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float" office:value="17.3666666666667" calcext:value-type="float">
            <text:p>17.3666666666667</text:p>
          </table:table-cell>
          <table:table-cell office:value-type="float" office:value="486459213" calcext:value-type="float">
            <text:p>486459213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877" calcext:value-type="float">
            <text:p>877</text:p>
          </table:table-cell>
          <table:table-cell/>
          <table:table-cell office:value-type="float" office:value="2792.68" calcext:value-type="float">
            <text:p>2792.68</text:p>
          </table:table-cell>
        </table:table-row>
        <table:table-row table:style-name="ro1">
          <table:table-cell office:value-type="float" office:value="17.3666666666667" calcext:value-type="float">
            <text:p>17.3666666666667</text:p>
          </table:table-cell>
          <table:table-cell office:value-type="float" office:value="486459213" calcext:value-type="float">
            <text:p>486459213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float" office:value="17.3833333333333" calcext:value-type="float">
            <text:p>17.3833333333333</text:p>
          </table:table-cell>
          <table:table-cell office:value-type="float" office:value="486459214" calcext:value-type="float">
            <text:p>486459214</text:p>
          </table:table-cell>
          <table:table-cell table:number-columns-repeated="2"/>
          <table:table-cell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float" office:value="17.3833333333333" calcext:value-type="float">
            <text:p>17.3833333333333</text:p>
          </table:table-cell>
          <table:table-cell office:value-type="float" office:value="486459214" calcext:value-type="float">
            <text:p>486459214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2819.96" calcext:value-type="float">
            <text:p>2819.96</text:p>
          </table:table-cell>
        </table:table-row>
        <table:table-row table:style-name="ro1">
          <table:table-cell office:value-type="float" office:value="17.3833333333333" calcext:value-type="float">
            <text:p>17.3833333333333</text:p>
          </table:table-cell>
          <table:table-cell office:value-type="float" office:value="486459214" calcext:value-type="float">
            <text:p>48645921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float" office:value="17.4333333333333" calcext:value-type="float">
            <text:p>17.4333333333333</text:p>
          </table:table-cell>
          <table:table-cell office:value-type="float" office:value="486459217" calcext:value-type="float">
            <text:p>486459217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826" calcext:value-type="float">
            <text:p>826</text:p>
          </table:table-cell>
          <table:table-cell/>
          <table:table-cell office:value-type="float" office:value="2837.32" calcext:value-type="float">
            <text:p>2837.32</text:p>
          </table:table-cell>
        </table:table-row>
        <table:table-row table:style-name="ro1">
          <table:table-cell office:value-type="float" office:value="17.4333333333333" calcext:value-type="float">
            <text:p>17.4333333333333</text:p>
          </table:table-cell>
          <table:table-cell office:value-type="float" office:value="486459217" calcext:value-type="float">
            <text:p>486459217</text:p>
          </table:table-cell>
          <table:table-cell table:number-columns-repeated="2"/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float" office:value="17.4333333333333" calcext:value-type="float">
            <text:p>17.4333333333333</text:p>
          </table:table-cell>
          <table:table-cell office:value-type="float" office:value="486459217" calcext:value-type="float">
            <text:p>486459217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2870.8" calcext:value-type="float">
            <text:p>2870.8</text:p>
          </table:table-cell>
        </table:table-row>
        <table:table-row table:style-name="ro1">
          <table:table-cell office:value-type="float" office:value="17.4333333333333" calcext:value-type="float">
            <text:p>17.4333333333333</text:p>
          </table:table-cell>
          <table:table-cell office:value-type="float" office:value="486459217" calcext:value-type="float">
            <text:p>48645921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17.4666666666667" calcext:value-type="float">
            <text:p>17.4666666666667</text:p>
          </table:table-cell>
          <table:table-cell office:value-type="float" office:value="486459219" calcext:value-type="float">
            <text:p>486459219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1175" calcext:value-type="float">
            <text:p>1175</text:p>
          </table:table-cell>
          <table:table-cell/>
          <table:table-cell office:value-type="float" office:value="2903.04" calcext:value-type="float">
            <text:p>2903.04</text:p>
          </table:table-cell>
        </table:table-row>
        <table:table-row table:style-name="ro1">
          <table:table-cell office:value-type="float" office:value="17.4666666666667" calcext:value-type="float">
            <text:p>17.4666666666667</text:p>
          </table:table-cell>
          <table:table-cell office:value-type="float" office:value="486459219" calcext:value-type="float">
            <text:p>486459219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17.4666666666667" calcext:value-type="float">
            <text:p>17.4666666666667</text:p>
          </table:table-cell>
          <table:table-cell office:value-type="float" office:value="486459219" calcext:value-type="float">
            <text:p>486459219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2811.56" calcext:value-type="float">
            <text:p>2811.56</text:p>
          </table:table-cell>
        </table:table-row>
        <table:table-row table:style-name="ro1">
          <table:table-cell office:value-type="float" office:value="17.4666666666667" calcext:value-type="float">
            <text:p>17.4666666666667</text:p>
          </table:table-cell>
          <table:table-cell office:value-type="float" office:value="486459219" calcext:value-type="float">
            <text:p>486459219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486459221" calcext:value-type="float">
            <text:p>486459221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2840.08" calcext:value-type="float">
            <text:p>2840.08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486459221" calcext:value-type="float">
            <text:p>486459221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float" office:value="17.5333333333333" calcext:value-type="float">
            <text:p>17.5333333333333</text:p>
          </table:table-cell>
          <table:table-cell office:value-type="float" office:value="486459223" calcext:value-type="float">
            <text:p>486459223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2861.16" calcext:value-type="float">
            <text:p>2861.16</text:p>
          </table:table-cell>
        </table:table-row>
        <table:table-row table:style-name="ro1">
          <table:table-cell office:value-type="float" office:value="17.5333333333333" calcext:value-type="float">
            <text:p>17.5333333333333</text:p>
          </table:table-cell>
          <table:table-cell office:value-type="float" office:value="486459223" calcext:value-type="float">
            <text:p>486459223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float" office:value="17.5333333333333" calcext:value-type="float">
            <text:p>17.5333333333333</text:p>
          </table:table-cell>
          <table:table-cell office:value-type="float" office:value="486459223" calcext:value-type="float">
            <text:p>486459223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float" office:value="2882.24" calcext:value-type="float">
            <text:p>2882.24</text:p>
          </table:table-cell>
        </table:table-row>
        <table:table-row table:style-name="ro1">
          <table:table-cell office:value-type="float" office:value="17.5333333333333" calcext:value-type="float">
            <text:p>17.5333333333333</text:p>
          </table:table-cell>
          <table:table-cell office:value-type="float" office:value="486459223" calcext:value-type="float">
            <text:p>486459223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17.5666666666667" calcext:value-type="float">
            <text:p>17.5666666666667</text:p>
          </table:table-cell>
          <table:table-cell office:value-type="float" office:value="486459225" calcext:value-type="float">
            <text:p>486459225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2905.8" calcext:value-type="float">
            <text:p>2905.8</text:p>
          </table:table-cell>
        </table:table-row>
        <table:table-row table:style-name="ro1">
          <table:table-cell office:value-type="float" office:value="17.5666666666667" calcext:value-type="float">
            <text:p>17.5666666666667</text:p>
          </table:table-cell>
          <table:table-cell office:value-type="float" office:value="486459225" calcext:value-type="float">
            <text:p>486459225</text:p>
          </table:table-cell>
          <table:table-cell table:number-columns-repeated="2"/>
          <table:table-cell office:value-type="float" office:value="5.4" calcext:value-type="float">
            <text:p>5.4</text:p>
          </table:table-cell>
          <table:table-cell/>
        </table:table-row>
        <table:table-row table:style-name="ro1">
          <table:table-cell office:value-type="float" office:value="17.5666666666667" calcext:value-type="float">
            <text:p>17.5666666666667</text:p>
          </table:table-cell>
          <table:table-cell office:value-type="float" office:value="486459225" calcext:value-type="float">
            <text:p>486459225</text:p>
          </table:table-cell>
          <table:table-cell table:number-columns-repeated="2"/>
          <table:table-cell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float" office:value="17.5666666666667" calcext:value-type="float">
            <text:p>17.5666666666667</text:p>
          </table:table-cell>
          <table:table-cell office:value-type="float" office:value="486459225" calcext:value-type="float">
            <text:p>486459225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2935.56" calcext:value-type="float">
            <text:p>2935.56</text:p>
          </table:table-cell>
        </table:table-row>
        <table:table-row table:style-name="ro1">
          <table:table-cell office:value-type="float" office:value="17.6166666666667" calcext:value-type="float">
            <text:p>17.6166666666667</text:p>
          </table:table-cell>
          <table:table-cell office:value-type="float" office:value="486459227" calcext:value-type="float">
            <text:p>486459227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1347" calcext:value-type="float">
            <text:p>1347</text:p>
          </table:table-cell>
          <table:table-cell/>
          <table:table-cell office:value-type="float" office:value="2967.8" calcext:value-type="float">
            <text:p>2967.8</text:p>
          </table:table-cell>
        </table:table-row>
        <table:table-row table:style-name="ro1">
          <table:table-cell office:value-type="float" office:value="17.6166666666667" calcext:value-type="float">
            <text:p>17.6166666666667</text:p>
          </table:table-cell>
          <table:table-cell office:value-type="float" office:value="486459227" calcext:value-type="float">
            <text:p>4864592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.6166666666667" calcext:value-type="float">
            <text:p>17.6166666666667</text:p>
          </table:table-cell>
          <table:table-cell office:value-type="float" office:value="486459227" calcext:value-type="float">
            <text:p>4864592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.6166666666667" calcext:value-type="float">
            <text:p>17.6166666666667</text:p>
          </table:table-cell>
          <table:table-cell office:value-type="float" office:value="486459227" calcext:value-type="float">
            <text:p>486459227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1173" calcext:value-type="float">
            <text:p>1173</text:p>
          </table:table-cell>
          <table:table-cell/>
          <table:table-cell office:value-type="float" office:value="2992.6" calcext:value-type="float">
            <text:p>2992.6</text:p>
          </table:table-cell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486459230" calcext:value-type="float">
            <text:p>48645923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486459230" calcext:value-type="float">
            <text:p>486459230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1183" calcext:value-type="float">
            <text:p>1183</text:p>
          </table:table-cell>
          <table:table-cell/>
          <table:table-cell office:value-type="float" office:value="3019.88" calcext:value-type="float">
            <text:p>3019.88</text:p>
          </table:table-cell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486459230" calcext:value-type="float">
            <text:p>486459230</text:p>
          </table:table-cell>
          <table:table-cell table:number-columns-repeated="2"/>
          <table:table-cell office:value-type="float" office:value="7.3" calcext:value-type="float">
            <text:p>7.3</text:p>
          </table:table-cell>
          <table:table-cell/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486459230" calcext:value-type="float">
            <text:p>486459230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1324" calcext:value-type="float">
            <text:p>1324</text:p>
          </table:table-cell>
          <table:table-cell/>
          <table:table-cell office:value-type="float" office:value="3050.88" calcext:value-type="float">
            <text:p>3050.88</text:p>
          </table:table-cell>
        </table:table-row>
        <table:table-row table:style-name="ro1">
          <table:table-cell office:value-type="float" office:value="17.6666666666667" calcext:value-type="float">
            <text:p>17.6666666666667</text:p>
          </table:table-cell>
          <table:table-cell office:value-type="float" office:value="486459231" calcext:value-type="float">
            <text:p>486459231</text:p>
          </table:table-cell>
          <table:table-cell table:number-columns-repeated="2"/>
          <table:table-cell office:value-type="float" office:value="8.1" calcext:value-type="float">
            <text:p>8.1</text:p>
          </table:table-cell>
          <table:table-cell/>
        </table:table-row>
        <table:table-row table:style-name="ro1">
          <table:table-cell office:value-type="float" office:value="17.6666666666667" calcext:value-type="float">
            <text:p>17.6666666666667</text:p>
          </table:table-cell>
          <table:table-cell office:value-type="float" office:value="486459231" calcext:value-type="float">
            <text:p>486459231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3078.16" calcext:value-type="float">
            <text:p>3078.16</text:p>
          </table:table-cell>
        </table:table-row>
        <table:table-row table:style-name="ro1">
          <table:table-cell office:value-type="float" office:value="17.6666666666667" calcext:value-type="float">
            <text:p>17.6666666666667</text:p>
          </table:table-cell>
          <table:table-cell office:value-type="float" office:value="486459231" calcext:value-type="float">
            <text:p>48645923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7.7166666666667" calcext:value-type="float">
            <text:p>17.7166666666667</text:p>
          </table:table-cell>
          <table:table-cell office:value-type="float" office:value="486459233" calcext:value-type="float">
            <text:p>486459233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3105.44" calcext:value-type="float">
            <text:p>3105.44</text:p>
          </table:table-cell>
        </table:table-row>
        <table:table-row table:style-name="ro1">
          <table:table-cell office:value-type="float" office:value="17.7166666666667" calcext:value-type="float">
            <text:p>17.7166666666667</text:p>
          </table:table-cell>
          <table:table-cell office:value-type="float" office:value="486459233" calcext:value-type="float">
            <text:p>486459233</text:p>
          </table:table-cell>
          <table:table-cell table:number-columns-repeated="2"/>
          <table:table-cell office:value-type="float" office:value="8.7" calcext:value-type="float">
            <text:p>8.7</text:p>
          </table:table-cell>
          <table:table-cell/>
        </table:table-row>
        <table:table-row table:style-name="ro1">
          <table:table-cell office:value-type="float" office:value="17.7166666666667" calcext:value-type="float">
            <text:p>17.7166666666667</text:p>
          </table:table-cell>
          <table:table-cell office:value-type="float" office:value="486459233" calcext:value-type="float">
            <text:p>486459233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1153" calcext:value-type="float">
            <text:p>1153</text:p>
          </table:table-cell>
          <table:table-cell/>
          <table:table-cell office:value-type="float" office:value="3130.24" calcext:value-type="float">
            <text:p>3130.24</text:p>
          </table:table-cell>
        </table:table-row>
        <table:table-row table:style-name="ro1">
          <table:table-cell office:value-type="float" office:value="17.7166666666667" calcext:value-type="float">
            <text:p>17.7166666666667</text:p>
          </table:table-cell>
          <table:table-cell office:value-type="float" office:value="486459233" calcext:value-type="float">
            <text:p>486459233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/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486459235" calcext:value-type="float">
            <text:p>486459235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3156.28" calcext:value-type="float">
            <text:p>3156.28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486459235" calcext:value-type="float">
            <text:p>486459235</text:p>
          </table:table-cell>
          <table:table-cell table:number-columns-repeated="2"/>
          <table:table-cell office:value-type="float" office:value="6.9" calcext:value-type="float">
            <text:p>6.9</text:p>
          </table:table-cell>
          <table:table-cell/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486459235" calcext:value-type="float">
            <text:p>486459235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774" calcext:value-type="float">
            <text:p>774</text:p>
          </table:table-cell>
          <table:table-cell/>
          <table:table-cell office:value-type="float" office:value="3167.44" calcext:value-type="float">
            <text:p>3167.44</text:p>
          </table:table-cell>
        </table:table-row>
        <table:table-row table:style-name="ro1">
          <table:table-cell office:value-type="float" office:value="17.7833333333333" calcext:value-type="float">
            <text:p>17.7833333333333</text:p>
          </table:table-cell>
          <table:table-cell office:value-type="float" office:value="486459237" calcext:value-type="float">
            <text:p>486459237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17.7833333333333" calcext:value-type="float">
            <text:p>17.7833333333333</text:p>
          </table:table-cell>
          <table:table-cell office:value-type="float" office:value="486459237" calcext:value-type="float">
            <text:p>486459237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3174.88" calcext:value-type="float">
            <text:p>3174.88</text:p>
          </table:table-cell>
        </table:table-row>
        <table:table-row table:style-name="ro1">
          <table:table-cell office:value-type="float" office:value="17.7833333333333" calcext:value-type="float">
            <text:p>17.7833333333333</text:p>
          </table:table-cell>
          <table:table-cell office:value-type="float" office:value="486459237" calcext:value-type="float">
            <text:p>486459237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float" office:value="17.7833333333333" calcext:value-type="float">
            <text:p>17.7833333333333</text:p>
          </table:table-cell>
          <table:table-cell office:value-type="float" office:value="486459237" calcext:value-type="float">
            <text:p>486459237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3178.6" calcext:value-type="float">
            <text:p>3178.6</text:p>
          </table:table-cell>
        </table:table-row>
        <table:table-row table:style-name="ro1">
          <table:table-cell office:value-type="float" office:value="17.8166666666667" calcext:value-type="float">
            <text:p>17.8166666666667</text:p>
          </table:table-cell>
          <table:table-cell office:value-type="float" office:value="486459240" calcext:value-type="float">
            <text:p>486459240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17.8166666666667" calcext:value-type="float">
            <text:p>17.8166666666667</text:p>
          </table:table-cell>
          <table:table-cell office:value-type="float" office:value="486459240" calcext:value-type="float">
            <text:p>486459240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3172.4" calcext:value-type="float">
            <text:p>3172.4</text:p>
          </table:table-cell>
        </table:table-row>
        <table:table-row table:style-name="ro1">
          <table:table-cell office:value-type="float" office:value="17.8166666666667" calcext:value-type="float">
            <text:p>17.8166666666667</text:p>
          </table:table-cell>
          <table:table-cell office:value-type="float" office:value="486459240" calcext:value-type="float">
            <text:p>486459240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486459242" calcext:value-type="float">
            <text:p>486459242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486459242" calcext:value-type="float">
            <text:p>486459242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72.4" calcext:value-type="float">
            <text:p>3172.4</text:p>
          </table:table-cell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486459242" calcext:value-type="float">
            <text:p>486459242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/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486459242" calcext:value-type="float">
            <text:p>486459242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207" calcext:value-type="float">
            <text:p>-207</text:p>
          </table:table-cell>
          <table:table-cell/>
          <table:table-cell office:value-type="float" office:value="3158.76" calcext:value-type="float">
            <text:p>3158.76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486459243" calcext:value-type="float">
            <text:p>486459243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486459243" calcext:value-type="float">
            <text:p>486459243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204" calcext:value-type="float">
            <text:p>-204</text:p>
          </table:table-cell>
          <table:table-cell/>
          <table:table-cell office:value-type="float" office:value="3150.08" calcext:value-type="float">
            <text:p>3150.08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486459243" calcext:value-type="float">
            <text:p>48645924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486459243" calcext:value-type="float">
            <text:p>486459243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-240" calcext:value-type="float">
            <text:p>-240</text:p>
          </table:table-cell>
          <table:table-cell/>
          <table:table-cell office:value-type="float" office:value="3142.64" calcext:value-type="float">
            <text:p>3142.64</text:p>
          </table:table-cell>
        </table:table-row>
        <table:table-row table:style-name="ro1">
          <table:table-cell office:value-type="float" office:value="17.9166666666667" calcext:value-type="float">
            <text:p>17.9166666666667</text:p>
          </table:table-cell>
          <table:table-cell office:value-type="float" office:value="486459246" calcext:value-type="float">
            <text:p>486459246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17.9166666666667" calcext:value-type="float">
            <text:p>17.9166666666667</text:p>
          </table:table-cell>
          <table:table-cell office:value-type="float" office:value="486459246" calcext:value-type="float">
            <text:p>486459246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-399" calcext:value-type="float">
            <text:p>-399</text:p>
          </table:table-cell>
          <table:table-cell/>
          <table:table-cell office:value-type="float" office:value="3126.52" calcext:value-type="float">
            <text:p>3126.52</text:p>
          </table:table-cell>
        </table:table-row>
        <table:table-row table:style-name="ro1">
          <table:table-cell office:value-type="float" office:value="17.9166666666667" calcext:value-type="float">
            <text:p>17.9166666666667</text:p>
          </table:table-cell>
          <table:table-cell office:value-type="float" office:value="486459246" calcext:value-type="float">
            <text:p>486459246</text:p>
          </table:table-cell>
          <table:table-cell table:number-columns-repeated="2"/>
          <table:table-cell office:value-type="float" office:value="-0.6" calcext:value-type="float">
            <text:p>-0.6</text:p>
          </table:table-cell>
          <table:table-cell/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486459248" calcext:value-type="float">
            <text:p>486459248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-531" calcext:value-type="float">
            <text:p>-531</text:p>
          </table:table-cell>
          <table:table-cell/>
          <table:table-cell office:value-type="float" office:value="3109.16" calcext:value-type="float">
            <text:p>3109.16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486459248" calcext:value-type="float">
            <text:p>486459248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486459248" calcext:value-type="float">
            <text:p>486459248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712" calcext:value-type="float">
            <text:p>-712</text:p>
          </table:table-cell>
          <table:table-cell/>
          <table:table-cell office:value-type="float" office:value="3085.6" calcext:value-type="float">
            <text:p>3085.6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486459248" calcext:value-type="float">
            <text:p>486459248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7.9833333333333" calcext:value-type="float">
            <text:p>17.9833333333333</text:p>
          </table:table-cell>
          <table:table-cell office:value-type="float" office:value="486459250" calcext:value-type="float">
            <text:p>486459250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-596" calcext:value-type="float">
            <text:p>-596</text:p>
          </table:table-cell>
          <table:table-cell/>
          <table:table-cell office:value-type="float" office:value="3076.92" calcext:value-type="float">
            <text:p>3076.92</text:p>
          </table:table-cell>
        </table:table-row>
        <table:table-row table:style-name="ro1">
          <table:table-cell office:value-type="float" office:value="17.9833333333333" calcext:value-type="float">
            <text:p>17.9833333333333</text:p>
          </table:table-cell>
          <table:table-cell office:value-type="float" office:value="486459250" calcext:value-type="float">
            <text:p>486459250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17.9833333333333" calcext:value-type="float">
            <text:p>17.9833333333333</text:p>
          </table:table-cell>
          <table:table-cell office:value-type="float" office:value="486459250" calcext:value-type="float">
            <text:p>48645925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8.0166666666667" calcext:value-type="float">
            <text:p>18.0166666666667</text:p>
          </table:table-cell>
          <table:table-cell office:value-type="float" office:value="486459252" calcext:value-type="float">
            <text:p>486459252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-601" calcext:value-type="float">
            <text:p>-601</text:p>
          </table:table-cell>
          <table:table-cell/>
          <table:table-cell office:value-type="float" office:value="3060.8" calcext:value-type="float">
            <text:p>3060.8</text:p>
          </table:table-cell>
        </table:table-row>
        <table:table-row table:style-name="ro1">
          <table:table-cell office:value-type="float" office:value="18.0166666666667" calcext:value-type="float">
            <text:p>18.0166666666667</text:p>
          </table:table-cell>
          <table:table-cell office:value-type="float" office:value="486459252" calcext:value-type="float">
            <text:p>486459252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8.0166666666667" calcext:value-type="float">
            <text:p>18.0166666666667</text:p>
          </table:table-cell>
          <table:table-cell office:value-type="float" office:value="486459252" calcext:value-type="float">
            <text:p>486459252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574" calcext:value-type="float">
            <text:p>-574</text:p>
          </table:table-cell>
          <table:table-cell/>
          <table:table-cell office:value-type="float" office:value="2927.16" calcext:value-type="float">
            <text:p>2927.16</text:p>
          </table:table-cell>
        </table:table-row>
        <table:table-row table:style-name="ro1">
          <table:table-cell office:value-type="float" office:value="18.0166666666667" calcext:value-type="float">
            <text:p>18.0166666666667</text:p>
          </table:table-cell>
          <table:table-cell office:value-type="float" office:value="486459252" calcext:value-type="float">
            <text:p>486459252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8.0666666666667" calcext:value-type="float">
            <text:p>18.0666666666667</text:p>
          </table:table-cell>
          <table:table-cell office:value-type="float" office:value="486459254" calcext:value-type="float">
            <text:p>486459254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-546" calcext:value-type="float">
            <text:p>-546</text:p>
          </table:table-cell>
          <table:table-cell/>
          <table:table-cell office:value-type="float" office:value="2918.48" calcext:value-type="float">
            <text:p>2918.48</text:p>
          </table:table-cell>
        </table:table-row>
        <table:table-row table:style-name="ro1">
          <table:table-cell office:value-type="float" office:value="18.0666666666667" calcext:value-type="float">
            <text:p>18.0666666666667</text:p>
          </table:table-cell>
          <table:table-cell office:value-type="float" office:value="486459254" calcext:value-type="float">
            <text:p>486459254</text:p>
          </table:table-cell>
          <table:table-cell table:number-columns-repeated="2"/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18.0666666666667" calcext:value-type="float">
            <text:p>18.0666666666667</text:p>
          </table:table-cell>
          <table:table-cell office:value-type="float" office:value="486459254" calcext:value-type="float">
            <text:p>486459254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-449" calcext:value-type="float">
            <text:p>-449</text:p>
          </table:table-cell>
          <table:table-cell/>
          <table:table-cell office:value-type="float" office:value="2908.56" calcext:value-type="float">
            <text:p>2908.56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486459256" calcext:value-type="float">
            <text:p>486459256</text:p>
          </table:table-cell>
          <table:table-cell table:number-columns-repeated="2"/>
          <table:table-cell office:value-type="float" office:value="-1.3" calcext:value-type="float">
            <text:p>-1.3</text:p>
          </table:table-cell>
          <table:table-cell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486459256" calcext:value-type="float">
            <text:p>486459256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447" calcext:value-type="float">
            <text:p>-447</text:p>
          </table:table-cell>
          <table:table-cell/>
          <table:table-cell office:value-type="float" office:value="2891.2" calcext:value-type="float">
            <text:p>2891.2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486459256" calcext:value-type="float">
            <text:p>486459256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486459256" calcext:value-type="float">
            <text:p>486459256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-640" calcext:value-type="float">
            <text:p>-640</text:p>
          </table:table-cell>
          <table:table-cell/>
          <table:table-cell office:value-type="float" office:value="2873.84" calcext:value-type="float">
            <text:p>2873.84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486459258" calcext:value-type="float">
            <text:p>486459258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486459258" calcext:value-type="float">
            <text:p>486459258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-696" calcext:value-type="float">
            <text:p>-696</text:p>
          </table:table-cell>
          <table:table-cell/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486459258" calcext:value-type="float">
            <text:p>486459258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486459258" calcext:value-type="float">
            <text:p>486459258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8.1666666666667" calcext:value-type="float">
            <text:p>18.1666666666667</text:p>
          </table:table-cell>
          <table:table-cell office:value-type="float" office:value="486459265" calcext:value-type="float">
            <text:p>486459265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577" calcext:value-type="float">
            <text:p>-577</text:p>
          </table:table-cell>
          <table:table-cell/>
          <table:table-cell office:value-type="float" office:value="2844.08" calcext:value-type="float">
            <text:p>2844.08</text:p>
          </table:table-cell>
        </table:table-row>
        <table:table-row table:style-name="ro1">
          <table:table-cell office:value-type="float" office:value="18.1666666666667" calcext:value-type="float">
            <text:p>18.1666666666667</text:p>
          </table:table-cell>
          <table:table-cell office:value-type="float" office:value="486459265" calcext:value-type="float">
            <text:p>486459265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-621" calcext:value-type="float">
            <text:p>-621</text:p>
          </table:table-cell>
          <table:table-cell/>
          <table:table-cell office:value-type="float" office:value="2829.2" calcext:value-type="float">
            <text:p>2829.2</text:p>
          </table:table-cell>
        </table:table-row>
        <table:table-row table:style-name="ro1">
          <table:table-cell office:value-type="float" office:value="18.1666666666667" calcext:value-type="float">
            <text:p>18.1666666666667</text:p>
          </table:table-cell>
          <table:table-cell office:value-type="float" office:value="486459265" calcext:value-type="float">
            <text:p>486459265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486459266" calcext:value-type="float">
            <text:p>486459266</text:p>
          </table:table-cell>
          <table:table-cell table:number-columns-repeated="2"/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486459266" calcext:value-type="float">
            <text:p>486459266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601" calcext:value-type="float">
            <text:p>-601</text:p>
          </table:table-cell>
          <table:table-cell/>
          <table:table-cell office:value-type="float" office:value="2813.08" calcext:value-type="float">
            <text:p>2813.08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486459266" calcext:value-type="float">
            <text:p>486459266</text:p>
          </table:table-cell>
          <table:table-cell table:number-columns-repeated="2"/>
          <table:table-cell office:value-type="float" office:value="-1.3" calcext:value-type="float">
            <text:p>-1.3</text:p>
          </table:table-cell>
          <table:table-cell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486459266" calcext:value-type="float">
            <text:p>486459266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-678" calcext:value-type="float">
            <text:p>-678</text:p>
          </table:table-cell>
          <table:table-cell/>
          <table:table-cell office:value-type="float" office:value="2798.2" calcext:value-type="float">
            <text:p>2798.2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486459268" calcext:value-type="float">
            <text:p>486459268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486459268" calcext:value-type="float">
            <text:p>486459268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717" calcext:value-type="float">
            <text:p>-717</text:p>
          </table:table-cell>
          <table:table-cell/>
          <table:table-cell office:value-type="float" office:value="2777.12" calcext:value-type="float">
            <text:p>2777.12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486459268" calcext:value-type="float">
            <text:p>486459268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486459268" calcext:value-type="float">
            <text:p>486459268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868" calcext:value-type="float">
            <text:p>-868</text:p>
          </table:table-cell>
          <table:table-cell/>
          <table:table-cell office:value-type="float" office:value="2753.56" calcext:value-type="float">
            <text:p>2753.56</text:p>
          </table:table-cell>
        </table:table-row>
        <table:table-row table:style-name="ro1">
          <table:table-cell office:value-type="float" office:value="18.2666666666667" calcext:value-type="float">
            <text:p>18.2666666666667</text:p>
          </table:table-cell>
          <table:table-cell office:value-type="float" office:value="486459271" calcext:value-type="float">
            <text:p>486459271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18.2666666666667" calcext:value-type="float">
            <text:p>18.2666666666667</text:p>
          </table:table-cell>
          <table:table-cell office:value-type="float" office:value="486459271" calcext:value-type="float">
            <text:p>486459271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825" calcext:value-type="float">
            <text:p>-825</text:p>
          </table:table-cell>
          <table:table-cell/>
          <table:table-cell office:value-type="float" office:value="2737.44" calcext:value-type="float">
            <text:p>2737.44</text:p>
          </table:table-cell>
        </table:table-row>
        <table:table-row table:style-name="ro1">
          <table:table-cell office:value-type="float" office:value="18.2666666666667" calcext:value-type="float">
            <text:p>18.2666666666667</text:p>
          </table:table-cell>
          <table:table-cell office:value-type="float" office:value="486459271" calcext:value-type="float">
            <text:p>48645927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486459272" calcext:value-type="float">
            <text:p>486459272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918" calcext:value-type="float">
            <text:p>-918</text:p>
          </table:table-cell>
          <table:table-cell/>
          <table:table-cell office:value-type="float" office:value="2712.64" calcext:value-type="float">
            <text:p>2712.64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486459272" calcext:value-type="float">
            <text:p>486459272</text:p>
          </table:table-cell>
          <table:table-cell table:number-columns-repeated="2"/>
          <table:table-cell office:value-type="float" office:value="-2.5" calcext:value-type="float">
            <text:p>-2.5</text:p>
          </table:table-cell>
          <table:table-cell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486459272" calcext:value-type="float">
            <text:p>486459272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856" calcext:value-type="float">
            <text:p>-856</text:p>
          </table:table-cell>
          <table:table-cell/>
          <table:table-cell office:value-type="float" office:value="2689.08" calcext:value-type="float">
            <text:p>2689.08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486459272" calcext:value-type="float">
            <text:p>486459272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8.3333333333333" calcext:value-type="float">
            <text:p>18.3333333333333</text:p>
          </table:table-cell>
          <table:table-cell office:value-type="float" office:value="486459275" calcext:value-type="float">
            <text:p>486459275</text:p>
          </table:table-cell>
          <table:table-cell table:number-columns-repeated="2"/>
          <table:table-cell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float" office:value="18.3333333333333" calcext:value-type="float">
            <text:p>18.3333333333333</text:p>
          </table:table-cell>
          <table:table-cell office:value-type="float" office:value="486459275" calcext:value-type="float">
            <text:p>486459275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843" calcext:value-type="float">
            <text:p>-843</text:p>
          </table:table-cell>
          <table:table-cell/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float" office:value="18.3666666666667" calcext:value-type="float">
            <text:p>18.3666666666667</text:p>
          </table:table-cell>
          <table:table-cell office:value-type="float" office:value="486459277" calcext:value-type="float">
            <text:p>486459277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18.3666666666667" calcext:value-type="float">
            <text:p>18.3666666666667</text:p>
          </table:table-cell>
          <table:table-cell office:value-type="float" office:value="486459277" calcext:value-type="float">
            <text:p>486459277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951" calcext:value-type="float">
            <text:p>-951</text:p>
          </table:table-cell>
          <table:table-cell/>
          <table:table-cell office:value-type="float" office:value="2644.44" calcext:value-type="float">
            <text:p>2644.44</text:p>
          </table:table-cell>
        </table:table-row>
        <table:table-row table:style-name="ro1">
          <table:table-cell office:value-type="float" office:value="18.3666666666667" calcext:value-type="float">
            <text:p>18.3666666666667</text:p>
          </table:table-cell>
          <table:table-cell office:value-type="float" office:value="486459277" calcext:value-type="float">
            <text:p>486459277</text:p>
          </table:table-cell>
          <table:table-cell table:number-columns-repeated="2"/>
          <table:table-cell office:value-type="float" office:value="-1.6" calcext:value-type="float">
            <text:p>-1.6</text:p>
          </table:table-cell>
          <table:table-cell/>
        </table:table-row>
        <table:table-row table:style-name="ro1">
          <table:table-cell office:value-type="float" office:value="18.3666666666667" calcext:value-type="float">
            <text:p>18.3666666666667</text:p>
          </table:table-cell>
          <table:table-cell office:value-type="float" office:value="486459277" calcext:value-type="float">
            <text:p>486459277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-865" calcext:value-type="float">
            <text:p>-865</text:p>
          </table:table-cell>
          <table:table-cell/>
          <table:table-cell office:value-type="float" office:value="2625.84" calcext:value-type="float">
            <text:p>2625.84</text:p>
          </table:table-cell>
        </table:table-row>
        <table:table-row table:style-name="ro1">
          <table:table-cell office:value-type="float" office:value="18.3666666666667" calcext:value-type="float">
            <text:p>18.3666666666667</text:p>
          </table:table-cell>
          <table:table-cell office:value-type="float" office:value="486459277" calcext:value-type="float">
            <text:p>486459277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18.4166666666667" calcext:value-type="float">
            <text:p>18.4166666666667</text:p>
          </table:table-cell>
          <table:table-cell office:value-type="float" office:value="486459279" calcext:value-type="float">
            <text:p>486459279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787" calcext:value-type="float">
            <text:p>-787</text:p>
          </table:table-cell>
          <table:table-cell/>
          <table:table-cell office:value-type="float" office:value="2604.76" calcext:value-type="float">
            <text:p>2604.76</text:p>
          </table:table-cell>
        </table:table-row>
        <table:table-row table:style-name="ro1">
          <table:table-cell office:value-type="float" office:value="18.4166666666667" calcext:value-type="float">
            <text:p>18.4166666666667</text:p>
          </table:table-cell>
          <table:table-cell office:value-type="float" office:value="486459279" calcext:value-type="float">
            <text:p>486459279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18.4166666666667" calcext:value-type="float">
            <text:p>18.4166666666667</text:p>
          </table:table-cell>
          <table:table-cell office:value-type="float" office:value="486459279" calcext:value-type="float">
            <text:p>486459279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885" calcext:value-type="float">
            <text:p>-885</text:p>
          </table:table-cell>
          <table:table-cell/>
          <table:table-cell office:value-type="float" office:value="2584.92" calcext:value-type="float">
            <text:p>2584.92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486459281" calcext:value-type="float">
            <text:p>486459281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486459281" calcext:value-type="float">
            <text:p>486459281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967" calcext:value-type="float">
            <text:p>-967</text:p>
          </table:table-cell>
          <table:table-cell/>
          <table:table-cell office:value-type="float" office:value="2558.88" calcext:value-type="float">
            <text:p>2558.88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486459281" calcext:value-type="float">
            <text:p>486459281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486459281" calcext:value-type="float">
            <text:p>486459281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1068" calcext:value-type="float">
            <text:p>-1068</text:p>
          </table:table-cell>
          <table:table-cell/>
          <table:table-cell office:value-type="float" office:value="2522.92" calcext:value-type="float">
            <text:p>2522.92</text:p>
          </table:table-cell>
        </table:table-row>
        <table:table-row table:style-name="ro1">
          <table:table-cell office:value-type="float" office:value="18.4666666666667" calcext:value-type="float">
            <text:p>18.4666666666667</text:p>
          </table:table-cell>
          <table:table-cell office:value-type="float" office:value="486459283" calcext:value-type="float">
            <text:p>486459283</text:p>
          </table:table-cell>
          <table:table-cell table:number-columns-repeated="2"/>
          <table:table-cell office:value-type="float" office:value="-4.1" calcext:value-type="float">
            <text:p>-4.1</text:p>
          </table:table-cell>
          <table:table-cell/>
        </table:table-row>
        <table:table-row table:style-name="ro1">
          <table:table-cell office:value-type="float" office:value="18.4666666666667" calcext:value-type="float">
            <text:p>18.4666666666667</text:p>
          </table:table-cell>
          <table:table-cell office:value-type="float" office:value="486459283" calcext:value-type="float">
            <text:p>486459283</text:p>
          </table:table-cell>
          <table:table-cell table:number-columns-repeated="2"/>
          <table:table-cell office:value-type="float" office:value="-3.1" calcext:value-type="float">
            <text:p>-3.1</text:p>
          </table:table-cell>
          <table:table-cell/>
        </table:table-row>
        <table:table-row table:style-name="ro1">
          <table:table-cell office:value-type="float" office:value="18.4666666666667" calcext:value-type="float">
            <text:p>18.4666666666667</text:p>
          </table:table-cell>
          <table:table-cell office:value-type="float" office:value="486459283" calcext:value-type="float">
            <text:p>486459283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-1153" calcext:value-type="float">
            <text:p>-1153</text:p>
          </table:table-cell>
          <table:table-cell/>
          <table:table-cell office:value-type="float" office:value="2493.16" calcext:value-type="float">
            <text:p>2493.16</text:p>
          </table:table-cell>
        </table:table-row>
        <table:table-row table:style-name="ro1">
          <table:table-cell office:value-type="float" office:value="18.5166666666667" calcext:value-type="float">
            <text:p>18.5166666666667</text:p>
          </table:table-cell>
          <table:table-cell office:value-type="float" office:value="486459285" calcext:value-type="float">
            <text:p>486459285</text:p>
          </table:table-cell>
          <table:table-cell table:number-columns-repeated="2"/>
          <table:table-cell office:value-type="float" office:value="-3.3" calcext:value-type="float">
            <text:p>-3.3</text:p>
          </table:table-cell>
          <table:table-cell/>
        </table:table-row>
        <table:table-row table:style-name="ro1">
          <table:table-cell office:value-type="float" office:value="18.5166666666667" calcext:value-type="float">
            <text:p>18.5166666666667</text:p>
          </table:table-cell>
          <table:table-cell office:value-type="float" office:value="486459285" calcext:value-type="float">
            <text:p>486459285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-1043" calcext:value-type="float">
            <text:p>-1043</text:p>
          </table:table-cell>
          <table:table-cell/>
          <table:table-cell office:value-type="float" office:value="2472.08" calcext:value-type="float">
            <text:p>2472.08</text:p>
          </table:table-cell>
        </table:table-row>
        <table:table-row table:style-name="ro1">
          <table:table-cell office:value-type="float" office:value="18.5166666666667" calcext:value-type="float">
            <text:p>18.5166666666667</text:p>
          </table:table-cell>
          <table:table-cell office:value-type="float" office:value="486459285" calcext:value-type="float">
            <text:p>486459285</text:p>
          </table:table-cell>
          <table:table-cell table:number-columns-repeated="2"/>
          <table:table-cell office:value-type="float" office:value="-2.5" calcext:value-type="float">
            <text:p>-2.5</text:p>
          </table:table-cell>
          <table:table-cell/>
        </table:table-row>
        <table:table-row table:style-name="ro1">
          <table:table-cell office:value-type="float" office:value="18.5166666666667" calcext:value-type="float">
            <text:p>18.5166666666667</text:p>
          </table:table-cell>
          <table:table-cell office:value-type="float" office:value="486459285" calcext:value-type="float">
            <text:p>486459285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920" calcext:value-type="float">
            <text:p>-920</text:p>
          </table:table-cell>
          <table:table-cell/>
          <table:table-cell office:value-type="float" office:value="2452.24" calcext:value-type="float">
            <text:p>2452.24</text:p>
          </table:table-cell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486459287" calcext:value-type="float">
            <text:p>486459287</text:p>
          </table:table-cell>
          <table:table-cell table:number-columns-repeated="2"/>
          <table:table-cell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486459287" calcext:value-type="float">
            <text:p>486459287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-707" calcext:value-type="float">
            <text:p>-707</text:p>
          </table:table-cell>
          <table:table-cell/>
          <table:table-cell office:value-type="float" office:value="2322.32" calcext:value-type="float">
            <text:p>2322.32</text:p>
          </table:table-cell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486459287" calcext:value-type="float">
            <text:p>486459287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/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486459287" calcext:value-type="float">
            <text:p>486459287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676" calcext:value-type="float">
            <text:p>-676</text:p>
          </table:table-cell>
          <table:table-cell/>
          <table:table-cell office:value-type="float" office:value="2301.24" calcext:value-type="float">
            <text:p>2301.24</text:p>
          </table:table-cell>
        </table:table-row>
        <table:table-row table:style-name="ro1">
          <table:table-cell office:value-type="float" office:value="18.5833333333333" calcext:value-type="float">
            <text:p>18.5833333333333</text:p>
          </table:table-cell>
          <table:table-cell office:value-type="float" office:value="486459290" calcext:value-type="float">
            <text:p>486459290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18.5833333333333" calcext:value-type="float">
            <text:p>18.5833333333333</text:p>
          </table:table-cell>
          <table:table-cell office:value-type="float" office:value="486459290" calcext:value-type="float">
            <text:p>486459290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-532" calcext:value-type="float">
            <text:p>-532</text:p>
          </table:table-cell>
          <table:table-cell/>
          <table:table-cell office:value-type="float" office:value="2413.8" calcext:value-type="float">
            <text:p>2413.8</text:p>
          </table:table-cell>
        </table:table-row>
        <table:table-row table:style-name="ro1">
          <table:table-cell office:value-type="float" office:value="18.6166666666667" calcext:value-type="float">
            <text:p>18.6166666666667</text:p>
          </table:table-cell>
          <table:table-cell office:value-type="float" office:value="486459291" calcext:value-type="float">
            <text:p>486459291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18.6166666666667" calcext:value-type="float">
            <text:p>18.6166666666667</text:p>
          </table:table-cell>
          <table:table-cell office:value-type="float" office:value="486459291" calcext:value-type="float">
            <text:p>486459291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-797" calcext:value-type="float">
            <text:p>-797</text:p>
          </table:table-cell>
          <table:table-cell/>
          <table:table-cell office:value-type="float" office:value="2386.52" calcext:value-type="float">
            <text:p>2386.52</text:p>
          </table:table-cell>
        </table:table-row>
        <table:table-row table:style-name="ro1">
          <table:table-cell office:value-type="float" office:value="18.6166666666667" calcext:value-type="float">
            <text:p>18.6166666666667</text:p>
          </table:table-cell>
          <table:table-cell office:value-type="float" office:value="486459291" calcext:value-type="float">
            <text:p>486459291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18.6166666666667" calcext:value-type="float">
            <text:p>18.6166666666667</text:p>
          </table:table-cell>
          <table:table-cell office:value-type="float" office:value="486459291" calcext:value-type="float">
            <text:p>486459291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809" calcext:value-type="float">
            <text:p>-809</text:p>
          </table:table-cell>
          <table:table-cell/>
          <table:table-cell office:value-type="float" office:value="2362.96" calcext:value-type="float">
            <text:p>2362.96</text:p>
          </table:table-cell>
        </table:table-row>
        <table:table-row table:style-name="ro1">
          <table:table-cell office:value-type="float" office:value="18.6333333333333" calcext:value-type="float">
            <text:p>18.6333333333333</text:p>
          </table:table-cell>
          <table:table-cell office:value-type="float" office:value="486459293" calcext:value-type="float">
            <text:p>486459293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18.6333333333333" calcext:value-type="float">
            <text:p>18.6333333333333</text:p>
          </table:table-cell>
          <table:table-cell office:value-type="float" office:value="486459293" calcext:value-type="float">
            <text:p>486459293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18.6333333333333" calcext:value-type="float">
            <text:p>18.6333333333333</text:p>
          </table:table-cell>
          <table:table-cell office:value-type="float" office:value="486459293" calcext:value-type="float">
            <text:p>486459293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954" calcext:value-type="float">
            <text:p>-954</text:p>
          </table:table-cell>
          <table:table-cell/>
          <table:table-cell office:value-type="float" office:value="2215.68" calcext:value-type="float">
            <text:p>2215.68</text:p>
          </table:table-cell>
        </table:table-row>
        <table:table-row table:style-name="ro1">
          <table:table-cell office:value-type="float" office:value="18.6333333333333" calcext:value-type="float">
            <text:p>18.6333333333333</text:p>
          </table:table-cell>
          <table:table-cell office:value-type="float" office:value="486459293" calcext:value-type="float">
            <text:p>486459293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18.6833333333333" calcext:value-type="float">
            <text:p>18.6833333333333</text:p>
          </table:table-cell>
          <table:table-cell office:value-type="float" office:value="486459295" calcext:value-type="float">
            <text:p>486459295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-1009" calcext:value-type="float">
            <text:p>-1009</text:p>
          </table:table-cell>
          <table:table-cell/>
          <table:table-cell office:value-type="float" office:value="2308.4" calcext:value-type="float">
            <text:p>2308.4</text:p>
          </table:table-cell>
        </table:table-row>
        <table:table-row table:style-name="ro1">
          <table:table-cell office:value-type="float" office:value="18.6833333333333" calcext:value-type="float">
            <text:p>18.6833333333333</text:p>
          </table:table-cell>
          <table:table-cell office:value-type="float" office:value="486459295" calcext:value-type="float">
            <text:p>486459295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18.6833333333333" calcext:value-type="float">
            <text:p>18.6833333333333</text:p>
          </table:table-cell>
          <table:table-cell office:value-type="float" office:value="486459295" calcext:value-type="float">
            <text:p>486459295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-1001" calcext:value-type="float">
            <text:p>-1001</text:p>
          </table:table-cell>
          <table:table-cell/>
          <table:table-cell office:value-type="float" office:value="2284.84" calcext:value-type="float">
            <text:p>2284.84</text:p>
          </table:table-cell>
        </table:table-row>
        <table:table-row table:style-name="ro1">
          <table:table-cell office:value-type="float" office:value="18.7166666666667" calcext:value-type="float">
            <text:p>18.7166666666667</text:p>
          </table:table-cell>
          <table:table-cell office:value-type="float" office:value="486459297" calcext:value-type="float">
            <text:p>486459297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18.7166666666667" calcext:value-type="float">
            <text:p>18.7166666666667</text:p>
          </table:table-cell>
          <table:table-cell office:value-type="float" office:value="486459297" calcext:value-type="float">
            <text:p>486459297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-1014" calcext:value-type="float">
            <text:p>-1014</text:p>
          </table:table-cell>
          <table:table-cell/>
          <table:table-cell office:value-type="float" office:value="2257.56" calcext:value-type="float">
            <text:p>2257.56</text:p>
          </table:table-cell>
        </table:table-row>
        <table:table-row table:style-name="ro1">
          <table:table-cell office:value-type="float" office:value="18.7166666666667" calcext:value-type="float">
            <text:p>18.7166666666667</text:p>
          </table:table-cell>
          <table:table-cell office:value-type="float" office:value="486459297" calcext:value-type="float">
            <text:p>486459297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18.7166666666667" calcext:value-type="float">
            <text:p>18.7166666666667</text:p>
          </table:table-cell>
          <table:table-cell office:value-type="float" office:value="486459297" calcext:value-type="float">
            <text:p>486459297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-887" calcext:value-type="float">
            <text:p>-887</text:p>
          </table:table-cell>
          <table:table-cell/>
          <table:table-cell office:value-type="float" office:value="2235.24" calcext:value-type="float">
            <text:p>2235.24</text:p>
          </table:table-cell>
        </table:table-row>
        <table:table-row table:style-name="ro1">
          <table:table-cell office:value-type="float" office:value="18.7166666666667" calcext:value-type="float">
            <text:p>18.7166666666667</text:p>
          </table:table-cell>
          <table:table-cell office:value-type="float" office:value="486459297" calcext:value-type="float">
            <text:p>486459297</text:p>
          </table:table-cell>
          <table:table-cell table:number-columns-repeated="2"/>
          <table:table-cell office:value-type="float" office:value="-3.3" calcext:value-type="float">
            <text:p>-3.3</text:p>
          </table:table-cell>
          <table:table-cell/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486459300" calcext:value-type="float">
            <text:p>486459300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1123" calcext:value-type="float">
            <text:p>-1123</text:p>
          </table:table-cell>
          <table:table-cell/>
          <table:table-cell office:value-type="float" office:value="2085.48" calcext:value-type="float">
            <text:p>2085.48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486459300" calcext:value-type="float">
            <text:p>486459300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18.7833333333333" calcext:value-type="float">
            <text:p>18.7833333333333</text:p>
          </table:table-cell>
          <table:table-cell office:value-type="float" office:value="486459302" calcext:value-type="float">
            <text:p>486459302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1051" calcext:value-type="float">
            <text:p>-1051</text:p>
          </table:table-cell>
          <table:table-cell/>
          <table:table-cell office:value-type="float" office:value="2059.44" calcext:value-type="float">
            <text:p>2059.44</text:p>
          </table:table-cell>
        </table:table-row>
        <table:table-row table:style-name="ro1">
          <table:table-cell office:value-type="float" office:value="18.7833333333333" calcext:value-type="float">
            <text:p>18.7833333333333</text:p>
          </table:table-cell>
          <table:table-cell office:value-type="float" office:value="486459302" calcext:value-type="float">
            <text:p>486459302</text:p>
          </table:table-cell>
          <table:table-cell table:number-columns-repeated="2"/>
          <table:table-cell office:value-type="float" office:value="-2.5" calcext:value-type="float">
            <text:p>-2.5</text:p>
          </table:table-cell>
          <table:table-cell/>
        </table:table-row>
        <table:table-row table:style-name="ro1">
          <table:table-cell office:value-type="float" office:value="18.7833333333333" calcext:value-type="float">
            <text:p>18.7833333333333</text:p>
          </table:table-cell>
          <table:table-cell office:value-type="float" office:value="486459302" calcext:value-type="float">
            <text:p>486459302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18.7833333333333" calcext:value-type="float">
            <text:p>18.7833333333333</text:p>
          </table:table-cell>
          <table:table-cell office:value-type="float" office:value="486459302" calcext:value-type="float">
            <text:p>486459302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979" calcext:value-type="float">
            <text:p>-979</text:p>
          </table:table-cell>
          <table:table-cell/>
          <table:table-cell office:value-type="float" office:value="2037.12" calcext:value-type="float">
            <text:p>2037.12</text:p>
          </table:table-cell>
        </table:table-row>
        <table:table-row table:style-name="ro1">
          <table:table-cell office:value-type="float" office:value="18.8166666666667" calcext:value-type="float">
            <text:p>18.8166666666667</text:p>
          </table:table-cell>
          <table:table-cell office:value-type="float" office:value="486459304" calcext:value-type="float">
            <text:p>486459304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1044" calcext:value-type="float">
            <text:p>-1044</text:p>
          </table:table-cell>
          <table:table-cell/>
          <table:table-cell office:value-type="float" office:value="2017.28" calcext:value-type="float">
            <text:p>2017.28</text:p>
          </table:table-cell>
        </table:table-row>
        <table:table-row table:style-name="ro1">
          <table:table-cell office:value-type="float" office:value="18.8166666666667" calcext:value-type="float">
            <text:p>18.8166666666667</text:p>
          </table:table-cell>
          <table:table-cell office:value-type="float" office:value="486459304" calcext:value-type="float">
            <text:p>486459304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18.8166666666667" calcext:value-type="float">
            <text:p>18.8166666666667</text:p>
          </table:table-cell>
          <table:table-cell office:value-type="float" office:value="486459304" calcext:value-type="float">
            <text:p>486459304</text:p>
          </table:table-cell>
          <table:table-cell table:number-columns-repeated="2"/>
          <table:table-cell office:value-type="float" office:value="-2.7" calcext:value-type="float">
            <text:p>-2.7</text:p>
          </table:table-cell>
          <table:table-cell/>
        </table:table-row>
        <table:table-row table:style-name="ro1">
          <table:table-cell office:value-type="float" office:value="18.8166666666667" calcext:value-type="float">
            <text:p>18.8166666666667</text:p>
          </table:table-cell>
          <table:table-cell office:value-type="float" office:value="486459304" calcext:value-type="float">
            <text:p>486459304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846" calcext:value-type="float">
            <text:p>-846</text:p>
          </table:table-cell>
          <table:table-cell/>
          <table:table-cell office:value-type="float" office:value="1998.68" calcext:value-type="float">
            <text:p>1998.68</text:p>
          </table:table-cell>
        </table:table-row>
        <table:table-row table:style-name="ro1">
          <table:table-cell office:value-type="float" office:value="18.8666666666667" calcext:value-type="float">
            <text:p>18.8666666666667</text:p>
          </table:table-cell>
          <table:table-cell office:value-type="float" office:value="486459306" calcext:value-type="float">
            <text:p>486459306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18.8666666666667" calcext:value-type="float">
            <text:p>18.8666666666667</text:p>
          </table:table-cell>
          <table:table-cell office:value-type="float" office:value="486459306" calcext:value-type="float">
            <text:p>486459306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905" calcext:value-type="float">
            <text:p>-905</text:p>
          </table:table-cell>
          <table:table-cell/>
          <table:table-cell office:value-type="float" office:value="1980.08" calcext:value-type="float">
            <text:p>1980.08</text:p>
          </table:table-cell>
        </table:table-row>
        <table:table-row table:style-name="ro1">
          <table:table-cell office:value-type="float" office:value="18.8666666666667" calcext:value-type="float">
            <text:p>18.8666666666667</text:p>
          </table:table-cell>
          <table:table-cell office:value-type="float" office:value="486459306" calcext:value-type="float">
            <text:p>486459306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18.8666666666667" calcext:value-type="float">
            <text:p>18.8666666666667</text:p>
          </table:table-cell>
          <table:table-cell office:value-type="float" office:value="486459306" calcext:value-type="float">
            <text:p>486459306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926" calcext:value-type="float">
            <text:p>-926</text:p>
          </table:table-cell>
          <table:table-cell/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18.8833333333333" calcext:value-type="float">
            <text:p>18.8833333333333</text:p>
          </table:table-cell>
          <table:table-cell office:value-type="float" office:value="486459308" calcext:value-type="float">
            <text:p>486459308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/>
        </table:table-row>
        <table:table-row table:style-name="ro1">
          <table:table-cell office:value-type="float" office:value="18.8833333333333" calcext:value-type="float">
            <text:p>18.8833333333333</text:p>
          </table:table-cell>
          <table:table-cell office:value-type="float" office:value="486459308" calcext:value-type="float">
            <text:p>486459308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792" calcext:value-type="float">
            <text:p>-792</text:p>
          </table:table-cell>
          <table:table-cell/>
          <table:table-cell office:value-type="float" office:value="2061.64" calcext:value-type="float">
            <text:p>2061.64</text:p>
          </table:table-cell>
        </table:table-row>
        <table:table-row table:style-name="ro1">
          <table:table-cell office:value-type="float" office:value="18.8833333333333" calcext:value-type="float">
            <text:p>18.8833333333333</text:p>
          </table:table-cell>
          <table:table-cell office:value-type="float" office:value="486459308" calcext:value-type="float">
            <text:p>486459308</text:p>
          </table:table-cell>
          <table:table-cell table:number-columns-repeated="2"/>
          <table:table-cell office:value-type="float" office:value="-1.3" calcext:value-type="float">
            <text:p>-1.3</text:p>
          </table:table-cell>
          <table:table-cell/>
        </table:table-row>
        <table:table-row table:style-name="ro1">
          <table:table-cell office:value-type="float" office:value="18.9166666666667" calcext:value-type="float">
            <text:p>18.9166666666667</text:p>
          </table:table-cell>
          <table:table-cell office:value-type="float" office:value="486459310" calcext:value-type="float">
            <text:p>486459310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738" calcext:value-type="float">
            <text:p>-738</text:p>
          </table:table-cell>
          <table:table-cell/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8.9166666666667" calcext:value-type="float">
            <text:p>18.9166666666667</text:p>
          </table:table-cell>
          <table:table-cell office:value-type="float" office:value="486459310" calcext:value-type="float">
            <text:p>486459310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18.9166666666667" calcext:value-type="float">
            <text:p>18.9166666666667</text:p>
          </table:table-cell>
          <table:table-cell office:value-type="float" office:value="486459310" calcext:value-type="float">
            <text:p>486459310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-701" calcext:value-type="float">
            <text:p>-701</text:p>
          </table:table-cell>
          <table:table-cell/>
          <table:table-cell office:value-type="float" office:value="2030.64" calcext:value-type="float">
            <text:p>2030.64</text:p>
          </table:table-cell>
        </table:table-row>
        <table:table-row table:style-name="ro1">
          <table:table-cell office:value-type="float" office:value="18.9666666666667" calcext:value-type="float">
            <text:p>18.9666666666667</text:p>
          </table:table-cell>
          <table:table-cell office:value-type="float" office:value="486459312" calcext:value-type="float">
            <text:p>486459312</text:p>
          </table:table-cell>
          <table:table-cell table:number-columns-repeated="2"/>
          <table:table-cell office:value-type="float" office:value="-1.6" calcext:value-type="float">
            <text:p>-1.6</text:p>
          </table:table-cell>
          <table:table-cell/>
        </table:table-row>
        <table:table-row table:style-name="ro1">
          <table:table-cell office:value-type="float" office:value="18.9666666666667" calcext:value-type="float">
            <text:p>18.9666666666667</text:p>
          </table:table-cell>
          <table:table-cell office:value-type="float" office:value="486459312" calcext:value-type="float">
            <text:p>486459312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-618" calcext:value-type="float">
            <text:p>-618</text:p>
          </table:table-cell>
          <table:table-cell/>
          <table:table-cell office:value-type="float" office:value="2015.76" calcext:value-type="float">
            <text:p>2015.76</text:p>
          </table:table-cell>
        </table:table-row>
        <table:table-row table:style-name="ro1">
          <table:table-cell office:value-type="float" office:value="18.9666666666667" calcext:value-type="float">
            <text:p>18.9666666666667</text:p>
          </table:table-cell>
          <table:table-cell office:value-type="float" office:value="486459312" calcext:value-type="float">
            <text:p>486459312</text:p>
          </table:table-cell>
          <table:table-cell table:number-columns-repeated="2"/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18.9666666666667" calcext:value-type="float">
            <text:p>18.9666666666667</text:p>
          </table:table-cell>
          <table:table-cell office:value-type="float" office:value="486459312" calcext:value-type="float">
            <text:p>486459312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-539" calcext:value-type="float">
            <text:p>-539</text:p>
          </table:table-cell>
          <table:table-cell/>
          <table:table-cell office:value-type="float" office:value="2004.6" calcext:value-type="float">
            <text:p>2004.6</text:p>
          </table:table-cell>
        </table:table-row>
        <table:table-row table:style-name="ro1">
          <table:table-cell office:value-type="float" office:value="18.9833333333333" calcext:value-type="float">
            <text:p>18.9833333333333</text:p>
          </table:table-cell>
          <table:table-cell office:value-type="float" office:value="486459314" calcext:value-type="float">
            <text:p>486459314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18.9833333333333" calcext:value-type="float">
            <text:p>18.9833333333333</text:p>
          </table:table-cell>
          <table:table-cell office:value-type="float" office:value="486459314" calcext:value-type="float">
            <text:p>486459314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-601" calcext:value-type="float">
            <text:p>-601</text:p>
          </table:table-cell>
          <table:table-cell/>
          <table:table-cell office:value-type="float" office:value="1867.24" calcext:value-type="float">
            <text:p>1867.24</text:p>
          </table:table-cell>
        </table:table-row>
        <table:table-row table:style-name="ro1">
          <table:table-cell office:value-type="float" office:value="18.9833333333333" calcext:value-type="float">
            <text:p>18.9833333333333</text:p>
          </table:table-cell>
          <table:table-cell office:value-type="float" office:value="486459314" calcext:value-type="float">
            <text:p>486459314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18.9833333333333" calcext:value-type="float">
            <text:p>18.9833333333333</text:p>
          </table:table-cell>
          <table:table-cell office:value-type="float" office:value="486459314" calcext:value-type="float">
            <text:p>486459314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19.0333333333333" calcext:value-type="float">
            <text:p>19.0333333333333</text:p>
          </table:table-cell>
          <table:table-cell office:value-type="float" office:value="486459316" calcext:value-type="float">
            <text:p>486459316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-498" calcext:value-type="float">
            <text:p>-498</text:p>
          </table:table-cell>
          <table:table-cell/>
          <table:table-cell office:value-type="float" office:value="1976.08" calcext:value-type="float">
            <text:p>1976.08</text:p>
          </table:table-cell>
        </table:table-row>
        <table:table-row table:style-name="ro1">
          <table:table-cell office:value-type="float" office:value="19.0333333333333" calcext:value-type="float">
            <text:p>19.0333333333333</text:p>
          </table:table-cell>
          <table:table-cell office:value-type="float" office:value="486459316" calcext:value-type="float">
            <text:p>486459316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19.0333333333333" calcext:value-type="float">
            <text:p>19.0333333333333</text:p>
          </table:table-cell>
          <table:table-cell office:value-type="float" office:value="486459316" calcext:value-type="float">
            <text:p>486459316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-794" calcext:value-type="float">
            <text:p>-794</text:p>
          </table:table-cell>
          <table:table-cell/>
          <table:table-cell office:value-type="float" office:value="1946.32" calcext:value-type="float">
            <text:p>1946.32</text:p>
          </table:table-cell>
        </table:table-row>
        <table:table-row table:style-name="ro1">
          <table:table-cell office:value-type="float" office:value="19.0666666666667" calcext:value-type="float">
            <text:p>19.0666666666667</text:p>
          </table:table-cell>
          <table:table-cell office:value-type="float" office:value="486459318" calcext:value-type="float">
            <text:p>486459318</text:p>
          </table:table-cell>
          <table:table-cell table:number-columns-repeated="2"/>
          <table:table-cell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float" office:value="19.0666666666667" calcext:value-type="float">
            <text:p>19.0666666666667</text:p>
          </table:table-cell>
          <table:table-cell office:value-type="float" office:value="486459318" calcext:value-type="float">
            <text:p>486459318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904" calcext:value-type="float">
            <text:p>-904</text:p>
          </table:table-cell>
          <table:table-cell/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19.0666666666667" calcext:value-type="float">
            <text:p>19.0666666666667</text:p>
          </table:table-cell>
          <table:table-cell office:value-type="float" office:value="486459318" calcext:value-type="float">
            <text:p>486459318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19.0666666666667" calcext:value-type="float">
            <text:p>19.0666666666667</text:p>
          </table:table-cell>
          <table:table-cell office:value-type="float" office:value="486459318" calcext:value-type="float">
            <text:p>486459318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828" calcext:value-type="float">
            <text:p>-828</text:p>
          </table:table-cell>
          <table:table-cell/>
          <table:table-cell office:value-type="float" office:value="1902.92" calcext:value-type="float">
            <text:p>1902.92</text:p>
          </table:table-cell>
        </table:table-row>
        <table:table-row table:style-name="ro1">
          <table:table-cell office:value-type="float" office:value="19.0833333333333" calcext:value-type="float">
            <text:p>19.0833333333333</text:p>
          </table:table-cell>
          <table:table-cell office:value-type="float" office:value="486459320" calcext:value-type="float">
            <text:p>486459320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19.0833333333333" calcext:value-type="float">
            <text:p>19.0833333333333</text:p>
          </table:table-cell>
          <table:table-cell office:value-type="float" office:value="486459320" calcext:value-type="float">
            <text:p>486459320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-1048" calcext:value-type="float">
            <text:p>-1048</text:p>
          </table:table-cell>
          <table:table-cell/>
          <table:table-cell office:value-type="float" office:value="1870.68" calcext:value-type="float">
            <text:p>1870.68</text:p>
          </table:table-cell>
        </table:table-row>
        <table:table-row table:style-name="ro1">
          <table:table-cell office:value-type="float" office:value="19.0833333333333" calcext:value-type="float">
            <text:p>19.0833333333333</text:p>
          </table:table-cell>
          <table:table-cell office:value-type="float" office:value="486459320" calcext:value-type="float">
            <text:p>486459320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19.1333333333333" calcext:value-type="float">
            <text:p>19.1333333333333</text:p>
          </table:table-cell>
          <table:table-cell office:value-type="float" office:value="486459322" calcext:value-type="float">
            <text:p>486459322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-1029" calcext:value-type="float">
            <text:p>-1029</text:p>
          </table:table-cell>
          <table:table-cell/>
          <table:table-cell office:value-type="float" office:value="1844.64" calcext:value-type="float">
            <text:p>1844.64</text:p>
          </table:table-cell>
        </table:table-row>
        <table:table-row table:style-name="ro1">
          <table:table-cell office:value-type="float" office:value="19.1333333333333" calcext:value-type="float">
            <text:p>19.1333333333333</text:p>
          </table:table-cell>
          <table:table-cell office:value-type="float" office:value="486459322" calcext:value-type="float">
            <text:p>486459322</text:p>
          </table:table-cell>
          <table:table-cell table:number-columns-repeated="2"/>
          <table:table-cell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float" office:value="19.1333333333333" calcext:value-type="float">
            <text:p>19.1333333333333</text:p>
          </table:table-cell>
          <table:table-cell office:value-type="float" office:value="486459322" calcext:value-type="float">
            <text:p>486459322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-1018" calcext:value-type="float">
            <text:p>-1018</text:p>
          </table:table-cell>
          <table:table-cell/>
          <table:table-cell office:value-type="float" office:value="1699.84" calcext:value-type="float">
            <text:p>1699.84</text:p>
          </table:table-cell>
        </table:table-row>
        <table:table-row table:style-name="ro1">
          <table:table-cell office:value-type="float" office:value="19.1333333333333" calcext:value-type="float">
            <text:p>19.1333333333333</text:p>
          </table:table-cell>
          <table:table-cell office:value-type="float" office:value="486459322" calcext:value-type="float">
            <text:p>486459322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19.1666666666667" calcext:value-type="float">
            <text:p>19.1666666666667</text:p>
          </table:table-cell>
          <table:table-cell office:value-type="float" office:value="486459329" calcext:value-type="float">
            <text:p>486459329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19.1666666666667" calcext:value-type="float">
            <text:p>19.1666666666667</text:p>
          </table:table-cell>
          <table:table-cell office:value-type="float" office:value="486459329" calcext:value-type="float">
            <text:p>486459329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-848" calcext:value-type="float">
            <text:p>-848</text:p>
          </table:table-cell>
          <table:table-cell/>
          <table:table-cell office:value-type="float" office:value="1806.2" calcext:value-type="float">
            <text:p>1806.2</text:p>
          </table:table-cell>
        </table:table-row>
        <table:table-row table:style-name="ro1">
          <table:table-cell office:value-type="float" office:value="19.1666666666667" calcext:value-type="float">
            <text:p>19.1666666666667</text:p>
          </table:table-cell>
          <table:table-cell office:value-type="float" office:value="486459329" calcext:value-type="float">
            <text:p>486459329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/>
        </table:table-row>
        <table:table-row table:style-name="ro1">
          <table:table-cell office:value-type="float" office:value="19.1666666666667" calcext:value-type="float">
            <text:p>19.1666666666667</text:p>
          </table:table-cell>
          <table:table-cell office:value-type="float" office:value="486459329" calcext:value-type="float">
            <text:p>486459329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660" calcext:value-type="float">
            <text:p>-660</text:p>
          </table:table-cell>
          <table:table-cell/>
          <table:table-cell office:value-type="float" office:value="1791.32" calcext:value-type="float">
            <text:p>1791.32</text:p>
          </table:table-cell>
        </table:table-row>
        <table:table-row table:style-name="ro1">
          <table:table-cell office:value-type="float" office:value="19.2166666666667" calcext:value-type="float">
            <text:p>19.2166666666667</text:p>
          </table:table-cell>
          <table:table-cell office:value-type="float" office:value="486459331" calcext:value-type="float">
            <text:p>48645933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9.2166666666667" calcext:value-type="float">
            <text:p>19.2166666666667</text:p>
          </table:table-cell>
          <table:table-cell office:value-type="float" office:value="486459331" calcext:value-type="float">
            <text:p>486459331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674" calcext:value-type="float">
            <text:p>-674</text:p>
          </table:table-cell>
          <table:table-cell/>
          <table:table-cell office:value-type="float" office:value="1772.72" calcext:value-type="float">
            <text:p>1772.72</text:p>
          </table:table-cell>
        </table:table-row>
        <table:table-row table:style-name="ro1">
          <table:table-cell office:value-type="float" office:value="19.2166666666667" calcext:value-type="float">
            <text:p>19.2166666666667</text:p>
          </table:table-cell>
          <table:table-cell office:value-type="float" office:value="486459331" calcext:value-type="float">
            <text:p>486459331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19.2166666666667" calcext:value-type="float">
            <text:p>19.2166666666667</text:p>
          </table:table-cell>
          <table:table-cell office:value-type="float" office:value="486459331" calcext:value-type="float">
            <text:p>486459331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460" calcext:value-type="float">
            <text:p>-460</text:p>
          </table:table-cell>
          <table:table-cell/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19.2333333333333" calcext:value-type="float">
            <text:p>19.2333333333333</text:p>
          </table:table-cell>
          <table:table-cell office:value-type="float" office:value="486459333" calcext:value-type="float">
            <text:p>486459333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/>
        </table:table-row>
        <table:table-row table:style-name="ro1">
          <table:table-cell office:value-type="float" office:value="19.2333333333333" calcext:value-type="float">
            <text:p>19.2333333333333</text:p>
          </table:table-cell>
          <table:table-cell office:value-type="float" office:value="486459333" calcext:value-type="float">
            <text:p>486459333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-583" calcext:value-type="float">
            <text:p>-583</text:p>
          </table:table-cell>
          <table:table-cell/>
          <table:table-cell office:value-type="float" office:value="1751.64" calcext:value-type="float">
            <text:p>1751.64</text:p>
          </table:table-cell>
        </table:table-row>
        <table:table-row table:style-name="ro1">
          <table:table-cell office:value-type="float" office:value="19.2333333333333" calcext:value-type="float">
            <text:p>19.2333333333333</text:p>
          </table:table-cell>
          <table:table-cell office:value-type="float" office:value="486459333" calcext:value-type="float">
            <text:p>486459333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19.2666666666667" calcext:value-type="float">
            <text:p>19.2666666666667</text:p>
          </table:table-cell>
          <table:table-cell office:value-type="float" office:value="486459335" calcext:value-type="float">
            <text:p>486459335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-598" calcext:value-type="float">
            <text:p>-598</text:p>
          </table:table-cell>
          <table:table-cell/>
          <table:table-cell office:value-type="float" office:value="1734.28" calcext:value-type="float">
            <text:p>1734.28</text:p>
          </table:table-cell>
        </table:table-row>
        <table:table-row table:style-name="ro1">
          <table:table-cell office:value-type="float" office:value="19.2666666666667" calcext:value-type="float">
            <text:p>19.2666666666667</text:p>
          </table:table-cell>
          <table:table-cell office:value-type="float" office:value="486459335" calcext:value-type="float">
            <text:p>486459335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19.2666666666667" calcext:value-type="float">
            <text:p>19.2666666666667</text:p>
          </table:table-cell>
          <table:table-cell office:value-type="float" office:value="486459335" calcext:value-type="float">
            <text:p>486459335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-561" calcext:value-type="float">
            <text:p>-561</text:p>
          </table:table-cell>
          <table:table-cell/>
          <table:table-cell office:value-type="float" office:value="1719.4" calcext:value-type="float">
            <text:p>1719.4</text:p>
          </table:table-cell>
        </table:table-row>
        <table:table-row table:style-name="ro1">
          <table:table-cell office:value-type="float" office:value="19.3166666666667" calcext:value-type="float">
            <text:p>19.3166666666667</text:p>
          </table:table-cell>
          <table:table-cell office:value-type="float" office:value="486459337" calcext:value-type="float">
            <text:p>486459337</text:p>
          </table:table-cell>
          <table:table-cell table:number-columns-repeated="2"/>
          <table:table-cell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float" office:value="19.3166666666667" calcext:value-type="float">
            <text:p>19.3166666666667</text:p>
          </table:table-cell>
          <table:table-cell office:value-type="float" office:value="486459337" calcext:value-type="float">
            <text:p>486459337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845" calcext:value-type="float">
            <text:p>-845</text:p>
          </table:table-cell>
          <table:table-cell/>
          <table:table-cell office:value-type="float" office:value="1695.84" calcext:value-type="float">
            <text:p>1695.84</text:p>
          </table:table-cell>
        </table:table-row>
        <table:table-row table:style-name="ro1">
          <table:table-cell office:value-type="float" office:value="19.3166666666667" calcext:value-type="float">
            <text:p>19.3166666666667</text:p>
          </table:table-cell>
          <table:table-cell office:value-type="float" office:value="486459337" calcext:value-type="float">
            <text:p>486459337</text:p>
          </table:table-cell>
          <table:table-cell table:number-columns-repeated="2"/>
          <table:table-cell office:value-type="float" office:value="-3.1" calcext:value-type="float">
            <text:p>-3.1</text:p>
          </table:table-cell>
          <table:table-cell/>
        </table:table-row>
        <table:table-row table:style-name="ro1">
          <table:table-cell office:value-type="float" office:value="19.3166666666667" calcext:value-type="float">
            <text:p>19.3166666666667</text:p>
          </table:table-cell>
          <table:table-cell office:value-type="float" office:value="486459337" calcext:value-type="float">
            <text:p>486459337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-814" calcext:value-type="float">
            <text:p>-814</text:p>
          </table:table-cell>
          <table:table-cell/>
          <table:table-cell office:value-type="float" office:value="1679.72" calcext:value-type="float">
            <text:p>1679.72</text:p>
          </table:table-cell>
        </table:table-row>
        <table:table-row table:style-name="ro1">
          <table:table-cell office:value-type="float" office:value="19.3333333333333" calcext:value-type="float">
            <text:p>19.3333333333333</text:p>
          </table:table-cell>
          <table:table-cell office:value-type="float" office:value="486459339" calcext:value-type="float">
            <text:p>486459339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19.3333333333333" calcext:value-type="float">
            <text:p>19.3333333333333</text:p>
          </table:table-cell>
          <table:table-cell office:value-type="float" office:value="486459339" calcext:value-type="float">
            <text:p>486459339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-1016" calcext:value-type="float">
            <text:p>-1016</text:p>
          </table:table-cell>
          <table:table-cell/>
          <table:table-cell office:value-type="float" office:value="1651.2" calcext:value-type="float">
            <text:p>1651.2</text:p>
          </table:table-cell>
        </table:table-row>
        <table:table-row table:style-name="ro1">
          <table:table-cell office:value-type="float" office:value="19.3333333333333" calcext:value-type="float">
            <text:p>19.3333333333333</text:p>
          </table:table-cell>
          <table:table-cell office:value-type="float" office:value="486459339" calcext:value-type="float">
            <text:p>486459339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9.3666666666667" calcext:value-type="float">
            <text:p>19.3666666666667</text:p>
          </table:table-cell>
          <table:table-cell office:value-type="float" office:value="486459341" calcext:value-type="float">
            <text:p>486459341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19.3666666666667" calcext:value-type="float">
            <text:p>19.3666666666667</text:p>
          </table:table-cell>
          <table:table-cell office:value-type="float" office:value="486459341" calcext:value-type="float">
            <text:p>486459341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1135" calcext:value-type="float">
            <text:p>-1135</text:p>
          </table:table-cell>
          <table:table-cell/>
          <table:table-cell office:value-type="float" office:value="1623.92" calcext:value-type="float">
            <text:p>1623.92</text:p>
          </table:table-cell>
        </table:table-row>
        <table:table-row table:style-name="ro1">
          <table:table-cell office:value-type="float" office:value="19.3666666666667" calcext:value-type="float">
            <text:p>19.3666666666667</text:p>
          </table:table-cell>
          <table:table-cell office:value-type="float" office:value="486459341" calcext:value-type="float">
            <text:p>486459341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-993" calcext:value-type="float">
            <text:p>-993</text:p>
          </table:table-cell>
          <table:table-cell/>
          <table:table-cell office:value-type="float" office:value="1606.56" calcext:value-type="float">
            <text:p>1606.56</text:p>
          </table:table-cell>
        </table:table-row>
        <table:table-row table:style-name="ro1">
          <table:table-cell office:value-type="float" office:value="19.3666666666667" calcext:value-type="float">
            <text:p>19.3666666666667</text:p>
          </table:table-cell>
          <table:table-cell office:value-type="float" office:value="486459341" calcext:value-type="float">
            <text:p>486459341</text:p>
          </table:table-cell>
          <table:table-cell table:number-columns-repeated="2"/>
          <table:table-cell office:value-type="float" office:value="-2.5" calcext:value-type="float">
            <text:p>-2.5</text:p>
          </table:table-cell>
          <table:table-cell/>
        </table:table-row>
        <table:table-row table:style-name="ro1">
          <table:table-cell office:value-type="float" office:value="19.4166666666667" calcext:value-type="float">
            <text:p>19.4166666666667</text:p>
          </table:table-cell>
          <table:table-cell office:value-type="float" office:value="486459343" calcext:value-type="float">
            <text:p>486459343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19.4166666666667" calcext:value-type="float">
            <text:p>19.4166666666667</text:p>
          </table:table-cell>
          <table:table-cell office:value-type="float" office:value="486459343" calcext:value-type="float">
            <text:p>486459343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1030" calcext:value-type="float">
            <text:p>-1030</text:p>
          </table:table-cell>
          <table:table-cell/>
          <table:table-cell office:value-type="float" office:value="1579.28" calcext:value-type="float">
            <text:p>1579.28</text:p>
          </table:table-cell>
        </table:table-row>
        <table:table-row table:style-name="ro1">
          <table:table-cell office:value-type="float" office:value="19.4166666666667" calcext:value-type="float">
            <text:p>19.4166666666667</text:p>
          </table:table-cell>
          <table:table-cell office:value-type="float" office:value="486459343" calcext:value-type="float">
            <text:p>486459343</text:p>
          </table:table-cell>
          <table:table-cell table:number-columns-repeated="2"/>
          <table:table-cell office:value-type="float" office:value="-2.7" calcext:value-type="float">
            <text:p>-2.7</text:p>
          </table:table-cell>
          <table:table-cell/>
        </table:table-row>
        <table:table-row table:style-name="ro1">
          <table:table-cell office:value-type="float" office:value="19.4166666666667" calcext:value-type="float">
            <text:p>19.4166666666667</text:p>
          </table:table-cell>
          <table:table-cell office:value-type="float" office:value="486459343" calcext:value-type="float">
            <text:p>486459343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-971" calcext:value-type="float">
            <text:p>-971</text:p>
          </table:table-cell>
          <table:table-cell/>
          <table:table-cell office:value-type="float" office:value="1558.2" calcext:value-type="float">
            <text:p>1558.2</text:p>
          </table:table-cell>
        </table:table-row>
        <table:table-row table:style-name="ro1">
          <table:table-cell office:value-type="float" office:value="19.4333333333333" calcext:value-type="float">
            <text:p>19.4333333333333</text:p>
          </table:table-cell>
          <table:table-cell office:value-type="float" office:value="486459345" calcext:value-type="float">
            <text:p>486459345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19.4333333333333" calcext:value-type="float">
            <text:p>19.4333333333333</text:p>
          </table:table-cell>
          <table:table-cell office:value-type="float" office:value="486459345" calcext:value-type="float">
            <text:p>486459345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899" calcext:value-type="float">
            <text:p>-899</text:p>
          </table:table-cell>
          <table:table-cell/>
          <table:table-cell office:value-type="float" office:value="1542.08" calcext:value-type="float">
            <text:p>1542.08</text:p>
          </table:table-cell>
        </table:table-row>
        <table:table-row table:style-name="ro1">
          <table:table-cell office:value-type="float" office:value="19.4333333333333" calcext:value-type="float">
            <text:p>19.4333333333333</text:p>
          </table:table-cell>
          <table:table-cell office:value-type="float" office:value="486459345" calcext:value-type="float">
            <text:p>486459345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/>
        </table:table-row>
        <table:table-row table:style-name="ro1">
          <table:table-cell office:value-type="float" office:value="19.4666666666667" calcext:value-type="float">
            <text:p>19.4666666666667</text:p>
          </table:table-cell>
          <table:table-cell office:value-type="float" office:value="486459347" calcext:value-type="float">
            <text:p>486459347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-804" calcext:value-type="float">
            <text:p>-804</text:p>
          </table:table-cell>
          <table:table-cell/>
          <table:table-cell office:value-type="float" office:value="1523.48" calcext:value-type="float">
            <text:p>1523.48</text:p>
          </table:table-cell>
        </table:table-row>
        <table:table-row table:style-name="ro1">
          <table:table-cell office:value-type="float" office:value="19.4666666666667" calcext:value-type="float">
            <text:p>19.4666666666667</text:p>
          </table:table-cell>
          <table:table-cell office:value-type="float" office:value="486459347" calcext:value-type="float">
            <text:p>486459347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19.4666666666667" calcext:value-type="float">
            <text:p>19.4666666666667</text:p>
          </table:table-cell>
          <table:table-cell office:value-type="float" office:value="486459347" calcext:value-type="float">
            <text:p>486459347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-780" calcext:value-type="float">
            <text:p>-780</text:p>
          </table:table-cell>
          <table:table-cell/>
          <table:table-cell office:value-type="float" office:value="1503.64" calcext:value-type="float">
            <text:p>1503.64</text:p>
          </table:table-cell>
        </table:table-row>
        <table:table-row table:style-name="ro1">
          <table:table-cell office:value-type="float" office:value="19.4666666666667" calcext:value-type="float">
            <text:p>19.4666666666667</text:p>
          </table:table-cell>
          <table:table-cell office:value-type="float" office:value="486459347" calcext:value-type="float">
            <text:p>486459347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19.5166666666667" calcext:value-type="float">
            <text:p>19.5166666666667</text:p>
          </table:table-cell>
          <table:table-cell office:value-type="float" office:value="486459349" calcext:value-type="float">
            <text:p>486459349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584" calcext:value-type="float">
            <text:p>-584</text:p>
          </table:table-cell>
          <table:table-cell/>
          <table:table-cell office:value-type="float" office:value="1494.96" calcext:value-type="float">
            <text:p>1494.96</text:p>
          </table:table-cell>
        </table:table-row>
        <table:table-row table:style-name="ro1">
          <table:table-cell office:value-type="float" office:value="19.5166666666667" calcext:value-type="float">
            <text:p>19.5166666666667</text:p>
          </table:table-cell>
          <table:table-cell office:value-type="float" office:value="486459349" calcext:value-type="float">
            <text:p>486459349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19.5166666666667" calcext:value-type="float">
            <text:p>19.5166666666667</text:p>
          </table:table-cell>
          <table:table-cell office:value-type="float" office:value="486459349" calcext:value-type="float">
            <text:p>486459349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540" calcext:value-type="float">
            <text:p>-540</text:p>
          </table:table-cell>
          <table:table-cell/>
          <table:table-cell office:value-type="float" office:value="1486.28" calcext:value-type="float">
            <text:p>1486.28</text:p>
          </table:table-cell>
        </table:table-row>
        <table:table-row table:style-name="ro1">
          <table:table-cell office:value-type="float" office:value="19.5166666666667" calcext:value-type="float">
            <text:p>19.5166666666667</text:p>
          </table:table-cell>
          <table:table-cell office:value-type="float" office:value="486459349" calcext:value-type="float">
            <text:p>486459349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19.55" calcext:value-type="float">
            <text:p>19.55</text:p>
          </table:table-cell>
          <table:table-cell office:value-type="float" office:value="486459351" calcext:value-type="float">
            <text:p>486459351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/>
        </table:table-row>
        <table:table-row table:style-name="ro1">
          <table:table-cell office:value-type="float" office:value="19.55" calcext:value-type="float">
            <text:p>19.55</text:p>
          </table:table-cell>
          <table:table-cell office:value-type="float" office:value="486459351" calcext:value-type="float">
            <text:p>486459351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-635" calcext:value-type="float">
            <text:p>-635</text:p>
          </table:table-cell>
          <table:table-cell/>
          <table:table-cell office:value-type="float" office:value="1466.44" calcext:value-type="float">
            <text:p>1466.44</text:p>
          </table:table-cell>
        </table:table-row>
        <table:table-row table:style-name="ro1">
          <table:table-cell office:value-type="float" office:value="19.55" calcext:value-type="float">
            <text:p>19.55</text:p>
          </table:table-cell>
          <table:table-cell office:value-type="float" office:value="486459351" calcext:value-type="float">
            <text:p>486459351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-594" calcext:value-type="float">
            <text:p>-594</text:p>
          </table:table-cell>
          <table:table-cell/>
          <table:table-cell office:value-type="float" office:value="1456.52" calcext:value-type="float">
            <text:p>1456.52</text:p>
          </table:table-cell>
        </table:table-row>
        <table:table-row table:style-name="ro1">
          <table:table-cell office:value-type="float" office:value="19.5666666666667" calcext:value-type="float">
            <text:p>19.5666666666667</text:p>
          </table:table-cell>
          <table:table-cell office:value-type="float" office:value="486459353" calcext:value-type="float">
            <text:p>486459353</text:p>
          </table:table-cell>
          <table:table-cell table:number-columns-repeated="2"/>
          <table:table-cell office:value-type="float" office:value="-1.3" calcext:value-type="float">
            <text:p>-1.3</text:p>
          </table:table-cell>
          <table:table-cell/>
        </table:table-row>
        <table:table-row table:style-name="ro1">
          <table:table-cell office:value-type="float" office:value="19.5666666666667" calcext:value-type="float">
            <text:p>19.5666666666667</text:p>
          </table:table-cell>
          <table:table-cell office:value-type="float" office:value="486459353" calcext:value-type="float">
            <text:p>48645935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9.5666666666667" calcext:value-type="float">
            <text:p>19.5666666666667</text:p>
          </table:table-cell>
          <table:table-cell office:value-type="float" office:value="486459353" calcext:value-type="float">
            <text:p>486459353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-597" calcext:value-type="float">
            <text:p>-597</text:p>
          </table:table-cell>
          <table:table-cell/>
          <table:table-cell office:value-type="float" office:value="1440.4" calcext:value-type="float">
            <text:p>1440.4</text:p>
          </table:table-cell>
        </table:table-row>
        <table:table-row table:style-name="ro1">
          <table:table-cell office:value-type="float" office:value="19.6166666666667" calcext:value-type="float">
            <text:p>19.6166666666667</text:p>
          </table:table-cell>
          <table:table-cell office:value-type="float" office:value="486459355" calcext:value-type="float">
            <text:p>486459355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/>
        </table:table-row>
        <table:table-row table:style-name="ro1">
          <table:table-cell office:value-type="float" office:value="19.6166666666667" calcext:value-type="float">
            <text:p>19.6166666666667</text:p>
          </table:table-cell>
          <table:table-cell office:value-type="float" office:value="486459355" calcext:value-type="float">
            <text:p>486459355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-657" calcext:value-type="float">
            <text:p>-657</text:p>
          </table:table-cell>
          <table:table-cell/>
          <table:table-cell office:value-type="float" office:value="1424.28" calcext:value-type="float">
            <text:p>1424.28</text:p>
          </table:table-cell>
        </table:table-row>
        <table:table-row table:style-name="ro1">
          <table:table-cell office:value-type="float" office:value="19.6166666666667" calcext:value-type="float">
            <text:p>19.6166666666667</text:p>
          </table:table-cell>
          <table:table-cell office:value-type="float" office:value="486459355" calcext:value-type="float">
            <text:p>486459355</text:p>
          </table:table-cell>
          <table:table-cell table:number-columns-repeated="2"/>
          <table:table-cell office:value-type="float" office:value="-1.3" calcext:value-type="float">
            <text:p>-1.3</text:p>
          </table:table-cell>
          <table:table-cell/>
        </table:table-row>
        <table:table-row table:style-name="ro1">
          <table:table-cell office:value-type="float" office:value="19.6166666666667" calcext:value-type="float">
            <text:p>19.6166666666667</text:p>
          </table:table-cell>
          <table:table-cell office:value-type="float" office:value="486459355" calcext:value-type="float">
            <text:p>486459355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-636" calcext:value-type="float">
            <text:p>-636</text:p>
          </table:table-cell>
          <table:table-cell/>
          <table:table-cell office:value-type="float" office:value="1408.16" calcext:value-type="float">
            <text:p>1408.16</text:p>
          </table:table-cell>
        </table:table-row>
        <table:table-row table:style-name="ro1">
          <table:table-cell office:value-type="float" office:value="19.6166666666667" calcext:value-type="float">
            <text:p>19.6166666666667</text:p>
          </table:table-cell>
          <table:table-cell office:value-type="float" office:value="486459355" calcext:value-type="float">
            <text:p>486459355</text:p>
          </table:table-cell>
          <table:table-cell table:number-columns-repeated="2"/>
          <table:table-cell office:value-type="float" office:value="-1.3" calcext:value-type="float">
            <text:p>-1.3</text:p>
          </table:table-cell>
          <table:table-cell/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486459358" calcext:value-type="float">
            <text:p>486459358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-635" calcext:value-type="float">
            <text:p>-635</text:p>
          </table:table-cell>
          <table:table-cell/>
          <table:table-cell office:value-type="float" office:value="1395.76" calcext:value-type="float">
            <text:p>1395.76</text:p>
          </table:table-cell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486459358" calcext:value-type="float">
            <text:p>486459358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486459358" calcext:value-type="float">
            <text:p>486459358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-752" calcext:value-type="float">
            <text:p>-752</text:p>
          </table:table-cell>
          <table:table-cell/>
          <table:table-cell office:value-type="float" office:value="1377.16" calcext:value-type="float">
            <text:p>1377.16</text:p>
          </table:table-cell>
        </table:table-row>
        <table:table-row table:style-name="ro1">
          <table:table-cell office:value-type="float" office:value="19.6833333333333" calcext:value-type="float">
            <text:p>19.6833333333333</text:p>
          </table:table-cell>
          <table:table-cell office:value-type="float" office:value="486459359" calcext:value-type="float">
            <text:p>486459359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float" office:value="19.6833333333333" calcext:value-type="float">
            <text:p>19.6833333333333</text:p>
          </table:table-cell>
          <table:table-cell office:value-type="float" office:value="486459359" calcext:value-type="float">
            <text:p>486459359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641" calcext:value-type="float">
            <text:p>-641</text:p>
          </table:table-cell>
          <table:table-cell/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float" office:value="19.6833333333333" calcext:value-type="float">
            <text:p>19.6833333333333</text:p>
          </table:table-cell>
          <table:table-cell office:value-type="float" office:value="486459359" calcext:value-type="float">
            <text:p>486459359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float" office:value="19.6833333333333" calcext:value-type="float">
            <text:p>19.6833333333333</text:p>
          </table:table-cell>
          <table:table-cell office:value-type="float" office:value="486459359" calcext:value-type="float">
            <text:p>486459359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428" calcext:value-type="float">
            <text:p>-428</text:p>
          </table:table-cell>
          <table:table-cell/>
          <table:table-cell office:value-type="float" office:value="1359.8" calcext:value-type="float">
            <text:p>1359.8</text:p>
          </table:table-cell>
        </table:table-row>
        <table:table-row table:style-name="ro1">
          <table:table-cell office:value-type="float" office:value="19.7166666666667" calcext:value-type="float">
            <text:p>19.7166666666667</text:p>
          </table:table-cell>
          <table:table-cell office:value-type="float" office:value="486459362" calcext:value-type="float">
            <text:p>486459362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19.7166666666667" calcext:value-type="float">
            <text:p>19.7166666666667</text:p>
          </table:table-cell>
          <table:table-cell office:value-type="float" office:value="486459362" calcext:value-type="float">
            <text:p>486459362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303" calcext:value-type="float">
            <text:p>-303</text:p>
          </table:table-cell>
          <table:table-cell/>
          <table:table-cell office:value-type="float" office:value="1358.56" calcext:value-type="float">
            <text:p>1358.56</text:p>
          </table:table-cell>
        </table:table-row>
        <table:table-row table:style-name="ro1">
          <table:table-cell office:value-type="float" office:value="19.7166666666667" calcext:value-type="float">
            <text:p>19.7166666666667</text:p>
          </table:table-cell>
          <table:table-cell office:value-type="float" office:value="486459362" calcext:value-type="float">
            <text:p>48645936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486459364" calcext:value-type="float">
            <text:p>486459364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167" calcext:value-type="float">
            <text:p>-167</text:p>
          </table:table-cell>
          <table:table-cell/>
          <table:table-cell office:value-type="float" office:value="1357.32" calcext:value-type="float">
            <text:p>1357.3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486459364" calcext:value-type="float">
            <text:p>486459364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486459364" calcext:value-type="float">
            <text:p>486459364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208" calcext:value-type="float">
            <text:p>-208</text:p>
          </table:table-cell>
          <table:table-cell/>
          <table:table-cell office:value-type="float" office:value="1351.12" calcext:value-type="float">
            <text:p>1351.1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486459364" calcext:value-type="float">
            <text:p>4864593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.7833333333333" calcext:value-type="float">
            <text:p>19.7833333333333</text:p>
          </table:table-cell>
          <table:table-cell office:value-type="float" office:value="486459366" calcext:value-type="float">
            <text:p>486459366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118" calcext:value-type="float">
            <text:p>-118</text:p>
          </table:table-cell>
          <table:table-cell/>
          <table:table-cell office:value-type="float" office:value="1351.12" calcext:value-type="float">
            <text:p>1351.12</text:p>
          </table:table-cell>
        </table:table-row>
        <table:table-row table:style-name="ro1">
          <table:table-cell office:value-type="float" office:value="19.7833333333333" calcext:value-type="float">
            <text:p>19.7833333333333</text:p>
          </table:table-cell>
          <table:table-cell office:value-type="float" office:value="486459366" calcext:value-type="float">
            <text:p>486459366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float" office:value="19.7833333333333" calcext:value-type="float">
            <text:p>19.7833333333333</text:p>
          </table:table-cell>
          <table:table-cell office:value-type="float" office:value="486459366" calcext:value-type="float">
            <text:p>486459366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134" calcext:value-type="float">
            <text:p>-134</text:p>
          </table:table-cell>
          <table:table-cell/>
          <table:table-cell office:value-type="float" office:value="1346.16" calcext:value-type="float">
            <text:p>1346.16</text:p>
          </table:table-cell>
        </table:table-row>
        <table:table-row table:style-name="ro1">
          <table:table-cell office:value-type="float" office:value="19.7833333333333" calcext:value-type="float">
            <text:p>19.7833333333333</text:p>
          </table:table-cell>
          <table:table-cell office:value-type="float" office:value="486459366" calcext:value-type="float">
            <text:p>4864593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.8333333333333" calcext:value-type="float">
            <text:p>19.8333333333333</text:p>
          </table:table-cell>
          <table:table-cell office:value-type="float" office:value="486459368" calcext:value-type="float">
            <text:p>486459368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19.8333333333333" calcext:value-type="float">
            <text:p>19.8333333333333</text:p>
          </table:table-cell>
          <table:table-cell office:value-type="float" office:value="486459368" calcext:value-type="float">
            <text:p>486459368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54" calcext:value-type="float">
            <text:p>-54</text:p>
          </table:table-cell>
          <table:table-cell/>
          <table:table-cell office:value-type="float" office:value="1351.12" calcext:value-type="float">
            <text:p>1351.12</text:p>
          </table:table-cell>
        </table:table-row>
        <table:table-row table:style-name="ro1">
          <table:table-cell office:value-type="float" office:value="19.8333333333333" calcext:value-type="float">
            <text:p>19.8333333333333</text:p>
          </table:table-cell>
          <table:table-cell office:value-type="float" office:value="486459368" calcext:value-type="float">
            <text:p>486459368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185" calcext:value-type="float">
            <text:p>-185</text:p>
          </table:table-cell>
          <table:table-cell/>
          <table:table-cell office:value-type="float" office:value="1338.72" calcext:value-type="float">
            <text:p>1338.72</text:p>
          </table:table-cell>
        </table:table-row>
        <table:table-row table:style-name="ro1">
          <table:table-cell office:value-type="float" office:value="19.8333333333333" calcext:value-type="float">
            <text:p>19.8333333333333</text:p>
          </table:table-cell>
          <table:table-cell office:value-type="float" office:value="486459368" calcext:value-type="float">
            <text:p>48645936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9.85" calcext:value-type="float">
            <text:p>19.85</text:p>
          </table:table-cell>
          <table:table-cell office:value-type="float" office:value="486459370" calcext:value-type="float">
            <text:p>486459370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19.85" calcext:value-type="float">
            <text:p>19.85</text:p>
          </table:table-cell>
          <table:table-cell office:value-type="float" office:value="486459370" calcext:value-type="float">
            <text:p>486459370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-164" calcext:value-type="float">
            <text:p>-164</text:p>
          </table:table-cell>
          <table:table-cell/>
          <table:table-cell office:value-type="float" office:value="1451.28" calcext:value-type="float">
            <text:p>1451.28</text:p>
          </table:table-cell>
        </table:table-row>
        <table:table-row table:style-name="ro1">
          <table:table-cell office:value-type="float" office:value="19.85" calcext:value-type="float">
            <text:p>19.85</text:p>
          </table:table-cell>
          <table:table-cell office:value-type="float" office:value="486459370" calcext:value-type="float">
            <text:p>486459370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19.8833333333333" calcext:value-type="float">
            <text:p>19.8833333333333</text:p>
          </table:table-cell>
          <table:table-cell office:value-type="float" office:value="486459372" calcext:value-type="float">
            <text:p>486459372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672" calcext:value-type="float">
            <text:p>-672</text:p>
          </table:table-cell>
          <table:table-cell/>
          <table:table-cell office:value-type="float" office:value="1426.48" calcext:value-type="float">
            <text:p>1426.48</text:p>
          </table:table-cell>
        </table:table-row>
        <table:table-row table:style-name="ro1">
          <table:table-cell office:value-type="float" office:value="19.8833333333333" calcext:value-type="float">
            <text:p>19.8833333333333</text:p>
          </table:table-cell>
          <table:table-cell office:value-type="float" office:value="486459372" calcext:value-type="float">
            <text:p>486459372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19.8833333333333" calcext:value-type="float">
            <text:p>19.8833333333333</text:p>
          </table:table-cell>
          <table:table-cell office:value-type="float" office:value="486459372" calcext:value-type="float">
            <text:p>486459372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500" calcext:value-type="float">
            <text:p>-500</text:p>
          </table:table-cell>
          <table:table-cell/>
          <table:table-cell office:value-type="float" office:value="1416.56" calcext:value-type="float">
            <text:p>1416.56</text:p>
          </table:table-cell>
        </table:table-row>
        <table:table-row table:style-name="ro1">
          <table:table-cell office:value-type="float" office:value="19.8833333333333" calcext:value-type="float">
            <text:p>19.8833333333333</text:p>
          </table:table-cell>
          <table:table-cell office:value-type="float" office:value="486459372" calcext:value-type="float">
            <text:p>486459372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19.9333333333333" calcext:value-type="float">
            <text:p>19.9333333333333</text:p>
          </table:table-cell>
          <table:table-cell office:value-type="float" office:value="486459374" calcext:value-type="float">
            <text:p>486459374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509" calcext:value-type="float">
            <text:p>-509</text:p>
          </table:table-cell>
          <table:table-cell/>
          <table:table-cell office:value-type="float" office:value="1286.64" calcext:value-type="float">
            <text:p>1286.64</text:p>
          </table:table-cell>
        </table:table-row>
        <table:table-row table:style-name="ro1">
          <table:table-cell office:value-type="float" office:value="19.9333333333333" calcext:value-type="float">
            <text:p>19.9333333333333</text:p>
          </table:table-cell>
          <table:table-cell office:value-type="float" office:value="486459374" calcext:value-type="float">
            <text:p>486459374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19.9333333333333" calcext:value-type="float">
            <text:p>19.9333333333333</text:p>
          </table:table-cell>
          <table:table-cell office:value-type="float" office:value="486459374" calcext:value-type="float">
            <text:p>486459374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217" calcext:value-type="float">
            <text:p>-217</text:p>
          </table:table-cell>
          <table:table-cell/>
          <table:table-cell office:value-type="float" office:value="1410.36" calcext:value-type="float">
            <text:p>1410.36</text:p>
          </table:table-cell>
        </table:table-row>
        <table:table-row table:style-name="ro1">
          <table:table-cell office:value-type="float" office:value="19.95" calcext:value-type="float">
            <text:p>19.95</text:p>
          </table:table-cell>
          <table:table-cell office:value-type="float" office:value="486459376" calcext:value-type="float">
            <text:p>486459376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19.95" calcext:value-type="float">
            <text:p>19.95</text:p>
          </table:table-cell>
          <table:table-cell office:value-type="float" office:value="486459376" calcext:value-type="float">
            <text:p>486459376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37" calcext:value-type="float">
            <text:p>-37</text:p>
          </table:table-cell>
          <table:table-cell/>
          <table:table-cell office:value-type="float" office:value="1412.84" calcext:value-type="float">
            <text:p>1412.84</text:p>
          </table:table-cell>
        </table:table-row>
        <table:table-row table:style-name="ro1">
          <table:table-cell office:value-type="float" office:value="19.95" calcext:value-type="float">
            <text:p>19.95</text:p>
          </table:table-cell>
          <table:table-cell office:value-type="float" office:value="486459376" calcext:value-type="float">
            <text:p>486459376</text:p>
          </table:table-cell>
          <table:table-cell table:number-columns-repeated="2"/>
          <table:table-cell office:value-type="float" office:value="-0.6" calcext:value-type="float">
            <text:p>-0.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6459379" calcext:value-type="float">
            <text:p>486459379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416.56" calcext:value-type="float">
            <text:p>1416.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6459379" calcext:value-type="float">
            <text:p>48645937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6459379" calcext:value-type="float">
            <text:p>486459379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6459379" calcext:value-type="float">
            <text:p>486459379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420.28" calcext:value-type="float">
            <text:p>1420.28</text:p>
          </table:table-cell>
        </table:table-row>
        <table:table-row table:style-name="ro1">
          <table:table-cell office:value-type="float" office:value="20.0333333333333" calcext:value-type="float">
            <text:p>20.0333333333333</text:p>
          </table:table-cell>
          <table:table-cell office:value-type="float" office:value="486459380" calcext:value-type="float">
            <text:p>486459380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421.52" calcext:value-type="float">
            <text:p>1421.52</text:p>
          </table:table-cell>
        </table:table-row>
        <table:table-row table:style-name="ro1">
          <table:table-cell office:value-type="float" office:value="20.0333333333333" calcext:value-type="float">
            <text:p>20.0333333333333</text:p>
          </table:table-cell>
          <table:table-cell office:value-type="float" office:value="486459380" calcext:value-type="float">
            <text:p>486459380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float" office:value="20.0333333333333" calcext:value-type="float">
            <text:p>20.0333333333333</text:p>
          </table:table-cell>
          <table:table-cell office:value-type="float" office:value="486459380" calcext:value-type="float">
            <text:p>486459380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float" office:value="20.0333333333333" calcext:value-type="float">
            <text:p>20.0333333333333</text:p>
          </table:table-cell>
          <table:table-cell office:value-type="float" office:value="486459380" calcext:value-type="float">
            <text:p>486459380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432.68" calcext:value-type="float">
            <text:p>1432.68</text:p>
          </table:table-cell>
        </table:table-row>
        <table:table-row table:style-name="ro1">
          <table:table-cell office:value-type="float" office:value="20.0666666666667" calcext:value-type="float">
            <text:p>20.0666666666667</text:p>
          </table:table-cell>
          <table:table-cell office:value-type="float" office:value="486459382" calcext:value-type="float">
            <text:p>486459382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float" office:value="20.0666666666667" calcext:value-type="float">
            <text:p>20.0666666666667</text:p>
          </table:table-cell>
          <table:table-cell office:value-type="float" office:value="486459382" calcext:value-type="float">
            <text:p>486459382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453.76" calcext:value-type="float">
            <text:p>1453.76</text:p>
          </table:table-cell>
        </table:table-row>
        <table:table-row table:style-name="ro1">
          <table:table-cell office:value-type="float" office:value="20.0666666666667" calcext:value-type="float">
            <text:p>20.0666666666667</text:p>
          </table:table-cell>
          <table:table-cell office:value-type="float" office:value="486459382" calcext:value-type="float">
            <text:p>486459382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float" office:value="20.0666666666667" calcext:value-type="float">
            <text:p>20.0666666666667</text:p>
          </table:table-cell>
          <table:table-cell office:value-type="float" office:value="486459382" calcext:value-type="float">
            <text:p>486459382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1472.36" calcext:value-type="float">
            <text:p>1472.36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486459385" calcext:value-type="float">
            <text:p>486459385</text:p>
          </table:table-cell>
          <table:table-cell table:number-columns-repeated="2"/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486459385" calcext:value-type="float">
            <text:p>486459385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1483.52" calcext:value-type="float">
            <text:p>1483.52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486459385" calcext:value-type="float">
            <text:p>486459385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float" office:value="20.1333333333333" calcext:value-type="float">
            <text:p>20.1333333333333</text:p>
          </table:table-cell>
          <table:table-cell office:value-type="float" office:value="486459386" calcext:value-type="float">
            <text:p>486459386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1508.32" calcext:value-type="float">
            <text:p>1508.32</text:p>
          </table:table-cell>
        </table:table-row>
        <table:table-row table:style-name="ro1">
          <table:table-cell office:value-type="float" office:value="20.1333333333333" calcext:value-type="float">
            <text:p>20.1333333333333</text:p>
          </table:table-cell>
          <table:table-cell office:value-type="float" office:value="486459386" calcext:value-type="float">
            <text:p>486459386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float" office:value="20.1333333333333" calcext:value-type="float">
            <text:p>20.1333333333333</text:p>
          </table:table-cell>
          <table:table-cell office:value-type="float" office:value="486459386" calcext:value-type="float">
            <text:p>486459386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530.64" calcext:value-type="float">
            <text:p>1530.64</text:p>
          </table:table-cell>
        </table:table-row>
        <table:table-row table:style-name="ro1">
          <table:table-cell office:value-type="float" office:value="20.15" calcext:value-type="float">
            <text:p>20.15</text:p>
          </table:table-cell>
          <table:table-cell office:value-type="float" office:value="486459393" calcext:value-type="float">
            <text:p>486459393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20.15" calcext:value-type="float">
            <text:p>20.15</text:p>
          </table:table-cell>
          <table:table-cell office:value-type="float" office:value="486459393" calcext:value-type="float">
            <text:p>486459393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1051" calcext:value-type="float">
            <text:p>1051</text:p>
          </table:table-cell>
          <table:table-cell/>
          <table:table-cell office:value-type="float" office:value="1561.64" calcext:value-type="float">
            <text:p>1561.64</text:p>
          </table:table-cell>
        </table:table-row>
        <table:table-row table:style-name="ro1">
          <table:table-cell office:value-type="float" office:value="20.15" calcext:value-type="float">
            <text:p>20.15</text:p>
          </table:table-cell>
          <table:table-cell office:value-type="float" office:value="486459393" calcext:value-type="float">
            <text:p>486459393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486459395" calcext:value-type="float">
            <text:p>486459395</text:p>
          </table:table-cell>
          <table:table-cell table:number-columns-repeated="2"/>
          <table:table-cell office:value-type="float" office:value="5.8" calcext:value-type="float">
            <text:p>5.8</text:p>
          </table:table-cell>
          <table:table-cell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486459395" calcext:value-type="float">
            <text:p>486459395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float" office:value="1583.96" calcext:value-type="float">
            <text:p>1583.96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486459395" calcext:value-type="float">
            <text:p>486459395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1070" calcext:value-type="float">
            <text:p>1070</text:p>
          </table:table-cell>
          <table:table-cell/>
          <table:table-cell office:value-type="float" office:value="1607.52" calcext:value-type="float">
            <text:p>1607.52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486459395" calcext:value-type="float">
            <text:p>486459395</text:p>
          </table:table-cell>
          <table:table-cell table:number-columns-repeated="2"/>
          <table:table-cell office:value-type="float" office:value="5.9" calcext:value-type="float">
            <text:p>5.9</text:p>
          </table:table-cell>
          <table:table-cell/>
        </table:table-row>
        <table:table-row table:style-name="ro1">
          <table:table-cell office:value-type="float" office:value="20.2333333333333" calcext:value-type="float">
            <text:p>20.2333333333333</text:p>
          </table:table-cell>
          <table:table-cell office:value-type="float" office:value="486459397" calcext:value-type="float">
            <text:p>486459397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/>
        </table:table-row>
        <table:table-row table:style-name="ro1">
          <table:table-cell office:value-type="float" office:value="20.2333333333333" calcext:value-type="float">
            <text:p>20.2333333333333</text:p>
          </table:table-cell>
          <table:table-cell office:value-type="float" office:value="486459397" calcext:value-type="float">
            <text:p>486459397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1044" calcext:value-type="float">
            <text:p>1044</text:p>
          </table:table-cell>
          <table:table-cell/>
          <table:table-cell office:value-type="float" office:value="1633.56" calcext:value-type="float">
            <text:p>1633.56</text:p>
          </table:table-cell>
        </table:table-row>
        <table:table-row table:style-name="ro1">
          <table:table-cell office:value-type="float" office:value="20.2333333333333" calcext:value-type="float">
            <text:p>20.2333333333333</text:p>
          </table:table-cell>
          <table:table-cell office:value-type="float" office:value="486459397" calcext:value-type="float">
            <text:p>48645939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.2333333333333" calcext:value-type="float">
            <text:p>20.2333333333333</text:p>
          </table:table-cell>
          <table:table-cell office:value-type="float" office:value="486459397" calcext:value-type="float">
            <text:p>486459397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660.84" calcext:value-type="float">
            <text:p>1660.84</text:p>
          </table:table-cell>
        </table:table-row>
        <table:table-row table:style-name="ro1">
          <table:table-cell office:value-type="float" office:value="20.2833333333333" calcext:value-type="float">
            <text:p>20.2833333333333</text:p>
          </table:table-cell>
          <table:table-cell office:value-type="float" office:value="486459399" calcext:value-type="float">
            <text:p>486459399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float" office:value="20.2833333333333" calcext:value-type="float">
            <text:p>20.2833333333333</text:p>
          </table:table-cell>
          <table:table-cell office:value-type="float" office:value="486459399" calcext:value-type="float">
            <text:p>486459399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673.24" calcext:value-type="float">
            <text:p>1673.24</text:p>
          </table:table-cell>
        </table:table-row>
        <table:table-row table:style-name="ro1">
          <table:table-cell office:value-type="float" office:value="20.2833333333333" calcext:value-type="float">
            <text:p>20.2833333333333</text:p>
          </table:table-cell>
          <table:table-cell office:value-type="float" office:value="486459399" calcext:value-type="float">
            <text:p>486459399</text:p>
          </table:table-cell>
          <table:table-cell table:number-columns-repeated="2"/>
          <table:table-cell office:value-type="float" office:value="6.7" calcext:value-type="float">
            <text:p>6.7</text:p>
          </table:table-cell>
          <table:table-cell/>
        </table:table-row>
        <table:table-row table:style-name="ro1">
          <table:table-cell office:value-type="float" office:value="20.2833333333333" calcext:value-type="float">
            <text:p>20.2833333333333</text:p>
          </table:table-cell>
          <table:table-cell office:value-type="float" office:value="486459399" calcext:value-type="float">
            <text:p>486459399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float" office:value="1701.76" calcext:value-type="float">
            <text:p>1701.76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486459401" calcext:value-type="float">
            <text:p>486459401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486459401" calcext:value-type="float">
            <text:p>486459401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1139" calcext:value-type="float">
            <text:p>1139</text:p>
          </table:table-cell>
          <table:table-cell/>
          <table:table-cell office:value-type="float" office:value="1731.52" calcext:value-type="float">
            <text:p>1731.52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486459401" calcext:value-type="float">
            <text:p>486459401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/>
        </table:table-row>
        <table:table-row table:style-name="ro1">
          <table:table-cell office:value-type="float" office:value="20.3333333333333" calcext:value-type="float">
            <text:p>20.3333333333333</text:p>
          </table:table-cell>
          <table:table-cell office:value-type="float" office:value="486459403" calcext:value-type="float">
            <text:p>486459403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float" office:value="1871.36" calcext:value-type="float">
            <text:p>1871.36</text:p>
          </table:table-cell>
        </table:table-row>
        <table:table-row table:style-name="ro1">
          <table:table-cell office:value-type="float" office:value="20.3333333333333" calcext:value-type="float">
            <text:p>20.3333333333333</text:p>
          </table:table-cell>
          <table:table-cell office:value-type="float" office:value="486459403" calcext:value-type="float">
            <text:p>486459403</text:p>
          </table:table-cell>
          <table:table-cell table:number-columns-repeated="2"/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float" office:value="20.3333333333333" calcext:value-type="float">
            <text:p>20.3333333333333</text:p>
          </table:table-cell>
          <table:table-cell office:value-type="float" office:value="486459403" calcext:value-type="float">
            <text:p>486459403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893.68" calcext:value-type="float">
            <text:p>1893.68</text:p>
          </table:table-cell>
        </table:table-row>
        <table:table-row table:style-name="ro1">
          <table:table-cell office:value-type="float" office:value="20.3333333333333" calcext:value-type="float">
            <text:p>20.3333333333333</text:p>
          </table:table-cell>
          <table:table-cell office:value-type="float" office:value="486459403" calcext:value-type="float">
            <text:p>486459403</text:p>
          </table:table-cell>
          <table:table-cell table:number-columns-repeated="2"/>
          <table:table-cell office:value-type="float" office:value="5.9" calcext:value-type="float">
            <text:p>5.9</text:p>
          </table:table-cell>
          <table:table-cell/>
        </table:table-row>
        <table:table-row table:style-name="ro1">
          <table:table-cell office:value-type="float" office:value="20.3833333333333" calcext:value-type="float">
            <text:p>20.3833333333333</text:p>
          </table:table-cell>
          <table:table-cell office:value-type="float" office:value="486459405" calcext:value-type="float">
            <text:p>486459405</text:p>
          </table:table-cell>
          <table:table-cell table:number-columns-repeated="2"/>
          <table:table-cell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float" office:value="20.3833333333333" calcext:value-type="float">
            <text:p>20.3833333333333</text:p>
          </table:table-cell>
          <table:table-cell office:value-type="float" office:value="486459405" calcext:value-type="float">
            <text:p>486459405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1913.52" calcext:value-type="float">
            <text:p>1913.52</text:p>
          </table:table-cell>
        </table:table-row>
        <table:table-row table:style-name="ro1">
          <table:table-cell office:value-type="float" office:value="20.3833333333333" calcext:value-type="float">
            <text:p>20.3833333333333</text:p>
          </table:table-cell>
          <table:table-cell office:value-type="float" office:value="486459405" calcext:value-type="float">
            <text:p>486459405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737" calcext:value-type="float">
            <text:p>737</text:p>
          </table:table-cell>
          <table:table-cell/>
          <table:table-cell office:value-type="float" office:value="1920.96" calcext:value-type="float">
            <text:p>1920.96</text:p>
          </table:table-cell>
        </table:table-row>
        <table:table-row table:style-name="ro1">
          <table:table-cell office:value-type="float" office:value="20.3833333333333" calcext:value-type="float">
            <text:p>20.3833333333333</text:p>
          </table:table-cell>
          <table:table-cell office:value-type="float" office:value="486459405" calcext:value-type="float">
            <text:p>486459405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486459407" calcext:value-type="float">
            <text:p>486459407</text:p>
          </table:table-cell>
          <table:table-cell table:number-columns-repeated="2"/>
          <table:table-cell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486459407" calcext:value-type="float">
            <text:p>486459407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782" calcext:value-type="float">
            <text:p>782</text:p>
          </table:table-cell>
          <table:table-cell/>
          <table:table-cell office:value-type="float" office:value="1822.04" calcext:value-type="float">
            <text:p>1822.04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486459407" calcext:value-type="float">
            <text:p>486459407</text:p>
          </table:table-cell>
          <table:table-cell table:number-columns-repeated="2"/>
          <table:table-cell office:value-type="float" office:value="6.9" calcext:value-type="float">
            <text:p>6.9</text:p>
          </table:table-cell>
          <table:table-cell/>
        </table:table-row>
        <table:table-row table:style-name="ro1">
          <table:table-cell office:value-type="float" office:value="20.4333333333333" calcext:value-type="float">
            <text:p>20.4333333333333</text:p>
          </table:table-cell>
          <table:table-cell office:value-type="float" office:value="486459409" calcext:value-type="float">
            <text:p>486459409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1958.16" calcext:value-type="float">
            <text:p>1958.16</text:p>
          </table:table-cell>
        </table:table-row>
        <table:table-row table:style-name="ro1">
          <table:table-cell office:value-type="float" office:value="20.4333333333333" calcext:value-type="float">
            <text:p>20.4333333333333</text:p>
          </table:table-cell>
          <table:table-cell office:value-type="float" office:value="486459409" calcext:value-type="float">
            <text:p>486459409</text:p>
          </table:table-cell>
          <table:table-cell table:number-columns-repeated="2"/>
          <table:table-cell office:value-type="float" office:value="6.9" calcext:value-type="float">
            <text:p>6.9</text:p>
          </table:table-cell>
          <table:table-cell/>
        </table:table-row>
        <table:table-row table:style-name="ro1">
          <table:table-cell office:value-type="float" office:value="20.4333333333333" calcext:value-type="float">
            <text:p>20.4333333333333</text:p>
          </table:table-cell>
          <table:table-cell office:value-type="float" office:value="486459409" calcext:value-type="float">
            <text:p>486459409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898" calcext:value-type="float">
            <text:p>898</text:p>
          </table:table-cell>
          <table:table-cell/>
          <table:table-cell office:value-type="float" office:value="1985.44" calcext:value-type="float">
            <text:p>1985.44</text:p>
          </table:table-cell>
        </table:table-row>
        <table:table-row table:style-name="ro1">
          <table:table-cell office:value-type="float" office:value="20.4333333333333" calcext:value-type="float">
            <text:p>20.4333333333333</text:p>
          </table:table-cell>
          <table:table-cell office:value-type="float" office:value="486459409" calcext:value-type="float">
            <text:p>48645940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.4833333333333" calcext:value-type="float">
            <text:p>20.4833333333333</text:p>
          </table:table-cell>
          <table:table-cell office:value-type="float" office:value="486459411" calcext:value-type="float">
            <text:p>486459411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0.4833333333333" calcext:value-type="float">
            <text:p>20.4833333333333</text:p>
          </table:table-cell>
          <table:table-cell office:value-type="float" office:value="486459411" calcext:value-type="float">
            <text:p>486459411</text:p>
          </table:table-cell>
          <table:table-cell table:number-columns-repeated="2"/>
          <table:table-cell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float" office:value="20.4833333333333" calcext:value-type="float">
            <text:p>20.4833333333333</text:p>
          </table:table-cell>
          <table:table-cell office:value-type="float" office:value="486459411" calcext:value-type="float">
            <text:p>486459411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918" calcext:value-type="float">
            <text:p>918</text:p>
          </table:table-cell>
          <table:table-cell/>
          <table:table-cell office:value-type="float" office:value="2033.8" calcext:value-type="float">
            <text:p>2033.8</text:p>
          </table:table-cell>
        </table:table-row>
        <table:table-row table:style-name="ro1">
          <table:table-cell office:value-type="float" office:value="20.5166666666667" calcext:value-type="float">
            <text:p>20.5166666666667</text:p>
          </table:table-cell>
          <table:table-cell office:value-type="float" office:value="486459413" calcext:value-type="float">
            <text:p>486459413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/>
        </table:table-row>
        <table:table-row table:style-name="ro1">
          <table:table-cell office:value-type="float" office:value="20.5166666666667" calcext:value-type="float">
            <text:p>20.5166666666667</text:p>
          </table:table-cell>
          <table:table-cell office:value-type="float" office:value="486459413" calcext:value-type="float">
            <text:p>486459413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56.12" calcext:value-type="float">
            <text:p>2056.12</text:p>
          </table:table-cell>
        </table:table-row>
        <table:table-row table:style-name="ro1">
          <table:table-cell office:value-type="float" office:value="20.5166666666667" calcext:value-type="float">
            <text:p>20.5166666666667</text:p>
          </table:table-cell>
          <table:table-cell office:value-type="float" office:value="486459413" calcext:value-type="float">
            <text:p>486459413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float" office:value="20.5166666666667" calcext:value-type="float">
            <text:p>20.5166666666667</text:p>
          </table:table-cell>
          <table:table-cell office:value-type="float" office:value="486459413" calcext:value-type="float">
            <text:p>486459413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845" calcext:value-type="float">
            <text:p>845</text:p>
          </table:table-cell>
          <table:table-cell/>
          <table:table-cell office:value-type="float" office:value="2073.48" calcext:value-type="float">
            <text:p>2073.48</text:p>
          </table:table-cell>
        </table:table-row>
        <table:table-row table:style-name="ro1">
          <table:table-cell office:value-type="float" office:value="20.55" calcext:value-type="float">
            <text:p>20.55</text:p>
          </table:table-cell>
          <table:table-cell office:value-type="float" office:value="486459416" calcext:value-type="float">
            <text:p>486459416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float" office:value="20.55" calcext:value-type="float">
            <text:p>20.55</text:p>
          </table:table-cell>
          <table:table-cell office:value-type="float" office:value="486459416" calcext:value-type="float">
            <text:p>486459416</text:p>
          </table:table-cell>
          <table:table-cell table:number-columns-repeated="2"/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float" office:value="20.55" calcext:value-type="float">
            <text:p>20.55</text:p>
          </table:table-cell>
          <table:table-cell office:value-type="float" office:value="486459416" calcext:value-type="float">
            <text:p>486459416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860" calcext:value-type="float">
            <text:p>860</text:p>
          </table:table-cell>
          <table:table-cell/>
          <table:table-cell office:value-type="float" office:value="2095.8" calcext:value-type="float">
            <text:p>2095.8</text:p>
          </table:table-cell>
        </table:table-row>
        <table:table-row table:style-name="ro1">
          <table:table-cell office:value-type="float" office:value="20.5833333333333" calcext:value-type="float">
            <text:p>20.5833333333333</text:p>
          </table:table-cell>
          <table:table-cell office:value-type="float" office:value="486459418" calcext:value-type="float">
            <text:p>486459418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float" office:value="20.5833333333333" calcext:value-type="float">
            <text:p>20.5833333333333</text:p>
          </table:table-cell>
          <table:table-cell office:value-type="float" office:value="486459418" calcext:value-type="float">
            <text:p>486459418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2106.96" calcext:value-type="float">
            <text:p>2106.96</text:p>
          </table:table-cell>
        </table:table-row>
        <table:table-row table:style-name="ro1">
          <table:table-cell office:value-type="float" office:value="20.5833333333333" calcext:value-type="float">
            <text:p>20.5833333333333</text:p>
          </table:table-cell>
          <table:table-cell office:value-type="float" office:value="486459418" calcext:value-type="float">
            <text:p>486459418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/>
        </table:table-row>
        <table:table-row table:style-name="ro1">
          <table:table-cell office:value-type="float" office:value="20.5833333333333" calcext:value-type="float">
            <text:p>20.5833333333333</text:p>
          </table:table-cell>
          <table:table-cell office:value-type="float" office:value="486459418" calcext:value-type="float">
            <text:p>486459418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2129.28" calcext:value-type="float">
            <text:p>2129.28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486459420" calcext:value-type="float">
            <text:p>486459420</text:p>
          </table:table-cell>
          <table:table-cell table:number-columns-repeated="2"/>
          <table:table-cell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486459420" calcext:value-type="float">
            <text:p>486459420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2146.64" calcext:value-type="float">
            <text:p>2146.64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486459420" calcext:value-type="float">
            <text:p>486459420</text:p>
          </table:table-cell>
          <table:table-cell table:number-columns-repeated="2"/>
          <table:table-cell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float" office:value="20.65" calcext:value-type="float">
            <text:p>20.65</text:p>
          </table:table-cell>
          <table:table-cell office:value-type="float" office:value="486459422" calcext:value-type="float">
            <text:p>486459422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727" calcext:value-type="float">
            <text:p>727</text:p>
          </table:table-cell>
          <table:table-cell/>
          <table:table-cell office:value-type="float" office:value="2161.52" calcext:value-type="float">
            <text:p>2161.52</text:p>
          </table:table-cell>
        </table:table-row>
        <table:table-row table:style-name="ro1">
          <table:table-cell office:value-type="float" office:value="20.65" calcext:value-type="float">
            <text:p>20.65</text:p>
          </table:table-cell>
          <table:table-cell office:value-type="float" office:value="486459422" calcext:value-type="float">
            <text:p>486459422</text:p>
          </table:table-cell>
          <table:table-cell table:number-columns-repeated="2"/>
          <table:table-cell office:value-type="float" office:value="7.9" calcext:value-type="float">
            <text:p>7.9</text:p>
          </table:table-cell>
          <table:table-cell/>
        </table:table-row>
        <table:table-row table:style-name="ro1">
          <table:table-cell office:value-type="float" office:value="20.65" calcext:value-type="float">
            <text:p>20.65</text:p>
          </table:table-cell>
          <table:table-cell office:value-type="float" office:value="486459422" calcext:value-type="float">
            <text:p>486459422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2182.6" calcext:value-type="float">
            <text:p>2182.6</text:p>
          </table:table-cell>
        </table:table-row>
        <table:table-row table:style-name="ro1">
          <table:table-cell office:value-type="float" office:value="20.65" calcext:value-type="float">
            <text:p>20.65</text:p>
          </table:table-cell>
          <table:table-cell office:value-type="float" office:value="486459422" calcext:value-type="float">
            <text:p>486459422</text:p>
          </table:table-cell>
          <table:table-cell table:number-columns-repeated="2"/>
          <table:table-cell office:value-type="float" office:value="6.7" calcext:value-type="float">
            <text:p>6.7</text:p>
          </table:table-cell>
          <table:table-cell/>
        </table:table-row>
        <table:table-row table:style-name="ro1">
          <table:table-cell office:value-type="float" office:value="20.6833333333333" calcext:value-type="float">
            <text:p>20.6833333333333</text:p>
          </table:table-cell>
          <table:table-cell office:value-type="float" office:value="486459424" calcext:value-type="float">
            <text:p>486459424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631" calcext:value-type="float">
            <text:p>631</text:p>
          </table:table-cell>
          <table:table-cell/>
          <table:table-cell office:value-type="float" office:value="2191.28" calcext:value-type="float">
            <text:p>2191.28</text:p>
          </table:table-cell>
        </table:table-row>
        <table:table-row table:style-name="ro1">
          <table:table-cell office:value-type="float" office:value="20.6833333333333" calcext:value-type="float">
            <text:p>20.6833333333333</text:p>
          </table:table-cell>
          <table:table-cell office:value-type="float" office:value="486459424" calcext:value-type="float">
            <text:p>486459424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/>
        </table:table-row>
        <table:table-row table:style-name="ro1">
          <table:table-cell office:value-type="float" office:value="20.6833333333333" calcext:value-type="float">
            <text:p>20.6833333333333</text:p>
          </table:table-cell>
          <table:table-cell office:value-type="float" office:value="486459424" calcext:value-type="float">
            <text:p>486459424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2202.44" calcext:value-type="float">
            <text:p>2202.44</text:p>
          </table:table-cell>
        </table:table-row>
        <table:table-row table:style-name="ro1">
          <table:table-cell office:value-type="float" office:value="20.6833333333333" calcext:value-type="float">
            <text:p>20.6833333333333</text:p>
          </table:table-cell>
          <table:table-cell office:value-type="float" office:value="486459424" calcext:value-type="float">
            <text:p>486459424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float" office:value="20.7166666666667" calcext:value-type="float">
            <text:p>20.7166666666667</text:p>
          </table:table-cell>
          <table:table-cell office:value-type="float" office:value="486459426" calcext:value-type="float">
            <text:p>486459426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float" office:value="2214.84" calcext:value-type="float">
            <text:p>2214.84</text:p>
          </table:table-cell>
        </table:table-row>
        <table:table-row table:style-name="ro1">
          <table:table-cell office:value-type="float" office:value="20.7166666666667" calcext:value-type="float">
            <text:p>20.7166666666667</text:p>
          </table:table-cell>
          <table:table-cell office:value-type="float" office:value="486459426" calcext:value-type="float">
            <text:p>486459426</text:p>
          </table:table-cell>
          <table:table-cell table:number-columns-repeated="2"/>
          <table:table-cell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float" office:value="20.7166666666667" calcext:value-type="float">
            <text:p>20.7166666666667</text:p>
          </table:table-cell>
          <table:table-cell office:value-type="float" office:value="486459426" calcext:value-type="float">
            <text:p>486459426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224.76" calcext:value-type="float">
            <text:p>2224.76</text:p>
          </table:table-cell>
        </table:table-row>
        <table:table-row table:style-name="ro1">
          <table:table-cell office:value-type="float" office:value="20.7166666666667" calcext:value-type="float">
            <text:p>20.7166666666667</text:p>
          </table:table-cell>
          <table:table-cell office:value-type="float" office:value="486459426" calcext:value-type="float">
            <text:p>486459426</text:p>
          </table:table-cell>
          <table:table-cell table:number-columns-repeated="2"/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float" office:value="20.7666666666667" calcext:value-type="float">
            <text:p>20.7666666666667</text:p>
          </table:table-cell>
          <table:table-cell office:value-type="float" office:value="486459428" calcext:value-type="float">
            <text:p>486459428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2237.16" calcext:value-type="float">
            <text:p>2237.16</text:p>
          </table:table-cell>
        </table:table-row>
        <table:table-row table:style-name="ro1">
          <table:table-cell office:value-type="float" office:value="20.7666666666667" calcext:value-type="float">
            <text:p>20.7666666666667</text:p>
          </table:table-cell>
          <table:table-cell office:value-type="float" office:value="486459428" calcext:value-type="float">
            <text:p>486459428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20.7666666666667" calcext:value-type="float">
            <text:p>20.7666666666667</text:p>
          </table:table-cell>
          <table:table-cell office:value-type="float" office:value="486459428" calcext:value-type="float">
            <text:p>486459428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2248.32" calcext:value-type="float">
            <text:p>2248.32</text:p>
          </table:table-cell>
        </table:table-row>
        <table:table-row table:style-name="ro1">
          <table:table-cell office:value-type="float" office:value="20.7666666666667" calcext:value-type="float">
            <text:p>20.7666666666667</text:p>
          </table:table-cell>
          <table:table-cell office:value-type="float" office:value="486459428" calcext:value-type="float">
            <text:p>486459428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486459430" calcext:value-type="float">
            <text:p>486459430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486459430" calcext:value-type="float">
            <text:p>486459430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2261.96" calcext:value-type="float">
            <text:p>2261.96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486459430" calcext:value-type="float">
            <text:p>486459430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float" office:value="2270.64" calcext:value-type="float">
            <text:p>2270.64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486459430" calcext:value-type="float">
            <text:p>486459430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20.8166666666667" calcext:value-type="float">
            <text:p>20.8166666666667</text:p>
          </table:table-cell>
          <table:table-cell office:value-type="float" office:value="486459432" calcext:value-type="float">
            <text:p>486459432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float" office:value="20.8166666666667" calcext:value-type="float">
            <text:p>20.8166666666667</text:p>
          </table:table-cell>
          <table:table-cell office:value-type="float" office:value="486459432" calcext:value-type="float">
            <text:p>486459432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float" office:value="20.8666666666667" calcext:value-type="float">
            <text:p>20.8666666666667</text:p>
          </table:table-cell>
          <table:table-cell office:value-type="float" office:value="486459434" calcext:value-type="float">
            <text:p>486459434</text:p>
          </table:table-cell>
          <table:table-cell table:number-columns-repeated="2"/>
          <table:table-cell office:value-type="float" office:value="5.8" calcext:value-type="float">
            <text:p>5.8</text:p>
          </table:table-cell>
          <table:table-cell/>
        </table:table-row>
        <table:table-row table:style-name="ro1">
          <table:table-cell office:value-type="float" office:value="20.8666666666667" calcext:value-type="float">
            <text:p>20.8666666666667</text:p>
          </table:table-cell>
          <table:table-cell office:value-type="float" office:value="486459434" calcext:value-type="float">
            <text:p>486459434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2310.32" calcext:value-type="float">
            <text:p>2310.32</text:p>
          </table:table-cell>
        </table:table-row>
        <table:table-row table:style-name="ro1">
          <table:table-cell office:value-type="float" office:value="20.8666666666667" calcext:value-type="float">
            <text:p>20.8666666666667</text:p>
          </table:table-cell>
          <table:table-cell office:value-type="float" office:value="486459434" calcext:value-type="float">
            <text:p>486459434</text:p>
          </table:table-cell>
          <table:table-cell table:number-columns-repeated="2"/>
          <table:table-cell office:value-type="float" office:value="5.8" calcext:value-type="float">
            <text:p>5.8</text:p>
          </table:table-cell>
          <table:table-cell/>
        </table:table-row>
        <table:table-row table:style-name="ro1">
          <table:table-cell office:value-type="float" office:value="20.8666666666667" calcext:value-type="float">
            <text:p>20.8666666666667</text:p>
          </table:table-cell>
          <table:table-cell office:value-type="float" office:value="486459434" calcext:value-type="float">
            <text:p>486459434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766" calcext:value-type="float">
            <text:p>766</text:p>
          </table:table-cell>
          <table:table-cell/>
          <table:table-cell office:value-type="float" office:value="2328.92" calcext:value-type="float">
            <text:p>2328.92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486459436" calcext:value-type="float">
            <text:p>48645943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486459436" calcext:value-type="float">
            <text:p>486459436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867" calcext:value-type="float">
            <text:p>867</text:p>
          </table:table-cell>
          <table:table-cell/>
          <table:table-cell office:value-type="float" office:value="2354.96" calcext:value-type="float">
            <text:p>2354.96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486459436" calcext:value-type="float">
            <text:p>486459436</text:p>
          </table:table-cell>
          <table:table-cell table:number-columns-repeated="2"/>
          <table:table-cell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486459436" calcext:value-type="float">
            <text:p>486459436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2376.04" calcext:value-type="float">
            <text:p>2376.04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486459436" calcext:value-type="float">
            <text:p>486459436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/>
        </table:table-row>
        <table:table-row table:style-name="ro1">
          <table:table-cell office:value-type="float" office:value="20.9166666666667" calcext:value-type="float">
            <text:p>20.9166666666667</text:p>
          </table:table-cell>
          <table:table-cell office:value-type="float" office:value="486459439" calcext:value-type="float">
            <text:p>486459439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893" calcext:value-type="float">
            <text:p>893</text:p>
          </table:table-cell>
          <table:table-cell/>
          <table:table-cell office:value-type="float" office:value="2399.6" calcext:value-type="float">
            <text:p>2399.6</text:p>
          </table:table-cell>
        </table:table-row>
        <table:table-row table:style-name="ro1">
          <table:table-cell office:value-type="float" office:value="20.9166666666667" calcext:value-type="float">
            <text:p>20.9166666666667</text:p>
          </table:table-cell>
          <table:table-cell office:value-type="float" office:value="486459439" calcext:value-type="float">
            <text:p>486459439</text:p>
          </table:table-cell>
          <table:table-cell table:number-columns-repeated="2"/>
          <table:table-cell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float" office:value="20.9666666666667" calcext:value-type="float">
            <text:p>20.9666666666667</text:p>
          </table:table-cell>
          <table:table-cell office:value-type="float" office:value="486459441" calcext:value-type="float">
            <text:p>486459441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float" office:value="2414.48" calcext:value-type="float">
            <text:p>2414.48</text:p>
          </table:table-cell>
        </table:table-row>
        <table:table-row table:style-name="ro1">
          <table:table-cell office:value-type="float" office:value="20.9666666666667" calcext:value-type="float">
            <text:p>20.9666666666667</text:p>
          </table:table-cell>
          <table:table-cell office:value-type="float" office:value="486459441" calcext:value-type="float">
            <text:p>48645944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0.9666666666667" calcext:value-type="float">
            <text:p>20.9666666666667</text:p>
          </table:table-cell>
          <table:table-cell office:value-type="float" office:value="486459441" calcext:value-type="float">
            <text:p>486459441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float" office:value="20.9666666666667" calcext:value-type="float">
            <text:p>20.9666666666667</text:p>
          </table:table-cell>
          <table:table-cell office:value-type="float" office:value="486459441" calcext:value-type="float">
            <text:p>486459441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867" calcext:value-type="float">
            <text:p>867</text:p>
          </table:table-cell>
          <table:table-cell/>
          <table:table-cell office:value-type="float" office:value="2441.76" calcext:value-type="float">
            <text:p>2441.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6459443" calcext:value-type="float">
            <text:p>486459443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float" office:value="2461.6" calcext:value-type="float">
            <text:p>2461.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6459443" calcext:value-type="float">
            <text:p>48645944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6459443" calcext:value-type="float">
            <text:p>486459443</text:p>
          </table:table-cell>
          <table:table-cell table:number-columns-repeated="2"/>
          <table:table-cell office:value-type="float" office:value="7.3" calcext:value-type="float">
            <text:p>7.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6459443" calcext:value-type="float">
            <text:p>486459443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2476.48" calcext:value-type="float">
            <text:p>2476.48</text:p>
          </table:table-cell>
        </table:table-row>
        <table:table-row table:style-name="ro1">
          <table:table-cell office:value-type="float" office:value="21.0333333333333" calcext:value-type="float">
            <text:p>21.0333333333333</text:p>
          </table:table-cell>
          <table:table-cell office:value-type="float" office:value="486459444" calcext:value-type="float">
            <text:p>486459444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825" calcext:value-type="float">
            <text:p>825</text:p>
          </table:table-cell>
          <table:table-cell/>
          <table:table-cell office:value-type="float" office:value="2495.08" calcext:value-type="float">
            <text:p>2495.08</text:p>
          </table:table-cell>
        </table:table-row>
        <table:table-row table:style-name="ro1">
          <table:table-cell office:value-type="float" office:value="21.0333333333333" calcext:value-type="float">
            <text:p>21.0333333333333</text:p>
          </table:table-cell>
          <table:table-cell office:value-type="float" office:value="486459444" calcext:value-type="float">
            <text:p>486459444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/>
        </table:table-row>
        <table:table-row table:style-name="ro1">
          <table:table-cell office:value-type="float" office:value="21.0333333333333" calcext:value-type="float">
            <text:p>21.0333333333333</text:p>
          </table:table-cell>
          <table:table-cell office:value-type="float" office:value="486459444" calcext:value-type="float">
            <text:p>486459444</text:p>
          </table:table-cell>
          <table:table-cell table:number-columns-repeated="2"/>
          <table:table-cell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float" office:value="21.0333333333333" calcext:value-type="float">
            <text:p>21.0333333333333</text:p>
          </table:table-cell>
          <table:table-cell office:value-type="float" office:value="486459444" calcext:value-type="float">
            <text:p>486459444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883" calcext:value-type="float">
            <text:p>883</text:p>
          </table:table-cell>
          <table:table-cell/>
          <table:table-cell office:value-type="float" office:value="2517.4" calcext:value-type="float">
            <text:p>2517.4</text:p>
          </table:table-cell>
        </table:table-row>
        <table:table-row table:style-name="ro1">
          <table:table-cell office:value-type="float" office:value="21.05" calcext:value-type="float">
            <text:p>21.05</text:p>
          </table:table-cell>
          <table:table-cell office:value-type="float" office:value="486459447" calcext:value-type="float">
            <text:p>486459447</text:p>
          </table:table-cell>
          <table:table-cell table:number-columns-repeated="2"/>
          <table:table-cell office:value-type="float" office:value="7.9" calcext:value-type="float">
            <text:p>7.9</text:p>
          </table:table-cell>
          <table:table-cell/>
        </table:table-row>
        <table:table-row table:style-name="ro1">
          <table:table-cell office:value-type="float" office:value="21.05" calcext:value-type="float">
            <text:p>21.05</text:p>
          </table:table-cell>
          <table:table-cell office:value-type="float" office:value="486459447" calcext:value-type="float">
            <text:p>486459447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float" office:value="2544.68" calcext:value-type="float">
            <text:p>2544.68</text:p>
          </table:table-cell>
        </table:table-row>
        <table:table-row table:style-name="ro1">
          <table:table-cell office:value-type="float" office:value="21.05" calcext:value-type="float">
            <text:p>21.05</text:p>
          </table:table-cell>
          <table:table-cell office:value-type="float" office:value="486459447" calcext:value-type="float">
            <text:p>486459447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486459449" calcext:value-type="float">
            <text:p>486459449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963" calcext:value-type="float">
            <text:p>963</text:p>
          </table:table-cell>
          <table:table-cell/>
          <table:table-cell office:value-type="float" office:value="2565.76" calcext:value-type="float">
            <text:p>2565.76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486459449" calcext:value-type="float">
            <text:p>486459449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486459449" calcext:value-type="float">
            <text:p>486459449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866" calcext:value-type="float">
            <text:p>866</text:p>
          </table:table-cell>
          <table:table-cell/>
          <table:table-cell office:value-type="float" office:value="2585.6" calcext:value-type="float">
            <text:p>2585.6</text:p>
          </table:table-cell>
        </table:table-row>
        <table:table-row table:style-name="ro1">
          <table:table-cell office:value-type="float" office:value="21.1333333333333" calcext:value-type="float">
            <text:p>21.1333333333333</text:p>
          </table:table-cell>
          <table:table-cell office:value-type="float" office:value="486459451" calcext:value-type="float">
            <text:p>486459451</text:p>
          </table:table-cell>
          <table:table-cell table:number-columns-repeated="2"/>
          <table:table-cell office:value-type="float" office:value="7.9" calcext:value-type="float">
            <text:p>7.9</text:p>
          </table:table-cell>
          <table:table-cell/>
        </table:table-row>
        <table:table-row table:style-name="ro1">
          <table:table-cell office:value-type="float" office:value="21.1333333333333" calcext:value-type="float">
            <text:p>21.1333333333333</text:p>
          </table:table-cell>
          <table:table-cell office:value-type="float" office:value="486459451" calcext:value-type="float">
            <text:p>486459451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914" calcext:value-type="float">
            <text:p>914</text:p>
          </table:table-cell>
          <table:table-cell/>
          <table:table-cell office:value-type="float" office:value="2609.16" calcext:value-type="float">
            <text:p>2609.16</text:p>
          </table:table-cell>
        </table:table-row>
        <table:table-row table:style-name="ro1">
          <table:table-cell office:value-type="float" office:value="21.1333333333333" calcext:value-type="float">
            <text:p>21.1333333333333</text:p>
          </table:table-cell>
          <table:table-cell office:value-type="float" office:value="486459451" calcext:value-type="float">
            <text:p>486459451</text:p>
          </table:table-cell>
          <table:table-cell table:number-columns-repeated="2"/>
          <table:table-cell office:value-type="float" office:value="8.1" calcext:value-type="float">
            <text:p>8.1</text:p>
          </table:table-cell>
          <table:table-cell/>
        </table:table-row>
        <table:table-row table:style-name="ro1">
          <table:table-cell office:value-type="float" office:value="21.1333333333333" calcext:value-type="float">
            <text:p>21.1333333333333</text:p>
          </table:table-cell>
          <table:table-cell office:value-type="float" office:value="486459451" calcext:value-type="float">
            <text:p>486459451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632.72" calcext:value-type="float">
            <text:p>2632.72</text:p>
          </table:table-cell>
        </table:table-row>
        <table:table-row table:style-name="ro1">
          <table:table-cell office:value-type="float" office:value="21.1833333333333" calcext:value-type="float">
            <text:p>21.1833333333333</text:p>
          </table:table-cell>
          <table:table-cell office:value-type="float" office:value="486459457" calcext:value-type="float">
            <text:p>486459457</text:p>
          </table:table-cell>
          <table:table-cell table:number-columns-repeated="2"/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float" office:value="21.1833333333333" calcext:value-type="float">
            <text:p>21.1833333333333</text:p>
          </table:table-cell>
          <table:table-cell office:value-type="float" office:value="486459457" calcext:value-type="float">
            <text:p>486459457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881" calcext:value-type="float">
            <text:p>881</text:p>
          </table:table-cell>
          <table:table-cell/>
          <table:table-cell office:value-type="float" office:value="2657.52" calcext:value-type="float">
            <text:p>2657.52</text:p>
          </table:table-cell>
        </table:table-row>
        <table:table-row table:style-name="ro1">
          <table:table-cell office:value-type="float" office:value="21.1833333333333" calcext:value-type="float">
            <text:p>21.1833333333333</text:p>
          </table:table-cell>
          <table:table-cell office:value-type="float" office:value="486459457" calcext:value-type="float">
            <text:p>486459457</text:p>
          </table:table-cell>
          <table:table-cell table:number-columns-repeated="2"/>
          <table:table-cell office:value-type="float" office:value="7.1" calcext:value-type="float">
            <text:p>7.1</text:p>
          </table:table-cell>
          <table:table-cell/>
        </table:table-row>
        <table:table-row table:style-name="ro1">
          <table:table-cell office:value-type="float" office:value="21.1833333333333" calcext:value-type="float">
            <text:p>21.1833333333333</text:p>
          </table:table-cell>
          <table:table-cell office:value-type="float" office:value="486459457" calcext:value-type="float">
            <text:p>486459457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858" calcext:value-type="float">
            <text:p>858</text:p>
          </table:table-cell>
          <table:table-cell/>
          <table:table-cell office:value-type="float" office:value="2674.88" calcext:value-type="float">
            <text:p>2674.88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486459459" calcext:value-type="float">
            <text:p>486459459</text:p>
          </table:table-cell>
          <table:table-cell table:number-columns-repeated="2"/>
          <table:table-cell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486459459" calcext:value-type="float">
            <text:p>486459459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2699.68" calcext:value-type="float">
            <text:p>2699.68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486459459" calcext:value-type="float">
            <text:p>486459459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float" office:value="21.2333333333333" calcext:value-type="float">
            <text:p>21.2333333333333</text:p>
          </table:table-cell>
          <table:table-cell office:value-type="float" office:value="486459461" calcext:value-type="float">
            <text:p>486459461</text:p>
          </table:table-cell>
          <table:table-cell table:number-columns-repeated="2"/>
          <table:table-cell office:value-type="float" office:value="7.1" calcext:value-type="float">
            <text:p>7.1</text:p>
          </table:table-cell>
          <table:table-cell/>
        </table:table-row>
        <table:table-row table:style-name="ro1">
          <table:table-cell office:value-type="float" office:value="21.2333333333333" calcext:value-type="float">
            <text:p>21.2333333333333</text:p>
          </table:table-cell>
          <table:table-cell office:value-type="float" office:value="486459461" calcext:value-type="float">
            <text:p>486459461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2724.48" calcext:value-type="float">
            <text:p>2724.48</text:p>
          </table:table-cell>
        </table:table-row>
        <table:table-row table:style-name="ro1">
          <table:table-cell office:value-type="float" office:value="21.2333333333333" calcext:value-type="float">
            <text:p>21.2333333333333</text:p>
          </table:table-cell>
          <table:table-cell office:value-type="float" office:value="486459461" calcext:value-type="float">
            <text:p>486459461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2743.08" calcext:value-type="float">
            <text:p>2743.08</text:p>
          </table:table-cell>
        </table:table-row>
        <table:table-row table:style-name="ro1">
          <table:table-cell office:value-type="float" office:value="21.2333333333333" calcext:value-type="float">
            <text:p>21.2333333333333</text:p>
          </table:table-cell>
          <table:table-cell office:value-type="float" office:value="486459461" calcext:value-type="float">
            <text:p>486459461</text:p>
          </table:table-cell>
          <table:table-cell table:number-columns-repeated="2"/>
          <table:table-cell office:value-type="float" office:value="7.8" calcext:value-type="float">
            <text:p>7.8</text:p>
          </table:table-cell>
          <table:table-cell/>
        </table:table-row>
        <table:table-row table:style-name="ro1">
          <table:table-cell office:value-type="float" office:value="21.2833333333333" calcext:value-type="float">
            <text:p>21.2833333333333</text:p>
          </table:table-cell>
          <table:table-cell office:value-type="float" office:value="486459463" calcext:value-type="float">
            <text:p>486459463</text:p>
          </table:table-cell>
          <table:table-cell table:number-columns-repeated="2"/>
          <table:table-cell office:value-type="float" office:value="7.3" calcext:value-type="float">
            <text:p>7.3</text:p>
          </table:table-cell>
          <table:table-cell/>
        </table:table-row>
        <table:table-row table:style-name="ro1">
          <table:table-cell office:value-type="float" office:value="21.2833333333333" calcext:value-type="float">
            <text:p>21.2833333333333</text:p>
          </table:table-cell>
          <table:table-cell office:value-type="float" office:value="486459463" calcext:value-type="float">
            <text:p>486459463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951" calcext:value-type="float">
            <text:p>951</text:p>
          </table:table-cell>
          <table:table-cell/>
          <table:table-cell office:value-type="float" office:value="2769.12" calcext:value-type="float">
            <text:p>2769.12</text:p>
          </table:table-cell>
        </table:table-row>
        <table:table-row table:style-name="ro1">
          <table:table-cell office:value-type="float" office:value="21.2833333333333" calcext:value-type="float">
            <text:p>21.2833333333333</text:p>
          </table:table-cell>
          <table:table-cell office:value-type="float" office:value="486459463" calcext:value-type="float">
            <text:p>486459463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971" calcext:value-type="float">
            <text:p>971</text:p>
          </table:table-cell>
          <table:table-cell/>
          <table:table-cell office:value-type="float" office:value="2670.2" calcext:value-type="float">
            <text:p>2670.2</text:p>
          </table:table-cell>
        </table:table-row>
        <table:table-row table:style-name="ro1">
          <table:table-cell office:value-type="float" office:value="21.2833333333333" calcext:value-type="float">
            <text:p>21.2833333333333</text:p>
          </table:table-cell>
          <table:table-cell office:value-type="float" office:value="486459463" calcext:value-type="float">
            <text:p>486459463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21.3166666666667" calcext:value-type="float">
            <text:p>21.3166666666667</text:p>
          </table:table-cell>
          <table:table-cell office:value-type="float" office:value="486459464" calcext:value-type="float">
            <text:p>486459464</text:p>
          </table:table-cell>
          <table:table-cell table:number-columns-repeated="2"/>
          <table:table-cell office:value-type="float" office:value="8.3" calcext:value-type="float">
            <text:p>8.3</text:p>
          </table:table-cell>
          <table:table-cell/>
        </table:table-row>
        <table:table-row table:style-name="ro1">
          <table:table-cell office:value-type="float" office:value="21.3166666666667" calcext:value-type="float">
            <text:p>21.3166666666667</text:p>
          </table:table-cell>
          <table:table-cell office:value-type="float" office:value="486459464" calcext:value-type="float">
            <text:p>486459464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982" calcext:value-type="float">
            <text:p>982</text:p>
          </table:table-cell>
          <table:table-cell/>
          <table:table-cell office:value-type="float" office:value="2695" calcext:value-type="float">
            <text:p>2695</text:p>
          </table:table-cell>
        </table:table-row>
        <table:table-row table:style-name="ro1">
          <table:table-cell office:value-type="float" office:value="21.3166666666667" calcext:value-type="float">
            <text:p>21.3166666666667</text:p>
          </table:table-cell>
          <table:table-cell office:value-type="float" office:value="486459464" calcext:value-type="float">
            <text:p>486459464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1042" calcext:value-type="float">
            <text:p>1042</text:p>
          </table:table-cell>
          <table:table-cell/>
          <table:table-cell office:value-type="float" office:value="2716.08" calcext:value-type="float">
            <text:p>2716.08</text:p>
          </table:table-cell>
        </table:table-row>
        <table:table-row table:style-name="ro1">
          <table:table-cell office:value-type="float" office:value="21.3333333333333" calcext:value-type="float">
            <text:p>21.3333333333333</text:p>
          </table:table-cell>
          <table:table-cell office:value-type="float" office:value="486459467" calcext:value-type="float">
            <text:p>486459467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 office:value-type="float" office:value="21.3333333333333" calcext:value-type="float">
            <text:p>21.3333333333333</text:p>
          </table:table-cell>
          <table:table-cell office:value-type="float" office:value="486459467" calcext:value-type="float">
            <text:p>486459467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1064" calcext:value-type="float">
            <text:p>1064</text:p>
          </table:table-cell>
          <table:table-cell/>
          <table:table-cell office:value-type="float" office:value="2738.4" calcext:value-type="float">
            <text:p>2738.4</text:p>
          </table:table-cell>
        </table:table-row>
        <table:table-row table:style-name="ro1">
          <table:table-cell office:value-type="float" office:value="21.3333333333333" calcext:value-type="float">
            <text:p>21.3333333333333</text:p>
          </table:table-cell>
          <table:table-cell office:value-type="float" office:value="486459467" calcext:value-type="float">
            <text:p>486459467</text:p>
          </table:table-cell>
          <table:table-cell table:number-columns-repeated="2"/>
          <table:table-cell office:value-type="float" office:value="7.9" calcext:value-type="float">
            <text:p>7.9</text:p>
          </table:table-cell>
          <table:table-cell/>
        </table:table-row>
        <table:table-row table:style-name="ro1">
          <table:table-cell office:value-type="float" office:value="21.3333333333333" calcext:value-type="float">
            <text:p>21.3333333333333</text:p>
          </table:table-cell>
          <table:table-cell office:value-type="float" office:value="486459467" calcext:value-type="float">
            <text:p>486459467</text:p>
          </table:table-cell>
          <table:table-cell table:number-columns-repeated="2"/>
          <table:table-cell office:value-type="float" office:value="7.9" calcext:value-type="float">
            <text:p>7.9</text:p>
          </table:table-cell>
          <table:table-cell/>
        </table:table-row>
        <table:table-row table:style-name="ro1">
          <table:table-cell office:value-type="float" office:value="21.3666666666667" calcext:value-type="float">
            <text:p>21.3666666666667</text:p>
          </table:table-cell>
          <table:table-cell office:value-type="float" office:value="486459469" calcext:value-type="float">
            <text:p>486459469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974" calcext:value-type="float">
            <text:p>974</text:p>
          </table:table-cell>
          <table:table-cell/>
          <table:table-cell office:value-type="float" office:value="2760.72" calcext:value-type="float">
            <text:p>2760.72</text:p>
          </table:table-cell>
        </table:table-row>
        <table:table-row table:style-name="ro1">
          <table:table-cell office:value-type="float" office:value="21.3666666666667" calcext:value-type="float">
            <text:p>21.3666666666667</text:p>
          </table:table-cell>
          <table:table-cell office:value-type="float" office:value="486459469" calcext:value-type="float">
            <text:p>486459469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1140" calcext:value-type="float">
            <text:p>1140</text:p>
          </table:table-cell>
          <table:table-cell/>
          <table:table-cell office:value-type="float" office:value="2791.72" calcext:value-type="float">
            <text:p>2791.72</text:p>
          </table:table-cell>
        </table:table-row>
        <table:table-row table:style-name="ro1">
          <table:table-cell office:value-type="float" office:value="21.3666666666667" calcext:value-type="float">
            <text:p>21.3666666666667</text:p>
          </table:table-cell>
          <table:table-cell office:value-type="float" office:value="486459469" calcext:value-type="float">
            <text:p>486459469</text:p>
          </table:table-cell>
          <table:table-cell table:number-columns-repeated="2"/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float" office:value="21.3666666666667" calcext:value-type="float">
            <text:p>21.3666666666667</text:p>
          </table:table-cell>
          <table:table-cell office:value-type="float" office:value="486459469" calcext:value-type="float">
            <text:p>486459469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486459470" calcext:value-type="float">
            <text:p>486459470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984" calcext:value-type="float">
            <text:p>984</text:p>
          </table:table-cell>
          <table:table-cell/>
          <table:table-cell office:value-type="float" office:value="2805.36" calcext:value-type="float">
            <text:p>2805.36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486459470" calcext:value-type="float">
            <text:p>486459470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799.16" calcext:value-type="float">
            <text:p>2799.16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486459470" calcext:value-type="float">
            <text:p>48645947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21.45" calcext:value-type="float">
            <text:p>21.45</text:p>
          </table:table-cell>
          <table:table-cell office:value-type="float" office:value="486459473" calcext:value-type="float">
            <text:p>486459473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2792.96" calcext:value-type="float">
            <text:p>2792.96</text:p>
          </table:table-cell>
        </table:table-row>
        <table:table-row table:style-name="ro1">
          <table:table-cell office:value-type="float" office:value="21.45" calcext:value-type="float">
            <text:p>21.45</text:p>
          </table:table-cell>
          <table:table-cell office:value-type="float" office:value="486459473" calcext:value-type="float">
            <text:p>48645947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21.45" calcext:value-type="float">
            <text:p>21.45</text:p>
          </table:table-cell>
          <table:table-cell office:value-type="float" office:value="486459473" calcext:value-type="float">
            <text:p>486459473</text:p>
          </table:table-cell>
          <table:table-cell table:number-columns-repeated="2"/>
          <table:table-cell office:value-type="float" office:value="-0.6" calcext:value-type="float">
            <text:p>-0.6</text:p>
          </table:table-cell>
          <table:table-cell/>
        </table:table-row>
        <table:table-row table:style-name="ro1">
          <table:table-cell office:value-type="float" office:value="21.45" calcext:value-type="float">
            <text:p>21.45</text:p>
          </table:table-cell>
          <table:table-cell office:value-type="float" office:value="486459473" calcext:value-type="float">
            <text:p>486459473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21.4833333333333" calcext:value-type="float">
            <text:p>21.4833333333333</text:p>
          </table:table-cell>
          <table:table-cell office:value-type="float" office:value="486459475" calcext:value-type="float">
            <text:p>486459475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44" calcext:value-type="float">
            <text:p>-44</text:p>
          </table:table-cell>
          <table:table-cell/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21.4833333333333" calcext:value-type="float">
            <text:p>21.4833333333333</text:p>
          </table:table-cell>
          <table:table-cell office:value-type="float" office:value="486459475" calcext:value-type="float">
            <text:p>486459475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21.4833333333333" calcext:value-type="float">
            <text:p>21.4833333333333</text:p>
          </table:table-cell>
          <table:table-cell office:value-type="float" office:value="486459475" calcext:value-type="float">
            <text:p>486459475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21.4833333333333" calcext:value-type="float">
            <text:p>21.4833333333333</text:p>
          </table:table-cell>
          <table:table-cell office:value-type="float" office:value="486459475" calcext:value-type="float">
            <text:p>486459475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21.5166666666667" calcext:value-type="float">
            <text:p>21.5166666666667</text:p>
          </table:table-cell>
          <table:table-cell office:value-type="float" office:value="486459478" calcext:value-type="float">
            <text:p>486459478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21.5166666666667" calcext:value-type="float">
            <text:p>21.5166666666667</text:p>
          </table:table-cell>
          <table:table-cell office:value-type="float" office:value="486459478" calcext:value-type="float">
            <text:p>486459478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789.24" calcext:value-type="float">
            <text:p>2789.24</text:p>
          </table:table-cell>
        </table:table-row>
        <table:table-row table:style-name="ro1">
          <table:table-cell office:value-type="float" office:value="21.5166666666667" calcext:value-type="float">
            <text:p>21.5166666666667</text:p>
          </table:table-cell>
          <table:table-cell office:value-type="float" office:value="486459478" calcext:value-type="float">
            <text:p>486459478</text:p>
          </table:table-cell>
          <table:table-cell table:number-columns-repeated="2"/>
          <table:table-cell office:value-type="float" office:value="-2.5" calcext:value-type="float">
            <text:p>-2.5</text:p>
          </table:table-cell>
          <table:table-cell/>
        </table:table-row>
        <table:table-row table:style-name="ro1">
          <table:table-cell office:value-type="float" office:value="21.5166666666667" calcext:value-type="float">
            <text:p>21.5166666666667</text:p>
          </table:table-cell>
          <table:table-cell office:value-type="float" office:value="486459478" calcext:value-type="float">
            <text:p>486459478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44" calcext:value-type="float">
            <text:p>-44</text:p>
          </table:table-cell>
          <table:table-cell/>
          <table:table-cell office:value-type="float" office:value="2784.28" calcext:value-type="float">
            <text:p>2784.28</text:p>
          </table:table-cell>
        </table:table-row>
        <table:table-row table:style-name="ro1">
          <table:table-cell office:value-type="float" office:value="21.55" calcext:value-type="float">
            <text:p>21.55</text:p>
          </table:table-cell>
          <table:table-cell office:value-type="float" office:value="486459479" calcext:value-type="float">
            <text:p>486459479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21.55" calcext:value-type="float">
            <text:p>21.55</text:p>
          </table:table-cell>
          <table:table-cell office:value-type="float" office:value="486459479" calcext:value-type="float">
            <text:p>486459479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207" calcext:value-type="float">
            <text:p>-207</text:p>
          </table:table-cell>
          <table:table-cell/>
          <table:table-cell office:value-type="float" office:value="2773.12" calcext:value-type="float">
            <text:p>2773.12</text:p>
          </table:table-cell>
        </table:table-row>
        <table:table-row table:style-name="ro1">
          <table:table-cell office:value-type="float" office:value="21.5833333333333" calcext:value-type="float">
            <text:p>21.5833333333333</text:p>
          </table:table-cell>
          <table:table-cell office:value-type="float" office:value="486459481" calcext:value-type="float">
            <text:p>486459481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21.5833333333333" calcext:value-type="float">
            <text:p>21.5833333333333</text:p>
          </table:table-cell>
          <table:table-cell office:value-type="float" office:value="486459481" calcext:value-type="float">
            <text:p>486459481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309" calcext:value-type="float">
            <text:p>-309</text:p>
          </table:table-cell>
          <table:table-cell/>
          <table:table-cell office:value-type="float" office:value="2761.96" calcext:value-type="float">
            <text:p>2761.96</text:p>
          </table:table-cell>
        </table:table-row>
        <table:table-row table:style-name="ro1">
          <table:table-cell office:value-type="float" office:value="21.5833333333333" calcext:value-type="float">
            <text:p>21.5833333333333</text:p>
          </table:table-cell>
          <table:table-cell office:value-type="float" office:value="486459481" calcext:value-type="float">
            <text:p>486459481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21.5833333333333" calcext:value-type="float">
            <text:p>21.5833333333333</text:p>
          </table:table-cell>
          <table:table-cell office:value-type="float" office:value="486459481" calcext:value-type="float">
            <text:p>486459481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356" calcext:value-type="float">
            <text:p>-356</text:p>
          </table:table-cell>
          <table:table-cell/>
          <table:table-cell office:value-type="float" office:value="2752.04" calcext:value-type="float">
            <text:p>2752.04</text:p>
          </table:table-cell>
        </table:table-row>
        <table:table-row table:style-name="ro1">
          <table:table-cell office:value-type="float" office:value="21.5833333333333" calcext:value-type="float">
            <text:p>21.5833333333333</text:p>
          </table:table-cell>
          <table:table-cell office:value-type="float" office:value="486459481" calcext:value-type="float">
            <text:p>48645948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486459484" calcext:value-type="float">
            <text:p>486459484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353" calcext:value-type="float">
            <text:p>-353</text:p>
          </table:table-cell>
          <table:table-cell/>
          <table:table-cell office:value-type="float" office:value="2744.6" calcext:value-type="float">
            <text:p>2744.6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486459484" calcext:value-type="float">
            <text:p>486459484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486459484" calcext:value-type="float">
            <text:p>486459484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21.65" calcext:value-type="float">
            <text:p>21.65</text:p>
          </table:table-cell>
          <table:table-cell office:value-type="float" office:value="486459486" calcext:value-type="float">
            <text:p>486459486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277" calcext:value-type="float">
            <text:p>-277</text:p>
          </table:table-cell>
          <table:table-cell/>
          <table:table-cell office:value-type="float" office:value="2737.16" calcext:value-type="float">
            <text:p>2737.16</text:p>
          </table:table-cell>
        </table:table-row>
        <table:table-row table:style-name="ro1">
          <table:table-cell office:value-type="float" office:value="21.65" calcext:value-type="float">
            <text:p>21.65</text:p>
          </table:table-cell>
          <table:table-cell office:value-type="float" office:value="486459486" calcext:value-type="float">
            <text:p>486459486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306" calcext:value-type="float">
            <text:p>-306</text:p>
          </table:table-cell>
          <table:table-cell/>
          <table:table-cell office:value-type="float" office:value="2730.96" calcext:value-type="float">
            <text:p>2730.96</text:p>
          </table:table-cell>
        </table:table-row>
        <table:table-row table:style-name="ro1">
          <table:table-cell office:value-type="float" office:value="21.65" calcext:value-type="float">
            <text:p>21.65</text:p>
          </table:table-cell>
          <table:table-cell office:value-type="float" office:value="486459486" calcext:value-type="float">
            <text:p>486459486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float" office:value="21.65" calcext:value-type="float">
            <text:p>21.65</text:p>
          </table:table-cell>
          <table:table-cell office:value-type="float" office:value="486459486" calcext:value-type="float">
            <text:p>486459486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486459488" calcext:value-type="float">
            <text:p>486459488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338" calcext:value-type="float">
            <text:p>-338</text:p>
          </table:table-cell>
          <table:table-cell/>
          <table:table-cell office:value-type="float" office:value="2721.04" calcext:value-type="float">
            <text:p>2721.04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486459488" calcext:value-type="float">
            <text:p>486459488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-173" calcext:value-type="float">
            <text:p>-173</text:p>
          </table:table-cell>
          <table:table-cell/>
          <table:table-cell office:value-type="float" office:value="2723.52" calcext:value-type="float">
            <text:p>2723.52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486459488" calcext:value-type="float">
            <text:p>486459488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486459488" calcext:value-type="float">
            <text:p>486459488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-236" calcext:value-type="float">
            <text:p>-236</text:p>
          </table:table-cell>
          <table:table-cell/>
          <table:table-cell office:value-type="float" office:value="2714.84" calcext:value-type="float">
            <text:p>2714.84</text:p>
          </table:table-cell>
        </table:table-row>
        <table:table-row table:style-name="ro1">
          <table:table-cell office:value-type="float" office:value="21.7166666666667" calcext:value-type="float">
            <text:p>21.7166666666667</text:p>
          </table:table-cell>
          <table:table-cell office:value-type="float" office:value="486459490" calcext:value-type="float">
            <text:p>486459490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21.7166666666667" calcext:value-type="float">
            <text:p>21.7166666666667</text:p>
          </table:table-cell>
          <table:table-cell office:value-type="float" office:value="486459490" calcext:value-type="float">
            <text:p>486459490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21.7166666666667" calcext:value-type="float">
            <text:p>21.7166666666667</text:p>
          </table:table-cell>
          <table:table-cell office:value-type="float" office:value="486459490" calcext:value-type="float">
            <text:p>486459490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351" calcext:value-type="float">
            <text:p>-351</text:p>
          </table:table-cell>
          <table:table-cell/>
          <table:table-cell office:value-type="float" office:value="2703.68" calcext:value-type="float">
            <text:p>2703.68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486459492" calcext:value-type="float">
            <text:p>486459492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326" calcext:value-type="float">
            <text:p>-326</text:p>
          </table:table-cell>
          <table:table-cell/>
          <table:table-cell office:value-type="float" office:value="2696.24" calcext:value-type="float">
            <text:p>2696.24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486459492" calcext:value-type="float">
            <text:p>486459492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486459492" calcext:value-type="float">
            <text:p>486459492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486459492" calcext:value-type="float">
            <text:p>486459492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401" calcext:value-type="float">
            <text:p>-401</text:p>
          </table:table-cell>
          <table:table-cell/>
          <table:table-cell office:value-type="float" office:value="2686.32" calcext:value-type="float">
            <text:p>2686.32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486459494" calcext:value-type="float">
            <text:p>486459494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486459494" calcext:value-type="float">
            <text:p>486459494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-348" calcext:value-type="float">
            <text:p>-348</text:p>
          </table:table-cell>
          <table:table-cell/>
          <table:table-cell office:value-type="float" office:value="2680.12" calcext:value-type="float">
            <text:p>2680.12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486459494" calcext:value-type="float">
            <text:p>486459494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486459494" calcext:value-type="float">
            <text:p>486459494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-526" calcext:value-type="float">
            <text:p>-526</text:p>
          </table:table-cell>
          <table:table-cell/>
          <table:table-cell office:value-type="float" office:value="2660.28" calcext:value-type="float">
            <text:p>2660.28</text:p>
          </table:table-cell>
        </table:table-row>
        <table:table-row table:style-name="ro1">
          <table:table-cell office:value-type="float" office:value="21.8166666666667" calcext:value-type="float">
            <text:p>21.8166666666667</text:p>
          </table:table-cell>
          <table:table-cell office:value-type="float" office:value="486459496" calcext:value-type="float">
            <text:p>486459496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21.8166666666667" calcext:value-type="float">
            <text:p>21.8166666666667</text:p>
          </table:table-cell>
          <table:table-cell office:value-type="float" office:value="486459496" calcext:value-type="float">
            <text:p>486459496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513" calcext:value-type="float">
            <text:p>-513</text:p>
          </table:table-cell>
          <table:table-cell/>
          <table:table-cell office:value-type="float" office:value="2652.84" calcext:value-type="float">
            <text:p>2652.84</text:p>
          </table:table-cell>
        </table:table-row>
        <table:table-row table:style-name="ro1">
          <table:table-cell office:value-type="float" office:value="21.8166666666667" calcext:value-type="float">
            <text:p>21.8166666666667</text:p>
          </table:table-cell>
          <table:table-cell office:value-type="float" office:value="486459496" calcext:value-type="float">
            <text:p>486459496</text:p>
          </table:table-cell>
          <table:table-cell table:number-columns-repeated="2"/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21.8666666666667" calcext:value-type="float">
            <text:p>21.8666666666667</text:p>
          </table:table-cell>
          <table:table-cell office:value-type="float" office:value="486459498" calcext:value-type="float">
            <text:p>486459498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-541" calcext:value-type="float">
            <text:p>-541</text:p>
          </table:table-cell>
          <table:table-cell/>
          <table:table-cell office:value-type="float" office:value="2637.96" calcext:value-type="float">
            <text:p>2637.96</text:p>
          </table:table-cell>
        </table:table-row>
        <table:table-row table:style-name="ro1">
          <table:table-cell office:value-type="float" office:value="21.8666666666667" calcext:value-type="float">
            <text:p>21.8666666666667</text:p>
          </table:table-cell>
          <table:table-cell office:value-type="float" office:value="486459498" calcext:value-type="float">
            <text:p>486459498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float" office:value="21.8666666666667" calcext:value-type="float">
            <text:p>21.8666666666667</text:p>
          </table:table-cell>
          <table:table-cell office:value-type="float" office:value="486459498" calcext:value-type="float">
            <text:p>486459498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-485" calcext:value-type="float">
            <text:p>-485</text:p>
          </table:table-cell>
          <table:table-cell/>
          <table:table-cell office:value-type="float" office:value="2624.32" calcext:value-type="float">
            <text:p>2624.32</text:p>
          </table:table-cell>
        </table:table-row>
        <table:table-row table:style-name="ro1">
          <table:table-cell office:value-type="float" office:value="21.8833333333333" calcext:value-type="float">
            <text:p>21.8833333333333</text:p>
          </table:table-cell>
          <table:table-cell office:value-type="float" office:value="486459500" calcext:value-type="float">
            <text:p>486459500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float" office:value="21.8833333333333" calcext:value-type="float">
            <text:p>21.8833333333333</text:p>
          </table:table-cell>
          <table:table-cell office:value-type="float" office:value="486459500" calcext:value-type="float">
            <text:p>486459500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-422" calcext:value-type="float">
            <text:p>-422</text:p>
          </table:table-cell>
          <table:table-cell/>
          <table:table-cell office:value-type="float" office:value="2616.88" calcext:value-type="float">
            <text:p>2616.88</text:p>
          </table:table-cell>
        </table:table-row>
        <table:table-row table:style-name="ro1">
          <table:table-cell office:value-type="float" office:value="21.8833333333333" calcext:value-type="float">
            <text:p>21.8833333333333</text:p>
          </table:table-cell>
          <table:table-cell office:value-type="float" office:value="486459500" calcext:value-type="float">
            <text:p>486459500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21.8833333333333" calcext:value-type="float">
            <text:p>21.8833333333333</text:p>
          </table:table-cell>
          <table:table-cell office:value-type="float" office:value="486459500" calcext:value-type="float">
            <text:p>486459500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float" office:value="21.9166666666667" calcext:value-type="float">
            <text:p>21.9166666666667</text:p>
          </table:table-cell>
          <table:table-cell office:value-type="float" office:value="486459502" calcext:value-type="float">
            <text:p>486459502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-513" calcext:value-type="float">
            <text:p>-513</text:p>
          </table:table-cell>
          <table:table-cell/>
          <table:table-cell office:value-type="float" office:value="2600.76" calcext:value-type="float">
            <text:p>2600.76</text:p>
          </table:table-cell>
        </table:table-row>
        <table:table-row table:style-name="ro1">
          <table:table-cell office:value-type="float" office:value="21.9166666666667" calcext:value-type="float">
            <text:p>21.9166666666667</text:p>
          </table:table-cell>
          <table:table-cell office:value-type="float" office:value="486459502" calcext:value-type="float">
            <text:p>486459502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-508" calcext:value-type="float">
            <text:p>-508</text:p>
          </table:table-cell>
          <table:table-cell/>
          <table:table-cell office:value-type="float" office:value="2588.36" calcext:value-type="float">
            <text:p>2588.36</text:p>
          </table:table-cell>
        </table:table-row>
        <table:table-row table:style-name="ro1">
          <table:table-cell office:value-type="float" office:value="21.9166666666667" calcext:value-type="float">
            <text:p>21.9166666666667</text:p>
          </table:table-cell>
          <table:table-cell office:value-type="float" office:value="486459502" calcext:value-type="float">
            <text:p>48645950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float" office:value="21.95" calcext:value-type="float">
            <text:p>21.95</text:p>
          </table:table-cell>
          <table:table-cell office:value-type="float" office:value="486459504" calcext:value-type="float">
            <text:p>486459504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float" office:value="21.95" calcext:value-type="float">
            <text:p>21.95</text:p>
          </table:table-cell>
          <table:table-cell office:value-type="float" office:value="486459504" calcext:value-type="float">
            <text:p>486459504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-477" calcext:value-type="float">
            <text:p>-477</text:p>
          </table:table-cell>
          <table:table-cell/>
          <table:table-cell office:value-type="float" office:value="2579.68" calcext:value-type="float">
            <text:p>2579.68</text:p>
          </table:table-cell>
        </table:table-row>
        <table:table-row table:style-name="ro1">
          <table:table-cell office:value-type="float" office:value="21.95" calcext:value-type="float">
            <text:p>21.95</text:p>
          </table:table-cell>
          <table:table-cell office:value-type="float" office:value="486459504" calcext:value-type="float">
            <text:p>486459504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424" calcext:value-type="float">
            <text:p>-424</text:p>
          </table:table-cell>
          <table:table-cell/>
          <table:table-cell office:value-type="float" office:value="2451" calcext:value-type="float">
            <text:p>2451</text:p>
          </table:table-cell>
        </table:table-row>
        <table:table-row table:style-name="ro1">
          <table:table-cell office:value-type="float" office:value="21.95" calcext:value-type="float">
            <text:p>21.95</text:p>
          </table:table-cell>
          <table:table-cell office:value-type="float" office:value="486459504" calcext:value-type="float">
            <text:p>48645950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6459506" calcext:value-type="float">
            <text:p>486459506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-442" calcext:value-type="float">
            <text:p>-442</text:p>
          </table:table-cell>
          <table:table-cell/>
          <table:table-cell office:value-type="float" office:value="2442.32" calcext:value-type="float">
            <text:p>2442.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6459506" calcext:value-type="float">
            <text:p>486459506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6459506" calcext:value-type="float">
            <text:p>486459506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6459506" calcext:value-type="float">
            <text:p>486459506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478" calcext:value-type="float">
            <text:p>-478</text:p>
          </table:table-cell>
          <table:table-cell/>
          <table:table-cell office:value-type="float" office:value="2427.44" calcext:value-type="float">
            <text:p>2427.44</text:p>
          </table:table-cell>
        </table:table-row>
        <table:table-row table:style-name="ro1">
          <table:table-cell office:value-type="float" office:value="22.0166666666667" calcext:value-type="float">
            <text:p>22.0166666666667</text:p>
          </table:table-cell>
          <table:table-cell office:value-type="float" office:value="486459508" calcext:value-type="float">
            <text:p>486459508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536" calcext:value-type="float">
            <text:p>-536</text:p>
          </table:table-cell>
          <table:table-cell/>
          <table:table-cell office:value-type="float" office:value="2416.28" calcext:value-type="float">
            <text:p>2416.28</text:p>
          </table:table-cell>
        </table:table-row>
        <table:table-row table:style-name="ro1">
          <table:table-cell office:value-type="float" office:value="22.0166666666667" calcext:value-type="float">
            <text:p>22.0166666666667</text:p>
          </table:table-cell>
          <table:table-cell office:value-type="float" office:value="486459508" calcext:value-type="float">
            <text:p>486459508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float" office:value="22.0166666666667" calcext:value-type="float">
            <text:p>22.0166666666667</text:p>
          </table:table-cell>
          <table:table-cell office:value-type="float" office:value="486459508" calcext:value-type="float">
            <text:p>486459508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float" office:value="22.0666666666667" calcext:value-type="float">
            <text:p>22.0666666666667</text:p>
          </table:table-cell>
          <table:table-cell office:value-type="float" office:value="486459510" calcext:value-type="float">
            <text:p>486459510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538" calcext:value-type="float">
            <text:p>-538</text:p>
          </table:table-cell>
          <table:table-cell/>
          <table:table-cell office:value-type="float" office:value="2403.88" calcext:value-type="float">
            <text:p>2403.88</text:p>
          </table:table-cell>
        </table:table-row>
        <table:table-row table:style-name="ro1">
          <table:table-cell office:value-type="float" office:value="22.0666666666667" calcext:value-type="float">
            <text:p>22.0666666666667</text:p>
          </table:table-cell>
          <table:table-cell office:value-type="float" office:value="486459510" calcext:value-type="float">
            <text:p>486459510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22.0666666666667" calcext:value-type="float">
            <text:p>22.0666666666667</text:p>
          </table:table-cell>
          <table:table-cell office:value-type="float" office:value="486459510" calcext:value-type="float">
            <text:p>486459510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569" calcext:value-type="float">
            <text:p>-569</text:p>
          </table:table-cell>
          <table:table-cell/>
          <table:table-cell office:value-type="float" office:value="2392.72" calcext:value-type="float">
            <text:p>2392.72</text:p>
          </table:table-cell>
        </table:table-row>
        <table:table-row table:style-name="ro1">
          <table:table-cell office:value-type="float" office:value="22.0666666666667" calcext:value-type="float">
            <text:p>22.0666666666667</text:p>
          </table:table-cell>
          <table:table-cell office:value-type="float" office:value="486459510" calcext:value-type="float">
            <text:p>486459510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float" office:value="22.0666666666667" calcext:value-type="float">
            <text:p>22.0666666666667</text:p>
          </table:table-cell>
          <table:table-cell office:value-type="float" office:value="486459510" calcext:value-type="float">
            <text:p>486459510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525" calcext:value-type="float">
            <text:p>-525</text:p>
          </table:table-cell>
          <table:table-cell/>
          <table:table-cell office:value-type="float" office:value="2381.56" calcext:value-type="float">
            <text:p>2381.56</text:p>
          </table:table-cell>
        </table:table-row>
        <table:table-row table:style-name="ro1">
          <table:table-cell office:value-type="float" office:value="22.0833333333333" calcext:value-type="float">
            <text:p>22.0833333333333</text:p>
          </table:table-cell>
          <table:table-cell office:value-type="float" office:value="486459512" calcext:value-type="float">
            <text:p>486459512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float" office:value="22.0833333333333" calcext:value-type="float">
            <text:p>22.0833333333333</text:p>
          </table:table-cell>
          <table:table-cell office:value-type="float" office:value="486459512" calcext:value-type="float">
            <text:p>486459512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475" calcext:value-type="float">
            <text:p>-475</text:p>
          </table:table-cell>
          <table:table-cell/>
          <table:table-cell office:value-type="float" office:value="2370.4" calcext:value-type="float">
            <text:p>2370.4</text:p>
          </table:table-cell>
        </table:table-row>
        <table:table-row table:style-name="ro1">
          <table:table-cell office:value-type="float" office:value="22.0833333333333" calcext:value-type="float">
            <text:p>22.0833333333333</text:p>
          </table:table-cell>
          <table:table-cell office:value-type="float" office:value="486459512" calcext:value-type="float">
            <text:p>486459512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float" office:value="22.1333333333333" calcext:value-type="float">
            <text:p>22.1333333333333</text:p>
          </table:table-cell>
          <table:table-cell office:value-type="float" office:value="486459514" calcext:value-type="float">
            <text:p>486459514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-437" calcext:value-type="float">
            <text:p>-437</text:p>
          </table:table-cell>
          <table:table-cell/>
          <table:table-cell office:value-type="float" office:value="2360.48" calcext:value-type="float">
            <text:p>2360.48</text:p>
          </table:table-cell>
        </table:table-row>
        <table:table-row table:style-name="ro1">
          <table:table-cell office:value-type="float" office:value="22.1333333333333" calcext:value-type="float">
            <text:p>22.1333333333333</text:p>
          </table:table-cell>
          <table:table-cell office:value-type="float" office:value="486459514" calcext:value-type="float">
            <text:p>486459514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/>
        </table:table-row>
        <table:table-row table:style-name="ro1">
          <table:table-cell office:value-type="float" office:value="22.1333333333333" calcext:value-type="float">
            <text:p>22.1333333333333</text:p>
          </table:table-cell>
          <table:table-cell office:value-type="float" office:value="486459514" calcext:value-type="float">
            <text:p>486459514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-438" calcext:value-type="float">
            <text:p>-438</text:p>
          </table:table-cell>
          <table:table-cell/>
          <table:table-cell office:value-type="float" office:value="2351.8" calcext:value-type="float">
            <text:p>2351.8</text:p>
          </table:table-cell>
        </table:table-row>
        <table:table-row table:style-name="ro1">
          <table:table-cell office:value-type="float" office:value="22.1666666666667" calcext:value-type="float">
            <text:p>22.1666666666667</text:p>
          </table:table-cell>
          <table:table-cell office:value-type="float" office:value="486459520" calcext:value-type="float">
            <text:p>486459520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22.1666666666667" calcext:value-type="float">
            <text:p>22.1666666666667</text:p>
          </table:table-cell>
          <table:table-cell office:value-type="float" office:value="486459520" calcext:value-type="float">
            <text:p>486459520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272" calcext:value-type="float">
            <text:p>-272</text:p>
          </table:table-cell>
          <table:table-cell/>
          <table:table-cell office:value-type="float" office:value="2346.84" calcext:value-type="float">
            <text:p>2346.84</text:p>
          </table:table-cell>
        </table:table-row>
        <table:table-row table:style-name="ro1">
          <table:table-cell office:value-type="float" office:value="22.1666666666667" calcext:value-type="float">
            <text:p>22.1666666666667</text:p>
          </table:table-cell>
          <table:table-cell office:value-type="float" office:value="486459520" calcext:value-type="float">
            <text:p>486459520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float" office:value="22.1666666666667" calcext:value-type="float">
            <text:p>22.1666666666667</text:p>
          </table:table-cell>
          <table:table-cell office:value-type="float" office:value="486459520" calcext:value-type="float">
            <text:p>486459520</text:p>
          </table:table-cell>
          <table:table-cell office:value-type="float" office:value="72.0842332613391" calcext:value-type="float">
            <text:p>72.0842332613391</text:p>
          </table:table-cell>
          <table:table-cell office:value-type="float" office:value="-369" calcext:value-type="float">
            <text:p>-369</text:p>
          </table:table-cell>
          <table:table-cell/>
          <table:table-cell office:value-type="float" office:value="2333.2" calcext:value-type="float">
            <text:p>2333.2</text:p>
          </table:table-cell>
        </table:table-row>
        <table:table-row table:style-name="ro1">
          <table:table-cell office:value-type="float" office:value="22.1833333333333" calcext:value-type="float">
            <text:p>22.1833333333333</text:p>
          </table:table-cell>
          <table:table-cell office:value-type="float" office:value="486459522" calcext:value-type="float">
            <text:p>486459522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22.1833333333333" calcext:value-type="float">
            <text:p>22.1833333333333</text:p>
          </table:table-cell>
          <table:table-cell office:value-type="float" office:value="486459522" calcext:value-type="float">
            <text:p>486459522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393" calcext:value-type="float">
            <text:p>-393</text:p>
          </table:table-cell>
          <table:table-cell/>
          <table:table-cell office:value-type="float" office:value="2327" calcext:value-type="float">
            <text:p>2327</text:p>
          </table:table-cell>
        </table:table-row>
        <table:table-row table:style-name="ro1">
          <table:table-cell office:value-type="float" office:value="22.1833333333333" calcext:value-type="float">
            <text:p>22.1833333333333</text:p>
          </table:table-cell>
          <table:table-cell office:value-type="float" office:value="486459522" calcext:value-type="float">
            <text:p>486459522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/>
        </table:table-row>
        <table:table-row table:style-name="ro1">
          <table:table-cell office:value-type="float" office:value="22.2333333333333" calcext:value-type="float">
            <text:p>22.2333333333333</text:p>
          </table:table-cell>
          <table:table-cell office:value-type="float" office:value="486459524" calcext:value-type="float">
            <text:p>486459524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386" calcext:value-type="float">
            <text:p>-386</text:p>
          </table:table-cell>
          <table:table-cell/>
          <table:table-cell office:value-type="float" office:value="2318.32" calcext:value-type="float">
            <text:p>2318.32</text:p>
          </table:table-cell>
        </table:table-row>
        <table:table-row table:style-name="ro1">
          <table:table-cell office:value-type="float" office:value="22.2333333333333" calcext:value-type="float">
            <text:p>22.2333333333333</text:p>
          </table:table-cell>
          <table:table-cell office:value-type="float" office:value="486459524" calcext:value-type="float">
            <text:p>486459524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/>
        </table:table-row>
        <table:table-row table:style-name="ro1">
          <table:table-cell office:value-type="float" office:value="22.2333333333333" calcext:value-type="float">
            <text:p>22.2333333333333</text:p>
          </table:table-cell>
          <table:table-cell office:value-type="float" office:value="486459524" calcext:value-type="float">
            <text:p>486459524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-432" calcext:value-type="float">
            <text:p>-432</text:p>
          </table:table-cell>
          <table:table-cell/>
          <table:table-cell office:value-type="float" office:value="2309.64" calcext:value-type="float">
            <text:p>2309.64</text:p>
          </table:table-cell>
        </table:table-row>
        <table:table-row table:style-name="ro1">
          <table:table-cell office:value-type="float" office:value="22.2333333333333" calcext:value-type="float">
            <text:p>22.2333333333333</text:p>
          </table:table-cell>
          <table:table-cell office:value-type="float" office:value="486459524" calcext:value-type="float">
            <text:p>486459524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/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486459526" calcext:value-type="float">
            <text:p>486459526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-438" calcext:value-type="float">
            <text:p>-438</text:p>
          </table:table-cell>
          <table:table-cell/>
          <table:table-cell office:value-type="float" office:value="2297.24" calcext:value-type="float">
            <text:p>2297.24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486459526" calcext:value-type="float">
            <text:p>486459526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486459526" calcext:value-type="float">
            <text:p>486459526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float" office:value="22.2833333333333" calcext:value-type="float">
            <text:p>22.2833333333333</text:p>
          </table:table-cell>
          <table:table-cell office:value-type="float" office:value="486459528" calcext:value-type="float">
            <text:p>486459528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-457" calcext:value-type="float">
            <text:p>-457</text:p>
          </table:table-cell>
          <table:table-cell/>
          <table:table-cell office:value-type="float" office:value="2287.32" calcext:value-type="float">
            <text:p>2287.32</text:p>
          </table:table-cell>
        </table:table-row>
        <table:table-row table:style-name="ro1">
          <table:table-cell office:value-type="float" office:value="22.2833333333333" calcext:value-type="float">
            <text:p>22.2833333333333</text:p>
          </table:table-cell>
          <table:table-cell office:value-type="float" office:value="486459528" calcext:value-type="float">
            <text:p>486459528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float" office:value="22.2833333333333" calcext:value-type="float">
            <text:p>22.2833333333333</text:p>
          </table:table-cell>
          <table:table-cell office:value-type="float" office:value="486459528" calcext:value-type="float">
            <text:p>486459528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-587" calcext:value-type="float">
            <text:p>-587</text:p>
          </table:table-cell>
          <table:table-cell/>
          <table:table-cell office:value-type="float" office:value="2266.24" calcext:value-type="float">
            <text:p>2266.24</text:p>
          </table:table-cell>
        </table:table-row>
        <table:table-row table:style-name="ro1">
          <table:table-cell office:value-type="float" office:value="22.2833333333333" calcext:value-type="float">
            <text:p>22.2833333333333</text:p>
          </table:table-cell>
          <table:table-cell office:value-type="float" office:value="486459528" calcext:value-type="float">
            <text:p>486459528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/>
        </table:table-row>
        <table:table-row table:style-name="ro1">
          <table:table-cell office:value-type="float" office:value="22.3333333333333" calcext:value-type="float">
            <text:p>22.3333333333333</text:p>
          </table:table-cell>
          <table:table-cell office:value-type="float" office:value="486459530" calcext:value-type="float">
            <text:p>486459530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-641" calcext:value-type="float">
            <text:p>-641</text:p>
          </table:table-cell>
          <table:table-cell/>
          <table:table-cell office:value-type="float" office:value="2250.12" calcext:value-type="float">
            <text:p>2250.12</text:p>
          </table:table-cell>
        </table:table-row>
        <table:table-row table:style-name="ro1">
          <table:table-cell office:value-type="float" office:value="22.3333333333333" calcext:value-type="float">
            <text:p>22.3333333333333</text:p>
          </table:table-cell>
          <table:table-cell office:value-type="float" office:value="486459530" calcext:value-type="float">
            <text:p>486459530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/>
        </table:table-row>
        <table:table-row table:style-name="ro1">
          <table:table-cell office:value-type="float" office:value="22.3333333333333" calcext:value-type="float">
            <text:p>22.3333333333333</text:p>
          </table:table-cell>
          <table:table-cell office:value-type="float" office:value="486459530" calcext:value-type="float">
            <text:p>486459530</text:p>
          </table:table-cell>
          <table:table-cell office:value-type="float" office:value="72.0842332613391" calcext:value-type="float">
            <text:p>72.0842332613391</text:p>
          </table:table-cell>
          <table:table-cell office:value-type="float" office:value="-686" calcext:value-type="float">
            <text:p>-686</text:p>
          </table:table-cell>
          <table:table-cell/>
          <table:table-cell office:value-type="float" office:value="2232.76" calcext:value-type="float">
            <text:p>2232.76</text:p>
          </table:table-cell>
        </table:table-row>
        <table:table-row table:style-name="ro1">
          <table:table-cell office:value-type="float" office:value="22.3666666666667" calcext:value-type="float">
            <text:p>22.3666666666667</text:p>
          </table:table-cell>
          <table:table-cell office:value-type="float" office:value="486459532" calcext:value-type="float">
            <text:p>48645953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22.3666666666667" calcext:value-type="float">
            <text:p>22.3666666666667</text:p>
          </table:table-cell>
          <table:table-cell office:value-type="float" office:value="486459532" calcext:value-type="float">
            <text:p>486459532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670" calcext:value-type="float">
            <text:p>-670</text:p>
          </table:table-cell>
          <table:table-cell/>
          <table:table-cell office:value-type="float" office:value="2214.16" calcext:value-type="float">
            <text:p>2214.16</text:p>
          </table:table-cell>
        </table:table-row>
        <table:table-row table:style-name="ro1">
          <table:table-cell office:value-type="float" office:value="22.3666666666667" calcext:value-type="float">
            <text:p>22.3666666666667</text:p>
          </table:table-cell>
          <table:table-cell office:value-type="float" office:value="486459532" calcext:value-type="float">
            <text:p>48645953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22.3666666666667" calcext:value-type="float">
            <text:p>22.3666666666667</text:p>
          </table:table-cell>
          <table:table-cell office:value-type="float" office:value="486459532" calcext:value-type="float">
            <text:p>486459532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-796" calcext:value-type="float">
            <text:p>-796</text:p>
          </table:table-cell>
          <table:table-cell/>
          <table:table-cell office:value-type="float" office:value="2193.08" calcext:value-type="float">
            <text:p>2193.08</text:p>
          </table:table-cell>
        </table:table-row>
        <table:table-row table:style-name="ro1">
          <table:table-cell office:value-type="float" office:value="22.3666666666667" calcext:value-type="float">
            <text:p>22.3666666666667</text:p>
          </table:table-cell>
          <table:table-cell office:value-type="float" office:value="486459532" calcext:value-type="float">
            <text:p>48645953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22.3833333333333" calcext:value-type="float">
            <text:p>22.3833333333333</text:p>
          </table:table-cell>
          <table:table-cell office:value-type="float" office:value="486459535" calcext:value-type="float">
            <text:p>486459535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766" calcext:value-type="float">
            <text:p>-766</text:p>
          </table:table-cell>
          <table:table-cell/>
          <table:table-cell office:value-type="float" office:value="2175.72" calcext:value-type="float">
            <text:p>2175.72</text:p>
          </table:table-cell>
        </table:table-row>
        <table:table-row table:style-name="ro1">
          <table:table-cell office:value-type="float" office:value="22.3833333333333" calcext:value-type="float">
            <text:p>22.3833333333333</text:p>
          </table:table-cell>
          <table:table-cell office:value-type="float" office:value="486459535" calcext:value-type="float">
            <text:p>48645953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22.4333333333333" calcext:value-type="float">
            <text:p>22.4333333333333</text:p>
          </table:table-cell>
          <table:table-cell office:value-type="float" office:value="486459537" calcext:value-type="float">
            <text:p>486459537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746" calcext:value-type="float">
            <text:p>-746</text:p>
          </table:table-cell>
          <table:table-cell/>
          <table:table-cell office:value-type="float" office:value="2158.36" calcext:value-type="float">
            <text:p>2158.36</text:p>
          </table:table-cell>
        </table:table-row>
        <table:table-row table:style-name="ro1">
          <table:table-cell office:value-type="float" office:value="22.4333333333333" calcext:value-type="float">
            <text:p>22.4333333333333</text:p>
          </table:table-cell>
          <table:table-cell office:value-type="float" office:value="486459537" calcext:value-type="float">
            <text:p>486459537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22.4333333333333" calcext:value-type="float">
            <text:p>22.4333333333333</text:p>
          </table:table-cell>
          <table:table-cell office:value-type="float" office:value="486459537" calcext:value-type="float">
            <text:p>48645953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22.4333333333333" calcext:value-type="float">
            <text:p>22.4333333333333</text:p>
          </table:table-cell>
          <table:table-cell office:value-type="float" office:value="486459537" calcext:value-type="float">
            <text:p>486459537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-733" calcext:value-type="float">
            <text:p>-733</text:p>
          </table:table-cell>
          <table:table-cell/>
          <table:table-cell office:value-type="float" office:value="2139.76" calcext:value-type="float">
            <text:p>2139.76</text:p>
          </table:table-cell>
        </table:table-row>
        <table:table-row table:style-name="ro1">
          <table:table-cell office:value-type="float" office:value="22.4666666666667" calcext:value-type="float">
            <text:p>22.4666666666667</text:p>
          </table:table-cell>
          <table:table-cell office:value-type="float" office:value="486459539" calcext:value-type="float">
            <text:p>486459539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-608" calcext:value-type="float">
            <text:p>-608</text:p>
          </table:table-cell>
          <table:table-cell/>
          <table:table-cell office:value-type="float" office:value="2131.08" calcext:value-type="float">
            <text:p>2131.08</text:p>
          </table:table-cell>
        </table:table-row>
        <table:table-row table:style-name="ro1">
          <table:table-cell office:value-type="float" office:value="22.4666666666667" calcext:value-type="float">
            <text:p>22.4666666666667</text:p>
          </table:table-cell>
          <table:table-cell office:value-type="float" office:value="486459539" calcext:value-type="float">
            <text:p>48645953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2.4666666666667" calcext:value-type="float">
            <text:p>22.4666666666667</text:p>
          </table:table-cell>
          <table:table-cell office:value-type="float" office:value="486459539" calcext:value-type="float">
            <text:p>486459539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22.4666666666667" calcext:value-type="float">
            <text:p>22.4666666666667</text:p>
          </table:table-cell>
          <table:table-cell office:value-type="float" office:value="486459539" calcext:value-type="float">
            <text:p>486459539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543" calcext:value-type="float">
            <text:p>-543</text:p>
          </table:table-cell>
          <table:table-cell/>
          <table:table-cell office:value-type="float" office:value="2119.92" calcext:value-type="float">
            <text:p>2119.92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486459540" calcext:value-type="float">
            <text:p>486459540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552" calcext:value-type="float">
            <text:p>-552</text:p>
          </table:table-cell>
          <table:table-cell/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486459540" calcext:value-type="float">
            <text:p>486459540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486459540" calcext:value-type="float">
            <text:p>486459540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486459540" calcext:value-type="float">
            <text:p>486459540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-558" calcext:value-type="float">
            <text:p>-558</text:p>
          </table:table-cell>
          <table:table-cell/>
          <table:table-cell office:value-type="float" office:value="2093.88" calcext:value-type="float">
            <text:p>2093.88</text:p>
          </table:table-cell>
        </table:table-row>
        <table:table-row table:style-name="ro1">
          <table:table-cell office:value-type="float" office:value="22.55" calcext:value-type="float">
            <text:p>22.55</text:p>
          </table:table-cell>
          <table:table-cell office:value-type="float" office:value="486459543" calcext:value-type="float">
            <text:p>486459543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float" office:value="22.55" calcext:value-type="float">
            <text:p>22.55</text:p>
          </table:table-cell>
          <table:table-cell office:value-type="float" office:value="486459543" calcext:value-type="float">
            <text:p>486459543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-571" calcext:value-type="float">
            <text:p>-571</text:p>
          </table:table-cell>
          <table:table-cell/>
          <table:table-cell office:value-type="float" office:value="2080.24" calcext:value-type="float">
            <text:p>2080.24</text:p>
          </table:table-cell>
        </table:table-row>
        <table:table-row table:style-name="ro1">
          <table:table-cell office:value-type="float" office:value="22.55" calcext:value-type="float">
            <text:p>22.55</text:p>
          </table:table-cell>
          <table:table-cell office:value-type="float" office:value="486459543" calcext:value-type="float">
            <text:p>4864595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.55" calcext:value-type="float">
            <text:p>22.55</text:p>
          </table:table-cell>
          <table:table-cell office:value-type="float" office:value="486459543" calcext:value-type="float">
            <text:p>486459543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585" calcext:value-type="float">
            <text:p>-585</text:p>
          </table:table-cell>
          <table:table-cell/>
          <table:table-cell office:value-type="float" office:value="2064.12" calcext:value-type="float">
            <text:p>2064.12</text:p>
          </table:table-cell>
        </table:table-row>
        <table:table-row table:style-name="ro1">
          <table:table-cell office:value-type="float" office:value="22.5666666666667" calcext:value-type="float">
            <text:p>22.5666666666667</text:p>
          </table:table-cell>
          <table:table-cell office:value-type="float" office:value="486459545" calcext:value-type="float">
            <text:p>486459545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22.5666666666667" calcext:value-type="float">
            <text:p>22.5666666666667</text:p>
          </table:table-cell>
          <table:table-cell office:value-type="float" office:value="486459545" calcext:value-type="float">
            <text:p>486459545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568" calcext:value-type="float">
            <text:p>-568</text:p>
          </table:table-cell>
          <table:table-cell/>
          <table:table-cell office:value-type="float" office:value="1930.48" calcext:value-type="float">
            <text:p>1930.48</text:p>
          </table:table-cell>
        </table:table-row>
        <table:table-row table:style-name="ro1">
          <table:table-cell office:value-type="float" office:value="22.5666666666667" calcext:value-type="float">
            <text:p>22.5666666666667</text:p>
          </table:table-cell>
          <table:table-cell office:value-type="float" office:value="486459545" calcext:value-type="float">
            <text:p>486459545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22.6166666666667" calcext:value-type="float">
            <text:p>22.6166666666667</text:p>
          </table:table-cell>
          <table:table-cell office:value-type="float" office:value="486459547" calcext:value-type="float">
            <text:p>486459547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501" calcext:value-type="float">
            <text:p>-501</text:p>
          </table:table-cell>
          <table:table-cell/>
          <table:table-cell office:value-type="float" office:value="2041.8" calcext:value-type="float">
            <text:p>2041.8</text:p>
          </table:table-cell>
        </table:table-row>
        <table:table-row table:style-name="ro1">
          <table:table-cell office:value-type="float" office:value="22.6166666666667" calcext:value-type="float">
            <text:p>22.6166666666667</text:p>
          </table:table-cell>
          <table:table-cell office:value-type="float" office:value="486459547" calcext:value-type="float">
            <text:p>486459547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22.6166666666667" calcext:value-type="float">
            <text:p>22.6166666666667</text:p>
          </table:table-cell>
          <table:table-cell office:value-type="float" office:value="486459547" calcext:value-type="float">
            <text:p>486459547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-454" calcext:value-type="float">
            <text:p>-454</text:p>
          </table:table-cell>
          <table:table-cell/>
          <table:table-cell office:value-type="float" office:value="2031.88" calcext:value-type="float">
            <text:p>2031.88</text:p>
          </table:table-cell>
        </table:table-row>
        <table:table-row table:style-name="ro1">
          <table:table-cell office:value-type="float" office:value="22.6333333333333" calcext:value-type="float">
            <text:p>22.6333333333333</text:p>
          </table:table-cell>
          <table:table-cell office:value-type="float" office:value="486459549" calcext:value-type="float">
            <text:p>486459549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22.6333333333333" calcext:value-type="float">
            <text:p>22.6333333333333</text:p>
          </table:table-cell>
          <table:table-cell office:value-type="float" office:value="486459549" calcext:value-type="float">
            <text:p>486459549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348" calcext:value-type="float">
            <text:p>-348</text:p>
          </table:table-cell>
          <table:table-cell/>
          <table:table-cell office:value-type="float" office:value="2024.44" calcext:value-type="float">
            <text:p>2024.44</text:p>
          </table:table-cell>
        </table:table-row>
        <table:table-row table:style-name="ro1">
          <table:table-cell office:value-type="float" office:value="22.6333333333333" calcext:value-type="float">
            <text:p>22.6333333333333</text:p>
          </table:table-cell>
          <table:table-cell office:value-type="float" office:value="486459549" calcext:value-type="float">
            <text:p>486459549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22.6333333333333" calcext:value-type="float">
            <text:p>22.6333333333333</text:p>
          </table:table-cell>
          <table:table-cell office:value-type="float" office:value="486459549" calcext:value-type="float">
            <text:p>486459549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float" office:value="22.6666666666667" calcext:value-type="float">
            <text:p>22.6666666666667</text:p>
          </table:table-cell>
          <table:table-cell office:value-type="float" office:value="486459551" calcext:value-type="float">
            <text:p>486459551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-298" calcext:value-type="float">
            <text:p>-298</text:p>
          </table:table-cell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2.6666666666667" calcext:value-type="float">
            <text:p>22.6666666666667</text:p>
          </table:table-cell>
          <table:table-cell office:value-type="float" office:value="486459551" calcext:value-type="float">
            <text:p>486459551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-353" calcext:value-type="float">
            <text:p>-353</text:p>
          </table:table-cell>
          <table:table-cell/>
          <table:table-cell office:value-type="float" office:value="2009.56" calcext:value-type="float">
            <text:p>2009.56</text:p>
          </table:table-cell>
        </table:table-row>
        <table:table-row table:style-name="ro1">
          <table:table-cell office:value-type="float" office:value="22.6666666666667" calcext:value-type="float">
            <text:p>22.6666666666667</text:p>
          </table:table-cell>
          <table:table-cell office:value-type="float" office:value="486459551" calcext:value-type="float">
            <text:p>486459551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486459553" calcext:value-type="float">
            <text:p>486459553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486459553" calcext:value-type="float">
            <text:p>486459553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-364" calcext:value-type="float">
            <text:p>-364</text:p>
          </table:table-cell>
          <table:table-cell/>
          <table:table-cell office:value-type="float" office:value="2002.12" calcext:value-type="float">
            <text:p>2002.12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486459553" calcext:value-type="float">
            <text:p>486459553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486459553" calcext:value-type="float">
            <text:p>486459553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-315" calcext:value-type="float">
            <text:p>-315</text:p>
          </table:table-cell>
          <table:table-cell/>
          <table:table-cell office:value-type="float" office:value="1995.92" calcext:value-type="float">
            <text:p>1995.92</text:p>
          </table:table-cell>
        </table:table-row>
        <table:table-row table:style-name="ro1">
          <table:table-cell office:value-type="float" office:value="22.7333333333333" calcext:value-type="float">
            <text:p>22.7333333333333</text:p>
          </table:table-cell>
          <table:table-cell office:value-type="float" office:value="486459555" calcext:value-type="float">
            <text:p>4864595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.7333333333333" calcext:value-type="float">
            <text:p>22.7333333333333</text:p>
          </table:table-cell>
          <table:table-cell office:value-type="float" office:value="486459555" calcext:value-type="float">
            <text:p>486459555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-374" calcext:value-type="float">
            <text:p>-374</text:p>
          </table:table-cell>
          <table:table-cell/>
          <table:table-cell office:value-type="float" office:value="1981.04" calcext:value-type="float">
            <text:p>1981.04</text:p>
          </table:table-cell>
        </table:table-row>
        <table:table-row table:style-name="ro1">
          <table:table-cell office:value-type="float" office:value="22.7333333333333" calcext:value-type="float">
            <text:p>22.7333333333333</text:p>
          </table:table-cell>
          <table:table-cell office:value-type="float" office:value="486459555" calcext:value-type="float">
            <text:p>486459555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22.7666666666667" calcext:value-type="float">
            <text:p>22.7666666666667</text:p>
          </table:table-cell>
          <table:table-cell office:value-type="float" office:value="486459557" calcext:value-type="float">
            <text:p>486459557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-455" calcext:value-type="float">
            <text:p>-455</text:p>
          </table:table-cell>
          <table:table-cell/>
          <table:table-cell office:value-type="float" office:value="1968.64" calcext:value-type="float">
            <text:p>1968.64</text:p>
          </table:table-cell>
        </table:table-row>
        <table:table-row table:style-name="ro1">
          <table:table-cell office:value-type="float" office:value="22.7666666666667" calcext:value-type="float">
            <text:p>22.7666666666667</text:p>
          </table:table-cell>
          <table:table-cell office:value-type="float" office:value="486459557" calcext:value-type="float">
            <text:p>48645955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.7666666666667" calcext:value-type="float">
            <text:p>22.7666666666667</text:p>
          </table:table-cell>
          <table:table-cell office:value-type="float" office:value="486459557" calcext:value-type="float">
            <text:p>486459557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584" calcext:value-type="float">
            <text:p>-584</text:p>
          </table:table-cell>
          <table:table-cell/>
          <table:table-cell office:value-type="float" office:value="1948.8" calcext:value-type="float">
            <text:p>1948.8</text:p>
          </table:table-cell>
        </table:table-row>
        <table:table-row table:style-name="ro1">
          <table:table-cell office:value-type="float" office:value="22.7666666666667" calcext:value-type="float">
            <text:p>22.7666666666667</text:p>
          </table:table-cell>
          <table:table-cell office:value-type="float" office:value="486459557" calcext:value-type="float">
            <text:p>486459557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22.8166666666667" calcext:value-type="float">
            <text:p>22.8166666666667</text:p>
          </table:table-cell>
          <table:table-cell office:value-type="float" office:value="486459559" calcext:value-type="float">
            <text:p>486459559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-715" calcext:value-type="float">
            <text:p>-715</text:p>
          </table:table-cell>
          <table:table-cell/>
          <table:table-cell office:value-type="float" office:value="1927.72" calcext:value-type="float">
            <text:p>1927.72</text:p>
          </table:table-cell>
        </table:table-row>
        <table:table-row table:style-name="ro1">
          <table:table-cell office:value-type="float" office:value="22.8166666666667" calcext:value-type="float">
            <text:p>22.8166666666667</text:p>
          </table:table-cell>
          <table:table-cell office:value-type="float" office:value="486459559" calcext:value-type="float">
            <text:p>486459559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22.8166666666667" calcext:value-type="float">
            <text:p>22.8166666666667</text:p>
          </table:table-cell>
          <table:table-cell office:value-type="float" office:value="486459559" calcext:value-type="float">
            <text:p>486459559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718" calcext:value-type="float">
            <text:p>-718</text:p>
          </table:table-cell>
          <table:table-cell/>
          <table:table-cell office:value-type="float" office:value="1910.36" calcext:value-type="float">
            <text:p>1910.36</text:p>
          </table:table-cell>
        </table:table-row>
        <table:table-row table:style-name="ro1">
          <table:table-cell office:value-type="float" office:value="22.8166666666667" calcext:value-type="float">
            <text:p>22.8166666666667</text:p>
          </table:table-cell>
          <table:table-cell office:value-type="float" office:value="486459559" calcext:value-type="float">
            <text:p>486459559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22.85" calcext:value-type="float">
            <text:p>22.85</text:p>
          </table:table-cell>
          <table:table-cell office:value-type="float" office:value="486459561" calcext:value-type="float">
            <text:p>486459561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771" calcext:value-type="float">
            <text:p>-771</text:p>
          </table:table-cell>
          <table:table-cell/>
          <table:table-cell office:value-type="float" office:value="1891.76" calcext:value-type="float">
            <text:p>1891.76</text:p>
          </table:table-cell>
        </table:table-row>
        <table:table-row table:style-name="ro1">
          <table:table-cell office:value-type="float" office:value="22.85" calcext:value-type="float">
            <text:p>22.85</text:p>
          </table:table-cell>
          <table:table-cell office:value-type="float" office:value="486459561" calcext:value-type="float">
            <text:p>48645956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22.85" calcext:value-type="float">
            <text:p>22.85</text:p>
          </table:table-cell>
          <table:table-cell office:value-type="float" office:value="486459561" calcext:value-type="float">
            <text:p>486459561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-639" calcext:value-type="float">
            <text:p>-639</text:p>
          </table:table-cell>
          <table:table-cell/>
          <table:table-cell office:value-type="float" office:value="1880.6" calcext:value-type="float">
            <text:p>1880.6</text:p>
          </table:table-cell>
        </table:table-row>
        <table:table-row table:style-name="ro1">
          <table:table-cell office:value-type="float" office:value="22.85" calcext:value-type="float">
            <text:p>22.85</text:p>
          </table:table-cell>
          <table:table-cell office:value-type="float" office:value="486459561" calcext:value-type="float">
            <text:p>486459561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2.8833333333333" calcext:value-type="float">
            <text:p>22.8833333333333</text:p>
          </table:table-cell>
          <table:table-cell office:value-type="float" office:value="486459563" calcext:value-type="float">
            <text:p>486459563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22.8833333333333" calcext:value-type="float">
            <text:p>22.8833333333333</text:p>
          </table:table-cell>
          <table:table-cell office:value-type="float" office:value="486459563" calcext:value-type="float">
            <text:p>486459563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616" calcext:value-type="float">
            <text:p>-616</text:p>
          </table:table-cell>
          <table:table-cell/>
          <table:table-cell office:value-type="float" office:value="1864.48" calcext:value-type="float">
            <text:p>1864.48</text:p>
          </table:table-cell>
        </table:table-row>
        <table:table-row table:style-name="ro1">
          <table:table-cell office:value-type="float" office:value="22.8833333333333" calcext:value-type="float">
            <text:p>22.8833333333333</text:p>
          </table:table-cell>
          <table:table-cell office:value-type="float" office:value="486459563" calcext:value-type="float">
            <text:p>486459563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22.8833333333333" calcext:value-type="float">
            <text:p>22.8833333333333</text:p>
          </table:table-cell>
          <table:table-cell office:value-type="float" office:value="486459563" calcext:value-type="float">
            <text:p>486459563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-591" calcext:value-type="float">
            <text:p>-591</text:p>
          </table:table-cell>
          <table:table-cell/>
          <table:table-cell office:value-type="float" office:value="1853.32" calcext:value-type="float">
            <text:p>1853.32</text:p>
          </table:table-cell>
        </table:table-row>
        <table:table-row table:style-name="ro1">
          <table:table-cell office:value-type="float" office:value="22.9166666666667" calcext:value-type="float">
            <text:p>22.9166666666667</text:p>
          </table:table-cell>
          <table:table-cell office:value-type="float" office:value="486459566" calcext:value-type="float">
            <text:p>486459566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22.9166666666667" calcext:value-type="float">
            <text:p>22.9166666666667</text:p>
          </table:table-cell>
          <table:table-cell office:value-type="float" office:value="486459566" calcext:value-type="float">
            <text:p>486459566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586" calcext:value-type="float">
            <text:p>-586</text:p>
          </table:table-cell>
          <table:table-cell/>
          <table:table-cell office:value-type="float" office:value="1840.92" calcext:value-type="float">
            <text:p>1840.92</text:p>
          </table:table-cell>
        </table:table-row>
        <table:table-row table:style-name="ro1">
          <table:table-cell office:value-type="float" office:value="22.9166666666667" calcext:value-type="float">
            <text:p>22.9166666666667</text:p>
          </table:table-cell>
          <table:table-cell office:value-type="float" office:value="486459566" calcext:value-type="float">
            <text:p>486459566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22.95" calcext:value-type="float">
            <text:p>22.95</text:p>
          </table:table-cell>
          <table:table-cell office:value-type="float" office:value="486459568" calcext:value-type="float">
            <text:p>486459568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556" calcext:value-type="float">
            <text:p>-556</text:p>
          </table:table-cell>
          <table:table-cell/>
          <table:table-cell office:value-type="float" office:value="1824.8" calcext:value-type="float">
            <text:p>1824.8</text:p>
          </table:table-cell>
        </table:table-row>
        <table:table-row table:style-name="ro1">
          <table:table-cell office:value-type="float" office:value="22.95" calcext:value-type="float">
            <text:p>22.95</text:p>
          </table:table-cell>
          <table:table-cell office:value-type="float" office:value="486459568" calcext:value-type="float">
            <text:p>486459568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22.95" calcext:value-type="float">
            <text:p>22.95</text:p>
          </table:table-cell>
          <table:table-cell office:value-type="float" office:value="486459568" calcext:value-type="float">
            <text:p>486459568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-561" calcext:value-type="float">
            <text:p>-561</text:p>
          </table:table-cell>
          <table:table-cell/>
          <table:table-cell office:value-type="float" office:value="1812.4" calcext:value-type="float">
            <text:p>1812.4</text:p>
          </table:table-cell>
        </table:table-row>
        <table:table-row table:style-name="ro1">
          <table:table-cell office:value-type="float" office:value="22.95" calcext:value-type="float">
            <text:p>22.95</text:p>
          </table:table-cell>
          <table:table-cell office:value-type="float" office:value="486459568" calcext:value-type="float">
            <text:p>486459568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6459570" calcext:value-type="float">
            <text:p>486459570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531" calcext:value-type="float">
            <text:p>-531</text:p>
          </table:table-cell>
          <table:table-cell/>
          <table:table-cell office:value-type="float" office:value="1801.24" calcext:value-type="float">
            <text:p>1801.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6459570" calcext:value-type="float">
            <text:p>4864595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6459570" calcext:value-type="float">
            <text:p>486459570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567" calcext:value-type="float">
            <text:p>-567</text:p>
          </table:table-cell>
          <table:table-cell/>
          <table:table-cell office:value-type="float" office:value="1786.36" calcext:value-type="float">
            <text:p>1786.36</text:p>
          </table:table-cell>
        </table:table-row>
        <table:table-row table:style-name="ro1">
          <table:table-cell office:value-type="float" office:value="23.0166666666667" calcext:value-type="float">
            <text:p>23.0166666666667</text:p>
          </table:table-cell>
          <table:table-cell office:value-type="float" office:value="486459572" calcext:value-type="float">
            <text:p>486459572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23.0166666666667" calcext:value-type="float">
            <text:p>23.0166666666667</text:p>
          </table:table-cell>
          <table:table-cell office:value-type="float" office:value="486459572" calcext:value-type="float">
            <text:p>486459572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-528" calcext:value-type="float">
            <text:p>-528</text:p>
          </table:table-cell>
          <table:table-cell/>
          <table:table-cell office:value-type="float" office:value="1772.72" calcext:value-type="float">
            <text:p>1772.72</text:p>
          </table:table-cell>
        </table:table-row>
        <table:table-row table:style-name="ro1">
          <table:table-cell office:value-type="float" office:value="23.0166666666667" calcext:value-type="float">
            <text:p>23.0166666666667</text:p>
          </table:table-cell>
          <table:table-cell office:value-type="float" office:value="486459572" calcext:value-type="float">
            <text:p>486459572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23.05" calcext:value-type="float">
            <text:p>23.05</text:p>
          </table:table-cell>
          <table:table-cell office:value-type="float" office:value="486459574" calcext:value-type="float">
            <text:p>486459574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463" calcext:value-type="float">
            <text:p>-463</text:p>
          </table:table-cell>
          <table:table-cell/>
          <table:table-cell office:value-type="float" office:value="1765.28" calcext:value-type="float">
            <text:p>1765.28</text:p>
          </table:table-cell>
        </table:table-row>
        <table:table-row table:style-name="ro1">
          <table:table-cell office:value-type="float" office:value="23.05" calcext:value-type="float">
            <text:p>23.05</text:p>
          </table:table-cell>
          <table:table-cell office:value-type="float" office:value="486459574" calcext:value-type="float">
            <text:p>486459574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23.05" calcext:value-type="float">
            <text:p>23.05</text:p>
          </table:table-cell>
          <table:table-cell office:value-type="float" office:value="486459574" calcext:value-type="float">
            <text:p>486459574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23.05" calcext:value-type="float">
            <text:p>23.05</text:p>
          </table:table-cell>
          <table:table-cell office:value-type="float" office:value="486459574" calcext:value-type="float">
            <text:p>486459574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-428" calcext:value-type="float">
            <text:p>-428</text:p>
          </table:table-cell>
          <table:table-cell/>
          <table:table-cell office:value-type="float" office:value="1754.12" calcext:value-type="float">
            <text:p>1754.12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486459576" calcext:value-type="float">
            <text:p>4864595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486459576" calcext:value-type="float">
            <text:p>486459576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462" calcext:value-type="float">
            <text:p>-462</text:p>
          </table:table-cell>
          <table:table-cell/>
          <table:table-cell office:value-type="float" office:value="1741.72" calcext:value-type="float">
            <text:p>1741.72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486459576" calcext:value-type="float">
            <text:p>486459576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486459576" calcext:value-type="float">
            <text:p>486459576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442" calcext:value-type="float">
            <text:p>-442</text:p>
          </table:table-cell>
          <table:table-cell/>
          <table:table-cell office:value-type="float" office:value="1729.32" calcext:value-type="float">
            <text:p>1729.32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486459578" calcext:value-type="float">
            <text:p>4864595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486459578" calcext:value-type="float">
            <text:p>486459578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505" calcext:value-type="float">
            <text:p>-505</text:p>
          </table:table-cell>
          <table:table-cell/>
          <table:table-cell office:value-type="float" office:value="1716.92" calcext:value-type="float">
            <text:p>1716.92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486459578" calcext:value-type="float">
            <text:p>48645957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23.1666666666667" calcext:value-type="float">
            <text:p>23.1666666666667</text:p>
          </table:table-cell>
          <table:table-cell office:value-type="float" office:value="486459584" calcext:value-type="float">
            <text:p>486459584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-575" calcext:value-type="float">
            <text:p>-575</text:p>
          </table:table-cell>
          <table:table-cell/>
          <table:table-cell office:value-type="float" office:value="1699.56" calcext:value-type="float">
            <text:p>1699.56</text:p>
          </table:table-cell>
        </table:table-row>
        <table:table-row table:style-name="ro1">
          <table:table-cell office:value-type="float" office:value="23.1666666666667" calcext:value-type="float">
            <text:p>23.1666666666667</text:p>
          </table:table-cell>
          <table:table-cell office:value-type="float" office:value="486459584" calcext:value-type="float">
            <text:p>486459584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float" office:value="23.1666666666667" calcext:value-type="float">
            <text:p>23.1666666666667</text:p>
          </table:table-cell>
          <table:table-cell office:value-type="float" office:value="486459584" calcext:value-type="float">
            <text:p>486459584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-493" calcext:value-type="float">
            <text:p>-493</text:p>
          </table:table-cell>
          <table:table-cell/>
          <table:table-cell office:value-type="float" office:value="1689.64" calcext:value-type="float">
            <text:p>1689.64</text:p>
          </table:table-cell>
        </table:table-row>
        <table:table-row table:style-name="ro1">
          <table:table-cell office:value-type="float" office:value="23.1666666666667" calcext:value-type="float">
            <text:p>23.1666666666667</text:p>
          </table:table-cell>
          <table:table-cell office:value-type="float" office:value="486459584" calcext:value-type="float">
            <text:p>486459584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486459586" calcext:value-type="float">
            <text:p>486459586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414" calcext:value-type="float">
            <text:p>-414</text:p>
          </table:table-cell>
          <table:table-cell/>
          <table:table-cell office:value-type="float" office:value="1683.44" calcext:value-type="float">
            <text:p>1683.44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486459586" calcext:value-type="float">
            <text:p>486459586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486459586" calcext:value-type="float">
            <text:p>486459586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486459586" calcext:value-type="float">
            <text:p>486459586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301" calcext:value-type="float">
            <text:p>-301</text:p>
          </table:table-cell>
          <table:table-cell/>
          <table:table-cell office:value-type="float" office:value="1679.72" calcext:value-type="float">
            <text:p>1679.72</text:p>
          </table:table-cell>
        </table:table-row>
        <table:table-row table:style-name="ro1">
          <table:table-cell office:value-type="float" office:value="23.2166666666667" calcext:value-type="float">
            <text:p>23.2166666666667</text:p>
          </table:table-cell>
          <table:table-cell office:value-type="float" office:value="486459588" calcext:value-type="float">
            <text:p>486459588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-196" calcext:value-type="float">
            <text:p>-196</text:p>
          </table:table-cell>
          <table:table-cell/>
          <table:table-cell office:value-type="float" office:value="1678.48" calcext:value-type="float">
            <text:p>1678.48</text:p>
          </table:table-cell>
        </table:table-row>
        <table:table-row table:style-name="ro1">
          <table:table-cell office:value-type="float" office:value="23.2166666666667" calcext:value-type="float">
            <text:p>23.2166666666667</text:p>
          </table:table-cell>
          <table:table-cell office:value-type="float" office:value="486459588" calcext:value-type="float">
            <text:p>486459588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float" office:value="23.2166666666667" calcext:value-type="float">
            <text:p>23.2166666666667</text:p>
          </table:table-cell>
          <table:table-cell office:value-type="float" office:value="486459588" calcext:value-type="float">
            <text:p>486459588</text:p>
          </table:table-cell>
          <table:table-cell table:number-columns-repeated="2"/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float" office:value="23.2666666666667" calcext:value-type="float">
            <text:p>23.2666666666667</text:p>
          </table:table-cell>
          <table:table-cell office:value-type="float" office:value="486459590" calcext:value-type="float">
            <text:p>486459590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191" calcext:value-type="float">
            <text:p>-191</text:p>
          </table:table-cell>
          <table:table-cell/>
          <table:table-cell office:value-type="float" office:value="1673.52" calcext:value-type="float">
            <text:p>1673.52</text:p>
          </table:table-cell>
        </table:table-row>
        <table:table-row table:style-name="ro1">
          <table:table-cell office:value-type="float" office:value="23.2666666666667" calcext:value-type="float">
            <text:p>23.2666666666667</text:p>
          </table:table-cell>
          <table:table-cell office:value-type="float" office:value="486459590" calcext:value-type="float">
            <text:p>486459590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float" office:value="23.2666666666667" calcext:value-type="float">
            <text:p>23.2666666666667</text:p>
          </table:table-cell>
          <table:table-cell office:value-type="float" office:value="486459590" calcext:value-type="float">
            <text:p>486459590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136" calcext:value-type="float">
            <text:p>-136</text:p>
          </table:table-cell>
          <table:table-cell/>
          <table:table-cell office:value-type="float" office:value="1671.04" calcext:value-type="float">
            <text:p>1671.04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486459592" calcext:value-type="float">
            <text:p>486459592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486459592" calcext:value-type="float">
            <text:p>486459592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81" calcext:value-type="float">
            <text:p>-81</text:p>
          </table:table-cell>
          <table:table-cell/>
          <table:table-cell office:value-type="float" office:value="1669.8" calcext:value-type="float">
            <text:p>1669.8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486459592" calcext:value-type="float">
            <text:p>486459592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486459592" calcext:value-type="float">
            <text:p>486459592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103" calcext:value-type="float">
            <text:p>-103</text:p>
          </table:table-cell>
          <table:table-cell/>
          <table:table-cell office:value-type="float" office:value="1667.32" calcext:value-type="float">
            <text:p>1667.32</text:p>
          </table:table-cell>
        </table:table-row>
        <table:table-row table:style-name="ro1">
          <table:table-cell office:value-type="float" office:value="23.3166666666667" calcext:value-type="float">
            <text:p>23.3166666666667</text:p>
          </table:table-cell>
          <table:table-cell office:value-type="float" office:value="486459595" calcext:value-type="float">
            <text:p>48645959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23.3166666666667" calcext:value-type="float">
            <text:p>23.3166666666667</text:p>
          </table:table-cell>
          <table:table-cell office:value-type="float" office:value="486459595" calcext:value-type="float">
            <text:p>486459595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149" calcext:value-type="float">
            <text:p>-149</text:p>
          </table:table-cell>
          <table:table-cell/>
          <table:table-cell office:value-type="float" office:value="1662.36" calcext:value-type="float">
            <text:p>1662.36</text:p>
          </table:table-cell>
        </table:table-row>
        <table:table-row table:style-name="ro1">
          <table:table-cell office:value-type="float" office:value="23.3166666666667" calcext:value-type="float">
            <text:p>23.3166666666667</text:p>
          </table:table-cell>
          <table:table-cell office:value-type="float" office:value="486459595" calcext:value-type="float">
            <text:p>48645959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3.3666666666667" calcext:value-type="float">
            <text:p>23.3666666666667</text:p>
          </table:table-cell>
          <table:table-cell office:value-type="float" office:value="486459597" calcext:value-type="float">
            <text:p>486459597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222" calcext:value-type="float">
            <text:p>-222</text:p>
          </table:table-cell>
          <table:table-cell/>
          <table:table-cell office:value-type="float" office:value="1654.92" calcext:value-type="float">
            <text:p>1654.92</text:p>
          </table:table-cell>
        </table:table-row>
        <table:table-row table:style-name="ro1">
          <table:table-cell office:value-type="float" office:value="23.3666666666667" calcext:value-type="float">
            <text:p>23.3666666666667</text:p>
          </table:table-cell>
          <table:table-cell office:value-type="float" office:value="486459597" calcext:value-type="float">
            <text:p>486459597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23.3666666666667" calcext:value-type="float">
            <text:p>23.3666666666667</text:p>
          </table:table-cell>
          <table:table-cell office:value-type="float" office:value="486459597" calcext:value-type="float">
            <text:p>486459597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287" calcext:value-type="float">
            <text:p>-287</text:p>
          </table:table-cell>
          <table:table-cell/>
          <table:table-cell office:value-type="float" office:value="1643.76" calcext:value-type="float">
            <text:p>1643.76</text:p>
          </table:table-cell>
        </table:table-row>
        <table:table-row table:style-name="ro1">
          <table:table-cell office:value-type="float" office:value="23.3666666666667" calcext:value-type="float">
            <text:p>23.3666666666667</text:p>
          </table:table-cell>
          <table:table-cell office:value-type="float" office:value="486459597" calcext:value-type="float">
            <text:p>4864595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486459599" calcext:value-type="float">
            <text:p>486459599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486459599" calcext:value-type="float">
            <text:p>486459599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150" calcext:value-type="float">
            <text:p>-150</text:p>
          </table:table-cell>
          <table:table-cell/>
          <table:table-cell office:value-type="float" office:value="1647.48" calcext:value-type="float">
            <text:p>1647.48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486459599" calcext:value-type="float">
            <text:p>486459599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486459599" calcext:value-type="float">
            <text:p>486459599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32" calcext:value-type="float">
            <text:p>-32</text:p>
          </table:table-cell>
          <table:table-cell/>
          <table:table-cell office:value-type="float" office:value="1649.96" calcext:value-type="float">
            <text:p>1649.96</text:p>
          </table:table-cell>
        </table:table-row>
        <table:table-row table:style-name="ro1">
          <table:table-cell office:value-type="float" office:value="23.4333333333333" calcext:value-type="float">
            <text:p>23.4333333333333</text:p>
          </table:table-cell>
          <table:table-cell office:value-type="float" office:value="486459601" calcext:value-type="float">
            <text:p>48645960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23.4333333333333" calcext:value-type="float">
            <text:p>23.4333333333333</text:p>
          </table:table-cell>
          <table:table-cell office:value-type="float" office:value="486459601" calcext:value-type="float">
            <text:p>486459601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777.4" calcext:value-type="float">
            <text:p>1777.4</text:p>
          </table:table-cell>
        </table:table-row>
        <table:table-row table:style-name="ro1">
          <table:table-cell office:value-type="float" office:value="23.4333333333333" calcext:value-type="float">
            <text:p>23.4333333333333</text:p>
          </table:table-cell>
          <table:table-cell office:value-type="float" office:value="486459601" calcext:value-type="float">
            <text:p>486459601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23.4666666666667" calcext:value-type="float">
            <text:p>23.4666666666667</text:p>
          </table:table-cell>
          <table:table-cell office:value-type="float" office:value="486459603" calcext:value-type="float">
            <text:p>486459603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658.64" calcext:value-type="float">
            <text:p>1658.64</text:p>
          </table:table-cell>
        </table:table-row>
        <table:table-row table:style-name="ro1">
          <table:table-cell office:value-type="float" office:value="23.4666666666667" calcext:value-type="float">
            <text:p>23.4666666666667</text:p>
          </table:table-cell>
          <table:table-cell office:value-type="float" office:value="486459603" calcext:value-type="float">
            <text:p>486459603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3.4666666666667" calcext:value-type="float">
            <text:p>23.4666666666667</text:p>
          </table:table-cell>
          <table:table-cell office:value-type="float" office:value="486459603" calcext:value-type="float">
            <text:p>486459603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784.84" calcext:value-type="float">
            <text:p>1784.84</text:p>
          </table:table-cell>
        </table:table-row>
        <table:table-row table:style-name="ro1">
          <table:table-cell office:value-type="float" office:value="23.4666666666667" calcext:value-type="float">
            <text:p>23.4666666666667</text:p>
          </table:table-cell>
          <table:table-cell office:value-type="float" office:value="486459603" calcext:value-type="float">
            <text:p>486459603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23.5166666666667" calcext:value-type="float">
            <text:p>23.5166666666667</text:p>
          </table:table-cell>
          <table:table-cell office:value-type="float" office:value="486459605" calcext:value-type="float">
            <text:p>486459605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781.12" calcext:value-type="float">
            <text:p>1781.12</text:p>
          </table:table-cell>
        </table:table-row>
        <table:table-row table:style-name="ro1">
          <table:table-cell office:value-type="float" office:value="23.5166666666667" calcext:value-type="float">
            <text:p>23.5166666666667</text:p>
          </table:table-cell>
          <table:table-cell office:value-type="float" office:value="486459605" calcext:value-type="float">
            <text:p>486459605</text:p>
          </table:table-cell>
          <table:table-cell table:number-columns-repeated="2"/>
          <table:table-cell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float" office:value="23.5166666666667" calcext:value-type="float">
            <text:p>23.5166666666667</text:p>
          </table:table-cell>
          <table:table-cell office:value-type="float" office:value="486459605" calcext:value-type="float">
            <text:p>486459605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78" calcext:value-type="float">
            <text:p>-78</text:p>
          </table:table-cell>
          <table:table-cell/>
          <table:table-cell office:value-type="float" office:value="1774.92" calcext:value-type="float">
            <text:p>1774.92</text:p>
          </table:table-cell>
        </table:table-row>
        <table:table-row table:style-name="ro1">
          <table:table-cell office:value-type="float" office:value="23.5166666666667" calcext:value-type="float">
            <text:p>23.5166666666667</text:p>
          </table:table-cell>
          <table:table-cell office:value-type="float" office:value="486459605" calcext:value-type="float">
            <text:p>486459605</text:p>
          </table:table-cell>
          <table:table-cell table:number-columns-repeated="2"/>
          <table:table-cell office:value-type="float" office:value="-3.3" calcext:value-type="float">
            <text:p>-3.3</text:p>
          </table:table-cell>
          <table:table-cell/>
        </table:table-row>
        <table:table-row table:style-name="ro1">
          <table:table-cell office:value-type="float" office:value="23.55" calcext:value-type="float">
            <text:p>23.55</text:p>
          </table:table-cell>
          <table:table-cell office:value-type="float" office:value="486459607" calcext:value-type="float">
            <text:p>486459607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23.55" calcext:value-type="float">
            <text:p>23.55</text:p>
          </table:table-cell>
          <table:table-cell office:value-type="float" office:value="486459607" calcext:value-type="float">
            <text:p>486459607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216" calcext:value-type="float">
            <text:p>-216</text:p>
          </table:table-cell>
          <table:table-cell/>
          <table:table-cell office:value-type="float" office:value="1767.48" calcext:value-type="float">
            <text:p>1767.48</text:p>
          </table:table-cell>
        </table:table-row>
        <table:table-row table:style-name="ro1">
          <table:table-cell office:value-type="float" office:value="23.55" calcext:value-type="float">
            <text:p>23.55</text:p>
          </table:table-cell>
          <table:table-cell office:value-type="float" office:value="486459607" calcext:value-type="float">
            <text:p>486459607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23.55" calcext:value-type="float">
            <text:p>23.55</text:p>
          </table:table-cell>
          <table:table-cell office:value-type="float" office:value="486459607" calcext:value-type="float">
            <text:p>486459607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214" calcext:value-type="float">
            <text:p>-214</text:p>
          </table:table-cell>
          <table:table-cell/>
          <table:table-cell office:value-type="float" office:value="1761.28" calcext:value-type="float">
            <text:p>1761.28</text:p>
          </table:table-cell>
        </table:table-row>
        <table:table-row table:style-name="ro1">
          <table:table-cell office:value-type="float" office:value="23.5666666666667" calcext:value-type="float">
            <text:p>23.5666666666667</text:p>
          </table:table-cell>
          <table:table-cell office:value-type="float" office:value="486459609" calcext:value-type="float">
            <text:p>486459609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23.5666666666667" calcext:value-type="float">
            <text:p>23.5666666666667</text:p>
          </table:table-cell>
          <table:table-cell office:value-type="float" office:value="486459609" calcext:value-type="float">
            <text:p>486459609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263" calcext:value-type="float">
            <text:p>-263</text:p>
          </table:table-cell>
          <table:table-cell/>
          <table:table-cell office:value-type="float" office:value="1755.08" calcext:value-type="float">
            <text:p>1755.08</text:p>
          </table:table-cell>
        </table:table-row>
        <table:table-row table:style-name="ro1">
          <table:table-cell office:value-type="float" office:value="23.5666666666667" calcext:value-type="float">
            <text:p>23.5666666666667</text:p>
          </table:table-cell>
          <table:table-cell office:value-type="float" office:value="486459609" calcext:value-type="float">
            <text:p>486459609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23.6166666666667" calcext:value-type="float">
            <text:p>23.6166666666667</text:p>
          </table:table-cell>
          <table:table-cell office:value-type="float" office:value="486459611" calcext:value-type="float">
            <text:p>486459611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-312" calcext:value-type="float">
            <text:p>-312</text:p>
          </table:table-cell>
          <table:table-cell/>
          <table:table-cell office:value-type="float" office:value="1741.44" calcext:value-type="float">
            <text:p>1741.44</text:p>
          </table:table-cell>
        </table:table-row>
        <table:table-row table:style-name="ro1">
          <table:table-cell office:value-type="float" office:value="23.6166666666667" calcext:value-type="float">
            <text:p>23.6166666666667</text:p>
          </table:table-cell>
          <table:table-cell office:value-type="float" office:value="486459611" calcext:value-type="float">
            <text:p>486459611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23.6166666666667" calcext:value-type="float">
            <text:p>23.6166666666667</text:p>
          </table:table-cell>
          <table:table-cell office:value-type="float" office:value="486459611" calcext:value-type="float">
            <text:p>486459611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-317" calcext:value-type="float">
            <text:p>-317</text:p>
          </table:table-cell>
          <table:table-cell/>
          <table:table-cell office:value-type="float" office:value="1737.72" calcext:value-type="float">
            <text:p>1737.72</text:p>
          </table:table-cell>
        </table:table-row>
        <table:table-row table:style-name="ro1">
          <table:table-cell office:value-type="float" office:value="23.6166666666667" calcext:value-type="float">
            <text:p>23.6166666666667</text:p>
          </table:table-cell>
          <table:table-cell office:value-type="float" office:value="486459611" calcext:value-type="float">
            <text:p>486459611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23.65" calcext:value-type="float">
            <text:p>23.65</text:p>
          </table:table-cell>
          <table:table-cell office:value-type="float" office:value="486459614" calcext:value-type="float">
            <text:p>486459614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-267" calcext:value-type="float">
            <text:p>-267</text:p>
          </table:table-cell>
          <table:table-cell/>
          <table:table-cell office:value-type="float" office:value="1730.28" calcext:value-type="float">
            <text:p>1730.28</text:p>
          </table:table-cell>
        </table:table-row>
        <table:table-row table:style-name="ro1">
          <table:table-cell office:value-type="float" office:value="23.65" calcext:value-type="float">
            <text:p>23.65</text:p>
          </table:table-cell>
          <table:table-cell office:value-type="float" office:value="486459614" calcext:value-type="float">
            <text:p>486459614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23.65" calcext:value-type="float">
            <text:p>23.65</text:p>
          </table:table-cell>
          <table:table-cell office:value-type="float" office:value="486459614" calcext:value-type="float">
            <text:p>486459614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202" calcext:value-type="float">
            <text:p>-202</text:p>
          </table:table-cell>
          <table:table-cell/>
          <table:table-cell office:value-type="float" office:value="1726.56" calcext:value-type="float">
            <text:p>1726.56</text:p>
          </table:table-cell>
        </table:table-row>
        <table:table-row table:style-name="ro1">
          <table:table-cell office:value-type="float" office:value="23.6666666666667" calcext:value-type="float">
            <text:p>23.6666666666667</text:p>
          </table:table-cell>
          <table:table-cell office:value-type="float" office:value="486459615" calcext:value-type="float">
            <text:p>486459615</text:p>
          </table:table-cell>
          <table:table-cell table:number-columns-repeated="2"/>
          <table:table-cell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float" office:value="23.6666666666667" calcext:value-type="float">
            <text:p>23.6666666666667</text:p>
          </table:table-cell>
          <table:table-cell office:value-type="float" office:value="486459615" calcext:value-type="float">
            <text:p>486459615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-114" calcext:value-type="float">
            <text:p>-114</text:p>
          </table:table-cell>
          <table:table-cell/>
          <table:table-cell office:value-type="float" office:value="1727.8" calcext:value-type="float">
            <text:p>1727.8</text:p>
          </table:table-cell>
        </table:table-row>
        <table:table-row table:style-name="ro1">
          <table:table-cell office:value-type="float" office:value="23.6666666666667" calcext:value-type="float">
            <text:p>23.6666666666667</text:p>
          </table:table-cell>
          <table:table-cell office:value-type="float" office:value="486459615" calcext:value-type="float">
            <text:p>486459615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/>
        </table:table-row>
        <table:table-row table:style-name="ro1">
          <table:table-cell office:value-type="float" office:value="23.7166666666667" calcext:value-type="float">
            <text:p>23.7166666666667</text:p>
          </table:table-cell>
          <table:table-cell office:value-type="float" office:value="486459618" calcext:value-type="float">
            <text:p>486459618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1741.44" calcext:value-type="float">
            <text:p>1741.44</text:p>
          </table:table-cell>
        </table:table-row>
        <table:table-row table:style-name="ro1">
          <table:table-cell office:value-type="float" office:value="23.7166666666667" calcext:value-type="float">
            <text:p>23.7166666666667</text:p>
          </table:table-cell>
          <table:table-cell office:value-type="float" office:value="486459618" calcext:value-type="float">
            <text:p>486459618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23.7166666666667" calcext:value-type="float">
            <text:p>23.7166666666667</text:p>
          </table:table-cell>
          <table:table-cell office:value-type="float" office:value="486459618" calcext:value-type="float">
            <text:p>486459618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3.7166666666667" calcext:value-type="float">
            <text:p>23.7166666666667</text:p>
          </table:table-cell>
          <table:table-cell office:value-type="float" office:value="486459618" calcext:value-type="float">
            <text:p>486459618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1755.08" calcext:value-type="float">
            <text:p>1755.08</text:p>
          </table:table-cell>
        </table:table-row>
        <table:table-row table:style-name="ro1">
          <table:table-cell office:value-type="float" office:value="23.75" calcext:value-type="float">
            <text:p>23.75</text:p>
          </table:table-cell>
          <table:table-cell office:value-type="float" office:value="486459620" calcext:value-type="float">
            <text:p>486459620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float" office:value="1773.68" calcext:value-type="float">
            <text:p>1773.68</text:p>
          </table:table-cell>
        </table:table-row>
        <table:table-row table:style-name="ro1">
          <table:table-cell office:value-type="float" office:value="23.75" calcext:value-type="float">
            <text:p>23.75</text:p>
          </table:table-cell>
          <table:table-cell office:value-type="float" office:value="486459620" calcext:value-type="float">
            <text:p>4864596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.75" calcext:value-type="float">
            <text:p>23.75</text:p>
          </table:table-cell>
          <table:table-cell office:value-type="float" office:value="486459620" calcext:value-type="float">
            <text:p>486459620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float" office:value="23.75" calcext:value-type="float">
            <text:p>23.75</text:p>
          </table:table-cell>
          <table:table-cell office:value-type="float" office:value="486459620" calcext:value-type="float">
            <text:p>486459620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774" calcext:value-type="float">
            <text:p>774</text:p>
          </table:table-cell>
          <table:table-cell/>
          <table:table-cell office:value-type="float" office:value="1798.48" calcext:value-type="float">
            <text:p>1798.48</text:p>
          </table:table-cell>
        </table:table-row>
        <table:table-row table:style-name="ro1">
          <table:table-cell office:value-type="float" office:value="23.7833333333333" calcext:value-type="float">
            <text:p>23.7833333333333</text:p>
          </table:table-cell>
          <table:table-cell office:value-type="float" office:value="486459622" calcext:value-type="float">
            <text:p>486459622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774" calcext:value-type="float">
            <text:p>774</text:p>
          </table:table-cell>
          <table:table-cell/>
          <table:table-cell office:value-type="float" office:value="1809.64" calcext:value-type="float">
            <text:p>1809.64</text:p>
          </table:table-cell>
        </table:table-row>
        <table:table-row table:style-name="ro1">
          <table:table-cell office:value-type="float" office:value="23.7833333333333" calcext:value-type="float">
            <text:p>23.7833333333333</text:p>
          </table:table-cell>
          <table:table-cell office:value-type="float" office:value="486459622" calcext:value-type="float">
            <text:p>486459622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float" office:value="23.7833333333333" calcext:value-type="float">
            <text:p>23.7833333333333</text:p>
          </table:table-cell>
          <table:table-cell office:value-type="float" office:value="486459622" calcext:value-type="float">
            <text:p>486459622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float" office:value="23.7833333333333" calcext:value-type="float">
            <text:p>23.7833333333333</text:p>
          </table:table-cell>
          <table:table-cell office:value-type="float" office:value="486459622" calcext:value-type="float">
            <text:p>486459622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float" office:value="1958.16" calcext:value-type="float">
            <text:p>1958.16</text:p>
          </table:table-cell>
        </table:table-row>
        <table:table-row table:style-name="ro1">
          <table:table-cell office:value-type="float" office:value="23.8333333333333" calcext:value-type="float">
            <text:p>23.8333333333333</text:p>
          </table:table-cell>
          <table:table-cell office:value-type="float" office:value="486459624" calcext:value-type="float">
            <text:p>486459624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float" office:value="23.8333333333333" calcext:value-type="float">
            <text:p>23.8333333333333</text:p>
          </table:table-cell>
          <table:table-cell office:value-type="float" office:value="486459624" calcext:value-type="float">
            <text:p>486459624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749" calcext:value-type="float">
            <text:p>749</text:p>
          </table:table-cell>
          <table:table-cell/>
          <table:table-cell office:value-type="float" office:value="1851.8" calcext:value-type="float">
            <text:p>1851.8</text:p>
          </table:table-cell>
        </table:table-row>
        <table:table-row table:style-name="ro1">
          <table:table-cell office:value-type="float" office:value="23.8333333333333" calcext:value-type="float">
            <text:p>23.8333333333333</text:p>
          </table:table-cell>
          <table:table-cell office:value-type="float" office:value="486459624" calcext:value-type="float">
            <text:p>486459624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float" office:value="23.8333333333333" calcext:value-type="float">
            <text:p>23.8333333333333</text:p>
          </table:table-cell>
          <table:table-cell office:value-type="float" office:value="486459624" calcext:value-type="float">
            <text:p>486459624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748" calcext:value-type="float">
            <text:p>748</text:p>
          </table:table-cell>
          <table:table-cell/>
          <table:table-cell office:value-type="float" office:value="1982.96" calcext:value-type="float">
            <text:p>1982.96</text:p>
          </table:table-cell>
        </table:table-row>
        <table:table-row table:style-name="ro1">
          <table:table-cell office:value-type="float" office:value="23.85" calcext:value-type="float">
            <text:p>23.85</text:p>
          </table:table-cell>
          <table:table-cell office:value-type="float" office:value="486459626" calcext:value-type="float">
            <text:p>486459626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float" office:value="23.85" calcext:value-type="float">
            <text:p>23.85</text:p>
          </table:table-cell>
          <table:table-cell office:value-type="float" office:value="486459626" calcext:value-type="float">
            <text:p>486459626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854" calcext:value-type="float">
            <text:p>854</text:p>
          </table:table-cell>
          <table:table-cell/>
          <table:table-cell office:value-type="float" office:value="2005.28" calcext:value-type="float">
            <text:p>2005.28</text:p>
          </table:table-cell>
        </table:table-row>
        <table:table-row table:style-name="ro1">
          <table:table-cell office:value-type="float" office:value="23.85" calcext:value-type="float">
            <text:p>23.85</text:p>
          </table:table-cell>
          <table:table-cell office:value-type="float" office:value="486459626" calcext:value-type="float">
            <text:p>486459626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486459628" calcext:value-type="float">
            <text:p>486459628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2017.68" calcext:value-type="float">
            <text:p>2017.68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486459628" calcext:value-type="float">
            <text:p>486459628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486459628" calcext:value-type="float">
            <text:p>486459628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729" calcext:value-type="float">
            <text:p>729</text:p>
          </table:table-cell>
          <table:table-cell/>
          <table:table-cell office:value-type="float" office:value="2037.52" calcext:value-type="float">
            <text:p>2037.52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486459628" calcext:value-type="float">
            <text:p>486459628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/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486459628" calcext:value-type="float">
            <text:p>486459628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float" office:value="2052.4" calcext:value-type="float">
            <text:p>2052.4</text:p>
          </table:table-cell>
        </table:table-row>
        <table:table-row table:style-name="ro1">
          <table:table-cell office:value-type="float" office:value="23.9333333333333" calcext:value-type="float">
            <text:p>23.9333333333333</text:p>
          </table:table-cell>
          <table:table-cell office:value-type="float" office:value="486459631" calcext:value-type="float">
            <text:p>486459631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float" office:value="23.9333333333333" calcext:value-type="float">
            <text:p>23.9333333333333</text:p>
          </table:table-cell>
          <table:table-cell office:value-type="float" office:value="486459631" calcext:value-type="float">
            <text:p>486459631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2068.52" calcext:value-type="float">
            <text:p>2068.52</text:p>
          </table:table-cell>
        </table:table-row>
        <table:table-row table:style-name="ro1">
          <table:table-cell office:value-type="float" office:value="23.9333333333333" calcext:value-type="float">
            <text:p>23.9333333333333</text:p>
          </table:table-cell>
          <table:table-cell office:value-type="float" office:value="486459631" calcext:value-type="float">
            <text:p>486459631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23.9666666666667" calcext:value-type="float">
            <text:p>23.9666666666667</text:p>
          </table:table-cell>
          <table:table-cell office:value-type="float" office:value="486459632" calcext:value-type="float">
            <text:p>486459632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2083.4" calcext:value-type="float">
            <text:p>2083.4</text:p>
          </table:table-cell>
        </table:table-row>
        <table:table-row table:style-name="ro1">
          <table:table-cell office:value-type="float" office:value="23.9666666666667" calcext:value-type="float">
            <text:p>23.9666666666667</text:p>
          </table:table-cell>
          <table:table-cell office:value-type="float" office:value="486459632" calcext:value-type="float">
            <text:p>486459632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float" office:value="23.9666666666667" calcext:value-type="float">
            <text:p>23.9666666666667</text:p>
          </table:table-cell>
          <table:table-cell office:value-type="float" office:value="486459632" calcext:value-type="float">
            <text:p>486459632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2092.08" calcext:value-type="float">
            <text:p>2092.08</text:p>
          </table:table-cell>
        </table:table-row>
        <table:table-row table:style-name="ro1">
          <table:table-cell office:value-type="float" office:value="23.9666666666667" calcext:value-type="float">
            <text:p>23.9666666666667</text:p>
          </table:table-cell>
          <table:table-cell office:value-type="float" office:value="486459632" calcext:value-type="float">
            <text:p>486459632</text:p>
          </table:table-cell>
          <table:table-cell table:number-columns-repeated="2"/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float" office:value="23.9833333333333" calcext:value-type="float">
            <text:p>23.9833333333333</text:p>
          </table:table-cell>
          <table:table-cell office:value-type="float" office:value="486459634" calcext:value-type="float">
            <text:p>486459634</text:p>
          </table:table-cell>
          <table:table-cell table:number-columns-repeated="2"/>
          <table:table-cell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float" office:value="23.9833333333333" calcext:value-type="float">
            <text:p>23.9833333333333</text:p>
          </table:table-cell>
          <table:table-cell office:value-type="float" office:value="486459634" calcext:value-type="float">
            <text:p>486459634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2106.96" calcext:value-type="float">
            <text:p>2106.96</text:p>
          </table:table-cell>
        </table:table-row>
        <table:table-row table:style-name="ro1">
          <table:table-cell office:value-type="float" office:value="24.0333333333333" calcext:value-type="float">
            <text:p>24.0333333333333</text:p>
          </table:table-cell>
          <table:table-cell office:value-type="float" office:value="486459636" calcext:value-type="float">
            <text:p>486459636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2124.32" calcext:value-type="float">
            <text:p>2124.32</text:p>
          </table:table-cell>
        </table:table-row>
        <table:table-row table:style-name="ro1">
          <table:table-cell office:value-type="float" office:value="24.0333333333333" calcext:value-type="float">
            <text:p>24.0333333333333</text:p>
          </table:table-cell>
          <table:table-cell office:value-type="float" office:value="486459636" calcext:value-type="float">
            <text:p>486459636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float" office:value="24.0333333333333" calcext:value-type="float">
            <text:p>24.0333333333333</text:p>
          </table:table-cell>
          <table:table-cell office:value-type="float" office:value="486459636" calcext:value-type="float">
            <text:p>486459636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float" office:value="24.0333333333333" calcext:value-type="float">
            <text:p>24.0333333333333</text:p>
          </table:table-cell>
          <table:table-cell office:value-type="float" office:value="486459636" calcext:value-type="float">
            <text:p>486459636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2150.36" calcext:value-type="float">
            <text:p>2150.36</text:p>
          </table:table-cell>
        </table:table-row>
        <table:table-row table:style-name="ro1">
          <table:table-cell office:value-type="float" office:value="24.0666666666667" calcext:value-type="float">
            <text:p>24.0666666666667</text:p>
          </table:table-cell>
          <table:table-cell office:value-type="float" office:value="486459639" calcext:value-type="float">
            <text:p>486459639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796" calcext:value-type="float">
            <text:p>796</text:p>
          </table:table-cell>
          <table:table-cell/>
          <table:table-cell office:value-type="float" office:value="2165.24" calcext:value-type="float">
            <text:p>2165.24</text:p>
          </table:table-cell>
        </table:table-row>
        <table:table-row table:style-name="ro1">
          <table:table-cell office:value-type="float" office:value="24.0666666666667" calcext:value-type="float">
            <text:p>24.0666666666667</text:p>
          </table:table-cell>
          <table:table-cell office:value-type="float" office:value="486459639" calcext:value-type="float">
            <text:p>48645963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4.0666666666667" calcext:value-type="float">
            <text:p>24.0666666666667</text:p>
          </table:table-cell>
          <table:table-cell office:value-type="float" office:value="486459639" calcext:value-type="float">
            <text:p>486459639</text:p>
          </table:table-cell>
          <table:table-cell table:number-columns-repeated="2"/>
          <table:table-cell office:value-type="float" office:value="6.7" calcext:value-type="float">
            <text:p>6.7</text:p>
          </table:table-cell>
          <table:table-cell/>
        </table:table-row>
        <table:table-row table:style-name="ro1">
          <table:table-cell office:value-type="float" office:value="24.0666666666667" calcext:value-type="float">
            <text:p>24.0666666666667</text:p>
          </table:table-cell>
          <table:table-cell office:value-type="float" office:value="486459639" calcext:value-type="float">
            <text:p>486459639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486459640" calcext:value-type="float">
            <text:p>486459640</text:p>
          </table:table-cell>
          <table:table-cell table:number-columns-repeated="2"/>
          <table:table-cell office:value-type="float" office:value="7.8" calcext:value-type="float">
            <text:p>7.8</text:p>
          </table:table-cell>
          <table:table-cell/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486459640" calcext:value-type="float">
            <text:p>486459640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948" calcext:value-type="float">
            <text:p>948</text:p>
          </table:table-cell>
          <table:table-cell/>
          <table:table-cell office:value-type="float" office:value="2218.56" calcext:value-type="float">
            <text:p>2218.56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486459640" calcext:value-type="float">
            <text:p>486459640</text:p>
          </table:table-cell>
          <table:table-cell table:number-columns-repeated="2"/>
          <table:table-cell office:value-type="float" office:value="6.9" calcext:value-type="float">
            <text:p>6.9</text:p>
          </table:table-cell>
          <table:table-cell/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486459640" calcext:value-type="float">
            <text:p>486459640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974" calcext:value-type="float">
            <text:p>974</text:p>
          </table:table-cell>
          <table:table-cell/>
          <table:table-cell office:value-type="float" office:value="2244.6" calcext:value-type="float">
            <text:p>2244.6</text:p>
          </table:table-cell>
        </table:table-row>
        <table:table-row table:style-name="ro1">
          <table:table-cell office:value-type="float" office:value="24.1333333333333" calcext:value-type="float">
            <text:p>24.1333333333333</text:p>
          </table:table-cell>
          <table:table-cell office:value-type="float" office:value="486459643" calcext:value-type="float">
            <text:p>486459643</text:p>
          </table:table-cell>
          <table:table-cell table:number-columns-repeated="2"/>
          <table:table-cell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float" office:value="24.1333333333333" calcext:value-type="float">
            <text:p>24.1333333333333</text:p>
          </table:table-cell>
          <table:table-cell office:value-type="float" office:value="486459643" calcext:value-type="float">
            <text:p>486459643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945" calcext:value-type="float">
            <text:p>945</text:p>
          </table:table-cell>
          <table:table-cell/>
          <table:table-cell office:value-type="float" office:value="2264.44" calcext:value-type="float">
            <text:p>2264.44</text:p>
          </table:table-cell>
        </table:table-row>
        <table:table-row table:style-name="ro1">
          <table:table-cell office:value-type="float" office:value="24.1333333333333" calcext:value-type="float">
            <text:p>24.1333333333333</text:p>
          </table:table-cell>
          <table:table-cell office:value-type="float" office:value="486459643" calcext:value-type="float">
            <text:p>486459643</text:p>
          </table:table-cell>
          <table:table-cell table:number-columns-repeated="2"/>
          <table:table-cell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float" office:value="24.1666666666667" calcext:value-type="float">
            <text:p>24.1666666666667</text:p>
          </table:table-cell>
          <table:table-cell office:value-type="float" office:value="486459649" calcext:value-type="float">
            <text:p>486459649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float" office:value="2274.36" calcext:value-type="float">
            <text:p>2274.36</text:p>
          </table:table-cell>
        </table:table-row>
        <table:table-row table:style-name="ro1">
          <table:table-cell office:value-type="float" office:value="24.1666666666667" calcext:value-type="float">
            <text:p>24.1666666666667</text:p>
          </table:table-cell>
          <table:table-cell office:value-type="float" office:value="486459649" calcext:value-type="float">
            <text:p>486459649</text:p>
          </table:table-cell>
          <table:table-cell table:number-columns-repeated="2"/>
          <table:table-cell office:value-type="float" office:value="6.9" calcext:value-type="float">
            <text:p>6.9</text:p>
          </table:table-cell>
          <table:table-cell/>
        </table:table-row>
        <table:table-row table:style-name="ro1">
          <table:table-cell office:value-type="float" office:value="24.1666666666667" calcext:value-type="float">
            <text:p>24.1666666666667</text:p>
          </table:table-cell>
          <table:table-cell office:value-type="float" office:value="486459649" calcext:value-type="float">
            <text:p>486459649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292.96" calcext:value-type="float">
            <text:p>2292.96</text:p>
          </table:table-cell>
        </table:table-row>
        <table:table-row table:style-name="ro1">
          <table:table-cell office:value-type="float" office:value="24.1666666666667" calcext:value-type="float">
            <text:p>24.1666666666667</text:p>
          </table:table-cell>
          <table:table-cell office:value-type="float" office:value="486459649" calcext:value-type="float">
            <text:p>486459649</text:p>
          </table:table-cell>
          <table:table-cell table:number-columns-repeated="2"/>
          <table:table-cell office:value-type="float" office:value="8.1" calcext:value-type="float">
            <text:p>8.1</text:p>
          </table:table-cell>
          <table:table-cell/>
        </table:table-row>
        <table:table-row table:style-name="ro1">
          <table:table-cell office:value-type="float" office:value="24.1833333333333" calcext:value-type="float">
            <text:p>24.1833333333333</text:p>
          </table:table-cell>
          <table:table-cell office:value-type="float" office:value="486459651" calcext:value-type="float">
            <text:p>486459651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972" calcext:value-type="float">
            <text:p>972</text:p>
          </table:table-cell>
          <table:table-cell/>
          <table:table-cell office:value-type="float" office:value="2323.96" calcext:value-type="float">
            <text:p>2323.96</text:p>
          </table:table-cell>
        </table:table-row>
        <table:table-row table:style-name="ro1">
          <table:table-cell office:value-type="float" office:value="24.1833333333333" calcext:value-type="float">
            <text:p>24.1833333333333</text:p>
          </table:table-cell>
          <table:table-cell office:value-type="float" office:value="486459651" calcext:value-type="float">
            <text:p>486459651</text:p>
          </table:table-cell>
          <table:table-cell table:number-columns-repeated="2"/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float" office:value="24.1833333333333" calcext:value-type="float">
            <text:p>24.1833333333333</text:p>
          </table:table-cell>
          <table:table-cell office:value-type="float" office:value="486459651" calcext:value-type="float">
            <text:p>48645965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4.2333333333333" calcext:value-type="float">
            <text:p>24.2333333333333</text:p>
          </table:table-cell>
          <table:table-cell office:value-type="float" office:value="486459653" calcext:value-type="float">
            <text:p>486459653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1066" calcext:value-type="float">
            <text:p>1066</text:p>
          </table:table-cell>
          <table:table-cell/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24.2333333333333" calcext:value-type="float">
            <text:p>24.2333333333333</text:p>
          </table:table-cell>
          <table:table-cell office:value-type="float" office:value="486459653" calcext:value-type="float">
            <text:p>48645965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4.2333333333333" calcext:value-type="float">
            <text:p>24.2333333333333</text:p>
          </table:table-cell>
          <table:table-cell office:value-type="float" office:value="486459653" calcext:value-type="float">
            <text:p>486459653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2368.6" calcext:value-type="float">
            <text:p>2368.6</text:p>
          </table:table-cell>
        </table:table-row>
        <table:table-row table:style-name="ro1">
          <table:table-cell office:value-type="float" office:value="24.2666666666667" calcext:value-type="float">
            <text:p>24.2666666666667</text:p>
          </table:table-cell>
          <table:table-cell office:value-type="float" office:value="486459655" calcext:value-type="float">
            <text:p>486459655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877" calcext:value-type="float">
            <text:p>877</text:p>
          </table:table-cell>
          <table:table-cell/>
          <table:table-cell office:value-type="float" office:value="2389.68" calcext:value-type="float">
            <text:p>2389.68</text:p>
          </table:table-cell>
        </table:table-row>
        <table:table-row table:style-name="ro1">
          <table:table-cell office:value-type="float" office:value="24.2666666666667" calcext:value-type="float">
            <text:p>24.2666666666667</text:p>
          </table:table-cell>
          <table:table-cell office:value-type="float" office:value="486459655" calcext:value-type="float">
            <text:p>486459655</text:p>
          </table:table-cell>
          <table:table-cell table:number-columns-repeated="2"/>
          <table:table-cell office:value-type="float" office:value="5.8" calcext:value-type="float">
            <text:p>5.8</text:p>
          </table:table-cell>
          <table:table-cell/>
        </table:table-row>
        <table:table-row table:style-name="ro1">
          <table:table-cell office:value-type="float" office:value="24.2666666666667" calcext:value-type="float">
            <text:p>24.2666666666667</text:p>
          </table:table-cell>
          <table:table-cell office:value-type="float" office:value="486459655" calcext:value-type="float">
            <text:p>486459655</text:p>
          </table:table-cell>
          <table:table-cell table:number-columns-repeated="2"/>
          <table:table-cell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float" office:value="24.2666666666667" calcext:value-type="float">
            <text:p>24.2666666666667</text:p>
          </table:table-cell>
          <table:table-cell office:value-type="float" office:value="486459655" calcext:value-type="float">
            <text:p>486459655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2404.56" calcext:value-type="float">
            <text:p>2404.56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486459657" calcext:value-type="float">
            <text:p>486459657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486459657" calcext:value-type="float">
            <text:p>486459657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2414.48" calcext:value-type="float">
            <text:p>2414.48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486459657" calcext:value-type="float">
            <text:p>486459657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486459657" calcext:value-type="float">
            <text:p>486459657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770" calcext:value-type="float">
            <text:p>770</text:p>
          </table:table-cell>
          <table:table-cell/>
          <table:table-cell office:value-type="float" office:value="2434.32" calcext:value-type="float">
            <text:p>2434.32</text:p>
          </table:table-cell>
        </table:table-row>
        <table:table-row table:style-name="ro1">
          <table:table-cell office:value-type="float" office:value="24.35" calcext:value-type="float">
            <text:p>24.35</text:p>
          </table:table-cell>
          <table:table-cell office:value-type="float" office:value="486459659" calcext:value-type="float">
            <text:p>486459659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float" office:value="24.35" calcext:value-type="float">
            <text:p>24.35</text:p>
          </table:table-cell>
          <table:table-cell office:value-type="float" office:value="486459659" calcext:value-type="float">
            <text:p>486459659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450.44" calcext:value-type="float">
            <text:p>2450.44</text:p>
          </table:table-cell>
        </table:table-row>
        <table:table-row table:style-name="ro1">
          <table:table-cell office:value-type="float" office:value="24.35" calcext:value-type="float">
            <text:p>24.35</text:p>
          </table:table-cell>
          <table:table-cell office:value-type="float" office:value="486459659" calcext:value-type="float">
            <text:p>486459659</text:p>
          </table:table-cell>
          <table:table-cell table:number-columns-repeated="2"/>
          <table:table-cell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float" office:value="24.35" calcext:value-type="float">
            <text:p>24.35</text:p>
          </table:table-cell>
          <table:table-cell office:value-type="float" office:value="486459659" calcext:value-type="float">
            <text:p>486459659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641" calcext:value-type="float">
            <text:p>641</text:p>
          </table:table-cell>
          <table:table-cell/>
          <table:table-cell office:value-type="float" office:value="2460.36" calcext:value-type="float">
            <text:p>2460.36</text:p>
          </table:table-cell>
        </table:table-row>
        <table:table-row table:style-name="ro1">
          <table:table-cell office:value-type="float" office:value="24.3833333333333" calcext:value-type="float">
            <text:p>24.3833333333333</text:p>
          </table:table-cell>
          <table:table-cell office:value-type="float" office:value="486459661" calcext:value-type="float">
            <text:p>486459661</text:p>
          </table:table-cell>
          <table:table-cell table:number-columns-repeated="2"/>
          <table:table-cell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float" office:value="24.3833333333333" calcext:value-type="float">
            <text:p>24.3833333333333</text:p>
          </table:table-cell>
          <table:table-cell office:value-type="float" office:value="486459661" calcext:value-type="float">
            <text:p>486459661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807" calcext:value-type="float">
            <text:p>807</text:p>
          </table:table-cell>
          <table:table-cell/>
          <table:table-cell office:value-type="float" office:value="2487.64" calcext:value-type="float">
            <text:p>2487.64</text:p>
          </table:table-cell>
        </table:table-row>
        <table:table-row table:style-name="ro1">
          <table:table-cell office:value-type="float" office:value="24.3833333333333" calcext:value-type="float">
            <text:p>24.3833333333333</text:p>
          </table:table-cell>
          <table:table-cell office:value-type="float" office:value="486459661" calcext:value-type="float">
            <text:p>486459661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/>
        </table:table-row>
        <table:table-row table:style-name="ro1">
          <table:table-cell office:value-type="float" office:value="24.3833333333333" calcext:value-type="float">
            <text:p>24.3833333333333</text:p>
          </table:table-cell>
          <table:table-cell office:value-type="float" office:value="486459661" calcext:value-type="float">
            <text:p>486459661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514.92" calcext:value-type="float">
            <text:p>2514.92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486459663" calcext:value-type="float">
            <text:p>486459663</text:p>
          </table:table-cell>
          <table:table-cell table:number-columns-repeated="2"/>
          <table:table-cell office:value-type="float" office:value="6.7" calcext:value-type="float">
            <text:p>6.7</text:p>
          </table:table-cell>
          <table:table-cell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486459663" calcext:value-type="float">
            <text:p>486459663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945" calcext:value-type="float">
            <text:p>945</text:p>
          </table:table-cell>
          <table:table-cell/>
          <table:table-cell office:value-type="float" office:value="2543.44" calcext:value-type="float">
            <text:p>2543.44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486459663" calcext:value-type="float">
            <text:p>486459663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/>
        </table:table-row>
        <table:table-row table:style-name="ro1">
          <table:table-cell office:value-type="float" office:value="24.45" calcext:value-type="float">
            <text:p>24.45</text:p>
          </table:table-cell>
          <table:table-cell office:value-type="float" office:value="486459665" calcext:value-type="float">
            <text:p>486459665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2562.04" calcext:value-type="float">
            <text:p>2562.04</text:p>
          </table:table-cell>
        </table:table-row>
        <table:table-row table:style-name="ro1">
          <table:table-cell office:value-type="float" office:value="24.45" calcext:value-type="float">
            <text:p>24.45</text:p>
          </table:table-cell>
          <table:table-cell office:value-type="float" office:value="486459665" calcext:value-type="float">
            <text:p>486459665</text:p>
          </table:table-cell>
          <table:table-cell table:number-columns-repeated="2"/>
          <table:table-cell office:value-type="float" office:value="7.3" calcext:value-type="float">
            <text:p>7.3</text:p>
          </table:table-cell>
          <table:table-cell/>
        </table:table-row>
        <table:table-row table:style-name="ro1">
          <table:table-cell office:value-type="float" office:value="24.45" calcext:value-type="float">
            <text:p>24.45</text:p>
          </table:table-cell>
          <table:table-cell office:value-type="float" office:value="486459665" calcext:value-type="float">
            <text:p>486459665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1038" calcext:value-type="float">
            <text:p>1038</text:p>
          </table:table-cell>
          <table:table-cell/>
          <table:table-cell office:value-type="float" office:value="2593.04" calcext:value-type="float">
            <text:p>2593.04</text:p>
          </table:table-cell>
        </table:table-row>
        <table:table-row table:style-name="ro1">
          <table:table-cell office:value-type="float" office:value="24.4833333333333" calcext:value-type="float">
            <text:p>24.4833333333333</text:p>
          </table:table-cell>
          <table:table-cell office:value-type="float" office:value="486459667" calcext:value-type="float">
            <text:p>486459667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/>
        </table:table-row>
        <table:table-row table:style-name="ro1">
          <table:table-cell office:value-type="float" office:value="24.4833333333333" calcext:value-type="float">
            <text:p>24.4833333333333</text:p>
          </table:table-cell>
          <table:table-cell office:value-type="float" office:value="486459667" calcext:value-type="float">
            <text:p>486459667</text:p>
          </table:table-cell>
          <table:table-cell table:number-columns-repeated="2"/>
          <table:table-cell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float" office:value="24.4833333333333" calcext:value-type="float">
            <text:p>24.4833333333333</text:p>
          </table:table-cell>
          <table:table-cell office:value-type="float" office:value="486459667" calcext:value-type="float">
            <text:p>486459667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2612.88" calcext:value-type="float">
            <text:p>2612.88</text:p>
          </table:table-cell>
        </table:table-row>
        <table:table-row table:style-name="ro1">
          <table:table-cell office:value-type="float" office:value="24.4833333333333" calcext:value-type="float">
            <text:p>24.4833333333333</text:p>
          </table:table-cell>
          <table:table-cell office:value-type="float" office:value="486459667" calcext:value-type="float">
            <text:p>486459667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2635.2" calcext:value-type="float">
            <text:p>2635.2</text:p>
          </table:table-cell>
        </table:table-row>
        <table:table-row table:style-name="ro1">
          <table:table-cell office:value-type="float" office:value="24.4833333333333" calcext:value-type="float">
            <text:p>24.4833333333333</text:p>
          </table:table-cell>
          <table:table-cell office:value-type="float" office:value="486459667" calcext:value-type="float">
            <text:p>486459667</text:p>
          </table:table-cell>
          <table:table-cell table:number-columns-repeated="2"/>
          <table:table-cell office:value-type="float" office:value="7.3" calcext:value-type="float">
            <text:p>7.3</text:p>
          </table:table-cell>
          <table:table-cell/>
        </table:table-row>
        <table:table-row table:style-name="ro1">
          <table:table-cell office:value-type="float" office:value="24.5166666666667" calcext:value-type="float">
            <text:p>24.5166666666667</text:p>
          </table:table-cell>
          <table:table-cell office:value-type="float" office:value="486459669" calcext:value-type="float">
            <text:p>486459669</text:p>
          </table:table-cell>
          <table:table-cell table:number-columns-repeated="2"/>
          <table:table-cell office:value-type="float" office:value="7.1" calcext:value-type="float">
            <text:p>7.1</text:p>
          </table:table-cell>
          <table:table-cell/>
        </table:table-row>
        <table:table-row table:style-name="ro1">
          <table:table-cell office:value-type="float" office:value="24.5166666666667" calcext:value-type="float">
            <text:p>24.5166666666667</text:p>
          </table:table-cell>
          <table:table-cell office:value-type="float" office:value="486459669" calcext:value-type="float">
            <text:p>486459669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float" office:value="2651.32" calcext:value-type="float">
            <text:p>2651.32</text:p>
          </table:table-cell>
        </table:table-row>
        <table:table-row table:style-name="ro1">
          <table:table-cell office:value-type="float" office:value="24.5166666666667" calcext:value-type="float">
            <text:p>24.5166666666667</text:p>
          </table:table-cell>
          <table:table-cell office:value-type="float" office:value="486459669" calcext:value-type="float">
            <text:p>486459669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2663.72" calcext:value-type="float">
            <text:p>2663.72</text:p>
          </table:table-cell>
        </table:table-row>
        <table:table-row table:style-name="ro1">
          <table:table-cell office:value-type="float" office:value="24.5166666666667" calcext:value-type="float">
            <text:p>24.5166666666667</text:p>
          </table:table-cell>
          <table:table-cell office:value-type="float" office:value="486459669" calcext:value-type="float">
            <text:p>486459669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/>
        </table:table-row>
        <table:table-row table:style-name="ro1">
          <table:table-cell office:value-type="float" office:value="24.55" calcext:value-type="float">
            <text:p>24.55</text:p>
          </table:table-cell>
          <table:table-cell office:value-type="float" office:value="486459671" calcext:value-type="float">
            <text:p>48645967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4.55" calcext:value-type="float">
            <text:p>24.55</text:p>
          </table:table-cell>
          <table:table-cell office:value-type="float" office:value="486459671" calcext:value-type="float">
            <text:p>486459671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745" calcext:value-type="float">
            <text:p>745</text:p>
          </table:table-cell>
          <table:table-cell/>
          <table:table-cell office:value-type="float" office:value="2684.8" calcext:value-type="float">
            <text:p>2684.8</text:p>
          </table:table-cell>
        </table:table-row>
        <table:table-row table:style-name="ro1">
          <table:table-cell office:value-type="float" office:value="24.5833333333333" calcext:value-type="float">
            <text:p>24.5833333333333</text:p>
          </table:table-cell>
          <table:table-cell office:value-type="float" office:value="486459673" calcext:value-type="float">
            <text:p>486459673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/>
        </table:table-row>
        <table:table-row table:style-name="ro1">
          <table:table-cell office:value-type="float" office:value="24.5833333333333" calcext:value-type="float">
            <text:p>24.5833333333333</text:p>
          </table:table-cell>
          <table:table-cell office:value-type="float" office:value="486459673" calcext:value-type="float">
            <text:p>486459673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24.5833333333333" calcext:value-type="float">
            <text:p>24.5833333333333</text:p>
          </table:table-cell>
          <table:table-cell office:value-type="float" office:value="486459673" calcext:value-type="float">
            <text:p>48645967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4.5833333333333" calcext:value-type="float">
            <text:p>24.5833333333333</text:p>
          </table:table-cell>
          <table:table-cell office:value-type="float" office:value="486459673" calcext:value-type="float">
            <text:p>486459673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2710.84" calcext:value-type="float">
            <text:p>2710.84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486459675" calcext:value-type="float">
            <text:p>486459675</text:p>
          </table:table-cell>
          <table:table-cell table:number-columns-repeated="2"/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486459675" calcext:value-type="float">
            <text:p>486459675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2723.24" calcext:value-type="float">
            <text:p>2723.24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486459675" calcext:value-type="float">
            <text:p>486459675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24.65" calcext:value-type="float">
            <text:p>24.65</text:p>
          </table:table-cell>
          <table:table-cell office:value-type="float" office:value="486459677" calcext:value-type="float">
            <text:p>486459677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2733.16" calcext:value-type="float">
            <text:p>2733.16</text:p>
          </table:table-cell>
        </table:table-row>
        <table:table-row table:style-name="ro1">
          <table:table-cell office:value-type="float" office:value="24.65" calcext:value-type="float">
            <text:p>24.65</text:p>
          </table:table-cell>
          <table:table-cell office:value-type="float" office:value="486459677" calcext:value-type="float">
            <text:p>486459677</text:p>
          </table:table-cell>
          <table:table-cell table:number-columns-repeated="2"/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float" office:value="24.65" calcext:value-type="float">
            <text:p>24.65</text:p>
          </table:table-cell>
          <table:table-cell office:value-type="float" office:value="486459677" calcext:value-type="float">
            <text:p>486459677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2751.76" calcext:value-type="float">
            <text:p>2751.76</text:p>
          </table:table-cell>
        </table:table-row>
        <table:table-row table:style-name="ro1">
          <table:table-cell office:value-type="float" office:value="24.65" calcext:value-type="float">
            <text:p>24.65</text:p>
          </table:table-cell>
          <table:table-cell office:value-type="float" office:value="486459677" calcext:value-type="float">
            <text:p>486459677</text:p>
          </table:table-cell>
          <table:table-cell table:number-columns-repeated="2"/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float" office:value="24.6833333333333" calcext:value-type="float">
            <text:p>24.6833333333333</text:p>
          </table:table-cell>
          <table:table-cell office:value-type="float" office:value="486459680" calcext:value-type="float">
            <text:p>486459680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2772.84" calcext:value-type="float">
            <text:p>2772.84</text:p>
          </table:table-cell>
        </table:table-row>
        <table:table-row table:style-name="ro1">
          <table:table-cell office:value-type="float" office:value="24.6833333333333" calcext:value-type="float">
            <text:p>24.6833333333333</text:p>
          </table:table-cell>
          <table:table-cell office:value-type="float" office:value="486459680" calcext:value-type="float">
            <text:p>4864596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4.6833333333333" calcext:value-type="float">
            <text:p>24.6833333333333</text:p>
          </table:table-cell>
          <table:table-cell office:value-type="float" office:value="486459680" calcext:value-type="float">
            <text:p>486459680</text:p>
          </table:table-cell>
          <table:table-cell table:number-columns-repeated="2"/>
          <table:table-cell office:value-type="float" office:value="5.4" calcext:value-type="float">
            <text:p>5.4</text:p>
          </table:table-cell>
          <table:table-cell/>
        </table:table-row>
        <table:table-row table:style-name="ro1">
          <table:table-cell office:value-type="float" office:value="24.6833333333333" calcext:value-type="float">
            <text:p>24.6833333333333</text:p>
          </table:table-cell>
          <table:table-cell office:value-type="float" office:value="486459680" calcext:value-type="float">
            <text:p>486459680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float" office:value="2791.44" calcext:value-type="float">
            <text:p>2791.44</text:p>
          </table:table-cell>
        </table:table-row>
        <table:table-row table:style-name="ro1">
          <table:table-cell office:value-type="float" office:value="24.7333333333333" calcext:value-type="float">
            <text:p>24.7333333333333</text:p>
          </table:table-cell>
          <table:table-cell office:value-type="float" office:value="486459682" calcext:value-type="float">
            <text:p>486459682</text:p>
          </table:table-cell>
          <table:table-cell table:number-columns-repeated="2"/>
          <table:table-cell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float" office:value="24.7333333333333" calcext:value-type="float">
            <text:p>24.7333333333333</text:p>
          </table:table-cell>
          <table:table-cell office:value-type="float" office:value="486459682" calcext:value-type="float">
            <text:p>486459682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807.56" calcext:value-type="float">
            <text:p>2807.56</text:p>
          </table:table-cell>
        </table:table-row>
        <table:table-row table:style-name="ro1">
          <table:table-cell office:value-type="float" office:value="24.7333333333333" calcext:value-type="float">
            <text:p>24.7333333333333</text:p>
          </table:table-cell>
          <table:table-cell office:value-type="float" office:value="486459682" calcext:value-type="float">
            <text:p>486459682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/>
        </table:table-row>
        <table:table-row table:style-name="ro1">
          <table:table-cell office:value-type="float" office:value="24.7333333333333" calcext:value-type="float">
            <text:p>24.7333333333333</text:p>
          </table:table-cell>
          <table:table-cell office:value-type="float" office:value="486459682" calcext:value-type="float">
            <text:p>486459682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821" calcext:value-type="float">
            <text:p>821</text:p>
          </table:table-cell>
          <table:table-cell/>
          <table:table-cell office:value-type="float" office:value="2831.12" calcext:value-type="float">
            <text:p>2831.12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486459684" calcext:value-type="float">
            <text:p>486459684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486459684" calcext:value-type="float">
            <text:p>486459684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722" calcext:value-type="float">
            <text:p>722</text:p>
          </table:table-cell>
          <table:table-cell/>
          <table:table-cell office:value-type="float" office:value="2848.48" calcext:value-type="float">
            <text:p>2848.48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486459684" calcext:value-type="float">
            <text:p>486459684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486459686" calcext:value-type="float">
            <text:p>486459686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float" office:value="2753.28" calcext:value-type="float">
            <text:p>2753.28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486459686" calcext:value-type="float">
            <text:p>486459686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486459686" calcext:value-type="float">
            <text:p>486459686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826" calcext:value-type="float">
            <text:p>826</text:p>
          </table:table-cell>
          <table:table-cell/>
          <table:table-cell office:value-type="float" office:value="2769.4" calcext:value-type="float">
            <text:p>2769.4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486459686" calcext:value-type="float">
            <text:p>48645968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4.8333333333333" calcext:value-type="float">
            <text:p>24.8333333333333</text:p>
          </table:table-cell>
          <table:table-cell office:value-type="float" office:value="486459688" calcext:value-type="float">
            <text:p>486459688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909" calcext:value-type="float">
            <text:p>909</text:p>
          </table:table-cell>
          <table:table-cell/>
          <table:table-cell office:value-type="float" office:value="2920.4" calcext:value-type="float">
            <text:p>2920.4</text:p>
          </table:table-cell>
        </table:table-row>
        <table:table-row table:style-name="ro1">
          <table:table-cell office:value-type="float" office:value="24.8333333333333" calcext:value-type="float">
            <text:p>24.8333333333333</text:p>
          </table:table-cell>
          <table:table-cell office:value-type="float" office:value="486459688" calcext:value-type="float">
            <text:p>486459688</text:p>
          </table:table-cell>
          <table:table-cell table:number-columns-repeated="2"/>
          <table:table-cell office:value-type="float" office:value="7.1" calcext:value-type="float">
            <text:p>7.1</text:p>
          </table:table-cell>
          <table:table-cell/>
        </table:table-row>
        <table:table-row table:style-name="ro1">
          <table:table-cell office:value-type="float" office:value="24.8333333333333" calcext:value-type="float">
            <text:p>24.8333333333333</text:p>
          </table:table-cell>
          <table:table-cell office:value-type="float" office:value="486459688" calcext:value-type="float">
            <text:p>486459688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/>
        </table:table-row>
        <table:table-row table:style-name="ro1">
          <table:table-cell office:value-type="float" office:value="24.8333333333333" calcext:value-type="float">
            <text:p>24.8333333333333</text:p>
          </table:table-cell>
          <table:table-cell office:value-type="float" office:value="486459688" calcext:value-type="float">
            <text:p>486459688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845" calcext:value-type="float">
            <text:p>845</text:p>
          </table:table-cell>
          <table:table-cell/>
          <table:table-cell office:value-type="float" office:value="2936.52" calcext:value-type="float">
            <text:p>2936.52</text:p>
          </table:table-cell>
        </table:table-row>
        <table:table-row table:style-name="ro1">
          <table:table-cell office:value-type="float" office:value="24.8666666666667" calcext:value-type="float">
            <text:p>24.8666666666667</text:p>
          </table:table-cell>
          <table:table-cell office:value-type="float" office:value="486459690" calcext:value-type="float">
            <text:p>486459690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2948.92" calcext:value-type="float">
            <text:p>2948.92</text:p>
          </table:table-cell>
        </table:table-row>
        <table:table-row table:style-name="ro1">
          <table:table-cell office:value-type="float" office:value="24.8666666666667" calcext:value-type="float">
            <text:p>24.8666666666667</text:p>
          </table:table-cell>
          <table:table-cell office:value-type="float" office:value="486459690" calcext:value-type="float">
            <text:p>486459690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24.8666666666667" calcext:value-type="float">
            <text:p>24.8666666666667</text:p>
          </table:table-cell>
          <table:table-cell office:value-type="float" office:value="486459690" calcext:value-type="float">
            <text:p>486459690</text:p>
          </table:table-cell>
          <table:table-cell table:number-columns-repeated="2"/>
          <table:table-cell office:value-type="float" office:value="7.3" calcext:value-type="float">
            <text:p>7.3</text:p>
          </table:table-cell>
          <table:table-cell/>
        </table:table-row>
        <table:table-row table:style-name="ro1">
          <table:table-cell office:value-type="float" office:value="24.8666666666667" calcext:value-type="float">
            <text:p>24.8666666666667</text:p>
          </table:table-cell>
          <table:table-cell office:value-type="float" office:value="486459690" calcext:value-type="float">
            <text:p>486459690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847" calcext:value-type="float">
            <text:p>847</text:p>
          </table:table-cell>
          <table:table-cell/>
          <table:table-cell office:value-type="float" office:value="2853.72" calcext:value-type="float">
            <text:p>2853.72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486459692" calcext:value-type="float">
            <text:p>486459692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/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486459692" calcext:value-type="float">
            <text:p>486459692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float" office:value="2877.28" calcext:value-type="float">
            <text:p>2877.28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486459692" calcext:value-type="float">
            <text:p>486459692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/>
        </table:table-row>
        <table:table-row table:style-name="ro1">
          <table:table-cell office:value-type="float" office:value="24.9333333333333" calcext:value-type="float">
            <text:p>24.9333333333333</text:p>
          </table:table-cell>
          <table:table-cell office:value-type="float" office:value="486459695" calcext:value-type="float">
            <text:p>486459695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3009.68" calcext:value-type="float">
            <text:p>3009.68</text:p>
          </table:table-cell>
        </table:table-row>
        <table:table-row table:style-name="ro1">
          <table:table-cell office:value-type="float" office:value="24.9333333333333" calcext:value-type="float">
            <text:p>24.9333333333333</text:p>
          </table:table-cell>
          <table:table-cell office:value-type="float" office:value="486459695" calcext:value-type="float">
            <text:p>486459695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/>
        </table:table-row>
        <table:table-row table:style-name="ro1">
          <table:table-cell office:value-type="float" office:value="24.9333333333333" calcext:value-type="float">
            <text:p>24.9333333333333</text:p>
          </table:table-cell>
          <table:table-cell office:value-type="float" office:value="486459695" calcext:value-type="float">
            <text:p>486459695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835" calcext:value-type="float">
            <text:p>835</text:p>
          </table:table-cell>
          <table:table-cell/>
          <table:table-cell office:value-type="float" office:value="2915.72" calcext:value-type="float">
            <text:p>2915.72</text:p>
          </table:table-cell>
        </table:table-row>
        <table:table-row table:style-name="ro1">
          <table:table-cell office:value-type="float" office:value="24.9833333333333" calcext:value-type="float">
            <text:p>24.9833333333333</text:p>
          </table:table-cell>
          <table:table-cell office:value-type="float" office:value="486459697" calcext:value-type="float">
            <text:p>486459697</text:p>
          </table:table-cell>
          <table:table-cell table:number-columns-repeated="2"/>
          <table:table-cell office:value-type="float" office:value="6.9" calcext:value-type="float">
            <text:p>6.9</text:p>
          </table:table-cell>
          <table:table-cell/>
        </table:table-row>
        <table:table-row table:style-name="ro1">
          <table:table-cell office:value-type="float" office:value="24.9833333333333" calcext:value-type="float">
            <text:p>24.9833333333333</text:p>
          </table:table-cell>
          <table:table-cell office:value-type="float" office:value="486459697" calcext:value-type="float">
            <text:p>486459697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803" calcext:value-type="float">
            <text:p>803</text:p>
          </table:table-cell>
          <table:table-cell/>
          <table:table-cell office:value-type="float" office:value="2933.08" calcext:value-type="float">
            <text:p>2933.08</text:p>
          </table:table-cell>
        </table:table-row>
        <table:table-row table:style-name="ro1">
          <table:table-cell office:value-type="float" office:value="24.9833333333333" calcext:value-type="float">
            <text:p>24.9833333333333</text:p>
          </table:table-cell>
          <table:table-cell office:value-type="float" office:value="486459697" calcext:value-type="float">
            <text:p>486459697</text:p>
          </table:table-cell>
          <table:table-cell table:number-columns-repeated="2"/>
          <table:table-cell office:value-type="float" office:value="7.1" calcext:value-type="float">
            <text:p>7.1</text:p>
          </table:table-cell>
          <table:table-cell/>
        </table:table-row>
        <table:table-row table:style-name="ro1">
          <table:table-cell office:value-type="float" office:value="24.9833333333333" calcext:value-type="float">
            <text:p>24.9833333333333</text:p>
          </table:table-cell>
          <table:table-cell office:value-type="float" office:value="486459697" calcext:value-type="float">
            <text:p>486459697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803" calcext:value-type="float">
            <text:p>803</text:p>
          </table:table-cell>
          <table:table-cell/>
          <table:table-cell office:value-type="float" office:value="2955.4" calcext:value-type="float">
            <text:p>2955.4</text:p>
          </table:table-cell>
        </table:table-row>
        <table:table-row table:style-name="ro1">
          <table:table-cell office:value-type="float" office:value="24.9833333333333" calcext:value-type="float">
            <text:p>24.9833333333333</text:p>
          </table:table-cell>
          <table:table-cell office:value-type="float" office:value="486459697" calcext:value-type="float">
            <text:p>486459697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6459699" calcext:value-type="float">
            <text:p>486459699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787" calcext:value-type="float">
            <text:p>787</text:p>
          </table:table-cell>
          <table:table-cell/>
          <table:table-cell office:value-type="float" office:value="2974" calcext:value-type="float">
            <text:p>29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6459699" calcext:value-type="float">
            <text:p>486459699</text:p>
          </table:table-cell>
          <table:table-cell table:number-columns-repeated="2"/>
          <table:table-cell office:value-type="float" office:value="6.3" calcext:value-type="float">
            <text:p>6.3</text:p>
          </table:table-cell>
          <table:table-cell/>
        </table:table-row>
        <table:table-row table:style-name="ro1">
          <table:table-cell office:value-type="float" office:value="25.0333333333333" calcext:value-type="float">
            <text:p>25.0333333333333</text:p>
          </table:table-cell>
          <table:table-cell office:value-type="float" office:value="486459701" calcext:value-type="float">
            <text:p>486459701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2985.16" calcext:value-type="float">
            <text:p>2985.16</text:p>
          </table:table-cell>
        </table:table-row>
        <table:table-row table:style-name="ro1">
          <table:table-cell office:value-type="float" office:value="25.0333333333333" calcext:value-type="float">
            <text:p>25.0333333333333</text:p>
          </table:table-cell>
          <table:table-cell office:value-type="float" office:value="486459701" calcext:value-type="float">
            <text:p>486459701</text:p>
          </table:table-cell>
          <table:table-cell table:number-columns-repeated="2"/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float" office:value="25.0333333333333" calcext:value-type="float">
            <text:p>25.0333333333333</text:p>
          </table:table-cell>
          <table:table-cell office:value-type="float" office:value="486459701" calcext:value-type="float">
            <text:p>486459701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2993.84" calcext:value-type="float">
            <text:p>2993.84</text:p>
          </table:table-cell>
        </table:table-row>
        <table:table-row table:style-name="ro1">
          <table:table-cell office:value-type="float" office:value="25.0333333333333" calcext:value-type="float">
            <text:p>25.0333333333333</text:p>
          </table:table-cell>
          <table:table-cell office:value-type="float" office:value="486459701" calcext:value-type="float">
            <text:p>486459701</text:p>
          </table:table-cell>
          <table:table-cell table:number-columns-repeated="2"/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float" office:value="25.0833333333333" calcext:value-type="float">
            <text:p>25.0833333333333</text:p>
          </table:table-cell>
          <table:table-cell office:value-type="float" office:value="486459703" calcext:value-type="float">
            <text:p>486459703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/>
        </table:table-row>
        <table:table-row table:style-name="ro1">
          <table:table-cell office:value-type="float" office:value="25.0833333333333" calcext:value-type="float">
            <text:p>25.0833333333333</text:p>
          </table:table-cell>
          <table:table-cell office:value-type="float" office:value="486459703" calcext:value-type="float">
            <text:p>486459703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float" office:value="3007.48" calcext:value-type="float">
            <text:p>3007.48</text:p>
          </table:table-cell>
        </table:table-row>
        <table:table-row table:style-name="ro1">
          <table:table-cell office:value-type="float" office:value="25.0833333333333" calcext:value-type="float">
            <text:p>25.0833333333333</text:p>
          </table:table-cell>
          <table:table-cell office:value-type="float" office:value="486459703" calcext:value-type="float">
            <text:p>486459703</text:p>
          </table:table-cell>
          <table:table-cell table:number-columns-repeated="2"/>
          <table:table-cell office:value-type="float" office:value="6.3" calcext:value-type="float">
            <text:p>6.3</text:p>
          </table:table-cell>
          <table:table-cell/>
        </table:table-row>
        <table:table-row table:style-name="ro1">
          <table:table-cell office:value-type="float" office:value="25.0833333333333" calcext:value-type="float">
            <text:p>25.0833333333333</text:p>
          </table:table-cell>
          <table:table-cell office:value-type="float" office:value="486459703" calcext:value-type="float">
            <text:p>486459703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722" calcext:value-type="float">
            <text:p>722</text:p>
          </table:table-cell>
          <table:table-cell/>
          <table:table-cell office:value-type="float" office:value="3032.28" calcext:value-type="float">
            <text:p>3032.28</text:p>
          </table:table-cell>
        </table:table-row>
        <table:table-row table:style-name="ro1">
          <table:table-cell office:value-type="float" office:value="25.0833333333333" calcext:value-type="float">
            <text:p>25.0833333333333</text:p>
          </table:table-cell>
          <table:table-cell office:value-type="float" office:value="486459705" calcext:value-type="float">
            <text:p>486459705</text:p>
          </table:table-cell>
          <table:table-cell table:number-columns-repeated="2"/>
          <table:table-cell office:value-type="float" office:value="5.8" calcext:value-type="float">
            <text:p>5.8</text:p>
          </table:table-cell>
          <table:table-cell/>
        </table:table-row>
        <table:table-row table:style-name="ro1">
          <table:table-cell office:value-type="float" office:value="25.0833333333333" calcext:value-type="float">
            <text:p>25.0833333333333</text:p>
          </table:table-cell>
          <table:table-cell office:value-type="float" office:value="486459705" calcext:value-type="float">
            <text:p>486459705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781" calcext:value-type="float">
            <text:p>781</text:p>
          </table:table-cell>
          <table:table-cell/>
          <table:table-cell office:value-type="float" office:value="3050.88" calcext:value-type="float">
            <text:p>3050.88</text:p>
          </table:table-cell>
        </table:table-row>
        <table:table-row table:style-name="ro1">
          <table:table-cell office:value-type="float" office:value="25.0833333333333" calcext:value-type="float">
            <text:p>25.0833333333333</text:p>
          </table:table-cell>
          <table:table-cell office:value-type="float" office:value="486459705" calcext:value-type="float">
            <text:p>4864597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5.0833333333333" calcext:value-type="float">
            <text:p>25.0833333333333</text:p>
          </table:table-cell>
          <table:table-cell office:value-type="float" office:value="486459705" calcext:value-type="float">
            <text:p>486459705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3070.72" calcext:value-type="float">
            <text:p>3070.72</text:p>
          </table:table-cell>
        </table:table-row>
        <table:table-row table:style-name="ro1">
          <table:table-cell office:value-type="float" office:value="25.1333333333333" calcext:value-type="float">
            <text:p>25.1333333333333</text:p>
          </table:table-cell>
          <table:table-cell office:value-type="float" office:value="486459707" calcext:value-type="float">
            <text:p>486459707</text:p>
          </table:table-cell>
          <table:table-cell table:number-columns-repeated="2"/>
          <table:table-cell office:value-type="float" office:value="5.9" calcext:value-type="float">
            <text:p>5.9</text:p>
          </table:table-cell>
          <table:table-cell/>
        </table:table-row>
        <table:table-row table:style-name="ro1">
          <table:table-cell office:value-type="float" office:value="25.1333333333333" calcext:value-type="float">
            <text:p>25.1333333333333</text:p>
          </table:table-cell>
          <table:table-cell office:value-type="float" office:value="486459707" calcext:value-type="float">
            <text:p>486459707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3089.32" calcext:value-type="float">
            <text:p>3089.32</text:p>
          </table:table-cell>
        </table:table-row>
        <table:table-row table:style-name="ro1">
          <table:table-cell office:value-type="float" office:value="25.1333333333333" calcext:value-type="float">
            <text:p>25.1333333333333</text:p>
          </table:table-cell>
          <table:table-cell office:value-type="float" office:value="486459707" calcext:value-type="float">
            <text:p>486459707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/>
        </table:table-row>
        <table:table-row table:style-name="ro1">
          <table:table-cell office:value-type="float" office:value="25.1833333333333" calcext:value-type="float">
            <text:p>25.1833333333333</text:p>
          </table:table-cell>
          <table:table-cell office:value-type="float" office:value="486459713" calcext:value-type="float">
            <text:p>486459713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806" calcext:value-type="float">
            <text:p>806</text:p>
          </table:table-cell>
          <table:table-cell/>
          <table:table-cell office:value-type="float" office:value="3111.64" calcext:value-type="float">
            <text:p>3111.64</text:p>
          </table:table-cell>
        </table:table-row>
        <table:table-row table:style-name="ro1">
          <table:table-cell office:value-type="float" office:value="25.1833333333333" calcext:value-type="float">
            <text:p>25.1833333333333</text:p>
          </table:table-cell>
          <table:table-cell office:value-type="float" office:value="486459713" calcext:value-type="float">
            <text:p>486459713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/>
        </table:table-row>
        <table:table-row table:style-name="ro1">
          <table:table-cell office:value-type="float" office:value="25.1833333333333" calcext:value-type="float">
            <text:p>25.1833333333333</text:p>
          </table:table-cell>
          <table:table-cell office:value-type="float" office:value="486459713" calcext:value-type="float">
            <text:p>486459713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float" office:value="3135.2" calcext:value-type="float">
            <text:p>3135.2</text:p>
          </table:table-cell>
        </table:table-row>
        <table:table-row table:style-name="ro1">
          <table:table-cell office:value-type="float" office:value="25.1833333333333" calcext:value-type="float">
            <text:p>25.1833333333333</text:p>
          </table:table-cell>
          <table:table-cell office:value-type="float" office:value="486459713" calcext:value-type="float">
            <text:p>486459713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25.2166666666667" calcext:value-type="float">
            <text:p>25.2166666666667</text:p>
          </table:table-cell>
          <table:table-cell office:value-type="float" office:value="486459716" calcext:value-type="float">
            <text:p>486459716</text:p>
          </table:table-cell>
          <table:table-cell table:number-columns-repeated="2"/>
          <table:table-cell office:value-type="float" office:value="7.1" calcext:value-type="float">
            <text:p>7.1</text:p>
          </table:table-cell>
          <table:table-cell/>
        </table:table-row>
        <table:table-row table:style-name="ro1">
          <table:table-cell office:value-type="float" office:value="25.2166666666667" calcext:value-type="float">
            <text:p>25.2166666666667</text:p>
          </table:table-cell>
          <table:table-cell office:value-type="float" office:value="486459716" calcext:value-type="float">
            <text:p>486459716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865" calcext:value-type="float">
            <text:p>865</text:p>
          </table:table-cell>
          <table:table-cell/>
          <table:table-cell office:value-type="float" office:value="3156.28" calcext:value-type="float">
            <text:p>3156.28</text:p>
          </table:table-cell>
        </table:table-row>
        <table:table-row table:style-name="ro1">
          <table:table-cell office:value-type="float" office:value="25.2166666666667" calcext:value-type="float">
            <text:p>25.2166666666667</text:p>
          </table:table-cell>
          <table:table-cell office:value-type="float" office:value="486459716" calcext:value-type="float">
            <text:p>486459716</text:p>
          </table:table-cell>
          <table:table-cell table:number-columns-repeated="2"/>
          <table:table-cell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float" office:value="25.2166666666667" calcext:value-type="float">
            <text:p>25.2166666666667</text:p>
          </table:table-cell>
          <table:table-cell office:value-type="float" office:value="486459716" calcext:value-type="float">
            <text:p>486459716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float" office:value="3172.4" calcext:value-type="float">
            <text:p>3172.4</text:p>
          </table:table-cell>
        </table:table-row>
        <table:table-row table:style-name="ro1">
          <table:table-cell office:value-type="float" office:value="25.2333333333333" calcext:value-type="float">
            <text:p>25.2333333333333</text:p>
          </table:table-cell>
          <table:table-cell office:value-type="float" office:value="486459717" calcext:value-type="float">
            <text:p>486459717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float" office:value="25.2333333333333" calcext:value-type="float">
            <text:p>25.2333333333333</text:p>
          </table:table-cell>
          <table:table-cell office:value-type="float" office:value="486459717" calcext:value-type="float">
            <text:p>486459717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3182.32" calcext:value-type="float">
            <text:p>3182.32</text:p>
          </table:table-cell>
        </table:table-row>
        <table:table-row table:style-name="ro1">
          <table:table-cell office:value-type="float" office:value="25.2333333333333" calcext:value-type="float">
            <text:p>25.2333333333333</text:p>
          </table:table-cell>
          <table:table-cell office:value-type="float" office:value="486459717" calcext:value-type="float">
            <text:p>486459717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float" office:value="25.2833333333333" calcext:value-type="float">
            <text:p>25.2833333333333</text:p>
          </table:table-cell>
          <table:table-cell office:value-type="float" office:value="486459719" calcext:value-type="float">
            <text:p>486459719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3187.28" calcext:value-type="float">
            <text:p>3187.28</text:p>
          </table:table-cell>
        </table:table-row>
        <table:table-row table:style-name="ro1">
          <table:table-cell office:value-type="float" office:value="25.2833333333333" calcext:value-type="float">
            <text:p>25.2833333333333</text:p>
          </table:table-cell>
          <table:table-cell office:value-type="float" office:value="486459719" calcext:value-type="float">
            <text:p>486459719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float" office:value="25.2833333333333" calcext:value-type="float">
            <text:p>25.2833333333333</text:p>
          </table:table-cell>
          <table:table-cell office:value-type="float" office:value="486459719" calcext:value-type="float">
            <text:p>486459719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3182.32" calcext:value-type="float">
            <text:p>3182.32</text:p>
          </table:table-cell>
        </table:table-row>
        <table:table-row table:style-name="ro1">
          <table:table-cell office:value-type="float" office:value="25.2833333333333" calcext:value-type="float">
            <text:p>25.2833333333333</text:p>
          </table:table-cell>
          <table:table-cell office:value-type="float" office:value="486459719" calcext:value-type="float">
            <text:p>486459719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25.3166666666667" calcext:value-type="float">
            <text:p>25.3166666666667</text:p>
          </table:table-cell>
          <table:table-cell office:value-type="float" office:value="486459722" calcext:value-type="float">
            <text:p>486459722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174" calcext:value-type="float">
            <text:p>-174</text:p>
          </table:table-cell>
          <table:table-cell/>
          <table:table-cell office:value-type="float" office:value="3169.92" calcext:value-type="float">
            <text:p>3169.92</text:p>
          </table:table-cell>
        </table:table-row>
        <table:table-row table:style-name="ro1">
          <table:table-cell office:value-type="float" office:value="25.3166666666667" calcext:value-type="float">
            <text:p>25.3166666666667</text:p>
          </table:table-cell>
          <table:table-cell office:value-type="float" office:value="486459722" calcext:value-type="float">
            <text:p>4864597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.3166666666667" calcext:value-type="float">
            <text:p>25.3166666666667</text:p>
          </table:table-cell>
          <table:table-cell office:value-type="float" office:value="486459722" calcext:value-type="float">
            <text:p>486459722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-335" calcext:value-type="float">
            <text:p>-335</text:p>
          </table:table-cell>
          <table:table-cell/>
          <table:table-cell office:value-type="float" office:value="3155.04" calcext:value-type="float">
            <text:p>3155.04</text:p>
          </table:table-cell>
        </table:table-row>
        <table:table-row table:style-name="ro1">
          <table:table-cell office:value-type="float" office:value="25.3666666666667" calcext:value-type="float">
            <text:p>25.3666666666667</text:p>
          </table:table-cell>
          <table:table-cell office:value-type="float" office:value="486459724" calcext:value-type="float">
            <text:p>48645972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25.3666666666667" calcext:value-type="float">
            <text:p>25.3666666666667</text:p>
          </table:table-cell>
          <table:table-cell office:value-type="float" office:value="486459724" calcext:value-type="float">
            <text:p>486459724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420" calcext:value-type="float">
            <text:p>-420</text:p>
          </table:table-cell>
          <table:table-cell/>
          <table:table-cell office:value-type="float" office:value="3140.16" calcext:value-type="float">
            <text:p>3140.16</text:p>
          </table:table-cell>
        </table:table-row>
        <table:table-row table:style-name="ro1">
          <table:table-cell office:value-type="float" office:value="25.3666666666667" calcext:value-type="float">
            <text:p>25.3666666666667</text:p>
          </table:table-cell>
          <table:table-cell office:value-type="float" office:value="486459724" calcext:value-type="float">
            <text:p>486459724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5.3666666666667" calcext:value-type="float">
            <text:p>25.3666666666667</text:p>
          </table:table-cell>
          <table:table-cell office:value-type="float" office:value="486459724" calcext:value-type="float">
            <text:p>486459724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/>
        </table:table-row>
        <table:table-row table:style-name="ro1">
          <table:table-cell office:value-type="float" office:value="25.3666666666667" calcext:value-type="float">
            <text:p>25.3666666666667</text:p>
          </table:table-cell>
          <table:table-cell office:value-type="float" office:value="486459724" calcext:value-type="float">
            <text:p>486459724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-572" calcext:value-type="float">
            <text:p>-572</text:p>
          </table:table-cell>
          <table:table-cell/>
          <table:table-cell office:value-type="float" office:value="3120.32" calcext:value-type="float">
            <text:p>3120.32</text:p>
          </table:table-cell>
        </table:table-row>
        <table:table-row table:style-name="ro1">
          <table:table-cell office:value-type="float" office:value="25.3833333333333" calcext:value-type="float">
            <text:p>25.3833333333333</text:p>
          </table:table-cell>
          <table:table-cell office:value-type="float" office:value="486459726" calcext:value-type="float">
            <text:p>486459726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838" calcext:value-type="float">
            <text:p>-838</text:p>
          </table:table-cell>
          <table:table-cell/>
          <table:table-cell office:value-type="float" office:value="3099.24" calcext:value-type="float">
            <text:p>3099.24</text:p>
          </table:table-cell>
        </table:table-row>
        <table:table-row table:style-name="ro1">
          <table:table-cell office:value-type="float" office:value="25.3833333333333" calcext:value-type="float">
            <text:p>25.3833333333333</text:p>
          </table:table-cell>
          <table:table-cell office:value-type="float" office:value="486459726" calcext:value-type="float">
            <text:p>486459726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25.4166666666667" calcext:value-type="float">
            <text:p>25.4166666666667</text:p>
          </table:table-cell>
          <table:table-cell office:value-type="float" office:value="486459728" calcext:value-type="float">
            <text:p>486459728</text:p>
          </table:table-cell>
          <table:table-cell table:number-columns-repeated="2"/>
          <table:table-cell office:value-type="float" office:value="-2.7" calcext:value-type="float">
            <text:p>-2.7</text:p>
          </table:table-cell>
          <table:table-cell/>
        </table:table-row>
        <table:table-row table:style-name="ro1">
          <table:table-cell office:value-type="float" office:value="25.4166666666667" calcext:value-type="float">
            <text:p>25.4166666666667</text:p>
          </table:table-cell>
          <table:table-cell office:value-type="float" office:value="486459728" calcext:value-type="float">
            <text:p>486459728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-870" calcext:value-type="float">
            <text:p>-870</text:p>
          </table:table-cell>
          <table:table-cell/>
          <table:table-cell office:value-type="float" office:value="3073.2" calcext:value-type="float">
            <text:p>3073.2</text:p>
          </table:table-cell>
        </table:table-row>
        <table:table-row table:style-name="ro1">
          <table:table-cell office:value-type="float" office:value="25.4166666666667" calcext:value-type="float">
            <text:p>25.4166666666667</text:p>
          </table:table-cell>
          <table:table-cell office:value-type="float" office:value="486459728" calcext:value-type="float">
            <text:p>486459728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-1004" calcext:value-type="float">
            <text:p>-1004</text:p>
          </table:table-cell>
          <table:table-cell/>
          <table:table-cell office:value-type="float" office:value="3047.16" calcext:value-type="float">
            <text:p>3047.16</text:p>
          </table:table-cell>
        </table:table-row>
        <table:table-row table:style-name="ro1">
          <table:table-cell office:value-type="float" office:value="25.4166666666667" calcext:value-type="float">
            <text:p>25.4166666666667</text:p>
          </table:table-cell>
          <table:table-cell office:value-type="float" office:value="486459728" calcext:value-type="float">
            <text:p>486459728</text:p>
          </table:table-cell>
          <table:table-cell table:number-columns-repeated="2"/>
          <table:table-cell office:value-type="float" office:value="-3.3" calcext:value-type="float">
            <text:p>-3.3</text:p>
          </table:table-cell>
          <table:table-cell/>
        </table:table-row>
        <table:table-row table:style-name="ro1">
          <table:table-cell office:value-type="float" office:value="25.45" calcext:value-type="float">
            <text:p>25.45</text:p>
          </table:table-cell>
          <table:table-cell office:value-type="float" office:value="486459730" calcext:value-type="float">
            <text:p>486459730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/>
        </table:table-row>
        <table:table-row table:style-name="ro1">
          <table:table-cell office:value-type="float" office:value="25.45" calcext:value-type="float">
            <text:p>25.45</text:p>
          </table:table-cell>
          <table:table-cell office:value-type="float" office:value="486459730" calcext:value-type="float">
            <text:p>486459730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-1244" calcext:value-type="float">
            <text:p>-1244</text:p>
          </table:table-cell>
          <table:table-cell/>
          <table:table-cell office:value-type="float" office:value="3009.96" calcext:value-type="float">
            <text:p>3009.96</text:p>
          </table:table-cell>
        </table:table-row>
        <table:table-row table:style-name="ro1">
          <table:table-cell office:value-type="float" office:value="25.45" calcext:value-type="float">
            <text:p>25.45</text:p>
          </table:table-cell>
          <table:table-cell office:value-type="float" office:value="486459730" calcext:value-type="float">
            <text:p>486459730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25.45" calcext:value-type="float">
            <text:p>25.45</text:p>
          </table:table-cell>
          <table:table-cell office:value-type="float" office:value="486459730" calcext:value-type="float">
            <text:p>486459730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-1284" calcext:value-type="float">
            <text:p>-1284</text:p>
          </table:table-cell>
          <table:table-cell/>
          <table:table-cell office:value-type="float" office:value="2983.92" calcext:value-type="float">
            <text:p>2983.92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486459732" calcext:value-type="float">
            <text:p>486459732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-1158" calcext:value-type="float">
            <text:p>-1158</text:p>
          </table:table-cell>
          <table:table-cell/>
          <table:table-cell office:value-type="float" office:value="2964.08" calcext:value-type="float">
            <text:p>2964.08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486459732" calcext:value-type="float">
            <text:p>486459732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486459732" calcext:value-type="float">
            <text:p>486459732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486459732" calcext:value-type="float">
            <text:p>486459732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-1072" calcext:value-type="float">
            <text:p>-1072</text:p>
          </table:table-cell>
          <table:table-cell/>
          <table:table-cell office:value-type="float" office:value="2941.76" calcext:value-type="float">
            <text:p>2941.76</text:p>
          </table:table-cell>
        </table:table-row>
        <table:table-row table:style-name="ro1">
          <table:table-cell office:value-type="float" office:value="25.5333333333333" calcext:value-type="float">
            <text:p>25.5333333333333</text:p>
          </table:table-cell>
          <table:table-cell office:value-type="float" office:value="486459734" calcext:value-type="float">
            <text:p>486459734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-999" calcext:value-type="float">
            <text:p>-999</text:p>
          </table:table-cell>
          <table:table-cell/>
          <table:table-cell office:value-type="float" office:value="2923.16" calcext:value-type="float">
            <text:p>2923.16</text:p>
          </table:table-cell>
        </table:table-row>
        <table:table-row table:style-name="ro1">
          <table:table-cell office:value-type="float" office:value="25.5333333333333" calcext:value-type="float">
            <text:p>25.5333333333333</text:p>
          </table:table-cell>
          <table:table-cell office:value-type="float" office:value="486459734" calcext:value-type="float">
            <text:p>486459734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25.5333333333333" calcext:value-type="float">
            <text:p>25.5333333333333</text:p>
          </table:table-cell>
          <table:table-cell office:value-type="float" office:value="486459734" calcext:value-type="float">
            <text:p>486459734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25.5333333333333" calcext:value-type="float">
            <text:p>25.5333333333333</text:p>
          </table:table-cell>
          <table:table-cell office:value-type="float" office:value="486459734" calcext:value-type="float">
            <text:p>486459734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-891" calcext:value-type="float">
            <text:p>-891</text:p>
          </table:table-cell>
          <table:table-cell/>
          <table:table-cell office:value-type="float" office:value="2784.56" calcext:value-type="float">
            <text:p>2784.56</text:p>
          </table:table-cell>
        </table:table-row>
        <table:table-row table:style-name="ro1">
          <table:table-cell office:value-type="float" office:value="25.5666666666667" calcext:value-type="float">
            <text:p>25.5666666666667</text:p>
          </table:table-cell>
          <table:table-cell office:value-type="float" office:value="486459736" calcext:value-type="float">
            <text:p>486459736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/>
        </table:table-row>
        <table:table-row table:style-name="ro1">
          <table:table-cell office:value-type="float" office:value="25.5666666666667" calcext:value-type="float">
            <text:p>25.5666666666667</text:p>
          </table:table-cell>
          <table:table-cell office:value-type="float" office:value="486459736" calcext:value-type="float">
            <text:p>486459736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770" calcext:value-type="float">
            <text:p>-770</text:p>
          </table:table-cell>
          <table:table-cell/>
          <table:table-cell office:value-type="float" office:value="2772.16" calcext:value-type="float">
            <text:p>2772.16</text:p>
          </table:table-cell>
        </table:table-row>
        <table:table-row table:style-name="ro1">
          <table:table-cell office:value-type="float" office:value="25.5666666666667" calcext:value-type="float">
            <text:p>25.5666666666667</text:p>
          </table:table-cell>
          <table:table-cell office:value-type="float" office:value="486459736" calcext:value-type="float">
            <text:p>486459736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-671" calcext:value-type="float">
            <text:p>-671</text:p>
          </table:table-cell>
          <table:table-cell/>
          <table:table-cell office:value-type="float" office:value="2762.24" calcext:value-type="float">
            <text:p>2762.24</text:p>
          </table:table-cell>
        </table:table-row>
        <table:table-row table:style-name="ro1">
          <table:table-cell office:value-type="float" office:value="25.5833333333333" calcext:value-type="float">
            <text:p>25.5833333333333</text:p>
          </table:table-cell>
          <table:table-cell office:value-type="float" office:value="486459738" calcext:value-type="float">
            <text:p>486459738</text:p>
          </table:table-cell>
          <table:table-cell table:number-columns-repeated="2"/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25.5833333333333" calcext:value-type="float">
            <text:p>25.5833333333333</text:p>
          </table:table-cell>
          <table:table-cell office:value-type="float" office:value="486459738" calcext:value-type="float">
            <text:p>486459738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25.5833333333333" calcext:value-type="float">
            <text:p>25.5833333333333</text:p>
          </table:table-cell>
          <table:table-cell office:value-type="float" office:value="486459738" calcext:value-type="float">
            <text:p>486459738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564" calcext:value-type="float">
            <text:p>-564</text:p>
          </table:table-cell>
          <table:table-cell/>
          <table:table-cell office:value-type="float" office:value="2752.32" calcext:value-type="float">
            <text:p>2752.32</text:p>
          </table:table-cell>
        </table:table-row>
        <table:table-row table:style-name="ro1">
          <table:table-cell office:value-type="float" office:value="25.5833333333333" calcext:value-type="float">
            <text:p>25.5833333333333</text:p>
          </table:table-cell>
          <table:table-cell office:value-type="float" office:value="486459738" calcext:value-type="float">
            <text:p>486459738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float" office:value="25.6333333333333" calcext:value-type="float">
            <text:p>25.6333333333333</text:p>
          </table:table-cell>
          <table:table-cell office:value-type="float" office:value="486459740" calcext:value-type="float">
            <text:p>486459740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-477" calcext:value-type="float">
            <text:p>-477</text:p>
          </table:table-cell>
          <table:table-cell/>
          <table:table-cell office:value-type="float" office:value="2741.16" calcext:value-type="float">
            <text:p>2741.16</text:p>
          </table:table-cell>
        </table:table-row>
        <table:table-row table:style-name="ro1">
          <table:table-cell office:value-type="float" office:value="25.6333333333333" calcext:value-type="float">
            <text:p>25.6333333333333</text:p>
          </table:table-cell>
          <table:table-cell office:value-type="float" office:value="486459740" calcext:value-type="float">
            <text:p>486459740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float" office:value="25.6333333333333" calcext:value-type="float">
            <text:p>25.6333333333333</text:p>
          </table:table-cell>
          <table:table-cell office:value-type="float" office:value="486459740" calcext:value-type="float">
            <text:p>486459740</text:p>
          </table:table-cell>
          <table:table-cell office:value-type="float" office:value="72.0842332613391" calcext:value-type="float">
            <text:p>72.0842332613391</text:p>
          </table:table-cell>
          <table:table-cell office:value-type="float" office:value="-469" calcext:value-type="float">
            <text:p>-469</text:p>
          </table:table-cell>
          <table:table-cell/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25.6666666666667" calcext:value-type="float">
            <text:p>25.6666666666667</text:p>
          </table:table-cell>
          <table:table-cell office:value-type="float" office:value="486459743" calcext:value-type="float">
            <text:p>486459743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float" office:value="25.6666666666667" calcext:value-type="float">
            <text:p>25.6666666666667</text:p>
          </table:table-cell>
          <table:table-cell office:value-type="float" office:value="486459743" calcext:value-type="float">
            <text:p>486459743</text:p>
          </table:table-cell>
          <table:table-cell office:value-type="float" office:value="71.2203023758099" calcext:value-type="float">
            <text:p>71.2203023758099</text:p>
          </table:table-cell>
          <table:table-cell office:value-type="float" office:value="-526" calcext:value-type="float">
            <text:p>-526</text:p>
          </table:table-cell>
          <table:table-cell/>
          <table:table-cell office:value-type="float" office:value="2716.36" calcext:value-type="float">
            <text:p>2716.36</text:p>
          </table:table-cell>
        </table:table-row>
        <table:table-row table:style-name="ro1">
          <table:table-cell office:value-type="float" office:value="25.6666666666667" calcext:value-type="float">
            <text:p>25.6666666666667</text:p>
          </table:table-cell>
          <table:table-cell office:value-type="float" office:value="486459743" calcext:value-type="float">
            <text:p>486459743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float" office:value="25.6666666666667" calcext:value-type="float">
            <text:p>25.6666666666667</text:p>
          </table:table-cell>
          <table:table-cell office:value-type="float" office:value="486459743" calcext:value-type="float">
            <text:p>486459743</text:p>
          </table:table-cell>
          <table:table-cell office:value-type="float" office:value="70.3563714902808" calcext:value-type="float">
            <text:p>70.3563714902808</text:p>
          </table:table-cell>
          <table:table-cell office:value-type="float" office:value="-490" calcext:value-type="float">
            <text:p>-490</text:p>
          </table:table-cell>
          <table:table-cell/>
          <table:table-cell office:value-type="float" office:value="2706.44" calcext:value-type="float">
            <text:p>2706.44</text:p>
          </table:table-cell>
        </table:table-row>
        <table:table-row table:style-name="ro1">
          <table:table-cell office:value-type="float" office:value="25.6833333333333" calcext:value-type="float">
            <text:p>25.6833333333333</text:p>
          </table:table-cell>
          <table:table-cell office:value-type="float" office:value="486459745" calcext:value-type="float">
            <text:p>486459745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float" office:value="25.6833333333333" calcext:value-type="float">
            <text:p>25.6833333333333</text:p>
          </table:table-cell>
          <table:table-cell office:value-type="float" office:value="486459745" calcext:value-type="float">
            <text:p>486459745</text:p>
          </table:table-cell>
          <table:table-cell office:value-type="float" office:value="70.3563714902808" calcext:value-type="float">
            <text:p>70.3563714902808</text:p>
          </table:table-cell>
          <table:table-cell office:value-type="float" office:value="-509" calcext:value-type="float">
            <text:p>-509</text:p>
          </table:table-cell>
          <table:table-cell/>
          <table:table-cell office:value-type="float" office:value="2689.08" calcext:value-type="float">
            <text:p>2689.08</text:p>
          </table:table-cell>
        </table:table-row>
        <table:table-row table:style-name="ro1">
          <table:table-cell office:value-type="float" office:value="25.6833333333333" calcext:value-type="float">
            <text:p>25.6833333333333</text:p>
          </table:table-cell>
          <table:table-cell office:value-type="float" office:value="486459745" calcext:value-type="float">
            <text:p>486459745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float" office:value="25.7333333333333" calcext:value-type="float">
            <text:p>25.7333333333333</text:p>
          </table:table-cell>
          <table:table-cell office:value-type="float" office:value="486459747" calcext:value-type="float">
            <text:p>486459747</text:p>
          </table:table-cell>
          <table:table-cell office:value-type="float" office:value="70.3563714902808" calcext:value-type="float">
            <text:p>70.3563714902808</text:p>
          </table:table-cell>
          <table:table-cell office:value-type="float" office:value="-610" calcext:value-type="float">
            <text:p>-610</text:p>
          </table:table-cell>
          <table:table-cell/>
          <table:table-cell office:value-type="float" office:value="2672.96" calcext:value-type="float">
            <text:p>2672.96</text:p>
          </table:table-cell>
        </table:table-row>
        <table:table-row table:style-name="ro1">
          <table:table-cell office:value-type="float" office:value="25.7333333333333" calcext:value-type="float">
            <text:p>25.7333333333333</text:p>
          </table:table-cell>
          <table:table-cell office:value-type="float" office:value="486459747" calcext:value-type="float">
            <text:p>486459747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25.7333333333333" calcext:value-type="float">
            <text:p>25.7333333333333</text:p>
          </table:table-cell>
          <table:table-cell office:value-type="float" office:value="486459747" calcext:value-type="float">
            <text:p>486459747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float" office:value="25.7333333333333" calcext:value-type="float">
            <text:p>25.7333333333333</text:p>
          </table:table-cell>
          <table:table-cell office:value-type="float" office:value="486459747" calcext:value-type="float">
            <text:p>486459747</text:p>
          </table:table-cell>
          <table:table-cell office:value-type="float" office:value="69.4924406047516" calcext:value-type="float">
            <text:p>69.4924406047516</text:p>
          </table:table-cell>
          <table:table-cell office:value-type="float" office:value="-679" calcext:value-type="float">
            <text:p>-679</text:p>
          </table:table-cell>
          <table:table-cell/>
          <table:table-cell office:value-type="float" office:value="2653.12" calcext:value-type="float">
            <text:p>2653.12</text:p>
          </table:table-cell>
        </table:table-row>
        <table:table-row table:style-name="ro1">
          <table:table-cell office:value-type="float" office:value="25.7666666666667" calcext:value-type="float">
            <text:p>25.7666666666667</text:p>
          </table:table-cell>
          <table:table-cell office:value-type="float" office:value="486459749" calcext:value-type="float">
            <text:p>486459749</text:p>
          </table:table-cell>
          <table:table-cell office:value-type="float" office:value="69.4924406047516" calcext:value-type="float">
            <text:p>69.4924406047516</text:p>
          </table:table-cell>
          <table:table-cell office:value-type="float" office:value="-745" calcext:value-type="float">
            <text:p>-745</text:p>
          </table:table-cell>
          <table:table-cell/>
          <table:table-cell office:value-type="float" office:value="2635.76" calcext:value-type="float">
            <text:p>2635.76</text:p>
          </table:table-cell>
        </table:table-row>
        <table:table-row table:style-name="ro1">
          <table:table-cell office:value-type="float" office:value="25.7666666666667" calcext:value-type="float">
            <text:p>25.7666666666667</text:p>
          </table:table-cell>
          <table:table-cell office:value-type="float" office:value="486459749" calcext:value-type="float">
            <text:p>486459749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25.7666666666667" calcext:value-type="float">
            <text:p>25.7666666666667</text:p>
          </table:table-cell>
          <table:table-cell office:value-type="float" office:value="486459749" calcext:value-type="float">
            <text:p>486459749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25.7666666666667" calcext:value-type="float">
            <text:p>25.7666666666667</text:p>
          </table:table-cell>
          <table:table-cell office:value-type="float" office:value="486459749" calcext:value-type="float">
            <text:p>486459749</text:p>
          </table:table-cell>
          <table:table-cell office:value-type="float" office:value="71.2203023758099" calcext:value-type="float">
            <text:p>71.2203023758099</text:p>
          </table:table-cell>
          <table:table-cell office:value-type="float" office:value="-812" calcext:value-type="float">
            <text:p>-812</text:p>
          </table:table-cell>
          <table:table-cell/>
          <table:table-cell office:value-type="float" office:value="2612.2" calcext:value-type="float">
            <text:p>2612.2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486459751" calcext:value-type="float">
            <text:p>486459751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-895" calcext:value-type="float">
            <text:p>-895</text:p>
          </table:table-cell>
          <table:table-cell/>
          <table:table-cell office:value-type="float" office:value="2593.6" calcext:value-type="float">
            <text:p>2593.6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486459751" calcext:value-type="float">
            <text:p>48645975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486459751" calcext:value-type="float">
            <text:p>486459751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486459751" calcext:value-type="float">
            <text:p>486459751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-903" calcext:value-type="float">
            <text:p>-903</text:p>
          </table:table-cell>
          <table:table-cell/>
          <table:table-cell office:value-type="float" office:value="2571.28" calcext:value-type="float">
            <text:p>2571.28</text:p>
          </table:table-cell>
        </table:table-row>
        <table:table-row table:style-name="ro1">
          <table:table-cell office:value-type="float" office:value="25.85" calcext:value-type="float">
            <text:p>25.85</text:p>
          </table:table-cell>
          <table:table-cell office:value-type="float" office:value="486459753" calcext:value-type="float">
            <text:p>4864597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.85" calcext:value-type="float">
            <text:p>25.85</text:p>
          </table:table-cell>
          <table:table-cell office:value-type="float" office:value="486459753" calcext:value-type="float">
            <text:p>486459753</text:p>
          </table:table-cell>
          <table:table-cell office:value-type="float" office:value="71.2203023758099" calcext:value-type="float">
            <text:p>71.2203023758099</text:p>
          </table:table-cell>
          <table:table-cell office:value-type="float" office:value="-867" calcext:value-type="float">
            <text:p>-867</text:p>
          </table:table-cell>
          <table:table-cell/>
          <table:table-cell office:value-type="float" office:value="2553.92" calcext:value-type="float">
            <text:p>2553.92</text:p>
          </table:table-cell>
        </table:table-row>
        <table:table-row table:style-name="ro1">
          <table:table-cell office:value-type="float" office:value="25.85" calcext:value-type="float">
            <text:p>25.85</text:p>
          </table:table-cell>
          <table:table-cell office:value-type="float" office:value="486459753" calcext:value-type="float">
            <text:p>486459753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float" office:value="25.85" calcext:value-type="float">
            <text:p>25.85</text:p>
          </table:table-cell>
          <table:table-cell office:value-type="float" office:value="486459753" calcext:value-type="float">
            <text:p>486459753</text:p>
          </table:table-cell>
          <table:table-cell office:value-type="float" office:value="71.2203023758099" calcext:value-type="float">
            <text:p>71.2203023758099</text:p>
          </table:table-cell>
          <table:table-cell office:value-type="float" office:value="-758" calcext:value-type="float">
            <text:p>-758</text:p>
          </table:table-cell>
          <table:table-cell/>
          <table:table-cell office:value-type="float" office:value="2539.04" calcext:value-type="float">
            <text:p>2539.04</text:p>
          </table:table-cell>
        </table:table-row>
        <table:table-row table:style-name="ro1">
          <table:table-cell office:value-type="float" office:value="25.8833333333333" calcext:value-type="float">
            <text:p>25.8833333333333</text:p>
          </table:table-cell>
          <table:table-cell office:value-type="float" office:value="486459755" calcext:value-type="float">
            <text:p>486459755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float" office:value="25.8833333333333" calcext:value-type="float">
            <text:p>25.8833333333333</text:p>
          </table:table-cell>
          <table:table-cell office:value-type="float" office:value="486459755" calcext:value-type="float">
            <text:p>486459755</text:p>
          </table:table-cell>
          <table:table-cell office:value-type="float" office:value="70.3563714902808" calcext:value-type="float">
            <text:p>70.3563714902808</text:p>
          </table:table-cell>
          <table:table-cell office:value-type="float" office:value="-694" calcext:value-type="float">
            <text:p>-694</text:p>
          </table:table-cell>
          <table:table-cell/>
          <table:table-cell office:value-type="float" office:value="2526.64" calcext:value-type="float">
            <text:p>2526.64</text:p>
          </table:table-cell>
        </table:table-row>
        <table:table-row table:style-name="ro1">
          <table:table-cell office:value-type="float" office:value="25.8833333333333" calcext:value-type="float">
            <text:p>25.8833333333333</text:p>
          </table:table-cell>
          <table:table-cell office:value-type="float" office:value="486459755" calcext:value-type="float">
            <text:p>486459755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float" office:value="25.8833333333333" calcext:value-type="float">
            <text:p>25.8833333333333</text:p>
          </table:table-cell>
          <table:table-cell office:value-type="float" office:value="486459755" calcext:value-type="float">
            <text:p>486459755</text:p>
          </table:table-cell>
          <table:table-cell office:value-type="float" office:value="69.4924406047516" calcext:value-type="float">
            <text:p>69.4924406047516</text:p>
          </table:table-cell>
          <table:table-cell office:value-type="float" office:value="-663" calcext:value-type="float">
            <text:p>-663</text:p>
          </table:table-cell>
          <table:table-cell/>
          <table:table-cell office:value-type="float" office:value="2391.76" calcext:value-type="float">
            <text:p>2391.76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486459757" calcext:value-type="float">
            <text:p>486459757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486459757" calcext:value-type="float">
            <text:p>486459757</text:p>
          </table:table-cell>
          <table:table-cell office:value-type="float" office:value="67.7645788336933" calcext:value-type="float">
            <text:p>67.7645788336933</text:p>
          </table:table-cell>
          <table:table-cell office:value-type="float" office:value="-643" calcext:value-type="float">
            <text:p>-643</text:p>
          </table:table-cell>
          <table:table-cell/>
          <table:table-cell office:value-type="float" office:value="2378.12" calcext:value-type="float">
            <text:p>2378.12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486459757" calcext:value-type="float">
            <text:p>48645975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25.9333333333333" calcext:value-type="float">
            <text:p>25.9333333333333</text:p>
          </table:table-cell>
          <table:table-cell office:value-type="float" office:value="486459759" calcext:value-type="float">
            <text:p>486459759</text:p>
          </table:table-cell>
          <table:table-cell office:value-type="float" office:value="68.6285097192225" calcext:value-type="float">
            <text:p>68.6285097192225</text:p>
          </table:table-cell>
          <table:table-cell office:value-type="float" office:value="-668" calcext:value-type="float">
            <text:p>-668</text:p>
          </table:table-cell>
          <table:table-cell/>
          <table:table-cell office:value-type="float" office:value="2363.24" calcext:value-type="float">
            <text:p>2363.24</text:p>
          </table:table-cell>
        </table:table-row>
        <table:table-row table:style-name="ro1">
          <table:table-cell office:value-type="float" office:value="25.9333333333333" calcext:value-type="float">
            <text:p>25.9333333333333</text:p>
          </table:table-cell>
          <table:table-cell office:value-type="float" office:value="486459759" calcext:value-type="float">
            <text:p>48645975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5.9333333333333" calcext:value-type="float">
            <text:p>25.9333333333333</text:p>
          </table:table-cell>
          <table:table-cell office:value-type="float" office:value="486459759" calcext:value-type="float">
            <text:p>486459759</text:p>
          </table:table-cell>
          <table:table-cell office:value-type="float" office:value="69.4924406047516" calcext:value-type="float">
            <text:p>69.4924406047516</text:p>
          </table:table-cell>
          <table:table-cell office:value-type="float" office:value="-751" calcext:value-type="float">
            <text:p>-751</text:p>
          </table:table-cell>
          <table:table-cell/>
          <table:table-cell office:value-type="float" office:value="2342.16" calcext:value-type="float">
            <text:p>2342.16</text:p>
          </table:table-cell>
        </table:table-row>
        <table:table-row table:style-name="ro1">
          <table:table-cell office:value-type="float" office:value="25.9333333333333" calcext:value-type="float">
            <text:p>25.9333333333333</text:p>
          </table:table-cell>
          <table:table-cell office:value-type="float" office:value="486459759" calcext:value-type="float">
            <text:p>486459759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25.9833333333333" calcext:value-type="float">
            <text:p>25.9833333333333</text:p>
          </table:table-cell>
          <table:table-cell office:value-type="float" office:value="486459761" calcext:value-type="float">
            <text:p>486459761</text:p>
          </table:table-cell>
          <table:table-cell office:value-type="float" office:value="69.4924406047516" calcext:value-type="float">
            <text:p>69.4924406047516</text:p>
          </table:table-cell>
          <table:table-cell office:value-type="float" office:value="-789" calcext:value-type="float">
            <text:p>-789</text:p>
          </table:table-cell>
          <table:table-cell/>
          <table:table-cell office:value-type="float" office:value="2322.32" calcext:value-type="float">
            <text:p>2322.32</text:p>
          </table:table-cell>
        </table:table-row>
        <table:table-row table:style-name="ro1">
          <table:table-cell office:value-type="float" office:value="25.9833333333333" calcext:value-type="float">
            <text:p>25.9833333333333</text:p>
          </table:table-cell>
          <table:table-cell office:value-type="float" office:value="486459761" calcext:value-type="float">
            <text:p>486459761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25.9833333333333" calcext:value-type="float">
            <text:p>25.9833333333333</text:p>
          </table:table-cell>
          <table:table-cell office:value-type="float" office:value="486459761" calcext:value-type="float">
            <text:p>486459761</text:p>
          </table:table-cell>
          <table:table-cell office:value-type="float" office:value="70.3563714902808" calcext:value-type="float">
            <text:p>70.3563714902808</text:p>
          </table:table-cell>
          <table:table-cell office:value-type="float" office:value="-902" calcext:value-type="float">
            <text:p>-902</text:p>
          </table:table-cell>
          <table:table-cell/>
          <table:table-cell office:value-type="float" office:value="2293.8" calcext:value-type="float">
            <text:p>2293.8</text:p>
          </table:table-cell>
        </table:table-row>
        <table:table-row table:style-name="ro1">
          <table:table-cell office:value-type="float" office:value="25.9833333333333" calcext:value-type="float">
            <text:p>25.9833333333333</text:p>
          </table:table-cell>
          <table:table-cell office:value-type="float" office:value="486459761" calcext:value-type="float">
            <text:p>486459761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26.0166666666667" calcext:value-type="float">
            <text:p>26.0166666666667</text:p>
          </table:table-cell>
          <table:table-cell office:value-type="float" office:value="486459763" calcext:value-type="float">
            <text:p>486459763</text:p>
          </table:table-cell>
          <table:table-cell office:value-type="float" office:value="71.2203023758099" calcext:value-type="float">
            <text:p>71.2203023758099</text:p>
          </table:table-cell>
          <table:table-cell office:value-type="float" office:value="-938" calcext:value-type="float">
            <text:p>-938</text:p>
          </table:table-cell>
          <table:table-cell/>
          <table:table-cell office:value-type="float" office:value="2271.48" calcext:value-type="float">
            <text:p>2271.48</text:p>
          </table:table-cell>
        </table:table-row>
        <table:table-row table:style-name="ro1">
          <table:table-cell office:value-type="float" office:value="26.0166666666667" calcext:value-type="float">
            <text:p>26.0166666666667</text:p>
          </table:table-cell>
          <table:table-cell office:value-type="float" office:value="486459763" calcext:value-type="float">
            <text:p>486459763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26.0166666666667" calcext:value-type="float">
            <text:p>26.0166666666667</text:p>
          </table:table-cell>
          <table:table-cell office:value-type="float" office:value="486459763" calcext:value-type="float">
            <text:p>486459763</text:p>
          </table:table-cell>
          <table:table-cell office:value-type="float" office:value="70.3563714902808" calcext:value-type="float">
            <text:p>70.3563714902808</text:p>
          </table:table-cell>
          <table:table-cell office:value-type="float" office:value="-923" calcext:value-type="float">
            <text:p>-923</text:p>
          </table:table-cell>
          <table:table-cell/>
          <table:table-cell office:value-type="float" office:value="2249.16" calcext:value-type="float">
            <text:p>2249.16</text:p>
          </table:table-cell>
        </table:table-row>
        <table:table-row table:style-name="ro1">
          <table:table-cell office:value-type="float" office:value="26.0666666666667" calcext:value-type="float">
            <text:p>26.0666666666667</text:p>
          </table:table-cell>
          <table:table-cell office:value-type="float" office:value="486459766" calcext:value-type="float">
            <text:p>486459766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26.0666666666667" calcext:value-type="float">
            <text:p>26.0666666666667</text:p>
          </table:table-cell>
          <table:table-cell office:value-type="float" office:value="486459766" calcext:value-type="float">
            <text:p>486459766</text:p>
          </table:table-cell>
          <table:table-cell office:value-type="float" office:value="72.0842332613391" calcext:value-type="float">
            <text:p>72.0842332613391</text:p>
          </table:table-cell>
          <table:table-cell office:value-type="float" office:value="-929" calcext:value-type="float">
            <text:p>-929</text:p>
          </table:table-cell>
          <table:table-cell/>
          <table:table-cell office:value-type="float" office:value="2225.6" calcext:value-type="float">
            <text:p>2225.6</text:p>
          </table:table-cell>
        </table:table-row>
        <table:table-row table:style-name="ro1">
          <table:table-cell office:value-type="float" office:value="26.0666666666667" calcext:value-type="float">
            <text:p>26.0666666666667</text:p>
          </table:table-cell>
          <table:table-cell office:value-type="float" office:value="486459766" calcext:value-type="float">
            <text:p>486459766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26.0666666666667" calcext:value-type="float">
            <text:p>26.0666666666667</text:p>
          </table:table-cell>
          <table:table-cell office:value-type="float" office:value="486459766" calcext:value-type="float">
            <text:p>486459766</text:p>
          </table:table-cell>
          <table:table-cell office:value-type="float" office:value="72.0842332613391" calcext:value-type="float">
            <text:p>72.0842332613391</text:p>
          </table:table-cell>
          <table:table-cell office:value-type="float" office:value="-875" calcext:value-type="float">
            <text:p>-875</text:p>
          </table:table-cell>
          <table:table-cell/>
          <table:table-cell office:value-type="float" office:value="2204.52" calcext:value-type="float">
            <text:p>2204.52</text:p>
          </table:table-cell>
        </table:table-row>
        <table:table-row table:style-name="ro1">
          <table:table-cell office:value-type="float" office:value="26.0666666666667" calcext:value-type="float">
            <text:p>26.0666666666667</text:p>
          </table:table-cell>
          <table:table-cell office:value-type="float" office:value="486459766" calcext:value-type="float">
            <text:p>486459766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26.0833333333333" calcext:value-type="float">
            <text:p>26.0833333333333</text:p>
          </table:table-cell>
          <table:table-cell office:value-type="float" office:value="486459768" calcext:value-type="float">
            <text:p>486459768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6.0833333333333" calcext:value-type="float">
            <text:p>26.0833333333333</text:p>
          </table:table-cell>
          <table:table-cell office:value-type="float" office:value="486459768" calcext:value-type="float">
            <text:p>486459768</text:p>
          </table:table-cell>
          <table:table-cell office:value-type="float" office:value="71.2203023758099" calcext:value-type="float">
            <text:p>71.2203023758099</text:p>
          </table:table-cell>
          <table:table-cell office:value-type="float" office:value="-827" calcext:value-type="float">
            <text:p>-827</text:p>
          </table:table-cell>
          <table:table-cell/>
          <table:table-cell office:value-type="float" office:value="2187.16" calcext:value-type="float">
            <text:p>2187.16</text:p>
          </table:table-cell>
        </table:table-row>
        <table:table-row table:style-name="ro1">
          <table:table-cell office:value-type="float" office:value="26.0833333333333" calcext:value-type="float">
            <text:p>26.0833333333333</text:p>
          </table:table-cell>
          <table:table-cell office:value-type="float" office:value="486459769" calcext:value-type="float">
            <text:p>486459769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26.0833333333333" calcext:value-type="float">
            <text:p>26.0833333333333</text:p>
          </table:table-cell>
          <table:table-cell office:value-type="float" office:value="486459769" calcext:value-type="float">
            <text:p>486459769</text:p>
          </table:table-cell>
          <table:table-cell office:value-type="float" office:value="69.4924406047516" calcext:value-type="float">
            <text:p>69.4924406047516</text:p>
          </table:table-cell>
          <table:table-cell office:value-type="float" office:value="-775" calcext:value-type="float">
            <text:p>-775</text:p>
          </table:table-cell>
          <table:table-cell/>
          <table:table-cell office:value-type="float" office:value="2172.28" calcext:value-type="float">
            <text:p>2172.28</text:p>
          </table:table-cell>
        </table:table-row>
        <table:table-row table:style-name="ro1">
          <table:table-cell office:value-type="float" office:value="26.0833333333333" calcext:value-type="float">
            <text:p>26.0833333333333</text:p>
          </table:table-cell>
          <table:table-cell office:value-type="float" office:value="486459769" calcext:value-type="float">
            <text:p>486459769</text:p>
          </table:table-cell>
          <table:table-cell office:value-type="float" office:value="69.4924406047516" calcext:value-type="float">
            <text:p>69.4924406047516</text:p>
          </table:table-cell>
          <table:table-cell office:value-type="float" office:value="-740" calcext:value-type="float">
            <text:p>-740</text:p>
          </table:table-cell>
          <table:table-cell/>
          <table:table-cell office:value-type="float" office:value="2157.4" calcext:value-type="float">
            <text:p>2157.4</text:p>
          </table:table-cell>
        </table:table-row>
        <table:table-row table:style-name="ro1">
          <table:table-cell office:value-type="float" office:value="26.0833333333333" calcext:value-type="float">
            <text:p>26.0833333333333</text:p>
          </table:table-cell>
          <table:table-cell office:value-type="float" office:value="486459769" calcext:value-type="float">
            <text:p>48645976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6.15" calcext:value-type="float">
            <text:p>26.15</text:p>
          </table:table-cell>
          <table:table-cell office:value-type="float" office:value="486459776" calcext:value-type="float">
            <text:p>486459776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26.15" calcext:value-type="float">
            <text:p>26.15</text:p>
          </table:table-cell>
          <table:table-cell office:value-type="float" office:value="486459776" calcext:value-type="float">
            <text:p>486459776</text:p>
          </table:table-cell>
          <table:table-cell office:value-type="float" office:value="69.4924406047516" calcext:value-type="float">
            <text:p>69.4924406047516</text:p>
          </table:table-cell>
          <table:table-cell office:value-type="float" office:value="-714" calcext:value-type="float">
            <text:p>-714</text:p>
          </table:table-cell>
          <table:table-cell/>
          <table:table-cell office:value-type="float" office:value="2138.8" calcext:value-type="float">
            <text:p>2138.8</text:p>
          </table:table-cell>
        </table:table-row>
        <table:table-row table:style-name="ro1">
          <table:table-cell office:value-type="float" office:value="26.15" calcext:value-type="float">
            <text:p>26.15</text:p>
          </table:table-cell>
          <table:table-cell office:value-type="float" office:value="486459776" calcext:value-type="float">
            <text:p>486459776</text:p>
          </table:table-cell>
          <table:table-cell office:value-type="float" office:value="69.4924406047516" calcext:value-type="float">
            <text:p>69.4924406047516</text:p>
          </table:table-cell>
          <table:table-cell office:value-type="float" office:value="-729" calcext:value-type="float">
            <text:p>-729</text:p>
          </table:table-cell>
          <table:table-cell/>
          <table:table-cell office:value-type="float" office:value="2125.16" calcext:value-type="float">
            <text:p>2125.16</text:p>
          </table:table-cell>
        </table:table-row>
        <table:table-row table:style-name="ro1">
          <table:table-cell office:value-type="float" office:value="26.15" calcext:value-type="float">
            <text:p>26.15</text:p>
          </table:table-cell>
          <table:table-cell office:value-type="float" office:value="486459776" calcext:value-type="float">
            <text:p>486459776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26.1833333333333" calcext:value-type="float">
            <text:p>26.1833333333333</text:p>
          </table:table-cell>
          <table:table-cell office:value-type="float" office:value="486459778" calcext:value-type="float">
            <text:p>486459778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26.1833333333333" calcext:value-type="float">
            <text:p>26.1833333333333</text:p>
          </table:table-cell>
          <table:table-cell office:value-type="float" office:value="486459778" calcext:value-type="float">
            <text:p>486459778</text:p>
          </table:table-cell>
          <table:table-cell office:value-type="float" office:value="70.3563714902808" calcext:value-type="float">
            <text:p>70.3563714902808</text:p>
          </table:table-cell>
          <table:table-cell office:value-type="float" office:value="-753" calcext:value-type="float">
            <text:p>-753</text:p>
          </table:table-cell>
          <table:table-cell/>
          <table:table-cell office:value-type="float" office:value="2105.32" calcext:value-type="float">
            <text:p>2105.32</text:p>
          </table:table-cell>
        </table:table-row>
        <table:table-row table:style-name="ro1">
          <table:table-cell office:value-type="float" office:value="26.1833333333333" calcext:value-type="float">
            <text:p>26.1833333333333</text:p>
          </table:table-cell>
          <table:table-cell office:value-type="float" office:value="486459778" calcext:value-type="float">
            <text:p>486459778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26.1833333333333" calcext:value-type="float">
            <text:p>26.1833333333333</text:p>
          </table:table-cell>
          <table:table-cell office:value-type="float" office:value="486459778" calcext:value-type="float">
            <text:p>486459778</text:p>
          </table:table-cell>
          <table:table-cell office:value-type="float" office:value="70.3563714902808" calcext:value-type="float">
            <text:p>70.3563714902808</text:p>
          </table:table-cell>
          <table:table-cell office:value-type="float" office:value="-796" calcext:value-type="float">
            <text:p>-796</text:p>
          </table:table-cell>
          <table:table-cell/>
          <table:table-cell office:value-type="float" office:value="2087.96" calcext:value-type="float">
            <text:p>2087.96</text:p>
          </table:table-cell>
        </table:table-row>
        <table:table-row table:style-name="ro1">
          <table:table-cell office:value-type="float" office:value="26.2333333333333" calcext:value-type="float">
            <text:p>26.2333333333333</text:p>
          </table:table-cell>
          <table:table-cell office:value-type="float" office:value="486459780" calcext:value-type="float">
            <text:p>486459780</text:p>
          </table:table-cell>
          <table:table-cell office:value-type="float" office:value="71.2203023758099" calcext:value-type="float">
            <text:p>71.2203023758099</text:p>
          </table:table-cell>
          <table:table-cell office:value-type="float" office:value="-794" calcext:value-type="float">
            <text:p>-794</text:p>
          </table:table-cell>
          <table:table-cell/>
          <table:table-cell office:value-type="float" office:value="2071.84" calcext:value-type="float">
            <text:p>2071.84</text:p>
          </table:table-cell>
        </table:table-row>
        <table:table-row table:style-name="ro1">
          <table:table-cell office:value-type="float" office:value="26.2333333333333" calcext:value-type="float">
            <text:p>26.2333333333333</text:p>
          </table:table-cell>
          <table:table-cell office:value-type="float" office:value="486459780" calcext:value-type="float">
            <text:p>486459780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26.2333333333333" calcext:value-type="float">
            <text:p>26.2333333333333</text:p>
          </table:table-cell>
          <table:table-cell office:value-type="float" office:value="486459780" calcext:value-type="float">
            <text:p>48645978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26.2333333333333" calcext:value-type="float">
            <text:p>26.2333333333333</text:p>
          </table:table-cell>
          <table:table-cell office:value-type="float" office:value="486459780" calcext:value-type="float">
            <text:p>486459780</text:p>
          </table:table-cell>
          <table:table-cell office:value-type="float" office:value="71.2203023758099" calcext:value-type="float">
            <text:p>71.2203023758099</text:p>
          </table:table-cell>
          <table:table-cell office:value-type="float" office:value="-778" calcext:value-type="float">
            <text:p>-778</text:p>
          </table:table-cell>
          <table:table-cell/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26.25" calcext:value-type="float">
            <text:p>26.25</text:p>
          </table:table-cell>
          <table:table-cell office:value-type="float" office:value="486459782" calcext:value-type="float">
            <text:p>4864597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.25" calcext:value-type="float">
            <text:p>26.25</text:p>
          </table:table-cell>
          <table:table-cell office:value-type="float" office:value="486459782" calcext:value-type="float">
            <text:p>486459782</text:p>
          </table:table-cell>
          <table:table-cell office:value-type="float" office:value="71.2203023758099" calcext:value-type="float">
            <text:p>71.2203023758099</text:p>
          </table:table-cell>
          <table:table-cell office:value-type="float" office:value="-760" calcext:value-type="float">
            <text:p>-760</text:p>
          </table:table-cell>
          <table:table-cell/>
          <table:table-cell office:value-type="float" office:value="2033.4" calcext:value-type="float">
            <text:p>2033.4</text:p>
          </table:table-cell>
        </table:table-row>
        <table:table-row table:style-name="ro1">
          <table:table-cell office:value-type="float" office:value="26.25" calcext:value-type="float">
            <text:p>26.25</text:p>
          </table:table-cell>
          <table:table-cell office:value-type="float" office:value="486459782" calcext:value-type="float">
            <text:p>486459782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486459784" calcext:value-type="float">
            <text:p>486459784</text:p>
          </table:table-cell>
          <table:table-cell office:value-type="float" office:value="70.3563714902808" calcext:value-type="float">
            <text:p>70.3563714902808</text:p>
          </table:table-cell>
          <table:table-cell office:value-type="float" office:value="-719" calcext:value-type="float">
            <text:p>-719</text:p>
          </table:table-cell>
          <table:table-cell/>
          <table:table-cell office:value-type="float" office:value="2016.04" calcext:value-type="float">
            <text:p>2016.04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486459784" calcext:value-type="float">
            <text:p>486459784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486459784" calcext:value-type="float">
            <text:p>486459784</text:p>
          </table:table-cell>
          <table:table-cell office:value-type="float" office:value="69.4924406047516" calcext:value-type="float">
            <text:p>69.4924406047516</text:p>
          </table:table-cell>
          <table:table-cell office:value-type="float" office:value="-679" calcext:value-type="float">
            <text:p>-679</text:p>
          </table:table-cell>
          <table:table-cell/>
          <table:table-cell office:value-type="float" office:value="1999.92" calcext:value-type="float">
            <text:p>1999.92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486459784" calcext:value-type="float">
            <text:p>48645978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26.3333333333333" calcext:value-type="float">
            <text:p>26.3333333333333</text:p>
          </table:table-cell>
          <table:table-cell office:value-type="float" office:value="486459786" calcext:value-type="float">
            <text:p>486459786</text:p>
          </table:table-cell>
          <table:table-cell office:value-type="float" office:value="68.6285097192225" calcext:value-type="float">
            <text:p>68.6285097192225</text:p>
          </table:table-cell>
          <table:table-cell office:value-type="float" office:value="-709" calcext:value-type="float">
            <text:p>-709</text:p>
          </table:table-cell>
          <table:table-cell/>
          <table:table-cell office:value-type="float" office:value="1981.32" calcext:value-type="float">
            <text:p>1981.32</text:p>
          </table:table-cell>
        </table:table-row>
        <table:table-row table:style-name="ro1">
          <table:table-cell office:value-type="float" office:value="26.3333333333333" calcext:value-type="float">
            <text:p>26.3333333333333</text:p>
          </table:table-cell>
          <table:table-cell office:value-type="float" office:value="486459786" calcext:value-type="float">
            <text:p>486459786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26.3333333333333" calcext:value-type="float">
            <text:p>26.3333333333333</text:p>
          </table:table-cell>
          <table:table-cell office:value-type="float" office:value="486459786" calcext:value-type="float">
            <text:p>486459786</text:p>
          </table:table-cell>
          <table:table-cell office:value-type="float" office:value="68.6285097192225" calcext:value-type="float">
            <text:p>68.6285097192225</text:p>
          </table:table-cell>
          <table:table-cell office:value-type="float" office:value="-770" calcext:value-type="float">
            <text:p>-770</text:p>
          </table:table-cell>
          <table:table-cell/>
          <table:table-cell office:value-type="float" office:value="1960.24" calcext:value-type="float">
            <text:p>1960.24</text:p>
          </table:table-cell>
        </table:table-row>
        <table:table-row table:style-name="ro1">
          <table:table-cell office:value-type="float" office:value="26.3333333333333" calcext:value-type="float">
            <text:p>26.3333333333333</text:p>
          </table:table-cell>
          <table:table-cell office:value-type="float" office:value="486459786" calcext:value-type="float">
            <text:p>486459786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26.3833333333333" calcext:value-type="float">
            <text:p>26.3833333333333</text:p>
          </table:table-cell>
          <table:table-cell office:value-type="float" office:value="486459788" calcext:value-type="float">
            <text:p>486459788</text:p>
          </table:table-cell>
          <table:table-cell office:value-type="float" office:value="70.3563714902808" calcext:value-type="float">
            <text:p>70.3563714902808</text:p>
          </table:table-cell>
          <table:table-cell office:value-type="float" office:value="-789" calcext:value-type="float">
            <text:p>-789</text:p>
          </table:table-cell>
          <table:table-cell/>
          <table:table-cell office:value-type="float" office:value="1939.16" calcext:value-type="float">
            <text:p>1939.16</text:p>
          </table:table-cell>
        </table:table-row>
        <table:table-row table:style-name="ro1">
          <table:table-cell office:value-type="float" office:value="26.3833333333333" calcext:value-type="float">
            <text:p>26.3833333333333</text:p>
          </table:table-cell>
          <table:table-cell office:value-type="float" office:value="486459788" calcext:value-type="float">
            <text:p>486459788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26.3833333333333" calcext:value-type="float">
            <text:p>26.3833333333333</text:p>
          </table:table-cell>
          <table:table-cell office:value-type="float" office:value="486459788" calcext:value-type="float">
            <text:p>486459788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float" office:value="26.3833333333333" calcext:value-type="float">
            <text:p>26.3833333333333</text:p>
          </table:table-cell>
          <table:table-cell office:value-type="float" office:value="486459788" calcext:value-type="float">
            <text:p>486459788</text:p>
          </table:table-cell>
          <table:table-cell office:value-type="float" office:value="69.4924406047516" calcext:value-type="float">
            <text:p>69.4924406047516</text:p>
          </table:table-cell>
          <table:table-cell office:value-type="float" office:value="-755" calcext:value-type="float">
            <text:p>-755</text:p>
          </table:table-cell>
          <table:table-cell/>
          <table:table-cell office:value-type="float" office:value="1920.56" calcext:value-type="float">
            <text:p>1920.56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486459791" calcext:value-type="float">
            <text:p>486459791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486459791" calcext:value-type="float">
            <text:p>486459791</text:p>
          </table:table-cell>
          <table:table-cell office:value-type="float" office:value="70.3563714902808" calcext:value-type="float">
            <text:p>70.3563714902808</text:p>
          </table:table-cell>
          <table:table-cell office:value-type="float" office:value="-828" calcext:value-type="float">
            <text:p>-828</text:p>
          </table:table-cell>
          <table:table-cell/>
          <table:table-cell office:value-type="float" office:value="1898.24" calcext:value-type="float">
            <text:p>1898.24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486459791" calcext:value-type="float">
            <text:p>486459791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26.4333333333333" calcext:value-type="float">
            <text:p>26.4333333333333</text:p>
          </table:table-cell>
          <table:table-cell office:value-type="float" office:value="486459793" calcext:value-type="float">
            <text:p>486459793</text:p>
          </table:table-cell>
          <table:table-cell office:value-type="float" office:value="71.2203023758099" calcext:value-type="float">
            <text:p>71.2203023758099</text:p>
          </table:table-cell>
          <table:table-cell office:value-type="float" office:value="-866" calcext:value-type="float">
            <text:p>-866</text:p>
          </table:table-cell>
          <table:table-cell/>
          <table:table-cell office:value-type="float" office:value="1875.92" calcext:value-type="float">
            <text:p>1875.92</text:p>
          </table:table-cell>
        </table:table-row>
        <table:table-row table:style-name="ro1">
          <table:table-cell office:value-type="float" office:value="26.4333333333333" calcext:value-type="float">
            <text:p>26.4333333333333</text:p>
          </table:table-cell>
          <table:table-cell office:value-type="float" office:value="486459793" calcext:value-type="float">
            <text:p>486459793</text:p>
          </table:table-cell>
          <table:table-cell table:number-columns-repeated="2"/>
          <table:table-cell office:value-type="float" office:value="-1.3" calcext:value-type="float">
            <text:p>-1.3</text:p>
          </table:table-cell>
          <table:table-cell/>
        </table:table-row>
        <table:table-row table:style-name="ro1">
          <table:table-cell office:value-type="float" office:value="26.4333333333333" calcext:value-type="float">
            <text:p>26.4333333333333</text:p>
          </table:table-cell>
          <table:table-cell office:value-type="float" office:value="486459793" calcext:value-type="float">
            <text:p>486459793</text:p>
          </table:table-cell>
          <table:table-cell office:value-type="float" office:value="71.2203023758099" calcext:value-type="float">
            <text:p>71.2203023758099</text:p>
          </table:table-cell>
          <table:table-cell office:value-type="float" office:value="-799" calcext:value-type="float">
            <text:p>-799</text:p>
          </table:table-cell>
          <table:table-cell/>
          <table:table-cell office:value-type="float" office:value="1858.56" calcext:value-type="float">
            <text:p>1858.56</text:p>
          </table:table-cell>
        </table:table-row>
        <table:table-row table:style-name="ro1">
          <table:table-cell office:value-type="float" office:value="26.4666666666667" calcext:value-type="float">
            <text:p>26.4666666666667</text:p>
          </table:table-cell>
          <table:table-cell office:value-type="float" office:value="486459795" calcext:value-type="float">
            <text:p>486459795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26.4666666666667" calcext:value-type="float">
            <text:p>26.4666666666667</text:p>
          </table:table-cell>
          <table:table-cell office:value-type="float" office:value="486459795" calcext:value-type="float">
            <text:p>486459795</text:p>
          </table:table-cell>
          <table:table-cell office:value-type="float" office:value="71.2203023758099" calcext:value-type="float">
            <text:p>71.2203023758099</text:p>
          </table:table-cell>
          <table:table-cell office:value-type="float" office:value="-715" calcext:value-type="float">
            <text:p>-715</text:p>
          </table:table-cell>
          <table:table-cell/>
          <table:table-cell office:value-type="float" office:value="1843.68" calcext:value-type="float">
            <text:p>1843.68</text:p>
          </table:table-cell>
        </table:table-row>
        <table:table-row table:style-name="ro1">
          <table:table-cell office:value-type="float" office:value="26.4666666666667" calcext:value-type="float">
            <text:p>26.4666666666667</text:p>
          </table:table-cell>
          <table:table-cell office:value-type="float" office:value="486459795" calcext:value-type="float">
            <text:p>486459795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486459797" calcext:value-type="float">
            <text:p>486459797</text:p>
          </table:table-cell>
          <table:table-cell office:value-type="float" office:value="70.3563714902808" calcext:value-type="float">
            <text:p>70.3563714902808</text:p>
          </table:table-cell>
          <table:table-cell office:value-type="float" office:value="-681" calcext:value-type="float">
            <text:p>-681</text:p>
          </table:table-cell>
          <table:table-cell/>
          <table:table-cell office:value-type="float" office:value="1823.84" calcext:value-type="float">
            <text:p>1823.84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486459797" calcext:value-type="float">
            <text:p>486459797</text:p>
          </table:table-cell>
          <table:table-cell table:number-columns-repeated="2"/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486459797" calcext:value-type="float">
            <text:p>486459797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-510" calcext:value-type="float">
            <text:p>-510</text:p>
          </table:table-cell>
          <table:table-cell/>
          <table:table-cell office:value-type="float" office:value="1812.68" calcext:value-type="float">
            <text:p>1812.68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486459797" calcext:value-type="float">
            <text:p>486459797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26.5333333333333" calcext:value-type="float">
            <text:p>26.5333333333333</text:p>
          </table:table-cell>
          <table:table-cell office:value-type="float" office:value="486459799" calcext:value-type="float">
            <text:p>486459799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26.5333333333333" calcext:value-type="float">
            <text:p>26.5333333333333</text:p>
          </table:table-cell>
          <table:table-cell office:value-type="float" office:value="486459799" calcext:value-type="float">
            <text:p>486459799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-460" calcext:value-type="float">
            <text:p>-460</text:p>
          </table:table-cell>
          <table:table-cell/>
          <table:table-cell office:value-type="float" office:value="1806.48" calcext:value-type="float">
            <text:p>1806.48</text:p>
          </table:table-cell>
        </table:table-row>
        <table:table-row table:style-name="ro1">
          <table:table-cell office:value-type="float" office:value="26.5333333333333" calcext:value-type="float">
            <text:p>26.5333333333333</text:p>
          </table:table-cell>
          <table:table-cell office:value-type="float" office:value="486459799" calcext:value-type="float">
            <text:p>486459799</text:p>
          </table:table-cell>
          <table:table-cell office:value-type="float" office:value="70.3563714902808" calcext:value-type="float">
            <text:p>70.3563714902808</text:p>
          </table:table-cell>
          <table:table-cell office:value-type="float" office:value="-467" calcext:value-type="float">
            <text:p>-467</text:p>
          </table:table-cell>
          <table:table-cell/>
          <table:table-cell office:value-type="float" office:value="1800.28" calcext:value-type="float">
            <text:p>1800.28</text:p>
          </table:table-cell>
        </table:table-row>
        <table:table-row table:style-name="ro1">
          <table:table-cell office:value-type="float" office:value="26.5333333333333" calcext:value-type="float">
            <text:p>26.5333333333333</text:p>
          </table:table-cell>
          <table:table-cell office:value-type="float" office:value="486459799" calcext:value-type="float">
            <text:p>486459799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/>
        </table:table-row>
        <table:table-row table:style-name="ro1">
          <table:table-cell office:value-type="float" office:value="26.5833333333333" calcext:value-type="float">
            <text:p>26.5833333333333</text:p>
          </table:table-cell>
          <table:table-cell office:value-type="float" office:value="486459801" calcext:value-type="float">
            <text:p>48645980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6.5833333333333" calcext:value-type="float">
            <text:p>26.5833333333333</text:p>
          </table:table-cell>
          <table:table-cell office:value-type="float" office:value="486459801" calcext:value-type="float">
            <text:p>486459801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-301" calcext:value-type="float">
            <text:p>-301</text:p>
          </table:table-cell>
          <table:table-cell/>
          <table:table-cell office:value-type="float" office:value="1794.08" calcext:value-type="float">
            <text:p>1794.08</text:p>
          </table:table-cell>
        </table:table-row>
        <table:table-row table:style-name="ro1">
          <table:table-cell office:value-type="float" office:value="26.5833333333333" calcext:value-type="float">
            <text:p>26.5833333333333</text:p>
          </table:table-cell>
          <table:table-cell office:value-type="float" office:value="486459801" calcext:value-type="float">
            <text:p>486459801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26.5833333333333" calcext:value-type="float">
            <text:p>26.5833333333333</text:p>
          </table:table-cell>
          <table:table-cell office:value-type="float" office:value="486459801" calcext:value-type="float">
            <text:p>486459801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226" calcext:value-type="float">
            <text:p>-226</text:p>
          </table:table-cell>
          <table:table-cell/>
          <table:table-cell office:value-type="float" office:value="1791.6" calcext:value-type="float">
            <text:p>1791.6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486459803" calcext:value-type="float">
            <text:p>4864598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486459803" calcext:value-type="float">
            <text:p>486459803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802.76" calcext:value-type="float">
            <text:p>1802.76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486459803" calcext:value-type="float">
            <text:p>486459803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float" office:value="26.65" calcext:value-type="float">
            <text:p>26.65</text:p>
          </table:table-cell>
          <table:table-cell office:value-type="float" office:value="486459805" calcext:value-type="float">
            <text:p>486459805</text:p>
          </table:table-cell>
          <table:table-cell office:value-type="float" office:value="72.0842332613391" calcext:value-type="float">
            <text:p>72.0842332613391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811.44" calcext:value-type="float">
            <text:p>1811.44</text:p>
          </table:table-cell>
        </table:table-row>
        <table:table-row table:style-name="ro1">
          <table:table-cell office:value-type="float" office:value="26.65" calcext:value-type="float">
            <text:p>26.65</text:p>
          </table:table-cell>
          <table:table-cell office:value-type="float" office:value="486459805" calcext:value-type="float">
            <text:p>48645980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26.65" calcext:value-type="float">
            <text:p>26.65</text:p>
          </table:table-cell>
          <table:table-cell office:value-type="float" office:value="486459805" calcext:value-type="float">
            <text:p>486459805</text:p>
          </table:table-cell>
          <table:table-cell office:value-type="float" office:value="70.3563714902808" calcext:value-type="float">
            <text:p>70.3563714902808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1822.6" calcext:value-type="float">
            <text:p>1822.6</text:p>
          </table:table-cell>
        </table:table-row>
        <table:table-row table:style-name="ro1">
          <table:table-cell office:value-type="float" office:value="26.65" calcext:value-type="float">
            <text:p>26.65</text:p>
          </table:table-cell>
          <table:table-cell office:value-type="float" office:value="486459805" calcext:value-type="float">
            <text:p>48645980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float" office:value="26.6833333333333" calcext:value-type="float">
            <text:p>26.6833333333333</text:p>
          </table:table-cell>
          <table:table-cell office:value-type="float" office:value="486459808" calcext:value-type="float">
            <text:p>486459808</text:p>
          </table:table-cell>
          <table:table-cell office:value-type="float" office:value="69.4924406047516" calcext:value-type="float">
            <text:p>69.4924406047516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1830.04" calcext:value-type="float">
            <text:p>1830.04</text:p>
          </table:table-cell>
        </table:table-row>
        <table:table-row table:style-name="ro1">
          <table:table-cell office:value-type="float" office:value="26.6833333333333" calcext:value-type="float">
            <text:p>26.6833333333333</text:p>
          </table:table-cell>
          <table:table-cell office:value-type="float" office:value="486459808" calcext:value-type="float">
            <text:p>486459808</text:p>
          </table:table-cell>
          <table:table-cell table:number-columns-repeated="2"/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float" office:value="26.6833333333333" calcext:value-type="float">
            <text:p>26.6833333333333</text:p>
          </table:table-cell>
          <table:table-cell office:value-type="float" office:value="486459808" calcext:value-type="float">
            <text:p>486459808</text:p>
          </table:table-cell>
          <table:table-cell office:value-type="float" office:value="67.7645788336933" calcext:value-type="float">
            <text:p>67.76457883369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822.6" calcext:value-type="float">
            <text:p>1822.6</text:p>
          </table:table-cell>
        </table:table-row>
        <table:table-row table:style-name="ro1">
          <table:table-cell office:value-type="float" office:value="26.6833333333333" calcext:value-type="float">
            <text:p>26.6833333333333</text:p>
          </table:table-cell>
          <table:table-cell office:value-type="float" office:value="486459808" calcext:value-type="float">
            <text:p>486459808</text:p>
          </table:table-cell>
          <table:table-cell table:number-columns-repeated="2"/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float" office:value="26.7166666666667" calcext:value-type="float">
            <text:p>26.7166666666667</text:p>
          </table:table-cell>
          <table:table-cell office:value-type="float" office:value="486459810" calcext:value-type="float">
            <text:p>486459810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float" office:value="26.7166666666667" calcext:value-type="float">
            <text:p>26.7166666666667</text:p>
          </table:table-cell>
          <table:table-cell office:value-type="float" office:value="486459810" calcext:value-type="float">
            <text:p>486459810</text:p>
          </table:table-cell>
          <table:table-cell office:value-type="float" office:value="70.3563714902808" calcext:value-type="float">
            <text:p>70.3563714902808</text:p>
          </table:table-cell>
          <table:table-cell office:value-type="float" office:value="-118" calcext:value-type="float">
            <text:p>-118</text:p>
          </table:table-cell>
          <table:table-cell/>
          <table:table-cell office:value-type="float" office:value="1811.44" calcext:value-type="float">
            <text:p>1811.44</text:p>
          </table:table-cell>
        </table:table-row>
        <table:table-row table:style-name="ro1">
          <table:table-cell office:value-type="float" office:value="26.7166666666667" calcext:value-type="float">
            <text:p>26.7166666666667</text:p>
          </table:table-cell>
          <table:table-cell office:value-type="float" office:value="486459810" calcext:value-type="float">
            <text:p>486459810</text:p>
          </table:table-cell>
          <table:table-cell office:value-type="float" office:value="69.4924406047516" calcext:value-type="float">
            <text:p>69.4924406047516</text:p>
          </table:table-cell>
          <table:table-cell office:value-type="float" office:value="-431" calcext:value-type="float">
            <text:p>-431</text:p>
          </table:table-cell>
          <table:table-cell/>
          <table:table-cell office:value-type="float" office:value="1799.04" calcext:value-type="float">
            <text:p>1799.04</text:p>
          </table:table-cell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486459811" calcext:value-type="float">
            <text:p>486459811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486459811" calcext:value-type="float">
            <text:p>486459811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486459811" calcext:value-type="float">
            <text:p>486459811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543" calcext:value-type="float">
            <text:p>-543</text:p>
          </table:table-cell>
          <table:table-cell/>
          <table:table-cell office:value-type="float" office:value="1780.44" calcext:value-type="float">
            <text:p>1780.44</text:p>
          </table:table-cell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486459811" calcext:value-type="float">
            <text:p>486459811</text:p>
          </table:table-cell>
          <table:table-cell table:number-columns-repeated="2"/>
          <table:table-cell office:value-type="float" office:value="5.4" calcext:value-type="float">
            <text:p>5.4</text:p>
          </table:table-cell>
          <table:table-cell/>
        </table:table-row>
        <table:table-row table:style-name="ro1">
          <table:table-cell office:value-type="float" office:value="26.7833333333333" calcext:value-type="float">
            <text:p>26.7833333333333</text:p>
          </table:table-cell>
          <table:table-cell office:value-type="float" office:value="486459814" calcext:value-type="float">
            <text:p>486459814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-554" calcext:value-type="float">
            <text:p>-554</text:p>
          </table:table-cell>
          <table:table-cell/>
          <table:table-cell office:value-type="float" office:value="1769.28" calcext:value-type="float">
            <text:p>1769.28</text:p>
          </table:table-cell>
        </table:table-row>
        <table:table-row table:style-name="ro1">
          <table:table-cell office:value-type="float" office:value="26.7833333333333" calcext:value-type="float">
            <text:p>26.7833333333333</text:p>
          </table:table-cell>
          <table:table-cell office:value-type="float" office:value="486459814" calcext:value-type="float">
            <text:p>486459814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float" office:value="26.7833333333333" calcext:value-type="float">
            <text:p>26.7833333333333</text:p>
          </table:table-cell>
          <table:table-cell office:value-type="float" office:value="486459814" calcext:value-type="float">
            <text:p>486459814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330" calcext:value-type="float">
            <text:p>-330</text:p>
          </table:table-cell>
          <table:table-cell/>
          <table:table-cell office:value-type="float" office:value="1768.04" calcext:value-type="float">
            <text:p>1768.04</text:p>
          </table:table-cell>
        </table:table-row>
        <table:table-row table:style-name="ro1">
          <table:table-cell office:value-type="float" office:value="26.7833333333333" calcext:value-type="float">
            <text:p>26.7833333333333</text:p>
          </table:table-cell>
          <table:table-cell office:value-type="float" office:value="486459814" calcext:value-type="float">
            <text:p>4864598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.8333333333333" calcext:value-type="float">
            <text:p>26.8333333333333</text:p>
          </table:table-cell>
          <table:table-cell office:value-type="float" office:value="486459816" calcext:value-type="float">
            <text:p>486459816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75.48" calcext:value-type="float">
            <text:p>1775.48</text:p>
          </table:table-cell>
        </table:table-row>
        <table:table-row table:style-name="ro1">
          <table:table-cell office:value-type="float" office:value="26.8333333333333" calcext:value-type="float">
            <text:p>26.8333333333333</text:p>
          </table:table-cell>
          <table:table-cell office:value-type="float" office:value="486459816" calcext:value-type="float">
            <text:p>486459816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float" office:value="26.8333333333333" calcext:value-type="float">
            <text:p>26.8333333333333</text:p>
          </table:table-cell>
          <table:table-cell office:value-type="float" office:value="486459816" calcext:value-type="float">
            <text:p>486459816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1789.12" calcext:value-type="float">
            <text:p>1789.12</text:p>
          </table:table-cell>
        </table:table-row>
        <table:table-row table:style-name="ro1">
          <table:table-cell office:value-type="float" office:value="26.8666666666667" calcext:value-type="float">
            <text:p>26.8666666666667</text:p>
          </table:table-cell>
          <table:table-cell office:value-type="float" office:value="486459818" calcext:value-type="float">
            <text:p>486459818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float" office:value="26.8666666666667" calcext:value-type="float">
            <text:p>26.8666666666667</text:p>
          </table:table-cell>
          <table:table-cell office:value-type="float" office:value="486459818" calcext:value-type="float">
            <text:p>486459818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1813.92" calcext:value-type="float">
            <text:p>1813.92</text:p>
          </table:table-cell>
        </table:table-row>
        <table:table-row table:style-name="ro1">
          <table:table-cell office:value-type="float" office:value="26.8666666666667" calcext:value-type="float">
            <text:p>26.8666666666667</text:p>
          </table:table-cell>
          <table:table-cell office:value-type="float" office:value="486459818" calcext:value-type="float">
            <text:p>486459818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26.8666666666667" calcext:value-type="float">
            <text:p>26.8666666666667</text:p>
          </table:table-cell>
          <table:table-cell office:value-type="float" office:value="486459818" calcext:value-type="float">
            <text:p>486459818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1838.72" calcext:value-type="float">
            <text:p>1838.72</text:p>
          </table:table-cell>
        </table:table-row>
        <table:table-row table:style-name="ro1">
          <table:table-cell office:value-type="float" office:value="26.8833333333333" calcext:value-type="float">
            <text:p>26.8833333333333</text:p>
          </table:table-cell>
          <table:table-cell office:value-type="float" office:value="486459820" calcext:value-type="float">
            <text:p>48645982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26.8833333333333" calcext:value-type="float">
            <text:p>26.8833333333333</text:p>
          </table:table-cell>
          <table:table-cell office:value-type="float" office:value="486459820" calcext:value-type="float">
            <text:p>486459820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26.8833333333333" calcext:value-type="float">
            <text:p>26.8833333333333</text:p>
          </table:table-cell>
          <table:table-cell office:value-type="float" office:value="486459820" calcext:value-type="float">
            <text:p>486459820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1836.24" calcext:value-type="float">
            <text:p>1836.24</text:p>
          </table:table-cell>
        </table:table-row>
        <table:table-row table:style-name="ro1">
          <table:table-cell office:value-type="float" office:value="26.9333333333333" calcext:value-type="float">
            <text:p>26.9333333333333</text:p>
          </table:table-cell>
          <table:table-cell office:value-type="float" office:value="486459822" calcext:value-type="float">
            <text:p>486459822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837.48" calcext:value-type="float">
            <text:p>1837.48</text:p>
          </table:table-cell>
        </table:table-row>
        <table:table-row table:style-name="ro1">
          <table:table-cell office:value-type="float" office:value="26.9333333333333" calcext:value-type="float">
            <text:p>26.9333333333333</text:p>
          </table:table-cell>
          <table:table-cell office:value-type="float" office:value="486459822" calcext:value-type="float">
            <text:p>486459822</text:p>
          </table:table-cell>
          <table:table-cell table:number-columns-repeated="2"/>
          <table:table-cell office:value-type="float" office:value="-1.6" calcext:value-type="float">
            <text:p>-1.6</text:p>
          </table:table-cell>
          <table:table-cell/>
        </table:table-row>
        <table:table-row table:style-name="ro1">
          <table:table-cell office:value-type="float" office:value="26.9333333333333" calcext:value-type="float">
            <text:p>26.9333333333333</text:p>
          </table:table-cell>
          <table:table-cell office:value-type="float" office:value="486459822" calcext:value-type="float">
            <text:p>486459822</text:p>
          </table:table-cell>
          <table:table-cell table:number-columns-repeated="2"/>
          <table:table-cell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float" office:value="26.9333333333333" calcext:value-type="float">
            <text:p>26.9333333333333</text:p>
          </table:table-cell>
          <table:table-cell office:value-type="float" office:value="486459822" calcext:value-type="float">
            <text:p>486459822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float" office:value="1843.68" calcext:value-type="float">
            <text:p>1843.68</text:p>
          </table:table-cell>
        </table:table-row>
        <table:table-row table:style-name="ro1">
          <table:table-cell office:value-type="float" office:value="26.9666666666667" calcext:value-type="float">
            <text:p>26.9666666666667</text:p>
          </table:table-cell>
          <table:table-cell office:value-type="float" office:value="486459824" calcext:value-type="float">
            <text:p>486459824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26.9666666666667" calcext:value-type="float">
            <text:p>26.9666666666667</text:p>
          </table:table-cell>
          <table:table-cell office:value-type="float" office:value="486459824" calcext:value-type="float">
            <text:p>486459824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123" calcext:value-type="float">
            <text:p>-123</text:p>
          </table:table-cell>
          <table:table-cell/>
          <table:table-cell office:value-type="float" office:value="1830.04" calcext:value-type="float">
            <text:p>1830.04</text:p>
          </table:table-cell>
        </table:table-row>
        <table:table-row table:style-name="ro1">
          <table:table-cell office:value-type="float" office:value="26.9666666666667" calcext:value-type="float">
            <text:p>26.9666666666667</text:p>
          </table:table-cell>
          <table:table-cell office:value-type="float" office:value="486459824" calcext:value-type="float">
            <text:p>486459824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26.9666666666667" calcext:value-type="float">
            <text:p>26.9666666666667</text:p>
          </table:table-cell>
          <table:table-cell office:value-type="float" office:value="486459824" calcext:value-type="float">
            <text:p>486459824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1854.84" calcext:value-type="float">
            <text:p>1854.84</text:p>
          </table:table-cell>
        </table:table-row>
        <table:table-row table:style-name="ro1">
          <table:table-cell office:value-type="float" office:value="26.9833333333333" calcext:value-type="float">
            <text:p>26.9833333333333</text:p>
          </table:table-cell>
          <table:table-cell office:value-type="float" office:value="486459826" calcext:value-type="float">
            <text:p>486459826</text:p>
          </table:table-cell>
          <table:table-cell table:number-columns-repeated="2"/>
          <table:table-cell office:value-type="float" office:value="-1.6" calcext:value-type="float">
            <text:p>-1.6</text:p>
          </table:table-cell>
          <table:table-cell/>
        </table:table-row>
        <table:table-row table:style-name="ro1">
          <table:table-cell office:value-type="float" office:value="26.9833333333333" calcext:value-type="float">
            <text:p>26.9833333333333</text:p>
          </table:table-cell>
          <table:table-cell office:value-type="float" office:value="486459826" calcext:value-type="float">
            <text:p>486459826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981.04" calcext:value-type="float">
            <text:p>1981.04</text:p>
          </table:table-cell>
        </table:table-row>
        <table:table-row table:style-name="ro1">
          <table:table-cell office:value-type="float" office:value="26.9833333333333" calcext:value-type="float">
            <text:p>26.9833333333333</text:p>
          </table:table-cell>
          <table:table-cell office:value-type="float" office:value="486459826" calcext:value-type="float">
            <text:p>486459826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27.0333333333333" calcext:value-type="float">
            <text:p>27.0333333333333</text:p>
          </table:table-cell>
          <table:table-cell office:value-type="float" office:value="486459828" calcext:value-type="float">
            <text:p>486459828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1978.56" calcext:value-type="float">
            <text:p>1978.56</text:p>
          </table:table-cell>
        </table:table-row>
        <table:table-row table:style-name="ro1">
          <table:table-cell office:value-type="float" office:value="27.0333333333333" calcext:value-type="float">
            <text:p>27.0333333333333</text:p>
          </table:table-cell>
          <table:table-cell office:value-type="float" office:value="486459828" calcext:value-type="float">
            <text:p>486459828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27.0333333333333" calcext:value-type="float">
            <text:p>27.0333333333333</text:p>
          </table:table-cell>
          <table:table-cell office:value-type="float" office:value="486459828" calcext:value-type="float">
            <text:p>486459828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992.2" calcext:value-type="float">
            <text:p>1992.2</text:p>
          </table:table-cell>
        </table:table-row>
        <table:table-row table:style-name="ro1">
          <table:table-cell office:value-type="float" office:value="27.0333333333333" calcext:value-type="float">
            <text:p>27.0333333333333</text:p>
          </table:table-cell>
          <table:table-cell office:value-type="float" office:value="486459828" calcext:value-type="float">
            <text:p>486459828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float" office:value="27.0666666666667" calcext:value-type="float">
            <text:p>27.0666666666667</text:p>
          </table:table-cell>
          <table:table-cell office:value-type="float" office:value="486459830" calcext:value-type="float">
            <text:p>486459830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float" office:value="2004.6" calcext:value-type="float">
            <text:p>2004.6</text:p>
          </table:table-cell>
        </table:table-row>
        <table:table-row table:style-name="ro1">
          <table:table-cell office:value-type="float" office:value="27.0666666666667" calcext:value-type="float">
            <text:p>27.0666666666667</text:p>
          </table:table-cell>
          <table:table-cell office:value-type="float" office:value="486459830" calcext:value-type="float">
            <text:p>486459830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27.0666666666667" calcext:value-type="float">
            <text:p>27.0666666666667</text:p>
          </table:table-cell>
          <table:table-cell office:value-type="float" office:value="486459830" calcext:value-type="float">
            <text:p>486459830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2008.32" calcext:value-type="float">
            <text:p>2008.32</text:p>
          </table:table-cell>
        </table:table-row>
        <table:table-row table:style-name="ro1">
          <table:table-cell office:value-type="float" office:value="27.0666666666667" calcext:value-type="float">
            <text:p>27.0666666666667</text:p>
          </table:table-cell>
          <table:table-cell office:value-type="float" office:value="486459830" calcext:value-type="float">
            <text:p>486459830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27.0666666666667" calcext:value-type="float">
            <text:p>27.0666666666667</text:p>
          </table:table-cell>
          <table:table-cell office:value-type="float" office:value="486459833" calcext:value-type="float">
            <text:p>486459833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2009.56" calcext:value-type="float">
            <text:p>2009.56</text:p>
          </table:table-cell>
        </table:table-row>
        <table:table-row table:style-name="ro1">
          <table:table-cell office:value-type="float" office:value="27.0666666666667" calcext:value-type="float">
            <text:p>27.0666666666667</text:p>
          </table:table-cell>
          <table:table-cell office:value-type="float" office:value="486459833" calcext:value-type="float">
            <text:p>486459833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27.0666666666667" calcext:value-type="float">
            <text:p>27.0666666666667</text:p>
          </table:table-cell>
          <table:table-cell office:value-type="float" office:value="486459833" calcext:value-type="float">
            <text:p>486459833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27.0666666666667" calcext:value-type="float">
            <text:p>27.0666666666667</text:p>
          </table:table-cell>
          <table:table-cell office:value-type="float" office:value="486459833" calcext:value-type="float">
            <text:p>486459833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026.92" calcext:value-type="float">
            <text:p>2026.92</text:p>
          </table:table-cell>
        </table:table-row>
        <table:table-row table:style-name="ro1">
          <table:table-cell office:value-type="float" office:value="27.1333333333333" calcext:value-type="float">
            <text:p>27.1333333333333</text:p>
          </table:table-cell>
          <table:table-cell office:value-type="float" office:value="486459835" calcext:value-type="float">
            <text:p>486459835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27.1333333333333" calcext:value-type="float">
            <text:p>27.1333333333333</text:p>
          </table:table-cell>
          <table:table-cell office:value-type="float" office:value="486459835" calcext:value-type="float">
            <text:p>486459835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2030.64" calcext:value-type="float">
            <text:p>2030.64</text:p>
          </table:table-cell>
        </table:table-row>
        <table:table-row table:style-name="ro1">
          <table:table-cell office:value-type="float" office:value="27.1333333333333" calcext:value-type="float">
            <text:p>27.1333333333333</text:p>
          </table:table-cell>
          <table:table-cell office:value-type="float" office:value="486459835" calcext:value-type="float">
            <text:p>48645983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.1666666666667" calcext:value-type="float">
            <text:p>27.1666666666667</text:p>
          </table:table-cell>
          <table:table-cell office:value-type="float" office:value="486459841" calcext:value-type="float">
            <text:p>486459841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2039.32" calcext:value-type="float">
            <text:p>2039.32</text:p>
          </table:table-cell>
        </table:table-row>
        <table:table-row table:style-name="ro1">
          <table:table-cell office:value-type="float" office:value="27.1666666666667" calcext:value-type="float">
            <text:p>27.1666666666667</text:p>
          </table:table-cell>
          <table:table-cell office:value-type="float" office:value="486459841" calcext:value-type="float">
            <text:p>48645984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27.1666666666667" calcext:value-type="float">
            <text:p>27.1666666666667</text:p>
          </table:table-cell>
          <table:table-cell office:value-type="float" office:value="486459841" calcext:value-type="float">
            <text:p>486459841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27.2166666666667" calcext:value-type="float">
            <text:p>27.2166666666667</text:p>
          </table:table-cell>
          <table:table-cell office:value-type="float" office:value="486459843" calcext:value-type="float">
            <text:p>486459843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float" office:value="27.2166666666667" calcext:value-type="float">
            <text:p>27.2166666666667</text:p>
          </table:table-cell>
          <table:table-cell office:value-type="float" office:value="486459843" calcext:value-type="float">
            <text:p>486459843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float" office:value="2052.96" calcext:value-type="float">
            <text:p>2052.96</text:p>
          </table:table-cell>
        </table:table-row>
        <table:table-row table:style-name="ro1">
          <table:table-cell office:value-type="float" office:value="27.2166666666667" calcext:value-type="float">
            <text:p>27.2166666666667</text:p>
          </table:table-cell>
          <table:table-cell office:value-type="float" office:value="486459843" calcext:value-type="float">
            <text:p>48645984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27.2166666666667" calcext:value-type="float">
            <text:p>27.2166666666667</text:p>
          </table:table-cell>
          <table:table-cell office:value-type="float" office:value="486459843" calcext:value-type="float">
            <text:p>486459843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2060.4" calcext:value-type="float">
            <text:p>2060.4</text:p>
          </table:table-cell>
        </table:table-row>
        <table:table-row table:style-name="ro1">
          <table:table-cell office:value-type="float" office:value="27.2333333333333" calcext:value-type="float">
            <text:p>27.2333333333333</text:p>
          </table:table-cell>
          <table:table-cell office:value-type="float" office:value="486459845" calcext:value-type="float">
            <text:p>486459845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27.2333333333333" calcext:value-type="float">
            <text:p>27.2333333333333</text:p>
          </table:table-cell>
          <table:table-cell office:value-type="float" office:value="486459845" calcext:value-type="float">
            <text:p>486459845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-57" calcext:value-type="float">
            <text:p>-57</text:p>
          </table:table-cell>
          <table:table-cell/>
          <table:table-cell office:value-type="float" office:value="2054.2" calcext:value-type="float">
            <text:p>2054.2</text:p>
          </table:table-cell>
        </table:table-row>
        <table:table-row table:style-name="ro1">
          <table:table-cell office:value-type="float" office:value="27.2333333333333" calcext:value-type="float">
            <text:p>27.2333333333333</text:p>
          </table:table-cell>
          <table:table-cell office:value-type="float" office:value="486459845" calcext:value-type="float">
            <text:p>486459845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27.2666666666667" calcext:value-type="float">
            <text:p>27.2666666666667</text:p>
          </table:table-cell>
          <table:table-cell office:value-type="float" office:value="486459847" calcext:value-type="float">
            <text:p>486459847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7.2666666666667" calcext:value-type="float">
            <text:p>27.2666666666667</text:p>
          </table:table-cell>
          <table:table-cell office:value-type="float" office:value="486459847" calcext:value-type="float">
            <text:p>486459847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2057.92" calcext:value-type="float">
            <text:p>2057.92</text:p>
          </table:table-cell>
        </table:table-row>
        <table:table-row table:style-name="ro1">
          <table:table-cell office:value-type="float" office:value="27.2666666666667" calcext:value-type="float">
            <text:p>27.2666666666667</text:p>
          </table:table-cell>
          <table:table-cell office:value-type="float" office:value="486459847" calcext:value-type="float">
            <text:p>486459847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074.04" calcext:value-type="float">
            <text:p>2074.04</text:p>
          </table:table-cell>
        </table:table-row>
        <table:table-row table:style-name="ro1">
          <table:table-cell office:value-type="float" office:value="27.2666666666667" calcext:value-type="float">
            <text:p>27.2666666666667</text:p>
          </table:table-cell>
          <table:table-cell office:value-type="float" office:value="486459847" calcext:value-type="float">
            <text:p>486459847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/>
        </table:table-row>
        <table:table-row table:style-name="ro1">
          <table:table-cell office:value-type="float" office:value="27.3166666666667" calcext:value-type="float">
            <text:p>27.3166666666667</text:p>
          </table:table-cell>
          <table:table-cell office:value-type="float" office:value="486459849" calcext:value-type="float">
            <text:p>486459849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27.3166666666667" calcext:value-type="float">
            <text:p>27.3166666666667</text:p>
          </table:table-cell>
          <table:table-cell office:value-type="float" office:value="486459849" calcext:value-type="float">
            <text:p>486459849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2080.24" calcext:value-type="float">
            <text:p>2080.24</text:p>
          </table:table-cell>
        </table:table-row>
        <table:table-row table:style-name="ro1">
          <table:table-cell office:value-type="float" office:value="27.3166666666667" calcext:value-type="float">
            <text:p>27.3166666666667</text:p>
          </table:table-cell>
          <table:table-cell office:value-type="float" office:value="486459849" calcext:value-type="float">
            <text:p>486459849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27.3166666666667" calcext:value-type="float">
            <text:p>27.3166666666667</text:p>
          </table:table-cell>
          <table:table-cell office:value-type="float" office:value="486459849" calcext:value-type="float">
            <text:p>486459849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2095.12" calcext:value-type="float">
            <text:p>2095.12</text:p>
          </table:table-cell>
        </table:table-row>
        <table:table-row table:style-name="ro1">
          <table:table-cell office:value-type="float" office:value="27.3333333333333" calcext:value-type="float">
            <text:p>27.3333333333333</text:p>
          </table:table-cell>
          <table:table-cell office:value-type="float" office:value="486459851" calcext:value-type="float">
            <text:p>486459851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27.3333333333333" calcext:value-type="float">
            <text:p>27.3333333333333</text:p>
          </table:table-cell>
          <table:table-cell office:value-type="float" office:value="486459851" calcext:value-type="float">
            <text:p>486459851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221.32" calcext:value-type="float">
            <text:p>2221.32</text:p>
          </table:table-cell>
        </table:table-row>
        <table:table-row table:style-name="ro1">
          <table:table-cell office:value-type="float" office:value="27.3333333333333" calcext:value-type="float">
            <text:p>27.3333333333333</text:p>
          </table:table-cell>
          <table:table-cell office:value-type="float" office:value="486459851" calcext:value-type="float">
            <text:p>48645985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27.3666666666667" calcext:value-type="float">
            <text:p>27.3666666666667</text:p>
          </table:table-cell>
          <table:table-cell office:value-type="float" office:value="486459853" calcext:value-type="float">
            <text:p>486459853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2242.4" calcext:value-type="float">
            <text:p>2242.4</text:p>
          </table:table-cell>
        </table:table-row>
        <table:table-row table:style-name="ro1">
          <table:table-cell office:value-type="float" office:value="27.3666666666667" calcext:value-type="float">
            <text:p>27.3666666666667</text:p>
          </table:table-cell>
          <table:table-cell office:value-type="float" office:value="486459853" calcext:value-type="float">
            <text:p>486459853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27.3666666666667" calcext:value-type="float">
            <text:p>27.3666666666667</text:p>
          </table:table-cell>
          <table:table-cell office:value-type="float" office:value="486459853" calcext:value-type="float">
            <text:p>486459853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2256.04" calcext:value-type="float">
            <text:p>2256.04</text:p>
          </table:table-cell>
        </table:table-row>
        <table:table-row table:style-name="ro1">
          <table:table-cell office:value-type="float" office:value="27.3666666666667" calcext:value-type="float">
            <text:p>27.3666666666667</text:p>
          </table:table-cell>
          <table:table-cell office:value-type="float" office:value="486459853" calcext:value-type="float">
            <text:p>48645985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27.4166666666667" calcext:value-type="float">
            <text:p>27.4166666666667</text:p>
          </table:table-cell>
          <table:table-cell office:value-type="float" office:value="486459855" calcext:value-type="float">
            <text:p>486459855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257.28" calcext:value-type="float">
            <text:p>2257.28</text:p>
          </table:table-cell>
        </table:table-row>
        <table:table-row table:style-name="ro1">
          <table:table-cell office:value-type="float" office:value="27.4166666666667" calcext:value-type="float">
            <text:p>27.4166666666667</text:p>
          </table:table-cell>
          <table:table-cell office:value-type="float" office:value="486459855" calcext:value-type="float">
            <text:p>48645985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27.4166666666667" calcext:value-type="float">
            <text:p>27.4166666666667</text:p>
          </table:table-cell>
          <table:table-cell office:value-type="float" office:value="486459855" calcext:value-type="float">
            <text:p>486459855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2269.68" calcext:value-type="float">
            <text:p>2269.68</text:p>
          </table:table-cell>
        </table:table-row>
        <table:table-row table:style-name="ro1">
          <table:table-cell office:value-type="float" office:value="27.45" calcext:value-type="float">
            <text:p>27.45</text:p>
          </table:table-cell>
          <table:table-cell office:value-type="float" office:value="486459857" calcext:value-type="float">
            <text:p>486459857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27.45" calcext:value-type="float">
            <text:p>27.45</text:p>
          </table:table-cell>
          <table:table-cell office:value-type="float" office:value="486459857" calcext:value-type="float">
            <text:p>486459857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2284.56" calcext:value-type="float">
            <text:p>2284.56</text:p>
          </table:table-cell>
        </table:table-row>
        <table:table-row table:style-name="ro1">
          <table:table-cell office:value-type="float" office:value="27.45" calcext:value-type="float">
            <text:p>27.45</text:p>
          </table:table-cell>
          <table:table-cell office:value-type="float" office:value="486459857" calcext:value-type="float">
            <text:p>486459857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27.45" calcext:value-type="float">
            <text:p>27.45</text:p>
          </table:table-cell>
          <table:table-cell office:value-type="float" office:value="486459857" calcext:value-type="float">
            <text:p>486459857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273.4" calcext:value-type="float">
            <text:p>2273.4</text:p>
          </table:table-cell>
        </table:table-row>
        <table:table-row table:style-name="ro1">
          <table:table-cell office:value-type="float" office:value="27.4666666666667" calcext:value-type="float">
            <text:p>27.4666666666667</text:p>
          </table:table-cell>
          <table:table-cell office:value-type="float" office:value="486459859" calcext:value-type="float">
            <text:p>486459859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27.4666666666667" calcext:value-type="float">
            <text:p>27.4666666666667</text:p>
          </table:table-cell>
          <table:table-cell office:value-type="float" office:value="486459859" calcext:value-type="float">
            <text:p>486459859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282.08" calcext:value-type="float">
            <text:p>2282.08</text:p>
          </table:table-cell>
        </table:table-row>
        <table:table-row table:style-name="ro1">
          <table:table-cell office:value-type="float" office:value="27.4666666666667" calcext:value-type="float">
            <text:p>27.4666666666667</text:p>
          </table:table-cell>
          <table:table-cell office:value-type="float" office:value="486459859" calcext:value-type="float">
            <text:p>486459859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/>
        </table:table-row>
        <table:table-row table:style-name="ro1">
          <table:table-cell office:value-type="float" office:value="27.5166666666667" calcext:value-type="float">
            <text:p>27.5166666666667</text:p>
          </table:table-cell>
          <table:table-cell office:value-type="float" office:value="486459861" calcext:value-type="float">
            <text:p>486459861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133" calcext:value-type="float">
            <text:p>-133</text:p>
          </table:table-cell>
          <table:table-cell/>
          <table:table-cell office:value-type="float" office:value="2259.76" calcext:value-type="float">
            <text:p>2259.76</text:p>
          </table:table-cell>
        </table:table-row>
        <table:table-row table:style-name="ro1">
          <table:table-cell office:value-type="float" office:value="27.5166666666667" calcext:value-type="float">
            <text:p>27.5166666666667</text:p>
          </table:table-cell>
          <table:table-cell office:value-type="float" office:value="486459861" calcext:value-type="float">
            <text:p>486459861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27.5166666666667" calcext:value-type="float">
            <text:p>27.5166666666667</text:p>
          </table:table-cell>
          <table:table-cell office:value-type="float" office:value="486459861" calcext:value-type="float">
            <text:p>486459861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269.68" calcext:value-type="float">
            <text:p>2269.68</text:p>
          </table:table-cell>
        </table:table-row>
        <table:table-row table:style-name="ro1">
          <table:table-cell office:value-type="float" office:value="27.5166666666667" calcext:value-type="float">
            <text:p>27.5166666666667</text:p>
          </table:table-cell>
          <table:table-cell office:value-type="float" office:value="486459861" calcext:value-type="float">
            <text:p>486459861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/>
        </table:table-row>
        <table:table-row table:style-name="ro1">
          <table:table-cell office:value-type="float" office:value="27.55" calcext:value-type="float">
            <text:p>27.55</text:p>
          </table:table-cell>
          <table:table-cell office:value-type="float" office:value="486459863" calcext:value-type="float">
            <text:p>486459863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27.55" calcext:value-type="float">
            <text:p>27.55</text:p>
          </table:table-cell>
          <table:table-cell office:value-type="float" office:value="486459863" calcext:value-type="float">
            <text:p>486459863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float" office:value="2258.52" calcext:value-type="float">
            <text:p>2258.52</text:p>
          </table:table-cell>
        </table:table-row>
        <table:table-row table:style-name="ro1">
          <table:table-cell office:value-type="float" office:value="27.55" calcext:value-type="float">
            <text:p>27.55</text:p>
          </table:table-cell>
          <table:table-cell office:value-type="float" office:value="486459863" calcext:value-type="float">
            <text:p>486459863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606" calcext:value-type="float">
            <text:p>-606</text:p>
          </table:table-cell>
          <table:table-cell/>
          <table:table-cell office:value-type="float" office:value="2238.68" calcext:value-type="float">
            <text:p>2238.68</text:p>
          </table:table-cell>
        </table:table-row>
        <table:table-row table:style-name="ro1">
          <table:table-cell office:value-type="float" office:value="27.55" calcext:value-type="float">
            <text:p>27.55</text:p>
          </table:table-cell>
          <table:table-cell office:value-type="float" office:value="486459863" calcext:value-type="float">
            <text:p>486459863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27.5666666666667" calcext:value-type="float">
            <text:p>27.5666666666667</text:p>
          </table:table-cell>
          <table:table-cell office:value-type="float" office:value="486459865" calcext:value-type="float">
            <text:p>486459865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27.5666666666667" calcext:value-type="float">
            <text:p>27.5666666666667</text:p>
          </table:table-cell>
          <table:table-cell office:value-type="float" office:value="486459865" calcext:value-type="float">
            <text:p>486459865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121" calcext:value-type="float">
            <text:p>-121</text:p>
          </table:table-cell>
          <table:table-cell/>
          <table:table-cell office:value-type="float" office:value="2264.72" calcext:value-type="float">
            <text:p>2264.72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486459867" calcext:value-type="float">
            <text:p>486459867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486459867" calcext:value-type="float">
            <text:p>486459867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73" calcext:value-type="float">
            <text:p>-73</text:p>
          </table:table-cell>
          <table:table-cell/>
          <table:table-cell office:value-type="float" office:value="2270.92" calcext:value-type="float">
            <text:p>2270.92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486459867" calcext:value-type="float">
            <text:p>486459867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486459867" calcext:value-type="float">
            <text:p>486459867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269.68" calcext:value-type="float">
            <text:p>2269.68</text:p>
          </table:table-cell>
        </table:table-row>
        <table:table-row table:style-name="ro1">
          <table:table-cell office:value-type="float" office:value="27.6333333333333" calcext:value-type="float">
            <text:p>27.6333333333333</text:p>
          </table:table-cell>
          <table:table-cell office:value-type="float" office:value="486459869" calcext:value-type="float">
            <text:p>486459869</text:p>
          </table:table-cell>
          <table:table-cell table:number-columns-repeated="2"/>
          <table:table-cell office:value-type="float" office:value="-3.1" calcext:value-type="float">
            <text:p>-3.1</text:p>
          </table:table-cell>
          <table:table-cell/>
        </table:table-row>
        <table:table-row table:style-name="ro1">
          <table:table-cell office:value-type="float" office:value="27.6333333333333" calcext:value-type="float">
            <text:p>27.6333333333333</text:p>
          </table:table-cell>
          <table:table-cell office:value-type="float" office:value="486459869" calcext:value-type="float">
            <text:p>486459869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2269.68" calcext:value-type="float">
            <text:p>2269.68</text:p>
          </table:table-cell>
        </table:table-row>
        <table:table-row table:style-name="ro1">
          <table:table-cell office:value-type="float" office:value="27.6333333333333" calcext:value-type="float">
            <text:p>27.6333333333333</text:p>
          </table:table-cell>
          <table:table-cell office:value-type="float" office:value="486459869" calcext:value-type="float">
            <text:p>486459869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2270.92" calcext:value-type="float">
            <text:p>2270.92</text:p>
          </table:table-cell>
        </table:table-row>
        <table:table-row table:style-name="ro1">
          <table:table-cell office:value-type="float" office:value="27.6333333333333" calcext:value-type="float">
            <text:p>27.6333333333333</text:p>
          </table:table-cell>
          <table:table-cell office:value-type="float" office:value="486459869" calcext:value-type="float">
            <text:p>486459869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27.6666666666667" calcext:value-type="float">
            <text:p>27.6666666666667</text:p>
          </table:table-cell>
          <table:table-cell office:value-type="float" office:value="486459871" calcext:value-type="float">
            <text:p>486459871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27.6666666666667" calcext:value-type="float">
            <text:p>27.6666666666667</text:p>
          </table:table-cell>
          <table:table-cell office:value-type="float" office:value="486459871" calcext:value-type="float">
            <text:p>486459871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2263.48" calcext:value-type="float">
            <text:p>2263.48</text:p>
          </table:table-cell>
        </table:table-row>
        <table:table-row table:style-name="ro1">
          <table:table-cell office:value-type="float" office:value="27.6666666666667" calcext:value-type="float">
            <text:p>27.6666666666667</text:p>
          </table:table-cell>
          <table:table-cell office:value-type="float" office:value="486459871" calcext:value-type="float">
            <text:p>486459871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27.7166666666667" calcext:value-type="float">
            <text:p>27.7166666666667</text:p>
          </table:table-cell>
          <table:table-cell office:value-type="float" office:value="486459873" calcext:value-type="float">
            <text:p>486459873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769" calcext:value-type="float">
            <text:p>769</text:p>
          </table:table-cell>
          <table:table-cell/>
          <table:table-cell office:value-type="float" office:value="2294.48" calcext:value-type="float">
            <text:p>2294.48</text:p>
          </table:table-cell>
        </table:table-row>
        <table:table-row table:style-name="ro1">
          <table:table-cell office:value-type="float" office:value="27.7166666666667" calcext:value-type="float">
            <text:p>27.7166666666667</text:p>
          </table:table-cell>
          <table:table-cell office:value-type="float" office:value="486459873" calcext:value-type="float">
            <text:p>486459873</text:p>
          </table:table-cell>
          <table:table-cell table:number-columns-repeated="2"/>
          <table:table-cell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float" office:value="27.7166666666667" calcext:value-type="float">
            <text:p>27.7166666666667</text:p>
          </table:table-cell>
          <table:table-cell office:value-type="float" office:value="486459873" calcext:value-type="float">
            <text:p>486459873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2295.72" calcext:value-type="float">
            <text:p>2295.72</text:p>
          </table:table-cell>
        </table:table-row>
        <table:table-row table:style-name="ro1">
          <table:table-cell office:value-type="float" office:value="27.7166666666667" calcext:value-type="float">
            <text:p>27.7166666666667</text:p>
          </table:table-cell>
          <table:table-cell office:value-type="float" office:value="486459873" calcext:value-type="float">
            <text:p>486459873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27.7166666666667" calcext:value-type="float">
            <text:p>27.7166666666667</text:p>
          </table:table-cell>
          <table:table-cell office:value-type="float" office:value="486459873" calcext:value-type="float">
            <text:p>486459873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2287.04" calcext:value-type="float">
            <text:p>2287.04</text:p>
          </table:table-cell>
        </table:table-row>
        <table:table-row table:style-name="ro1">
          <table:table-cell office:value-type="float" office:value="27.75" calcext:value-type="float">
            <text:p>27.75</text:p>
          </table:table-cell>
          <table:table-cell office:value-type="float" office:value="486459875" calcext:value-type="float">
            <text:p>486459875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/>
        </table:table-row>
        <table:table-row table:style-name="ro1">
          <table:table-cell office:value-type="float" office:value="27.75" calcext:value-type="float">
            <text:p>27.75</text:p>
          </table:table-cell>
          <table:table-cell office:value-type="float" office:value="486459875" calcext:value-type="float">
            <text:p>486459875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-192" calcext:value-type="float">
            <text:p>-192</text:p>
          </table:table-cell>
          <table:table-cell/>
          <table:table-cell office:value-type="float" office:value="2279.6" calcext:value-type="float">
            <text:p>2279.6</text:p>
          </table:table-cell>
        </table:table-row>
        <table:table-row table:style-name="ro1">
          <table:table-cell office:value-type="float" office:value="27.75" calcext:value-type="float">
            <text:p>27.75</text:p>
          </table:table-cell>
          <table:table-cell office:value-type="float" office:value="486459875" calcext:value-type="float">
            <text:p>486459875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27.7833333333333" calcext:value-type="float">
            <text:p>27.7833333333333</text:p>
          </table:table-cell>
          <table:table-cell office:value-type="float" office:value="486459877" calcext:value-type="float">
            <text:p>486459877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212" calcext:value-type="float">
            <text:p>-212</text:p>
          </table:table-cell>
          <table:table-cell/>
          <table:table-cell office:value-type="float" office:value="2265.96" calcext:value-type="float">
            <text:p>2265.96</text:p>
          </table:table-cell>
        </table:table-row>
        <table:table-row table:style-name="ro1">
          <table:table-cell office:value-type="float" office:value="27.7833333333333" calcext:value-type="float">
            <text:p>27.7833333333333</text:p>
          </table:table-cell>
          <table:table-cell office:value-type="float" office:value="486459877" calcext:value-type="float">
            <text:p>486459877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27.7833333333333" calcext:value-type="float">
            <text:p>27.7833333333333</text:p>
          </table:table-cell>
          <table:table-cell office:value-type="float" office:value="486459877" calcext:value-type="float">
            <text:p>486459877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207" calcext:value-type="float">
            <text:p>-207</text:p>
          </table:table-cell>
          <table:table-cell/>
          <table:table-cell office:value-type="float" office:value="2264.72" calcext:value-type="float">
            <text:p>2264.72</text:p>
          </table:table-cell>
        </table:table-row>
        <table:table-row table:style-name="ro1">
          <table:table-cell office:value-type="float" office:value="27.7833333333333" calcext:value-type="float">
            <text:p>27.7833333333333</text:p>
          </table:table-cell>
          <table:table-cell office:value-type="float" office:value="486459877" calcext:value-type="float">
            <text:p>486459877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27.8166666666667" calcext:value-type="float">
            <text:p>27.8166666666667</text:p>
          </table:table-cell>
          <table:table-cell office:value-type="float" office:value="486459879" calcext:value-type="float">
            <text:p>486459879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227" calcext:value-type="float">
            <text:p>-227</text:p>
          </table:table-cell>
          <table:table-cell/>
          <table:table-cell office:value-type="float" office:value="2272.16" calcext:value-type="float">
            <text:p>2272.16</text:p>
          </table:table-cell>
        </table:table-row>
        <table:table-row table:style-name="ro1">
          <table:table-cell office:value-type="float" office:value="27.8166666666667" calcext:value-type="float">
            <text:p>27.8166666666667</text:p>
          </table:table-cell>
          <table:table-cell office:value-type="float" office:value="486459879" calcext:value-type="float">
            <text:p>486459879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27.8166666666667" calcext:value-type="float">
            <text:p>27.8166666666667</text:p>
          </table:table-cell>
          <table:table-cell office:value-type="float" office:value="486459879" calcext:value-type="float">
            <text:p>486459879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287.04" calcext:value-type="float">
            <text:p>2287.04</text:p>
          </table:table-cell>
        </table:table-row>
        <table:table-row table:style-name="ro1">
          <table:table-cell office:value-type="float" office:value="27.8166666666667" calcext:value-type="float">
            <text:p>27.8166666666667</text:p>
          </table:table-cell>
          <table:table-cell office:value-type="float" office:value="486459879" calcext:value-type="float">
            <text:p>486459879</text:p>
          </table:table-cell>
          <table:table-cell table:number-columns-repeated="2"/>
          <table:table-cell office:value-type="float" office:value="-3.3" calcext:value-type="float">
            <text:p>-3.3</text:p>
          </table:table-cell>
          <table:table-cell/>
        </table:table-row>
        <table:table-row table:style-name="ro1">
          <table:table-cell office:value-type="float" office:value="27.85" calcext:value-type="float">
            <text:p>27.85</text:p>
          </table:table-cell>
          <table:table-cell office:value-type="float" office:value="486459881" calcext:value-type="float">
            <text:p>486459881</text:p>
          </table:table-cell>
          <table:table-cell table:number-columns-repeated="2"/>
          <table:table-cell office:value-type="float" office:value="-3.9" calcext:value-type="float">
            <text:p>-3.9</text:p>
          </table:table-cell>
          <table:table-cell/>
        </table:table-row>
        <table:table-row table:style-name="ro1">
          <table:table-cell office:value-type="float" office:value="27.85" calcext:value-type="float">
            <text:p>27.85</text:p>
          </table:table-cell>
          <table:table-cell office:value-type="float" office:value="486459881" calcext:value-type="float">
            <text:p>486459881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-82" calcext:value-type="float">
            <text:p>-82</text:p>
          </table:table-cell>
          <table:table-cell/>
          <table:table-cell office:value-type="float" office:value="2282.08" calcext:value-type="float">
            <text:p>2282.08</text:p>
          </table:table-cell>
        </table:table-row>
        <table:table-row table:style-name="ro1">
          <table:table-cell office:value-type="float" office:value="27.8833333333333" calcext:value-type="float">
            <text:p>27.8833333333333</text:p>
          </table:table-cell>
          <table:table-cell office:value-type="float" office:value="486459883" calcext:value-type="float">
            <text:p>486459883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27.8833333333333" calcext:value-type="float">
            <text:p>27.8833333333333</text:p>
          </table:table-cell>
          <table:table-cell office:value-type="float" office:value="486459883" calcext:value-type="float">
            <text:p>486459883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-93" calcext:value-type="float">
            <text:p>-93</text:p>
          </table:table-cell>
          <table:table-cell/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float" office:value="27.8833333333333" calcext:value-type="float">
            <text:p>27.8833333333333</text:p>
          </table:table-cell>
          <table:table-cell office:value-type="float" office:value="486459883" calcext:value-type="float">
            <text:p>486459883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27.8833333333333" calcext:value-type="float">
            <text:p>27.8833333333333</text:p>
          </table:table-cell>
          <table:table-cell office:value-type="float" office:value="486459883" calcext:value-type="float">
            <text:p>486459883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-185" calcext:value-type="float">
            <text:p>-185</text:p>
          </table:table-cell>
          <table:table-cell/>
          <table:table-cell office:value-type="float" office:value="2377.28" calcext:value-type="float">
            <text:p>2377.28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486459885" calcext:value-type="float">
            <text:p>486459885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486459885" calcext:value-type="float">
            <text:p>486459885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203" calcext:value-type="float">
            <text:p>-203</text:p>
          </table:table-cell>
          <table:table-cell/>
          <table:table-cell office:value-type="float" office:value="2373.56" calcext:value-type="float">
            <text:p>2373.56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486459885" calcext:value-type="float">
            <text:p>486459885</text:p>
          </table:table-cell>
          <table:table-cell table:number-columns-repeated="2"/>
          <table:table-cell office:value-type="float" office:value="-2.7" calcext:value-type="float">
            <text:p>-2.7</text:p>
          </table:table-cell>
          <table:table-cell/>
        </table:table-row>
        <table:table-row table:style-name="ro1">
          <table:table-cell office:value-type="float" office:value="27.95" calcext:value-type="float">
            <text:p>27.95</text:p>
          </table:table-cell>
          <table:table-cell office:value-type="float" office:value="486459887" calcext:value-type="float">
            <text:p>486459887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2383.48" calcext:value-type="float">
            <text:p>2383.48</text:p>
          </table:table-cell>
        </table:table-row>
        <table:table-row table:style-name="ro1">
          <table:table-cell office:value-type="float" office:value="27.95" calcext:value-type="float">
            <text:p>27.95</text:p>
          </table:table-cell>
          <table:table-cell office:value-type="float" office:value="486459887" calcext:value-type="float">
            <text:p>486459887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27.95" calcext:value-type="float">
            <text:p>27.95</text:p>
          </table:table-cell>
          <table:table-cell office:value-type="float" office:value="486459887" calcext:value-type="float">
            <text:p>486459887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2398.36" calcext:value-type="float">
            <text:p>2398.36</text:p>
          </table:table-cell>
        </table:table-row>
        <table:table-row table:style-name="ro1">
          <table:table-cell office:value-type="float" office:value="27.95" calcext:value-type="float">
            <text:p>27.95</text:p>
          </table:table-cell>
          <table:table-cell office:value-type="float" office:value="486459887" calcext:value-type="float">
            <text:p>486459887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27.9833333333333" calcext:value-type="float">
            <text:p>27.9833333333333</text:p>
          </table:table-cell>
          <table:table-cell office:value-type="float" office:value="486459889" calcext:value-type="float">
            <text:p>486459889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2403.32" calcext:value-type="float">
            <text:p>2403.32</text:p>
          </table:table-cell>
        </table:table-row>
        <table:table-row table:style-name="ro1">
          <table:table-cell office:value-type="float" office:value="27.9833333333333" calcext:value-type="float">
            <text:p>27.9833333333333</text:p>
          </table:table-cell>
          <table:table-cell office:value-type="float" office:value="486459889" calcext:value-type="float">
            <text:p>486459889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27.9833333333333" calcext:value-type="float">
            <text:p>27.9833333333333</text:p>
          </table:table-cell>
          <table:table-cell office:value-type="float" office:value="486459889" calcext:value-type="float">
            <text:p>486459889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409.52" calcext:value-type="float">
            <text:p>2409.52</text:p>
          </table:table-cell>
        </table:table-row>
        <table:table-row table:style-name="ro1">
          <table:table-cell office:value-type="float" office:value="27.9833333333333" calcext:value-type="float">
            <text:p>27.9833333333333</text:p>
          </table:table-cell>
          <table:table-cell office:value-type="float" office:value="486459889" calcext:value-type="float">
            <text:p>486459889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6459891" calcext:value-type="float">
            <text:p>486459891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float" office:value="2421.92" calcext:value-type="float">
            <text:p>2421.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6459891" calcext:value-type="float">
            <text:p>486459891</text:p>
          </table:table-cell>
          <table:table-cell table:number-columns-repeated="2"/>
          <table:table-cell office:value-type="float" office:value="-2.5" calcext:value-type="float">
            <text:p>-2.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6459891" calcext:value-type="float">
            <text:p>486459891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/>
        </table:table-row>
        <table:table-row table:style-name="ro1">
          <table:table-cell office:value-type="float" office:value="28.05" calcext:value-type="float">
            <text:p>28.05</text:p>
          </table:table-cell>
          <table:table-cell office:value-type="float" office:value="486459894" calcext:value-type="float">
            <text:p>486459894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2413.24" calcext:value-type="float">
            <text:p>2413.24</text:p>
          </table:table-cell>
        </table:table-row>
        <table:table-row table:style-name="ro1">
          <table:table-cell office:value-type="float" office:value="28.05" calcext:value-type="float">
            <text:p>28.05</text:p>
          </table:table-cell>
          <table:table-cell office:value-type="float" office:value="486459894" calcext:value-type="float">
            <text:p>486459894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/>
        </table:table-row>
        <table:table-row table:style-name="ro1">
          <table:table-cell office:value-type="float" office:value="28.05" calcext:value-type="float">
            <text:p>28.05</text:p>
          </table:table-cell>
          <table:table-cell office:value-type="float" office:value="486459894" calcext:value-type="float">
            <text:p>486459894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412" calcext:value-type="float">
            <text:p>2412</text:p>
          </table:table-cell>
        </table:table-row>
        <table:table-row table:style-name="ro1">
          <table:table-cell office:value-type="float" office:value="28.05" calcext:value-type="float">
            <text:p>28.05</text:p>
          </table:table-cell>
          <table:table-cell office:value-type="float" office:value="486459894" calcext:value-type="float">
            <text:p>486459894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28.0833333333333" calcext:value-type="float">
            <text:p>28.0833333333333</text:p>
          </table:table-cell>
          <table:table-cell office:value-type="float" office:value="486459896" calcext:value-type="float">
            <text:p>486459896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-118" calcext:value-type="float">
            <text:p>-118</text:p>
          </table:table-cell>
          <table:table-cell/>
          <table:table-cell office:value-type="float" office:value="2410.76" calcext:value-type="float">
            <text:p>2410.76</text:p>
          </table:table-cell>
        </table:table-row>
        <table:table-row table:style-name="ro1">
          <table:table-cell office:value-type="float" office:value="28.0833333333333" calcext:value-type="float">
            <text:p>28.0833333333333</text:p>
          </table:table-cell>
          <table:table-cell office:value-type="float" office:value="486459896" calcext:value-type="float">
            <text:p>486459896</text:p>
          </table:table-cell>
          <table:table-cell table:number-columns-repeated="2"/>
          <table:table-cell office:value-type="float" office:value="-0.6" calcext:value-type="float">
            <text:p>-0.6</text:p>
          </table:table-cell>
          <table:table-cell/>
        </table:table-row>
        <table:table-row table:style-name="ro1">
          <table:table-cell office:value-type="float" office:value="28.0833333333333" calcext:value-type="float">
            <text:p>28.0833333333333</text:p>
          </table:table-cell>
          <table:table-cell office:value-type="float" office:value="486459896" calcext:value-type="float">
            <text:p>486459896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127" calcext:value-type="float">
            <text:p>-127</text:p>
          </table:table-cell>
          <table:table-cell/>
          <table:table-cell office:value-type="float" office:value="2407.04" calcext:value-type="float">
            <text:p>2407.04</text:p>
          </table:table-cell>
        </table:table-row>
        <table:table-row table:style-name="ro1">
          <table:table-cell office:value-type="float" office:value="28.0833333333333" calcext:value-type="float">
            <text:p>28.0833333333333</text:p>
          </table:table-cell>
          <table:table-cell office:value-type="float" office:value="486459898" calcext:value-type="float">
            <text:p>486459898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28.0833333333333" calcext:value-type="float">
            <text:p>28.0833333333333</text:p>
          </table:table-cell>
          <table:table-cell office:value-type="float" office:value="486459898" calcext:value-type="float">
            <text:p>486459898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418.2" calcext:value-type="float">
            <text:p>2418.2</text:p>
          </table:table-cell>
        </table:table-row>
        <table:table-row table:style-name="ro1">
          <table:table-cell office:value-type="float" office:value="28.0833333333333" calcext:value-type="float">
            <text:p>28.0833333333333</text:p>
          </table:table-cell>
          <table:table-cell office:value-type="float" office:value="486459898" calcext:value-type="float">
            <text:p>486459898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28.15" calcext:value-type="float">
            <text:p>28.15</text:p>
          </table:table-cell>
          <table:table-cell office:value-type="float" office:value="486459904" calcext:value-type="float">
            <text:p>486459904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2418.2" calcext:value-type="float">
            <text:p>2418.2</text:p>
          </table:table-cell>
        </table:table-row>
        <table:table-row table:style-name="ro1">
          <table:table-cell office:value-type="float" office:value="28.15" calcext:value-type="float">
            <text:p>28.15</text:p>
          </table:table-cell>
          <table:table-cell office:value-type="float" office:value="486459904" calcext:value-type="float">
            <text:p>486459904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28.15" calcext:value-type="float">
            <text:p>28.15</text:p>
          </table:table-cell>
          <table:table-cell office:value-type="float" office:value="486459904" calcext:value-type="float">
            <text:p>486459904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2426.88" calcext:value-type="float">
            <text:p>2426.88</text:p>
          </table:table-cell>
        </table:table-row>
        <table:table-row table:style-name="ro1">
          <table:table-cell office:value-type="float" office:value="28.15" calcext:value-type="float">
            <text:p>28.15</text:p>
          </table:table-cell>
          <table:table-cell office:value-type="float" office:value="486459904" calcext:value-type="float">
            <text:p>486459904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28.1833333333333" calcext:value-type="float">
            <text:p>28.1833333333333</text:p>
          </table:table-cell>
          <table:table-cell office:value-type="float" office:value="486459906" calcext:value-type="float">
            <text:p>486459906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19.44" calcext:value-type="float">
            <text:p>2419.44</text:p>
          </table:table-cell>
        </table:table-row>
        <table:table-row table:style-name="ro1">
          <table:table-cell office:value-type="float" office:value="28.1833333333333" calcext:value-type="float">
            <text:p>28.1833333333333</text:p>
          </table:table-cell>
          <table:table-cell office:value-type="float" office:value="486459906" calcext:value-type="float">
            <text:p>486459906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28.1833333333333" calcext:value-type="float">
            <text:p>28.1833333333333</text:p>
          </table:table-cell>
          <table:table-cell office:value-type="float" office:value="486459906" calcext:value-type="float">
            <text:p>486459906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425.64" calcext:value-type="float">
            <text:p>2425.64</text:p>
          </table:table-cell>
        </table:table-row>
        <table:table-row table:style-name="ro1">
          <table:table-cell office:value-type="float" office:value="28.2166666666667" calcext:value-type="float">
            <text:p>28.2166666666667</text:p>
          </table:table-cell>
          <table:table-cell office:value-type="float" office:value="486459907" calcext:value-type="float">
            <text:p>486459907</text:p>
          </table:table-cell>
          <table:table-cell table:number-columns-repeated="2"/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28.2166666666667" calcext:value-type="float">
            <text:p>28.2166666666667</text:p>
          </table:table-cell>
          <table:table-cell office:value-type="float" office:value="486459907" calcext:value-type="float">
            <text:p>486459907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165" calcext:value-type="float">
            <text:p>-165</text:p>
          </table:table-cell>
          <table:table-cell/>
          <table:table-cell office:value-type="float" office:value="2424.4" calcext:value-type="float">
            <text:p>2424.4</text:p>
          </table:table-cell>
        </table:table-row>
        <table:table-row table:style-name="ro1">
          <table:table-cell office:value-type="float" office:value="28.2166666666667" calcext:value-type="float">
            <text:p>28.2166666666667</text:p>
          </table:table-cell>
          <table:table-cell office:value-type="float" office:value="486459907" calcext:value-type="float">
            <text:p>486459907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/>
        </table:table-row>
        <table:table-row table:style-name="ro1">
          <table:table-cell office:value-type="float" office:value="28.2166666666667" calcext:value-type="float">
            <text:p>28.2166666666667</text:p>
          </table:table-cell>
          <table:table-cell office:value-type="float" office:value="486459907" calcext:value-type="float">
            <text:p>486459907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/>
        </table:table-row>
        <table:table-row table:style-name="ro1">
          <table:table-cell office:value-type="float" office:value="28.2166666666667" calcext:value-type="float">
            <text:p>28.2166666666667</text:p>
          </table:table-cell>
          <table:table-cell office:value-type="float" office:value="486459907" calcext:value-type="float">
            <text:p>486459907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431.84" calcext:value-type="float">
            <text:p>2431.84</text:p>
          </table:table-cell>
        </table:table-row>
        <table:table-row table:style-name="ro1">
          <table:table-cell office:value-type="float" office:value="28.25" calcext:value-type="float">
            <text:p>28.25</text:p>
          </table:table-cell>
          <table:table-cell office:value-type="float" office:value="486459910" calcext:value-type="float">
            <text:p>486459910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94" calcext:value-type="float">
            <text:p>-94</text:p>
          </table:table-cell>
          <table:table-cell/>
          <table:table-cell office:value-type="float" office:value="2425.64" calcext:value-type="float">
            <text:p>2425.64</text:p>
          </table:table-cell>
        </table:table-row>
        <table:table-row table:style-name="ro1">
          <table:table-cell office:value-type="float" office:value="28.25" calcext:value-type="float">
            <text:p>28.25</text:p>
          </table:table-cell>
          <table:table-cell office:value-type="float" office:value="486459910" calcext:value-type="float">
            <text:p>486459910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28.25" calcext:value-type="float">
            <text:p>28.25</text:p>
          </table:table-cell>
          <table:table-cell office:value-type="float" office:value="486459910" calcext:value-type="float">
            <text:p>486459910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/>
        </table:table-row>
        <table:table-row table:style-name="ro1">
          <table:table-cell office:value-type="float" office:value="28.2833333333333" calcext:value-type="float">
            <text:p>28.2833333333333</text:p>
          </table:table-cell>
          <table:table-cell office:value-type="float" office:value="486459912" calcext:value-type="float">
            <text:p>486459912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-134" calcext:value-type="float">
            <text:p>-134</text:p>
          </table:table-cell>
          <table:table-cell/>
          <table:table-cell office:value-type="float" office:value="2414.48" calcext:value-type="float">
            <text:p>2414.48</text:p>
          </table:table-cell>
        </table:table-row>
        <table:table-row table:style-name="ro1">
          <table:table-cell office:value-type="float" office:value="28.2833333333333" calcext:value-type="float">
            <text:p>28.2833333333333</text:p>
          </table:table-cell>
          <table:table-cell office:value-type="float" office:value="486459912" calcext:value-type="float">
            <text:p>486459912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28.2833333333333" calcext:value-type="float">
            <text:p>28.2833333333333</text:p>
          </table:table-cell>
          <table:table-cell office:value-type="float" office:value="486459912" calcext:value-type="float">
            <text:p>486459912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-81" calcext:value-type="float">
            <text:p>-81</text:p>
          </table:table-cell>
          <table:table-cell/>
          <table:table-cell office:value-type="float" office:value="2420.68" calcext:value-type="float">
            <text:p>2420.68</text:p>
          </table:table-cell>
        </table:table-row>
        <table:table-row table:style-name="ro1">
          <table:table-cell office:value-type="float" office:value="28.3166666666667" calcext:value-type="float">
            <text:p>28.3166666666667</text:p>
          </table:table-cell>
          <table:table-cell office:value-type="float" office:value="486459914" calcext:value-type="float">
            <text:p>486459914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2412" calcext:value-type="float">
            <text:p>2412</text:p>
          </table:table-cell>
        </table:table-row>
        <table:table-row table:style-name="ro1">
          <table:table-cell office:value-type="float" office:value="28.3166666666667" calcext:value-type="float">
            <text:p>28.3166666666667</text:p>
          </table:table-cell>
          <table:table-cell office:value-type="float" office:value="486459914" calcext:value-type="float">
            <text:p>486459914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28.3166666666667" calcext:value-type="float">
            <text:p>28.3166666666667</text:p>
          </table:table-cell>
          <table:table-cell office:value-type="float" office:value="486459914" calcext:value-type="float">
            <text:p>486459914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-288" calcext:value-type="float">
            <text:p>-288</text:p>
          </table:table-cell>
          <table:table-cell/>
          <table:table-cell office:value-type="float" office:value="2402.08" calcext:value-type="float">
            <text:p>2402.08</text:p>
          </table:table-cell>
        </table:table-row>
        <table:table-row table:style-name="ro1">
          <table:table-cell office:value-type="float" office:value="28.3166666666667" calcext:value-type="float">
            <text:p>28.3166666666667</text:p>
          </table:table-cell>
          <table:table-cell office:value-type="float" office:value="486459914" calcext:value-type="float">
            <text:p>486459914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/>
        </table:table-row>
        <table:table-row table:style-name="ro1">
          <table:table-cell office:value-type="float" office:value="28.35" calcext:value-type="float">
            <text:p>28.35</text:p>
          </table:table-cell>
          <table:table-cell office:value-type="float" office:value="486459916" calcext:value-type="float">
            <text:p>486459916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28.35" calcext:value-type="float">
            <text:p>28.35</text:p>
          </table:table-cell>
          <table:table-cell office:value-type="float" office:value="486459916" calcext:value-type="float">
            <text:p>486459916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530" calcext:value-type="float">
            <text:p>-530</text:p>
          </table:table-cell>
          <table:table-cell/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float" office:value="28.35" calcext:value-type="float">
            <text:p>28.35</text:p>
          </table:table-cell>
          <table:table-cell office:value-type="float" office:value="486459916" calcext:value-type="float">
            <text:p>486459916</text:p>
          </table:table-cell>
          <table:table-cell table:number-columns-repeated="2"/>
          <table:table-cell office:value-type="float" office:value="-2.7" calcext:value-type="float">
            <text:p>-2.7</text:p>
          </table:table-cell>
          <table:table-cell/>
        </table:table-row>
        <table:table-row table:style-name="ro1">
          <table:table-cell office:value-type="float" office:value="28.35" calcext:value-type="float">
            <text:p>28.35</text:p>
          </table:table-cell>
          <table:table-cell office:value-type="float" office:value="486459916" calcext:value-type="float">
            <text:p>486459916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-424" calcext:value-type="float">
            <text:p>-424</text:p>
          </table:table-cell>
          <table:table-cell/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float" office:value="28.3833333333333" calcext:value-type="float">
            <text:p>28.3833333333333</text:p>
          </table:table-cell>
          <table:table-cell office:value-type="float" office:value="486459918" calcext:value-type="float">
            <text:p>486459918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/>
        </table:table-row>
        <table:table-row table:style-name="ro1">
          <table:table-cell office:value-type="float" office:value="28.3833333333333" calcext:value-type="float">
            <text:p>28.3833333333333</text:p>
          </table:table-cell>
          <table:table-cell office:value-type="float" office:value="486459918" calcext:value-type="float">
            <text:p>486459918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422" calcext:value-type="float">
            <text:p>-422</text:p>
          </table:table-cell>
          <table:table-cell/>
          <table:table-cell office:value-type="float" office:value="2368.6" calcext:value-type="float">
            <text:p>2368.6</text:p>
          </table:table-cell>
        </table:table-row>
        <table:table-row table:style-name="ro1">
          <table:table-cell office:value-type="float" office:value="28.3833333333333" calcext:value-type="float">
            <text:p>28.3833333333333</text:p>
          </table:table-cell>
          <table:table-cell office:value-type="float" office:value="486459918" calcext:value-type="float">
            <text:p>486459918</text:p>
          </table:table-cell>
          <table:table-cell table:number-columns-repeated="2"/>
          <table:table-cell office:value-type="float" office:value="-2.7" calcext:value-type="float">
            <text:p>-2.7</text:p>
          </table:table-cell>
          <table:table-cell/>
        </table:table-row>
        <table:table-row table:style-name="ro1">
          <table:table-cell office:value-type="float" office:value="28.4166666666667" calcext:value-type="float">
            <text:p>28.4166666666667</text:p>
          </table:table-cell>
          <table:table-cell office:value-type="float" office:value="486459920" calcext:value-type="float">
            <text:p>486459920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-298" calcext:value-type="float">
            <text:p>-298</text:p>
          </table:table-cell>
          <table:table-cell/>
          <table:table-cell office:value-type="float" office:value="2358.68" calcext:value-type="float">
            <text:p>2358.68</text:p>
          </table:table-cell>
        </table:table-row>
        <table:table-row table:style-name="ro1">
          <table:table-cell office:value-type="float" office:value="28.4166666666667" calcext:value-type="float">
            <text:p>28.4166666666667</text:p>
          </table:table-cell>
          <table:table-cell office:value-type="float" office:value="486459920" calcext:value-type="float">
            <text:p>486459920</text:p>
          </table:table-cell>
          <table:table-cell table:number-columns-repeated="2"/>
          <table:table-cell office:value-type="float" office:value="-3.3" calcext:value-type="float">
            <text:p>-3.3</text:p>
          </table:table-cell>
          <table:table-cell/>
        </table:table-row>
        <table:table-row table:style-name="ro1">
          <table:table-cell office:value-type="float" office:value="28.4166666666667" calcext:value-type="float">
            <text:p>28.4166666666667</text:p>
          </table:table-cell>
          <table:table-cell office:value-type="float" office:value="486459920" calcext:value-type="float">
            <text:p>486459920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-310" calcext:value-type="float">
            <text:p>-310</text:p>
          </table:table-cell>
          <table:table-cell/>
          <table:table-cell office:value-type="float" office:value="2356.2" calcext:value-type="float">
            <text:p>2356.2</text:p>
          </table:table-cell>
        </table:table-row>
        <table:table-row table:style-name="ro1">
          <table:table-cell office:value-type="float" office:value="28.4333333333333" calcext:value-type="float">
            <text:p>28.4333333333333</text:p>
          </table:table-cell>
          <table:table-cell office:value-type="float" office:value="486459922" calcext:value-type="float">
            <text:p>486459922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28.4333333333333" calcext:value-type="float">
            <text:p>28.4333333333333</text:p>
          </table:table-cell>
          <table:table-cell office:value-type="float" office:value="486459922" calcext:value-type="float">
            <text:p>486459922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86" calcext:value-type="float">
            <text:p>-86</text:p>
          </table:table-cell>
          <table:table-cell/>
          <table:table-cell office:value-type="float" office:value="2357.44" calcext:value-type="float">
            <text:p>2357.44</text:p>
          </table:table-cell>
        </table:table-row>
        <table:table-row table:style-name="ro1">
          <table:table-cell office:value-type="float" office:value="28.4333333333333" calcext:value-type="float">
            <text:p>28.4333333333333</text:p>
          </table:table-cell>
          <table:table-cell office:value-type="float" office:value="486459922" calcext:value-type="float">
            <text:p>486459922</text:p>
          </table:table-cell>
          <table:table-cell table:number-columns-repeated="2"/>
          <table:table-cell office:value-type="float" office:value="-3.3" calcext:value-type="float">
            <text:p>-3.3</text:p>
          </table:table-cell>
          <table:table-cell/>
        </table:table-row>
        <table:table-row table:style-name="ro1">
          <table:table-cell office:value-type="float" office:value="28.4833333333333" calcext:value-type="float">
            <text:p>28.4833333333333</text:p>
          </table:table-cell>
          <table:table-cell office:value-type="float" office:value="486459924" calcext:value-type="float">
            <text:p>486459924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384" calcext:value-type="float">
            <text:p>-384</text:p>
          </table:table-cell>
          <table:table-cell/>
          <table:table-cell office:value-type="float" office:value="2333.88" calcext:value-type="float">
            <text:p>2333.88</text:p>
          </table:table-cell>
        </table:table-row>
        <table:table-row table:style-name="ro1">
          <table:table-cell office:value-type="float" office:value="28.4833333333333" calcext:value-type="float">
            <text:p>28.4833333333333</text:p>
          </table:table-cell>
          <table:table-cell office:value-type="float" office:value="486459924" calcext:value-type="float">
            <text:p>486459924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28.4833333333333" calcext:value-type="float">
            <text:p>28.4833333333333</text:p>
          </table:table-cell>
          <table:table-cell office:value-type="float" office:value="486459924" calcext:value-type="float">
            <text:p>486459924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-230" calcext:value-type="float">
            <text:p>-230</text:p>
          </table:table-cell>
          <table:table-cell/>
          <table:table-cell office:value-type="float" office:value="2343.8" calcext:value-type="float">
            <text:p>2343.8</text:p>
          </table:table-cell>
        </table:table-row>
        <table:table-row table:style-name="ro1">
          <table:table-cell office:value-type="float" office:value="28.4833333333333" calcext:value-type="float">
            <text:p>28.4833333333333</text:p>
          </table:table-cell>
          <table:table-cell office:value-type="float" office:value="486459924" calcext:value-type="float">
            <text:p>486459924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28.5166666666667" calcext:value-type="float">
            <text:p>28.5166666666667</text:p>
          </table:table-cell>
          <table:table-cell office:value-type="float" office:value="486459926" calcext:value-type="float">
            <text:p>486459926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28.5166666666667" calcext:value-type="float">
            <text:p>28.5166666666667</text:p>
          </table:table-cell>
          <table:table-cell office:value-type="float" office:value="486459926" calcext:value-type="float">
            <text:p>486459926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354.96" calcext:value-type="float">
            <text:p>2354.96</text:p>
          </table:table-cell>
        </table:table-row>
        <table:table-row table:style-name="ro1">
          <table:table-cell office:value-type="float" office:value="28.5166666666667" calcext:value-type="float">
            <text:p>28.5166666666667</text:p>
          </table:table-cell>
          <table:table-cell office:value-type="float" office:value="486459926" calcext:value-type="float">
            <text:p>486459926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28.5166666666667" calcext:value-type="float">
            <text:p>28.5166666666667</text:p>
          </table:table-cell>
          <table:table-cell office:value-type="float" office:value="486459926" calcext:value-type="float">
            <text:p>486459926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56.2" calcext:value-type="float">
            <text:p>2356.2</text:p>
          </table:table-cell>
        </table:table-row>
        <table:table-row table:style-name="ro1">
          <table:table-cell office:value-type="float" office:value="28.5666666666667" calcext:value-type="float">
            <text:p>28.5666666666667</text:p>
          </table:table-cell>
          <table:table-cell office:value-type="float" office:value="486459928" calcext:value-type="float">
            <text:p>486459928</text:p>
          </table:table-cell>
          <table:table-cell table:number-columns-repeated="2"/>
          <table:table-cell office:value-type="float" office:value="-4.4" calcext:value-type="float">
            <text:p>-4.4</text:p>
          </table:table-cell>
          <table:table-cell/>
        </table:table-row>
        <table:table-row table:style-name="ro1">
          <table:table-cell office:value-type="float" office:value="28.5666666666667" calcext:value-type="float">
            <text:p>28.5666666666667</text:p>
          </table:table-cell>
          <table:table-cell office:value-type="float" office:value="486459928" calcext:value-type="float">
            <text:p>486459928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359.92" calcext:value-type="float">
            <text:p>2359.92</text:p>
          </table:table-cell>
        </table:table-row>
        <table:table-row table:style-name="ro1">
          <table:table-cell office:value-type="float" office:value="28.5666666666667" calcext:value-type="float">
            <text:p>28.5666666666667</text:p>
          </table:table-cell>
          <table:table-cell office:value-type="float" office:value="486459928" calcext:value-type="float">
            <text:p>486459928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28.5666666666667" calcext:value-type="float">
            <text:p>28.5666666666667</text:p>
          </table:table-cell>
          <table:table-cell office:value-type="float" office:value="486459928" calcext:value-type="float">
            <text:p>486459928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351.24" calcext:value-type="float">
            <text:p>2351.24</text:p>
          </table:table-cell>
        </table:table-row>
        <table:table-row table:style-name="ro1">
          <table:table-cell office:value-type="float" office:value="28.5833333333333" calcext:value-type="float">
            <text:p>28.5833333333333</text:p>
          </table:table-cell>
          <table:table-cell office:value-type="float" office:value="486459930" calcext:value-type="float">
            <text:p>486459930</text:p>
          </table:table-cell>
          <table:table-cell table:number-columns-repeated="2"/>
          <table:table-cell office:value-type="float" office:value="-2.5" calcext:value-type="float">
            <text:p>-2.5</text:p>
          </table:table-cell>
          <table:table-cell/>
        </table:table-row>
        <table:table-row table:style-name="ro1">
          <table:table-cell office:value-type="float" office:value="28.5833333333333" calcext:value-type="float">
            <text:p>28.5833333333333</text:p>
          </table:table-cell>
          <table:table-cell office:value-type="float" office:value="486459930" calcext:value-type="float">
            <text:p>486459930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2353.72" calcext:value-type="float">
            <text:p>2353.72</text:p>
          </table:table-cell>
        </table:table-row>
        <table:table-row table:style-name="ro1">
          <table:table-cell office:value-type="float" office:value="28.5833333333333" calcext:value-type="float">
            <text:p>28.5833333333333</text:p>
          </table:table-cell>
          <table:table-cell office:value-type="float" office:value="486459930" calcext:value-type="float">
            <text:p>486459930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28.6166666666667" calcext:value-type="float">
            <text:p>28.6166666666667</text:p>
          </table:table-cell>
          <table:table-cell office:value-type="float" office:value="486459932" calcext:value-type="float">
            <text:p>486459932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367.36" calcext:value-type="float">
            <text:p>2367.36</text:p>
          </table:table-cell>
        </table:table-row>
        <table:table-row table:style-name="ro1">
          <table:table-cell office:value-type="float" office:value="28.6166666666667" calcext:value-type="float">
            <text:p>28.6166666666667</text:p>
          </table:table-cell>
          <table:table-cell office:value-type="float" office:value="486459932" calcext:value-type="float">
            <text:p>486459932</text:p>
          </table:table-cell>
          <table:table-cell table:number-columns-repeated="2"/>
          <table:table-cell office:value-type="float" office:value="-4.5" calcext:value-type="float">
            <text:p>-4.5</text:p>
          </table:table-cell>
          <table:table-cell/>
        </table:table-row>
        <table:table-row table:style-name="ro1">
          <table:table-cell office:value-type="float" office:value="28.6166666666667" calcext:value-type="float">
            <text:p>28.6166666666667</text:p>
          </table:table-cell>
          <table:table-cell office:value-type="float" office:value="486459932" calcext:value-type="float">
            <text:p>486459932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362.4" calcext:value-type="float">
            <text:p>2362.4</text:p>
          </table:table-cell>
        </table:table-row>
        <table:table-row table:style-name="ro1">
          <table:table-cell office:value-type="float" office:value="28.6166666666667" calcext:value-type="float">
            <text:p>28.6166666666667</text:p>
          </table:table-cell>
          <table:table-cell office:value-type="float" office:value="486459932" calcext:value-type="float">
            <text:p>486459932</text:p>
          </table:table-cell>
          <table:table-cell table:number-columns-repeated="2"/>
          <table:table-cell office:value-type="float" office:value="-4.3" calcext:value-type="float">
            <text:p>-4.3</text:p>
          </table:table-cell>
          <table:table-cell/>
        </table:table-row>
        <table:table-row table:style-name="ro1">
          <table:table-cell office:value-type="float" office:value="28.6666666666667" calcext:value-type="float">
            <text:p>28.6666666666667</text:p>
          </table:table-cell>
          <table:table-cell office:value-type="float" office:value="486459934" calcext:value-type="float">
            <text:p>486459934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2369.84" calcext:value-type="float">
            <text:p>2369.84</text:p>
          </table:table-cell>
        </table:table-row>
        <table:table-row table:style-name="ro1">
          <table:table-cell office:value-type="float" office:value="28.6666666666667" calcext:value-type="float">
            <text:p>28.6666666666667</text:p>
          </table:table-cell>
          <table:table-cell office:value-type="float" office:value="486459934" calcext:value-type="float">
            <text:p>486459934</text:p>
          </table:table-cell>
          <table:table-cell table:number-columns-repeated="2"/>
          <table:table-cell office:value-type="float" office:value="-4.7" calcext:value-type="float">
            <text:p>-4.7</text:p>
          </table:table-cell>
          <table:table-cell/>
        </table:table-row>
        <table:table-row table:style-name="ro1">
          <table:table-cell office:value-type="float" office:value="28.6666666666667" calcext:value-type="float">
            <text:p>28.6666666666667</text:p>
          </table:table-cell>
          <table:table-cell office:value-type="float" office:value="486459934" calcext:value-type="float">
            <text:p>486459934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57" calcext:value-type="float">
            <text:p>-57</text:p>
          </table:table-cell>
          <table:table-cell/>
          <table:table-cell office:value-type="float" office:value="2359.92" calcext:value-type="float">
            <text:p>2359.92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486459936" calcext:value-type="float">
            <text:p>486459936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486459936" calcext:value-type="float">
            <text:p>486459936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159" calcext:value-type="float">
            <text:p>-159</text:p>
          </table:table-cell>
          <table:table-cell/>
          <table:table-cell office:value-type="float" office:value="2361.16" calcext:value-type="float">
            <text:p>2361.16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486459936" calcext:value-type="float">
            <text:p>486459936</text:p>
          </table:table-cell>
          <table:table-cell table:number-columns-repeated="2"/>
          <table:table-cell office:value-type="float" office:value="-4.2" calcext:value-type="float">
            <text:p>-4.2</text:p>
          </table:table-cell>
          <table:table-cell/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486459936" calcext:value-type="float">
            <text:p>486459936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228" calcext:value-type="float">
            <text:p>-228</text:p>
          </table:table-cell>
          <table:table-cell/>
          <table:table-cell office:value-type="float" office:value="2346.28" calcext:value-type="float">
            <text:p>2346.28</text:p>
          </table:table-cell>
        </table:table-row>
        <table:table-row table:style-name="ro1">
          <table:table-cell office:value-type="float" office:value="28.7166666666667" calcext:value-type="float">
            <text:p>28.7166666666667</text:p>
          </table:table-cell>
          <table:table-cell office:value-type="float" office:value="486459938" calcext:value-type="float">
            <text:p>486459938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28.7166666666667" calcext:value-type="float">
            <text:p>28.7166666666667</text:p>
          </table:table-cell>
          <table:table-cell office:value-type="float" office:value="486459938" calcext:value-type="float">
            <text:p>486459938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198" calcext:value-type="float">
            <text:p>-198</text:p>
          </table:table-cell>
          <table:table-cell/>
          <table:table-cell office:value-type="float" office:value="2328.92" calcext:value-type="float">
            <text:p>2328.92</text:p>
          </table:table-cell>
        </table:table-row>
        <table:table-row table:style-name="ro1">
          <table:table-cell office:value-type="float" office:value="28.7166666666667" calcext:value-type="float">
            <text:p>28.7166666666667</text:p>
          </table:table-cell>
          <table:table-cell office:value-type="float" office:value="486459938" calcext:value-type="float">
            <text:p>486459938</text:p>
          </table:table-cell>
          <table:table-cell table:number-columns-repeated="2"/>
          <table:table-cell office:value-type="float" office:value="-4.5" calcext:value-type="float">
            <text:p>-4.5</text:p>
          </table:table-cell>
          <table:table-cell/>
        </table:table-row>
        <table:table-row table:style-name="ro1">
          <table:table-cell office:value-type="float" office:value="28.7666666666667" calcext:value-type="float">
            <text:p>28.7666666666667</text:p>
          </table:table-cell>
          <table:table-cell office:value-type="float" office:value="486459940" calcext:value-type="float">
            <text:p>486459940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102" calcext:value-type="float">
            <text:p>-102</text:p>
          </table:table-cell>
          <table:table-cell/>
          <table:table-cell office:value-type="float" office:value="2348.76" calcext:value-type="float">
            <text:p>2348.76</text:p>
          </table:table-cell>
        </table:table-row>
        <table:table-row table:style-name="ro1">
          <table:table-cell office:value-type="float" office:value="28.7666666666667" calcext:value-type="float">
            <text:p>28.7666666666667</text:p>
          </table:table-cell>
          <table:table-cell office:value-type="float" office:value="486459940" calcext:value-type="float">
            <text:p>486459940</text:p>
          </table:table-cell>
          <table:table-cell table:number-columns-repeated="2"/>
          <table:table-cell office:value-type="float" office:value="-4.4" calcext:value-type="float">
            <text:p>-4.4</text:p>
          </table:table-cell>
          <table:table-cell/>
        </table:table-row>
        <table:table-row table:style-name="ro1">
          <table:table-cell office:value-type="float" office:value="28.7666666666667" calcext:value-type="float">
            <text:p>28.7666666666667</text:p>
          </table:table-cell>
          <table:table-cell office:value-type="float" office:value="486459940" calcext:value-type="float">
            <text:p>486459940</text:p>
          </table:table-cell>
          <table:table-cell table:number-columns-repeated="2"/>
          <table:table-cell office:value-type="float" office:value="-3.1" calcext:value-type="float">
            <text:p>-3.1</text:p>
          </table:table-cell>
          <table:table-cell/>
        </table:table-row>
        <table:table-row table:style-name="ro1">
          <table:table-cell office:value-type="float" office:value="28.7666666666667" calcext:value-type="float">
            <text:p>28.7666666666667</text:p>
          </table:table-cell>
          <table:table-cell office:value-type="float" office:value="486459940" calcext:value-type="float">
            <text:p>486459940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115" calcext:value-type="float">
            <text:p>-115</text:p>
          </table:table-cell>
          <table:table-cell/>
          <table:table-cell office:value-type="float" office:value="2342.56" calcext:value-type="float">
            <text:p>2342.56</text:p>
          </table:table-cell>
        </table:table-row>
        <table:table-row table:style-name="ro1">
          <table:table-cell office:value-type="float" office:value="28.7833333333333" calcext:value-type="float">
            <text:p>28.7833333333333</text:p>
          </table:table-cell>
          <table:table-cell office:value-type="float" office:value="486459942" calcext:value-type="float">
            <text:p>486459942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28.7833333333333" calcext:value-type="float">
            <text:p>28.7833333333333</text:p>
          </table:table-cell>
          <table:table-cell office:value-type="float" office:value="486459942" calcext:value-type="float">
            <text:p>486459942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180" calcext:value-type="float">
            <text:p>-180</text:p>
          </table:table-cell>
          <table:table-cell/>
          <table:table-cell office:value-type="float" office:value="2333.88" calcext:value-type="float">
            <text:p>2333.88</text:p>
          </table:table-cell>
        </table:table-row>
        <table:table-row table:style-name="ro1">
          <table:table-cell office:value-type="float" office:value="28.7833333333333" calcext:value-type="float">
            <text:p>28.7833333333333</text:p>
          </table:table-cell>
          <table:table-cell office:value-type="float" office:value="486459942" calcext:value-type="float">
            <text:p>486459942</text:p>
          </table:table-cell>
          <table:table-cell table:number-columns-repeated="2"/>
          <table:table-cell office:value-type="float" office:value="-5.5" calcext:value-type="float">
            <text:p>-5.5</text:p>
          </table:table-cell>
          <table:table-cell/>
        </table:table-row>
        <table:table-row table:style-name="ro1">
          <table:table-cell office:value-type="float" office:value="28.8166666666667" calcext:value-type="float">
            <text:p>28.8166666666667</text:p>
          </table:table-cell>
          <table:table-cell office:value-type="float" office:value="486459944" calcext:value-type="float">
            <text:p>486459944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2343.8" calcext:value-type="float">
            <text:p>2343.8</text:p>
          </table:table-cell>
        </table:table-row>
        <table:table-row table:style-name="ro1">
          <table:table-cell office:value-type="float" office:value="28.8166666666667" calcext:value-type="float">
            <text:p>28.8166666666667</text:p>
          </table:table-cell>
          <table:table-cell office:value-type="float" office:value="486459944" calcext:value-type="float">
            <text:p>486459944</text:p>
          </table:table-cell>
          <table:table-cell table:number-columns-repeated="2"/>
          <table:table-cell office:value-type="float" office:value="-7.4" calcext:value-type="float">
            <text:p>-7.4</text:p>
          </table:table-cell>
          <table:table-cell/>
        </table:table-row>
        <table:table-row table:style-name="ro1">
          <table:table-cell office:value-type="float" office:value="28.8166666666667" calcext:value-type="float">
            <text:p>28.8166666666667</text:p>
          </table:table-cell>
          <table:table-cell office:value-type="float" office:value="486459944" calcext:value-type="float">
            <text:p>486459944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-85" calcext:value-type="float">
            <text:p>-85</text:p>
          </table:table-cell>
          <table:table-cell/>
          <table:table-cell office:value-type="float" office:value="2335.12" calcext:value-type="float">
            <text:p>2335.12</text:p>
          </table:table-cell>
        </table:table-row>
        <table:table-row table:style-name="ro1">
          <table:table-cell office:value-type="float" office:value="28.85" calcext:value-type="float">
            <text:p>28.85</text:p>
          </table:table-cell>
          <table:table-cell office:value-type="float" office:value="486459946" calcext:value-type="float">
            <text:p>486459946</text:p>
          </table:table-cell>
          <table:table-cell table:number-columns-repeated="2"/>
          <table:table-cell office:value-type="float" office:value="-7.5" calcext:value-type="float">
            <text:p>-7.5</text:p>
          </table:table-cell>
          <table:table-cell/>
        </table:table-row>
        <table:table-row table:style-name="ro1">
          <table:table-cell office:value-type="float" office:value="28.85" calcext:value-type="float">
            <text:p>28.85</text:p>
          </table:table-cell>
          <table:table-cell office:value-type="float" office:value="486459946" calcext:value-type="float">
            <text:p>486459946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-887" calcext:value-type="float">
            <text:p>-887</text:p>
          </table:table-cell>
          <table:table-cell/>
          <table:table-cell office:value-type="float" office:value="2295.44" calcext:value-type="float">
            <text:p>2295.44</text:p>
          </table:table-cell>
        </table:table-row>
        <table:table-row table:style-name="ro1">
          <table:table-cell office:value-type="float" office:value="28.85" calcext:value-type="float">
            <text:p>28.85</text:p>
          </table:table-cell>
          <table:table-cell office:value-type="float" office:value="486459946" calcext:value-type="float">
            <text:p>486459946</text:p>
          </table:table-cell>
          <table:table-cell table:number-columns-repeated="2"/>
          <table:table-cell office:value-type="float" office:value="-9.7" calcext:value-type="float">
            <text:p>-9.7</text:p>
          </table:table-cell>
          <table:table-cell/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486459948" calcext:value-type="float">
            <text:p>486459948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1169" calcext:value-type="float">
            <text:p>-1169</text:p>
          </table:table-cell>
          <table:table-cell/>
          <table:table-cell office:value-type="float" office:value="2258.24" calcext:value-type="float">
            <text:p>2258.24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486459948" calcext:value-type="float">
            <text:p>486459948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486459948" calcext:value-type="float">
            <text:p>486459948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909" calcext:value-type="float">
            <text:p>-909</text:p>
          </table:table-cell>
          <table:table-cell/>
          <table:table-cell office:value-type="float" office:value="2242.12" calcext:value-type="float">
            <text:p>2242.12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486459948" calcext:value-type="float">
            <text:p>486459948</text:p>
          </table:table-cell>
          <table:table-cell table:number-columns-repeated="2"/>
          <table:table-cell office:value-type="float" office:value="-12.6" calcext:value-type="float">
            <text:p>-12.6</text:p>
          </table:table-cell>
          <table:table-cell/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486459948" calcext:value-type="float">
            <text:p>486459948</text:p>
          </table:table-cell>
          <table:table-cell office:value-type="float" office:value="134.665226781857" calcext:value-type="float">
            <text:p>134.665226781857</text:p>
          </table:table-cell>
          <table:table-cell office:value-type="float" office:value="-915" calcext:value-type="float">
            <text:p>-915</text:p>
          </table:table-cell>
          <table:table-cell/>
          <table:table-cell office:value-type="float" office:value="2217.32" calcext:value-type="float">
            <text:p>2217.32</text:p>
          </table:table-cell>
        </table:table-row>
        <table:table-row table:style-name="ro1">
          <table:table-cell office:value-type="float" office:value="28.9166666666667" calcext:value-type="float">
            <text:p>28.9166666666667</text:p>
          </table:table-cell>
          <table:table-cell office:value-type="float" office:value="486459950" calcext:value-type="float">
            <text:p>486459950</text:p>
          </table:table-cell>
          <table:table-cell table:number-columns-repeated="2"/>
          <table:table-cell office:value-type="float" office:value="-11.8" calcext:value-type="float">
            <text:p>-11.8</text:p>
          </table:table-cell>
          <table:table-cell/>
        </table:table-row>
        <table:table-row table:style-name="ro1">
          <table:table-cell office:value-type="float" office:value="28.9166666666667" calcext:value-type="float">
            <text:p>28.9166666666667</text:p>
          </table:table-cell>
          <table:table-cell office:value-type="float" office:value="486459950" calcext:value-type="float">
            <text:p>486459950</text:p>
          </table:table-cell>
          <table:table-cell office:value-type="float" office:value="136.393088552916" calcext:value-type="float">
            <text:p>136.393088552916</text:p>
          </table:table-cell>
          <table:table-cell office:value-type="float" office:value="-1535" calcext:value-type="float">
            <text:p>-1535</text:p>
          </table:table-cell>
          <table:table-cell/>
          <table:table-cell office:value-type="float" office:value="2170.2" calcext:value-type="float">
            <text:p>2170.2</text:p>
          </table:table-cell>
        </table:table-row>
        <table:table-row table:style-name="ro1">
          <table:table-cell office:value-type="float" office:value="28.9166666666667" calcext:value-type="float">
            <text:p>28.9166666666667</text:p>
          </table:table-cell>
          <table:table-cell office:value-type="float" office:value="486459950" calcext:value-type="float">
            <text:p>486459950</text:p>
          </table:table-cell>
          <table:table-cell table:number-columns-repeated="2"/>
          <table:table-cell office:value-type="float" office:value="-13.3" calcext:value-type="float">
            <text:p>-13.3</text:p>
          </table:table-cell>
          <table:table-cell/>
        </table:table-row>
        <table:table-row table:style-name="ro1">
          <table:table-cell office:value-type="float" office:value="28.9333333333333" calcext:value-type="float">
            <text:p>28.9333333333333</text:p>
          </table:table-cell>
          <table:table-cell office:value-type="float" office:value="486459952" calcext:value-type="float">
            <text:p>486459952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1739" calcext:value-type="float">
            <text:p>-1739</text:p>
          </table:table-cell>
          <table:table-cell/>
          <table:table-cell office:value-type="float" office:value="2104.48" calcext:value-type="float">
            <text:p>2104.48</text:p>
          </table:table-cell>
        </table:table-row>
        <table:table-row table:style-name="ro1">
          <table:table-cell office:value-type="float" office:value="28.9333333333333" calcext:value-type="float">
            <text:p>28.9333333333333</text:p>
          </table:table-cell>
          <table:table-cell office:value-type="float" office:value="486459952" calcext:value-type="float">
            <text:p>486459952</text:p>
          </table:table-cell>
          <table:table-cell table:number-columns-repeated="2"/>
          <table:table-cell office:value-type="float" office:value="-12.5" calcext:value-type="float">
            <text:p>-12.5</text:p>
          </table:table-cell>
          <table:table-cell/>
        </table:table-row>
        <table:table-row table:style-name="ro1">
          <table:table-cell office:value-type="float" office:value="28.9333333333333" calcext:value-type="float">
            <text:p>28.9333333333333</text:p>
          </table:table-cell>
          <table:table-cell office:value-type="float" office:value="486459952" calcext:value-type="float">
            <text:p>486459952</text:p>
          </table:table-cell>
          <table:table-cell table:number-columns-repeated="2"/>
          <table:table-cell office:value-type="float" office:value="-11.3" calcext:value-type="float">
            <text:p>-11.3</text:p>
          </table:table-cell>
          <table:table-cell/>
        </table:table-row>
        <table:table-row table:style-name="ro1">
          <table:table-cell office:value-type="float" office:value="28.9833333333333" calcext:value-type="float">
            <text:p>28.9833333333333</text:p>
          </table:table-cell>
          <table:table-cell office:value-type="float" office:value="486459954" calcext:value-type="float">
            <text:p>486459954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2151" calcext:value-type="float">
            <text:p>-2151</text:p>
          </table:table-cell>
          <table:table-cell/>
          <table:table-cell office:value-type="float" office:value="2038.76" calcext:value-type="float">
            <text:p>2038.76</text:p>
          </table:table-cell>
        </table:table-row>
        <table:table-row table:style-name="ro1">
          <table:table-cell office:value-type="float" office:value="28.9833333333333" calcext:value-type="float">
            <text:p>28.9833333333333</text:p>
          </table:table-cell>
          <table:table-cell office:value-type="float" office:value="486459954" calcext:value-type="float">
            <text:p>486459954</text:p>
          </table:table-cell>
          <table:table-cell table:number-columns-repeated="2"/>
          <table:table-cell office:value-type="float" office:value="-12.7" calcext:value-type="float">
            <text:p>-12.7</text:p>
          </table:table-cell>
          <table:table-cell/>
        </table:table-row>
        <table:table-row table:style-name="ro1">
          <table:table-cell office:value-type="float" office:value="28.9833333333333" calcext:value-type="float">
            <text:p>28.9833333333333</text:p>
          </table:table-cell>
          <table:table-cell office:value-type="float" office:value="486459954" calcext:value-type="float">
            <text:p>486459954</text:p>
          </table:table-cell>
          <table:table-cell office:value-type="float" office:value="145.086393088553" calcext:value-type="float">
            <text:p>145.086393088553</text:p>
          </table:table-cell>
          <table:table-cell office:value-type="float" office:value="-2067" calcext:value-type="float">
            <text:p>-2067</text:p>
          </table:table-cell>
          <table:table-cell/>
          <table:table-cell office:value-type="float" office:value="1989.16" calcext:value-type="float">
            <text:p>1989.16</text:p>
          </table:table-cell>
        </table:table-row>
        <table:table-row table:style-name="ro1">
          <table:table-cell office:value-type="float" office:value="29.0166666666667" calcext:value-type="float">
            <text:p>29.0166666666667</text:p>
          </table:table-cell>
          <table:table-cell office:value-type="float" office:value="486459956" calcext:value-type="float">
            <text:p>486459956</text:p>
          </table:table-cell>
          <table:table-cell table:number-columns-repeated="2"/>
          <table:table-cell office:value-type="float" office:value="-13.1" calcext:value-type="float">
            <text:p>-13.1</text:p>
          </table:table-cell>
          <table:table-cell/>
        </table:table-row>
        <table:table-row table:style-name="ro1">
          <table:table-cell office:value-type="float" office:value="29.0166666666667" calcext:value-type="float">
            <text:p>29.0166666666667</text:p>
          </table:table-cell>
          <table:table-cell office:value-type="float" office:value="486459956" calcext:value-type="float">
            <text:p>486459956</text:p>
          </table:table-cell>
          <table:table-cell office:value-type="float" office:value="145.950323974082" calcext:value-type="float">
            <text:p>145.950323974082</text:p>
          </table:table-cell>
          <table:table-cell office:value-type="float" office:value="-1942" calcext:value-type="float">
            <text:p>-1942</text:p>
          </table:table-cell>
          <table:table-cell/>
          <table:table-cell office:value-type="float" office:value="1933.36" calcext:value-type="float">
            <text:p>1933.36</text:p>
          </table:table-cell>
        </table:table-row>
        <table:table-row table:style-name="ro1">
          <table:table-cell office:value-type="float" office:value="29.0166666666667" calcext:value-type="float">
            <text:p>29.0166666666667</text:p>
          </table:table-cell>
          <table:table-cell office:value-type="float" office:value="486459956" calcext:value-type="float">
            <text:p>486459956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29.0166666666667" calcext:value-type="float">
            <text:p>29.0166666666667</text:p>
          </table:table-cell>
          <table:table-cell office:value-type="float" office:value="486459956" calcext:value-type="float">
            <text:p>486459956</text:p>
          </table:table-cell>
          <table:table-cell office:value-type="float" office:value="150.323974082073" calcext:value-type="float">
            <text:p>150.323974082073</text:p>
          </table:table-cell>
          <table:table-cell office:value-type="float" office:value="-1990" calcext:value-type="float">
            <text:p>-1990</text:p>
          </table:table-cell>
          <table:table-cell/>
          <table:table-cell office:value-type="float" office:value="1891.2" calcext:value-type="float">
            <text:p>1891.2</text:p>
          </table:table-cell>
        </table:table-row>
        <table:table-row table:style-name="ro1">
          <table:table-cell office:value-type="float" office:value="29.05" calcext:value-type="float">
            <text:p>29.05</text:p>
          </table:table-cell>
          <table:table-cell office:value-type="float" office:value="486459958" calcext:value-type="float">
            <text:p>486459958</text:p>
          </table:table-cell>
          <table:table-cell table:number-columns-repeated="2"/>
          <table:table-cell office:value-type="float" office:value="-12.5" calcext:value-type="float">
            <text:p>-12.5</text:p>
          </table:table-cell>
          <table:table-cell/>
        </table:table-row>
        <table:table-row table:style-name="ro1">
          <table:table-cell office:value-type="float" office:value="29.05" calcext:value-type="float">
            <text:p>29.05</text:p>
          </table:table-cell>
          <table:table-cell office:value-type="float" office:value="486459958" calcext:value-type="float">
            <text:p>486459958</text:p>
          </table:table-cell>
          <table:table-cell office:value-type="float" office:value="151.187904967603" calcext:value-type="float">
            <text:p>151.187904967603</text:p>
          </table:table-cell>
          <table:table-cell office:value-type="float" office:value="-1994" calcext:value-type="float">
            <text:p>-1994</text:p>
          </table:table-cell>
          <table:table-cell/>
          <table:table-cell office:value-type="float" office:value="1842.84" calcext:value-type="float">
            <text:p>1842.84</text:p>
          </table:table-cell>
        </table:table-row>
        <table:table-row table:style-name="ro1">
          <table:table-cell office:value-type="float" office:value="29.05" calcext:value-type="float">
            <text:p>29.05</text:p>
          </table:table-cell>
          <table:table-cell office:value-type="float" office:value="486459958" calcext:value-type="float">
            <text:p>486459958</text:p>
          </table:table-cell>
          <table:table-cell table:number-columns-repeated="2"/>
          <table:table-cell office:value-type="float" office:value="-11.2" calcext:value-type="float">
            <text:p>-11.2</text:p>
          </table:table-cell>
          <table:table-cell/>
        </table:table-row>
        <table:table-row table:style-name="ro1">
          <table:table-cell office:value-type="float" office:value="29.0833333333333" calcext:value-type="float">
            <text:p>29.0833333333333</text:p>
          </table:table-cell>
          <table:table-cell office:value-type="float" office:value="486459960" calcext:value-type="float">
            <text:p>486459960</text:p>
          </table:table-cell>
          <table:table-cell office:value-type="float" office:value="151.187904967603" calcext:value-type="float">
            <text:p>151.187904967603</text:p>
          </table:table-cell>
          <table:table-cell office:value-type="float" office:value="-2028" calcext:value-type="float">
            <text:p>-2028</text:p>
          </table:table-cell>
          <table:table-cell/>
          <table:table-cell office:value-type="float" office:value="1796.96" calcext:value-type="float">
            <text:p>1796.96</text:p>
          </table:table-cell>
        </table:table-row>
        <table:table-row table:style-name="ro1">
          <table:table-cell office:value-type="float" office:value="29.0833333333333" calcext:value-type="float">
            <text:p>29.0833333333333</text:p>
          </table:table-cell>
          <table:table-cell office:value-type="float" office:value="486459960" calcext:value-type="float">
            <text:p>486459960</text:p>
          </table:table-cell>
          <table:table-cell table:number-columns-repeated="2"/>
          <table:table-cell office:value-type="float" office:value="-11.1" calcext:value-type="float">
            <text:p>-11.1</text:p>
          </table:table-cell>
          <table:table-cell/>
        </table:table-row>
        <table:table-row table:style-name="ro1">
          <table:table-cell office:value-type="float" office:value="29.0833333333333" calcext:value-type="float">
            <text:p>29.0833333333333</text:p>
          </table:table-cell>
          <table:table-cell office:value-type="float" office:value="486459960" calcext:value-type="float">
            <text:p>486459960</text:p>
          </table:table-cell>
          <table:table-cell office:value-type="float" office:value="151.187904967603" calcext:value-type="float">
            <text:p>151.187904967603</text:p>
          </table:table-cell>
          <table:table-cell office:value-type="float" office:value="-1895" calcext:value-type="float">
            <text:p>-1895</text:p>
          </table:table-cell>
          <table:table-cell/>
          <table:table-cell office:value-type="float" office:value="1768.44" calcext:value-type="float">
            <text:p>1768.44</text:p>
          </table:table-cell>
        </table:table-row>
        <table:table-row table:style-name="ro1">
          <table:table-cell office:value-type="float" office:value="29.0833333333333" calcext:value-type="float">
            <text:p>29.0833333333333</text:p>
          </table:table-cell>
          <table:table-cell office:value-type="float" office:value="486459960" calcext:value-type="float">
            <text:p>486459960</text:p>
          </table:table-cell>
          <table:table-cell table:number-columns-repeated="2"/>
          <table:table-cell office:value-type="float" office:value="-10.8" calcext:value-type="float">
            <text:p>-10.8</text:p>
          </table:table-cell>
          <table:table-cell/>
        </table:table-row>
        <table:table-row table:style-name="ro1">
          <table:table-cell office:value-type="float" office:value="29.1166666666667" calcext:value-type="float">
            <text:p>29.1166666666667</text:p>
          </table:table-cell>
          <table:table-cell office:value-type="float" office:value="486459962" calcext:value-type="float">
            <text:p>486459962</text:p>
          </table:table-cell>
          <table:table-cell office:value-type="float" office:value="152.915766738661" calcext:value-type="float">
            <text:p>152.915766738661</text:p>
          </table:table-cell>
          <table:table-cell office:value-type="float" office:value="-1784" calcext:value-type="float">
            <text:p>-1784</text:p>
          </table:table-cell>
          <table:table-cell/>
          <table:table-cell office:value-type="float" office:value="1717.6" calcext:value-type="float">
            <text:p>1717.6</text:p>
          </table:table-cell>
        </table:table-row>
        <table:table-row table:style-name="ro1">
          <table:table-cell office:value-type="float" office:value="29.1166666666667" calcext:value-type="float">
            <text:p>29.1166666666667</text:p>
          </table:table-cell>
          <table:table-cell office:value-type="float" office:value="486459962" calcext:value-type="float">
            <text:p>486459962</text:p>
          </table:table-cell>
          <table:table-cell table:number-columns-repeated="2"/>
          <table:table-cell office:value-type="float" office:value="-9.1" calcext:value-type="float">
            <text:p>-9.1</text:p>
          </table:table-cell>
          <table:table-cell/>
        </table:table-row>
        <table:table-row table:style-name="ro1">
          <table:table-cell office:value-type="float" office:value="29.1166666666667" calcext:value-type="float">
            <text:p>29.1166666666667</text:p>
          </table:table-cell>
          <table:table-cell office:value-type="float" office:value="486459962" calcext:value-type="float">
            <text:p>486459962</text:p>
          </table:table-cell>
          <table:table-cell office:value-type="float" office:value="150.323974082073" calcext:value-type="float">
            <text:p>150.323974082073</text:p>
          </table:table-cell>
          <table:table-cell office:value-type="float" office:value="-2062" calcext:value-type="float">
            <text:p>-2062</text:p>
          </table:table-cell>
          <table:table-cell/>
          <table:table-cell office:value-type="float" office:value="1794.2" calcext:value-type="float">
            <text:p>1794.2</text:p>
          </table:table-cell>
        </table:table-row>
        <table:table-row table:style-name="ro1">
          <table:table-cell office:value-type="float" office:value="29.1166666666667" calcext:value-type="float">
            <text:p>29.1166666666667</text:p>
          </table:table-cell>
          <table:table-cell office:value-type="float" office:value="486459962" calcext:value-type="float">
            <text:p>486459962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29.15" calcext:value-type="float">
            <text:p>29.15</text:p>
          </table:table-cell>
          <table:table-cell office:value-type="float" office:value="486459968" calcext:value-type="float">
            <text:p>486459968</text:p>
          </table:table-cell>
          <table:table-cell table:number-columns-repeated="2"/>
          <table:table-cell office:value-type="float" office:value="-3.3" calcext:value-type="float">
            <text:p>-3.3</text:p>
          </table:table-cell>
          <table:table-cell/>
        </table:table-row>
        <table:table-row table:style-name="ro1">
          <table:table-cell office:value-type="float" office:value="29.15" calcext:value-type="float">
            <text:p>29.15</text:p>
          </table:table-cell>
          <table:table-cell office:value-type="float" office:value="486459968" calcext:value-type="float">
            <text:p>486459968</text:p>
          </table:table-cell>
          <table:table-cell office:value-type="float" office:value="148.54211663067" calcext:value-type="float">
            <text:p>148.54211663067</text:p>
          </table:table-cell>
          <table:table-cell office:value-type="float" office:value="-857" calcext:value-type="float">
            <text:p>-857</text:p>
          </table:table-cell>
          <table:table-cell/>
          <table:table-cell office:value-type="float" office:value="1804.12" calcext:value-type="float">
            <text:p>1804.12</text:p>
          </table:table-cell>
        </table:table-row>
        <table:table-row table:style-name="ro1">
          <table:table-cell office:value-type="float" office:value="29.15" calcext:value-type="float">
            <text:p>29.15</text:p>
          </table:table-cell>
          <table:table-cell office:value-type="float" office:value="486459968" calcext:value-type="float">
            <text:p>486459968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29.1833333333333" calcext:value-type="float">
            <text:p>29.1833333333333</text:p>
          </table:table-cell>
          <table:table-cell office:value-type="float" office:value="486459970" calcext:value-type="float">
            <text:p>486459970</text:p>
          </table:table-cell>
          <table:table-cell office:value-type="float" office:value="148.54211663067" calcext:value-type="float">
            <text:p>148.542116630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842.56" calcext:value-type="float">
            <text:p>1842.56</text:p>
          </table:table-cell>
        </table:table-row>
        <table:table-row table:style-name="ro1">
          <table:table-cell office:value-type="float" office:value="29.1833333333333" calcext:value-type="float">
            <text:p>29.1833333333333</text:p>
          </table:table-cell>
          <table:table-cell office:value-type="float" office:value="486459970" calcext:value-type="float">
            <text:p>486459970</text:p>
          </table:table-cell>
          <table:table-cell table:number-columns-repeated="2"/>
          <table:table-cell office:value-type="float" office:value="-4.8" calcext:value-type="float">
            <text:p>-4.8</text:p>
          </table:table-cell>
          <table:table-cell/>
        </table:table-row>
        <table:table-row table:style-name="ro1">
          <table:table-cell office:value-type="float" office:value="29.1833333333333" calcext:value-type="float">
            <text:p>29.1833333333333</text:p>
          </table:table-cell>
          <table:table-cell office:value-type="float" office:value="486459970" calcext:value-type="float">
            <text:p>486459970</text:p>
          </table:table-cell>
          <table:table-cell office:value-type="float" office:value="145.950323974082" calcext:value-type="float">
            <text:p>145.950323974082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846.28" calcext:value-type="float">
            <text:p>1846.28</text:p>
          </table:table-cell>
        </table:table-row>
        <table:table-row table:style-name="ro1">
          <table:table-cell office:value-type="float" office:value="29.2166666666667" calcext:value-type="float">
            <text:p>29.2166666666667</text:p>
          </table:table-cell>
          <table:table-cell office:value-type="float" office:value="486459972" calcext:value-type="float">
            <text:p>486459972</text:p>
          </table:table-cell>
          <table:table-cell table:number-columns-repeated="2"/>
          <table:table-cell office:value-type="float" office:value="-6.7" calcext:value-type="float">
            <text:p>-6.7</text:p>
          </table:table-cell>
          <table:table-cell/>
        </table:table-row>
        <table:table-row table:style-name="ro1">
          <table:table-cell office:value-type="float" office:value="29.2166666666667" calcext:value-type="float">
            <text:p>29.2166666666667</text:p>
          </table:table-cell>
          <table:table-cell office:value-type="float" office:value="486459972" calcext:value-type="float">
            <text:p>486459972</text:p>
          </table:table-cell>
          <table:table-cell office:value-type="float" office:value="144.222462203024" calcext:value-type="float">
            <text:p>144.222462203024</text:p>
          </table:table-cell>
          <table:table-cell office:value-type="float" office:value="-49" calcext:value-type="float">
            <text:p>-49</text:p>
          </table:table-cell>
          <table:table-cell/>
          <table:table-cell office:value-type="float" office:value="1835.12" calcext:value-type="float">
            <text:p>1835.12</text:p>
          </table:table-cell>
        </table:table-row>
        <table:table-row table:style-name="ro1">
          <table:table-cell office:value-type="float" office:value="29.2166666666667" calcext:value-type="float">
            <text:p>29.2166666666667</text:p>
          </table:table-cell>
          <table:table-cell office:value-type="float" office:value="486459972" calcext:value-type="float">
            <text:p>486459972</text:p>
          </table:table-cell>
          <table:table-cell table:number-columns-repeated="2"/>
          <table:table-cell office:value-type="float" office:value="-6.3" calcext:value-type="float">
            <text:p>-6.3</text:p>
          </table:table-cell>
          <table:table-cell/>
        </table:table-row>
        <table:table-row table:style-name="ro1">
          <table:table-cell office:value-type="float" office:value="29.2166666666667" calcext:value-type="float">
            <text:p>29.2166666666667</text:p>
          </table:table-cell>
          <table:table-cell office:value-type="float" office:value="486459972" calcext:value-type="float">
            <text:p>486459972</text:p>
          </table:table-cell>
          <table:table-cell office:value-type="float" office:value="145.086393088553" calcext:value-type="float">
            <text:p>145.086393088553</text:p>
          </table:table-cell>
          <table:table-cell office:value-type="float" office:value="-313" calcext:value-type="float">
            <text:p>-313</text:p>
          </table:table-cell>
          <table:table-cell/>
          <table:table-cell office:value-type="float" office:value="1816.52" calcext:value-type="float">
            <text:p>1816.52</text:p>
          </table:table-cell>
        </table:table-row>
        <table:table-row table:style-name="ro1">
          <table:table-cell office:value-type="float" office:value="29.2333333333333" calcext:value-type="float">
            <text:p>29.2333333333333</text:p>
          </table:table-cell>
          <table:table-cell office:value-type="float" office:value="486459974" calcext:value-type="float">
            <text:p>486459974</text:p>
          </table:table-cell>
          <table:table-cell table:number-columns-repeated="2"/>
          <table:table-cell office:value-type="float" office:value="-5.9" calcext:value-type="float">
            <text:p>-5.9</text:p>
          </table:table-cell>
          <table:table-cell/>
        </table:table-row>
        <table:table-row table:style-name="ro1">
          <table:table-cell office:value-type="float" office:value="29.2333333333333" calcext:value-type="float">
            <text:p>29.2333333333333</text:p>
          </table:table-cell>
          <table:table-cell office:value-type="float" office:value="486459974" calcext:value-type="float">
            <text:p>486459974</text:p>
          </table:table-cell>
          <table:table-cell office:value-type="float" office:value="144.222462203024" calcext:value-type="float">
            <text:p>144.222462203024</text:p>
          </table:table-cell>
          <table:table-cell office:value-type="float" office:value="-838" calcext:value-type="float">
            <text:p>-838</text:p>
          </table:table-cell>
          <table:table-cell/>
          <table:table-cell office:value-type="float" office:value="1784.28" calcext:value-type="float">
            <text:p>1784.28</text:p>
          </table:table-cell>
        </table:table-row>
        <table:table-row table:style-name="ro1">
          <table:table-cell office:value-type="float" office:value="29.2333333333333" calcext:value-type="float">
            <text:p>29.2333333333333</text:p>
          </table:table-cell>
          <table:table-cell office:value-type="float" office:value="486459974" calcext:value-type="float">
            <text:p>486459974</text:p>
          </table:table-cell>
          <table:table-cell table:number-columns-repeated="2"/>
          <table:table-cell office:value-type="float" office:value="-5.9" calcext:value-type="float">
            <text:p>-5.9</text:p>
          </table:table-cell>
          <table:table-cell/>
        </table:table-row>
        <table:table-row table:style-name="ro1">
          <table:table-cell office:value-type="float" office:value="29.2833333333333" calcext:value-type="float">
            <text:p>29.2833333333333</text:p>
          </table:table-cell>
          <table:table-cell office:value-type="float" office:value="486459975" calcext:value-type="float">
            <text:p>486459975</text:p>
          </table:table-cell>
          <table:table-cell office:value-type="float" office:value="146.814254859611" calcext:value-type="float">
            <text:p>146.814254859611</text:p>
          </table:table-cell>
          <table:table-cell office:value-type="float" office:value="-669" calcext:value-type="float">
            <text:p>-669</text:p>
          </table:table-cell>
          <table:table-cell/>
          <table:table-cell office:value-type="float" office:value="1770.64" calcext:value-type="float">
            <text:p>1770.64</text:p>
          </table:table-cell>
        </table:table-row>
        <table:table-row table:style-name="ro1">
          <table:table-cell office:value-type="float" office:value="29.2833333333333" calcext:value-type="float">
            <text:p>29.2833333333333</text:p>
          </table:table-cell>
          <table:table-cell office:value-type="float" office:value="486459975" calcext:value-type="float">
            <text:p>486459975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29.2833333333333" calcext:value-type="float">
            <text:p>29.2833333333333</text:p>
          </table:table-cell>
          <table:table-cell office:value-type="float" office:value="486459975" calcext:value-type="float">
            <text:p>486459975</text:p>
          </table:table-cell>
          <table:table-cell office:value-type="float" office:value="146.814254859611" calcext:value-type="float">
            <text:p>146.814254859611</text:p>
          </table:table-cell>
          <table:table-cell office:value-type="float" office:value="-902" calcext:value-type="float">
            <text:p>-902</text:p>
          </table:table-cell>
          <table:table-cell/>
          <table:table-cell office:value-type="float" office:value="1749.56" calcext:value-type="float">
            <text:p>1749.56</text:p>
          </table:table-cell>
        </table:table-row>
        <table:table-row table:style-name="ro1">
          <table:table-cell office:value-type="float" office:value="29.2833333333333" calcext:value-type="float">
            <text:p>29.2833333333333</text:p>
          </table:table-cell>
          <table:table-cell office:value-type="float" office:value="486459975" calcext:value-type="float">
            <text:p>486459975</text:p>
          </table:table-cell>
          <table:table-cell table:number-columns-repeated="2"/>
          <table:table-cell office:value-type="float" office:value="-6.1" calcext:value-type="float">
            <text:p>-6.1</text:p>
          </table:table-cell>
          <table:table-cell/>
        </table:table-row>
        <table:table-row table:style-name="ro1">
          <table:table-cell office:value-type="float" office:value="29.3166666666667" calcext:value-type="float">
            <text:p>29.3166666666667</text:p>
          </table:table-cell>
          <table:table-cell office:value-type="float" office:value="486459978" calcext:value-type="float">
            <text:p>486459978</text:p>
          </table:table-cell>
          <table:table-cell office:value-type="float" office:value="145.950323974082" calcext:value-type="float">
            <text:p>145.950323974082</text:p>
          </table:table-cell>
          <table:table-cell office:value-type="float" office:value="-662" calcext:value-type="float">
            <text:p>-662</text:p>
          </table:table-cell>
          <table:table-cell/>
          <table:table-cell office:value-type="float" office:value="1735.92" calcext:value-type="float">
            <text:p>1735.92</text:p>
          </table:table-cell>
        </table:table-row>
        <table:table-row table:style-name="ro1">
          <table:table-cell office:value-type="float" office:value="29.3166666666667" calcext:value-type="float">
            <text:p>29.3166666666667</text:p>
          </table:table-cell>
          <table:table-cell office:value-type="float" office:value="486459978" calcext:value-type="float">
            <text:p>486459978</text:p>
          </table:table-cell>
          <table:table-cell table:number-columns-repeated="2"/>
          <table:table-cell office:value-type="float" office:value="-6.6" calcext:value-type="float">
            <text:p>-6.6</text:p>
          </table:table-cell>
          <table:table-cell/>
        </table:table-row>
        <table:table-row table:style-name="ro1">
          <table:table-cell office:value-type="float" office:value="29.3166666666667" calcext:value-type="float">
            <text:p>29.3166666666667</text:p>
          </table:table-cell>
          <table:table-cell office:value-type="float" office:value="486459978" calcext:value-type="float">
            <text:p>486459978</text:p>
          </table:table-cell>
          <table:table-cell office:value-type="float" office:value="143.358531317495" calcext:value-type="float">
            <text:p>143.358531317495</text:p>
          </table:table-cell>
          <table:table-cell office:value-type="float" office:value="-1052" calcext:value-type="float">
            <text:p>-1052</text:p>
          </table:table-cell>
          <table:table-cell/>
          <table:table-cell office:value-type="float" office:value="1708.64" calcext:value-type="float">
            <text:p>1708.64</text:p>
          </table:table-cell>
        </table:table-row>
        <table:table-row table:style-name="ro1">
          <table:table-cell office:value-type="float" office:value="29.3333333333333" calcext:value-type="float">
            <text:p>29.3333333333333</text:p>
          </table:table-cell>
          <table:table-cell office:value-type="float" office:value="486459979" calcext:value-type="float">
            <text:p>486459979</text:p>
          </table:table-cell>
          <table:table-cell table:number-columns-repeated="2"/>
          <table:table-cell office:value-type="float" office:value="-6.9" calcext:value-type="float">
            <text:p>-6.9</text:p>
          </table:table-cell>
          <table:table-cell/>
        </table:table-row>
        <table:table-row table:style-name="ro1">
          <table:table-cell office:value-type="float" office:value="29.3333333333333" calcext:value-type="float">
            <text:p>29.3333333333333</text:p>
          </table:table-cell>
          <table:table-cell office:value-type="float" office:value="486459979" calcext:value-type="float">
            <text:p>486459979</text:p>
          </table:table-cell>
          <table:table-cell office:value-type="float" office:value="144.222462203024" calcext:value-type="float">
            <text:p>144.222462203024</text:p>
          </table:table-cell>
          <table:table-cell office:value-type="float" office:value="-1017" calcext:value-type="float">
            <text:p>-1017</text:p>
          </table:table-cell>
          <table:table-cell/>
          <table:table-cell office:value-type="float" office:value="1690.04" calcext:value-type="float">
            <text:p>1690.04</text:p>
          </table:table-cell>
        </table:table-row>
        <table:table-row table:style-name="ro1">
          <table:table-cell office:value-type="float" office:value="29.3333333333333" calcext:value-type="float">
            <text:p>29.3333333333333</text:p>
          </table:table-cell>
          <table:table-cell office:value-type="float" office:value="486459979" calcext:value-type="float">
            <text:p>486459979</text:p>
          </table:table-cell>
          <table:table-cell table:number-columns-repeated="2"/>
          <table:table-cell office:value-type="float" office:value="-6.7" calcext:value-type="float">
            <text:p>-6.7</text:p>
          </table:table-cell>
          <table:table-cell/>
        </table:table-row>
        <table:table-row table:style-name="ro1">
          <table:table-cell office:value-type="float" office:value="29.3833333333333" calcext:value-type="float">
            <text:p>29.3833333333333</text:p>
          </table:table-cell>
          <table:table-cell office:value-type="float" office:value="486459982" calcext:value-type="float">
            <text:p>486459982</text:p>
          </table:table-cell>
          <table:table-cell office:value-type="float" office:value="143.358531317495" calcext:value-type="float">
            <text:p>143.358531317495</text:p>
          </table:table-cell>
          <table:table-cell office:value-type="float" office:value="-1076" calcext:value-type="float">
            <text:p>-1076</text:p>
          </table:table-cell>
          <table:table-cell/>
          <table:table-cell office:value-type="float" office:value="1649.12" calcext:value-type="float">
            <text:p>1649.12</text:p>
          </table:table-cell>
        </table:table-row>
        <table:table-row table:style-name="ro1">
          <table:table-cell office:value-type="float" office:value="29.3833333333333" calcext:value-type="float">
            <text:p>29.3833333333333</text:p>
          </table:table-cell>
          <table:table-cell office:value-type="float" office:value="486459982" calcext:value-type="float">
            <text:p>486459982</text:p>
          </table:table-cell>
          <table:table-cell table:number-columns-repeated="2"/>
          <table:table-cell office:value-type="float" office:value="-6.4" calcext:value-type="float">
            <text:p>-6.4</text:p>
          </table:table-cell>
          <table:table-cell/>
        </table:table-row>
        <table:table-row table:style-name="ro1">
          <table:table-cell office:value-type="float" office:value="29.3833333333333" calcext:value-type="float">
            <text:p>29.3833333333333</text:p>
          </table:table-cell>
          <table:table-cell office:value-type="float" office:value="486459982" calcext:value-type="float">
            <text:p>486459982</text:p>
          </table:table-cell>
          <table:table-cell table:number-columns-repeated="2"/>
          <table:table-cell office:value-type="float" office:value="-7.1" calcext:value-type="float">
            <text:p>-7.1</text:p>
          </table:table-cell>
          <table:table-cell/>
        </table:table-row>
        <table:table-row table:style-name="ro1">
          <table:table-cell office:value-type="float" office:value="29.3833333333333" calcext:value-type="float">
            <text:p>29.3833333333333</text:p>
          </table:table-cell>
          <table:table-cell office:value-type="float" office:value="486459982" calcext:value-type="float">
            <text:p>486459982</text:p>
          </table:table-cell>
          <table:table-cell office:value-type="float" office:value="141.630669546436" calcext:value-type="float">
            <text:p>141.630669546436</text:p>
          </table:table-cell>
          <table:table-cell office:value-type="float" office:value="-754" calcext:value-type="float">
            <text:p>-754</text:p>
          </table:table-cell>
          <table:table-cell/>
          <table:table-cell office:value-type="float" office:value="1645.4" calcext:value-type="float">
            <text:p>1645.4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486459984" calcext:value-type="float">
            <text:p>486459984</text:p>
          </table:table-cell>
          <table:table-cell office:value-type="float" office:value="142.494600431965" calcext:value-type="float">
            <text:p>142.494600431965</text:p>
          </table:table-cell>
          <table:table-cell office:value-type="float" office:value="-715" calcext:value-type="float">
            <text:p>-715</text:p>
          </table:table-cell>
          <table:table-cell/>
          <table:table-cell office:value-type="float" office:value="1631.76" calcext:value-type="float">
            <text:p>1631.76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486459984" calcext:value-type="float">
            <text:p>486459984</text:p>
          </table:table-cell>
          <table:table-cell table:number-columns-repeated="2"/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486459984" calcext:value-type="float">
            <text:p>486459984</text:p>
          </table:table-cell>
          <table:table-cell table:number-columns-repeated="2"/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float" office:value="29.4333333333333" calcext:value-type="float">
            <text:p>29.4333333333333</text:p>
          </table:table-cell>
          <table:table-cell office:value-type="float" office:value="486459985" calcext:value-type="float">
            <text:p>486459985</text:p>
          </table:table-cell>
          <table:table-cell office:value-type="float" office:value="142.494600431965" calcext:value-type="float">
            <text:p>142.494600431965</text:p>
          </table:table-cell>
          <table:table-cell office:value-type="float" office:value="-984" calcext:value-type="float">
            <text:p>-984</text:p>
          </table:table-cell>
          <table:table-cell/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float" office:value="29.4333333333333" calcext:value-type="float">
            <text:p>29.4333333333333</text:p>
          </table:table-cell>
          <table:table-cell office:value-type="float" office:value="486459985" calcext:value-type="float">
            <text:p>486459985</text:p>
          </table:table-cell>
          <table:table-cell table:number-columns-repeated="2"/>
          <table:table-cell office:value-type="float" office:value="-7.7" calcext:value-type="float">
            <text:p>-7.7</text:p>
          </table:table-cell>
          <table:table-cell/>
        </table:table-row>
        <table:table-row table:style-name="ro1">
          <table:table-cell office:value-type="float" office:value="29.4333333333333" calcext:value-type="float">
            <text:p>29.4333333333333</text:p>
          </table:table-cell>
          <table:table-cell office:value-type="float" office:value="486459985" calcext:value-type="float">
            <text:p>486459985</text:p>
          </table:table-cell>
          <table:table-cell office:value-type="float" office:value="144.222462203024" calcext:value-type="float">
            <text:p>144.222462203024</text:p>
          </table:table-cell>
          <table:table-cell office:value-type="float" office:value="-945" calcext:value-type="float">
            <text:p>-945</text:p>
          </table:table-cell>
          <table:table-cell/>
          <table:table-cell office:value-type="float" office:value="1568.52" calcext:value-type="float">
            <text:p>1568.52</text:p>
          </table:table-cell>
        </table:table-row>
        <table:table-row table:style-name="ro1">
          <table:table-cell office:value-type="float" office:value="29.4333333333333" calcext:value-type="float">
            <text:p>29.4333333333333</text:p>
          </table:table-cell>
          <table:table-cell office:value-type="float" office:value="486459985" calcext:value-type="float">
            <text:p>486459985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29.4833333333333" calcext:value-type="float">
            <text:p>29.4833333333333</text:p>
          </table:table-cell>
          <table:table-cell office:value-type="float" office:value="486459987" calcext:value-type="float">
            <text:p>486459987</text:p>
          </table:table-cell>
          <table:table-cell office:value-type="float" office:value="144.222462203024" calcext:value-type="float">
            <text:p>144.222462203024</text:p>
          </table:table-cell>
          <table:table-cell office:value-type="float" office:value="-789" calcext:value-type="float">
            <text:p>-789</text:p>
          </table:table-cell>
          <table:table-cell/>
          <table:table-cell office:value-type="float" office:value="1554.88" calcext:value-type="float">
            <text:p>1554.88</text:p>
          </table:table-cell>
        </table:table-row>
        <table:table-row table:style-name="ro1">
          <table:table-cell office:value-type="float" office:value="29.4833333333333" calcext:value-type="float">
            <text:p>29.4833333333333</text:p>
          </table:table-cell>
          <table:table-cell office:value-type="float" office:value="486459987" calcext:value-type="float">
            <text:p>486459987</text:p>
          </table:table-cell>
          <table:table-cell table:number-columns-repeated="2"/>
          <table:table-cell office:value-type="float" office:value="-7.9" calcext:value-type="float">
            <text:p>-7.9</text:p>
          </table:table-cell>
          <table:table-cell/>
        </table:table-row>
        <table:table-row table:style-name="ro1">
          <table:table-cell office:value-type="float" office:value="29.4833333333333" calcext:value-type="float">
            <text:p>29.4833333333333</text:p>
          </table:table-cell>
          <table:table-cell office:value-type="float" office:value="486459987" calcext:value-type="float">
            <text:p>486459987</text:p>
          </table:table-cell>
          <table:table-cell office:value-type="float" office:value="146.814254859611" calcext:value-type="float">
            <text:p>146.814254859611</text:p>
          </table:table-cell>
          <table:table-cell office:value-type="float" office:value="-784" calcext:value-type="float">
            <text:p>-784</text:p>
          </table:table-cell>
          <table:table-cell/>
          <table:table-cell office:value-type="float" office:value="1538.76" calcext:value-type="float">
            <text:p>1538.76</text:p>
          </table:table-cell>
        </table:table-row>
        <table:table-row table:style-name="ro1">
          <table:table-cell office:value-type="float" office:value="29.4833333333333" calcext:value-type="float">
            <text:p>29.4833333333333</text:p>
          </table:table-cell>
          <table:table-cell office:value-type="float" office:value="486459987" calcext:value-type="float">
            <text:p>486459987</text:p>
          </table:table-cell>
          <table:table-cell table:number-columns-repeated="2"/>
          <table:table-cell office:value-type="float" office:value="-7.3" calcext:value-type="float">
            <text:p>-7.3</text:p>
          </table:table-cell>
          <table:table-cell/>
        </table:table-row>
        <table:table-row table:style-name="ro1">
          <table:table-cell office:value-type="float" office:value="29.5166666666667" calcext:value-type="float">
            <text:p>29.5166666666667</text:p>
          </table:table-cell>
          <table:table-cell office:value-type="float" office:value="486459990" calcext:value-type="float">
            <text:p>486459990</text:p>
          </table:table-cell>
          <table:table-cell office:value-type="float" office:value="145.086393088553" calcext:value-type="float">
            <text:p>145.086393088553</text:p>
          </table:table-cell>
          <table:table-cell office:value-type="float" office:value="-1007" calcext:value-type="float">
            <text:p>-1007</text:p>
          </table:table-cell>
          <table:table-cell/>
          <table:table-cell office:value-type="float" office:value="1632.72" calcext:value-type="float">
            <text:p>1632.72</text:p>
          </table:table-cell>
        </table:table-row>
        <table:table-row table:style-name="ro1">
          <table:table-cell office:value-type="float" office:value="29.5166666666667" calcext:value-type="float">
            <text:p>29.5166666666667</text:p>
          </table:table-cell>
          <table:table-cell office:value-type="float" office:value="486459990" calcext:value-type="float">
            <text:p>486459990</text:p>
          </table:table-cell>
          <table:table-cell table:number-columns-repeated="2"/>
          <table:table-cell office:value-type="float" office:value="-7.2" calcext:value-type="float">
            <text:p>-7.2</text:p>
          </table:table-cell>
          <table:table-cell/>
        </table:table-row>
        <table:table-row table:style-name="ro1">
          <table:table-cell office:value-type="float" office:value="29.5166666666667" calcext:value-type="float">
            <text:p>29.5166666666667</text:p>
          </table:table-cell>
          <table:table-cell office:value-type="float" office:value="486459990" calcext:value-type="float">
            <text:p>486459990</text:p>
          </table:table-cell>
          <table:table-cell office:value-type="float" office:value="145.086393088553" calcext:value-type="float">
            <text:p>145.086393088553</text:p>
          </table:table-cell>
          <table:table-cell office:value-type="float" office:value="-777" calcext:value-type="float">
            <text:p>-777</text:p>
          </table:table-cell>
          <table:table-cell/>
          <table:table-cell office:value-type="float" office:value="1501.56" calcext:value-type="float">
            <text:p>1501.56</text:p>
          </table:table-cell>
        </table:table-row>
        <table:table-row table:style-name="ro1">
          <table:table-cell office:value-type="float" office:value="29.5333333333333" calcext:value-type="float">
            <text:p>29.5333333333333</text:p>
          </table:table-cell>
          <table:table-cell office:value-type="float" office:value="486459992" calcext:value-type="float">
            <text:p>486459992</text:p>
          </table:table-cell>
          <table:table-cell table:number-columns-repeated="2"/>
          <table:table-cell office:value-type="float" office:value="-7.4" calcext:value-type="float">
            <text:p>-7.4</text:p>
          </table:table-cell>
          <table:table-cell/>
        </table:table-row>
        <table:table-row table:style-name="ro1">
          <table:table-cell office:value-type="float" office:value="29.5333333333333" calcext:value-type="float">
            <text:p>29.5333333333333</text:p>
          </table:table-cell>
          <table:table-cell office:value-type="float" office:value="486459992" calcext:value-type="float">
            <text:p>486459992</text:p>
          </table:table-cell>
          <table:table-cell office:value-type="float" office:value="144.222462203024" calcext:value-type="float">
            <text:p>144.222462203024</text:p>
          </table:table-cell>
          <table:table-cell office:value-type="float" office:value="-1005" calcext:value-type="float">
            <text:p>-1005</text:p>
          </table:table-cell>
          <table:table-cell/>
          <table:table-cell office:value-type="float" office:value="1480.48" calcext:value-type="float">
            <text:p>1480.48</text:p>
          </table:table-cell>
        </table:table-row>
        <table:table-row table:style-name="ro1">
          <table:table-cell office:value-type="float" office:value="29.5333333333333" calcext:value-type="float">
            <text:p>29.5333333333333</text:p>
          </table:table-cell>
          <table:table-cell office:value-type="float" office:value="486459992" calcext:value-type="float">
            <text:p>486459992</text:p>
          </table:table-cell>
          <table:table-cell table:number-columns-repeated="2"/>
          <table:table-cell office:value-type="float" office:value="-7.5" calcext:value-type="float">
            <text:p>-7.5</text:p>
          </table:table-cell>
          <table:table-cell/>
        </table:table-row>
        <table:table-row table:style-name="ro1">
          <table:table-cell office:value-type="float" office:value="29.5833333333333" calcext:value-type="float">
            <text:p>29.5833333333333</text:p>
          </table:table-cell>
          <table:table-cell office:value-type="float" office:value="486459994" calcext:value-type="float">
            <text:p>486459994</text:p>
          </table:table-cell>
          <table:table-cell office:value-type="float" office:value="144.222462203024" calcext:value-type="float">
            <text:p>144.222462203024</text:p>
          </table:table-cell>
          <table:table-cell office:value-type="float" office:value="-1102" calcext:value-type="float">
            <text:p>-1102</text:p>
          </table:table-cell>
          <table:table-cell/>
          <table:table-cell office:value-type="float" office:value="1568.24" calcext:value-type="float">
            <text:p>1568.24</text:p>
          </table:table-cell>
        </table:table-row>
        <table:table-row table:style-name="ro1">
          <table:table-cell office:value-type="float" office:value="29.5833333333333" calcext:value-type="float">
            <text:p>29.5833333333333</text:p>
          </table:table-cell>
          <table:table-cell office:value-type="float" office:value="486459994" calcext:value-type="float">
            <text:p>486459994</text:p>
          </table:table-cell>
          <table:table-cell table:number-columns-repeated="2"/>
          <table:table-cell office:value-type="float" office:value="-7.8" calcext:value-type="float">
            <text:p>-7.8</text:p>
          </table:table-cell>
          <table:table-cell/>
        </table:table-row>
        <table:table-row table:style-name="ro1">
          <table:table-cell office:value-type="float" office:value="29.5833333333333" calcext:value-type="float">
            <text:p>29.5833333333333</text:p>
          </table:table-cell>
          <table:table-cell office:value-type="float" office:value="486459994" calcext:value-type="float">
            <text:p>486459994</text:p>
          </table:table-cell>
          <table:table-cell table:number-columns-repeated="2"/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float" office:value="29.5833333333333" calcext:value-type="float">
            <text:p>29.5833333333333</text:p>
          </table:table-cell>
          <table:table-cell office:value-type="float" office:value="486459994" calcext:value-type="float">
            <text:p>486459994</text:p>
          </table:table-cell>
          <table:table-cell office:value-type="float" office:value="144.222462203024" calcext:value-type="float">
            <text:p>144.222462203024</text:p>
          </table:table-cell>
          <table:table-cell office:value-type="float" office:value="-1055" calcext:value-type="float">
            <text:p>-1055</text:p>
          </table:table-cell>
          <table:table-cell/>
          <table:table-cell office:value-type="float" office:value="1550.88" calcext:value-type="float">
            <text:p>1550.88</text:p>
          </table:table-cell>
        </table:table-row>
        <table:table-row table:style-name="ro1">
          <table:table-cell office:value-type="float" office:value="29.6166666666667" calcext:value-type="float">
            <text:p>29.6166666666667</text:p>
          </table:table-cell>
          <table:table-cell office:value-type="float" office:value="486459996" calcext:value-type="float">
            <text:p>486459996</text:p>
          </table:table-cell>
          <table:table-cell table:number-columns-repeated="2"/>
          <table:table-cell office:value-type="float" office:value="-8.1" calcext:value-type="float">
            <text:p>-8.1</text:p>
          </table:table-cell>
          <table:table-cell/>
        </table:table-row>
        <table:table-row table:style-name="ro1">
          <table:table-cell office:value-type="float" office:value="29.6166666666667" calcext:value-type="float">
            <text:p>29.6166666666667</text:p>
          </table:table-cell>
          <table:table-cell office:value-type="float" office:value="486459996" calcext:value-type="float">
            <text:p>486459996</text:p>
          </table:table-cell>
          <table:table-cell office:value-type="float" office:value="144.222462203024" calcext:value-type="float">
            <text:p>144.222462203024</text:p>
          </table:table-cell>
          <table:table-cell office:value-type="float" office:value="-1194" calcext:value-type="float">
            <text:p>-1194</text:p>
          </table:table-cell>
          <table:table-cell/>
          <table:table-cell office:value-type="float" office:value="1517.4" calcext:value-type="float">
            <text:p>1517.4</text:p>
          </table:table-cell>
        </table:table-row>
        <table:table-row table:style-name="ro1">
          <table:table-cell office:value-type="float" office:value="29.6166666666667" calcext:value-type="float">
            <text:p>29.6166666666667</text:p>
          </table:table-cell>
          <table:table-cell office:value-type="float" office:value="486459996" calcext:value-type="float">
            <text:p>486459996</text:p>
          </table:table-cell>
          <table:table-cell office:value-type="float" office:value="144.222462203024" calcext:value-type="float">
            <text:p>144.222462203024</text:p>
          </table:table-cell>
          <table:table-cell office:value-type="float" office:value="-844" calcext:value-type="float">
            <text:p>-844</text:p>
          </table:table-cell>
          <table:table-cell/>
          <table:table-cell office:value-type="float" office:value="1496.32" calcext:value-type="float">
            <text:p>1496.32</text:p>
          </table:table-cell>
        </table:table-row>
        <table:table-row table:style-name="ro1">
          <table:table-cell office:value-type="float" office:value="29.6166666666667" calcext:value-type="float">
            <text:p>29.6166666666667</text:p>
          </table:table-cell>
          <table:table-cell office:value-type="float" office:value="486459996" calcext:value-type="float">
            <text:p>486459996</text:p>
          </table:table-cell>
          <table:table-cell table:number-columns-repeated="2"/>
          <table:table-cell office:value-type="float" office:value="-7.7" calcext:value-type="float">
            <text:p>-7.7</text:p>
          </table:table-cell>
          <table:table-cell/>
        </table:table-row>
        <table:table-row table:style-name="ro1">
          <table:table-cell office:value-type="float" office:value="29.65" calcext:value-type="float">
            <text:p>29.65</text:p>
          </table:table-cell>
          <table:table-cell office:value-type="float" office:value="486459997" calcext:value-type="float">
            <text:p>486459997</text:p>
          </table:table-cell>
          <table:table-cell table:number-columns-repeated="2"/>
          <table:table-cell office:value-type="float" office:value="-6.8" calcext:value-type="float">
            <text:p>-6.8</text:p>
          </table:table-cell>
          <table:table-cell/>
        </table:table-row>
        <table:table-row table:style-name="ro1">
          <table:table-cell office:value-type="float" office:value="29.65" calcext:value-type="float">
            <text:p>29.65</text:p>
          </table:table-cell>
          <table:table-cell office:value-type="float" office:value="486459997" calcext:value-type="float">
            <text:p>486459997</text:p>
          </table:table-cell>
          <table:table-cell office:value-type="float" office:value="143.358531317495" calcext:value-type="float">
            <text:p>143.358531317495</text:p>
          </table:table-cell>
          <table:table-cell office:value-type="float" office:value="-1364" calcext:value-type="float">
            <text:p>-1364</text:p>
          </table:table-cell>
          <table:table-cell/>
          <table:table-cell office:value-type="float" office:value="1452.92" calcext:value-type="float">
            <text:p>1452.92</text:p>
          </table:table-cell>
        </table:table-row>
        <table:table-row table:style-name="ro1">
          <table:table-cell office:value-type="float" office:value="29.65" calcext:value-type="float">
            <text:p>29.65</text:p>
          </table:table-cell>
          <table:table-cell office:value-type="float" office:value="486459997" calcext:value-type="float">
            <text:p>486459997</text:p>
          </table:table-cell>
          <table:table-cell table:number-columns-repeated="2"/>
          <table:table-cell office:value-type="float" office:value="-6.7" calcext:value-type="float">
            <text:p>-6.7</text:p>
          </table:table-cell>
          <table:table-cell/>
        </table:table-row>
        <table:table-row table:style-name="ro1">
          <table:table-cell office:value-type="float" office:value="29.65" calcext:value-type="float">
            <text:p>29.65</text:p>
          </table:table-cell>
          <table:table-cell office:value-type="float" office:value="486459997" calcext:value-type="float">
            <text:p>486459997</text:p>
          </table:table-cell>
          <table:table-cell office:value-type="float" office:value="142.494600431965" calcext:value-type="float">
            <text:p>142.494600431965</text:p>
          </table:table-cell>
          <table:table-cell office:value-type="float" office:value="-1456" calcext:value-type="float">
            <text:p>-1456</text:p>
          </table:table-cell>
          <table:table-cell/>
          <table:table-cell office:value-type="float" office:value="1423.16" calcext:value-type="float">
            <text:p>1423.16</text:p>
          </table:table-cell>
        </table:table-row>
        <table:table-row table:style-name="ro1">
          <table:table-cell office:value-type="float" office:value="29.6833333333333" calcext:value-type="float">
            <text:p>29.6833333333333</text:p>
          </table:table-cell>
          <table:table-cell office:value-type="float" office:value="486460000" calcext:value-type="float">
            <text:p>486460000</text:p>
          </table:table-cell>
          <table:table-cell table:number-columns-repeated="2"/>
          <table:table-cell office:value-type="float" office:value="-6.5" calcext:value-type="float">
            <text:p>-6.5</text:p>
          </table:table-cell>
          <table:table-cell/>
        </table:table-row>
        <table:table-row table:style-name="ro1">
          <table:table-cell office:value-type="float" office:value="29.6833333333333" calcext:value-type="float">
            <text:p>29.6833333333333</text:p>
          </table:table-cell>
          <table:table-cell office:value-type="float" office:value="486460000" calcext:value-type="float">
            <text:p>486460000</text:p>
          </table:table-cell>
          <table:table-cell office:value-type="float" office:value="142.494600431965" calcext:value-type="float">
            <text:p>142.494600431965</text:p>
          </table:table-cell>
          <table:table-cell office:value-type="float" office:value="-913" calcext:value-type="float">
            <text:p>-913</text:p>
          </table:table-cell>
          <table:table-cell/>
          <table:table-cell office:value-type="float" office:value="1409.52" calcext:value-type="float">
            <text:p>1409.52</text:p>
          </table:table-cell>
        </table:table-row>
        <table:table-row table:style-name="ro1">
          <table:table-cell office:value-type="float" office:value="29.7166666666667" calcext:value-type="float">
            <text:p>29.7166666666667</text:p>
          </table:table-cell>
          <table:table-cell office:value-type="float" office:value="486460001" calcext:value-type="float">
            <text:p>486460001</text:p>
          </table:table-cell>
          <table:table-cell table:number-columns-repeated="2"/>
          <table:table-cell office:value-type="float" office:value="-6.7" calcext:value-type="float">
            <text:p>-6.7</text:p>
          </table:table-cell>
          <table:table-cell/>
        </table:table-row>
        <table:table-row table:style-name="ro1">
          <table:table-cell office:value-type="float" office:value="29.7166666666667" calcext:value-type="float">
            <text:p>29.7166666666667</text:p>
          </table:table-cell>
          <table:table-cell office:value-type="float" office:value="486460001" calcext:value-type="float">
            <text:p>486460001</text:p>
          </table:table-cell>
          <table:table-cell office:value-type="float" office:value="143.358531317495" calcext:value-type="float">
            <text:p>143.358531317495</text:p>
          </table:table-cell>
          <table:table-cell office:value-type="float" office:value="-811" calcext:value-type="float">
            <text:p>-811</text:p>
          </table:table-cell>
          <table:table-cell/>
          <table:table-cell office:value-type="float" office:value="1398.36" calcext:value-type="float">
            <text:p>1398.36</text:p>
          </table:table-cell>
        </table:table-row>
        <table:table-row table:style-name="ro1">
          <table:table-cell office:value-type="float" office:value="29.7166666666667" calcext:value-type="float">
            <text:p>29.7166666666667</text:p>
          </table:table-cell>
          <table:table-cell office:value-type="float" office:value="486460001" calcext:value-type="float">
            <text:p>486460001</text:p>
          </table:table-cell>
          <table:table-cell table:number-columns-repeated="2"/>
          <table:table-cell office:value-type="float" office:value="-6.7" calcext:value-type="float">
            <text:p>-6.7</text:p>
          </table:table-cell>
          <table:table-cell/>
        </table:table-row>
        <table:table-row table:style-name="ro1">
          <table:table-cell office:value-type="float" office:value="29.7166666666667" calcext:value-type="float">
            <text:p>29.7166666666667</text:p>
          </table:table-cell>
          <table:table-cell office:value-type="float" office:value="486460001" calcext:value-type="float">
            <text:p>486460001</text:p>
          </table:table-cell>
          <table:table-cell office:value-type="float" office:value="142.494600431965" calcext:value-type="float">
            <text:p>142.494600431965</text:p>
          </table:table-cell>
          <table:table-cell office:value-type="float" office:value="-842" calcext:value-type="float">
            <text:p>-842</text:p>
          </table:table-cell>
          <table:table-cell/>
          <table:table-cell office:value-type="float" office:value="1373.56" calcext:value-type="float">
            <text:p>1373.56</text:p>
          </table:table-cell>
        </table:table-row>
        <table:table-row table:style-name="ro1">
          <table:table-cell office:value-type="float" office:value="29.75" calcext:value-type="float">
            <text:p>29.75</text:p>
          </table:table-cell>
          <table:table-cell office:value-type="float" office:value="486460004" calcext:value-type="float">
            <text:p>486460004</text:p>
          </table:table-cell>
          <table:table-cell table:number-columns-repeated="2"/>
          <table:table-cell office:value-type="float" office:value="-6.9" calcext:value-type="float">
            <text:p>-6.9</text:p>
          </table:table-cell>
          <table:table-cell/>
        </table:table-row>
        <table:table-row table:style-name="ro1">
          <table:table-cell office:value-type="float" office:value="29.75" calcext:value-type="float">
            <text:p>29.75</text:p>
          </table:table-cell>
          <table:table-cell office:value-type="float" office:value="486460004" calcext:value-type="float">
            <text:p>486460004</text:p>
          </table:table-cell>
          <table:table-cell office:value-type="float" office:value="141.630669546436" calcext:value-type="float">
            <text:p>141.630669546436</text:p>
          </table:table-cell>
          <table:table-cell office:value-type="float" office:value="-870" calcext:value-type="float">
            <text:p>-870</text:p>
          </table:table-cell>
          <table:table-cell/>
          <table:table-cell office:value-type="float" office:value="1353.72" calcext:value-type="float">
            <text:p>1353.72</text:p>
          </table:table-cell>
        </table:table-row>
        <table:table-row table:style-name="ro1">
          <table:table-cell office:value-type="float" office:value="29.75" calcext:value-type="float">
            <text:p>29.75</text:p>
          </table:table-cell>
          <table:table-cell office:value-type="float" office:value="486460004" calcext:value-type="float">
            <text:p>486460004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29.75" calcext:value-type="float">
            <text:p>29.75</text:p>
          </table:table-cell>
          <table:table-cell office:value-type="float" office:value="486460004" calcext:value-type="float">
            <text:p>486460004</text:p>
          </table:table-cell>
          <table:table-cell office:value-type="float" office:value="141.630669546436" calcext:value-type="float">
            <text:p>141.630669546436</text:p>
          </table:table-cell>
          <table:table-cell office:value-type="float" office:value="-644" calcext:value-type="float">
            <text:p>-644</text:p>
          </table:table-cell>
          <table:table-cell/>
          <table:table-cell office:value-type="float" office:value="1341.32" calcext:value-type="float">
            <text:p>1341.32</text:p>
          </table:table-cell>
        </table:table-row>
        <table:table-row table:style-name="ro1">
          <table:table-cell office:value-type="float" office:value="29.7833333333333" calcext:value-type="float">
            <text:p>29.7833333333333</text:p>
          </table:table-cell>
          <table:table-cell office:value-type="float" office:value="486460006" calcext:value-type="float">
            <text:p>486460006</text:p>
          </table:table-cell>
          <table:table-cell table:number-columns-repeated="2"/>
          <table:table-cell office:value-type="float" office:value="-7.2" calcext:value-type="float">
            <text:p>-7.2</text:p>
          </table:table-cell>
          <table:table-cell/>
        </table:table-row>
        <table:table-row table:style-name="ro1">
          <table:table-cell office:value-type="float" office:value="29.7833333333333" calcext:value-type="float">
            <text:p>29.7833333333333</text:p>
          </table:table-cell>
          <table:table-cell office:value-type="float" office:value="486460006" calcext:value-type="float">
            <text:p>486460006</text:p>
          </table:table-cell>
          <table:table-cell office:value-type="float" office:value="140.766738660907" calcext:value-type="float">
            <text:p>140.766738660907</text:p>
          </table:table-cell>
          <table:table-cell office:value-type="float" office:value="-692" calcext:value-type="float">
            <text:p>-692</text:p>
          </table:table-cell>
          <table:table-cell/>
          <table:table-cell office:value-type="float" office:value="1322.72" calcext:value-type="float">
            <text:p>1322.72</text:p>
          </table:table-cell>
        </table:table-row>
        <table:table-row table:style-name="ro1">
          <table:table-cell office:value-type="float" office:value="29.7833333333333" calcext:value-type="float">
            <text:p>29.7833333333333</text:p>
          </table:table-cell>
          <table:table-cell office:value-type="float" office:value="486460006" calcext:value-type="float">
            <text:p>486460006</text:p>
          </table:table-cell>
          <table:table-cell table:number-columns-repeated="2"/>
          <table:table-cell office:value-type="float" office:value="-6.9" calcext:value-type="float">
            <text:p>-6.9</text:p>
          </table:table-cell>
          <table:table-cell/>
        </table:table-row>
        <table:table-row table:style-name="ro1">
          <table:table-cell office:value-type="float" office:value="29.8166666666667" calcext:value-type="float">
            <text:p>29.8166666666667</text:p>
          </table:table-cell>
          <table:table-cell office:value-type="float" office:value="486460008" calcext:value-type="float">
            <text:p>486460008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931" calcext:value-type="float">
            <text:p>-931</text:p>
          </table:table-cell>
          <table:table-cell/>
          <table:table-cell office:value-type="float" office:value="1291.72" calcext:value-type="float">
            <text:p>1291.72</text:p>
          </table:table-cell>
        </table:table-row>
        <table:table-row table:style-name="ro1">
          <table:table-cell office:value-type="float" office:value="29.8166666666667" calcext:value-type="float">
            <text:p>29.8166666666667</text:p>
          </table:table-cell>
          <table:table-cell office:value-type="float" office:value="486460008" calcext:value-type="float">
            <text:p>486460008</text:p>
          </table:table-cell>
          <table:table-cell table:number-columns-repeated="2"/>
          <table:table-cell office:value-type="float" office:value="-6.7" calcext:value-type="float">
            <text:p>-6.7</text:p>
          </table:table-cell>
          <table:table-cell/>
        </table:table-row>
        <table:table-row table:style-name="ro1">
          <table:table-cell office:value-type="float" office:value="29.8166666666667" calcext:value-type="float">
            <text:p>29.8166666666667</text:p>
          </table:table-cell>
          <table:table-cell office:value-type="float" office:value="486460008" calcext:value-type="float">
            <text:p>486460008</text:p>
          </table:table-cell>
          <table:table-cell office:value-type="float" office:value="140.766738660907" calcext:value-type="float">
            <text:p>140.766738660907</text:p>
          </table:table-cell>
          <table:table-cell office:value-type="float" office:value="-645" calcext:value-type="float">
            <text:p>-645</text:p>
          </table:table-cell>
          <table:table-cell/>
          <table:table-cell office:value-type="float" office:value="1286.76" calcext:value-type="float">
            <text:p>1286.76</text:p>
          </table:table-cell>
        </table:table-row>
        <table:table-row table:style-name="ro1">
          <table:table-cell office:value-type="float" office:value="29.8166666666667" calcext:value-type="float">
            <text:p>29.8166666666667</text:p>
          </table:table-cell>
          <table:table-cell office:value-type="float" office:value="486460008" calcext:value-type="float">
            <text:p>486460008</text:p>
          </table:table-cell>
          <table:table-cell table:number-columns-repeated="2"/>
          <table:table-cell office:value-type="float" office:value="-6.1" calcext:value-type="float">
            <text:p>-6.1</text:p>
          </table:table-cell>
          <table:table-cell/>
        </table:table-row>
        <table:table-row table:style-name="ro1">
          <table:table-cell office:value-type="float" office:value="29.85" calcext:value-type="float">
            <text:p>29.85</text:p>
          </table:table-cell>
          <table:table-cell office:value-type="float" office:value="486460010" calcext:value-type="float">
            <text:p>486460010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29.85" calcext:value-type="float">
            <text:p>29.85</text:p>
          </table:table-cell>
          <table:table-cell office:value-type="float" office:value="486460010" calcext:value-type="float">
            <text:p>486460010</text:p>
          </table:table-cell>
          <table:table-cell office:value-type="float" office:value="145.086393088553" calcext:value-type="float">
            <text:p>145.086393088553</text:p>
          </table:table-cell>
          <table:table-cell office:value-type="float" office:value="-932" calcext:value-type="float">
            <text:p>-932</text:p>
          </table:table-cell>
          <table:table-cell/>
          <table:table-cell office:value-type="float" office:value="1260.72" calcext:value-type="float">
            <text:p>1260.72</text:p>
          </table:table-cell>
        </table:table-row>
        <table:table-row table:style-name="ro1">
          <table:table-cell office:value-type="float" office:value="29.85" calcext:value-type="float">
            <text:p>29.85</text:p>
          </table:table-cell>
          <table:table-cell office:value-type="float" office:value="486460010" calcext:value-type="float">
            <text:p>486460010</text:p>
          </table:table-cell>
          <table:table-cell office:value-type="float" office:value="143.358531317495" calcext:value-type="float">
            <text:p>143.358531317495</text:p>
          </table:table-cell>
          <table:table-cell office:value-type="float" office:value="-894" calcext:value-type="float">
            <text:p>-894</text:p>
          </table:table-cell>
          <table:table-cell/>
          <table:table-cell office:value-type="float" office:value="1244.6" calcext:value-type="float">
            <text:p>1244.6</text:p>
          </table:table-cell>
        </table:table-row>
        <table:table-row table:style-name="ro1">
          <table:table-cell office:value-type="float" office:value="29.85" calcext:value-type="float">
            <text:p>29.85</text:p>
          </table:table-cell>
          <table:table-cell office:value-type="float" office:value="486460010" calcext:value-type="float">
            <text:p>486460010</text:p>
          </table:table-cell>
          <table:table-cell table:number-columns-repeated="2"/>
          <table:table-cell office:value-type="float" office:value="-5.9" calcext:value-type="float">
            <text:p>-5.9</text:p>
          </table:table-cell>
          <table:table-cell/>
        </table:table-row>
        <table:table-row table:style-name="ro1">
          <table:table-cell office:value-type="float" office:value="29.8833333333333" calcext:value-type="float">
            <text:p>29.8833333333333</text:p>
          </table:table-cell>
          <table:table-cell office:value-type="float" office:value="486460012" calcext:value-type="float">
            <text:p>486460012</text:p>
          </table:table-cell>
          <table:table-cell table:number-columns-repeated="2"/>
          <table:table-cell office:value-type="float" office:value="-6.5" calcext:value-type="float">
            <text:p>-6.5</text:p>
          </table:table-cell>
          <table:table-cell/>
        </table:table-row>
        <table:table-row table:style-name="ro1">
          <table:table-cell office:value-type="float" office:value="29.8833333333333" calcext:value-type="float">
            <text:p>29.8833333333333</text:p>
          </table:table-cell>
          <table:table-cell office:value-type="float" office:value="486460012" calcext:value-type="float">
            <text:p>486460012</text:p>
          </table:table-cell>
          <table:table-cell office:value-type="float" office:value="144.222462203024" calcext:value-type="float">
            <text:p>144.222462203024</text:p>
          </table:table-cell>
          <table:table-cell office:value-type="float" office:value="-305" calcext:value-type="float">
            <text:p>-305</text:p>
          </table:table-cell>
          <table:table-cell/>
          <table:table-cell office:value-type="float" office:value="1249.56" calcext:value-type="float">
            <text:p>1249.56</text:p>
          </table:table-cell>
        </table:table-row>
        <table:table-row table:style-name="ro1">
          <table:table-cell office:value-type="float" office:value="29.8833333333333" calcext:value-type="float">
            <text:p>29.8833333333333</text:p>
          </table:table-cell>
          <table:table-cell office:value-type="float" office:value="486460012" calcext:value-type="float">
            <text:p>486460012</text:p>
          </table:table-cell>
          <table:table-cell table:number-columns-repeated="2"/>
          <table:table-cell office:value-type="float" office:value="-6.7" calcext:value-type="float">
            <text:p>-6.7</text:p>
          </table:table-cell>
          <table:table-cell/>
        </table:table-row>
        <table:table-row table:style-name="ro1">
          <table:table-cell office:value-type="float" office:value="29.9166666666667" calcext:value-type="float">
            <text:p>29.9166666666667</text:p>
          </table:table-cell>
          <table:table-cell office:value-type="float" office:value="486460014" calcext:value-type="float">
            <text:p>486460014</text:p>
          </table:table-cell>
          <table:table-cell office:value-type="float" office:value="143.358531317495" calcext:value-type="float">
            <text:p>143.358531317495</text:p>
          </table:table-cell>
          <table:table-cell office:value-type="float" office:value="-609" calcext:value-type="float">
            <text:p>-609</text:p>
          </table:table-cell>
          <table:table-cell/>
          <table:table-cell office:value-type="float" office:value="1228.48" calcext:value-type="float">
            <text:p>1228.48</text:p>
          </table:table-cell>
        </table:table-row>
        <table:table-row table:style-name="ro1">
          <table:table-cell office:value-type="float" office:value="29.9166666666667" calcext:value-type="float">
            <text:p>29.9166666666667</text:p>
          </table:table-cell>
          <table:table-cell office:value-type="float" office:value="486460014" calcext:value-type="float">
            <text:p>486460014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29.9166666666667" calcext:value-type="float">
            <text:p>29.9166666666667</text:p>
          </table:table-cell>
          <table:table-cell office:value-type="float" office:value="486460014" calcext:value-type="float">
            <text:p>486460014</text:p>
          </table:table-cell>
          <table:table-cell office:value-type="float" office:value="142.494600431965" calcext:value-type="float">
            <text:p>142.494600431965</text:p>
          </table:table-cell>
          <table:table-cell office:value-type="float" office:value="-628" calcext:value-type="float">
            <text:p>-628</text:p>
          </table:table-cell>
          <table:table-cell/>
          <table:table-cell office:value-type="float" office:value="1328.64" calcext:value-type="float">
            <text:p>1328.64</text:p>
          </table:table-cell>
        </table:table-row>
        <table:table-row table:style-name="ro1">
          <table:table-cell office:value-type="float" office:value="29.9333333333333" calcext:value-type="float">
            <text:p>29.9333333333333</text:p>
          </table:table-cell>
          <table:table-cell office:value-type="float" office:value="486460015" calcext:value-type="float">
            <text:p>486460015</text:p>
          </table:table-cell>
          <table:table-cell table:number-columns-repeated="2"/>
          <table:table-cell office:value-type="float" office:value="-6.1" calcext:value-type="float">
            <text:p>-6.1</text:p>
          </table:table-cell>
          <table:table-cell/>
        </table:table-row>
        <table:table-row table:style-name="ro1">
          <table:table-cell office:value-type="float" office:value="29.9333333333333" calcext:value-type="float">
            <text:p>29.9333333333333</text:p>
          </table:table-cell>
          <table:table-cell office:value-type="float" office:value="486460015" calcext:value-type="float">
            <text:p>486460015</text:p>
          </table:table-cell>
          <table:table-cell office:value-type="float" office:value="141.630669546436" calcext:value-type="float">
            <text:p>141.630669546436</text:p>
          </table:table-cell>
          <table:table-cell office:value-type="float" office:value="-536" calcext:value-type="float">
            <text:p>-536</text:p>
          </table:table-cell>
          <table:table-cell/>
          <table:table-cell office:value-type="float" office:value="1323.68" calcext:value-type="float">
            <text:p>1323.68</text:p>
          </table:table-cell>
        </table:table-row>
        <table:table-row table:style-name="ro1">
          <table:table-cell office:value-type="float" office:value="29.9333333333333" calcext:value-type="float">
            <text:p>29.9333333333333</text:p>
          </table:table-cell>
          <table:table-cell office:value-type="float" office:value="486460015" calcext:value-type="float">
            <text:p>486460015</text:p>
          </table:table-cell>
          <table:table-cell table:number-columns-repeated="2"/>
          <table:table-cell office:value-type="float" office:value="-5.3" calcext:value-type="float">
            <text:p>-5.3</text:p>
          </table:table-cell>
          <table:table-cell/>
        </table:table-row>
        <table:table-row table:style-name="ro1">
          <table:table-cell office:value-type="float" office:value="29.9833333333333" calcext:value-type="float">
            <text:p>29.9833333333333</text:p>
          </table:table-cell>
          <table:table-cell office:value-type="float" office:value="486460018" calcext:value-type="float">
            <text:p>486460018</text:p>
          </table:table-cell>
          <table:table-cell office:value-type="float" office:value="140.766738660907" calcext:value-type="float">
            <text:p>140.766738660907</text:p>
          </table:table-cell>
          <table:table-cell office:value-type="float" office:value="-443" calcext:value-type="float">
            <text:p>-443</text:p>
          </table:table-cell>
          <table:table-cell/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29.9833333333333" calcext:value-type="float">
            <text:p>29.9833333333333</text:p>
          </table:table-cell>
          <table:table-cell office:value-type="float" office:value="486460018" calcext:value-type="float">
            <text:p>486460018</text:p>
          </table:table-cell>
          <table:table-cell table:number-columns-repeated="2"/>
          <table:table-cell office:value-type="float" office:value="-5.1" calcext:value-type="float">
            <text:p>-5.1</text:p>
          </table:table-cell>
          <table:table-cell/>
        </table:table-row>
        <table:table-row table:style-name="ro1">
          <table:table-cell office:value-type="float" office:value="29.9833333333333" calcext:value-type="float">
            <text:p>29.9833333333333</text:p>
          </table:table-cell>
          <table:table-cell office:value-type="float" office:value="486460018" calcext:value-type="float">
            <text:p>486460018</text:p>
          </table:table-cell>
          <table:table-cell office:value-type="float" office:value="140.766738660907" calcext:value-type="float">
            <text:p>140.766738660907</text:p>
          </table:table-cell>
          <table:table-cell office:value-type="float" office:value="-498" calcext:value-type="float">
            <text:p>-498</text:p>
          </table:table-cell>
          <table:table-cell/>
          <table:table-cell office:value-type="float" office:value="1302.6" calcext:value-type="float">
            <text:p>1302.6</text:p>
          </table:table-cell>
        </table:table-row>
        <table:table-row table:style-name="ro1">
          <table:table-cell office:value-type="float" office:value="29.9833333333333" calcext:value-type="float">
            <text:p>29.9833333333333</text:p>
          </table:table-cell>
          <table:table-cell office:value-type="float" office:value="486460018" calcext:value-type="float">
            <text:p>486460018</text:p>
          </table:table-cell>
          <table:table-cell table:number-columns-repeated="2"/>
          <table:table-cell office:value-type="float" office:value="-5.5" calcext:value-type="float">
            <text:p>-5.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6460020" calcext:value-type="float">
            <text:p>486460020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544" calcext:value-type="float">
            <text:p>-544</text:p>
          </table:table-cell>
          <table:table-cell/>
          <table:table-cell office:value-type="float" office:value="1291.44" calcext:value-type="float">
            <text:p>1291.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6460020" calcext:value-type="float">
            <text:p>486460020</text:p>
          </table:table-cell>
          <table:table-cell table:number-columns-repeated="2"/>
          <table:table-cell office:value-type="float" office:value="-5.9" calcext:value-type="float">
            <text:p>-5.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6460020" calcext:value-type="float">
            <text:p>486460020</text:p>
          </table:table-cell>
          <table:table-cell table:number-columns-repeated="2"/>
          <table:table-cell office:value-type="float" office:value="-5.9" calcext:value-type="float">
            <text:p>-5.9</text:p>
          </table:table-cell>
          <table:table-cell/>
        </table:table-row>
        <table:table-row table:style-name="ro1">
          <table:table-cell office:value-type="float" office:value="30.0333333333333" calcext:value-type="float">
            <text:p>30.0333333333333</text:p>
          </table:table-cell>
          <table:table-cell office:value-type="float" office:value="486460022" calcext:value-type="float">
            <text:p>486460022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619" calcext:value-type="float">
            <text:p>-619</text:p>
          </table:table-cell>
          <table:table-cell/>
          <table:table-cell office:value-type="float" office:value="1272.84" calcext:value-type="float">
            <text:p>1272.84</text:p>
          </table:table-cell>
        </table:table-row>
        <table:table-row table:style-name="ro1">
          <table:table-cell office:value-type="float" office:value="30.0333333333333" calcext:value-type="float">
            <text:p>30.0333333333333</text:p>
          </table:table-cell>
          <table:table-cell office:value-type="float" office:value="486460022" calcext:value-type="float">
            <text:p>486460022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657" calcext:value-type="float">
            <text:p>-657</text:p>
          </table:table-cell>
          <table:table-cell/>
          <table:table-cell office:value-type="float" office:value="1255.48" calcext:value-type="float">
            <text:p>1255.48</text:p>
          </table:table-cell>
        </table:table-row>
        <table:table-row table:style-name="ro1">
          <table:table-cell office:value-type="float" office:value="30.0333333333333" calcext:value-type="float">
            <text:p>30.0333333333333</text:p>
          </table:table-cell>
          <table:table-cell office:value-type="float" office:value="486460022" calcext:value-type="float">
            <text:p>486460022</text:p>
          </table:table-cell>
          <table:table-cell table:number-columns-repeated="2"/>
          <table:table-cell office:value-type="float" office:value="-5.7" calcext:value-type="float">
            <text:p>-5.7</text:p>
          </table:table-cell>
          <table:table-cell/>
        </table:table-row>
        <table:table-row table:style-name="ro1">
          <table:table-cell office:value-type="float" office:value="30.0833333333333" calcext:value-type="float">
            <text:p>30.0833333333333</text:p>
          </table:table-cell>
          <table:table-cell office:value-type="float" office:value="486460023" calcext:value-type="float">
            <text:p>486460023</text:p>
          </table:table-cell>
          <table:table-cell table:number-columns-repeated="2"/>
          <table:table-cell office:value-type="float" office:value="-5.6" calcext:value-type="float">
            <text:p>-5.6</text:p>
          </table:table-cell>
          <table:table-cell/>
        </table:table-row>
        <table:table-row table:style-name="ro1">
          <table:table-cell office:value-type="float" office:value="30.0833333333333" calcext:value-type="float">
            <text:p>30.0833333333333</text:p>
          </table:table-cell>
          <table:table-cell office:value-type="float" office:value="486460023" calcext:value-type="float">
            <text:p>486460023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707" calcext:value-type="float">
            <text:p>-707</text:p>
          </table:table-cell>
          <table:table-cell/>
          <table:table-cell office:value-type="float" office:value="1238.12" calcext:value-type="float">
            <text:p>1238.12</text:p>
          </table:table-cell>
        </table:table-row>
        <table:table-row table:style-name="ro1">
          <table:table-cell office:value-type="float" office:value="30.0833333333333" calcext:value-type="float">
            <text:p>30.0833333333333</text:p>
          </table:table-cell>
          <table:table-cell office:value-type="float" office:value="486460023" calcext:value-type="float">
            <text:p>486460023</text:p>
          </table:table-cell>
          <table:table-cell table:number-columns-repeated="2"/>
          <table:table-cell office:value-type="float" office:value="-5.6" calcext:value-type="float">
            <text:p>-5.6</text:p>
          </table:table-cell>
          <table:table-cell/>
        </table:table-row>
        <table:table-row table:style-name="ro1">
          <table:table-cell office:value-type="float" office:value="30.0833333333333" calcext:value-type="float">
            <text:p>30.0833333333333</text:p>
          </table:table-cell>
          <table:table-cell office:value-type="float" office:value="486460023" calcext:value-type="float">
            <text:p>486460023</text:p>
          </table:table-cell>
          <table:table-cell office:value-type="float" office:value="138.120950323974" calcext:value-type="float">
            <text:p>138.120950323974</text:p>
          </table:table-cell>
          <table:table-cell office:value-type="float" office:value="-757" calcext:value-type="float">
            <text:p>-757</text:p>
          </table:table-cell>
          <table:table-cell/>
          <table:table-cell office:value-type="float" office:value="1223.24" calcext:value-type="float">
            <text:p>1223.24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486460025" calcext:value-type="float">
            <text:p>486460025</text:p>
          </table:table-cell>
          <table:table-cell table:number-columns-repeated="2"/>
          <table:table-cell office:value-type="float" office:value="-5.6" calcext:value-type="float">
            <text:p>-5.6</text:p>
          </table:table-cell>
          <table:table-cell/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486460025" calcext:value-type="float">
            <text:p>486460025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885" calcext:value-type="float">
            <text:p>-885</text:p>
          </table:table-cell>
          <table:table-cell/>
          <table:table-cell office:value-type="float" office:value="1193.48" calcext:value-type="float">
            <text:p>1193.48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486460025" calcext:value-type="float">
            <text:p>486460025</text:p>
          </table:table-cell>
          <table:table-cell table:number-columns-repeated="2"/>
          <table:table-cell office:value-type="float" office:value="-6.5" calcext:value-type="float">
            <text:p>-6.5</text:p>
          </table:table-cell>
          <table:table-cell/>
        </table:table-row>
        <table:table-row table:style-name="ro1">
          <table:table-cell office:value-type="float" office:value="30.15" calcext:value-type="float">
            <text:p>30.15</text:p>
          </table:table-cell>
          <table:table-cell office:value-type="float" office:value="486460027" calcext:value-type="float">
            <text:p>486460027</text:p>
          </table:table-cell>
          <table:table-cell office:value-type="float" office:value="138.120950323974" calcext:value-type="float">
            <text:p>138.120950323974</text:p>
          </table:table-cell>
          <table:table-cell office:value-type="float" office:value="-628" calcext:value-type="float">
            <text:p>-628</text:p>
          </table:table-cell>
          <table:table-cell/>
          <table:table-cell office:value-type="float" office:value="1193.48" calcext:value-type="float">
            <text:p>1193.48</text:p>
          </table:table-cell>
        </table:table-row>
        <table:table-row table:style-name="ro1">
          <table:table-cell office:value-type="float" office:value="30.15" calcext:value-type="float">
            <text:p>30.15</text:p>
          </table:table-cell>
          <table:table-cell office:value-type="float" office:value="486460027" calcext:value-type="float">
            <text:p>486460027</text:p>
          </table:table-cell>
          <table:table-cell table:number-columns-repeated="2"/>
          <table:table-cell office:value-type="float" office:value="-5.8" calcext:value-type="float">
            <text:p>-5.8</text:p>
          </table:table-cell>
          <table:table-cell/>
        </table:table-row>
        <table:table-row table:style-name="ro1">
          <table:table-cell office:value-type="float" office:value="30.15" calcext:value-type="float">
            <text:p>30.15</text:p>
          </table:table-cell>
          <table:table-cell office:value-type="float" office:value="486460027" calcext:value-type="float">
            <text:p>486460027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624" calcext:value-type="float">
            <text:p>-624</text:p>
          </table:table-cell>
          <table:table-cell/>
          <table:table-cell office:value-type="float" office:value="1182.32" calcext:value-type="float">
            <text:p>1182.32</text:p>
          </table:table-cell>
        </table:table-row>
        <table:table-row table:style-name="ro1">
          <table:table-cell office:value-type="float" office:value="30.1666666666667" calcext:value-type="float">
            <text:p>30.1666666666667</text:p>
          </table:table-cell>
          <table:table-cell office:value-type="float" office:value="486460033" calcext:value-type="float">
            <text:p>486460033</text:p>
          </table:table-cell>
          <table:table-cell table:number-columns-repeated="2"/>
          <table:table-cell office:value-type="float" office:value="-5.3" calcext:value-type="float">
            <text:p>-5.3</text:p>
          </table:table-cell>
          <table:table-cell/>
        </table:table-row>
        <table:table-row table:style-name="ro1">
          <table:table-cell office:value-type="float" office:value="30.1666666666667" calcext:value-type="float">
            <text:p>30.1666666666667</text:p>
          </table:table-cell>
          <table:table-cell office:value-type="float" office:value="486460033" calcext:value-type="float">
            <text:p>486460033</text:p>
          </table:table-cell>
          <table:table-cell office:value-type="float" office:value="136.393088552916" calcext:value-type="float">
            <text:p>136.393088552916</text:p>
          </table:table-cell>
          <table:table-cell office:value-type="float" office:value="-558" calcext:value-type="float">
            <text:p>-558</text:p>
          </table:table-cell>
          <table:table-cell/>
          <table:table-cell office:value-type="float" office:value="1157.52" calcext:value-type="float">
            <text:p>1157.52</text:p>
          </table:table-cell>
        </table:table-row>
        <table:table-row table:style-name="ro1">
          <table:table-cell office:value-type="float" office:value="30.1666666666667" calcext:value-type="float">
            <text:p>30.1666666666667</text:p>
          </table:table-cell>
          <table:table-cell office:value-type="float" office:value="486460033" calcext:value-type="float">
            <text:p>486460033</text:p>
          </table:table-cell>
          <table:table-cell table:number-columns-repeated="2"/>
          <table:table-cell office:value-type="float" office:value="-6.5" calcext:value-type="float">
            <text:p>-6.5</text:p>
          </table:table-cell>
          <table:table-cell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486460035" calcext:value-type="float">
            <text:p>486460035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785" calcext:value-type="float">
            <text:p>-785</text:p>
          </table:table-cell>
          <table:table-cell/>
          <table:table-cell office:value-type="float" office:value="1135.2" calcext:value-type="float">
            <text:p>1135.2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486460035" calcext:value-type="float">
            <text:p>486460035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486460035" calcext:value-type="float">
            <text:p>486460035</text:p>
          </table:table-cell>
          <table:table-cell table:number-columns-repeated="2"/>
          <table:table-cell office:value-type="float" office:value="-6.7" calcext:value-type="float">
            <text:p>-6.7</text:p>
          </table:table-cell>
          <table:table-cell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486460035" calcext:value-type="float">
            <text:p>486460035</text:p>
          </table:table-cell>
          <table:table-cell office:value-type="float" office:value="141.630669546436" calcext:value-type="float">
            <text:p>141.630669546436</text:p>
          </table:table-cell>
          <table:table-cell office:value-type="float" office:value="-638" calcext:value-type="float">
            <text:p>-638</text:p>
          </table:table-cell>
          <table:table-cell/>
          <table:table-cell office:value-type="float" office:value="1130.24" calcext:value-type="float">
            <text:p>1130.24</text:p>
          </table:table-cell>
        </table:table-row>
        <table:table-row table:style-name="ro1">
          <table:table-cell office:value-type="float" office:value="30.2166666666667" calcext:value-type="float">
            <text:p>30.2166666666667</text:p>
          </table:table-cell>
          <table:table-cell office:value-type="float" office:value="486460037" calcext:value-type="float">
            <text:p>486460037</text:p>
          </table:table-cell>
          <table:table-cell office:value-type="float" office:value="140.766738660907" calcext:value-type="float">
            <text:p>140.766738660907</text:p>
          </table:table-cell>
          <table:table-cell office:value-type="float" office:value="-611" calcext:value-type="float">
            <text:p>-611</text:p>
          </table:table-cell>
          <table:table-cell/>
          <table:table-cell office:value-type="float" office:value="1116.6" calcext:value-type="float">
            <text:p>1116.6</text:p>
          </table:table-cell>
        </table:table-row>
        <table:table-row table:style-name="ro1">
          <table:table-cell office:value-type="float" office:value="30.2166666666667" calcext:value-type="float">
            <text:p>30.2166666666667</text:p>
          </table:table-cell>
          <table:table-cell office:value-type="float" office:value="486460037" calcext:value-type="float">
            <text:p>486460037</text:p>
          </table:table-cell>
          <table:table-cell table:number-columns-repeated="2"/>
          <table:table-cell office:value-type="float" office:value="-6.7" calcext:value-type="float">
            <text:p>-6.7</text:p>
          </table:table-cell>
          <table:table-cell/>
        </table:table-row>
        <table:table-row table:style-name="ro1">
          <table:table-cell office:value-type="float" office:value="30.2166666666667" calcext:value-type="float">
            <text:p>30.2166666666667</text:p>
          </table:table-cell>
          <table:table-cell office:value-type="float" office:value="486460037" calcext:value-type="float">
            <text:p>486460037</text:p>
          </table:table-cell>
          <table:table-cell table:number-columns-repeated="2"/>
          <table:table-cell office:value-type="float" office:value="-6.6" calcext:value-type="float">
            <text:p>-6.6</text:p>
          </table:table-cell>
          <table:table-cell/>
        </table:table-row>
        <table:table-row table:style-name="ro1">
          <table:table-cell office:value-type="float" office:value="30.2666666666667" calcext:value-type="float">
            <text:p>30.2666666666667</text:p>
          </table:table-cell>
          <table:table-cell office:value-type="float" office:value="486460039" calcext:value-type="float">
            <text:p>486460039</text:p>
          </table:table-cell>
          <table:table-cell office:value-type="float" office:value="141.630669546436" calcext:value-type="float">
            <text:p>141.630669546436</text:p>
          </table:table-cell>
          <table:table-cell office:value-type="float" office:value="-539" calcext:value-type="float">
            <text:p>-539</text:p>
          </table:table-cell>
          <table:table-cell/>
          <table:table-cell office:value-type="float" office:value="1104.2" calcext:value-type="float">
            <text:p>1104.2</text:p>
          </table:table-cell>
        </table:table-row>
        <table:table-row table:style-name="ro1">
          <table:table-cell office:value-type="float" office:value="30.2666666666667" calcext:value-type="float">
            <text:p>30.2666666666667</text:p>
          </table:table-cell>
          <table:table-cell office:value-type="float" office:value="486460039" calcext:value-type="float">
            <text:p>486460039</text:p>
          </table:table-cell>
          <table:table-cell table:number-columns-repeated="2"/>
          <table:table-cell office:value-type="float" office:value="-6.5" calcext:value-type="float">
            <text:p>-6.5</text:p>
          </table:table-cell>
          <table:table-cell/>
        </table:table-row>
        <table:table-row table:style-name="ro1">
          <table:table-cell office:value-type="float" office:value="30.2666666666667" calcext:value-type="float">
            <text:p>30.2666666666667</text:p>
          </table:table-cell>
          <table:table-cell office:value-type="float" office:value="486460039" calcext:value-type="float">
            <text:p>486460039</text:p>
          </table:table-cell>
          <table:table-cell office:value-type="float" office:value="140.766738660907" calcext:value-type="float">
            <text:p>140.766738660907</text:p>
          </table:table-cell>
          <table:table-cell office:value-type="float" office:value="-551" calcext:value-type="float">
            <text:p>-551</text:p>
          </table:table-cell>
          <table:table-cell/>
          <table:table-cell office:value-type="float" office:value="1089.32" calcext:value-type="float">
            <text:p>1089.32</text:p>
          </table:table-cell>
        </table:table-row>
        <table:table-row table:style-name="ro1">
          <table:table-cell office:value-type="float" office:value="30.2666666666667" calcext:value-type="float">
            <text:p>30.2666666666667</text:p>
          </table:table-cell>
          <table:table-cell office:value-type="float" office:value="486460039" calcext:value-type="float">
            <text:p>486460039</text:p>
          </table:table-cell>
          <table:table-cell table:number-columns-repeated="2"/>
          <table:table-cell office:value-type="float" office:value="-6.3" calcext:value-type="float">
            <text:p>-6.3</text:p>
          </table:table-cell>
          <table:table-cell/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486460041" calcext:value-type="float">
            <text:p>486460041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652" calcext:value-type="float">
            <text:p>-652</text:p>
          </table:table-cell>
          <table:table-cell/>
          <table:table-cell office:value-type="float" office:value="1075.68" calcext:value-type="float">
            <text:p>1075.68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486460041" calcext:value-type="float">
            <text:p>486460041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486460041" calcext:value-type="float">
            <text:p>486460041</text:p>
          </table:table-cell>
          <table:table-cell office:value-type="float" office:value="138.120950323974" calcext:value-type="float">
            <text:p>138.120950323974</text:p>
          </table:table-cell>
          <table:table-cell office:value-type="float" office:value="-801" calcext:value-type="float">
            <text:p>-801</text:p>
          </table:table-cell>
          <table:table-cell/>
          <table:table-cell office:value-type="float" office:value="1052.12" calcext:value-type="float">
            <text:p>1052.12</text:p>
          </table:table-cell>
        </table:table-row>
        <table:table-row table:style-name="ro1">
          <table:table-cell office:value-type="float" office:value="30.35" calcext:value-type="float">
            <text:p>30.35</text:p>
          </table:table-cell>
          <table:table-cell office:value-type="float" office:value="486460043" calcext:value-type="float">
            <text:p>486460043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30.35" calcext:value-type="float">
            <text:p>30.35</text:p>
          </table:table-cell>
          <table:table-cell office:value-type="float" office:value="486460043" calcext:value-type="float">
            <text:p>486460043</text:p>
          </table:table-cell>
          <table:table-cell office:value-type="float" office:value="136.393088552916" calcext:value-type="float">
            <text:p>136.393088552916</text:p>
          </table:table-cell>
          <table:table-cell office:value-type="float" office:value="-1166" calcext:value-type="float">
            <text:p>-1166</text:p>
          </table:table-cell>
          <table:table-cell/>
          <table:table-cell office:value-type="float" office:value="997.56" calcext:value-type="float">
            <text:p>997.56</text:p>
          </table:table-cell>
        </table:table-row>
        <table:table-row table:style-name="ro1">
          <table:table-cell office:value-type="float" office:value="30.35" calcext:value-type="float">
            <text:p>30.35</text:p>
          </table:table-cell>
          <table:table-cell office:value-type="float" office:value="486460043" calcext:value-type="float">
            <text:p>486460043</text:p>
          </table:table-cell>
          <table:table-cell table:number-columns-repeated="2"/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float" office:value="30.35" calcext:value-type="float">
            <text:p>30.35</text:p>
          </table:table-cell>
          <table:table-cell office:value-type="float" office:value="486460043" calcext:value-type="float">
            <text:p>486460043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599" calcext:value-type="float">
            <text:p>-599</text:p>
          </table:table-cell>
          <table:table-cell/>
          <table:table-cell office:value-type="float" office:value="1009.96" calcext:value-type="float">
            <text:p>1009.96</text:p>
          </table:table-cell>
        </table:table-row>
        <table:table-row table:style-name="ro1">
          <table:table-cell office:value-type="float" office:value="30.3666666666667" calcext:value-type="float">
            <text:p>30.3666666666667</text:p>
          </table:table-cell>
          <table:table-cell office:value-type="float" office:value="486460045" calcext:value-type="float">
            <text:p>486460045</text:p>
          </table:table-cell>
          <table:table-cell table:number-columns-repeated="2"/>
          <table:table-cell office:value-type="float" office:value="-5.9" calcext:value-type="float">
            <text:p>-5.9</text:p>
          </table:table-cell>
          <table:table-cell/>
        </table:table-row>
        <table:table-row table:style-name="ro1">
          <table:table-cell office:value-type="float" office:value="30.3666666666667" calcext:value-type="float">
            <text:p>30.3666666666667</text:p>
          </table:table-cell>
          <table:table-cell office:value-type="float" office:value="486460045" calcext:value-type="float">
            <text:p>486460045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339" calcext:value-type="float">
            <text:p>-339</text:p>
          </table:table-cell>
          <table:table-cell/>
          <table:table-cell office:value-type="float" office:value="1017.4" calcext:value-type="float">
            <text:p>1017.4</text:p>
          </table:table-cell>
        </table:table-row>
        <table:table-row table:style-name="ro1">
          <table:table-cell office:value-type="float" office:value="30.3666666666667" calcext:value-type="float">
            <text:p>30.3666666666667</text:p>
          </table:table-cell>
          <table:table-cell office:value-type="float" office:value="486460045" calcext:value-type="float">
            <text:p>486460045</text:p>
          </table:table-cell>
          <table:table-cell table:number-columns-repeated="2"/>
          <table:table-cell office:value-type="float" office:value="-5.3" calcext:value-type="float">
            <text:p>-5.3</text:p>
          </table:table-cell>
          <table:table-cell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486460047" calcext:value-type="float">
            <text:p>486460047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486460047" calcext:value-type="float">
            <text:p>486460047</text:p>
          </table:table-cell>
          <table:table-cell office:value-type="float" office:value="142.494600431965" calcext:value-type="float">
            <text:p>142.49460043196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997.56" calcext:value-type="float">
            <text:p>997.56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486460047" calcext:value-type="float">
            <text:p>486460047</text:p>
          </table:table-cell>
          <table:table-cell office:value-type="float" office:value="141.630669546436" calcext:value-type="float">
            <text:p>141.630669546436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1012.44" calcext:value-type="float">
            <text:p>1012.44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486460047" calcext:value-type="float">
            <text:p>486460047</text:p>
          </table:table-cell>
          <table:table-cell table:number-columns-repeated="2"/>
          <table:table-cell office:value-type="float" office:value="-6.5" calcext:value-type="float">
            <text:p>-6.5</text:p>
          </table:table-cell>
          <table:table-cell/>
        </table:table-row>
        <table:table-row table:style-name="ro1">
          <table:table-cell office:value-type="float" office:value="30.4333333333333" calcext:value-type="float">
            <text:p>30.4333333333333</text:p>
          </table:table-cell>
          <table:table-cell office:value-type="float" office:value="486460049" calcext:value-type="float">
            <text:p>486460049</text:p>
          </table:table-cell>
          <table:table-cell table:number-columns-repeated="2"/>
          <table:table-cell office:value-type="float" office:value="-6.1" calcext:value-type="float">
            <text:p>-6.1</text:p>
          </table:table-cell>
          <table:table-cell/>
        </table:table-row>
        <table:table-row table:style-name="ro1">
          <table:table-cell office:value-type="float" office:value="30.4333333333333" calcext:value-type="float">
            <text:p>30.4333333333333</text:p>
          </table:table-cell>
          <table:table-cell office:value-type="float" office:value="486460049" calcext:value-type="float">
            <text:p>486460049</text:p>
          </table:table-cell>
          <table:table-cell office:value-type="float" office:value="136.393088552916" calcext:value-type="float">
            <text:p>136.393088552916</text:p>
          </table:table-cell>
          <table:table-cell office:value-type="float" office:value="-699" calcext:value-type="float">
            <text:p>-699</text:p>
          </table:table-cell>
          <table:table-cell/>
          <table:table-cell office:value-type="float" office:value="982.68" calcext:value-type="float">
            <text:p>982.68</text:p>
          </table:table-cell>
        </table:table-row>
        <table:table-row table:style-name="ro1">
          <table:table-cell office:value-type="float" office:value="30.4333333333333" calcext:value-type="float">
            <text:p>30.4333333333333</text:p>
          </table:table-cell>
          <table:table-cell office:value-type="float" office:value="486460049" calcext:value-type="float">
            <text:p>486460049</text:p>
          </table:table-cell>
          <table:table-cell table:number-columns-repeated="2"/>
          <table:table-cell office:value-type="float" office:value="-6.3" calcext:value-type="float">
            <text:p>-6.3</text:p>
          </table:table-cell>
          <table:table-cell/>
        </table:table-row>
        <table:table-row table:style-name="ro1">
          <table:table-cell office:value-type="float" office:value="30.4666666666667" calcext:value-type="float">
            <text:p>30.4666666666667</text:p>
          </table:table-cell>
          <table:table-cell office:value-type="float" office:value="486460051" calcext:value-type="float">
            <text:p>486460051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527" calcext:value-type="float">
            <text:p>-527</text:p>
          </table:table-cell>
          <table:table-cell/>
          <table:table-cell office:value-type="float" office:value="1080.36" calcext:value-type="float">
            <text:p>1080.36</text:p>
          </table:table-cell>
        </table:table-row>
        <table:table-row table:style-name="ro1">
          <table:table-cell office:value-type="float" office:value="30.4666666666667" calcext:value-type="float">
            <text:p>30.4666666666667</text:p>
          </table:table-cell>
          <table:table-cell office:value-type="float" office:value="486460051" calcext:value-type="float">
            <text:p>486460051</text:p>
          </table:table-cell>
          <table:table-cell table:number-columns-repeated="2"/>
          <table:table-cell office:value-type="float" office:value="-6.3" calcext:value-type="float">
            <text:p>-6.3</text:p>
          </table:table-cell>
          <table:table-cell/>
        </table:table-row>
        <table:table-row table:style-name="ro1">
          <table:table-cell office:value-type="float" office:value="30.4666666666667" calcext:value-type="float">
            <text:p>30.4666666666667</text:p>
          </table:table-cell>
          <table:table-cell office:value-type="float" office:value="486460051" calcext:value-type="float">
            <text:p>486460051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134" calcext:value-type="float">
            <text:p>-134</text:p>
          </table:table-cell>
          <table:table-cell/>
          <table:table-cell office:value-type="float" office:value="960.36" calcext:value-type="float">
            <text:p>960.36</text:p>
          </table:table-cell>
        </table:table-row>
        <table:table-row table:style-name="ro1">
          <table:table-cell office:value-type="float" office:value="30.5166666666667" calcext:value-type="float">
            <text:p>30.5166666666667</text:p>
          </table:table-cell>
          <table:table-cell office:value-type="float" office:value="486460053" calcext:value-type="float">
            <text:p>486460053</text:p>
          </table:table-cell>
          <table:table-cell table:number-columns-repeated="2"/>
          <table:table-cell office:value-type="float" office:value="-4.1" calcext:value-type="float">
            <text:p>-4.1</text:p>
          </table:table-cell>
          <table:table-cell/>
        </table:table-row>
        <table:table-row table:style-name="ro1">
          <table:table-cell office:value-type="float" office:value="30.5166666666667" calcext:value-type="float">
            <text:p>30.5166666666667</text:p>
          </table:table-cell>
          <table:table-cell office:value-type="float" office:value="486460053" calcext:value-type="float">
            <text:p>486460053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307" calcext:value-type="float">
            <text:p>-307</text:p>
          </table:table-cell>
          <table:table-cell/>
          <table:table-cell office:value-type="float" office:value="972.76" calcext:value-type="float">
            <text:p>972.76</text:p>
          </table:table-cell>
        </table:table-row>
        <table:table-row table:style-name="ro1">
          <table:table-cell office:value-type="float" office:value="30.5166666666667" calcext:value-type="float">
            <text:p>30.5166666666667</text:p>
          </table:table-cell>
          <table:table-cell office:value-type="float" office:value="486460053" calcext:value-type="float">
            <text:p>486460053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30.5166666666667" calcext:value-type="float">
            <text:p>30.5166666666667</text:p>
          </table:table-cell>
          <table:table-cell office:value-type="float" office:value="486460053" calcext:value-type="float">
            <text:p>486460053</text:p>
          </table:table-cell>
          <table:table-cell office:value-type="float" office:value="136.393088552916" calcext:value-type="float">
            <text:p>136.393088552916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970.28" calcext:value-type="float">
            <text:p>970.28</text:p>
          </table:table-cell>
        </table:table-row>
        <table:table-row table:style-name="ro1">
          <table:table-cell office:value-type="float" office:value="30.5333333333333" calcext:value-type="float">
            <text:p>30.5333333333333</text:p>
          </table:table-cell>
          <table:table-cell office:value-type="float" office:value="486460055" calcext:value-type="float">
            <text:p>486460055</text:p>
          </table:table-cell>
          <table:table-cell table:number-columns-repeated="2"/>
          <table:table-cell office:value-type="float" office:value="-3.9" calcext:value-type="float">
            <text:p>-3.9</text:p>
          </table:table-cell>
          <table:table-cell/>
        </table:table-row>
        <table:table-row table:style-name="ro1">
          <table:table-cell office:value-type="float" office:value="30.5333333333333" calcext:value-type="float">
            <text:p>30.5333333333333</text:p>
          </table:table-cell>
          <table:table-cell office:value-type="float" office:value="486460055" calcext:value-type="float">
            <text:p>486460055</text:p>
          </table:table-cell>
          <table:table-cell office:value-type="float" office:value="138.120950323974" calcext:value-type="float">
            <text:p>138.120950323974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1095.24" calcext:value-type="float">
            <text:p>1095.24</text:p>
          </table:table-cell>
        </table:table-row>
        <table:table-row table:style-name="ro1">
          <table:table-cell office:value-type="float" office:value="30.5333333333333" calcext:value-type="float">
            <text:p>30.5333333333333</text:p>
          </table:table-cell>
          <table:table-cell office:value-type="float" office:value="486460055" calcext:value-type="float">
            <text:p>486460055</text:p>
          </table:table-cell>
          <table:table-cell table:number-columns-repeated="2"/>
          <table:table-cell office:value-type="float" office:value="-4.1" calcext:value-type="float">
            <text:p>-4.1</text:p>
          </table:table-cell>
          <table:table-cell/>
        </table:table-row>
        <table:table-row table:style-name="ro1">
          <table:table-cell office:value-type="float" office:value="30.5666666666667" calcext:value-type="float">
            <text:p>30.5666666666667</text:p>
          </table:table-cell>
          <table:table-cell office:value-type="float" office:value="486460057" calcext:value-type="float">
            <text:p>486460057</text:p>
          </table:table-cell>
          <table:table-cell office:value-type="float" office:value="136.393088552916" calcext:value-type="float">
            <text:p>136.393088552916</text:p>
          </table:table-cell>
          <table:table-cell office:value-type="float" office:value="615" calcext:value-type="float">
            <text:p>615</text:p>
          </table:table-cell>
          <table:table-cell/>
          <table:table-cell office:value-type="float" office:value="1120.04" calcext:value-type="float">
            <text:p>1120.04</text:p>
          </table:table-cell>
        </table:table-row>
        <table:table-row table:style-name="ro1">
          <table:table-cell office:value-type="float" office:value="30.5666666666667" calcext:value-type="float">
            <text:p>30.5666666666667</text:p>
          </table:table-cell>
          <table:table-cell office:value-type="float" office:value="486460057" calcext:value-type="float">
            <text:p>486460057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30.5666666666667" calcext:value-type="float">
            <text:p>30.5666666666667</text:p>
          </table:table-cell>
          <table:table-cell office:value-type="float" office:value="486460057" calcext:value-type="float">
            <text:p>486460057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116.32" calcext:value-type="float">
            <text:p>1116.32</text:p>
          </table:table-cell>
        </table:table-row>
        <table:table-row table:style-name="ro1">
          <table:table-cell office:value-type="float" office:value="30.5666666666667" calcext:value-type="float">
            <text:p>30.5666666666667</text:p>
          </table:table-cell>
          <table:table-cell office:value-type="float" office:value="486460057" calcext:value-type="float">
            <text:p>486460057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30.5833333333333" calcext:value-type="float">
            <text:p>30.5833333333333</text:p>
          </table:table-cell>
          <table:table-cell office:value-type="float" office:value="486460059" calcext:value-type="float">
            <text:p>486460059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120.04" calcext:value-type="float">
            <text:p>1120.04</text:p>
          </table:table-cell>
        </table:table-row>
        <table:table-row table:style-name="ro1">
          <table:table-cell office:value-type="float" office:value="30.5833333333333" calcext:value-type="float">
            <text:p>30.5833333333333</text:p>
          </table:table-cell>
          <table:table-cell office:value-type="float" office:value="486460059" calcext:value-type="float">
            <text:p>486460059</text:p>
          </table:table-cell>
          <table:table-cell table:number-columns-repeated="2"/>
          <table:table-cell office:value-type="float" office:value="-3.3" calcext:value-type="float">
            <text:p>-3.3</text:p>
          </table:table-cell>
          <table:table-cell/>
        </table:table-row>
        <table:table-row table:style-name="ro1">
          <table:table-cell office:value-type="float" office:value="30.5833333333333" calcext:value-type="float">
            <text:p>30.5833333333333</text:p>
          </table:table-cell>
          <table:table-cell office:value-type="float" office:value="486460059" calcext:value-type="float">
            <text:p>486460059</text:p>
          </table:table-cell>
          <table:table-cell table:number-columns-repeated="2"/>
          <table:table-cell office:value-type="float" office:value="-4.4" calcext:value-type="float">
            <text:p>-4.4</text:p>
          </table:table-cell>
          <table:table-cell/>
        </table:table-row>
        <table:table-row table:style-name="ro1">
          <table:table-cell office:value-type="float" office:value="30.6333333333333" calcext:value-type="float">
            <text:p>30.6333333333333</text:p>
          </table:table-cell>
          <table:table-cell office:value-type="float" office:value="486460061" calcext:value-type="float">
            <text:p>486460061</text:p>
          </table:table-cell>
          <table:table-cell office:value-type="float" office:value="134.665226781857" calcext:value-type="float">
            <text:p>134.665226781857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139.88" calcext:value-type="float">
            <text:p>1139.88</text:p>
          </table:table-cell>
        </table:table-row>
        <table:table-row table:style-name="ro1">
          <table:table-cell office:value-type="float" office:value="30.6333333333333" calcext:value-type="float">
            <text:p>30.6333333333333</text:p>
          </table:table-cell>
          <table:table-cell office:value-type="float" office:value="486460061" calcext:value-type="float">
            <text:p>486460061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30.6333333333333" calcext:value-type="float">
            <text:p>30.6333333333333</text:p>
          </table:table-cell>
          <table:table-cell office:value-type="float" office:value="486460061" calcext:value-type="float">
            <text:p>486460061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30.6666666666667" calcext:value-type="float">
            <text:p>30.6666666666667</text:p>
          </table:table-cell>
          <table:table-cell office:value-type="float" office:value="486460062" calcext:value-type="float">
            <text:p>486460062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30.6666666666667" calcext:value-type="float">
            <text:p>30.6666666666667</text:p>
          </table:table-cell>
          <table:table-cell office:value-type="float" office:value="486460062" calcext:value-type="float">
            <text:p>486460062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13.84" calcext:value-type="float">
            <text:p>1113.84</text:p>
          </table:table-cell>
        </table:table-row>
        <table:table-row table:style-name="ro1">
          <table:table-cell office:value-type="float" office:value="30.6666666666667" calcext:value-type="float">
            <text:p>30.6666666666667</text:p>
          </table:table-cell>
          <table:table-cell office:value-type="float" office:value="486460062" calcext:value-type="float">
            <text:p>486460062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30.6666666666667" calcext:value-type="float">
            <text:p>30.6666666666667</text:p>
          </table:table-cell>
          <table:table-cell office:value-type="float" office:value="486460062" calcext:value-type="float">
            <text:p>486460062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517" calcext:value-type="float">
            <text:p>-517</text:p>
          </table:table-cell>
          <table:table-cell/>
          <table:table-cell office:value-type="float" office:value="1106.4" calcext:value-type="float">
            <text:p>1106.4</text:p>
          </table:table-cell>
        </table:table-row>
        <table:table-row table:style-name="ro1">
          <table:table-cell office:value-type="float" office:value="30.6833333333333" calcext:value-type="float">
            <text:p>30.6833333333333</text:p>
          </table:table-cell>
          <table:table-cell office:value-type="float" office:value="486460065" calcext:value-type="float">
            <text:p>486460065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30.6833333333333" calcext:value-type="float">
            <text:p>30.6833333333333</text:p>
          </table:table-cell>
          <table:table-cell office:value-type="float" office:value="486460065" calcext:value-type="float">
            <text:p>486460065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401" calcext:value-type="float">
            <text:p>-401</text:p>
          </table:table-cell>
          <table:table-cell/>
          <table:table-cell office:value-type="float" office:value="1110.12" calcext:value-type="float">
            <text:p>1110.12</text:p>
          </table:table-cell>
        </table:table-row>
        <table:table-row table:style-name="ro1">
          <table:table-cell office:value-type="float" office:value="30.6833333333333" calcext:value-type="float">
            <text:p>30.6833333333333</text:p>
          </table:table-cell>
          <table:table-cell office:value-type="float" office:value="486460065" calcext:value-type="float">
            <text:p>486460065</text:p>
          </table:table-cell>
          <table:table-cell table:number-columns-repeated="2"/>
          <table:table-cell office:value-type="float" office:value="-4.8" calcext:value-type="float">
            <text:p>-4.8</text:p>
          </table:table-cell>
          <table:table-cell/>
        </table:table-row>
        <table:table-row table:style-name="ro1">
          <table:table-cell office:value-type="float" office:value="30.7333333333333" calcext:value-type="float">
            <text:p>30.7333333333333</text:p>
          </table:table-cell>
          <table:table-cell office:value-type="float" office:value="486460066" calcext:value-type="float">
            <text:p>486460066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117.56" calcext:value-type="float">
            <text:p>1117.56</text:p>
          </table:table-cell>
        </table:table-row>
        <table:table-row table:style-name="ro1">
          <table:table-cell office:value-type="float" office:value="30.7333333333333" calcext:value-type="float">
            <text:p>30.7333333333333</text:p>
          </table:table-cell>
          <table:table-cell office:value-type="float" office:value="486460066" calcext:value-type="float">
            <text:p>486460066</text:p>
          </table:table-cell>
          <table:table-cell table:number-columns-repeated="2"/>
          <table:table-cell office:value-type="float" office:value="-4.7" calcext:value-type="float">
            <text:p>-4.7</text:p>
          </table:table-cell>
          <table:table-cell/>
        </table:table-row>
        <table:table-row table:style-name="ro1">
          <table:table-cell office:value-type="float" office:value="30.7333333333333" calcext:value-type="float">
            <text:p>30.7333333333333</text:p>
          </table:table-cell>
          <table:table-cell office:value-type="float" office:value="486460066" calcext:value-type="float">
            <text:p>486460066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554" calcext:value-type="float">
            <text:p>-554</text:p>
          </table:table-cell>
          <table:table-cell/>
          <table:table-cell office:value-type="float" office:value="1089.04" calcext:value-type="float">
            <text:p>1089.04</text:p>
          </table:table-cell>
        </table:table-row>
        <table:table-row table:style-name="ro1">
          <table:table-cell office:value-type="float" office:value="30.7333333333333" calcext:value-type="float">
            <text:p>30.7333333333333</text:p>
          </table:table-cell>
          <table:table-cell office:value-type="float" office:value="486460066" calcext:value-type="float">
            <text:p>486460066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30.7666666666667" calcext:value-type="float">
            <text:p>30.7666666666667</text:p>
          </table:table-cell>
          <table:table-cell office:value-type="float" office:value="486460068" calcext:value-type="float">
            <text:p>486460068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889" calcext:value-type="float">
            <text:p>-889</text:p>
          </table:table-cell>
          <table:table-cell/>
          <table:table-cell office:value-type="float" office:value="1081.6" calcext:value-type="float">
            <text:p>1081.6</text:p>
          </table:table-cell>
        </table:table-row>
        <table:table-row table:style-name="ro1">
          <table:table-cell office:value-type="float" office:value="30.7666666666667" calcext:value-type="float">
            <text:p>30.7666666666667</text:p>
          </table:table-cell>
          <table:table-cell office:value-type="float" office:value="486460068" calcext:value-type="float">
            <text:p>486460068</text:p>
          </table:table-cell>
          <table:table-cell table:number-columns-repeated="2"/>
          <table:table-cell office:value-type="float" office:value="-5.8" calcext:value-type="float">
            <text:p>-5.8</text:p>
          </table:table-cell>
          <table:table-cell/>
        </table:table-row>
        <table:table-row table:style-name="ro1">
          <table:table-cell office:value-type="float" office:value="30.7666666666667" calcext:value-type="float">
            <text:p>30.7666666666667</text:p>
          </table:table-cell>
          <table:table-cell office:value-type="float" office:value="486460068" calcext:value-type="float">
            <text:p>486460068</text:p>
          </table:table-cell>
          <table:table-cell office:value-type="float" office:value="136.393088552916" calcext:value-type="float">
            <text:p>136.393088552916</text:p>
          </table:table-cell>
          <table:table-cell office:value-type="float" office:value="-535" calcext:value-type="float">
            <text:p>-535</text:p>
          </table:table-cell>
          <table:table-cell/>
          <table:table-cell office:value-type="float" office:value="1079.12" calcext:value-type="float">
            <text:p>1079.12</text:p>
          </table:table-cell>
        </table:table-row>
        <table:table-row table:style-name="ro1">
          <table:table-cell office:value-type="float" office:value="30.7666666666667" calcext:value-type="float">
            <text:p>30.7666666666667</text:p>
          </table:table-cell>
          <table:table-cell office:value-type="float" office:value="486460068" calcext:value-type="float">
            <text:p>486460068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30.7833333333333" calcext:value-type="float">
            <text:p>30.7833333333333</text:p>
          </table:table-cell>
          <table:table-cell office:value-type="float" office:value="486460071" calcext:value-type="float">
            <text:p>486460071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896" calcext:value-type="float">
            <text:p>-896</text:p>
          </table:table-cell>
          <table:table-cell/>
          <table:table-cell office:value-type="float" office:value="1060.52" calcext:value-type="float">
            <text:p>1060.52</text:p>
          </table:table-cell>
        </table:table-row>
        <table:table-row table:style-name="ro1">
          <table:table-cell office:value-type="float" office:value="30.7833333333333" calcext:value-type="float">
            <text:p>30.7833333333333</text:p>
          </table:table-cell>
          <table:table-cell office:value-type="float" office:value="486460071" calcext:value-type="float">
            <text:p>486460071</text:p>
          </table:table-cell>
          <table:table-cell table:number-columns-repeated="2"/>
          <table:table-cell office:value-type="float" office:value="-5.6" calcext:value-type="float">
            <text:p>-5.6</text:p>
          </table:table-cell>
          <table:table-cell/>
        </table:table-row>
        <table:table-row table:style-name="ro1">
          <table:table-cell office:value-type="float" office:value="30.8166666666667" calcext:value-type="float">
            <text:p>30.8166666666667</text:p>
          </table:table-cell>
          <table:table-cell office:value-type="float" office:value="486460072" calcext:value-type="float">
            <text:p>486460072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954" calcext:value-type="float">
            <text:p>-954</text:p>
          </table:table-cell>
          <table:table-cell/>
          <table:table-cell office:value-type="float" office:value="1024.56" calcext:value-type="float">
            <text:p>1024.56</text:p>
          </table:table-cell>
        </table:table-row>
        <table:table-row table:style-name="ro1">
          <table:table-cell office:value-type="float" office:value="30.8166666666667" calcext:value-type="float">
            <text:p>30.8166666666667</text:p>
          </table:table-cell>
          <table:table-cell office:value-type="float" office:value="486460072" calcext:value-type="float">
            <text:p>486460072</text:p>
          </table:table-cell>
          <table:table-cell table:number-columns-repeated="2"/>
          <table:table-cell office:value-type="float" office:value="-6.5" calcext:value-type="float">
            <text:p>-6.5</text:p>
          </table:table-cell>
          <table:table-cell/>
        </table:table-row>
        <table:table-row table:style-name="ro1">
          <table:table-cell office:value-type="float" office:value="30.8166666666667" calcext:value-type="float">
            <text:p>30.8166666666667</text:p>
          </table:table-cell>
          <table:table-cell office:value-type="float" office:value="486460072" calcext:value-type="float">
            <text:p>486460072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1302" calcext:value-type="float">
            <text:p>-1302</text:p>
          </table:table-cell>
          <table:table-cell/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30.8166666666667" calcext:value-type="float">
            <text:p>30.8166666666667</text:p>
          </table:table-cell>
          <table:table-cell office:value-type="float" office:value="486460072" calcext:value-type="float">
            <text:p>486460072</text:p>
          </table:table-cell>
          <table:table-cell table:number-columns-repeated="2"/>
          <table:table-cell office:value-type="float" office:value="-7.1" calcext:value-type="float">
            <text:p>-7.1</text:p>
          </table:table-cell>
          <table:table-cell/>
        </table:table-row>
        <table:table-row table:style-name="ro1">
          <table:table-cell office:value-type="float" office:value="30.8666666666667" calcext:value-type="float">
            <text:p>30.8666666666667</text:p>
          </table:table-cell>
          <table:table-cell office:value-type="float" office:value="486460075" calcext:value-type="float">
            <text:p>486460075</text:p>
          </table:table-cell>
          <table:table-cell office:value-type="float" office:value="136.393088552916" calcext:value-type="float">
            <text:p>136.393088552916</text:p>
          </table:table-cell>
          <table:table-cell office:value-type="float" office:value="-123" calcext:value-type="float">
            <text:p>-123</text:p>
          </table:table-cell>
          <table:table-cell/>
          <table:table-cell office:value-type="float" office:value="1017.12" calcext:value-type="float">
            <text:p>1017.12</text:p>
          </table:table-cell>
        </table:table-row>
        <table:table-row table:style-name="ro1">
          <table:table-cell office:value-type="float" office:value="30.8666666666667" calcext:value-type="float">
            <text:p>30.8666666666667</text:p>
          </table:table-cell>
          <table:table-cell office:value-type="float" office:value="486460075" calcext:value-type="float">
            <text:p>486460075</text:p>
          </table:table-cell>
          <table:table-cell table:number-columns-repeated="2"/>
          <table:table-cell office:value-type="float" office:value="-6.5" calcext:value-type="float">
            <text:p>-6.5</text:p>
          </table:table-cell>
          <table:table-cell/>
        </table:table-row>
        <table:table-row table:style-name="ro1">
          <table:table-cell office:value-type="float" office:value="30.8666666666667" calcext:value-type="float">
            <text:p>30.8666666666667</text:p>
          </table:table-cell>
          <table:table-cell office:value-type="float" office:value="486460075" calcext:value-type="float">
            <text:p>486460075</text:p>
          </table:table-cell>
          <table:table-cell office:value-type="float" office:value="135.529157667387" calcext:value-type="float">
            <text:p>135.529157667387</text:p>
          </table:table-cell>
          <table:table-cell office:value-type="float" office:value="-735" calcext:value-type="float">
            <text:p>-735</text:p>
          </table:table-cell>
          <table:table-cell/>
          <table:table-cell office:value-type="float" office:value="994.8" calcext:value-type="float">
            <text:p>994.8</text:p>
          </table:table-cell>
        </table:table-row>
        <table:table-row table:style-name="ro1">
          <table:table-cell office:value-type="float" office:value="30.8666666666667" calcext:value-type="float">
            <text:p>30.8666666666667</text:p>
          </table:table-cell>
          <table:table-cell office:value-type="float" office:value="486460075" calcext:value-type="float">
            <text:p>486460075</text:p>
          </table:table-cell>
          <table:table-cell table:number-columns-repeated="2"/>
          <table:table-cell office:value-type="float" office:value="-7.2" calcext:value-type="float">
            <text:p>-7.2</text:p>
          </table:table-cell>
          <table:table-cell/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486460076" calcext:value-type="float">
            <text:p>486460076</text:p>
          </table:table-cell>
          <table:table-cell table:number-columns-repeated="2"/>
          <table:table-cell office:value-type="float" office:value="-7.3" calcext:value-type="float">
            <text:p>-7.3</text:p>
          </table:table-cell>
          <table:table-cell/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486460076" calcext:value-type="float">
            <text:p>486460076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526" calcext:value-type="float">
            <text:p>-526</text:p>
          </table:table-cell>
          <table:table-cell/>
          <table:table-cell office:value-type="float" office:value="962.56" calcext:value-type="float">
            <text:p>962.56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486460076" calcext:value-type="float">
            <text:p>486460076</text:p>
          </table:table-cell>
          <table:table-cell table:number-columns-repeated="2"/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486460076" calcext:value-type="float">
            <text:p>486460076</text:p>
          </table:table-cell>
          <table:table-cell office:value-type="float" office:value="136.393088552916" calcext:value-type="float">
            <text:p>136.393088552916</text:p>
          </table:table-cell>
          <table:table-cell office:value-type="float" office:value="-565" calcext:value-type="float">
            <text:p>-565</text:p>
          </table:table-cell>
          <table:table-cell/>
          <table:table-cell office:value-type="float" office:value="977.44" calcext:value-type="float">
            <text:p>977.44</text:p>
          </table:table-cell>
        </table:table-row>
        <table:table-row table:style-name="ro1">
          <table:table-cell office:value-type="float" office:value="30.9333333333333" calcext:value-type="float">
            <text:p>30.9333333333333</text:p>
          </table:table-cell>
          <table:table-cell office:value-type="float" office:value="486460079" calcext:value-type="float">
            <text:p>486460079</text:p>
          </table:table-cell>
          <table:table-cell table:number-columns-repeated="2"/>
          <table:table-cell office:value-type="float" office:value="-5.7" calcext:value-type="float">
            <text:p>-5.7</text:p>
          </table:table-cell>
          <table:table-cell/>
        </table:table-row>
        <table:table-row table:style-name="ro1">
          <table:table-cell office:value-type="float" office:value="30.9333333333333" calcext:value-type="float">
            <text:p>30.9333333333333</text:p>
          </table:table-cell>
          <table:table-cell office:value-type="float" office:value="486460079" calcext:value-type="float">
            <text:p>486460079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1594" calcext:value-type="float">
            <text:p>-1594</text:p>
          </table:table-cell>
          <table:table-cell/>
          <table:table-cell office:value-type="float" office:value="911.72" calcext:value-type="float">
            <text:p>911.72</text:p>
          </table:table-cell>
        </table:table-row>
        <table:table-row table:style-name="ro1">
          <table:table-cell office:value-type="float" office:value="30.9333333333333" calcext:value-type="float">
            <text:p>30.9333333333333</text:p>
          </table:table-cell>
          <table:table-cell office:value-type="float" office:value="486460079" calcext:value-type="float">
            <text:p>486460079</text:p>
          </table:table-cell>
          <table:table-cell table:number-columns-repeated="2"/>
          <table:table-cell office:value-type="float" office:value="-6.6" calcext:value-type="float">
            <text:p>-6.6</text:p>
          </table:table-cell>
          <table:table-cell/>
        </table:table-row>
        <table:table-row table:style-name="ro1">
          <table:table-cell office:value-type="float" office:value="30.9666666666667" calcext:value-type="float">
            <text:p>30.9666666666667</text:p>
          </table:table-cell>
          <table:table-cell office:value-type="float" office:value="486460081" calcext:value-type="float">
            <text:p>486460081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1204" calcext:value-type="float">
            <text:p>-1204</text:p>
          </table:table-cell>
          <table:table-cell/>
          <table:table-cell office:value-type="float" office:value="884.44" calcext:value-type="float">
            <text:p>884.44</text:p>
          </table:table-cell>
        </table:table-row>
        <table:table-row table:style-name="ro1">
          <table:table-cell office:value-type="float" office:value="30.9666666666667" calcext:value-type="float">
            <text:p>30.9666666666667</text:p>
          </table:table-cell>
          <table:table-cell office:value-type="float" office:value="486460081" calcext:value-type="float">
            <text:p>486460081</text:p>
          </table:table-cell>
          <table:table-cell table:number-columns-repeated="2"/>
          <table:table-cell office:value-type="float" office:value="-7.1" calcext:value-type="float">
            <text:p>-7.1</text:p>
          </table:table-cell>
          <table:table-cell/>
        </table:table-row>
        <table:table-row table:style-name="ro1">
          <table:table-cell office:value-type="float" office:value="30.9666666666667" calcext:value-type="float">
            <text:p>30.9666666666667</text:p>
          </table:table-cell>
          <table:table-cell office:value-type="float" office:value="486460081" calcext:value-type="float">
            <text:p>486460081</text:p>
          </table:table-cell>
          <table:table-cell office:value-type="float" office:value="134.665226781857" calcext:value-type="float">
            <text:p>134.665226781857</text:p>
          </table:table-cell>
          <table:table-cell office:value-type="float" office:value="-1071" calcext:value-type="float">
            <text:p>-1071</text:p>
          </table:table-cell>
          <table:table-cell/>
          <table:table-cell office:value-type="float" office:value="870.8" calcext:value-type="float">
            <text:p>870.8</text:p>
          </table:table-cell>
        </table:table-row>
        <table:table-row table:style-name="ro1">
          <table:table-cell office:value-type="float" office:value="30.9666666666667" calcext:value-type="float">
            <text:p>30.9666666666667</text:p>
          </table:table-cell>
          <table:table-cell office:value-type="float" office:value="486460081" calcext:value-type="float">
            <text:p>486460081</text:p>
          </table:table-cell>
          <table:table-cell table:number-columns-repeated="2"/>
          <table:table-cell office:value-type="float" office:value="-6.6" calcext:value-type="float">
            <text:p>-6.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6460083" calcext:value-type="float">
            <text:p>486460083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844" calcext:value-type="float">
            <text:p>-844</text:p>
          </table:table-cell>
          <table:table-cell/>
          <table:table-cell office:value-type="float" office:value="853.44" calcext:value-type="float">
            <text:p>853.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6460083" calcext:value-type="float">
            <text:p>486460083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6460083" calcext:value-type="float">
            <text:p>486460083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999" calcext:value-type="float">
            <text:p>-999</text:p>
          </table:table-cell>
          <table:table-cell/>
          <table:table-cell office:value-type="float" office:value="824.92" calcext:value-type="float">
            <text:p>824.92</text:p>
          </table:table-cell>
        </table:table-row>
        <table:table-row table:style-name="ro1">
          <table:table-cell office:value-type="float" office:value="31.0333333333333" calcext:value-type="float">
            <text:p>31.0333333333333</text:p>
          </table:table-cell>
          <table:table-cell office:value-type="float" office:value="486460085" calcext:value-type="float">
            <text:p>486460085</text:p>
          </table:table-cell>
          <table:table-cell table:number-columns-repeated="2"/>
          <table:table-cell office:value-type="float" office:value="-5.9" calcext:value-type="float">
            <text:p>-5.9</text:p>
          </table:table-cell>
          <table:table-cell/>
        </table:table-row>
        <table:table-row table:style-name="ro1">
          <table:table-cell office:value-type="float" office:value="31.0333333333333" calcext:value-type="float">
            <text:p>31.0333333333333</text:p>
          </table:table-cell>
          <table:table-cell office:value-type="float" office:value="486460085" calcext:value-type="float">
            <text:p>486460085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708" calcext:value-type="float">
            <text:p>-708</text:p>
          </table:table-cell>
          <table:table-cell/>
          <table:table-cell office:value-type="float" office:value="812.52" calcext:value-type="float">
            <text:p>812.52</text:p>
          </table:table-cell>
        </table:table-row>
        <table:table-row table:style-name="ro1">
          <table:table-cell office:value-type="float" office:value="31.0333333333333" calcext:value-type="float">
            <text:p>31.0333333333333</text:p>
          </table:table-cell>
          <table:table-cell office:value-type="float" office:value="486460085" calcext:value-type="float">
            <text:p>486460085</text:p>
          </table:table-cell>
          <table:table-cell table:number-columns-repeated="2"/>
          <table:table-cell office:value-type="float" office:value="-5.2" calcext:value-type="float">
            <text:p>-5.2</text:p>
          </table:table-cell>
          <table:table-cell/>
        </table:table-row>
        <table:table-row table:style-name="ro1">
          <table:table-cell office:value-type="float" office:value="31.0666666666667" calcext:value-type="float">
            <text:p>31.0666666666667</text:p>
          </table:table-cell>
          <table:table-cell office:value-type="float" office:value="486460087" calcext:value-type="float">
            <text:p>486460087</text:p>
          </table:table-cell>
          <table:table-cell table:number-columns-repeated="2"/>
          <table:table-cell office:value-type="float" office:value="-6.7" calcext:value-type="float">
            <text:p>-6.7</text:p>
          </table:table-cell>
          <table:table-cell/>
        </table:table-row>
        <table:table-row table:style-name="ro1">
          <table:table-cell office:value-type="float" office:value="31.0666666666667" calcext:value-type="float">
            <text:p>31.0666666666667</text:p>
          </table:table-cell>
          <table:table-cell office:value-type="float" office:value="486460087" calcext:value-type="float">
            <text:p>486460087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574" calcext:value-type="float">
            <text:p>-574</text:p>
          </table:table-cell>
          <table:table-cell/>
          <table:table-cell office:value-type="float" office:value="819.96" calcext:value-type="float">
            <text:p>819.96</text:p>
          </table:table-cell>
        </table:table-row>
        <table:table-row table:style-name="ro1">
          <table:table-cell office:value-type="float" office:value="31.0666666666667" calcext:value-type="float">
            <text:p>31.0666666666667</text:p>
          </table:table-cell>
          <table:table-cell office:value-type="float" office:value="486460087" calcext:value-type="float">
            <text:p>486460087</text:p>
          </table:table-cell>
          <table:table-cell table:number-columns-repeated="2"/>
          <table:table-cell office:value-type="float" office:value="-6.9" calcext:value-type="float">
            <text:p>-6.9</text:p>
          </table:table-cell>
          <table:table-cell/>
        </table:table-row>
        <table:table-row table:style-name="ro1">
          <table:table-cell office:value-type="float" office:value="31.0666666666667" calcext:value-type="float">
            <text:p>31.0666666666667</text:p>
          </table:table-cell>
          <table:table-cell office:value-type="float" office:value="486460087" calcext:value-type="float">
            <text:p>486460087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265" calcext:value-type="float">
            <text:p>-265</text:p>
          </table:table-cell>
          <table:table-cell/>
          <table:table-cell office:value-type="float" office:value="824.92" calcext:value-type="float">
            <text:p>824.92</text:p>
          </table:table-cell>
        </table:table-row>
        <table:table-row table:style-name="ro1">
          <table:table-cell office:value-type="float" office:value="31.0833333333333" calcext:value-type="float">
            <text:p>31.0833333333333</text:p>
          </table:table-cell>
          <table:table-cell office:value-type="float" office:value="486460088" calcext:value-type="float">
            <text:p>486460088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106" calcext:value-type="float">
            <text:p>-106</text:p>
          </table:table-cell>
          <table:table-cell/>
          <table:table-cell office:value-type="float" office:value="817.48" calcext:value-type="float">
            <text:p>817.48</text:p>
          </table:table-cell>
        </table:table-row>
        <table:table-row table:style-name="ro1">
          <table:table-cell office:value-type="float" office:value="31.0833333333333" calcext:value-type="float">
            <text:p>31.0833333333333</text:p>
          </table:table-cell>
          <table:table-cell office:value-type="float" office:value="486460088" calcext:value-type="float">
            <text:p>486460088</text:p>
          </table:table-cell>
          <table:table-cell table:number-columns-repeated="2"/>
          <table:table-cell office:value-type="float" office:value="-6.6" calcext:value-type="float">
            <text:p>-6.6</text:p>
          </table:table-cell>
          <table:table-cell/>
        </table:table-row>
        <table:table-row table:style-name="ro1">
          <table:table-cell office:value-type="float" office:value="31.0833333333333" calcext:value-type="float">
            <text:p>31.0833333333333</text:p>
          </table:table-cell>
          <table:table-cell office:value-type="float" office:value="486460088" calcext:value-type="float">
            <text:p>486460088</text:p>
          </table:table-cell>
          <table:table-cell table:number-columns-repeated="2"/>
          <table:table-cell office:value-type="float" office:value="-6.7" calcext:value-type="float">
            <text:p>-6.7</text:p>
          </table:table-cell>
          <table:table-cell/>
        </table:table-row>
        <table:table-row table:style-name="ro1">
          <table:table-cell office:value-type="float" office:value="31.1333333333333" calcext:value-type="float">
            <text:p>31.1333333333333</text:p>
          </table:table-cell>
          <table:table-cell office:value-type="float" office:value="486460090" calcext:value-type="float">
            <text:p>486460090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154" calcext:value-type="float">
            <text:p>-154</text:p>
          </table:table-cell>
          <table:table-cell/>
          <table:table-cell office:value-type="float" office:value="810.04" calcext:value-type="float">
            <text:p>810.04</text:p>
          </table:table-cell>
        </table:table-row>
        <table:table-row table:style-name="ro1">
          <table:table-cell office:value-type="float" office:value="31.1333333333333" calcext:value-type="float">
            <text:p>31.1333333333333</text:p>
          </table:table-cell>
          <table:table-cell office:value-type="float" office:value="486460090" calcext:value-type="float">
            <text:p>486460090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320" calcext:value-type="float">
            <text:p>-320</text:p>
          </table:table-cell>
          <table:table-cell/>
          <table:table-cell office:value-type="float" office:value="801.36" calcext:value-type="float">
            <text:p>801.36</text:p>
          </table:table-cell>
        </table:table-row>
        <table:table-row table:style-name="ro1">
          <table:table-cell office:value-type="float" office:value="31.1333333333333" calcext:value-type="float">
            <text:p>31.1333333333333</text:p>
          </table:table-cell>
          <table:table-cell office:value-type="float" office:value="486460090" calcext:value-type="float">
            <text:p>486460090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31.1333333333333" calcext:value-type="float">
            <text:p>31.1333333333333</text:p>
          </table:table-cell>
          <table:table-cell office:value-type="float" office:value="486460090" calcext:value-type="float">
            <text:p>486460090</text:p>
          </table:table-cell>
          <table:table-cell table:number-columns-repeated="2"/>
          <table:table-cell office:value-type="float" office:value="-6.8" calcext:value-type="float">
            <text:p>-6.8</text:p>
          </table:table-cell>
          <table:table-cell/>
        </table:table-row>
        <table:table-row table:style-name="ro1">
          <table:table-cell office:value-type="float" office:value="31.1333333333333" calcext:value-type="float">
            <text:p>31.1333333333333</text:p>
          </table:table-cell>
          <table:table-cell office:value-type="float" office:value="486460090" calcext:value-type="float">
            <text:p>486460090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155" calcext:value-type="float">
            <text:p>-155</text:p>
          </table:table-cell>
          <table:table-cell/>
          <table:table-cell office:value-type="float" office:value="808.8" calcext:value-type="float">
            <text:p>808.8</text:p>
          </table:table-cell>
        </table:table-row>
        <table:table-row table:style-name="ro1">
          <table:table-cell office:value-type="float" office:value="31.15" calcext:value-type="float">
            <text:p>31.15</text:p>
          </table:table-cell>
          <table:table-cell office:value-type="float" office:value="486460097" calcext:value-type="float">
            <text:p>486460097</text:p>
          </table:table-cell>
          <table:table-cell table:number-columns-repeated="2"/>
          <table:table-cell office:value-type="float" office:value="-7.3" calcext:value-type="float">
            <text:p>-7.3</text:p>
          </table:table-cell>
          <table:table-cell/>
        </table:table-row>
        <table:table-row table:style-name="ro1">
          <table:table-cell office:value-type="float" office:value="31.15" calcext:value-type="float">
            <text:p>31.15</text:p>
          </table:table-cell>
          <table:table-cell office:value-type="float" office:value="486460097" calcext:value-type="float">
            <text:p>486460097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447" calcext:value-type="float">
            <text:p>-447</text:p>
          </table:table-cell>
          <table:table-cell/>
          <table:table-cell office:value-type="float" office:value="787.72" calcext:value-type="float">
            <text:p>787.72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486460098" calcext:value-type="float">
            <text:p>486460098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613" calcext:value-type="float">
            <text:p>-613</text:p>
          </table:table-cell>
          <table:table-cell/>
          <table:table-cell office:value-type="float" office:value="765.4" calcext:value-type="float">
            <text:p>765.4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486460098" calcext:value-type="float">
            <text:p>486460098</text:p>
          </table:table-cell>
          <table:table-cell table:number-columns-repeated="2"/>
          <table:table-cell office:value-type="float" office:value="-7.9" calcext:value-type="float">
            <text:p>-7.9</text:p>
          </table:table-cell>
          <table:table-cell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486460098" calcext:value-type="float">
            <text:p>486460098</text:p>
          </table:table-cell>
          <table:table-cell table:number-columns-repeated="2"/>
          <table:table-cell office:value-type="float" office:value="-5.4" calcext:value-type="float">
            <text:p>-5.4</text:p>
          </table:table-cell>
          <table:table-cell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486460098" calcext:value-type="float">
            <text:p>486460098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986" calcext:value-type="float">
            <text:p>-986</text:p>
          </table:table-cell>
          <table:table-cell/>
          <table:table-cell office:value-type="float" office:value="739.36" calcext:value-type="float">
            <text:p>739.36</text:p>
          </table:table-cell>
        </table:table-row>
        <table:table-row table:style-name="ro1">
          <table:table-cell office:value-type="float" office:value="31.2333333333333" calcext:value-type="float">
            <text:p>31.2333333333333</text:p>
          </table:table-cell>
          <table:table-cell office:value-type="float" office:value="486460101" calcext:value-type="float">
            <text:p>486460101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805" calcext:value-type="float">
            <text:p>-805</text:p>
          </table:table-cell>
          <table:table-cell/>
          <table:table-cell office:value-type="float" office:value="725.72" calcext:value-type="float">
            <text:p>725.72</text:p>
          </table:table-cell>
        </table:table-row>
        <table:table-row table:style-name="ro1">
          <table:table-cell office:value-type="float" office:value="31.2333333333333" calcext:value-type="float">
            <text:p>31.2333333333333</text:p>
          </table:table-cell>
          <table:table-cell office:value-type="float" office:value="486460101" calcext:value-type="float">
            <text:p>486460101</text:p>
          </table:table-cell>
          <table:table-cell table:number-columns-repeated="2"/>
          <table:table-cell office:value-type="float" office:value="-5.1" calcext:value-type="float">
            <text:p>-5.1</text:p>
          </table:table-cell>
          <table:table-cell/>
        </table:table-row>
        <table:table-row table:style-name="ro1">
          <table:table-cell office:value-type="float" office:value="31.2333333333333" calcext:value-type="float">
            <text:p>31.2333333333333</text:p>
          </table:table-cell>
          <table:table-cell office:value-type="float" office:value="486460101" calcext:value-type="float">
            <text:p>486460101</text:p>
          </table:table-cell>
          <table:table-cell table:number-columns-repeated="2"/>
          <table:table-cell office:value-type="float" office:value="-5.6" calcext:value-type="float">
            <text:p>-5.6</text:p>
          </table:table-cell>
          <table:table-cell/>
        </table:table-row>
        <table:table-row table:style-name="ro1">
          <table:table-cell office:value-type="float" office:value="31.2333333333333" calcext:value-type="float">
            <text:p>31.2333333333333</text:p>
          </table:table-cell>
          <table:table-cell office:value-type="float" office:value="486460101" calcext:value-type="float">
            <text:p>486460101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883" calcext:value-type="float">
            <text:p>-883</text:p>
          </table:table-cell>
          <table:table-cell/>
          <table:table-cell office:value-type="float" office:value="700.92" calcext:value-type="float">
            <text:p>700.92</text:p>
          </table:table-cell>
        </table:table-row>
        <table:table-row table:style-name="ro1">
          <table:table-cell office:value-type="float" office:value="31.2666666666667" calcext:value-type="float">
            <text:p>31.2666666666667</text:p>
          </table:table-cell>
          <table:table-cell office:value-type="float" office:value="486460103" calcext:value-type="float">
            <text:p>486460103</text:p>
          </table:table-cell>
          <table:table-cell table:number-columns-repeated="2"/>
          <table:table-cell office:value-type="float" office:value="-5.5" calcext:value-type="float">
            <text:p>-5.5</text:p>
          </table:table-cell>
          <table:table-cell/>
        </table:table-row>
        <table:table-row table:style-name="ro1">
          <table:table-cell office:value-type="float" office:value="31.2666666666667" calcext:value-type="float">
            <text:p>31.2666666666667</text:p>
          </table:table-cell>
          <table:table-cell office:value-type="float" office:value="486460103" calcext:value-type="float">
            <text:p>486460103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1136" calcext:value-type="float">
            <text:p>-1136</text:p>
          </table:table-cell>
          <table:table-cell/>
          <table:table-cell office:value-type="float" office:value="668.68" calcext:value-type="float">
            <text:p>668.68</text:p>
          </table:table-cell>
        </table:table-row>
        <table:table-row table:style-name="ro1">
          <table:table-cell office:value-type="float" office:value="31.2666666666667" calcext:value-type="float">
            <text:p>31.2666666666667</text:p>
          </table:table-cell>
          <table:table-cell office:value-type="float" office:value="486460103" calcext:value-type="float">
            <text:p>486460103</text:p>
          </table:table-cell>
          <table:table-cell table:number-columns-repeated="2"/>
          <table:table-cell office:value-type="float" office:value="-5.3" calcext:value-type="float">
            <text:p>-5.3</text:p>
          </table:table-cell>
          <table:table-cell/>
        </table:table-row>
        <table:table-row table:style-name="ro1">
          <table:table-cell office:value-type="float" office:value="31.2666666666667" calcext:value-type="float">
            <text:p>31.2666666666667</text:p>
          </table:table-cell>
          <table:table-cell office:value-type="float" office:value="486460103" calcext:value-type="float">
            <text:p>486460103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972" calcext:value-type="float">
            <text:p>-972</text:p>
          </table:table-cell>
          <table:table-cell/>
          <table:table-cell office:value-type="float" office:value="655.04" calcext:value-type="float">
            <text:p>655.04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486460104" calcext:value-type="float">
            <text:p>486460104</text:p>
          </table:table-cell>
          <table:table-cell table:number-columns-repeated="2"/>
          <table:table-cell office:value-type="float" office:value="-5.8" calcext:value-type="float">
            <text:p>-5.8</text:p>
          </table:table-cell>
          <table:table-cell/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486460104" calcext:value-type="float">
            <text:p>486460104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1008" calcext:value-type="float">
            <text:p>-1008</text:p>
          </table:table-cell>
          <table:table-cell/>
          <table:table-cell office:value-type="float" office:value="627.76" calcext:value-type="float">
            <text:p>627.76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486460104" calcext:value-type="float">
            <text:p>486460104</text:p>
          </table:table-cell>
          <table:table-cell table:number-columns-repeated="2"/>
          <table:table-cell office:value-type="float" office:value="-4.6" calcext:value-type="float">
            <text:p>-4.6</text:p>
          </table:table-cell>
          <table:table-cell/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486460104" calcext:value-type="float">
            <text:p>486460104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1013" calcext:value-type="float">
            <text:p>-1013</text:p>
          </table:table-cell>
          <table:table-cell/>
          <table:table-cell office:value-type="float" office:value="606.68" calcext:value-type="float">
            <text:p>606.68</text:p>
          </table:table-cell>
        </table:table-row>
        <table:table-row table:style-name="ro1">
          <table:table-cell office:value-type="float" office:value="31.3333333333333" calcext:value-type="float">
            <text:p>31.3333333333333</text:p>
          </table:table-cell>
          <table:table-cell office:value-type="float" office:value="486460107" calcext:value-type="float">
            <text:p>486460107</text:p>
          </table:table-cell>
          <table:table-cell table:number-columns-repeated="2"/>
          <table:table-cell office:value-type="float" office:value="-4.7" calcext:value-type="float">
            <text:p>-4.7</text:p>
          </table:table-cell>
          <table:table-cell/>
        </table:table-row>
        <table:table-row table:style-name="ro1">
          <table:table-cell office:value-type="float" office:value="31.3333333333333" calcext:value-type="float">
            <text:p>31.3333333333333</text:p>
          </table:table-cell>
          <table:table-cell office:value-type="float" office:value="486460107" calcext:value-type="float">
            <text:p>486460107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806" calcext:value-type="float">
            <text:p>-806</text:p>
          </table:table-cell>
          <table:table-cell/>
          <table:table-cell office:value-type="float" office:value="588.08" calcext:value-type="float">
            <text:p>588.08</text:p>
          </table:table-cell>
        </table:table-row>
        <table:table-row table:style-name="ro1">
          <table:table-cell office:value-type="float" office:value="31.3666666666667" calcext:value-type="float">
            <text:p>31.3666666666667</text:p>
          </table:table-cell>
          <table:table-cell office:value-type="float" office:value="486460108" calcext:value-type="float">
            <text:p>486460108</text:p>
          </table:table-cell>
          <table:table-cell table:number-columns-repeated="2"/>
          <table:table-cell office:value-type="float" office:value="-4.8" calcext:value-type="float">
            <text:p>-4.8</text:p>
          </table:table-cell>
          <table:table-cell/>
        </table:table-row>
        <table:table-row table:style-name="ro1">
          <table:table-cell office:value-type="float" office:value="31.3666666666667" calcext:value-type="float">
            <text:p>31.3666666666667</text:p>
          </table:table-cell>
          <table:table-cell office:value-type="float" office:value="486460108" calcext:value-type="float">
            <text:p>486460108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870" calcext:value-type="float">
            <text:p>-870</text:p>
          </table:table-cell>
          <table:table-cell/>
          <table:table-cell office:value-type="float" office:value="688.24" calcext:value-type="float">
            <text:p>688.24</text:p>
          </table:table-cell>
        </table:table-row>
        <table:table-row table:style-name="ro1">
          <table:table-cell office:value-type="float" office:value="31.3666666666667" calcext:value-type="float">
            <text:p>31.3666666666667</text:p>
          </table:table-cell>
          <table:table-cell office:value-type="float" office:value="486460108" calcext:value-type="float">
            <text:p>486460108</text:p>
          </table:table-cell>
          <table:table-cell table:number-columns-repeated="2"/>
          <table:table-cell office:value-type="float" office:value="-4.5" calcext:value-type="float">
            <text:p>-4.5</text:p>
          </table:table-cell>
          <table:table-cell/>
        </table:table-row>
        <table:table-row table:style-name="ro1">
          <table:table-cell office:value-type="float" office:value="31.3666666666667" calcext:value-type="float">
            <text:p>31.3666666666667</text:p>
          </table:table-cell>
          <table:table-cell office:value-type="float" office:value="486460108" calcext:value-type="float">
            <text:p>486460108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773" calcext:value-type="float">
            <text:p>-773</text:p>
          </table:table-cell>
          <table:table-cell/>
          <table:table-cell office:value-type="float" office:value="553.36" calcext:value-type="float">
            <text:p>553.36</text:p>
          </table:table-cell>
        </table:table-row>
        <table:table-row table:style-name="ro1">
          <table:table-cell office:value-type="float" office:value="31.3833333333333" calcext:value-type="float">
            <text:p>31.3833333333333</text:p>
          </table:table-cell>
          <table:table-cell office:value-type="float" office:value="486460110" calcext:value-type="float">
            <text:p>486460110</text:p>
          </table:table-cell>
          <table:table-cell table:number-columns-repeated="2"/>
          <table:table-cell office:value-type="float" office:value="-4.8" calcext:value-type="float">
            <text:p>-4.8</text:p>
          </table:table-cell>
          <table:table-cell/>
        </table:table-row>
        <table:table-row table:style-name="ro1">
          <table:table-cell office:value-type="float" office:value="31.3833333333333" calcext:value-type="float">
            <text:p>31.3833333333333</text:p>
          </table:table-cell>
          <table:table-cell office:value-type="float" office:value="486460110" calcext:value-type="float">
            <text:p>486460110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638" calcext:value-type="float">
            <text:p>-638</text:p>
          </table:table-cell>
          <table:table-cell/>
          <table:table-cell office:value-type="float" office:value="658.48" calcext:value-type="float">
            <text:p>658.48</text:p>
          </table:table-cell>
        </table:table-row>
        <table:table-row table:style-name="ro1">
          <table:table-cell office:value-type="float" office:value="31.3833333333333" calcext:value-type="float">
            <text:p>31.3833333333333</text:p>
          </table:table-cell>
          <table:table-cell office:value-type="float" office:value="486460110" calcext:value-type="float">
            <text:p>486460110</text:p>
          </table:table-cell>
          <table:table-cell table:number-columns-repeated="2"/>
          <table:table-cell office:value-type="float" office:value="-5.1" calcext:value-type="float">
            <text:p>-5.1</text:p>
          </table:table-cell>
          <table:table-cell/>
        </table:table-row>
        <table:table-row table:style-name="ro1">
          <table:table-cell office:value-type="float" office:value="31.4333333333333" calcext:value-type="float">
            <text:p>31.4333333333333</text:p>
          </table:table-cell>
          <table:table-cell office:value-type="float" office:value="486460113" calcext:value-type="float">
            <text:p>486460113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607" calcext:value-type="float">
            <text:p>-607</text:p>
          </table:table-cell>
          <table:table-cell/>
          <table:table-cell office:value-type="float" office:value="641.12" calcext:value-type="float">
            <text:p>641.12</text:p>
          </table:table-cell>
        </table:table-row>
        <table:table-row table:style-name="ro1">
          <table:table-cell office:value-type="float" office:value="31.4333333333333" calcext:value-type="float">
            <text:p>31.4333333333333</text:p>
          </table:table-cell>
          <table:table-cell office:value-type="float" office:value="486460113" calcext:value-type="float">
            <text:p>486460113</text:p>
          </table:table-cell>
          <table:table-cell table:number-columns-repeated="2"/>
          <table:table-cell office:value-type="float" office:value="-4.9" calcext:value-type="float">
            <text:p>-4.9</text:p>
          </table:table-cell>
          <table:table-cell/>
        </table:table-row>
        <table:table-row table:style-name="ro1">
          <table:table-cell office:value-type="float" office:value="31.4333333333333" calcext:value-type="float">
            <text:p>31.4333333333333</text:p>
          </table:table-cell>
          <table:table-cell office:value-type="float" office:value="486460113" calcext:value-type="float">
            <text:p>486460113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535" calcext:value-type="float">
            <text:p>-535</text:p>
          </table:table-cell>
          <table:table-cell/>
          <table:table-cell office:value-type="float" office:value="627.48" calcext:value-type="float">
            <text:p>627.48</text:p>
          </table:table-cell>
        </table:table-row>
        <table:table-row table:style-name="ro1">
          <table:table-cell office:value-type="float" office:value="31.4333333333333" calcext:value-type="float">
            <text:p>31.4333333333333</text:p>
          </table:table-cell>
          <table:table-cell office:value-type="float" office:value="486460113" calcext:value-type="float">
            <text:p>486460113</text:p>
          </table:table-cell>
          <table:table-cell table:number-columns-repeated="2"/>
          <table:table-cell office:value-type="float" office:value="-4.9" calcext:value-type="float">
            <text:p>-4.9</text:p>
          </table:table-cell>
          <table:table-cell/>
        </table:table-row>
        <table:table-row table:style-name="ro1">
          <table:table-cell office:value-type="float" office:value="31.4666666666667" calcext:value-type="float">
            <text:p>31.4666666666667</text:p>
          </table:table-cell>
          <table:table-cell office:value-type="float" office:value="486460115" calcext:value-type="float">
            <text:p>486460115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659" calcext:value-type="float">
            <text:p>-659</text:p>
          </table:table-cell>
          <table:table-cell/>
          <table:table-cell office:value-type="float" office:value="503.76" calcext:value-type="float">
            <text:p>503.76</text:p>
          </table:table-cell>
        </table:table-row>
        <table:table-row table:style-name="ro1">
          <table:table-cell office:value-type="float" office:value="31.4666666666667" calcext:value-type="float">
            <text:p>31.4666666666667</text:p>
          </table:table-cell>
          <table:table-cell office:value-type="float" office:value="486460115" calcext:value-type="float">
            <text:p>486460115</text:p>
          </table:table-cell>
          <table:table-cell table:number-columns-repeated="2"/>
          <table:table-cell office:value-type="float" office:value="-4.8" calcext:value-type="float">
            <text:p>-4.8</text:p>
          </table:table-cell>
          <table:table-cell/>
        </table:table-row>
        <table:table-row table:style-name="ro1">
          <table:table-cell office:value-type="float" office:value="31.4666666666667" calcext:value-type="float">
            <text:p>31.4666666666667</text:p>
          </table:table-cell>
          <table:table-cell office:value-type="float" office:value="486460115" calcext:value-type="float">
            <text:p>486460115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644" calcext:value-type="float">
            <text:p>-644</text:p>
          </table:table-cell>
          <table:table-cell/>
          <table:table-cell office:value-type="float" office:value="591.52" calcext:value-type="float">
            <text:p>591.52</text:p>
          </table:table-cell>
        </table:table-row>
        <table:table-row table:style-name="ro1">
          <table:table-cell office:value-type="float" office:value="31.4666666666667" calcext:value-type="float">
            <text:p>31.4666666666667</text:p>
          </table:table-cell>
          <table:table-cell office:value-type="float" office:value="486460115" calcext:value-type="float">
            <text:p>486460115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31.4833333333333" calcext:value-type="float">
            <text:p>31.4833333333333</text:p>
          </table:table-cell>
          <table:table-cell office:value-type="float" office:value="486460116" calcext:value-type="float">
            <text:p>486460116</text:p>
          </table:table-cell>
          <table:table-cell table:number-columns-repeated="2"/>
          <table:table-cell office:value-type="float" office:value="-4.5" calcext:value-type="float">
            <text:p>-4.5</text:p>
          </table:table-cell>
          <table:table-cell/>
        </table:table-row>
        <table:table-row table:style-name="ro1">
          <table:table-cell office:value-type="float" office:value="31.4833333333333" calcext:value-type="float">
            <text:p>31.4833333333333</text:p>
          </table:table-cell>
          <table:table-cell office:value-type="float" office:value="486460116" calcext:value-type="float">
            <text:p>486460116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-566" calcext:value-type="float">
            <text:p>-566</text:p>
          </table:table-cell>
          <table:table-cell/>
          <table:table-cell office:value-type="float" office:value="582.84" calcext:value-type="float">
            <text:p>582.84</text:p>
          </table:table-cell>
        </table:table-row>
        <table:table-row table:style-name="ro1">
          <table:table-cell office:value-type="float" office:value="31.4833333333333" calcext:value-type="float">
            <text:p>31.4833333333333</text:p>
          </table:table-cell>
          <table:table-cell office:value-type="float" office:value="486460116" calcext:value-type="float">
            <text:p>486460116</text:p>
          </table:table-cell>
          <table:table-cell table:number-columns-repeated="2"/>
          <table:table-cell office:value-type="float" office:value="-4.4" calcext:value-type="float">
            <text:p>-4.4</text:p>
          </table:table-cell>
          <table:table-cell/>
        </table:table-row>
        <table:table-row table:style-name="ro1">
          <table:table-cell office:value-type="float" office:value="31.5166666666667" calcext:value-type="float">
            <text:p>31.5166666666667</text:p>
          </table:table-cell>
          <table:table-cell office:value-type="float" office:value="486460118" calcext:value-type="float">
            <text:p>486460118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-1152" calcext:value-type="float">
            <text:p>-1152</text:p>
          </table:table-cell>
          <table:table-cell/>
          <table:table-cell office:value-type="float" office:value="551.84" calcext:value-type="float">
            <text:p>551.84</text:p>
          </table:table-cell>
        </table:table-row>
        <table:table-row table:style-name="ro1">
          <table:table-cell office:value-type="float" office:value="31.5166666666667" calcext:value-type="float">
            <text:p>31.5166666666667</text:p>
          </table:table-cell>
          <table:table-cell office:value-type="float" office:value="486460118" calcext:value-type="float">
            <text:p>486460118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31.5166666666667" calcext:value-type="float">
            <text:p>31.5166666666667</text:p>
          </table:table-cell>
          <table:table-cell office:value-type="float" office:value="486460118" calcext:value-type="float">
            <text:p>486460118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378" calcext:value-type="float">
            <text:p>-378</text:p>
          </table:table-cell>
          <table:table-cell/>
          <table:table-cell office:value-type="float" office:value="559.28" calcext:value-type="float">
            <text:p>559.28</text:p>
          </table:table-cell>
        </table:table-row>
        <table:table-row table:style-name="ro1">
          <table:table-cell office:value-type="float" office:value="31.5166666666667" calcext:value-type="float">
            <text:p>31.5166666666667</text:p>
          </table:table-cell>
          <table:table-cell office:value-type="float" office:value="486460118" calcext:value-type="float">
            <text:p>486460118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31.5666666666667" calcext:value-type="float">
            <text:p>31.5666666666667</text:p>
          </table:table-cell>
          <table:table-cell office:value-type="float" office:value="486460121" calcext:value-type="float">
            <text:p>486460121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-449" calcext:value-type="float">
            <text:p>-449</text:p>
          </table:table-cell>
          <table:table-cell/>
          <table:table-cell office:value-type="float" office:value="539.44" calcext:value-type="float">
            <text:p>539.44</text:p>
          </table:table-cell>
        </table:table-row>
        <table:table-row table:style-name="ro1">
          <table:table-cell office:value-type="float" office:value="31.5666666666667" calcext:value-type="float">
            <text:p>31.5666666666667</text:p>
          </table:table-cell>
          <table:table-cell office:value-type="float" office:value="486460121" calcext:value-type="float">
            <text:p>486460121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31.5666666666667" calcext:value-type="float">
            <text:p>31.5666666666667</text:p>
          </table:table-cell>
          <table:table-cell office:value-type="float" office:value="486460121" calcext:value-type="float">
            <text:p>486460121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75" calcext:value-type="float">
            <text:p>-75</text:p>
          </table:table-cell>
          <table:table-cell/>
          <table:table-cell office:value-type="float" office:value="559.28" calcext:value-type="float">
            <text:p>559.28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486460123" calcext:value-type="float">
            <text:p>486460123</text:p>
          </table:table-cell>
          <table:table-cell table:number-columns-repeated="2"/>
          <table:table-cell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486460123" calcext:value-type="float">
            <text:p>486460123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561.76" calcext:value-type="float">
            <text:p>561.76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486460123" calcext:value-type="float">
            <text:p>486460123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486460123" calcext:value-type="float">
            <text:p>486460123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172" calcext:value-type="float">
            <text:p>-172</text:p>
          </table:table-cell>
          <table:table-cell/>
          <table:table-cell office:value-type="float" office:value="561.76" calcext:value-type="float">
            <text:p>561.76</text:p>
          </table:table-cell>
        </table:table-row>
        <table:table-row table:style-name="ro1">
          <table:table-cell office:value-type="float" office:value="31.6333333333333" calcext:value-type="float">
            <text:p>31.6333333333333</text:p>
          </table:table-cell>
          <table:table-cell office:value-type="float" office:value="486460124" calcext:value-type="float">
            <text:p>486460124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31.6333333333333" calcext:value-type="float">
            <text:p>31.6333333333333</text:p>
          </table:table-cell>
          <table:table-cell office:value-type="float" office:value="486460124" calcext:value-type="float">
            <text:p>486460124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190" calcext:value-type="float">
            <text:p>-190</text:p>
          </table:table-cell>
          <table:table-cell/>
          <table:table-cell office:value-type="float" office:value="553.08" calcext:value-type="float">
            <text:p>553.08</text:p>
          </table:table-cell>
        </table:table-row>
        <table:table-row table:style-name="ro1">
          <table:table-cell office:value-type="float" office:value="31.6333333333333" calcext:value-type="float">
            <text:p>31.6333333333333</text:p>
          </table:table-cell>
          <table:table-cell office:value-type="float" office:value="486460124" calcext:value-type="float">
            <text:p>486460124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31.6333333333333" calcext:value-type="float">
            <text:p>31.6333333333333</text:p>
          </table:table-cell>
          <table:table-cell office:value-type="float" office:value="486460124" calcext:value-type="float">
            <text:p>486460124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188" calcext:value-type="float">
            <text:p>-188</text:p>
          </table:table-cell>
          <table:table-cell/>
          <table:table-cell office:value-type="float" office:value="538.2" calcext:value-type="float">
            <text:p>538.2</text:p>
          </table:table-cell>
        </table:table-row>
        <table:table-row table:style-name="ro1">
          <table:table-cell office:value-type="float" office:value="31.65" calcext:value-type="float">
            <text:p>31.65</text:p>
          </table:table-cell>
          <table:table-cell office:value-type="float" office:value="486460126" calcext:value-type="float">
            <text:p>486460126</text:p>
          </table:table-cell>
          <table:table-cell table:number-columns-repeated="2"/>
          <table:table-cell office:value-type="float" office:value="-3.1" calcext:value-type="float">
            <text:p>-3.1</text:p>
          </table:table-cell>
          <table:table-cell/>
        </table:table-row>
        <table:table-row table:style-name="ro1">
          <table:table-cell office:value-type="float" office:value="31.65" calcext:value-type="float">
            <text:p>31.65</text:p>
          </table:table-cell>
          <table:table-cell office:value-type="float" office:value="486460126" calcext:value-type="float">
            <text:p>486460126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106" calcext:value-type="float">
            <text:p>-106</text:p>
          </table:table-cell>
          <table:table-cell/>
          <table:table-cell office:value-type="float" office:value="545.64" calcext:value-type="float">
            <text:p>545.64</text:p>
          </table:table-cell>
        </table:table-row>
        <table:table-row table:style-name="ro1">
          <table:table-cell office:value-type="float" office:value="31.65" calcext:value-type="float">
            <text:p>31.65</text:p>
          </table:table-cell>
          <table:table-cell office:value-type="float" office:value="486460126" calcext:value-type="float">
            <text:p>486460126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486460128" calcext:value-type="float">
            <text:p>486460128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217" calcext:value-type="float">
            <text:p>-217</text:p>
          </table:table-cell>
          <table:table-cell/>
          <table:table-cell office:value-type="float" office:value="533.24" calcext:value-type="float">
            <text:p>533.24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486460128" calcext:value-type="float">
            <text:p>486460128</text:p>
          </table:table-cell>
          <table:table-cell table:number-columns-repeated="2"/>
          <table:table-cell office:value-type="float" office:value="-4.1" calcext:value-type="float">
            <text:p>-4.1</text:p>
          </table:table-cell>
          <table:table-cell/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486460128" calcext:value-type="float">
            <text:p>486460128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486460128" calcext:value-type="float">
            <text:p>486460128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31.7333333333333" calcext:value-type="float">
            <text:p>31.7333333333333</text:p>
          </table:table-cell>
          <table:table-cell office:value-type="float" office:value="486460131" calcext:value-type="float">
            <text:p>486460131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421" calcext:value-type="float">
            <text:p>-421</text:p>
          </table:table-cell>
          <table:table-cell/>
          <table:table-cell office:value-type="float" office:value="523.32" calcext:value-type="float">
            <text:p>523.32</text:p>
          </table:table-cell>
        </table:table-row>
        <table:table-row table:style-name="ro1">
          <table:table-cell office:value-type="float" office:value="31.7333333333333" calcext:value-type="float">
            <text:p>31.7333333333333</text:p>
          </table:table-cell>
          <table:table-cell office:value-type="float" office:value="486460131" calcext:value-type="float">
            <text:p>486460131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31.7333333333333" calcext:value-type="float">
            <text:p>31.7333333333333</text:p>
          </table:table-cell>
          <table:table-cell office:value-type="float" office:value="486460131" calcext:value-type="float">
            <text:p>486460131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121" calcext:value-type="float">
            <text:p>-121</text:p>
          </table:table-cell>
          <table:table-cell/>
          <table:table-cell office:value-type="float" office:value="528.28" calcext:value-type="float">
            <text:p>528.28</text:p>
          </table:table-cell>
        </table:table-row>
        <table:table-row table:style-name="ro1">
          <table:table-cell office:value-type="float" office:value="31.75" calcext:value-type="float">
            <text:p>31.75</text:p>
          </table:table-cell>
          <table:table-cell office:value-type="float" office:value="486460133" calcext:value-type="float">
            <text:p>486460133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31.75" calcext:value-type="float">
            <text:p>31.75</text:p>
          </table:table-cell>
          <table:table-cell office:value-type="float" office:value="486460133" calcext:value-type="float">
            <text:p>486460133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538.2" calcext:value-type="float">
            <text:p>538.2</text:p>
          </table:table-cell>
        </table:table-row>
        <table:table-row table:style-name="ro1">
          <table:table-cell office:value-type="float" office:value="31.75" calcext:value-type="float">
            <text:p>31.75</text:p>
          </table:table-cell>
          <table:table-cell office:value-type="float" office:value="486460133" calcext:value-type="float">
            <text:p>486460133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486460134" calcext:value-type="float">
            <text:p>486460134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545.64" calcext:value-type="float">
            <text:p>545.64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486460134" calcext:value-type="float">
            <text:p>486460134</text:p>
          </table:table-cell>
          <table:table-cell table:number-columns-repeated="2"/>
          <table:table-cell office:value-type="float" office:value="-3.1" calcext:value-type="float">
            <text:p>-3.1</text:p>
          </table:table-cell>
          <table:table-cell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486460134" calcext:value-type="float">
            <text:p>486460134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177" calcext:value-type="float">
            <text:p>-177</text:p>
          </table:table-cell>
          <table:table-cell/>
          <table:table-cell office:value-type="float" office:value="534.48" calcext:value-type="float">
            <text:p>534.48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486460134" calcext:value-type="float">
            <text:p>486460134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31.8333333333333" calcext:value-type="float">
            <text:p>31.8333333333333</text:p>
          </table:table-cell>
          <table:table-cell office:value-type="float" office:value="486460137" calcext:value-type="float">
            <text:p>486460137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232" calcext:value-type="float">
            <text:p>-232</text:p>
          </table:table-cell>
          <table:table-cell/>
          <table:table-cell office:value-type="float" office:value="514.64" calcext:value-type="float">
            <text:p>514.64</text:p>
          </table:table-cell>
        </table:table-row>
        <table:table-row table:style-name="ro1">
          <table:table-cell office:value-type="float" office:value="31.8333333333333" calcext:value-type="float">
            <text:p>31.8333333333333</text:p>
          </table:table-cell>
          <table:table-cell office:value-type="float" office:value="486460137" calcext:value-type="float">
            <text:p>486460137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31.8333333333333" calcext:value-type="float">
            <text:p>31.8333333333333</text:p>
          </table:table-cell>
          <table:table-cell office:value-type="float" office:value="486460137" calcext:value-type="float">
            <text:p>486460137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28.28" calcext:value-type="float">
            <text:p>528.28</text:p>
          </table:table-cell>
        </table:table-row>
        <table:table-row table:style-name="ro1">
          <table:table-cell office:value-type="float" office:value="31.8333333333333" calcext:value-type="float">
            <text:p>31.8333333333333</text:p>
          </table:table-cell>
          <table:table-cell office:value-type="float" office:value="486460137" calcext:value-type="float">
            <text:p>486460137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31.8666666666667" calcext:value-type="float">
            <text:p>31.8666666666667</text:p>
          </table:table-cell>
          <table:table-cell office:value-type="float" office:value="486460139" calcext:value-type="float">
            <text:p>486460139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31.8666666666667" calcext:value-type="float">
            <text:p>31.8666666666667</text:p>
          </table:table-cell>
          <table:table-cell office:value-type="float" office:value="486460139" calcext:value-type="float">
            <text:p>486460139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-173" calcext:value-type="float">
            <text:p>-173</text:p>
          </table:table-cell>
          <table:table-cell/>
          <table:table-cell office:value-type="float" office:value="524.56" calcext:value-type="float">
            <text:p>524.56</text:p>
          </table:table-cell>
        </table:table-row>
        <table:table-row table:style-name="ro1">
          <table:table-cell office:value-type="float" office:value="31.8666666666667" calcext:value-type="float">
            <text:p>31.8666666666667</text:p>
          </table:table-cell>
          <table:table-cell office:value-type="float" office:value="486460139" calcext:value-type="float">
            <text:p>486460139</text:p>
          </table:table-cell>
          <table:table-cell table:number-columns-repeated="2"/>
          <table:table-cell office:value-type="float" office:value="-4.7" calcext:value-type="float">
            <text:p>-4.7</text:p>
          </table:table-cell>
          <table:table-cell/>
        </table:table-row>
        <table:table-row table:style-name="ro1">
          <table:table-cell office:value-type="float" office:value="31.8666666666667" calcext:value-type="float">
            <text:p>31.8666666666667</text:p>
          </table:table-cell>
          <table:table-cell office:value-type="float" office:value="486460139" calcext:value-type="float">
            <text:p>486460139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518.36" calcext:value-type="float">
            <text:p>518.36</text:p>
          </table:table-cell>
        </table:table-row>
        <table:table-row table:style-name="ro1">
          <table:table-cell office:value-type="float" office:value="31.8833333333333" calcext:value-type="float">
            <text:p>31.8833333333333</text:p>
          </table:table-cell>
          <table:table-cell office:value-type="float" office:value="486460141" calcext:value-type="float">
            <text:p>486460141</text:p>
          </table:table-cell>
          <table:table-cell table:number-columns-repeated="2"/>
          <table:table-cell office:value-type="float" office:value="-4.7" calcext:value-type="float">
            <text:p>-4.7</text:p>
          </table:table-cell>
          <table:table-cell/>
        </table:table-row>
        <table:table-row table:style-name="ro1">
          <table:table-cell office:value-type="float" office:value="31.8833333333333" calcext:value-type="float">
            <text:p>31.8833333333333</text:p>
          </table:table-cell>
          <table:table-cell office:value-type="float" office:value="486460141" calcext:value-type="float">
            <text:p>486460141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47" calcext:value-type="float">
            <text:p>-47</text:p>
          </table:table-cell>
          <table:table-cell/>
          <table:table-cell office:value-type="float" office:value="524.56" calcext:value-type="float">
            <text:p>524.56</text:p>
          </table:table-cell>
        </table:table-row>
        <table:table-row table:style-name="ro1">
          <table:table-cell office:value-type="float" office:value="31.8833333333333" calcext:value-type="float">
            <text:p>31.8833333333333</text:p>
          </table:table-cell>
          <table:table-cell office:value-type="float" office:value="486460141" calcext:value-type="float">
            <text:p>486460141</text:p>
          </table:table-cell>
          <table:table-cell table:number-columns-repeated="2"/>
          <table:table-cell office:value-type="float" office:value="-4.7" calcext:value-type="float">
            <text:p>-4.7</text:p>
          </table:table-cell>
          <table:table-cell/>
        </table:table-row>
        <table:table-row table:style-name="ro1">
          <table:table-cell office:value-type="float" office:value="31.9333333333333" calcext:value-type="float">
            <text:p>31.9333333333333</text:p>
          </table:table-cell>
          <table:table-cell office:value-type="float" office:value="486460143" calcext:value-type="float">
            <text:p>486460143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96" calcext:value-type="float">
            <text:p>-96</text:p>
          </table:table-cell>
          <table:table-cell/>
          <table:table-cell office:value-type="float" office:value="524.56" calcext:value-type="float">
            <text:p>524.56</text:p>
          </table:table-cell>
        </table:table-row>
        <table:table-row table:style-name="ro1">
          <table:table-cell office:value-type="float" office:value="31.9333333333333" calcext:value-type="float">
            <text:p>31.9333333333333</text:p>
          </table:table-cell>
          <table:table-cell office:value-type="float" office:value="486460143" calcext:value-type="float">
            <text:p>486460143</text:p>
          </table:table-cell>
          <table:table-cell table:number-columns-repeated="2"/>
          <table:table-cell office:value-type="float" office:value="-4.4" calcext:value-type="float">
            <text:p>-4.4</text:p>
          </table:table-cell>
          <table:table-cell/>
        </table:table-row>
        <table:table-row table:style-name="ro1">
          <table:table-cell office:value-type="float" office:value="31.9333333333333" calcext:value-type="float">
            <text:p>31.9333333333333</text:p>
          </table:table-cell>
          <table:table-cell office:value-type="float" office:value="486460143" calcext:value-type="float">
            <text:p>486460143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44" calcext:value-type="float">
            <text:p>-44</text:p>
          </table:table-cell>
          <table:table-cell/>
          <table:table-cell office:value-type="float" office:value="514.64" calcext:value-type="float">
            <text:p>514.64</text:p>
          </table:table-cell>
        </table:table-row>
        <table:table-row table:style-name="ro1">
          <table:table-cell office:value-type="float" office:value="31.9666666666667" calcext:value-type="float">
            <text:p>31.9666666666667</text:p>
          </table:table-cell>
          <table:table-cell office:value-type="float" office:value="486460145" calcext:value-type="float">
            <text:p>486460145</text:p>
          </table:table-cell>
          <table:table-cell table:number-columns-repeated="2"/>
          <table:table-cell office:value-type="float" office:value="-4.9" calcext:value-type="float">
            <text:p>-4.9</text:p>
          </table:table-cell>
          <table:table-cell/>
        </table:table-row>
        <table:table-row table:style-name="ro1">
          <table:table-cell office:value-type="float" office:value="31.9666666666667" calcext:value-type="float">
            <text:p>31.9666666666667</text:p>
          </table:table-cell>
          <table:table-cell office:value-type="float" office:value="486460145" calcext:value-type="float">
            <text:p>486460145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322" calcext:value-type="float">
            <text:p>-322</text:p>
          </table:table-cell>
          <table:table-cell/>
          <table:table-cell office:value-type="float" office:value="510.92" calcext:value-type="float">
            <text:p>510.92</text:p>
          </table:table-cell>
        </table:table-row>
        <table:table-row table:style-name="ro1">
          <table:table-cell office:value-type="float" office:value="31.9666666666667" calcext:value-type="float">
            <text:p>31.9666666666667</text:p>
          </table:table-cell>
          <table:table-cell office:value-type="float" office:value="486460145" calcext:value-type="float">
            <text:p>486460145</text:p>
          </table:table-cell>
          <table:table-cell table:number-columns-repeated="2"/>
          <table:table-cell office:value-type="float" office:value="-3.1" calcext:value-type="float">
            <text:p>-3.1</text:p>
          </table:table-cell>
          <table:table-cell/>
        </table:table-row>
        <table:table-row table:style-name="ro1">
          <table:table-cell office:value-type="float" office:value="31.9666666666667" calcext:value-type="float">
            <text:p>31.9666666666667</text:p>
          </table:table-cell>
          <table:table-cell office:value-type="float" office:value="486460145" calcext:value-type="float">
            <text:p>486460145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476" calcext:value-type="float">
            <text:p>-476</text:p>
          </table:table-cell>
          <table:table-cell/>
          <table:table-cell office:value-type="float" office:value="496.04" calcext:value-type="float">
            <text:p>496.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6460147" calcext:value-type="float">
            <text:p>486460147</text:p>
          </table:table-cell>
          <table:table-cell table:number-columns-repeated="2"/>
          <table:table-cell office:value-type="float" office:value="-2.7" calcext:value-type="float">
            <text:p>-2.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6460147" calcext:value-type="float">
            <text:p>486460147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07.2" calcext:value-type="float">
            <text:p>507.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6460147" calcext:value-type="float">
            <text:p>486460147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6460147" calcext:value-type="float">
            <text:p>486460147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514.64" calcext:value-type="float">
            <text:p>514.64</text:p>
          </table:table-cell>
        </table:table-row>
        <table:table-row table:style-name="ro1">
          <table:table-cell office:value-type="float" office:value="32.0333333333333" calcext:value-type="float">
            <text:p>32.0333333333333</text:p>
          </table:table-cell>
          <table:table-cell office:value-type="float" office:value="486460149" calcext:value-type="float">
            <text:p>486460149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32.0333333333333" calcext:value-type="float">
            <text:p>32.0333333333333</text:p>
          </table:table-cell>
          <table:table-cell office:value-type="float" office:value="486460149" calcext:value-type="float">
            <text:p>486460149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522.08" calcext:value-type="float">
            <text:p>522.08</text:p>
          </table:table-cell>
        </table:table-row>
        <table:table-row table:style-name="ro1">
          <table:table-cell office:value-type="float" office:value="32.0333333333333" calcext:value-type="float">
            <text:p>32.0333333333333</text:p>
          </table:table-cell>
          <table:table-cell office:value-type="float" office:value="486460149" calcext:value-type="float">
            <text:p>486460149</text:p>
          </table:table-cell>
          <table:table-cell table:number-columns-repeated="2"/>
          <table:table-cell office:value-type="float" office:value="-4.2" calcext:value-type="float">
            <text:p>-4.2</text:p>
          </table:table-cell>
          <table:table-cell/>
        </table:table-row>
        <table:table-row table:style-name="ro1">
          <table:table-cell office:value-type="float" office:value="32.0333333333333" calcext:value-type="float">
            <text:p>32.0333333333333</text:p>
          </table:table-cell>
          <table:table-cell office:value-type="float" office:value="486460149" calcext:value-type="float">
            <text:p>486460149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10.92" calcext:value-type="float">
            <text:p>510.92</text:p>
          </table:table-cell>
        </table:table-row>
        <table:table-row table:style-name="ro1">
          <table:table-cell office:value-type="float" office:value="32.0666666666667" calcext:value-type="float">
            <text:p>32.0666666666667</text:p>
          </table:table-cell>
          <table:table-cell office:value-type="float" office:value="486460151" calcext:value-type="float">
            <text:p>486460151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32.0666666666667" calcext:value-type="float">
            <text:p>32.0666666666667</text:p>
          </table:table-cell>
          <table:table-cell office:value-type="float" office:value="486460151" calcext:value-type="float">
            <text:p>486460151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411" calcext:value-type="float">
            <text:p>-411</text:p>
          </table:table-cell>
          <table:table-cell/>
          <table:table-cell office:value-type="float" office:value="483.64" calcext:value-type="float">
            <text:p>483.64</text:p>
          </table:table-cell>
        </table:table-row>
        <table:table-row table:style-name="ro1">
          <table:table-cell office:value-type="float" office:value="32.0666666666667" calcext:value-type="float">
            <text:p>32.0666666666667</text:p>
          </table:table-cell>
          <table:table-cell office:value-type="float" office:value="486460151" calcext:value-type="float">
            <text:p>486460151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32.0666666666667" calcext:value-type="float">
            <text:p>32.0666666666667</text:p>
          </table:table-cell>
          <table:table-cell office:value-type="float" office:value="486460151" calcext:value-type="float">
            <text:p>486460151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209" calcext:value-type="float">
            <text:p>-209</text:p>
          </table:table-cell>
          <table:table-cell/>
          <table:table-cell office:value-type="float" office:value="488.6" calcext:value-type="float">
            <text:p>488.6</text:p>
          </table:table-cell>
        </table:table-row>
        <table:table-row table:style-name="ro1">
          <table:table-cell office:value-type="float" office:value="32.0833333333333" calcext:value-type="float">
            <text:p>32.0833333333333</text:p>
          </table:table-cell>
          <table:table-cell office:value-type="float" office:value="486460153" calcext:value-type="float">
            <text:p>486460153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32.0833333333333" calcext:value-type="float">
            <text:p>32.0833333333333</text:p>
          </table:table-cell>
          <table:table-cell office:value-type="float" office:value="486460153" calcext:value-type="float">
            <text:p>486460153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210" calcext:value-type="float">
            <text:p>-210</text:p>
          </table:table-cell>
          <table:table-cell/>
          <table:table-cell office:value-type="float" office:value="486.12" calcext:value-type="float">
            <text:p>486.12</text:p>
          </table:table-cell>
        </table:table-row>
        <table:table-row table:style-name="ro1">
          <table:table-cell office:value-type="float" office:value="32.1333333333333" calcext:value-type="float">
            <text:p>32.1333333333333</text:p>
          </table:table-cell>
          <table:table-cell office:value-type="float" office:value="486460155" calcext:value-type="float">
            <text:p>486460155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32.1333333333333" calcext:value-type="float">
            <text:p>32.1333333333333</text:p>
          </table:table-cell>
          <table:table-cell office:value-type="float" office:value="486460155" calcext:value-type="float">
            <text:p>486460155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-316" calcext:value-type="float">
            <text:p>-316</text:p>
          </table:table-cell>
          <table:table-cell/>
          <table:table-cell office:value-type="float" office:value="474.96" calcext:value-type="float">
            <text:p>474.96</text:p>
          </table:table-cell>
        </table:table-row>
        <table:table-row table:style-name="ro1">
          <table:table-cell office:value-type="float" office:value="32.1333333333333" calcext:value-type="float">
            <text:p>32.1333333333333</text:p>
          </table:table-cell>
          <table:table-cell office:value-type="float" office:value="486460155" calcext:value-type="float">
            <text:p>486460155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32.1333333333333" calcext:value-type="float">
            <text:p>32.1333333333333</text:p>
          </table:table-cell>
          <table:table-cell office:value-type="float" office:value="486460155" calcext:value-type="float">
            <text:p>486460155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-547" calcext:value-type="float">
            <text:p>-547</text:p>
          </table:table-cell>
          <table:table-cell/>
          <table:table-cell office:value-type="float" office:value="456.36" calcext:value-type="float">
            <text:p>456.36</text:p>
          </table:table-cell>
        </table:table-row>
        <table:table-row table:style-name="ro1">
          <table:table-cell office:value-type="float" office:value="32.1833333333333" calcext:value-type="float">
            <text:p>32.1833333333333</text:p>
          </table:table-cell>
          <table:table-cell office:value-type="float" office:value="486460161" calcext:value-type="float">
            <text:p>486460161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32.1833333333333" calcext:value-type="float">
            <text:p>32.1833333333333</text:p>
          </table:table-cell>
          <table:table-cell office:value-type="float" office:value="486460161" calcext:value-type="float">
            <text:p>486460161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-413" calcext:value-type="float">
            <text:p>-413</text:p>
          </table:table-cell>
          <table:table-cell/>
          <table:table-cell office:value-type="float" office:value="447.68" calcext:value-type="float">
            <text:p>447.68</text:p>
          </table:table-cell>
        </table:table-row>
        <table:table-row table:style-name="ro1">
          <table:table-cell office:value-type="float" office:value="32.1833333333333" calcext:value-type="float">
            <text:p>32.1833333333333</text:p>
          </table:table-cell>
          <table:table-cell office:value-type="float" office:value="486460161" calcext:value-type="float">
            <text:p>486460161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32.1833333333333" calcext:value-type="float">
            <text:p>32.1833333333333</text:p>
          </table:table-cell>
          <table:table-cell office:value-type="float" office:value="486460161" calcext:value-type="float">
            <text:p>486460161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417" calcext:value-type="float">
            <text:p>-417</text:p>
          </table:table-cell>
          <table:table-cell/>
          <table:table-cell office:value-type="float" office:value="431.56" calcext:value-type="float">
            <text:p>431.56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486460163" calcext:value-type="float">
            <text:p>486460163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486460163" calcext:value-type="float">
            <text:p>486460163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-380" calcext:value-type="float">
            <text:p>-380</text:p>
          </table:table-cell>
          <table:table-cell/>
          <table:table-cell office:value-type="float" office:value="422.88" calcext:value-type="float">
            <text:p>422.88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486460163" calcext:value-type="float">
            <text:p>486460163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32.2333333333333" calcext:value-type="float">
            <text:p>32.2333333333333</text:p>
          </table:table-cell>
          <table:table-cell office:value-type="float" office:value="486460164" calcext:value-type="float">
            <text:p>486460164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-340" calcext:value-type="float">
            <text:p>-340</text:p>
          </table:table-cell>
          <table:table-cell/>
          <table:table-cell office:value-type="float" office:value="416.68" calcext:value-type="float">
            <text:p>416.68</text:p>
          </table:table-cell>
        </table:table-row>
        <table:table-row table:style-name="ro1">
          <table:table-cell office:value-type="float" office:value="32.2333333333333" calcext:value-type="float">
            <text:p>32.2333333333333</text:p>
          </table:table-cell>
          <table:table-cell office:value-type="float" office:value="486460164" calcext:value-type="float">
            <text:p>486460164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32.2333333333333" calcext:value-type="float">
            <text:p>32.2333333333333</text:p>
          </table:table-cell>
          <table:table-cell office:value-type="float" office:value="486460164" calcext:value-type="float">
            <text:p>486460164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-430" calcext:value-type="float">
            <text:p>-430</text:p>
          </table:table-cell>
          <table:table-cell/>
          <table:table-cell office:value-type="float" office:value="404.28" calcext:value-type="float">
            <text:p>404.28</text:p>
          </table:table-cell>
        </table:table-row>
        <table:table-row table:style-name="ro1">
          <table:table-cell office:value-type="float" office:value="32.2333333333333" calcext:value-type="float">
            <text:p>32.2333333333333</text:p>
          </table:table-cell>
          <table:table-cell office:value-type="float" office:value="486460164" calcext:value-type="float">
            <text:p>486460164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32.2666666666667" calcext:value-type="float">
            <text:p>32.2666666666667</text:p>
          </table:table-cell>
          <table:table-cell office:value-type="float" office:value="486460166" calcext:value-type="float">
            <text:p>486460166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627" calcext:value-type="float">
            <text:p>-627</text:p>
          </table:table-cell>
          <table:table-cell/>
          <table:table-cell office:value-type="float" office:value="383.2" calcext:value-type="float">
            <text:p>383.2</text:p>
          </table:table-cell>
        </table:table-row>
        <table:table-row table:style-name="ro1">
          <table:table-cell office:value-type="float" office:value="32.2666666666667" calcext:value-type="float">
            <text:p>32.2666666666667</text:p>
          </table:table-cell>
          <table:table-cell office:value-type="float" office:value="486460166" calcext:value-type="float">
            <text:p>486460166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32.2666666666667" calcext:value-type="float">
            <text:p>32.2666666666667</text:p>
          </table:table-cell>
          <table:table-cell office:value-type="float" office:value="486460166" calcext:value-type="float">
            <text:p>486460166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674" calcext:value-type="float">
            <text:p>-674</text:p>
          </table:table-cell>
          <table:table-cell/>
          <table:table-cell office:value-type="float" office:value="368.32" calcext:value-type="float">
            <text:p>368.32</text:p>
          </table:table-cell>
        </table:table-row>
        <table:table-row table:style-name="ro1">
          <table:table-cell office:value-type="float" office:value="32.2833333333333" calcext:value-type="float">
            <text:p>32.2833333333333</text:p>
          </table:table-cell>
          <table:table-cell office:value-type="float" office:value="486460168" calcext:value-type="float">
            <text:p>486460168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/>
        </table:table-row>
        <table:table-row table:style-name="ro1">
          <table:table-cell office:value-type="float" office:value="32.2833333333333" calcext:value-type="float">
            <text:p>32.2833333333333</text:p>
          </table:table-cell>
          <table:table-cell office:value-type="float" office:value="486460168" calcext:value-type="float">
            <text:p>486460168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753" calcext:value-type="float">
            <text:p>-753</text:p>
          </table:table-cell>
          <table:table-cell/>
          <table:table-cell office:value-type="float" office:value="352.2" calcext:value-type="float">
            <text:p>352.2</text:p>
          </table:table-cell>
        </table:table-row>
        <table:table-row table:style-name="ro1">
          <table:table-cell office:value-type="float" office:value="32.2833333333333" calcext:value-type="float">
            <text:p>32.2833333333333</text:p>
          </table:table-cell>
          <table:table-cell office:value-type="float" office:value="486460168" calcext:value-type="float">
            <text:p>486460168</text:p>
          </table:table-cell>
          <table:table-cell table:number-columns-repeated="2"/>
          <table:table-cell office:value-type="float" office:value="-3.7" calcext:value-type="float">
            <text:p>-3.7</text:p>
          </table:table-cell>
          <table:table-cell/>
        </table:table-row>
        <table:table-row table:style-name="ro1">
          <table:table-cell office:value-type="float" office:value="32.2833333333333" calcext:value-type="float">
            <text:p>32.2833333333333</text:p>
          </table:table-cell>
          <table:table-cell office:value-type="float" office:value="486460168" calcext:value-type="float">
            <text:p>486460168</text:p>
          </table:table-cell>
          <table:table-cell table:number-columns-repeated="2"/>
          <table:table-cell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float" office:value="32.3333333333333" calcext:value-type="float">
            <text:p>32.3333333333333</text:p>
          </table:table-cell>
          <table:table-cell office:value-type="float" office:value="486460171" calcext:value-type="float">
            <text:p>486460171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710" calcext:value-type="float">
            <text:p>-710</text:p>
          </table:table-cell>
          <table:table-cell/>
          <table:table-cell office:value-type="float" office:value="336.08" calcext:value-type="float">
            <text:p>336.08</text:p>
          </table:table-cell>
        </table:table-row>
        <table:table-row table:style-name="ro1">
          <table:table-cell office:value-type="float" office:value="32.3333333333333" calcext:value-type="float">
            <text:p>32.3333333333333</text:p>
          </table:table-cell>
          <table:table-cell office:value-type="float" office:value="486460171" calcext:value-type="float">
            <text:p>486460171</text:p>
          </table:table-cell>
          <table:table-cell table:number-columns-repeated="2"/>
          <table:table-cell office:value-type="float" office:value="-2.5" calcext:value-type="float">
            <text:p>-2.5</text:p>
          </table:table-cell>
          <table:table-cell/>
        </table:table-row>
        <table:table-row table:style-name="ro1">
          <table:table-cell office:value-type="float" office:value="32.3333333333333" calcext:value-type="float">
            <text:p>32.3333333333333</text:p>
          </table:table-cell>
          <table:table-cell office:value-type="float" office:value="486460171" calcext:value-type="float">
            <text:p>486460171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-959" calcext:value-type="float">
            <text:p>-959</text:p>
          </table:table-cell>
          <table:table-cell/>
          <table:table-cell office:value-type="float" office:value="308.8" calcext:value-type="float">
            <text:p>308.8</text:p>
          </table:table-cell>
        </table:table-row>
        <table:table-row table:style-name="ro1">
          <table:table-cell office:value-type="float" office:value="32.35" calcext:value-type="float">
            <text:p>32.35</text:p>
          </table:table-cell>
          <table:table-cell office:value-type="float" office:value="486460172" calcext:value-type="float">
            <text:p>486460172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32.35" calcext:value-type="float">
            <text:p>32.35</text:p>
          </table:table-cell>
          <table:table-cell office:value-type="float" office:value="486460172" calcext:value-type="float">
            <text:p>486460172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697" calcext:value-type="float">
            <text:p>-697</text:p>
          </table:table-cell>
          <table:table-cell/>
          <table:table-cell office:value-type="float" office:value="302.6" calcext:value-type="float">
            <text:p>302.6</text:p>
          </table:table-cell>
        </table:table-row>
        <table:table-row table:style-name="ro1">
          <table:table-cell office:value-type="float" office:value="32.35" calcext:value-type="float">
            <text:p>32.35</text:p>
          </table:table-cell>
          <table:table-cell office:value-type="float" office:value="486460172" calcext:value-type="float">
            <text:p>486460172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32.3833333333333" calcext:value-type="float">
            <text:p>32.3833333333333</text:p>
          </table:table-cell>
          <table:table-cell office:value-type="float" office:value="486460174" calcext:value-type="float">
            <text:p>486460174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609" calcext:value-type="float">
            <text:p>-609</text:p>
          </table:table-cell>
          <table:table-cell/>
          <table:table-cell office:value-type="float" office:value="291.44" calcext:value-type="float">
            <text:p>291.44</text:p>
          </table:table-cell>
        </table:table-row>
        <table:table-row table:style-name="ro1">
          <table:table-cell office:value-type="float" office:value="32.3833333333333" calcext:value-type="float">
            <text:p>32.3833333333333</text:p>
          </table:table-cell>
          <table:table-cell office:value-type="float" office:value="486460174" calcext:value-type="float">
            <text:p>486460174</text:p>
          </table:table-cell>
          <table:table-cell table:number-columns-repeated="2"/>
          <table:table-cell office:value-type="float" office:value="-2.7" calcext:value-type="float">
            <text:p>-2.7</text:p>
          </table:table-cell>
          <table:table-cell/>
        </table:table-row>
        <table:table-row table:style-name="ro1">
          <table:table-cell office:value-type="float" office:value="32.3833333333333" calcext:value-type="float">
            <text:p>32.3833333333333</text:p>
          </table:table-cell>
          <table:table-cell office:value-type="float" office:value="486460174" calcext:value-type="float">
            <text:p>486460174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484" calcext:value-type="float">
            <text:p>-484</text:p>
          </table:table-cell>
          <table:table-cell/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32.3833333333333" calcext:value-type="float">
            <text:p>32.3833333333333</text:p>
          </table:table-cell>
          <table:table-cell office:value-type="float" office:value="486460174" calcext:value-type="float">
            <text:p>486460174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32.4333333333333" calcext:value-type="float">
            <text:p>32.4333333333333</text:p>
          </table:table-cell>
          <table:table-cell office:value-type="float" office:value="486460176" calcext:value-type="float">
            <text:p>486460176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-485" calcext:value-type="float">
            <text:p>-485</text:p>
          </table:table-cell>
          <table:table-cell/>
          <table:table-cell office:value-type="float" office:value="275.32" calcext:value-type="float">
            <text:p>275.32</text:p>
          </table:table-cell>
        </table:table-row>
        <table:table-row table:style-name="ro1">
          <table:table-cell office:value-type="float" office:value="32.4333333333333" calcext:value-type="float">
            <text:p>32.4333333333333</text:p>
          </table:table-cell>
          <table:table-cell office:value-type="float" office:value="486460176" calcext:value-type="float">
            <text:p>486460176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32.4333333333333" calcext:value-type="float">
            <text:p>32.4333333333333</text:p>
          </table:table-cell>
          <table:table-cell office:value-type="float" office:value="486460176" calcext:value-type="float">
            <text:p>486460176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-280" calcext:value-type="float">
            <text:p>-280</text:p>
          </table:table-cell>
          <table:table-cell/>
          <table:table-cell office:value-type="float" office:value="274.08" calcext:value-type="float">
            <text:p>274.08</text:p>
          </table:table-cell>
        </table:table-row>
        <table:table-row table:style-name="ro1">
          <table:table-cell office:value-type="float" office:value="32.4666666666667" calcext:value-type="float">
            <text:p>32.4666666666667</text:p>
          </table:table-cell>
          <table:table-cell office:value-type="float" office:value="486460178" calcext:value-type="float">
            <text:p>486460178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32.4666666666667" calcext:value-type="float">
            <text:p>32.4666666666667</text:p>
          </table:table-cell>
          <table:table-cell office:value-type="float" office:value="486460178" calcext:value-type="float">
            <text:p>486460178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-299" calcext:value-type="float">
            <text:p>-299</text:p>
          </table:table-cell>
          <table:table-cell/>
          <table:table-cell office:value-type="float" office:value="267.88" calcext:value-type="float">
            <text:p>267.88</text:p>
          </table:table-cell>
        </table:table-row>
        <table:table-row table:style-name="ro1">
          <table:table-cell office:value-type="float" office:value="32.4666666666667" calcext:value-type="float">
            <text:p>32.4666666666667</text:p>
          </table:table-cell>
          <table:table-cell office:value-type="float" office:value="486460178" calcext:value-type="float">
            <text:p>486460178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32.4666666666667" calcext:value-type="float">
            <text:p>32.4666666666667</text:p>
          </table:table-cell>
          <table:table-cell office:value-type="float" office:value="486460178" calcext:value-type="float">
            <text:p>486460178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210" calcext:value-type="float">
            <text:p>-210</text:p>
          </table:table-cell>
          <table:table-cell/>
          <table:table-cell office:value-type="float" office:value="265.4" calcext:value-type="float">
            <text:p>265.4</text:p>
          </table:table-cell>
        </table:table-row>
        <table:table-row table:style-name="ro1">
          <table:table-cell office:value-type="float" office:value="32.4833333333333" calcext:value-type="float">
            <text:p>32.4833333333333</text:p>
          </table:table-cell>
          <table:table-cell office:value-type="float" office:value="486460181" calcext:value-type="float">
            <text:p>486460181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/>
        </table:table-row>
        <table:table-row table:style-name="ro1">
          <table:table-cell office:value-type="float" office:value="32.4833333333333" calcext:value-type="float">
            <text:p>32.4833333333333</text:p>
          </table:table-cell>
          <table:table-cell office:value-type="float" office:value="486460181" calcext:value-type="float">
            <text:p>486460181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314" calcext:value-type="float">
            <text:p>-314</text:p>
          </table:table-cell>
          <table:table-cell/>
          <table:table-cell office:value-type="float" office:value="250.52" calcext:value-type="float">
            <text:p>250.52</text:p>
          </table:table-cell>
        </table:table-row>
        <table:table-row table:style-name="ro1">
          <table:table-cell office:value-type="float" office:value="32.4833333333333" calcext:value-type="float">
            <text:p>32.4833333333333</text:p>
          </table:table-cell>
          <table:table-cell office:value-type="float" office:value="486460181" calcext:value-type="float">
            <text:p>48646018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32.5333333333333" calcext:value-type="float">
            <text:p>32.5333333333333</text:p>
          </table:table-cell>
          <table:table-cell office:value-type="float" office:value="486460182" calcext:value-type="float">
            <text:p>486460182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361" calcext:value-type="float">
            <text:p>-361</text:p>
          </table:table-cell>
          <table:table-cell/>
          <table:table-cell office:value-type="float" office:value="243.08" calcext:value-type="float">
            <text:p>243.08</text:p>
          </table:table-cell>
        </table:table-row>
        <table:table-row table:style-name="ro1">
          <table:table-cell office:value-type="float" office:value="32.5333333333333" calcext:value-type="float">
            <text:p>32.5333333333333</text:p>
          </table:table-cell>
          <table:table-cell office:value-type="float" office:value="486460182" calcext:value-type="float">
            <text:p>486460182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32.5333333333333" calcext:value-type="float">
            <text:p>32.5333333333333</text:p>
          </table:table-cell>
          <table:table-cell office:value-type="float" office:value="486460182" calcext:value-type="float">
            <text:p>486460182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/>
        </table:table-row>
        <table:table-row table:style-name="ro1">
          <table:table-cell office:value-type="float" office:value="32.5333333333333" calcext:value-type="float">
            <text:p>32.5333333333333</text:p>
          </table:table-cell>
          <table:table-cell office:value-type="float" office:value="486460182" calcext:value-type="float">
            <text:p>486460182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-279" calcext:value-type="float">
            <text:p>-279</text:p>
          </table:table-cell>
          <table:table-cell/>
          <table:table-cell office:value-type="float" office:value="239.36" calcext:value-type="float">
            <text:p>239.36</text:p>
          </table:table-cell>
        </table:table-row>
        <table:table-row table:style-name="ro1">
          <table:table-cell office:value-type="float" office:value="32.55" calcext:value-type="float">
            <text:p>32.55</text:p>
          </table:table-cell>
          <table:table-cell office:value-type="float" office:value="486460184" calcext:value-type="float">
            <text:p>486460184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/>
        </table:table-row>
        <table:table-row table:style-name="ro1">
          <table:table-cell office:value-type="float" office:value="32.55" calcext:value-type="float">
            <text:p>32.55</text:p>
          </table:table-cell>
          <table:table-cell office:value-type="float" office:value="486460184" calcext:value-type="float">
            <text:p>486460184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325" calcext:value-type="float">
            <text:p>-325</text:p>
          </table:table-cell>
          <table:table-cell/>
          <table:table-cell office:value-type="float" office:value="229.44" calcext:value-type="float">
            <text:p>229.44</text:p>
          </table:table-cell>
        </table:table-row>
        <table:table-row table:style-name="ro1">
          <table:table-cell office:value-type="float" office:value="32.55" calcext:value-type="float">
            <text:p>32.55</text:p>
          </table:table-cell>
          <table:table-cell office:value-type="float" office:value="486460184" calcext:value-type="float">
            <text:p>486460184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32.5833333333333" calcext:value-type="float">
            <text:p>32.5833333333333</text:p>
          </table:table-cell>
          <table:table-cell office:value-type="float" office:value="486460186" calcext:value-type="float">
            <text:p>486460186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-437" calcext:value-type="float">
            <text:p>-437</text:p>
          </table:table-cell>
          <table:table-cell/>
          <table:table-cell office:value-type="float" office:value="217.04" calcext:value-type="float">
            <text:p>217.04</text:p>
          </table:table-cell>
        </table:table-row>
        <table:table-row table:style-name="ro1">
          <table:table-cell office:value-type="float" office:value="32.5833333333333" calcext:value-type="float">
            <text:p>32.5833333333333</text:p>
          </table:table-cell>
          <table:table-cell office:value-type="float" office:value="486460186" calcext:value-type="float">
            <text:p>486460186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32.5833333333333" calcext:value-type="float">
            <text:p>32.5833333333333</text:p>
          </table:table-cell>
          <table:table-cell office:value-type="float" office:value="486460186" calcext:value-type="float">
            <text:p>486460186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-535" calcext:value-type="float">
            <text:p>-535</text:p>
          </table:table-cell>
          <table:table-cell/>
          <table:table-cell office:value-type="float" office:value="200.92" calcext:value-type="float">
            <text:p>200.92</text:p>
          </table:table-cell>
        </table:table-row>
        <table:table-row table:style-name="ro1">
          <table:table-cell office:value-type="float" office:value="32.5833333333333" calcext:value-type="float">
            <text:p>32.5833333333333</text:p>
          </table:table-cell>
          <table:table-cell office:value-type="float" office:value="486460186" calcext:value-type="float">
            <text:p>486460186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32.6333333333333" calcext:value-type="float">
            <text:p>32.6333333333333</text:p>
          </table:table-cell>
          <table:table-cell office:value-type="float" office:value="486460189" calcext:value-type="float">
            <text:p>486460189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348" calcext:value-type="float">
            <text:p>-348</text:p>
          </table:table-cell>
          <table:table-cell/>
          <table:table-cell office:value-type="float" office:value="202.16" calcext:value-type="float">
            <text:p>202.16</text:p>
          </table:table-cell>
        </table:table-row>
        <table:table-row table:style-name="ro1">
          <table:table-cell office:value-type="float" office:value="32.6333333333333" calcext:value-type="float">
            <text:p>32.6333333333333</text:p>
          </table:table-cell>
          <table:table-cell office:value-type="float" office:value="486460189" calcext:value-type="float">
            <text:p>486460189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32.6333333333333" calcext:value-type="float">
            <text:p>32.6333333333333</text:p>
          </table:table-cell>
          <table:table-cell office:value-type="float" office:value="486460189" calcext:value-type="float">
            <text:p>486460189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-365" calcext:value-type="float">
            <text:p>-365</text:p>
          </table:table-cell>
          <table:table-cell/>
          <table:table-cell office:value-type="float" office:value="192.24" calcext:value-type="float">
            <text:p>192.24</text:p>
          </table:table-cell>
        </table:table-row>
        <table:table-row table:style-name="ro1">
          <table:table-cell office:value-type="float" office:value="32.65" calcext:value-type="float">
            <text:p>32.65</text:p>
          </table:table-cell>
          <table:table-cell office:value-type="float" office:value="486460190" calcext:value-type="float">
            <text:p>486460190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32.65" calcext:value-type="float">
            <text:p>32.65</text:p>
          </table:table-cell>
          <table:table-cell office:value-type="float" office:value="486460190" calcext:value-type="float">
            <text:p>486460190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111" calcext:value-type="float">
            <text:p>-111</text:p>
          </table:table-cell>
          <table:table-cell/>
          <table:table-cell office:value-type="float" office:value="198.44" calcext:value-type="float">
            <text:p>198.44</text:p>
          </table:table-cell>
        </table:table-row>
        <table:table-row table:style-name="ro1">
          <table:table-cell office:value-type="float" office:value="32.65" calcext:value-type="float">
            <text:p>32.65</text:p>
          </table:table-cell>
          <table:table-cell office:value-type="float" office:value="486460190" calcext:value-type="float">
            <text:p>486460190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/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486460192" calcext:value-type="float">
            <text:p>486460192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218" calcext:value-type="float">
            <text:p>-218</text:p>
          </table:table-cell>
          <table:table-cell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486460192" calcext:value-type="float">
            <text:p>486460192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486460192" calcext:value-type="float">
            <text:p>486460192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183" calcext:value-type="float">
            <text:p>-183</text:p>
          </table:table-cell>
          <table:table-cell/>
          <table:table-cell office:value-type="float" office:value="182.32" calcext:value-type="float">
            <text:p>182.32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486460192" calcext:value-type="float">
            <text:p>48646019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.7166666666667" calcext:value-type="float">
            <text:p>32.7166666666667</text:p>
          </table:table-cell>
          <table:table-cell office:value-type="float" office:value="486460194" calcext:value-type="float">
            <text:p>486460194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130" calcext:value-type="float">
            <text:p>-130</text:p>
          </table:table-cell>
          <table:table-cell/>
          <table:table-cell office:value-type="float" office:value="183.56" calcext:value-type="float">
            <text:p>183.56</text:p>
          </table:table-cell>
        </table:table-row>
        <table:table-row table:style-name="ro1">
          <table:table-cell office:value-type="float" office:value="32.7166666666667" calcext:value-type="float">
            <text:p>32.7166666666667</text:p>
          </table:table-cell>
          <table:table-cell office:value-type="float" office:value="486460194" calcext:value-type="float">
            <text:p>486460194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32.7166666666667" calcext:value-type="float">
            <text:p>32.7166666666667</text:p>
          </table:table-cell>
          <table:table-cell office:value-type="float" office:value="486460194" calcext:value-type="float">
            <text:p>486460194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32.75" calcext:value-type="float">
            <text:p>32.75</text:p>
          </table:table-cell>
          <table:table-cell office:value-type="float" office:value="486460196" calcext:value-type="float">
            <text:p>486460196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239" calcext:value-type="float">
            <text:p>-239</text:p>
          </table:table-cell>
          <table:table-cell/>
          <table:table-cell office:value-type="float" office:value="178.6" calcext:value-type="float">
            <text:p>178.6</text:p>
          </table:table-cell>
        </table:table-row>
        <table:table-row table:style-name="ro1">
          <table:table-cell office:value-type="float" office:value="32.75" calcext:value-type="float">
            <text:p>32.75</text:p>
          </table:table-cell>
          <table:table-cell office:value-type="float" office:value="486460196" calcext:value-type="float">
            <text:p>486460196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32.75" calcext:value-type="float">
            <text:p>32.75</text:p>
          </table:table-cell>
          <table:table-cell office:value-type="float" office:value="486460196" calcext:value-type="float">
            <text:p>486460196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182.32" calcext:value-type="float">
            <text:p>182.32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486460198" calcext:value-type="float">
            <text:p>486460198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486460198" calcext:value-type="float">
            <text:p>486460198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81.08" calcext:value-type="float">
            <text:p>181.08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486460198" calcext:value-type="float">
            <text:p>486460198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486460198" calcext:value-type="float">
            <text:p>486460198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304" calcext:value-type="float">
            <text:p>-304</text:p>
          </table:table-cell>
          <table:table-cell/>
          <table:table-cell office:value-type="float" office:value="168.68" calcext:value-type="float">
            <text:p>168.68</text:p>
          </table:table-cell>
        </table:table-row>
        <table:table-row table:style-name="ro1">
          <table:table-cell office:value-type="float" office:value="32.8166666666667" calcext:value-type="float">
            <text:p>32.8166666666667</text:p>
          </table:table-cell>
          <table:table-cell office:value-type="float" office:value="486460201" calcext:value-type="float">
            <text:p>48646020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32.8166666666667" calcext:value-type="float">
            <text:p>32.8166666666667</text:p>
          </table:table-cell>
          <table:table-cell office:value-type="float" office:value="486460201" calcext:value-type="float">
            <text:p>486460201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78" calcext:value-type="float">
            <text:p>-78</text:p>
          </table:table-cell>
          <table:table-cell/>
          <table:table-cell office:value-type="float" office:value="174.88" calcext:value-type="float">
            <text:p>174.88</text:p>
          </table:table-cell>
        </table:table-row>
        <table:table-row table:style-name="ro1">
          <table:table-cell office:value-type="float" office:value="32.8166666666667" calcext:value-type="float">
            <text:p>32.8166666666667</text:p>
          </table:table-cell>
          <table:table-cell office:value-type="float" office:value="486460201" calcext:value-type="float">
            <text:p>486460201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32.8666666666667" calcext:value-type="float">
            <text:p>32.8666666666667</text:p>
          </table:table-cell>
          <table:table-cell office:value-type="float" office:value="486460202" calcext:value-type="float">
            <text:p>486460202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264" calcext:value-type="float">
            <text:p>-264</text:p>
          </table:table-cell>
          <table:table-cell/>
          <table:table-cell office:value-type="float" office:value="157.52" calcext:value-type="float">
            <text:p>157.52</text:p>
          </table:table-cell>
        </table:table-row>
        <table:table-row table:style-name="ro1">
          <table:table-cell office:value-type="float" office:value="32.8666666666667" calcext:value-type="float">
            <text:p>32.8666666666667</text:p>
          </table:table-cell>
          <table:table-cell office:value-type="float" office:value="486460202" calcext:value-type="float">
            <text:p>486460202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/>
        </table:table-row>
        <table:table-row table:style-name="ro1">
          <table:table-cell office:value-type="float" office:value="32.8666666666667" calcext:value-type="float">
            <text:p>32.8666666666667</text:p>
          </table:table-cell>
          <table:table-cell office:value-type="float" office:value="486460202" calcext:value-type="float">
            <text:p>486460202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228" calcext:value-type="float">
            <text:p>-228</text:p>
          </table:table-cell>
          <table:table-cell/>
          <table:table-cell office:value-type="float" office:value="157.52" calcext:value-type="float">
            <text:p>157.52</text:p>
          </table:table-cell>
        </table:table-row>
        <table:table-row table:style-name="ro1">
          <table:table-cell office:value-type="float" office:value="32.8666666666667" calcext:value-type="float">
            <text:p>32.8666666666667</text:p>
          </table:table-cell>
          <table:table-cell office:value-type="float" office:value="486460202" calcext:value-type="float">
            <text:p>486460202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486460204" calcext:value-type="float">
            <text:p>486460204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208" calcext:value-type="float">
            <text:p>-208</text:p>
          </table:table-cell>
          <table:table-cell/>
          <table:table-cell office:value-type="float" office:value="143.88" calcext:value-type="float">
            <text:p>143.88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486460204" calcext:value-type="float">
            <text:p>486460204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486460204" calcext:value-type="float">
            <text:p>486460204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486460204" calcext:value-type="float">
            <text:p>486460204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385" calcext:value-type="float">
            <text:p>-385</text:p>
          </table:table-cell>
          <table:table-cell/>
          <table:table-cell office:value-type="float" office:value="137.68" calcext:value-type="float">
            <text:p>137.68</text:p>
          </table:table-cell>
        </table:table-row>
        <table:table-row table:style-name="ro1">
          <table:table-cell office:value-type="float" office:value="32.9166666666667" calcext:value-type="float">
            <text:p>32.9166666666667</text:p>
          </table:table-cell>
          <table:table-cell office:value-type="float" office:value="486460207" calcext:value-type="float">
            <text:p>486460207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32.9166666666667" calcext:value-type="float">
            <text:p>32.9166666666667</text:p>
          </table:table-cell>
          <table:table-cell office:value-type="float" office:value="486460207" calcext:value-type="float">
            <text:p>486460207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-520" calcext:value-type="float">
            <text:p>-520</text:p>
          </table:table-cell>
          <table:table-cell/>
          <table:table-cell office:value-type="float" office:value="120.32" calcext:value-type="float">
            <text:p>120.32</text:p>
          </table:table-cell>
        </table:table-row>
        <table:table-row table:style-name="ro1">
          <table:table-cell office:value-type="float" office:value="32.9166666666667" calcext:value-type="float">
            <text:p>32.9166666666667</text:p>
          </table:table-cell>
          <table:table-cell office:value-type="float" office:value="486460207" calcext:value-type="float">
            <text:p>486460207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/>
        </table:table-row>
        <table:table-row table:style-name="ro1">
          <table:table-cell office:value-type="float" office:value="32.9666666666667" calcext:value-type="float">
            <text:p>32.9666666666667</text:p>
          </table:table-cell>
          <table:table-cell office:value-type="float" office:value="486460209" calcext:value-type="float">
            <text:p>486460209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200" calcext:value-type="float">
            <text:p>-200</text:p>
          </table:table-cell>
          <table:table-cell/>
          <table:table-cell office:value-type="float" office:value="126.52" calcext:value-type="float">
            <text:p>126.52</text:p>
          </table:table-cell>
        </table:table-row>
        <table:table-row table:style-name="ro1">
          <table:table-cell office:value-type="float" office:value="32.9666666666667" calcext:value-type="float">
            <text:p>32.9666666666667</text:p>
          </table:table-cell>
          <table:table-cell office:value-type="float" office:value="486460209" calcext:value-type="float">
            <text:p>486460209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32.9666666666667" calcext:value-type="float">
            <text:p>32.9666666666667</text:p>
          </table:table-cell>
          <table:table-cell office:value-type="float" office:value="486460209" calcext:value-type="float">
            <text:p>486460209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130.24" calcext:value-type="float">
            <text:p>130.24</text:p>
          </table:table-cell>
        </table:table-row>
        <table:table-row table:style-name="ro1">
          <table:table-cell office:value-type="float" office:value="32.9833333333333" calcext:value-type="float">
            <text:p>32.9833333333333</text:p>
          </table:table-cell>
          <table:table-cell office:value-type="float" office:value="486460210" calcext:value-type="float">
            <text:p>486460210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/>
        </table:table-row>
        <table:table-row table:style-name="ro1">
          <table:table-cell office:value-type="float" office:value="32.9833333333333" calcext:value-type="float">
            <text:p>32.9833333333333</text:p>
          </table:table-cell>
          <table:table-cell office:value-type="float" office:value="486460210" calcext:value-type="float">
            <text:p>486460210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2.9833333333333" calcext:value-type="float">
            <text:p>32.9833333333333</text:p>
          </table:table-cell>
          <table:table-cell office:value-type="float" office:value="486460210" calcext:value-type="float">
            <text:p>486460210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/>
        </table:table-row>
        <table:table-row table:style-name="ro1">
          <table:table-cell office:value-type="float" office:value="33.0166666666667" calcext:value-type="float">
            <text:p>33.0166666666667</text:p>
          </table:table-cell>
          <table:table-cell office:value-type="float" office:value="486460212" calcext:value-type="float">
            <text:p>486460212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-191" calcext:value-type="float">
            <text:p>-191</text:p>
          </table:table-cell>
          <table:table-cell/>
          <table:table-cell office:value-type="float" office:value="114.12" calcext:value-type="float">
            <text:p>114.12</text:p>
          </table:table-cell>
        </table:table-row>
        <table:table-row table:style-name="ro1">
          <table:table-cell office:value-type="float" office:value="33.0166666666667" calcext:value-type="float">
            <text:p>33.0166666666667</text:p>
          </table:table-cell>
          <table:table-cell office:value-type="float" office:value="486460212" calcext:value-type="float">
            <text:p>486460212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33.0166666666667" calcext:value-type="float">
            <text:p>33.0166666666667</text:p>
          </table:table-cell>
          <table:table-cell office:value-type="float" office:value="486460212" calcext:value-type="float">
            <text:p>486460212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213" calcext:value-type="float">
            <text:p>-213</text:p>
          </table:table-cell>
          <table:table-cell/>
          <table:table-cell office:value-type="float" office:value="114.12" calcext:value-type="float">
            <text:p>114.12</text:p>
          </table:table-cell>
        </table:table-row>
        <table:table-row table:style-name="ro1">
          <table:table-cell office:value-type="float" office:value="33.0166666666667" calcext:value-type="float">
            <text:p>33.0166666666667</text:p>
          </table:table-cell>
          <table:table-cell office:value-type="float" office:value="486460212" calcext:value-type="float">
            <text:p>486460212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/>
        </table:table-row>
        <table:table-row table:style-name="ro1">
          <table:table-cell office:value-type="float" office:value="33.0666666666667" calcext:value-type="float">
            <text:p>33.0666666666667</text:p>
          </table:table-cell>
          <table:table-cell office:value-type="float" office:value="486460214" calcext:value-type="float">
            <text:p>486460214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19.08" calcext:value-type="float">
            <text:p>119.08</text:p>
          </table:table-cell>
        </table:table-row>
        <table:table-row table:style-name="ro1">
          <table:table-cell office:value-type="float" office:value="33.0666666666667" calcext:value-type="float">
            <text:p>33.0666666666667</text:p>
          </table:table-cell>
          <table:table-cell office:value-type="float" office:value="486460214" calcext:value-type="float">
            <text:p>486460214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33.0666666666667" calcext:value-type="float">
            <text:p>33.0666666666667</text:p>
          </table:table-cell>
          <table:table-cell office:value-type="float" office:value="486460214" calcext:value-type="float">
            <text:p>486460214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285" calcext:value-type="float">
            <text:p>-285</text:p>
          </table:table-cell>
          <table:table-cell/>
          <table:table-cell office:value-type="float" office:value="101.72" calcext:value-type="float">
            <text:p>101.72</text:p>
          </table:table-cell>
        </table:table-row>
        <table:table-row table:style-name="ro1">
          <table:table-cell office:value-type="float" office:value="33.0833333333333" calcext:value-type="float">
            <text:p>33.0833333333333</text:p>
          </table:table-cell>
          <table:table-cell office:value-type="float" office:value="486460216" calcext:value-type="float">
            <text:p>486460216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33.0833333333333" calcext:value-type="float">
            <text:p>33.0833333333333</text:p>
          </table:table-cell>
          <table:table-cell office:value-type="float" office:value="486460216" calcext:value-type="float">
            <text:p>4864602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.0833333333333" calcext:value-type="float">
            <text:p>33.0833333333333</text:p>
          </table:table-cell>
          <table:table-cell office:value-type="float" office:value="486460216" calcext:value-type="float">
            <text:p>486460216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192" calcext:value-type="float">
            <text:p>-192</text:p>
          </table:table-cell>
          <table:table-cell/>
          <table:table-cell office:value-type="float" office:value="101.72" calcext:value-type="float">
            <text:p>101.72</text:p>
          </table:table-cell>
        </table:table-row>
        <table:table-row table:style-name="ro1">
          <table:table-cell office:value-type="float" office:value="33.0833333333333" calcext:value-type="float">
            <text:p>33.0833333333333</text:p>
          </table:table-cell>
          <table:table-cell office:value-type="float" office:value="486460216" calcext:value-type="float">
            <text:p>486460216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33.1166666666667" calcext:value-type="float">
            <text:p>33.1166666666667</text:p>
          </table:table-cell>
          <table:table-cell office:value-type="float" office:value="486460218" calcext:value-type="float">
            <text:p>486460218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-333" calcext:value-type="float">
            <text:p>-333</text:p>
          </table:table-cell>
          <table:table-cell/>
          <table:table-cell office:value-type="float" office:value="96.76" calcext:value-type="float">
            <text:p>96.76</text:p>
          </table:table-cell>
        </table:table-row>
        <table:table-row table:style-name="ro1">
          <table:table-cell office:value-type="float" office:value="33.1166666666667" calcext:value-type="float">
            <text:p>33.1166666666667</text:p>
          </table:table-cell>
          <table:table-cell office:value-type="float" office:value="486460218" calcext:value-type="float">
            <text:p>486460218</text:p>
          </table:table-cell>
          <table:table-cell table:number-columns-repeated="2"/>
          <table:table-cell office:value-type="float" office:value="-0.6" calcext:value-type="float">
            <text:p>-0.6</text:p>
          </table:table-cell>
          <table:table-cell/>
        </table:table-row>
        <table:table-row table:style-name="ro1">
          <table:table-cell office:value-type="float" office:value="33.1166666666667" calcext:value-type="float">
            <text:p>33.1166666666667</text:p>
          </table:table-cell>
          <table:table-cell office:value-type="float" office:value="486460218" calcext:value-type="float">
            <text:p>486460218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95" calcext:value-type="float">
            <text:p>-95</text:p>
          </table:table-cell>
          <table:table-cell/>
          <table:table-cell office:value-type="float" office:value="96.76" calcext:value-type="float">
            <text:p>96.76</text:p>
          </table:table-cell>
        </table:table-row>
        <table:table-row table:style-name="ro1">
          <table:table-cell office:value-type="float" office:value="33.1166666666667" calcext:value-type="float">
            <text:p>33.1166666666667</text:p>
          </table:table-cell>
          <table:table-cell office:value-type="float" office:value="486460218" calcext:value-type="float">
            <text:p>486460218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/>
        </table:table-row>
        <table:table-row table:style-name="ro1">
          <table:table-cell office:value-type="float" office:value="33.1333333333333" calcext:value-type="float">
            <text:p>33.1333333333333</text:p>
          </table:table-cell>
          <table:table-cell office:value-type="float" office:value="486460225" calcext:value-type="float">
            <text:p>486460225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205" calcext:value-type="float">
            <text:p>-205</text:p>
          </table:table-cell>
          <table:table-cell/>
          <table:table-cell office:value-type="float" office:value="89.3199999999999" calcext:value-type="float">
            <text:p>89.3199999999999</text:p>
          </table:table-cell>
        </table:table-row>
        <table:table-row table:style-name="ro1">
          <table:table-cell office:value-type="float" office:value="33.1333333333333" calcext:value-type="float">
            <text:p>33.1333333333333</text:p>
          </table:table-cell>
          <table:table-cell office:value-type="float" office:value="486460225" calcext:value-type="float">
            <text:p>486460225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33.1833333333333" calcext:value-type="float">
            <text:p>33.1833333333333</text:p>
          </table:table-cell>
          <table:table-cell office:value-type="float" office:value="486460226" calcext:value-type="float">
            <text:p>486460226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-302" calcext:value-type="float">
            <text:p>-302</text:p>
          </table:table-cell>
          <table:table-cell/>
          <table:table-cell office:value-type="float" office:value="78.1600000000001" calcext:value-type="float">
            <text:p>78.1600000000001</text:p>
          </table:table-cell>
        </table:table-row>
        <table:table-row table:style-name="ro1">
          <table:table-cell office:value-type="float" office:value="33.1833333333333" calcext:value-type="float">
            <text:p>33.1833333333333</text:p>
          </table:table-cell>
          <table:table-cell office:value-type="float" office:value="486460226" calcext:value-type="float">
            <text:p>486460226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33.1833333333333" calcext:value-type="float">
            <text:p>33.1833333333333</text:p>
          </table:table-cell>
          <table:table-cell office:value-type="float" office:value="486460226" calcext:value-type="float">
            <text:p>486460226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-200" calcext:value-type="float">
            <text:p>-200</text:p>
          </table:table-cell>
          <table:table-cell/>
          <table:table-cell office:value-type="float" office:value="74.4400000000001" calcext:value-type="float">
            <text:p>74.4400000000001</text:p>
          </table:table-cell>
        </table:table-row>
        <table:table-row table:style-name="ro1">
          <table:table-cell office:value-type="float" office:value="33.1833333333333" calcext:value-type="float">
            <text:p>33.1833333333333</text:p>
          </table:table-cell>
          <table:table-cell office:value-type="float" office:value="486460226" calcext:value-type="float">
            <text:p>486460226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33.2166666666667" calcext:value-type="float">
            <text:p>33.2166666666667</text:p>
          </table:table-cell>
          <table:table-cell office:value-type="float" office:value="486460228" calcext:value-type="float">
            <text:p>486460228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223" calcext:value-type="float">
            <text:p>-223</text:p>
          </table:table-cell>
          <table:table-cell/>
          <table:table-cell office:value-type="float" office:value="71.96" calcext:value-type="float">
            <text:p>71.96</text:p>
          </table:table-cell>
        </table:table-row>
        <table:table-row table:style-name="ro1">
          <table:table-cell office:value-type="float" office:value="33.2166666666667" calcext:value-type="float">
            <text:p>33.2166666666667</text:p>
          </table:table-cell>
          <table:table-cell office:value-type="float" office:value="486460228" calcext:value-type="float">
            <text:p>486460228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33.2166666666667" calcext:value-type="float">
            <text:p>33.2166666666667</text:p>
          </table:table-cell>
          <table:table-cell office:value-type="float" office:value="486460228" calcext:value-type="float">
            <text:p>486460228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195" calcext:value-type="float">
            <text:p>-195</text:p>
          </table:table-cell>
          <table:table-cell/>
          <table:table-cell office:value-type="float" office:value="69.4799999999999" calcext:value-type="float">
            <text:p>69.4799999999999</text:p>
          </table:table-cell>
        </table:table-row>
        <table:table-row table:style-name="ro1">
          <table:table-cell office:value-type="float" office:value="33.2166666666667" calcext:value-type="float">
            <text:p>33.2166666666667</text:p>
          </table:table-cell>
          <table:table-cell office:value-type="float" office:value="486460228" calcext:value-type="float">
            <text:p>486460228</text:p>
          </table:table-cell>
          <table:table-cell table:number-columns-repeated="2"/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33.2666666666667" calcext:value-type="float">
            <text:p>33.2666666666667</text:p>
          </table:table-cell>
          <table:table-cell office:value-type="float" office:value="486460231" calcext:value-type="float">
            <text:p>486460231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229" calcext:value-type="float">
            <text:p>-229</text:p>
          </table:table-cell>
          <table:table-cell/>
          <table:table-cell office:value-type="float" office:value="62.0400000000001" calcext:value-type="float">
            <text:p>62.0400000000001</text:p>
          </table:table-cell>
        </table:table-row>
        <table:table-row table:style-name="ro1">
          <table:table-cell office:value-type="float" office:value="33.2666666666667" calcext:value-type="float">
            <text:p>33.2666666666667</text:p>
          </table:table-cell>
          <table:table-cell office:value-type="float" office:value="486460231" calcext:value-type="float">
            <text:p>486460231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33.2666666666667" calcext:value-type="float">
            <text:p>33.2666666666667</text:p>
          </table:table-cell>
          <table:table-cell office:value-type="float" office:value="486460231" calcext:value-type="float">
            <text:p>486460231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188" calcext:value-type="float">
            <text:p>-188</text:p>
          </table:table-cell>
          <table:table-cell/>
          <table:table-cell office:value-type="float" office:value="57.0799999999999" calcext:value-type="float">
            <text:p>57.0799999999999</text:p>
          </table:table-cell>
        </table:table-row>
        <table:table-row table:style-name="ro1">
          <table:table-cell office:value-type="float" office:value="33.2666666666667" calcext:value-type="float">
            <text:p>33.2666666666667</text:p>
          </table:table-cell>
          <table:table-cell office:value-type="float" office:value="486460231" calcext:value-type="float">
            <text:p>4864602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486460232" calcext:value-type="float">
            <text:p>486460232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486460232" calcext:value-type="float">
            <text:p>486460232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222" calcext:value-type="float">
            <text:p>-222</text:p>
          </table:table-cell>
          <table:table-cell/>
          <table:table-cell office:value-type="float" office:value="52.1200000000001" calcext:value-type="float">
            <text:p>52.1200000000001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486460232" calcext:value-type="float">
            <text:p>486460232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242" calcext:value-type="float">
            <text:p>-242</text:p>
          </table:table-cell>
          <table:table-cell/>
          <table:table-cell office:value-type="float" office:value="47.16" calcext:value-type="float">
            <text:p>47.16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486460232" calcext:value-type="float">
            <text:p>486460232</text:p>
          </table:table-cell>
          <table:table-cell table:number-columns-repeated="2"/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33.3166666666667" calcext:value-type="float">
            <text:p>33.3166666666667</text:p>
          </table:table-cell>
          <table:table-cell office:value-type="float" office:value="486460235" calcext:value-type="float">
            <text:p>486460235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33.3166666666667" calcext:value-type="float">
            <text:p>33.3166666666667</text:p>
          </table:table-cell>
          <table:table-cell office:value-type="float" office:value="486460235" calcext:value-type="float">
            <text:p>486460235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234" calcext:value-type="float">
            <text:p>-234</text:p>
          </table:table-cell>
          <table:table-cell/>
          <table:table-cell office:value-type="float" office:value="38.48" calcext:value-type="float">
            <text:p>38.48</text:p>
          </table:table-cell>
        </table:table-row>
        <table:table-row table:style-name="ro1">
          <table:table-cell office:value-type="float" office:value="33.3166666666667" calcext:value-type="float">
            <text:p>33.3166666666667</text:p>
          </table:table-cell>
          <table:table-cell office:value-type="float" office:value="486460235" calcext:value-type="float">
            <text:p>486460235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33.3666666666667" calcext:value-type="float">
            <text:p>33.3666666666667</text:p>
          </table:table-cell>
          <table:table-cell office:value-type="float" office:value="486460236" calcext:value-type="float">
            <text:p>486460236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397" calcext:value-type="float">
            <text:p>-397</text:p>
          </table:table-cell>
          <table:table-cell/>
          <table:table-cell office:value-type="float" office:value="27.3199999999999" calcext:value-type="float">
            <text:p>27.3199999999999</text:p>
          </table:table-cell>
        </table:table-row>
        <table:table-row table:style-name="ro1">
          <table:table-cell office:value-type="float" office:value="33.3666666666667" calcext:value-type="float">
            <text:p>33.3666666666667</text:p>
          </table:table-cell>
          <table:table-cell office:value-type="float" office:value="486460236" calcext:value-type="float">
            <text:p>486460236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33.3666666666667" calcext:value-type="float">
            <text:p>33.3666666666667</text:p>
          </table:table-cell>
          <table:table-cell office:value-type="float" office:value="486460236" calcext:value-type="float">
            <text:p>486460236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337" calcext:value-type="float">
            <text:p>-337</text:p>
          </table:table-cell>
          <table:table-cell/>
          <table:table-cell office:value-type="float" office:value="22.36" calcext:value-type="float">
            <text:p>22.36</text:p>
          </table:table-cell>
        </table:table-row>
        <table:table-row table:style-name="ro1">
          <table:table-cell office:value-type="float" office:value="33.3666666666667" calcext:value-type="float">
            <text:p>33.3666666666667</text:p>
          </table:table-cell>
          <table:table-cell office:value-type="float" office:value="486460236" calcext:value-type="float">
            <text:p>486460236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486460239" calcext:value-type="float">
            <text:p>486460239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433" calcext:value-type="float">
            <text:p>-433</text:p>
          </table:table-cell>
          <table:table-cell/>
          <table:table-cell office:value-type="float" office:value="12.4400000000001" calcext:value-type="float">
            <text:p>12.4400000000001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486460239" calcext:value-type="float">
            <text:p>486460239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486460239" calcext:value-type="float">
            <text:p>486460239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384" calcext:value-type="float">
            <text:p>-384</text:p>
          </table:table-cell>
          <table:table-cell/>
          <table:table-cell office:value-type="float" office:value="123.76" calcext:value-type="float">
            <text:p>123.76</text:p>
          </table:table-cell>
        </table:table-row>
        <table:table-row table:style-name="ro1">
          <table:table-cell office:value-type="float" office:value="33.45" calcext:value-type="float">
            <text:p>33.45</text:p>
          </table:table-cell>
          <table:table-cell office:value-type="float" office:value="486460241" calcext:value-type="float">
            <text:p>486460241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33.45" calcext:value-type="float">
            <text:p>33.45</text:p>
          </table:table-cell>
          <table:table-cell office:value-type="float" office:value="486460241" calcext:value-type="float">
            <text:p>486460241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-172" calcext:value-type="float">
            <text:p>-17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.45" calcext:value-type="float">
            <text:p>33.45</text:p>
          </table:table-cell>
          <table:table-cell office:value-type="float" office:value="486460241" calcext:value-type="float">
            <text:p>48646024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33.45" calcext:value-type="float">
            <text:p>33.45</text:p>
          </table:table-cell>
          <table:table-cell office:value-type="float" office:value="486460241" calcext:value-type="float">
            <text:p>486460241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169" calcext:value-type="float">
            <text:p>-169</text:p>
          </table:table-cell>
          <table:table-cell/>
          <table:table-cell office:value-type="float" office:value="122.52" calcext:value-type="float">
            <text:p>122.52</text:p>
          </table:table-cell>
        </table:table-row>
        <table:table-row table:style-name="ro1">
          <table:table-cell office:value-type="float" office:value="33.4666666666667" calcext:value-type="float">
            <text:p>33.4666666666667</text:p>
          </table:table-cell>
          <table:table-cell office:value-type="float" office:value="486460243" calcext:value-type="float">
            <text:p>4864602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.4666666666667" calcext:value-type="float">
            <text:p>33.4666666666667</text:p>
          </table:table-cell>
          <table:table-cell office:value-type="float" office:value="486460243" calcext:value-type="float">
            <text:p>486460243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33.4666666666667" calcext:value-type="float">
            <text:p>33.4666666666667</text:p>
          </table:table-cell>
          <table:table-cell office:value-type="float" office:value="486460243" calcext:value-type="float">
            <text:p>486460243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337" calcext:value-type="float">
            <text:p>-337</text:p>
          </table:table-cell>
          <table:table-cell/>
          <table:table-cell office:value-type="float" office:value="-13.5999999999999" calcext:value-type="float">
            <text:p>-13.5999999999999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486460245" calcext:value-type="float">
            <text:p>486460245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355" calcext:value-type="float">
            <text:p>-355</text:p>
          </table:table-cell>
          <table:table-cell/>
          <table:table-cell office:value-type="float" office:value="-19.8" calcext:value-type="float">
            <text:p>-19.8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486460245" calcext:value-type="float">
            <text:p>486460245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486460245" calcext:value-type="float">
            <text:p>486460245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486460245" calcext:value-type="float">
            <text:p>486460245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486" calcext:value-type="float">
            <text:p>-486</text:p>
          </table:table-cell>
          <table:table-cell/>
          <table:table-cell office:value-type="float" office:value="82.84" calcext:value-type="float">
            <text:p>82.84</text:p>
          </table:table-cell>
        </table:table-row>
        <table:table-row table:style-name="ro1">
          <table:table-cell office:value-type="float" office:value="33.55" calcext:value-type="float">
            <text:p>33.55</text:p>
          </table:table-cell>
          <table:table-cell office:value-type="float" office:value="486460247" calcext:value-type="float">
            <text:p>486460247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589" calcext:value-type="float">
            <text:p>-589</text:p>
          </table:table-cell>
          <table:table-cell/>
          <table:table-cell office:value-type="float" office:value="70.4399999999998" calcext:value-type="float">
            <text:p>70.4399999999998</text:p>
          </table:table-cell>
        </table:table-row>
        <table:table-row table:style-name="ro1">
          <table:table-cell office:value-type="float" office:value="33.55" calcext:value-type="float">
            <text:p>33.55</text:p>
          </table:table-cell>
          <table:table-cell office:value-type="float" office:value="486460247" calcext:value-type="float">
            <text:p>486460247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float" office:value="33.55" calcext:value-type="float">
            <text:p>33.55</text:p>
          </table:table-cell>
          <table:table-cell office:value-type="float" office:value="486460247" calcext:value-type="float">
            <text:p>486460247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/>
        </table:table-row>
        <table:table-row table:style-name="ro1">
          <table:table-cell office:value-type="float" office:value="33.55" calcext:value-type="float">
            <text:p>33.55</text:p>
          </table:table-cell>
          <table:table-cell office:value-type="float" office:value="486460247" calcext:value-type="float">
            <text:p>486460247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656" calcext:value-type="float">
            <text:p>-656</text:p>
          </table:table-cell>
          <table:table-cell/>
          <table:table-cell office:value-type="float" office:value="49.36" calcext:value-type="float">
            <text:p>49.36</text:p>
          </table:table-cell>
        </table:table-row>
        <table:table-row table:style-name="ro1">
          <table:table-cell office:value-type="float" office:value="33.5666666666667" calcext:value-type="float">
            <text:p>33.5666666666667</text:p>
          </table:table-cell>
          <table:table-cell office:value-type="float" office:value="486460249" calcext:value-type="float">
            <text:p>486460249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33.5666666666667" calcext:value-type="float">
            <text:p>33.5666666666667</text:p>
          </table:table-cell>
          <table:table-cell office:value-type="float" office:value="486460249" calcext:value-type="float">
            <text:p>486460249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650" calcext:value-type="float">
            <text:p>-650</text:p>
          </table:table-cell>
          <table:table-cell/>
          <table:table-cell office:value-type="float" office:value="-81.8000000000001" calcext:value-type="float">
            <text:p>-81.8000000000001</text:p>
          </table:table-cell>
        </table:table-row>
        <table:table-row table:style-name="ro1">
          <table:table-cell office:value-type="float" office:value="33.5666666666667" calcext:value-type="float">
            <text:p>33.5666666666667</text:p>
          </table:table-cell>
          <table:table-cell office:value-type="float" office:value="486460249" calcext:value-type="float">
            <text:p>486460249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486460251" calcext:value-type="float">
            <text:p>486460251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594" calcext:value-type="float">
            <text:p>-594</text:p>
          </table:table-cell>
          <table:table-cell/>
          <table:table-cell office:value-type="float" office:value="27.0400000000001" calcext:value-type="float">
            <text:p>27.0400000000001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486460251" calcext:value-type="float">
            <text:p>486460251</text:p>
          </table:table-cell>
          <table:table-cell table:number-columns-repeated="2"/>
          <table:table-cell office:value-type="float" office:value="-1.9" calcext:value-type="float">
            <text:p>-1.9</text:p>
          </table:table-cell>
          <table:table-cell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486460251" calcext:value-type="float">
            <text:p>486460251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602" calcext:value-type="float">
            <text:p>-602</text:p>
          </table:table-cell>
          <table:table-cell/>
          <table:table-cell office:value-type="float" office:value="10.9200000000001" calcext:value-type="float">
            <text:p>10.9200000000001</text:p>
          </table:table-cell>
        </table:table-row>
        <table:table-row table:style-name="ro1">
          <table:table-cell office:value-type="float" office:value="33.65" calcext:value-type="float">
            <text:p>33.65</text:p>
          </table:table-cell>
          <table:table-cell office:value-type="float" office:value="486460253" calcext:value-type="float">
            <text:p>486460253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/>
        </table:table-row>
        <table:table-row table:style-name="ro1">
          <table:table-cell office:value-type="float" office:value="33.65" calcext:value-type="float">
            <text:p>33.65</text:p>
          </table:table-cell>
          <table:table-cell office:value-type="float" office:value="486460253" calcext:value-type="float">
            <text:p>486460253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622" calcext:value-type="float">
            <text:p>-622</text:p>
          </table:table-cell>
          <table:table-cell/>
          <table:table-cell office:value-type="float" office:value="-6.43999999999994" calcext:value-type="float">
            <text:p>-6.43999999999994</text:p>
          </table:table-cell>
        </table:table-row>
        <table:table-row table:style-name="ro1">
          <table:table-cell office:value-type="float" office:value="33.65" calcext:value-type="float">
            <text:p>33.65</text:p>
          </table:table-cell>
          <table:table-cell office:value-type="float" office:value="486460253" calcext:value-type="float">
            <text:p>486460253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33.65" calcext:value-type="float">
            <text:p>33.65</text:p>
          </table:table-cell>
          <table:table-cell office:value-type="float" office:value="486460253" calcext:value-type="float">
            <text:p>486460253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640" calcext:value-type="float">
            <text:p>-640</text:p>
          </table:table-cell>
          <table:table-cell/>
          <table:table-cell office:value-type="float" office:value="-20.08" calcext:value-type="float">
            <text:p>-20.08</text:p>
          </table:table-cell>
        </table:table-row>
        <table:table-row table:style-name="ro1">
          <table:table-cell office:value-type="float" office:value="33.65" calcext:value-type="float">
            <text:p>33.65</text:p>
          </table:table-cell>
          <table:table-cell office:value-type="float" office:value="486460253" calcext:value-type="float">
            <text:p>486460253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/>
        </table:table-row>
        <table:table-row table:style-name="ro1">
          <table:table-cell office:value-type="float" office:value="33.6666666666667" calcext:value-type="float">
            <text:p>33.6666666666667</text:p>
          </table:table-cell>
          <table:table-cell office:value-type="float" office:value="486460256" calcext:value-type="float">
            <text:p>486460256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480" calcext:value-type="float">
            <text:p>-480</text:p>
          </table:table-cell>
          <table:table-cell/>
          <table:table-cell office:value-type="float" office:value="-28.7599999999999" calcext:value-type="float">
            <text:p>-28.7599999999999</text:p>
          </table:table-cell>
        </table:table-row>
        <table:table-row table:style-name="ro1">
          <table:table-cell office:value-type="float" office:value="33.6666666666667" calcext:value-type="float">
            <text:p>33.6666666666667</text:p>
          </table:table-cell>
          <table:table-cell office:value-type="float" office:value="486460256" calcext:value-type="float">
            <text:p>486460256</text:p>
          </table:table-cell>
          <table:table-cell table:number-columns-repeated="2"/>
          <table:table-cell office:value-type="float" office:value="-1.3" calcext:value-type="float">
            <text:p>-1.3</text:p>
          </table:table-cell>
          <table:table-cell/>
        </table:table-row>
        <table:table-row table:style-name="ro1">
          <table:table-cell office:value-type="float" office:value="33.6666666666667" calcext:value-type="float">
            <text:p>33.6666666666667</text:p>
          </table:table-cell>
          <table:table-cell office:value-type="float" office:value="486460256" calcext:value-type="float">
            <text:p>486460256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486460258" calcext:value-type="float">
            <text:p>486460258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613" calcext:value-type="float">
            <text:p>-613</text:p>
          </table:table-cell>
          <table:table-cell/>
          <table:table-cell office:value-type="float" office:value="-44.8800000000001" calcext:value-type="float">
            <text:p>-44.8800000000001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486460258" calcext:value-type="float">
            <text:p>486460258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570" calcext:value-type="float">
            <text:p>-570</text:p>
          </table:table-cell>
          <table:table-cell/>
          <table:table-cell office:value-type="float" office:value="-57.2800000000001" calcext:value-type="float">
            <text:p>-57.2800000000001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486460258" calcext:value-type="float">
            <text:p>486460258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486460258" calcext:value-type="float">
            <text:p>486460258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33.75" calcext:value-type="float">
            <text:p>33.75</text:p>
          </table:table-cell>
          <table:table-cell office:value-type="float" office:value="486460260" calcext:value-type="float">
            <text:p>486460260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589" calcext:value-type="float">
            <text:p>-589</text:p>
          </table:table-cell>
          <table:table-cell/>
          <table:table-cell office:value-type="float" office:value="-68.4399999999999" calcext:value-type="float">
            <text:p>-68.4399999999999</text:p>
          </table:table-cell>
        </table:table-row>
        <table:table-row table:style-name="ro1">
          <table:table-cell office:value-type="float" office:value="33.75" calcext:value-type="float">
            <text:p>33.75</text:p>
          </table:table-cell>
          <table:table-cell office:value-type="float" office:value="486460260" calcext:value-type="float">
            <text:p>486460260</text:p>
          </table:table-cell>
          <table:table-cell table:number-columns-repeated="2"/>
          <table:table-cell office:value-type="float" office:value="-0.6" calcext:value-type="float">
            <text:p>-0.6</text:p>
          </table:table-cell>
          <table:table-cell/>
        </table:table-row>
        <table:table-row table:style-name="ro1">
          <table:table-cell office:value-type="float" office:value="33.75" calcext:value-type="float">
            <text:p>33.75</text:p>
          </table:table-cell>
          <table:table-cell office:value-type="float" office:value="486460260" calcext:value-type="float">
            <text:p>486460260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495" calcext:value-type="float">
            <text:p>-495</text:p>
          </table:table-cell>
          <table:table-cell/>
          <table:table-cell office:value-type="float" office:value="-70.9200000000001" calcext:value-type="float">
            <text:p>-70.9200000000001</text:p>
          </table:table-cell>
        </table:table-row>
        <table:table-row table:style-name="ro1">
          <table:table-cell office:value-type="float" office:value="33.7833333333333" calcext:value-type="float">
            <text:p>33.7833333333333</text:p>
          </table:table-cell>
          <table:table-cell office:value-type="float" office:value="486460262" calcext:value-type="float">
            <text:p>48646026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33.7833333333333" calcext:value-type="float">
            <text:p>33.7833333333333</text:p>
          </table:table-cell>
          <table:table-cell office:value-type="float" office:value="486460262" calcext:value-type="float">
            <text:p>486460262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408" calcext:value-type="float">
            <text:p>-408</text:p>
          </table:table-cell>
          <table:table-cell/>
          <table:table-cell office:value-type="float" office:value="-83.32" calcext:value-type="float">
            <text:p>-83.32</text:p>
          </table:table-cell>
        </table:table-row>
        <table:table-row table:style-name="ro1">
          <table:table-cell office:value-type="float" office:value="33.7833333333333" calcext:value-type="float">
            <text:p>33.7833333333333</text:p>
          </table:table-cell>
          <table:table-cell office:value-type="float" office:value="486460262" calcext:value-type="float">
            <text:p>486460262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33.7833333333333" calcext:value-type="float">
            <text:p>33.7833333333333</text:p>
          </table:table-cell>
          <table:table-cell office:value-type="float" office:value="486460262" calcext:value-type="float">
            <text:p>486460262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505" calcext:value-type="float">
            <text:p>-505</text:p>
          </table:table-cell>
          <table:table-cell/>
          <table:table-cell office:value-type="float" office:value="-94.4799999999999" calcext:value-type="float">
            <text:p>-94.4799999999999</text:p>
          </table:table-cell>
        </table:table-row>
        <table:table-row table:style-name="ro1">
          <table:table-cell office:value-type="float" office:value="33.8166666666667" calcext:value-type="float">
            <text:p>33.8166666666667</text:p>
          </table:table-cell>
          <table:table-cell office:value-type="float" office:value="486460264" calcext:value-type="float">
            <text:p>486460264</text:p>
          </table:table-cell>
          <table:table-cell table:number-columns-repeated="2"/>
          <table:table-cell office:value-type="float" office:value="-0.6" calcext:value-type="float">
            <text:p>-0.6</text:p>
          </table:table-cell>
          <table:table-cell/>
        </table:table-row>
        <table:table-row table:style-name="ro1">
          <table:table-cell office:value-type="float" office:value="33.8166666666667" calcext:value-type="float">
            <text:p>33.8166666666667</text:p>
          </table:table-cell>
          <table:table-cell office:value-type="float" office:value="486460264" calcext:value-type="float">
            <text:p>486460264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576" calcext:value-type="float">
            <text:p>-576</text:p>
          </table:table-cell>
          <table:table-cell/>
          <table:table-cell office:value-type="float" office:value="-113.08" calcext:value-type="float">
            <text:p>-113.08</text:p>
          </table:table-cell>
        </table:table-row>
        <table:table-row table:style-name="ro1">
          <table:table-cell office:value-type="float" office:value="33.8166666666667" calcext:value-type="float">
            <text:p>33.8166666666667</text:p>
          </table:table-cell>
          <table:table-cell office:value-type="float" office:value="486460264" calcext:value-type="float">
            <text:p>486460264</text:p>
          </table:table-cell>
          <table:table-cell table:number-columns-repeated="2"/>
          <table:table-cell office:value-type="float" office:value="-0.6" calcext:value-type="float">
            <text:p>-0.6</text:p>
          </table:table-cell>
          <table:table-cell/>
        </table:table-row>
        <table:table-row table:style-name="ro1">
          <table:table-cell office:value-type="float" office:value="33.85" calcext:value-type="float">
            <text:p>33.85</text:p>
          </table:table-cell>
          <table:table-cell office:value-type="float" office:value="486460266" calcext:value-type="float">
            <text:p>486460266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-683" calcext:value-type="float">
            <text:p>-683</text:p>
          </table:table-cell>
          <table:table-cell/>
          <table:table-cell office:value-type="float" office:value="-131.68" calcext:value-type="float">
            <text:p>-131.68</text:p>
          </table:table-cell>
        </table:table-row>
        <table:table-row table:style-name="ro1">
          <table:table-cell office:value-type="float" office:value="33.85" calcext:value-type="float">
            <text:p>33.85</text:p>
          </table:table-cell>
          <table:table-cell office:value-type="float" office:value="486460266" calcext:value-type="float">
            <text:p>486460266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33.85" calcext:value-type="float">
            <text:p>33.85</text:p>
          </table:table-cell>
          <table:table-cell office:value-type="float" office:value="486460266" calcext:value-type="float">
            <text:p>486460266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-745" calcext:value-type="float">
            <text:p>-745</text:p>
          </table:table-cell>
          <table:table-cell/>
          <table:table-cell office:value-type="float" office:value="-146.56" calcext:value-type="float">
            <text:p>-146.56</text:p>
          </table:table-cell>
        </table:table-row>
        <table:table-row table:style-name="ro1">
          <table:table-cell office:value-type="float" office:value="33.85" calcext:value-type="float">
            <text:p>33.85</text:p>
          </table:table-cell>
          <table:table-cell office:value-type="float" office:value="486460266" calcext:value-type="float">
            <text:p>486460266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33.8833333333333" calcext:value-type="float">
            <text:p>33.8833333333333</text:p>
          </table:table-cell>
          <table:table-cell office:value-type="float" office:value="486460268" calcext:value-type="float">
            <text:p>486460268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33.8833333333333" calcext:value-type="float">
            <text:p>33.8833333333333</text:p>
          </table:table-cell>
          <table:table-cell office:value-type="float" office:value="486460268" calcext:value-type="float">
            <text:p>486460268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-585" calcext:value-type="float">
            <text:p>-585</text:p>
          </table:table-cell>
          <table:table-cell/>
          <table:table-cell office:value-type="float" office:value="-158.96" calcext:value-type="float">
            <text:p>-158.96</text:p>
          </table:table-cell>
        </table:table-row>
        <table:table-row table:style-name="ro1">
          <table:table-cell office:value-type="float" office:value="33.8833333333333" calcext:value-type="float">
            <text:p>33.8833333333333</text:p>
          </table:table-cell>
          <table:table-cell office:value-type="float" office:value="486460268" calcext:value-type="float">
            <text:p>486460268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559" calcext:value-type="float">
            <text:p>-559</text:p>
          </table:table-cell>
          <table:table-cell/>
          <table:table-cell office:value-type="float" office:value="-165.16" calcext:value-type="float">
            <text:p>-165.16</text:p>
          </table:table-cell>
        </table:table-row>
        <table:table-row table:style-name="ro1">
          <table:table-cell office:value-type="float" office:value="33.9166666666667" calcext:value-type="float">
            <text:p>33.9166666666667</text:p>
          </table:table-cell>
          <table:table-cell office:value-type="float" office:value="486460270" calcext:value-type="float">
            <text:p>486460270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/>
        </table:table-row>
        <table:table-row table:style-name="ro1">
          <table:table-cell office:value-type="float" office:value="33.9166666666667" calcext:value-type="float">
            <text:p>33.9166666666667</text:p>
          </table:table-cell>
          <table:table-cell office:value-type="float" office:value="486460270" calcext:value-type="float">
            <text:p>486460270</text:p>
          </table:table-cell>
          <table:table-cell table:number-columns-repeated="2"/>
          <table:table-cell office:value-type="float" office:value="-1.3" calcext:value-type="float">
            <text:p>-1.3</text:p>
          </table:table-cell>
          <table:table-cell/>
        </table:table-row>
        <table:table-row table:style-name="ro1">
          <table:table-cell office:value-type="float" office:value="33.9166666666667" calcext:value-type="float">
            <text:p>33.9166666666667</text:p>
          </table:table-cell>
          <table:table-cell office:value-type="float" office:value="486460270" calcext:value-type="float">
            <text:p>486460270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433" calcext:value-type="float">
            <text:p>-433</text:p>
          </table:table-cell>
          <table:table-cell/>
          <table:table-cell office:value-type="float" office:value="-168.88" calcext:value-type="float">
            <text:p>-168.88</text:p>
          </table:table-cell>
        </table:table-row>
        <table:table-row table:style-name="ro1">
          <table:table-cell office:value-type="float" office:value="33.95" calcext:value-type="float">
            <text:p>33.95</text:p>
          </table:table-cell>
          <table:table-cell office:value-type="float" office:value="486460271" calcext:value-type="float">
            <text:p>486460271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/>
        </table:table-row>
        <table:table-row table:style-name="ro1">
          <table:table-cell office:value-type="float" office:value="33.95" calcext:value-type="float">
            <text:p>33.95</text:p>
          </table:table-cell>
          <table:table-cell office:value-type="float" office:value="486460271" calcext:value-type="float">
            <text:p>486460271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-366" calcext:value-type="float">
            <text:p>-366</text:p>
          </table:table-cell>
          <table:table-cell/>
          <table:table-cell office:value-type="float" office:value="-176.32" calcext:value-type="float">
            <text:p>-176.32</text:p>
          </table:table-cell>
        </table:table-row>
        <table:table-row table:style-name="ro1">
          <table:table-cell office:value-type="float" office:value="33.95" calcext:value-type="float">
            <text:p>33.95</text:p>
          </table:table-cell>
          <table:table-cell office:value-type="float" office:value="486460271" calcext:value-type="float">
            <text:p>486460271</text:p>
          </table:table-cell>
          <table:table-cell table:number-columns-repeated="2"/>
          <table:table-cell office:value-type="float" office:value="-4.1" calcext:value-type="float">
            <text:p>-4.1</text:p>
          </table:table-cell>
          <table:table-cell/>
        </table:table-row>
        <table:table-row table:style-name="ro1">
          <table:table-cell office:value-type="float" office:value="33.95" calcext:value-type="float">
            <text:p>33.95</text:p>
          </table:table-cell>
          <table:table-cell office:value-type="float" office:value="486460271" calcext:value-type="float">
            <text:p>486460271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-715" calcext:value-type="float">
            <text:p>-715</text:p>
          </table:table-cell>
          <table:table-cell/>
          <table:table-cell office:value-type="float" office:value="-204.84" calcext:value-type="float">
            <text:p>-204.84</text:p>
          </table:table-cell>
        </table:table-row>
        <table:table-row table:style-name="ro1">
          <table:table-cell office:value-type="float" office:value="33.9833333333333" calcext:value-type="float">
            <text:p>33.9833333333333</text:p>
          </table:table-cell>
          <table:table-cell office:value-type="float" office:value="486460274" calcext:value-type="float">
            <text:p>486460274</text:p>
          </table:table-cell>
          <table:table-cell table:number-columns-repeated="2"/>
          <table:table-cell office:value-type="float" office:value="-6.2" calcext:value-type="float">
            <text:p>-6.2</text:p>
          </table:table-cell>
          <table:table-cell/>
        </table:table-row>
        <table:table-row table:style-name="ro1">
          <table:table-cell office:value-type="float" office:value="33.9833333333333" calcext:value-type="float">
            <text:p>33.9833333333333</text:p>
          </table:table-cell>
          <table:table-cell office:value-type="float" office:value="486460274" calcext:value-type="float">
            <text:p>486460274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-874" calcext:value-type="float">
            <text:p>-874</text:p>
          </table:table-cell>
          <table:table-cell/>
          <table:table-cell office:value-type="float" office:value="-224.68" calcext:value-type="float">
            <text:p>-224.68</text:p>
          </table:table-cell>
        </table:table-row>
        <table:table-row table:style-name="ro1">
          <table:table-cell office:value-type="float" office:value="33.9833333333333" calcext:value-type="float">
            <text:p>33.9833333333333</text:p>
          </table:table-cell>
          <table:table-cell office:value-type="float" office:value="486460274" calcext:value-type="float">
            <text:p>486460274</text:p>
          </table:table-cell>
          <table:table-cell table:number-columns-repeated="2"/>
          <table:table-cell office:value-type="float" office:value="-6.4" calcext:value-type="float">
            <text:p>-6.4</text:p>
          </table:table-cell>
          <table:table-cell/>
        </table:table-row>
        <table:table-row table:style-name="ro1">
          <table:table-cell office:value-type="float" office:value="33.9833333333333" calcext:value-type="float">
            <text:p>33.9833333333333</text:p>
          </table:table-cell>
          <table:table-cell office:value-type="float" office:value="486460274" calcext:value-type="float">
            <text:p>486460274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1046" calcext:value-type="float">
            <text:p>-1046</text:p>
          </table:table-cell>
          <table:table-cell/>
          <table:table-cell office:value-type="float" office:value="-253.2" calcext:value-type="float">
            <text:p>-253.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6460276" calcext:value-type="float">
            <text:p>486460276</text:p>
          </table:table-cell>
          <table:table-cell table:number-columns-repeated="2"/>
          <table:table-cell office:value-type="float" office:value="-6.1" calcext:value-type="float">
            <text:p>-6.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6460276" calcext:value-type="float">
            <text:p>486460276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1113" calcext:value-type="float">
            <text:p>-1113</text:p>
          </table:table-cell>
          <table:table-cell/>
          <table:table-cell office:value-type="float" office:value="-280.48" calcext:value-type="float">
            <text:p>-280.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6460276" calcext:value-type="float">
            <text:p>486460276</text:p>
          </table:table-cell>
          <table:table-cell table:number-columns-repeated="2"/>
          <table:table-cell office:value-type="float" office:value="-5.6" calcext:value-type="float">
            <text:p>-5.6</text:p>
          </table:table-cell>
          <table:table-cell/>
        </table:table-row>
        <table:table-row table:style-name="ro1">
          <table:table-cell office:value-type="float" office:value="34.05" calcext:value-type="float">
            <text:p>34.05</text:p>
          </table:table-cell>
          <table:table-cell office:value-type="float" office:value="486460278" calcext:value-type="float">
            <text:p>486460278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1247" calcext:value-type="float">
            <text:p>-1247</text:p>
          </table:table-cell>
          <table:table-cell/>
          <table:table-cell office:value-type="float" office:value="-309" calcext:value-type="float">
            <text:p>-309</text:p>
          </table:table-cell>
        </table:table-row>
        <table:table-row table:style-name="ro1">
          <table:table-cell office:value-type="float" office:value="34.05" calcext:value-type="float">
            <text:p>34.05</text:p>
          </table:table-cell>
          <table:table-cell office:value-type="float" office:value="486460278" calcext:value-type="float">
            <text:p>486460278</text:p>
          </table:table-cell>
          <table:table-cell table:number-columns-repeated="2"/>
          <table:table-cell office:value-type="float" office:value="-5.2" calcext:value-type="float">
            <text:p>-5.2</text:p>
          </table:table-cell>
          <table:table-cell/>
        </table:table-row>
        <table:table-row table:style-name="ro1">
          <table:table-cell office:value-type="float" office:value="34.05" calcext:value-type="float">
            <text:p>34.05</text:p>
          </table:table-cell>
          <table:table-cell office:value-type="float" office:value="486460278" calcext:value-type="float">
            <text:p>486460278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1110" calcext:value-type="float">
            <text:p>-1110</text:p>
          </table:table-cell>
          <table:table-cell/>
          <table:table-cell office:value-type="float" office:value="-330.08" calcext:value-type="float">
            <text:p>-330.08</text:p>
          </table:table-cell>
        </table:table-row>
        <table:table-row table:style-name="ro1">
          <table:table-cell office:value-type="float" office:value="34.05" calcext:value-type="float">
            <text:p>34.05</text:p>
          </table:table-cell>
          <table:table-cell office:value-type="float" office:value="486460278" calcext:value-type="float">
            <text:p>486460278</text:p>
          </table:table-cell>
          <table:table-cell table:number-columns-repeated="2"/>
          <table:table-cell office:value-type="float" office:value="-4.1" calcext:value-type="float">
            <text:p>-4.1</text:p>
          </table:table-cell>
          <table:table-cell/>
        </table:table-row>
        <table:table-row table:style-name="ro1">
          <table:table-cell office:value-type="float" office:value="34.0833333333333" calcext:value-type="float">
            <text:p>34.0833333333333</text:p>
          </table:table-cell>
          <table:table-cell office:value-type="float" office:value="486460280" calcext:value-type="float">
            <text:p>486460280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1060" calcext:value-type="float">
            <text:p>-1060</text:p>
          </table:table-cell>
          <table:table-cell/>
          <table:table-cell office:value-type="float" office:value="-352.4" calcext:value-type="float">
            <text:p>-352.4</text:p>
          </table:table-cell>
        </table:table-row>
        <table:table-row table:style-name="ro1">
          <table:table-cell office:value-type="float" office:value="34.0833333333333" calcext:value-type="float">
            <text:p>34.0833333333333</text:p>
          </table:table-cell>
          <table:table-cell office:value-type="float" office:value="486460280" calcext:value-type="float">
            <text:p>486460280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/>
        </table:table-row>
        <table:table-row table:style-name="ro1">
          <table:table-cell office:value-type="float" office:value="34.0833333333333" calcext:value-type="float">
            <text:p>34.0833333333333</text:p>
          </table:table-cell>
          <table:table-cell office:value-type="float" office:value="486460280" calcext:value-type="float">
            <text:p>486460280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757" calcext:value-type="float">
            <text:p>-757</text:p>
          </table:table-cell>
          <table:table-cell/>
          <table:table-cell office:value-type="float" office:value="-359.84" calcext:value-type="float">
            <text:p>-359.84</text:p>
          </table:table-cell>
        </table:table-row>
        <table:table-row table:style-name="ro1">
          <table:table-cell office:value-type="float" office:value="34.0833333333333" calcext:value-type="float">
            <text:p>34.0833333333333</text:p>
          </table:table-cell>
          <table:table-cell office:value-type="float" office:value="486460280" calcext:value-type="float">
            <text:p>486460280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34.0833333333333" calcext:value-type="float">
            <text:p>34.0833333333333</text:p>
          </table:table-cell>
          <table:table-cell office:value-type="float" office:value="486460282" calcext:value-type="float">
            <text:p>486460282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34.0833333333333" calcext:value-type="float">
            <text:p>34.0833333333333</text:p>
          </table:table-cell>
          <table:table-cell office:value-type="float" office:value="486460282" calcext:value-type="float">
            <text:p>486460282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295" calcext:value-type="float">
            <text:p>-295</text:p>
          </table:table-cell>
          <table:table-cell/>
          <table:table-cell office:value-type="float" office:value="-356.12" calcext:value-type="float">
            <text:p>-356.12</text:p>
          </table:table-cell>
        </table:table-row>
        <table:table-row table:style-name="ro1">
          <table:table-cell office:value-type="float" office:value="34.0833333333333" calcext:value-type="float">
            <text:p>34.0833333333333</text:p>
          </table:table-cell>
          <table:table-cell office:value-type="float" office:value="486460282" calcext:value-type="float">
            <text:p>486460282</text:p>
          </table:table-cell>
          <table:table-cell table:number-columns-repeated="2"/>
          <table:table-cell office:value-type="float" office:value="-1.3" calcext:value-type="float">
            <text:p>-1.3</text:p>
          </table:table-cell>
          <table:table-cell/>
        </table:table-row>
        <table:table-row table:style-name="ro1">
          <table:table-cell office:value-type="float" office:value="34.15" calcext:value-type="float">
            <text:p>34.15</text:p>
          </table:table-cell>
          <table:table-cell office:value-type="float" office:value="486460288" calcext:value-type="float">
            <text:p>486460288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-357.36" calcext:value-type="float">
            <text:p>-357.36</text:p>
          </table:table-cell>
        </table:table-row>
        <table:table-row table:style-name="ro1">
          <table:table-cell office:value-type="float" office:value="34.15" calcext:value-type="float">
            <text:p>34.15</text:p>
          </table:table-cell>
          <table:table-cell office:value-type="float" office:value="486460288" calcext:value-type="float">
            <text:p>486460288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34.15" calcext:value-type="float">
            <text:p>34.15</text:p>
          </table:table-cell>
          <table:table-cell office:value-type="float" office:value="486460288" calcext:value-type="float">
            <text:p>486460288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594" calcext:value-type="float">
            <text:p>-594</text:p>
          </table:table-cell>
          <table:table-cell/>
          <table:table-cell office:value-type="float" office:value="-380.92" calcext:value-type="float">
            <text:p>-380.92</text:p>
          </table:table-cell>
        </table:table-row>
        <table:table-row table:style-name="ro1">
          <table:table-cell office:value-type="float" office:value="34.1666666666667" calcext:value-type="float">
            <text:p>34.1666666666667</text:p>
          </table:table-cell>
          <table:table-cell office:value-type="float" office:value="486460290" calcext:value-type="float">
            <text:p>48646029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34.1666666666667" calcext:value-type="float">
            <text:p>34.1666666666667</text:p>
          </table:table-cell>
          <table:table-cell office:value-type="float" office:value="486460290" calcext:value-type="float">
            <text:p>486460290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502" calcext:value-type="float">
            <text:p>-502</text:p>
          </table:table-cell>
          <table:table-cell/>
          <table:table-cell office:value-type="float" office:value="-385.88" calcext:value-type="float">
            <text:p>-385.88</text:p>
          </table:table-cell>
        </table:table-row>
        <table:table-row table:style-name="ro1">
          <table:table-cell office:value-type="float" office:value="34.1666666666667" calcext:value-type="float">
            <text:p>34.1666666666667</text:p>
          </table:table-cell>
          <table:table-cell office:value-type="float" office:value="486460290" calcext:value-type="float">
            <text:p>486460290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34.2166666666667" calcext:value-type="float">
            <text:p>34.2166666666667</text:p>
          </table:table-cell>
          <table:table-cell office:value-type="float" office:value="486460292" calcext:value-type="float">
            <text:p>486460292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338" calcext:value-type="float">
            <text:p>-338</text:p>
          </table:table-cell>
          <table:table-cell/>
          <table:table-cell office:value-type="float" office:value="-388.36" calcext:value-type="float">
            <text:p>-388.36</text:p>
          </table:table-cell>
        </table:table-row>
        <table:table-row table:style-name="ro1">
          <table:table-cell office:value-type="float" office:value="34.2166666666667" calcext:value-type="float">
            <text:p>34.2166666666667</text:p>
          </table:table-cell>
          <table:table-cell office:value-type="float" office:value="486460292" calcext:value-type="float">
            <text:p>486460292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34.2166666666667" calcext:value-type="float">
            <text:p>34.2166666666667</text:p>
          </table:table-cell>
          <table:table-cell office:value-type="float" office:value="486460292" calcext:value-type="float">
            <text:p>486460292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246" calcext:value-type="float">
            <text:p>-246</text:p>
          </table:table-cell>
          <table:table-cell/>
          <table:table-cell office:value-type="float" office:value="-395.8" calcext:value-type="float">
            <text:p>-395.8</text:p>
          </table:table-cell>
        </table:table-row>
        <table:table-row table:style-name="ro1">
          <table:table-cell office:value-type="float" office:value="34.2166666666667" calcext:value-type="float">
            <text:p>34.2166666666667</text:p>
          </table:table-cell>
          <table:table-cell office:value-type="float" office:value="486460292" calcext:value-type="float">
            <text:p>48646029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float" office:value="486460294" calcext:value-type="float">
            <text:p>486460294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610" calcext:value-type="float">
            <text:p>-610</text:p>
          </table:table-cell>
          <table:table-cell/>
          <table:table-cell office:value-type="float" office:value="-414.4" calcext:value-type="float">
            <text:p>-414.4</text:p>
          </table:table-cell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float" office:value="486460294" calcext:value-type="float">
            <text:p>486460294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float" office:value="486460294" calcext:value-type="float">
            <text:p>486460294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426" calcext:value-type="float">
            <text:p>-426</text:p>
          </table:table-cell>
          <table:table-cell/>
          <table:table-cell office:value-type="float" office:value="-420.6" calcext:value-type="float">
            <text:p>-420.6</text:p>
          </table:table-cell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float" office:value="486460294" calcext:value-type="float">
            <text:p>486460294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486460296" calcext:value-type="float">
            <text:p>486460296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486460296" calcext:value-type="float">
            <text:p>486460296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555" calcext:value-type="float">
            <text:p>-555</text:p>
          </table:table-cell>
          <table:table-cell/>
          <table:table-cell office:value-type="float" office:value="-433" calcext:value-type="float">
            <text:p>-433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486460296" calcext:value-type="float">
            <text:p>486460296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486460296" calcext:value-type="float">
            <text:p>486460296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503" calcext:value-type="float">
            <text:p>-503</text:p>
          </table:table-cell>
          <table:table-cell/>
          <table:table-cell office:value-type="float" office:value="-439.2" calcext:value-type="float">
            <text:p>-439.2</text:p>
          </table:table-cell>
        </table:table-row>
        <table:table-row table:style-name="ro1">
          <table:table-cell office:value-type="float" office:value="34.3166666666667" calcext:value-type="float">
            <text:p>34.3166666666667</text:p>
          </table:table-cell>
          <table:table-cell office:value-type="float" office:value="486460298" calcext:value-type="float">
            <text:p>486460298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34.3166666666667" calcext:value-type="float">
            <text:p>34.3166666666667</text:p>
          </table:table-cell>
          <table:table-cell office:value-type="float" office:value="486460298" calcext:value-type="float">
            <text:p>486460298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116" calcext:value-type="float">
            <text:p>-116</text:p>
          </table:table-cell>
          <table:table-cell/>
          <table:table-cell office:value-type="float" office:value="-431.76" calcext:value-type="float">
            <text:p>-431.76</text:p>
          </table:table-cell>
        </table:table-row>
        <table:table-row table:style-name="ro1">
          <table:table-cell office:value-type="float" office:value="34.3166666666667" calcext:value-type="float">
            <text:p>34.3166666666667</text:p>
          </table:table-cell>
          <table:table-cell office:value-type="float" office:value="486460298" calcext:value-type="float">
            <text:p>486460298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34.35" calcext:value-type="float">
            <text:p>34.35</text:p>
          </table:table-cell>
          <table:table-cell office:value-type="float" office:value="486460300" calcext:value-type="float">
            <text:p>486460300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-429.28" calcext:value-type="float">
            <text:p>-429.28</text:p>
          </table:table-cell>
        </table:table-row>
        <table:table-row table:style-name="ro1">
          <table:table-cell office:value-type="float" office:value="34.35" calcext:value-type="float">
            <text:p>34.35</text:p>
          </table:table-cell>
          <table:table-cell office:value-type="float" office:value="486460300" calcext:value-type="float">
            <text:p>486460300</text:p>
          </table:table-cell>
          <table:table-cell table:number-columns-repeated="2"/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34.35" calcext:value-type="float">
            <text:p>34.35</text:p>
          </table:table-cell>
          <table:table-cell office:value-type="float" office:value="486460300" calcext:value-type="float">
            <text:p>486460300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423.08" calcext:value-type="float">
            <text:p>-423.08</text:p>
          </table:table-cell>
        </table:table-row>
        <table:table-row table:style-name="ro1">
          <table:table-cell office:value-type="float" office:value="34.35" calcext:value-type="float">
            <text:p>34.35</text:p>
          </table:table-cell>
          <table:table-cell office:value-type="float" office:value="486460300" calcext:value-type="float">
            <text:p>486460300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486460302" calcext:value-type="float">
            <text:p>486460302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75" calcext:value-type="float">
            <text:p>-75</text:p>
          </table:table-cell>
          <table:table-cell/>
          <table:table-cell office:value-type="float" office:value="-424.32" calcext:value-type="float">
            <text:p>-424.32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486460302" calcext:value-type="float">
            <text:p>486460302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486460302" calcext:value-type="float">
            <text:p>486460302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-413.16" calcext:value-type="float">
            <text:p>-413.16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486460302" calcext:value-type="float">
            <text:p>486460302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34.4333333333333" calcext:value-type="float">
            <text:p>34.4333333333333</text:p>
          </table:table-cell>
          <table:table-cell office:value-type="float" office:value="486460305" calcext:value-type="float">
            <text:p>486460305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220" calcext:value-type="float">
            <text:p>-220</text:p>
          </table:table-cell>
          <table:table-cell/>
          <table:table-cell office:value-type="float" office:value="-428.04" calcext:value-type="float">
            <text:p>-428.04</text:p>
          </table:table-cell>
        </table:table-row>
        <table:table-row table:style-name="ro1">
          <table:table-cell office:value-type="float" office:value="34.4333333333333" calcext:value-type="float">
            <text:p>34.4333333333333</text:p>
          </table:table-cell>
          <table:table-cell office:value-type="float" office:value="486460305" calcext:value-type="float">
            <text:p>48646030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34.4333333333333" calcext:value-type="float">
            <text:p>34.4333333333333</text:p>
          </table:table-cell>
          <table:table-cell office:value-type="float" office:value="486460305" calcext:value-type="float">
            <text:p>486460305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214" calcext:value-type="float">
            <text:p>-214</text:p>
          </table:table-cell>
          <table:table-cell/>
          <table:table-cell office:value-type="float" office:value="-436.72" calcext:value-type="float">
            <text:p>-436.72</text:p>
          </table:table-cell>
        </table:table-row>
        <table:table-row table:style-name="ro1">
          <table:table-cell office:value-type="float" office:value="34.4333333333333" calcext:value-type="float">
            <text:p>34.4333333333333</text:p>
          </table:table-cell>
          <table:table-cell office:value-type="float" office:value="486460305" calcext:value-type="float">
            <text:p>486460305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34.4666666666667" calcext:value-type="float">
            <text:p>34.4666666666667</text:p>
          </table:table-cell>
          <table:table-cell office:value-type="float" office:value="486460307" calcext:value-type="float">
            <text:p>486460307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float" office:value="34.4666666666667" calcext:value-type="float">
            <text:p>34.4666666666667</text:p>
          </table:table-cell>
          <table:table-cell office:value-type="float" office:value="486460307" calcext:value-type="float">
            <text:p>486460307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250" calcext:value-type="float">
            <text:p>-250</text:p>
          </table:table-cell>
          <table:table-cell/>
          <table:table-cell office:value-type="float" office:value="-441.68" calcext:value-type="float">
            <text:p>-441.68</text:p>
          </table:table-cell>
        </table:table-row>
        <table:table-row table:style-name="ro1">
          <table:table-cell office:value-type="float" office:value="34.4666666666667" calcext:value-type="float">
            <text:p>34.4666666666667</text:p>
          </table:table-cell>
          <table:table-cell office:value-type="float" office:value="486460307" calcext:value-type="float">
            <text:p>486460307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486460309" calcext:value-type="float">
            <text:p>486460309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172" calcext:value-type="float">
            <text:p>-172</text:p>
          </table:table-cell>
          <table:table-cell/>
          <table:table-cell office:value-type="float" office:value="-439.2" calcext:value-type="float">
            <text:p>-439.2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486460309" calcext:value-type="float">
            <text:p>486460309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42" calcext:value-type="float">
            <text:p>-42</text:p>
          </table:table-cell>
          <table:table-cell/>
          <table:table-cell office:value-type="float" office:value="-440.44" calcext:value-type="float">
            <text:p>-440.44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486460309" calcext:value-type="float">
            <text:p>486460309</text:p>
          </table:table-cell>
          <table:table-cell table:number-columns-repeated="2"/>
          <table:table-cell office:value-type="float" office:value="-1.3" calcext:value-type="float">
            <text:p>-1.3</text:p>
          </table:table-cell>
          <table:table-cell/>
        </table:table-row>
        <table:table-row table:style-name="ro1">
          <table:table-cell office:value-type="float" office:value="34.5333333333333" calcext:value-type="float">
            <text:p>34.5333333333333</text:p>
          </table:table-cell>
          <table:table-cell office:value-type="float" office:value="486460311" calcext:value-type="float">
            <text:p>486460311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/>
        </table:table-row>
        <table:table-row table:style-name="ro1">
          <table:table-cell office:value-type="float" office:value="34.5333333333333" calcext:value-type="float">
            <text:p>34.5333333333333</text:p>
          </table:table-cell>
          <table:table-cell office:value-type="float" office:value="486460311" calcext:value-type="float">
            <text:p>486460311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388" calcext:value-type="float">
            <text:p>-388</text:p>
          </table:table-cell>
          <table:table-cell/>
          <table:table-cell office:value-type="float" office:value="-456.56" calcext:value-type="float">
            <text:p>-456.56</text:p>
          </table:table-cell>
        </table:table-row>
        <table:table-row table:style-name="ro1">
          <table:table-cell office:value-type="float" office:value="34.5333333333333" calcext:value-type="float">
            <text:p>34.5333333333333</text:p>
          </table:table-cell>
          <table:table-cell office:value-type="float" office:value="486460311" calcext:value-type="float">
            <text:p>486460311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84" calcext:value-type="float">
            <text:p>-84</text:p>
          </table:table-cell>
          <table:table-cell/>
          <table:table-cell office:value-type="float" office:value="-452.84" calcext:value-type="float">
            <text:p>-452.84</text:p>
          </table:table-cell>
        </table:table-row>
        <table:table-row table:style-name="ro1">
          <table:table-cell office:value-type="float" office:value="34.5333333333333" calcext:value-type="float">
            <text:p>34.5333333333333</text:p>
          </table:table-cell>
          <table:table-cell office:value-type="float" office:value="486460311" calcext:value-type="float">
            <text:p>48646031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34.5666666666667" calcext:value-type="float">
            <text:p>34.5666666666667</text:p>
          </table:table-cell>
          <table:table-cell office:value-type="float" office:value="486460313" calcext:value-type="float">
            <text:p>486460313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34.5666666666667" calcext:value-type="float">
            <text:p>34.5666666666667</text:p>
          </table:table-cell>
          <table:table-cell office:value-type="float" office:value="486460313" calcext:value-type="float">
            <text:p>486460313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219" calcext:value-type="float">
            <text:p>-219</text:p>
          </table:table-cell>
          <table:table-cell/>
          <table:table-cell office:value-type="float" office:value="-460.28" calcext:value-type="float">
            <text:p>-460.28</text:p>
          </table:table-cell>
        </table:table-row>
        <table:table-row table:style-name="ro1">
          <table:table-cell office:value-type="float" office:value="34.5666666666667" calcext:value-type="float">
            <text:p>34.5666666666667</text:p>
          </table:table-cell>
          <table:table-cell office:value-type="float" office:value="486460313" calcext:value-type="float">
            <text:p>486460313</text:p>
          </table:table-cell>
          <table:table-cell table:number-columns-repeated="2"/>
          <table:table-cell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float" office:value="34.5666666666667" calcext:value-type="float">
            <text:p>34.5666666666667</text:p>
          </table:table-cell>
          <table:table-cell office:value-type="float" office:value="486460313" calcext:value-type="float">
            <text:p>486460313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321" calcext:value-type="float">
            <text:p>-321</text:p>
          </table:table-cell>
          <table:table-cell/>
          <table:table-cell office:value-type="float" office:value="-470.2" calcext:value-type="float">
            <text:p>-470.2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486460315" calcext:value-type="float">
            <text:p>486460315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389" calcext:value-type="float">
            <text:p>-389</text:p>
          </table:table-cell>
          <table:table-cell/>
          <table:table-cell office:value-type="float" office:value="-482.6" calcext:value-type="float">
            <text:p>-482.6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486460315" calcext:value-type="float">
            <text:p>486460315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486460315" calcext:value-type="float">
            <text:p>486460315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486460315" calcext:value-type="float">
            <text:p>486460315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438" calcext:value-type="float">
            <text:p>-438</text:p>
          </table:table-cell>
          <table:table-cell/>
          <table:table-cell office:value-type="float" office:value="-492.52" calcext:value-type="float">
            <text:p>-492.52</text:p>
          </table:table-cell>
        </table:table-row>
        <table:table-row table:style-name="ro1">
          <table:table-cell office:value-type="float" office:value="34.65" calcext:value-type="float">
            <text:p>34.65</text:p>
          </table:table-cell>
          <table:table-cell office:value-type="float" office:value="486460317" calcext:value-type="float">
            <text:p>486460317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586" calcext:value-type="float">
            <text:p>-586</text:p>
          </table:table-cell>
          <table:table-cell/>
          <table:table-cell office:value-type="float" office:value="-504.92" calcext:value-type="float">
            <text:p>-504.92</text:p>
          </table:table-cell>
        </table:table-row>
        <table:table-row table:style-name="ro1">
          <table:table-cell office:value-type="float" office:value="34.65" calcext:value-type="float">
            <text:p>34.65</text:p>
          </table:table-cell>
          <table:table-cell office:value-type="float" office:value="486460317" calcext:value-type="float">
            <text:p>486460317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34.65" calcext:value-type="float">
            <text:p>34.65</text:p>
          </table:table-cell>
          <table:table-cell office:value-type="float" office:value="486460317" calcext:value-type="float">
            <text:p>486460317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34.65" calcext:value-type="float">
            <text:p>34.65</text:p>
          </table:table-cell>
          <table:table-cell office:value-type="float" office:value="486460317" calcext:value-type="float">
            <text:p>486460317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495" calcext:value-type="float">
            <text:p>-495</text:p>
          </table:table-cell>
          <table:table-cell/>
          <table:table-cell office:value-type="float" office:value="-393.6" calcext:value-type="float">
            <text:p>-393.6</text:p>
          </table:table-cell>
        </table:table-row>
        <table:table-row table:style-name="ro1">
          <table:table-cell office:value-type="float" office:value="34.6666666666667" calcext:value-type="float">
            <text:p>34.6666666666667</text:p>
          </table:table-cell>
          <table:table-cell office:value-type="float" office:value="486460319" calcext:value-type="float">
            <text:p>486460319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34.6666666666667" calcext:value-type="float">
            <text:p>34.6666666666667</text:p>
          </table:table-cell>
          <table:table-cell office:value-type="float" office:value="486460319" calcext:value-type="float">
            <text:p>486460319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399" calcext:value-type="float">
            <text:p>-399</text:p>
          </table:table-cell>
          <table:table-cell/>
          <table:table-cell office:value-type="float" office:value="-521.04" calcext:value-type="float">
            <text:p>-521.04</text:p>
          </table:table-cell>
        </table:table-row>
        <table:table-row table:style-name="ro1">
          <table:table-cell office:value-type="float" office:value="34.6666666666667" calcext:value-type="float">
            <text:p>34.6666666666667</text:p>
          </table:table-cell>
          <table:table-cell office:value-type="float" office:value="486460319" calcext:value-type="float">
            <text:p>486460319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/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486460321" calcext:value-type="float">
            <text:p>486460321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604" calcext:value-type="float">
            <text:p>-604</text:p>
          </table:table-cell>
          <table:table-cell/>
          <table:table-cell office:value-type="float" office:value="-422.12" calcext:value-type="float">
            <text:p>-422.12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486460321" calcext:value-type="float">
            <text:p>48646032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486460321" calcext:value-type="float">
            <text:p>486460321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721" calcext:value-type="float">
            <text:p>-721</text:p>
          </table:table-cell>
          <table:table-cell/>
          <table:table-cell office:value-type="float" office:value="-440.72" calcext:value-type="float">
            <text:p>-440.72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486460321" calcext:value-type="float">
            <text:p>486460321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34.75" calcext:value-type="float">
            <text:p>34.75</text:p>
          </table:table-cell>
          <table:table-cell office:value-type="float" office:value="486460323" calcext:value-type="float">
            <text:p>486460323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769" calcext:value-type="float">
            <text:p>-769</text:p>
          </table:table-cell>
          <table:table-cell/>
          <table:table-cell office:value-type="float" office:value="-459.32" calcext:value-type="float">
            <text:p>-459.32</text:p>
          </table:table-cell>
        </table:table-row>
        <table:table-row table:style-name="ro1">
          <table:table-cell office:value-type="float" office:value="34.75" calcext:value-type="float">
            <text:p>34.75</text:p>
          </table:table-cell>
          <table:table-cell office:value-type="float" office:value="486460323" calcext:value-type="float">
            <text:p>486460323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34.75" calcext:value-type="float">
            <text:p>34.75</text:p>
          </table:table-cell>
          <table:table-cell office:value-type="float" office:value="486460323" calcext:value-type="float">
            <text:p>486460323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-969" calcext:value-type="float">
            <text:p>-969</text:p>
          </table:table-cell>
          <table:table-cell/>
          <table:table-cell office:value-type="float" office:value="-486.6" calcext:value-type="float">
            <text:p>-486.6</text:p>
          </table:table-cell>
        </table:table-row>
        <table:table-row table:style-name="ro1">
          <table:table-cell office:value-type="float" office:value="34.7666666666667" calcext:value-type="float">
            <text:p>34.7666666666667</text:p>
          </table:table-cell>
          <table:table-cell office:value-type="float" office:value="486460325" calcext:value-type="float">
            <text:p>486460325</text:p>
          </table:table-cell>
          <table:table-cell table:number-columns-repeated="2"/>
          <table:table-cell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float" office:value="34.7666666666667" calcext:value-type="float">
            <text:p>34.7666666666667</text:p>
          </table:table-cell>
          <table:table-cell office:value-type="float" office:value="486460325" calcext:value-type="float">
            <text:p>486460325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34.7666666666667" calcext:value-type="float">
            <text:p>34.7666666666667</text:p>
          </table:table-cell>
          <table:table-cell office:value-type="float" office:value="486460325" calcext:value-type="float">
            <text:p>486460325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834" calcext:value-type="float">
            <text:p>-834</text:p>
          </table:table-cell>
          <table:table-cell/>
          <table:table-cell office:value-type="float" office:value="-502.72" calcext:value-type="float">
            <text:p>-502.72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486460327" calcext:value-type="float">
            <text:p>486460327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486460327" calcext:value-type="float">
            <text:p>486460327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-1023" calcext:value-type="float">
            <text:p>-1023</text:p>
          </table:table-cell>
          <table:table-cell/>
          <table:table-cell office:value-type="float" office:value="-522.56" calcext:value-type="float">
            <text:p>-522.56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486460327" calcext:value-type="float">
            <text:p>486460327</text:p>
          </table:table-cell>
          <table:table-cell table:number-columns-repeated="2"/>
          <table:table-cell office:value-type="float" office:value="-1.7" calcext:value-type="float">
            <text:p>-1.7</text:p>
          </table:table-cell>
          <table:table-cell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486460327" calcext:value-type="float">
            <text:p>486460327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826" calcext:value-type="float">
            <text:p>-826</text:p>
          </table:table-cell>
          <table:table-cell/>
          <table:table-cell office:value-type="float" office:value="-539.92" calcext:value-type="float">
            <text:p>-539.92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486460327" calcext:value-type="float">
            <text:p>486460327</text:p>
          </table:table-cell>
          <table:table-cell table:number-columns-repeated="2"/>
          <table:table-cell office:value-type="float" office:value="-1.3" calcext:value-type="float">
            <text:p>-1.3</text:p>
          </table:table-cell>
          <table:table-cell/>
        </table:table-row>
        <table:table-row table:style-name="ro1">
          <table:table-cell office:value-type="float" office:value="34.8333333333333" calcext:value-type="float">
            <text:p>34.8333333333333</text:p>
          </table:table-cell>
          <table:table-cell office:value-type="float" office:value="486460330" calcext:value-type="float">
            <text:p>486460330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801" calcext:value-type="float">
            <text:p>-801</text:p>
          </table:table-cell>
          <table:table-cell/>
          <table:table-cell office:value-type="float" office:value="-557.28" calcext:value-type="float">
            <text:p>-557.28</text:p>
          </table:table-cell>
        </table:table-row>
        <table:table-row table:style-name="ro1">
          <table:table-cell office:value-type="float" office:value="34.8333333333333" calcext:value-type="float">
            <text:p>34.8333333333333</text:p>
          </table:table-cell>
          <table:table-cell office:value-type="float" office:value="486460330" calcext:value-type="float">
            <text:p>486460330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34.8666666666667" calcext:value-type="float">
            <text:p>34.8666666666667</text:p>
          </table:table-cell>
          <table:table-cell office:value-type="float" office:value="486460331" calcext:value-type="float">
            <text:p>486460331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582" calcext:value-type="float">
            <text:p>-582</text:p>
          </table:table-cell>
          <table:table-cell/>
          <table:table-cell office:value-type="float" office:value="-561" calcext:value-type="float">
            <text:p>-561</text:p>
          </table:table-cell>
        </table:table-row>
        <table:table-row table:style-name="ro1">
          <table:table-cell office:value-type="float" office:value="34.8666666666667" calcext:value-type="float">
            <text:p>34.8666666666667</text:p>
          </table:table-cell>
          <table:table-cell office:value-type="float" office:value="486460331" calcext:value-type="float">
            <text:p>48646033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34.8666666666667" calcext:value-type="float">
            <text:p>34.8666666666667</text:p>
          </table:table-cell>
          <table:table-cell office:value-type="float" office:value="486460331" calcext:value-type="float">
            <text:p>486460331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585" calcext:value-type="float">
            <text:p>-585</text:p>
          </table:table-cell>
          <table:table-cell/>
          <table:table-cell office:value-type="float" office:value="-579.6" calcext:value-type="float">
            <text:p>-579.6</text:p>
          </table:table-cell>
        </table:table-row>
        <table:table-row table:style-name="ro1">
          <table:table-cell office:value-type="float" office:value="34.8666666666667" calcext:value-type="float">
            <text:p>34.8666666666667</text:p>
          </table:table-cell>
          <table:table-cell office:value-type="float" office:value="486460331" calcext:value-type="float">
            <text:p>486460331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34.9166666666667" calcext:value-type="float">
            <text:p>34.9166666666667</text:p>
          </table:table-cell>
          <table:table-cell office:value-type="float" office:value="486460333" calcext:value-type="float">
            <text:p>486460333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-781" calcext:value-type="float">
            <text:p>-781</text:p>
          </table:table-cell>
          <table:table-cell/>
          <table:table-cell office:value-type="float" office:value="-600.68" calcext:value-type="float">
            <text:p>-600.68</text:p>
          </table:table-cell>
        </table:table-row>
        <table:table-row table:style-name="ro1">
          <table:table-cell office:value-type="float" office:value="34.9166666666667" calcext:value-type="float">
            <text:p>34.9166666666667</text:p>
          </table:table-cell>
          <table:table-cell office:value-type="float" office:value="486460333" calcext:value-type="float">
            <text:p>486460333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34.9166666666667" calcext:value-type="float">
            <text:p>34.9166666666667</text:p>
          </table:table-cell>
          <table:table-cell office:value-type="float" office:value="486460333" calcext:value-type="float">
            <text:p>486460333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-732" calcext:value-type="float">
            <text:p>-732</text:p>
          </table:table-cell>
          <table:table-cell/>
          <table:table-cell office:value-type="float" office:value="-616.8" calcext:value-type="float">
            <text:p>-616.8</text:p>
          </table:table-cell>
        </table:table-row>
        <table:table-row table:style-name="ro1">
          <table:table-cell office:value-type="float" office:value="34.9166666666667" calcext:value-type="float">
            <text:p>34.9166666666667</text:p>
          </table:table-cell>
          <table:table-cell office:value-type="float" office:value="486460333" calcext:value-type="float">
            <text:p>486460333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34.95" calcext:value-type="float">
            <text:p>34.95</text:p>
          </table:table-cell>
          <table:table-cell office:value-type="float" office:value="486460335" calcext:value-type="float">
            <text:p>486460335</text:p>
          </table:table-cell>
          <table:table-cell office:value-type="float" office:value="72.0842332613391" calcext:value-type="float">
            <text:p>72.0842332613391</text:p>
          </table:table-cell>
          <table:table-cell office:value-type="float" office:value="-769" calcext:value-type="float">
            <text:p>-769</text:p>
          </table:table-cell>
          <table:table-cell/>
          <table:table-cell office:value-type="float" office:value="-755.4" calcext:value-type="float">
            <text:p>-755.4</text:p>
          </table:table-cell>
        </table:table-row>
        <table:table-row table:style-name="ro1">
          <table:table-cell office:value-type="float" office:value="34.95" calcext:value-type="float">
            <text:p>34.95</text:p>
          </table:table-cell>
          <table:table-cell office:value-type="float" office:value="486460335" calcext:value-type="float">
            <text:p>486460335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/>
        </table:table-row>
        <table:table-row table:style-name="ro1">
          <table:table-cell office:value-type="float" office:value="34.95" calcext:value-type="float">
            <text:p>34.95</text:p>
          </table:table-cell>
          <table:table-cell office:value-type="float" office:value="486460335" calcext:value-type="float">
            <text:p>486460335</text:p>
          </table:table-cell>
          <table:table-cell office:value-type="float" office:value="72.0842332613391" calcext:value-type="float">
            <text:p>72.0842332613391</text:p>
          </table:table-cell>
          <table:table-cell office:value-type="float" office:value="-623" calcext:value-type="float">
            <text:p>-623</text:p>
          </table:table-cell>
          <table:table-cell/>
          <table:table-cell office:value-type="float" office:value="-645.32" calcext:value-type="float">
            <text:p>-645.32</text:p>
          </table:table-cell>
        </table:table-row>
        <table:table-row table:style-name="ro1">
          <table:table-cell office:value-type="float" office:value="34.95" calcext:value-type="float">
            <text:p>34.95</text:p>
          </table:table-cell>
          <table:table-cell office:value-type="float" office:value="486460335" calcext:value-type="float">
            <text:p>486460335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/>
        </table:table-row>
        <table:table-row table:style-name="ro1">
          <table:table-cell office:value-type="float" office:value="34.9666666666667" calcext:value-type="float">
            <text:p>34.9666666666667</text:p>
          </table:table-cell>
          <table:table-cell office:value-type="float" office:value="486460337" calcext:value-type="float">
            <text:p>486460337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500" calcext:value-type="float">
            <text:p>-500</text:p>
          </table:table-cell>
          <table:table-cell/>
          <table:table-cell office:value-type="float" office:value="-651.52" calcext:value-type="float">
            <text:p>-651.52</text:p>
          </table:table-cell>
        </table:table-row>
        <table:table-row table:style-name="ro1">
          <table:table-cell office:value-type="float" office:value="34.9666666666667" calcext:value-type="float">
            <text:p>34.9666666666667</text:p>
          </table:table-cell>
          <table:table-cell office:value-type="float" office:value="486460337" calcext:value-type="float">
            <text:p>486460337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/>
        </table:table-row>
        <table:table-row table:style-name="ro1">
          <table:table-cell office:value-type="float" office:value="34.9666666666667" calcext:value-type="float">
            <text:p>34.9666666666667</text:p>
          </table:table-cell>
          <table:table-cell office:value-type="float" office:value="486460337" calcext:value-type="float">
            <text:p>486460337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6460340" calcext:value-type="float">
            <text:p>486460340</text:p>
          </table:table-cell>
          <table:table-cell office:value-type="float" office:value="71.2203023758099" calcext:value-type="float">
            <text:p>71.2203023758099</text:p>
          </table:table-cell>
          <table:table-cell office:value-type="float" office:value="-819" calcext:value-type="float">
            <text:p>-819</text:p>
          </table:table-cell>
          <table:table-cell/>
          <table:table-cell office:value-type="float" office:value="-680.04" calcext:value-type="float">
            <text:p>-680.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6460340" calcext:value-type="float">
            <text:p>486460340</text:p>
          </table:table-cell>
          <table:table-cell office:value-type="float" office:value="71.2203023758099" calcext:value-type="float">
            <text:p>71.2203023758099</text:p>
          </table:table-cell>
          <table:table-cell office:value-type="float" office:value="-912" calcext:value-type="float">
            <text:p>-912</text:p>
          </table:table-cell>
          <table:table-cell/>
          <table:table-cell office:value-type="float" office:value="-699.88" calcext:value-type="float">
            <text:p>-699.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6460340" calcext:value-type="float">
            <text:p>486460340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35.05" calcext:value-type="float">
            <text:p>35.05</text:p>
          </table:table-cell>
          <table:table-cell office:value-type="float" office:value="486460341" calcext:value-type="float">
            <text:p>486460341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/>
        </table:table-row>
        <table:table-row table:style-name="ro1">
          <table:table-cell office:value-type="float" office:value="35.05" calcext:value-type="float">
            <text:p>35.05</text:p>
          </table:table-cell>
          <table:table-cell office:value-type="float" office:value="486460341" calcext:value-type="float">
            <text:p>486460341</text:p>
          </table:table-cell>
          <table:table-cell office:value-type="float" office:value="71.2203023758099" calcext:value-type="float">
            <text:p>71.2203023758099</text:p>
          </table:table-cell>
          <table:table-cell office:value-type="float" office:value="-993" calcext:value-type="float">
            <text:p>-993</text:p>
          </table:table-cell>
          <table:table-cell/>
          <table:table-cell office:value-type="float" office:value="-722.2" calcext:value-type="float">
            <text:p>-722.2</text:p>
          </table:table-cell>
        </table:table-row>
        <table:table-row table:style-name="ro1">
          <table:table-cell office:value-type="float" office:value="35.05" calcext:value-type="float">
            <text:p>35.05</text:p>
          </table:table-cell>
          <table:table-cell office:value-type="float" office:value="486460341" calcext:value-type="float">
            <text:p>486460341</text:p>
          </table:table-cell>
          <table:table-cell table:number-columns-repeated="2"/>
          <table:table-cell office:value-type="float" office:value="-2.3" calcext:value-type="float">
            <text:p>-2.3</text:p>
          </table:table-cell>
          <table:table-cell/>
        </table:table-row>
        <table:table-row table:style-name="ro1">
          <table:table-cell office:value-type="float" office:value="35.05" calcext:value-type="float">
            <text:p>35.05</text:p>
          </table:table-cell>
          <table:table-cell office:value-type="float" office:value="486460341" calcext:value-type="float">
            <text:p>486460341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-938" calcext:value-type="float">
            <text:p>-938</text:p>
          </table:table-cell>
          <table:table-cell/>
          <table:table-cell office:value-type="float" office:value="-742.04" calcext:value-type="float">
            <text:p>-742.04</text:p>
          </table:table-cell>
        </table:table-row>
        <table:table-row table:style-name="ro1">
          <table:table-cell office:value-type="float" office:value="35.0833333333333" calcext:value-type="float">
            <text:p>35.0833333333333</text:p>
          </table:table-cell>
          <table:table-cell office:value-type="float" office:value="486460344" calcext:value-type="float">
            <text:p>486460344</text:p>
          </table:table-cell>
          <table:table-cell table:number-columns-repeated="2"/>
          <table:table-cell office:value-type="float" office:value="-2.5" calcext:value-type="float">
            <text:p>-2.5</text:p>
          </table:table-cell>
          <table:table-cell/>
        </table:table-row>
        <table:table-row table:style-name="ro1">
          <table:table-cell office:value-type="float" office:value="35.0833333333333" calcext:value-type="float">
            <text:p>35.0833333333333</text:p>
          </table:table-cell>
          <table:table-cell office:value-type="float" office:value="486460344" calcext:value-type="float">
            <text:p>486460344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-772" calcext:value-type="float">
            <text:p>-772</text:p>
          </table:table-cell>
          <table:table-cell/>
          <table:table-cell office:value-type="float" office:value="-756.92" calcext:value-type="float">
            <text:p>-756.92</text:p>
          </table:table-cell>
        </table:table-row>
        <table:table-row table:style-name="ro1">
          <table:table-cell office:value-type="float" office:value="35.0833333333333" calcext:value-type="float">
            <text:p>35.0833333333333</text:p>
          </table:table-cell>
          <table:table-cell office:value-type="float" office:value="486460344" calcext:value-type="float">
            <text:p>486460344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/>
        </table:table-row>
        <table:table-row table:style-name="ro1">
          <table:table-cell office:value-type="float" office:value="35.0833333333333" calcext:value-type="float">
            <text:p>35.0833333333333</text:p>
          </table:table-cell>
          <table:table-cell office:value-type="float" office:value="486460344" calcext:value-type="float">
            <text:p>486460344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-693" calcext:value-type="float">
            <text:p>-693</text:p>
          </table:table-cell>
          <table:table-cell/>
          <table:table-cell office:value-type="float" office:value="-773.04" calcext:value-type="float">
            <text:p>-773.04</text:p>
          </table:table-cell>
        </table:table-row>
        <table:table-row table:style-name="ro1">
          <table:table-cell office:value-type="float" office:value="35.0833333333333" calcext:value-type="float">
            <text:p>35.0833333333333</text:p>
          </table:table-cell>
          <table:table-cell office:value-type="float" office:value="486460346" calcext:value-type="float">
            <text:p>486460346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35.0833333333333" calcext:value-type="float">
            <text:p>35.0833333333333</text:p>
          </table:table-cell>
          <table:table-cell office:value-type="float" office:value="486460346" calcext:value-type="float">
            <text:p>486460346</text:p>
          </table:table-cell>
          <table:table-cell office:value-type="float" office:value="72.0842332613391" calcext:value-type="float">
            <text:p>72.0842332613391</text:p>
          </table:table-cell>
          <table:table-cell office:value-type="float" office:value="-683" calcext:value-type="float">
            <text:p>-683</text:p>
          </table:table-cell>
          <table:table-cell/>
          <table:table-cell office:value-type="float" office:value="-787.92" calcext:value-type="float">
            <text:p>-787.92</text:p>
          </table:table-cell>
        </table:table-row>
        <table:table-row table:style-name="ro1">
          <table:table-cell office:value-type="float" office:value="35.0833333333333" calcext:value-type="float">
            <text:p>35.0833333333333</text:p>
          </table:table-cell>
          <table:table-cell office:value-type="float" office:value="486460346" calcext:value-type="float">
            <text:p>486460346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/>
        </table:table-row>
        <table:table-row table:style-name="ro1">
          <table:table-cell office:value-type="float" office:value="35.15" calcext:value-type="float">
            <text:p>35.15</text:p>
          </table:table-cell>
          <table:table-cell office:value-type="float" office:value="486460347" calcext:value-type="float">
            <text:p>486460347</text:p>
          </table:table-cell>
          <table:table-cell office:value-type="float" office:value="70.3563714902808" calcext:value-type="float">
            <text:p>70.3563714902808</text:p>
          </table:table-cell>
          <table:table-cell office:value-type="float" office:value="-812" calcext:value-type="float">
            <text:p>-812</text:p>
          </table:table-cell>
          <table:table-cell/>
          <table:table-cell office:value-type="float" office:value="-807.76" calcext:value-type="float">
            <text:p>-807.76</text:p>
          </table:table-cell>
        </table:table-row>
        <table:table-row table:style-name="ro1">
          <table:table-cell office:value-type="float" office:value="35.15" calcext:value-type="float">
            <text:p>35.15</text:p>
          </table:table-cell>
          <table:table-cell office:value-type="float" office:value="486460347" calcext:value-type="float">
            <text:p>486460347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35.15" calcext:value-type="float">
            <text:p>35.15</text:p>
          </table:table-cell>
          <table:table-cell office:value-type="float" office:value="486460347" calcext:value-type="float">
            <text:p>486460347</text:p>
          </table:table-cell>
          <table:table-cell office:value-type="float" office:value="66.036717062635" calcext:value-type="float">
            <text:p>66.036717062635</text:p>
          </table:table-cell>
          <table:table-cell office:value-type="float" office:value="-829" calcext:value-type="float">
            <text:p>-829</text:p>
          </table:table-cell>
          <table:table-cell/>
          <table:table-cell office:value-type="float" office:value="-828.84" calcext:value-type="float">
            <text:p>-828.84</text:p>
          </table:table-cell>
        </table:table-row>
        <table:table-row table:style-name="ro1">
          <table:table-cell office:value-type="float" office:value="35.15" calcext:value-type="float">
            <text:p>35.15</text:p>
          </table:table-cell>
          <table:table-cell office:value-type="float" office:value="486460347" calcext:value-type="float">
            <text:p>486460347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35.1833333333333" calcext:value-type="float">
            <text:p>35.1833333333333</text:p>
          </table:table-cell>
          <table:table-cell office:value-type="float" office:value="486460354" calcext:value-type="float">
            <text:p>486460354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35.1833333333333" calcext:value-type="float">
            <text:p>35.1833333333333</text:p>
          </table:table-cell>
          <table:table-cell office:value-type="float" office:value="486460354" calcext:value-type="float">
            <text:p>486460354</text:p>
          </table:table-cell>
          <table:table-cell office:value-type="float" office:value="65.1727861771058" calcext:value-type="float">
            <text:p>65.1727861771058</text:p>
          </table:table-cell>
          <table:table-cell office:value-type="float" office:value="-756" calcext:value-type="float">
            <text:p>-756</text:p>
          </table:table-cell>
          <table:table-cell/>
          <table:table-cell office:value-type="float" office:value="-841.24" calcext:value-type="float">
            <text:p>-841.24</text:p>
          </table:table-cell>
        </table:table-row>
        <table:table-row table:style-name="ro1">
          <table:table-cell office:value-type="float" office:value="35.1833333333333" calcext:value-type="float">
            <text:p>35.1833333333333</text:p>
          </table:table-cell>
          <table:table-cell office:value-type="float" office:value="486460354" calcext:value-type="float">
            <text:p>486460354</text:p>
          </table:table-cell>
          <table:table-cell office:value-type="float" office:value="63.3909287257019" calcext:value-type="float">
            <text:p>63.3909287257019</text:p>
          </table:table-cell>
          <table:table-cell office:value-type="float" office:value="-623" calcext:value-type="float">
            <text:p>-623</text:p>
          </table:table-cell>
          <table:table-cell/>
          <table:table-cell office:value-type="float" office:value="-848.68" calcext:value-type="float">
            <text:p>-848.68</text:p>
          </table:table-cell>
        </table:table-row>
        <table:table-row table:style-name="ro1">
          <table:table-cell office:value-type="float" office:value="35.1833333333333" calcext:value-type="float">
            <text:p>35.1833333333333</text:p>
          </table:table-cell>
          <table:table-cell office:value-type="float" office:value="486460354" calcext:value-type="float">
            <text:p>486460354</text:p>
          </table:table-cell>
          <table:table-cell table:number-columns-repeated="2"/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float" office:value="35.2166666666667" calcext:value-type="float">
            <text:p>35.2166666666667</text:p>
          </table:table-cell>
          <table:table-cell office:value-type="float" office:value="486460356" calcext:value-type="float">
            <text:p>486460356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float" office:value="35.2166666666667" calcext:value-type="float">
            <text:p>35.2166666666667</text:p>
          </table:table-cell>
          <table:table-cell office:value-type="float" office:value="486460356" calcext:value-type="float">
            <text:p>486460356</text:p>
          </table:table-cell>
          <table:table-cell office:value-type="float" office:value="61.6630669546436" calcext:value-type="float">
            <text:p>61.6630669546436</text:p>
          </table:table-cell>
          <table:table-cell office:value-type="float" office:value="-461" calcext:value-type="float">
            <text:p>-461</text:p>
          </table:table-cell>
          <table:table-cell/>
          <table:table-cell office:value-type="float" office:value="-852.4" calcext:value-type="float">
            <text:p>-852.4</text:p>
          </table:table-cell>
        </table:table-row>
        <table:table-row table:style-name="ro1">
          <table:table-cell office:value-type="float" office:value="35.25" calcext:value-type="float">
            <text:p>35.25</text:p>
          </table:table-cell>
          <table:table-cell office:value-type="float" office:value="486460358" calcext:value-type="float">
            <text:p>486460358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35.25" calcext:value-type="float">
            <text:p>35.25</text:p>
          </table:table-cell>
          <table:table-cell office:value-type="float" office:value="486460358" calcext:value-type="float">
            <text:p>486460358</text:p>
          </table:table-cell>
          <table:table-cell office:value-type="float" office:value="58.207343412527" calcext:value-type="float">
            <text:p>58.207343412527</text:p>
          </table:table-cell>
          <table:table-cell office:value-type="float" office:value="-252" calcext:value-type="float">
            <text:p>-252</text:p>
          </table:table-cell>
          <table:table-cell/>
          <table:table-cell office:value-type="float" office:value="-854.88" calcext:value-type="float">
            <text:p>-854.88</text:p>
          </table:table-cell>
        </table:table-row>
        <table:table-row table:style-name="ro1">
          <table:table-cell office:value-type="float" office:value="35.25" calcext:value-type="float">
            <text:p>35.25</text:p>
          </table:table-cell>
          <table:table-cell office:value-type="float" office:value="486460358" calcext:value-type="float">
            <text:p>486460358</text:p>
          </table:table-cell>
          <table:table-cell table:number-columns-repeated="2"/>
          <table:table-cell office:value-type="float" office:value="-1.6" calcext:value-type="float">
            <text:p>-1.6</text:p>
          </table:table-cell>
          <table:table-cell/>
        </table:table-row>
        <table:table-row table:style-name="ro1">
          <table:table-cell office:value-type="float" office:value="35.25" calcext:value-type="float">
            <text:p>35.25</text:p>
          </table:table-cell>
          <table:table-cell office:value-type="float" office:value="486460358" calcext:value-type="float">
            <text:p>486460358</text:p>
          </table:table-cell>
          <table:table-cell office:value-type="float" office:value="57.3434125269978" calcext:value-type="float">
            <text:p>57.3434125269978</text:p>
          </table:table-cell>
          <table:table-cell office:value-type="float" office:value="-49" calcext:value-type="float">
            <text:p>-49</text:p>
          </table:table-cell>
          <table:table-cell/>
          <table:table-cell office:value-type="float" office:value="-856.12" calcext:value-type="float">
            <text:p>-856.12</text:p>
          </table:table-cell>
        </table:table-row>
        <table:table-row table:style-name="ro1">
          <table:table-cell office:value-type="float" office:value="35.2666666666667" calcext:value-type="float">
            <text:p>35.2666666666667</text:p>
          </table:table-cell>
          <table:table-cell office:value-type="float" office:value="486460360" calcext:value-type="float">
            <text:p>486460360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float" office:value="35.2666666666667" calcext:value-type="float">
            <text:p>35.2666666666667</text:p>
          </table:table-cell>
          <table:table-cell office:value-type="float" office:value="486460360" calcext:value-type="float">
            <text:p>486460360</text:p>
          </table:table-cell>
          <table:table-cell office:value-type="float" office:value="52.9697624190065" calcext:value-type="float">
            <text:p>52.9697624190065</text:p>
          </table:table-cell>
          <table:table-cell office:value-type="float" office:value="-158" calcext:value-type="float">
            <text:p>-158</text:p>
          </table:table-cell>
          <table:table-cell/>
          <table:table-cell office:value-type="float" office:value="-856.12" calcext:value-type="float">
            <text:p>-856.12</text:p>
          </table:table-cell>
        </table:table-row>
        <table:table-row table:style-name="ro1">
          <table:table-cell office:value-type="float" office:value="35.2666666666667" calcext:value-type="float">
            <text:p>35.2666666666667</text:p>
          </table:table-cell>
          <table:table-cell office:value-type="float" office:value="486460360" calcext:value-type="float">
            <text:p>486460360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35.3166666666667" calcext:value-type="float">
            <text:p>35.3166666666667</text:p>
          </table:table-cell>
          <table:table-cell office:value-type="float" office:value="486460362" calcext:value-type="float">
            <text:p>486460362</text:p>
          </table:table-cell>
          <table:table-cell office:value-type="float" office:value="52.9697624190065" calcext:value-type="float">
            <text:p>52.9697624190065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-852.4" calcext:value-type="float">
            <text:p>-852.4</text:p>
          </table:table-cell>
        </table:table-row>
        <table:table-row table:style-name="ro1">
          <table:table-cell office:value-type="float" office:value="35.3166666666667" calcext:value-type="float">
            <text:p>35.3166666666667</text:p>
          </table:table-cell>
          <table:table-cell office:value-type="float" office:value="486460362" calcext:value-type="float">
            <text:p>48646036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35.3166666666667" calcext:value-type="float">
            <text:p>35.3166666666667</text:p>
          </table:table-cell>
          <table:table-cell office:value-type="float" office:value="486460362" calcext:value-type="float">
            <text:p>486460362</text:p>
          </table:table-cell>
          <table:table-cell office:value-type="float" office:value="48.6501079913607" calcext:value-type="float">
            <text:p>48.6501079913607</text:p>
          </table:table-cell>
          <table:table-cell office:value-type="float" office:value="-57" calcext:value-type="float">
            <text:p>-57</text:p>
          </table:table-cell>
          <table:table-cell/>
          <table:table-cell office:value-type="float" office:value="-854.88" calcext:value-type="float">
            <text:p>-854.88</text:p>
          </table:table-cell>
        </table:table-row>
        <table:table-row table:style-name="ro1">
          <table:table-cell office:value-type="float" office:value="35.3166666666667" calcext:value-type="float">
            <text:p>35.3166666666667</text:p>
          </table:table-cell>
          <table:table-cell office:value-type="float" office:value="486460362" calcext:value-type="float">
            <text:p>486460362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35.35" calcext:value-type="float">
            <text:p>35.35</text:p>
          </table:table-cell>
          <table:table-cell office:value-type="float" office:value="486460364" calcext:value-type="float">
            <text:p>486460364</text:p>
          </table:table-cell>
          <table:table-cell office:value-type="float" office:value="46.9222462203024" calcext:value-type="float">
            <text:p>46.9222462203024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-854.88" calcext:value-type="float">
            <text:p>-854.88</text:p>
          </table:table-cell>
        </table:table-row>
        <table:table-row table:style-name="ro1">
          <table:table-cell office:value-type="float" office:value="35.35" calcext:value-type="float">
            <text:p>35.35</text:p>
          </table:table-cell>
          <table:table-cell office:value-type="float" office:value="486460364" calcext:value-type="float">
            <text:p>486460364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35.35" calcext:value-type="float">
            <text:p>35.35</text:p>
          </table:table-cell>
          <table:table-cell office:value-type="float" office:value="486460364" calcext:value-type="float">
            <text:p>486460364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float" office:value="35.35" calcext:value-type="float">
            <text:p>35.35</text:p>
          </table:table-cell>
          <table:table-cell office:value-type="float" office:value="486460364" calcext:value-type="float">
            <text:p>486460364</text:p>
          </table:table-cell>
          <table:table-cell office:value-type="float" office:value="46.9222462203024" calcext:value-type="float">
            <text:p>46.9222462203024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-857.36" calcext:value-type="float">
            <text:p>-857.36</text:p>
          </table:table-cell>
        </table:table-row>
        <table:table-row table:style-name="ro1">
          <table:table-cell office:value-type="float" office:value="35.3666666666667" calcext:value-type="float">
            <text:p>35.3666666666667</text:p>
          </table:table-cell>
          <table:table-cell office:value-type="float" office:value="486460366" calcext:value-type="float">
            <text:p>486460366</text:p>
          </table:table-cell>
          <table:table-cell office:value-type="float" office:value="44.2764578833693" calcext:value-type="float">
            <text:p>44.2764578833693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-856.12" calcext:value-type="float">
            <text:p>-856.12</text:p>
          </table:table-cell>
        </table:table-row>
        <table:table-row table:style-name="ro1">
          <table:table-cell office:value-type="float" office:value="35.3666666666667" calcext:value-type="float">
            <text:p>35.3666666666667</text:p>
          </table:table-cell>
          <table:table-cell office:value-type="float" office:value="486460366" calcext:value-type="float">
            <text:p>486460366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/>
        </table:table-row>
        <table:table-row table:style-name="ro1">
          <table:table-cell office:value-type="float" office:value="35.3666666666667" calcext:value-type="float">
            <text:p>35.3666666666667</text:p>
          </table:table-cell>
          <table:table-cell office:value-type="float" office:value="486460366" calcext:value-type="float">
            <text:p>486460366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35.4166666666667" calcext:value-type="float">
            <text:p>35.4166666666667</text:p>
          </table:table-cell>
          <table:table-cell office:value-type="float" office:value="486460368" calcext:value-type="float">
            <text:p>486460368</text:p>
          </table:table-cell>
          <table:table-cell office:value-type="float" office:value="43.4125269978402" calcext:value-type="float">
            <text:p>43.41252699784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854.88" calcext:value-type="float">
            <text:p>-854.88</text:p>
          </table:table-cell>
        </table:table-row>
        <table:table-row table:style-name="ro1">
          <table:table-cell office:value-type="float" office:value="35.4166666666667" calcext:value-type="float">
            <text:p>35.4166666666667</text:p>
          </table:table-cell>
          <table:table-cell office:value-type="float" office:value="486460368" calcext:value-type="float">
            <text:p>486460368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float" office:value="35.4166666666667" calcext:value-type="float">
            <text:p>35.4166666666667</text:p>
          </table:table-cell>
          <table:table-cell office:value-type="float" office:value="486460368" calcext:value-type="float">
            <text:p>486460368</text:p>
          </table:table-cell>
          <table:table-cell office:value-type="float" office:value="41.6846652267819" calcext:value-type="float">
            <text:p>41.68466522678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854.88" calcext:value-type="float">
            <text:p>-854.88</text:p>
          </table:table-cell>
        </table:table-row>
        <table:table-row table:style-name="ro1">
          <table:table-cell office:value-type="float" office:value="35.45" calcext:value-type="float">
            <text:p>35.45</text:p>
          </table:table-cell>
          <table:table-cell office:value-type="float" office:value="486460370" calcext:value-type="float">
            <text:p>486460370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35.45" calcext:value-type="float">
            <text:p>35.45</text:p>
          </table:table-cell>
          <table:table-cell office:value-type="float" office:value="486460370" calcext:value-type="float">
            <text:p>486460370</text:p>
          </table:table-cell>
          <table:table-cell office:value-type="float" office:value="38.2289416846652" calcext:value-type="float">
            <text:p>38.228941684665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-854.88" calcext:value-type="float">
            <text:p>-854.88</text:p>
          </table:table-cell>
        </table:table-row>
        <table:table-row table:style-name="ro1">
          <table:table-cell office:value-type="float" office:value="35.45" calcext:value-type="float">
            <text:p>35.45</text:p>
          </table:table-cell>
          <table:table-cell office:value-type="float" office:value="486460370" calcext:value-type="float">
            <text:p>4864603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.45" calcext:value-type="float">
            <text:p>35.45</text:p>
          </table:table-cell>
          <table:table-cell office:value-type="float" office:value="486460370" calcext:value-type="float">
            <text:p>486460370</text:p>
          </table:table-cell>
          <table:table-cell office:value-type="float" office:value="39.9568034557235" calcext:value-type="float">
            <text:p>39.9568034557235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-856.12" calcext:value-type="float">
            <text:p>-856.12</text:p>
          </table:table-cell>
        </table:table-row>
        <table:table-row table:style-name="ro1">
          <table:table-cell office:value-type="float" office:value="35.45" calcext:value-type="float">
            <text:p>35.45</text:p>
          </table:table-cell>
          <table:table-cell office:value-type="float" office:value="486460370" calcext:value-type="float">
            <text:p>486460370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/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486460372" calcext:value-type="float">
            <text:p>486460372</text:p>
          </table:table-cell>
          <table:table-cell office:value-type="float" office:value="35.5831533477322" calcext:value-type="float">
            <text:p>35.583153347732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-853.64" calcext:value-type="float">
            <text:p>-853.64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486460372" calcext:value-type="float">
            <text:p>486460372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486460372" calcext:value-type="float">
            <text:p>486460372</text:p>
          </table:table-cell>
          <table:table-cell office:value-type="float" office:value="34.719222462203" calcext:value-type="float">
            <text:p>34.71922246220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-853.64" calcext:value-type="float">
            <text:p>-853.64</text:p>
          </table:table-cell>
        </table:table-row>
        <table:table-row table:style-name="ro1">
          <table:table-cell office:value-type="float" office:value="35.5166666666667" calcext:value-type="float">
            <text:p>35.5166666666667</text:p>
          </table:table-cell>
          <table:table-cell office:value-type="float" office:value="486460374" calcext:value-type="float">
            <text:p>486460374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float" office:value="35.5166666666667" calcext:value-type="float">
            <text:p>35.5166666666667</text:p>
          </table:table-cell>
          <table:table-cell office:value-type="float" office:value="486460374" calcext:value-type="float">
            <text:p>486460374</text:p>
          </table:table-cell>
          <table:table-cell office:value-type="float" office:value="34.719222462203" calcext:value-type="float">
            <text:p>34.7192224622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-853.64" calcext:value-type="float">
            <text:p>-853.64</text:p>
          </table:table-cell>
        </table:table-row>
        <table:table-row table:style-name="ro1">
          <table:table-cell office:value-type="float" office:value="35.5166666666667" calcext:value-type="float">
            <text:p>35.5166666666667</text:p>
          </table:table-cell>
          <table:table-cell office:value-type="float" office:value="486460374" calcext:value-type="float">
            <text:p>4864603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.5666666666667" calcext:value-type="float">
            <text:p>35.5666666666667</text:p>
          </table:table-cell>
          <table:table-cell office:value-type="float" office:value="486460376" calcext:value-type="float">
            <text:p>486460376</text:p>
          </table:table-cell>
          <table:table-cell office:value-type="float" office:value="32.1274298056155" calcext:value-type="float">
            <text:p>32.127429805615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-852.4" calcext:value-type="float">
            <text:p>-852.4</text:p>
          </table:table-cell>
        </table:table-row>
        <table:table-row table:style-name="ro1">
          <table:table-cell office:value-type="float" office:value="35.5666666666667" calcext:value-type="float">
            <text:p>35.5666666666667</text:p>
          </table:table-cell>
          <table:table-cell office:value-type="float" office:value="486460376" calcext:value-type="float">
            <text:p>486460376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35.5666666666667" calcext:value-type="float">
            <text:p>35.5666666666667</text:p>
          </table:table-cell>
          <table:table-cell office:value-type="float" office:value="486460376" calcext:value-type="float">
            <text:p>4864603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.5666666666667" calcext:value-type="float">
            <text:p>35.5666666666667</text:p>
          </table:table-cell>
          <table:table-cell office:value-type="float" office:value="486460376" calcext:value-type="float">
            <text:p>486460376</text:p>
          </table:table-cell>
          <table:table-cell office:value-type="float" office:value="27.7537796976242" calcext:value-type="float">
            <text:p>27.753779697624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-852.4" calcext:value-type="float">
            <text:p>-852.4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486460378" calcext:value-type="float">
            <text:p>486460378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486460378" calcext:value-type="float">
            <text:p>486460378</text:p>
          </table:table-cell>
          <table:table-cell office:value-type="float" office:value="32.1274298056155" calcext:value-type="float">
            <text:p>32.12742980561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854.88" calcext:value-type="float">
            <text:p>-854.88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486460378" calcext:value-type="float">
            <text:p>486460378</text:p>
          </table:table-cell>
          <table:table-cell office:value-type="float" office:value="31.2634989200864" calcext:value-type="float">
            <text:p>31.26349892008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852.4" calcext:value-type="float">
            <text:p>-852.4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486460378" calcext:value-type="float">
            <text:p>486460378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35.6166666666667" calcext:value-type="float">
            <text:p>35.6166666666667</text:p>
          </table:table-cell>
          <table:table-cell office:value-type="float" office:value="486460380" calcext:value-type="float">
            <text:p>48646038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.6166666666667" calcext:value-type="float">
            <text:p>35.6166666666667</text:p>
          </table:table-cell>
          <table:table-cell office:value-type="float" office:value="486460380" calcext:value-type="float">
            <text:p>486460380</text:p>
          </table:table-cell>
          <table:table-cell office:value-type="float" office:value="29.5356371490281" calcext:value-type="float">
            <text:p>29.5356371490281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-853.64" calcext:value-type="float">
            <text:p>-853.64</text:p>
          </table:table-cell>
        </table:table-row>
        <table:table-row table:style-name="ro1">
          <table:table-cell office:value-type="float" office:value="35.6166666666667" calcext:value-type="float">
            <text:p>35.6166666666667</text:p>
          </table:table-cell>
          <table:table-cell office:value-type="float" office:value="486460380" calcext:value-type="float">
            <text:p>486460380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35.65" calcext:value-type="float">
            <text:p>35.65</text:p>
          </table:table-cell>
          <table:table-cell office:value-type="float" office:value="486460382" calcext:value-type="float">
            <text:p>486460382</text:p>
          </table:table-cell>
          <table:table-cell office:value-type="float" office:value="28.6717062634989" calcext:value-type="float">
            <text:p>28.67170626349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853.64" calcext:value-type="float">
            <text:p>-853.64</text:p>
          </table:table-cell>
        </table:table-row>
        <table:table-row table:style-name="ro1">
          <table:table-cell office:value-type="float" office:value="35.65" calcext:value-type="float">
            <text:p>35.65</text:p>
          </table:table-cell>
          <table:table-cell office:value-type="float" office:value="486460382" calcext:value-type="float">
            <text:p>486460382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35.65" calcext:value-type="float">
            <text:p>35.65</text:p>
          </table:table-cell>
          <table:table-cell office:value-type="float" office:value="486460382" calcext:value-type="float">
            <text:p>486460382</text:p>
          </table:table-cell>
          <table:table-cell office:value-type="float" office:value="27.7537796976242" calcext:value-type="float">
            <text:p>27.7537796976242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-853.64" calcext:value-type="float">
            <text:p>-853.64</text:p>
          </table:table-cell>
        </table:table-row>
        <table:table-row table:style-name="ro1">
          <table:table-cell office:value-type="float" office:value="35.65" calcext:value-type="float">
            <text:p>35.65</text:p>
          </table:table-cell>
          <table:table-cell office:value-type="float" office:value="486460382" calcext:value-type="float">
            <text:p>486460382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35.6833333333333" calcext:value-type="float">
            <text:p>35.6833333333333</text:p>
          </table:table-cell>
          <table:table-cell office:value-type="float" office:value="486460384" calcext:value-type="float">
            <text:p>486460384</text:p>
          </table:table-cell>
          <table:table-cell office:value-type="float" office:value="27.7537796976242" calcext:value-type="float">
            <text:p>27.7537796976242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-853.64" calcext:value-type="float">
            <text:p>-853.64</text:p>
          </table:table-cell>
        </table:table-row>
        <table:table-row table:style-name="ro1">
          <table:table-cell office:value-type="float" office:value="35.6833333333333" calcext:value-type="float">
            <text:p>35.6833333333333</text:p>
          </table:table-cell>
          <table:table-cell office:value-type="float" office:value="486460384" calcext:value-type="float">
            <text:p>486460384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35.6833333333333" calcext:value-type="float">
            <text:p>35.6833333333333</text:p>
          </table:table-cell>
          <table:table-cell office:value-type="float" office:value="486460384" calcext:value-type="float">
            <text:p>486460384</text:p>
          </table:table-cell>
          <table:table-cell office:value-type="float" office:value="26.0259179265659" calcext:value-type="float">
            <text:p>26.02591792656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852.4" calcext:value-type="float">
            <text:p>-852.4</text:p>
          </table:table-cell>
        </table:table-row>
        <table:table-row table:style-name="ro1">
          <table:table-cell office:value-type="float" office:value="35.7333333333333" calcext:value-type="float">
            <text:p>35.7333333333333</text:p>
          </table:table-cell>
          <table:table-cell office:value-type="float" office:value="486460386" calcext:value-type="float">
            <text:p>486460386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35.7333333333333" calcext:value-type="float">
            <text:p>35.7333333333333</text:p>
          </table:table-cell>
          <table:table-cell office:value-type="float" office:value="486460386" calcext:value-type="float">
            <text:p>486460386</text:p>
          </table:table-cell>
          <table:table-cell office:value-type="float" office:value="27.7537796976242" calcext:value-type="float">
            <text:p>27.7537796976242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-853.64" calcext:value-type="float">
            <text:p>-853.64</text:p>
          </table:table-cell>
        </table:table-row>
        <table:table-row table:style-name="ro1">
          <table:table-cell office:value-type="float" office:value="35.7333333333333" calcext:value-type="float">
            <text:p>35.7333333333333</text:p>
          </table:table-cell>
          <table:table-cell office:value-type="float" office:value="486460386" calcext:value-type="float">
            <text:p>486460386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35.7333333333333" calcext:value-type="float">
            <text:p>35.7333333333333</text:p>
          </table:table-cell>
          <table:table-cell office:value-type="float" office:value="486460386" calcext:value-type="float">
            <text:p>486460386</text:p>
          </table:table-cell>
          <table:table-cell office:value-type="float" office:value="26.889848812095" calcext:value-type="float">
            <text:p>26.8898488120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-853.64" calcext:value-type="float">
            <text:p>-853.64</text:p>
          </table:table-cell>
        </table:table-row>
        <table:table-row table:style-name="ro1">
          <table:table-cell office:value-type="float" office:value="35.7666666666667" calcext:value-type="float">
            <text:p>35.7666666666667</text:p>
          </table:table-cell>
          <table:table-cell office:value-type="float" office:value="486460388" calcext:value-type="float">
            <text:p>48646038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35.7666666666667" calcext:value-type="float">
            <text:p>35.7666666666667</text:p>
          </table:table-cell>
          <table:table-cell office:value-type="float" office:value="486460388" calcext:value-type="float">
            <text:p>486460388</text:p>
          </table:table-cell>
          <table:table-cell office:value-type="float" office:value="26.0259179265659" calcext:value-type="float">
            <text:p>26.02591792656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853.64" calcext:value-type="float">
            <text:p>-853.64</text:p>
          </table:table-cell>
        </table:table-row>
        <table:table-row table:style-name="ro1">
          <table:table-cell office:value-type="float" office:value="35.7666666666667" calcext:value-type="float">
            <text:p>35.7666666666667</text:p>
          </table:table-cell>
          <table:table-cell office:value-type="float" office:value="486460388" calcext:value-type="float">
            <text:p>48646038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35.7666666666667" calcext:value-type="float">
            <text:p>35.7666666666667</text:p>
          </table:table-cell>
          <table:table-cell office:value-type="float" office:value="486460388" calcext:value-type="float">
            <text:p>486460388</text:p>
          </table:table-cell>
          <table:table-cell office:value-type="float" office:value="24.2980561555076" calcext:value-type="float">
            <text:p>24.298056155507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-971.16" calcext:value-type="float">
            <text:p>-971.16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486460390" calcext:value-type="float">
            <text:p>486460390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486460390" calcext:value-type="float">
            <text:p>486460390</text:p>
          </table:table-cell>
          <table:table-cell office:value-type="float" office:value="22.5701943844492" calcext:value-type="float">
            <text:p>22.570194384449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-851.16" calcext:value-type="float">
            <text:p>-851.16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486460390" calcext:value-type="float">
            <text:p>486460390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486460390" calcext:value-type="float">
            <text:p>486460390</text:p>
          </table:table-cell>
          <table:table-cell office:value-type="float" office:value="23.4341252699784" calcext:value-type="float">
            <text:p>23.434125269978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-851.16" calcext:value-type="float">
            <text:p>-851.16</text:p>
          </table:table-cell>
        </table:table-row>
        <table:table-row table:style-name="ro1">
          <table:table-cell office:value-type="float" office:value="35.8166666666667" calcext:value-type="float">
            <text:p>35.8166666666667</text:p>
          </table:table-cell>
          <table:table-cell office:value-type="float" office:value="486460392" calcext:value-type="float">
            <text:p>48646039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35.8166666666667" calcext:value-type="float">
            <text:p>35.8166666666667</text:p>
          </table:table-cell>
          <table:table-cell office:value-type="float" office:value="486460392" calcext:value-type="float">
            <text:p>486460392</text:p>
          </table:table-cell>
          <table:table-cell office:value-type="float" office:value="24.2980561555076" calcext:value-type="float">
            <text:p>24.2980561555076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-849.92" calcext:value-type="float">
            <text:p>-849.92</text:p>
          </table:table-cell>
        </table:table-row>
        <table:table-row table:style-name="ro1">
          <table:table-cell office:value-type="float" office:value="35.8166666666667" calcext:value-type="float">
            <text:p>35.8166666666667</text:p>
          </table:table-cell>
          <table:table-cell office:value-type="float" office:value="486460392" calcext:value-type="float">
            <text:p>4864603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.8666666666667" calcext:value-type="float">
            <text:p>35.8666666666667</text:p>
          </table:table-cell>
          <table:table-cell office:value-type="float" office:value="486460394" calcext:value-type="float">
            <text:p>486460394</text:p>
          </table:table-cell>
          <table:table-cell office:value-type="float" office:value="26.889848812095" calcext:value-type="float">
            <text:p>26.88984881209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-851.16" calcext:value-type="float">
            <text:p>-851.16</text:p>
          </table:table-cell>
        </table:table-row>
        <table:table-row table:style-name="ro1">
          <table:table-cell office:value-type="float" office:value="35.8666666666667" calcext:value-type="float">
            <text:p>35.8666666666667</text:p>
          </table:table-cell>
          <table:table-cell office:value-type="float" office:value="486460394" calcext:value-type="float">
            <text:p>486460394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35.8666666666667" calcext:value-type="float">
            <text:p>35.8666666666667</text:p>
          </table:table-cell>
          <table:table-cell office:value-type="float" office:value="486460394" calcext:value-type="float">
            <text:p>486460394</text:p>
          </table:table-cell>
          <table:table-cell office:value-type="float" office:value="29.5356371490281" calcext:value-type="float">
            <text:p>29.5356371490281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-852.4" calcext:value-type="float">
            <text:p>-852.4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486460396" calcext:value-type="float">
            <text:p>486460396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486460396" calcext:value-type="float">
            <text:p>486460396</text:p>
          </table:table-cell>
          <table:table-cell office:value-type="float" office:value="26.0259179265659" calcext:value-type="float">
            <text:p>26.0259179265659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-972.4" calcext:value-type="float">
            <text:p>-972.4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486460396" calcext:value-type="float">
            <text:p>486460396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486460396" calcext:value-type="float">
            <text:p>486460396</text:p>
          </table:table-cell>
          <table:table-cell office:value-type="float" office:value="28.6717062634989" calcext:value-type="float">
            <text:p>28.6717062634989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851.16" calcext:value-type="float">
            <text:p>-851.16</text:p>
          </table:table-cell>
        </table:table-row>
        <table:table-row table:style-name="ro1">
          <table:table-cell office:value-type="float" office:value="35.9166666666667" calcext:value-type="float">
            <text:p>35.9166666666667</text:p>
          </table:table-cell>
          <table:table-cell office:value-type="float" office:value="486460398" calcext:value-type="float">
            <text:p>486460398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35.9166666666667" calcext:value-type="float">
            <text:p>35.9166666666667</text:p>
          </table:table-cell>
          <table:table-cell office:value-type="float" office:value="486460398" calcext:value-type="float">
            <text:p>486460398</text:p>
          </table:table-cell>
          <table:table-cell office:value-type="float" office:value="26.889848812095" calcext:value-type="float">
            <text:p>26.889848812095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-852.4" calcext:value-type="float">
            <text:p>-852.4</text:p>
          </table:table-cell>
        </table:table-row>
        <table:table-row table:style-name="ro1">
          <table:table-cell office:value-type="float" office:value="35.9166666666667" calcext:value-type="float">
            <text:p>35.9166666666667</text:p>
          </table:table-cell>
          <table:table-cell office:value-type="float" office:value="486460398" calcext:value-type="float">
            <text:p>486460398</text:p>
          </table:table-cell>
          <table:table-cell table:number-columns-repeated="2"/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35.9666666666667" calcext:value-type="float">
            <text:p>35.9666666666667</text:p>
          </table:table-cell>
          <table:table-cell office:value-type="float" office:value="486460401" calcext:value-type="float">
            <text:p>486460401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35.9666666666667" calcext:value-type="float">
            <text:p>35.9666666666667</text:p>
          </table:table-cell>
          <table:table-cell office:value-type="float" office:value="486460401" calcext:value-type="float">
            <text:p>486460401</text:p>
          </table:table-cell>
          <table:table-cell office:value-type="float" office:value="26.889848812095" calcext:value-type="float">
            <text:p>26.889848812095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-852.4" calcext:value-type="float">
            <text:p>-852.4</text:p>
          </table:table-cell>
        </table:table-row>
        <table:table-row table:style-name="ro1">
          <table:table-cell office:value-type="float" office:value="35.9666666666667" calcext:value-type="float">
            <text:p>35.9666666666667</text:p>
          </table:table-cell>
          <table:table-cell office:value-type="float" office:value="486460401" calcext:value-type="float">
            <text:p>486460401</text:p>
          </table:table-cell>
          <table:table-cell table:number-columns-repeated="2"/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35.9666666666667" calcext:value-type="float">
            <text:p>35.9666666666667</text:p>
          </table:table-cell>
          <table:table-cell office:value-type="float" office:value="486460401" calcext:value-type="float">
            <text:p>486460401</text:p>
          </table:table-cell>
          <table:table-cell office:value-type="float" office:value="28.6717062634989" calcext:value-type="float">
            <text:p>28.6717062634989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-853.64" calcext:value-type="float">
            <text:p>-853.64</text:p>
          </table:table-cell>
        </table:table-row>
        <table:table-row table:style-name="ro1">
          <table:table-cell office:value-type="float" office:value="35.9833333333333" calcext:value-type="float">
            <text:p>35.9833333333333</text:p>
          </table:table-cell>
          <table:table-cell office:value-type="float" office:value="486460402" calcext:value-type="float">
            <text:p>486460402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35.9833333333333" calcext:value-type="float">
            <text:p>35.9833333333333</text:p>
          </table:table-cell>
          <table:table-cell office:value-type="float" office:value="486460402" calcext:value-type="float">
            <text:p>486460402</text:p>
          </table:table-cell>
          <table:table-cell office:value-type="float" office:value="25.1619870410367" calcext:value-type="float">
            <text:p>25.1619870410367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-852.4" calcext:value-type="float">
            <text:p>-852.4</text:p>
          </table:table-cell>
        </table:table-row>
        <table:table-row table:style-name="ro1">
          <table:table-cell office:value-type="float" office:value="35.9833333333333" calcext:value-type="float">
            <text:p>35.9833333333333</text:p>
          </table:table-cell>
          <table:table-cell office:value-type="float" office:value="486460402" calcext:value-type="float">
            <text:p>48646040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36.0333333333333" calcext:value-type="float">
            <text:p>36.0333333333333</text:p>
          </table:table-cell>
          <table:table-cell office:value-type="float" office:value="486460404" calcext:value-type="float">
            <text:p>486460404</text:p>
          </table:table-cell>
          <table:table-cell office:value-type="float" office:value="24.2980561555076" calcext:value-type="float">
            <text:p>24.2980561555076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-853.64" calcext:value-type="float">
            <text:p>-853.64</text:p>
          </table:table-cell>
        </table:table-row>
        <table:table-row table:style-name="ro1">
          <table:table-cell office:value-type="float" office:value="36.0333333333333" calcext:value-type="float">
            <text:p>36.0333333333333</text:p>
          </table:table-cell>
          <table:table-cell office:value-type="float" office:value="486460404" calcext:value-type="float">
            <text:p>4864604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36.0333333333333" calcext:value-type="float">
            <text:p>36.0333333333333</text:p>
          </table:table-cell>
          <table:table-cell office:value-type="float" office:value="486460404" calcext:value-type="float">
            <text:p>486460404</text:p>
          </table:table-cell>
          <table:table-cell office:value-type="float" office:value="24.2980561555076" calcext:value-type="float">
            <text:p>24.298056155507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852.4" calcext:value-type="float">
            <text:p>-852.4</text:p>
          </table:table-cell>
        </table:table-row>
        <table:table-row table:style-name="ro1">
          <table:table-cell office:value-type="float" office:value="36.0333333333333" calcext:value-type="float">
            <text:p>36.0333333333333</text:p>
          </table:table-cell>
          <table:table-cell office:value-type="float" office:value="486460404" calcext:value-type="float">
            <text:p>48646040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36.0666666666667" calcext:value-type="float">
            <text:p>36.0666666666667</text:p>
          </table:table-cell>
          <table:table-cell office:value-type="float" office:value="486460406" calcext:value-type="float">
            <text:p>486460406</text:p>
          </table:table-cell>
          <table:table-cell office:value-type="float" office:value="23.4341252699784" calcext:value-type="float">
            <text:p>23.4341252699784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853.64" calcext:value-type="float">
            <text:p>-853.64</text:p>
          </table:table-cell>
        </table:table-row>
        <table:table-row table:style-name="ro1">
          <table:table-cell office:value-type="float" office:value="36.0666666666667" calcext:value-type="float">
            <text:p>36.0666666666667</text:p>
          </table:table-cell>
          <table:table-cell office:value-type="float" office:value="486460406" calcext:value-type="float">
            <text:p>486460406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36.0666666666667" calcext:value-type="float">
            <text:p>36.0666666666667</text:p>
          </table:table-cell>
          <table:table-cell office:value-type="float" office:value="486460406" calcext:value-type="float">
            <text:p>486460406</text:p>
          </table:table-cell>
          <table:table-cell office:value-type="float" office:value="25.1619870410367" calcext:value-type="float">
            <text:p>25.1619870410367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-853.64" calcext:value-type="float">
            <text:p>-853.64</text:p>
          </table:table-cell>
        </table:table-row>
        <table:table-row table:style-name="ro1">
          <table:table-cell office:value-type="float" office:value="36.0666666666667" calcext:value-type="float">
            <text:p>36.0666666666667</text:p>
          </table:table-cell>
          <table:table-cell office:value-type="float" office:value="486460406" calcext:value-type="float">
            <text:p>486460406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36.0666666666667" calcext:value-type="float">
            <text:p>36.0666666666667</text:p>
          </table:table-cell>
          <table:table-cell office:value-type="float" office:value="486460409" calcext:value-type="float">
            <text:p>486460409</text:p>
          </table:table-cell>
          <table:table-cell office:value-type="float" office:value="24.2980561555076" calcext:value-type="float">
            <text:p>24.2980561555076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-852.4" calcext:value-type="float">
            <text:p>-852.4</text:p>
          </table:table-cell>
        </table:table-row>
        <table:table-row table:style-name="ro1">
          <table:table-cell office:value-type="float" office:value="36.0666666666667" calcext:value-type="float">
            <text:p>36.0666666666667</text:p>
          </table:table-cell>
          <table:table-cell office:value-type="float" office:value="486460409" calcext:value-type="float">
            <text:p>486460409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/>
        </table:table-row>
        <table:table-row table:style-name="ro1">
          <table:table-cell office:value-type="float" office:value="36.0666666666667" calcext:value-type="float">
            <text:p>36.0666666666667</text:p>
          </table:table-cell>
          <table:table-cell office:value-type="float" office:value="486460409" calcext:value-type="float">
            <text:p>486460409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36.0666666666667" calcext:value-type="float">
            <text:p>36.0666666666667</text:p>
          </table:table-cell>
          <table:table-cell office:value-type="float" office:value="486460409" calcext:value-type="float">
            <text:p>48646040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853.64" calcext:value-type="float">
            <text:p>-853.64</text:p>
          </table:table-cell>
        </table:table-row>
        <table:table-row table:style-name="ro1">
          <table:table-cell office:value-type="float" office:value="36.1333333333333" calcext:value-type="float">
            <text:p>36.1333333333333</text:p>
          </table:table-cell>
          <table:table-cell office:value-type="float" office:value="486460411" calcext:value-type="float">
            <text:p>486460411</text:p>
          </table:table-cell>
          <table:table-cell table:number-columns-repeated="2"/>
          <table:table-cell office:value-type="float" office:value="-1.1" calcext:value-type="float">
            <text:p>-1.1</text:p>
          </table:table-cell>
          <table:table-cell/>
        </table:table-row>
        <table:table-row table:style-name="ro1">
          <table:table-cell office:value-type="float" office:value="36.1333333333333" calcext:value-type="float">
            <text:p>36.1333333333333</text:p>
          </table:table-cell>
          <table:table-cell office:value-type="float" office:value="486460411" calcext:value-type="float">
            <text:p>4864604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853.64" calcext:value-type="float">
            <text:p>-853.64</text:p>
          </table:table-cell>
        </table:table-row>
        <table:table-row table:style-name="ro1">
          <table:table-cell office:value-type="float" office:value="36.1666666666667" calcext:value-type="float">
            <text:p>36.1666666666667</text:p>
          </table:table-cell>
          <table:table-cell office:value-type="float" office:value="486460417" calcext:value-type="float">
            <text:p>486460417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/>
        </table:table-row>
        <table:table-row table:style-name="ro1">
          <table:table-cell office:value-type="float" office:value="36.1666666666667" calcext:value-type="float">
            <text:p>36.1666666666667</text:p>
          </table:table-cell>
          <table:table-cell office:value-type="float" office:value="486460417" calcext:value-type="float">
            <text:p>4864604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852.4" calcext:value-type="float">
            <text:p>-852.4</text:p>
          </table:table-cell>
        </table:table-row>
        <table:table-row table:style-name="ro1">
          <table:table-cell office:value-type="float" office:value="36.1666666666667" calcext:value-type="float">
            <text:p>36.1666666666667</text:p>
          </table:table-cell>
          <table:table-cell office:value-type="float" office:value="486460417" calcext:value-type="float">
            <text:p>486460417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-853.64" calcext:value-type="float">
            <text:p>-853.64</text:p>
          </table:table-cell>
        </table:table-row>
        <table:table-row table:style-name="ro1">
          <table:table-cell office:value-type="float" office:value="36.1666666666667" calcext:value-type="float">
            <text:p>36.1666666666667</text:p>
          </table:table-cell>
          <table:table-cell office:value-type="float" office:value="486460417" calcext:value-type="float">
            <text:p>486460417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486460418" calcext:value-type="float">
            <text:p>486460418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486460418" calcext:value-type="float">
            <text:p>48646041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-853.64" calcext:value-type="float">
            <text:p>-853.64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486460418" calcext:value-type="float">
            <text:p>486460418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-974.88" calcext:value-type="float">
            <text:p>-974.88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486460418" calcext:value-type="float">
            <text:p>486460418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/>
        </table:table-row>
        <table:table-row table:style-name="ro1">
          <table:table-cell office:value-type="float" office:value="36.2333333333333" calcext:value-type="float">
            <text:p>36.2333333333333</text:p>
          </table:table-cell>
          <table:table-cell office:value-type="float" office:value="486460420" calcext:value-type="float">
            <text:p>486460420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/>
        </table:table-row>
        <table:table-row table:style-name="ro1">
          <table:table-cell office:value-type="float" office:value="36.2333333333333" calcext:value-type="float">
            <text:p>36.2333333333333</text:p>
          </table:table-cell>
          <table:table-cell office:value-type="float" office:value="486460420" calcext:value-type="float">
            <text:p>4864604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-852.4" calcext:value-type="float">
            <text:p>-852.4</text:p>
          </table:table-cell>
        </table:table-row>
        <table:table-row table:style-name="ro1">
          <table:table-cell office:value-type="float" office:value="36.2333333333333" calcext:value-type="float">
            <text:p>36.2333333333333</text:p>
          </table:table-cell>
          <table:table-cell office:value-type="float" office:value="486460420" calcext:value-type="float">
            <text:p>486460420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36.2333333333333" calcext:value-type="float">
            <text:p>36.2333333333333</text:p>
          </table:table-cell>
          <table:table-cell office:value-type="float" office:value="486460420" calcext:value-type="float">
            <text:p>48646042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-849.92" calcext:value-type="float">
            <text:p>-849.92</text:p>
          </table:table-cell>
        </table:table-row>
        <table:table-row table:style-name="ro1">
          <table:table-cell office:value-type="float" office:value="36.2666666666667" calcext:value-type="float">
            <text:p>36.2666666666667</text:p>
          </table:table-cell>
          <table:table-cell office:value-type="float" office:value="486460423" calcext:value-type="float">
            <text:p>4864604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.2666666666667" calcext:value-type="float">
            <text:p>36.2666666666667</text:p>
          </table:table-cell>
          <table:table-cell office:value-type="float" office:value="486460423" calcext:value-type="float">
            <text:p>4864604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-851.16" calcext:value-type="float">
            <text:p>-851.16</text:p>
          </table:table-cell>
        </table:table-row>
        <table:table-row table:style-name="ro1">
          <table:table-cell office:value-type="float" office:value="36.2666666666667" calcext:value-type="float">
            <text:p>36.2666666666667</text:p>
          </table:table-cell>
          <table:table-cell office:value-type="float" office:value="486460423" calcext:value-type="float">
            <text:p>486460423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486460425" calcext:value-type="float">
            <text:p>4864604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-851.16" calcext:value-type="float">
            <text:p>-851.16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486460425" calcext:value-type="float">
            <text:p>4864604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486460425" calcext:value-type="float">
            <text:p>486460425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851.16" calcext:value-type="float">
            <text:p>-851.16</text:p>
          </table:table-cell>
        </table:table-row>
        <table:table-row table:style-name="ro1">
          <table:table-cell office:value-type="float" office:value="36.3166666666667" calcext:value-type="float">
            <text:p>36.3166666666667</text:p>
          </table:table-cell>
          <table:table-cell office:value-type="float" office:value="486460427" calcext:value-type="float">
            <text:p>4864604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.3166666666667" calcext:value-type="float">
            <text:p>36.3166666666667</text:p>
          </table:table-cell>
          <table:table-cell office:value-type="float" office:value="486460427" calcext:value-type="float">
            <text:p>4864604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851.16" calcext:value-type="float">
            <text:p>-851.16</text:p>
          </table:table-cell>
        </table:table-row>
        <table:table-row table:style-name="ro1">
          <table:table-cell office:value-type="float" office:value="36.3166666666667" calcext:value-type="float">
            <text:p>36.3166666666667</text:p>
          </table:table-cell>
          <table:table-cell office:value-type="float" office:value="486460427" calcext:value-type="float">
            <text:p>486460427</text:p>
          </table:table-cell>
          <table:table-cell table:number-columns-repeated="2"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36.3833333333333" calcext:value-type="float">
            <text:p>36.3833333333333</text:p>
          </table:table-cell>
          <table:table-cell office:value-type="float" office:value="486460429" calcext:value-type="float">
            <text:p>486460429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-851.16" calcext:value-type="float">
            <text:p>-851.16</text:p>
          </table:table-cell>
        </table:table-row>
        <table:table-row table:style-name="ro1">
          <table:table-cell office:value-type="float" office:value="36.3833333333333" calcext:value-type="float">
            <text:p>36.3833333333333</text:p>
          </table:table-cell>
          <table:table-cell office:value-type="float" office:value="486460429" calcext:value-type="float">
            <text:p>486460429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36.3833333333333" calcext:value-type="float">
            <text:p>36.3833333333333</text:p>
          </table:table-cell>
          <table:table-cell office:value-type="float" office:value="486460429" calcext:value-type="float">
            <text:p>486460429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36.3833333333333" calcext:value-type="float">
            <text:p>36.3833333333333</text:p>
          </table:table-cell>
          <table:table-cell office:value-type="float" office:value="486460429" calcext:value-type="float">
            <text:p>48646042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-851.16" calcext:value-type="float">
            <text:p>-851.16</text:p>
          </table:table-cell>
        </table:table-row>
        <table:table-row table:style-name="ro1">
          <table:table-cell office:value-type="float" office:value="36.3833333333333" calcext:value-type="float">
            <text:p>36.3833333333333</text:p>
          </table:table-cell>
          <table:table-cell office:value-type="float" office:value="486460429" calcext:value-type="float">
            <text:p>486460429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-852.4" calcext:value-type="float">
            <text:p>-852.4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486460431" calcext:value-type="float">
            <text:p>486460431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486460431" calcext:value-type="float">
            <text:p>486460431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486460431" calcext:value-type="float">
            <text:p>486460431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-852.4" calcext:value-type="float">
            <text:p>-852.4</text:p>
          </table:table-cell>
        </table:table-row>
        <table:table-row table:style-name="ro1">
          <table:table-cell office:value-type="float" office:value="36.4166666666667" calcext:value-type="float">
            <text:p>36.4166666666667</text:p>
          </table:table-cell>
          <table:table-cell office:value-type="float" office:value="486460433" calcext:value-type="float">
            <text:p>486460433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/>
        </table:table-row>
        <table:table-row table:style-name="ro1">
          <table:table-cell office:value-type="float" office:value="36.4166666666667" calcext:value-type="float">
            <text:p>36.4166666666667</text:p>
          </table:table-cell>
          <table:table-cell office:value-type="float" office:value="486460433" calcext:value-type="float">
            <text:p>486460433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852.4" calcext:value-type="float">
            <text:p>-852.4</text:p>
          </table:table-cell>
        </table:table-row>
        <table:table-row table:style-name="ro1">
          <table:table-cell office:value-type="float" office:value="36.4166666666667" calcext:value-type="float">
            <text:p>36.4166666666667</text:p>
          </table:table-cell>
          <table:table-cell office:value-type="float" office:value="486460433" calcext:value-type="float">
            <text:p>486460433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31T20:00:21.927595002</dc:date>
    <meta:editing-duration>PT19M45S</meta:editing-duration>
    <meta:editing-cycles>1</meta:editing-cycles>
    <meta:document-statistic meta:table-count="1" meta:cell-count="15100" meta:object-count="0"/>
    <meta:generator>LibreOffice/6.0.7.3$Linux_X86_64 LibreOffice_project/00m0$Build-3</meta:generator>
  </office:meta>
</office:document-meta>
</file>